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003" calcext:value-type="float">
            <text:p>1003</text:p>
          </table:table-cell>
          <table:table-cell office:value-type="float" office:value="3892179094" calcext:value-type="float">
            <text:p>3892179094</text:p>
          </table:table-cell>
          <table:table-cell office:value-type="float" office:value="9115350437" calcext:value-type="float">
            <text:p>9115350437</text:p>
          </table:table-cell>
          <table:table-cell office:value-type="float" office:value="76687" calcext:value-type="float">
            <text:p>76687</text:p>
          </table:table-cell>
          <table:table-cell office:value-type="float" office:value="6675170" calcext:value-type="float">
            <text:p>6675170</text:p>
          </table:table-cell>
          <table:table-cell office:value-type="float" office:value="6733398" calcext:value-type="float">
            <text:p>6733398</text:p>
          </table:table-cell>
          <table:table-cell office:value-type="float" office:value="8402" calcext:value-type="float">
            <text:p>84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2" calcext:value-type="float">
            <text:p>0.426992</text:p>
          </table:table-cell>
          <table:table-cell office:value-type="float" office:value="76687" calcext:value-type="float">
            <text:p>76687</text:p>
          </table:table-cell>
          <table:table-cell office:value-type="float" office:value="0.425933" calcext:value-type="float">
            <text:p>0.425933</text:p>
          </table:table-cell>
          <table:table-cell office:value-type="float" office:value="0.429649" calcext:value-type="float">
            <text:p>0.429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99" calcext:value-type="float">
            <text:p>0.99</text:p>
          </table:table-cell>
          <table:table-cell office:value-type="float" office:value="801.4" calcext:value-type="float">
            <text:p>801.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003" calcext:value-type="float">
            <text:p>1003</text:p>
          </table:table-cell>
          <table:table-cell office:value-type="float" office:value="3847848830" calcext:value-type="float">
            <text:p>3847848830</text:p>
          </table:table-cell>
          <table:table-cell office:value-type="float" office:value="9115217027" calcext:value-type="float">
            <text:p>9115217027</text:p>
          </table:table-cell>
          <table:table-cell office:value-type="float" office:value="56866" calcext:value-type="float">
            <text:p>56866</text:p>
          </table:table-cell>
          <table:table-cell office:value-type="float" office:value="4521290" calcext:value-type="float">
            <text:p>4521290</text:p>
          </table:table-cell>
          <table:table-cell office:value-type="float" office:value="4562425" calcext:value-type="float">
            <text:p>4562425</text:p>
          </table:table-cell>
          <table:table-cell office:value-type="float" office:value="12139" calcext:value-type="float">
            <text:p>1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135" calcext:value-type="float">
            <text:p>0.422135</text:p>
          </table:table-cell>
          <table:table-cell office:value-type="float" office:value="56866" calcext:value-type="float">
            <text:p>56866</text:p>
          </table:table-cell>
          <table:table-cell office:value-type="float" office:value="0.288497" calcext:value-type="float">
            <text:p>0.288497</text:p>
          </table:table-cell>
          <table:table-cell office:value-type="float" office:value="0.291122" calcext:value-type="float">
            <text:p>0.291122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0.99" calcext:value-type="float">
            <text:p>0.99</text:p>
          </table:table-cell>
          <table:table-cell office:value-type="float" office:value="375.85" calcext:value-type="float">
            <text:p>375.8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002" calcext:value-type="float">
            <text:p>1002</text:p>
          </table:table-cell>
          <table:table-cell office:value-type="float" office:value="3923314395" calcext:value-type="float">
            <text:p>3923314395</text:p>
          </table:table-cell>
          <table:table-cell office:value-type="float" office:value="9181700847" calcext:value-type="float">
            <text:p>9181700847</text:p>
          </table:table-cell>
          <table:table-cell office:value-type="float" office:value="76587" calcext:value-type="float">
            <text:p>76587</text:p>
          </table:table-cell>
          <table:table-cell office:value-type="float" office:value="6839446" calcext:value-type="float">
            <text:p>6839446</text:p>
          </table:table-cell>
          <table:table-cell office:value-type="float" office:value="6902386" calcext:value-type="float">
            <text:p>6902386</text:p>
          </table:table-cell>
          <table:table-cell office:value-type="float" office:value="57365" calcext:value-type="float">
            <text:p>5736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7" calcext:value-type="float">
            <text:p>0.427297</text:p>
          </table:table-cell>
          <table:table-cell office:value-type="float" office:value="76587" calcext:value-type="float">
            <text:p>76587</text:p>
          </table:table-cell>
          <table:table-cell office:value-type="float" office:value="0.436851" calcext:value-type="float">
            <text:p>0.436851</text:p>
          </table:table-cell>
          <table:table-cell office:value-type="float" office:value="0.440871" calcext:value-type="float">
            <text:p>0.440871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99" calcext:value-type="float">
            <text:p>0.99</text:p>
          </table:table-cell>
          <table:table-cell office:value-type="float" office:value="120.32" calcext:value-type="float">
            <text:p>120.3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002" calcext:value-type="float">
            <text:p>1002</text:p>
          </table:table-cell>
          <table:table-cell office:value-type="float" office:value="3918981071" calcext:value-type="float">
            <text:p>3918981071</text:p>
          </table:table-cell>
          <table:table-cell office:value-type="float" office:value="9180200063" calcext:value-type="float">
            <text:p>9180200063</text:p>
          </table:table-cell>
          <table:table-cell office:value-type="float" office:value="75696" calcext:value-type="float">
            <text:p>75696</text:p>
          </table:table-cell>
          <table:table-cell office:value-type="float" office:value="6626378" calcext:value-type="float">
            <text:p>6626378</text:p>
          </table:table-cell>
          <table:table-cell office:value-type="float" office:value="6683886" calcext:value-type="float">
            <text:p>6683886</text:p>
          </table:table-cell>
          <table:table-cell office:value-type="float" office:value="50469" calcext:value-type="float">
            <text:p>50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95" calcext:value-type="float">
            <text:p>0.426895</text:p>
          </table:table-cell>
          <table:table-cell office:value-type="float" office:value="75696" calcext:value-type="float">
            <text:p>75696</text:p>
          </table:table-cell>
          <table:table-cell office:value-type="float" office:value="0.423242" calcext:value-type="float">
            <text:p>0.423242</text:p>
          </table:table-cell>
          <table:table-cell office:value-type="float" office:value="0.426915" calcext:value-type="float">
            <text:p>0.426915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99" calcext:value-type="float">
            <text:p>0.99</text:p>
          </table:table-cell>
          <table:table-cell office:value-type="float" office:value="132.44" calcext:value-type="float">
            <text:p>132.4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003" calcext:value-type="float">
            <text:p>1003</text:p>
          </table:table-cell>
          <table:table-cell office:value-type="float" office:value="3922246117" calcext:value-type="float">
            <text:p>3922246117</text:p>
          </table:table-cell>
          <table:table-cell office:value-type="float" office:value="9183271853" calcext:value-type="float">
            <text:p>9183271853</text:p>
          </table:table-cell>
          <table:table-cell office:value-type="float" office:value="79063" calcext:value-type="float">
            <text:p>79063</text:p>
          </table:table-cell>
          <table:table-cell office:value-type="float" office:value="6770287" calcext:value-type="float">
            <text:p>6770287</text:p>
          </table:table-cell>
          <table:table-cell office:value-type="float" office:value="6832990" calcext:value-type="float">
            <text:p>6832990</text:p>
          </table:table-cell>
          <table:table-cell office:value-type="float" office:value="8726" calcext:value-type="float">
            <text:p>87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8" calcext:value-type="float">
            <text:p>0.427108</text:p>
          </table:table-cell>
          <table:table-cell office:value-type="float" office:value="79063" calcext:value-type="float">
            <text:p>79063</text:p>
          </table:table-cell>
          <table:table-cell office:value-type="float" office:value="0.432002" calcext:value-type="float">
            <text:p>0.432002</text:p>
          </table:table-cell>
          <table:table-cell office:value-type="float" office:value="0.436003" calcext:value-type="float">
            <text:p>0.436003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99" calcext:value-type="float">
            <text:p>0.99</text:p>
          </table:table-cell>
          <table:table-cell office:value-type="float" office:value="783.06" calcext:value-type="float">
            <text:p>783.0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003" calcext:value-type="float">
            <text:p>1003</text:p>
          </table:table-cell>
          <table:table-cell office:value-type="float" office:value="3918826183" calcext:value-type="float">
            <text:p>3918826183</text:p>
          </table:table-cell>
          <table:table-cell office:value-type="float" office:value="9180035369" calcext:value-type="float">
            <text:p>9180035369</text:p>
          </table:table-cell>
          <table:table-cell office:value-type="float" office:value="77223" calcext:value-type="float">
            <text:p>77223</text:p>
          </table:table-cell>
          <table:table-cell office:value-type="float" office:value="6627173" calcext:value-type="float">
            <text:p>6627173</text:p>
          </table:table-cell>
          <table:table-cell office:value-type="float" office:value="6685088" calcext:value-type="float">
            <text:p>6685088</text:p>
          </table:table-cell>
          <table:table-cell office:value-type="float" office:value="4848" calcext:value-type="float">
            <text:p>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86" calcext:value-type="float">
            <text:p>0.426886</text:p>
          </table:table-cell>
          <table:table-cell office:value-type="float" office:value="77223" calcext:value-type="float">
            <text:p>77223</text:p>
          </table:table-cell>
          <table:table-cell office:value-type="float" office:value="0.42287" calcext:value-type="float">
            <text:p>0.42287</text:p>
          </table:table-cell>
          <table:table-cell office:value-type="float" office:value="0.426566" calcext:value-type="float">
            <text:p>0.426566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99" calcext:value-type="float">
            <text:p>0.99</text:p>
          </table:table-cell>
          <table:table-cell office:value-type="float" office:value="1378.94" calcext:value-type="float">
            <text:p>1378.9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002" calcext:value-type="float">
            <text:p>1002</text:p>
          </table:table-cell>
          <table:table-cell office:value-type="float" office:value="3918458117" calcext:value-type="float">
            <text:p>3918458117</text:p>
          </table:table-cell>
          <table:table-cell office:value-type="float" office:value="9180659834" calcext:value-type="float">
            <text:p>9180659834</text:p>
          </table:table-cell>
          <table:table-cell office:value-type="float" office:value="77095" calcext:value-type="float">
            <text:p>77095</text:p>
          </table:table-cell>
          <table:table-cell office:value-type="float" office:value="6627581" calcext:value-type="float">
            <text:p>6627581</text:p>
          </table:table-cell>
          <table:table-cell office:value-type="float" office:value="6686407" calcext:value-type="float">
            <text:p>6686407</text:p>
          </table:table-cell>
          <table:table-cell office:value-type="float" office:value="25258" calcext:value-type="float">
            <text:p>2525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17" calcext:value-type="float">
            <text:p>0.426817</text:p>
          </table:table-cell>
          <table:table-cell office:value-type="float" office:value="77095" calcext:value-type="float">
            <text:p>77095</text:p>
          </table:table-cell>
          <table:table-cell office:value-type="float" office:value="0.423319" calcext:value-type="float">
            <text:p>0.423319</text:p>
          </table:table-cell>
          <table:table-cell office:value-type="float" office:value="0.427076" calcext:value-type="float">
            <text:p>0.427076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0.99" calcext:value-type="float">
            <text:p>0.99</text:p>
          </table:table-cell>
          <table:table-cell office:value-type="float" office:value="264.72" calcext:value-type="float">
            <text:p>264.7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002" calcext:value-type="float">
            <text:p>1002</text:p>
          </table:table-cell>
          <table:table-cell office:value-type="float" office:value="3916312726" calcext:value-type="float">
            <text:p>3916312726</text:p>
          </table:table-cell>
          <table:table-cell office:value-type="float" office:value="9179292497" calcext:value-type="float">
            <text:p>9179292497</text:p>
          </table:table-cell>
          <table:table-cell office:value-type="float" office:value="75692" calcext:value-type="float">
            <text:p>75692</text:p>
          </table:table-cell>
          <table:table-cell office:value-type="float" office:value="6563402" calcext:value-type="float">
            <text:p>6563402</text:p>
          </table:table-cell>
          <table:table-cell office:value-type="float" office:value="6627680" calcext:value-type="float">
            <text:p>6627680</text:p>
          </table:table-cell>
          <table:table-cell office:value-type="float" office:value="15489" calcext:value-type="float">
            <text:p>15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646" calcext:value-type="float">
            <text:p>0.426646</text:p>
          </table:table-cell>
          <table:table-cell office:value-type="float" office:value="75692" calcext:value-type="float">
            <text:p>75692</text:p>
          </table:table-cell>
          <table:table-cell office:value-type="float" office:value="0.419219" calcext:value-type="float">
            <text:p>0.419219</text:p>
          </table:table-cell>
          <table:table-cell office:value-type="float" office:value="0.423325" calcext:value-type="float">
            <text:p>0.423325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99" calcext:value-type="float">
            <text:p>0.99</text:p>
          </table:table-cell>
          <table:table-cell office:value-type="float" office:value="427.9" calcext:value-type="float">
            <text:p>427.9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005" calcext:value-type="float">
            <text:p>2005</text:p>
          </table:table-cell>
          <table:table-cell office:value-type="float" office:value="3926014513" calcext:value-type="float">
            <text:p>3926014513</text:p>
          </table:table-cell>
          <table:table-cell office:value-type="float" office:value="9184562083" calcext:value-type="float">
            <text:p>9184562083</text:p>
          </table:table-cell>
          <table:table-cell office:value-type="float" office:value="77785" calcext:value-type="float">
            <text:p>77785</text:p>
          </table:table-cell>
          <table:table-cell office:value-type="float" office:value="7029555" calcext:value-type="float">
            <text:p>7029555</text:p>
          </table:table-cell>
          <table:table-cell office:value-type="float" office:value="7090318" calcext:value-type="float">
            <text:p>7090318</text:p>
          </table:table-cell>
          <table:table-cell office:value-type="float" office:value="40144" calcext:value-type="float">
            <text:p>401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458" calcext:value-type="float">
            <text:p>0.427458</text:p>
          </table:table-cell>
          <table:table-cell office:value-type="float" office:value="77785" calcext:value-type="float">
            <text:p>77785</text:p>
          </table:table-cell>
          <table:table-cell office:value-type="float" office:value="0.448994" calcext:value-type="float">
            <text:p>0.448994</text:p>
          </table:table-cell>
          <table:table-cell office:value-type="float" office:value="0.452875" calcext:value-type="float">
            <text:p>0.452875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99" calcext:value-type="float">
            <text:p>0.99</text:p>
          </table:table-cell>
          <table:table-cell office:value-type="float" office:value="176.62" calcext:value-type="float">
            <text:p>176.6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005" calcext:value-type="float">
            <text:p>2005</text:p>
          </table:table-cell>
          <table:table-cell office:value-type="float" office:value="3922435951" calcext:value-type="float">
            <text:p>3922435951</text:p>
          </table:table-cell>
          <table:table-cell office:value-type="float" office:value="9181470564" calcext:value-type="float">
            <text:p>9181470564</text:p>
          </table:table-cell>
          <table:table-cell office:value-type="float" office:value="76911" calcext:value-type="float">
            <text:p>76911</text:p>
          </table:table-cell>
          <table:table-cell office:value-type="float" office:value="6941115" calcext:value-type="float">
            <text:p>6941115</text:p>
          </table:table-cell>
          <table:table-cell office:value-type="float" office:value="6997204" calcext:value-type="float">
            <text:p>6997204</text:p>
          </table:table-cell>
          <table:table-cell office:value-type="float" office:value="78634" calcext:value-type="float">
            <text:p>7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2" calcext:value-type="float">
            <text:p>0.427212</text:p>
          </table:table-cell>
          <table:table-cell office:value-type="float" office:value="76911" calcext:value-type="float">
            <text:p>76911</text:p>
          </table:table-cell>
          <table:table-cell office:value-type="float" office:value="0.443345" calcext:value-type="float">
            <text:p>0.443345</text:p>
          </table:table-cell>
          <table:table-cell office:value-type="float" office:value="0.446927" calcext:value-type="float">
            <text:p>0.446927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99" calcext:value-type="float">
            <text:p>0.99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004" calcext:value-type="float">
            <text:p>2004</text:p>
          </table:table-cell>
          <table:table-cell office:value-type="float" office:value="3924083235" calcext:value-type="float">
            <text:p>3924083235</text:p>
          </table:table-cell>
          <table:table-cell office:value-type="float" office:value="9186567995" calcext:value-type="float">
            <text:p>9186567995</text:p>
          </table:table-cell>
          <table:table-cell office:value-type="float" office:value="77825" calcext:value-type="float">
            <text:p>77825</text:p>
          </table:table-cell>
          <table:table-cell office:value-type="float" office:value="6860829" calcext:value-type="float">
            <text:p>6860829</text:p>
          </table:table-cell>
          <table:table-cell office:value-type="float" office:value="6917811" calcext:value-type="float">
            <text:p>6917811</text:p>
          </table:table-cell>
          <table:table-cell office:value-type="float" office:value="114757" calcext:value-type="float">
            <text:p>1147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4" calcext:value-type="float">
            <text:p>0.427154</text:p>
          </table:table-cell>
          <table:table-cell office:value-type="float" office:value="77825" calcext:value-type="float">
            <text:p>77825</text:p>
          </table:table-cell>
          <table:table-cell office:value-type="float" office:value="0.438217" calcext:value-type="float">
            <text:p>0.438217</text:p>
          </table:table-cell>
          <table:table-cell office:value-type="float" office:value="0.441856" calcext:value-type="float">
            <text:p>0.441856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99" calcext:value-type="float">
            <text:p>0.99</text:p>
          </table:table-cell>
          <table:table-cell office:value-type="float" office:value="60.28" calcext:value-type="float">
            <text:p>60.2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004" calcext:value-type="float">
            <text:p>2004</text:p>
          </table:table-cell>
          <table:table-cell office:value-type="float" office:value="3924443873" calcext:value-type="float">
            <text:p>3924443873</text:p>
          </table:table-cell>
          <table:table-cell office:value-type="float" office:value="9183798069" calcext:value-type="float">
            <text:p>9183798069</text:p>
          </table:table-cell>
          <table:table-cell office:value-type="float" office:value="77563" calcext:value-type="float">
            <text:p>77563</text:p>
          </table:table-cell>
          <table:table-cell office:value-type="float" office:value="6909884" calcext:value-type="float">
            <text:p>6909884</text:p>
          </table:table-cell>
          <table:table-cell office:value-type="float" office:value="6971145" calcext:value-type="float">
            <text:p>6971145</text:p>
          </table:table-cell>
          <table:table-cell office:value-type="float" office:value="81633" calcext:value-type="float">
            <text:p>8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23" calcext:value-type="float">
            <text:p>0.427323</text:p>
          </table:table-cell>
          <table:table-cell office:value-type="float" office:value="77563" calcext:value-type="float">
            <text:p>77563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445263" calcext:value-type="float">
            <text:p>0.445263</text:p>
          </table:table-cell>
          <table:table-cell office:value-type="float" office:value="0.005214" calcext:value-type="float">
            <text:p>0.005214</text:p>
          </table:table-cell>
          <table:table-cell office:value-type="float" office:value="0.99" calcext:value-type="float">
            <text:p>0.99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006" calcext:value-type="float">
            <text:p>2006</text:p>
          </table:table-cell>
          <table:table-cell office:value-type="float" office:value="3868485828" calcext:value-type="float">
            <text:p>3868485828</text:p>
          </table:table-cell>
          <table:table-cell office:value-type="float" office:value="9197907609" calcext:value-type="float">
            <text:p>9197907609</text:p>
          </table:table-cell>
          <table:table-cell office:value-type="float" office:value="50316" calcext:value-type="float">
            <text:p>50316</text:p>
          </table:table-cell>
          <table:table-cell office:value-type="float" office:value="3938734" calcext:value-type="float">
            <text:p>3938734</text:p>
          </table:table-cell>
          <table:table-cell office:value-type="float" office:value="3972456" calcext:value-type="float">
            <text:p>3972456</text:p>
          </table:table-cell>
          <table:table-cell office:value-type="float" office:value="55741" calcext:value-type="float">
            <text:p>557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583" calcext:value-type="float">
            <text:p>0.420583</text:p>
          </table:table-cell>
          <table:table-cell office:value-type="float" office:value="50316" calcext:value-type="float">
            <text:p>50316</text:p>
          </table:table-cell>
          <table:table-cell office:value-type="float" office:value="0.251325" calcext:value-type="float">
            <text:p>0.251325</text:p>
          </table:table-cell>
          <table:table-cell office:value-type="float" office:value="0.253477" calcext:value-type="float">
            <text:p>0.253477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99" calcext:value-type="float">
            <text:p>0.99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006" calcext:value-type="float">
            <text:p>2006</text:p>
          </table:table-cell>
          <table:table-cell office:value-type="float" office:value="3864802751" calcext:value-type="float">
            <text:p>3864802751</text:p>
          </table:table-cell>
          <table:table-cell office:value-type="float" office:value="9195051281" calcext:value-type="float">
            <text:p>9195051281</text:p>
          </table:table-cell>
          <table:table-cell office:value-type="float" office:value="49486" calcext:value-type="float">
            <text:p>49486</text:p>
          </table:table-cell>
          <table:table-cell office:value-type="float" office:value="3781760" calcext:value-type="float">
            <text:p>3781760</text:p>
          </table:table-cell>
          <table:table-cell office:value-type="float" office:value="3811011" calcext:value-type="float">
            <text:p>3811011</text:p>
          </table:table-cell>
          <table:table-cell office:value-type="float" office:value="33811" calcext:value-type="float">
            <text:p>33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313" calcext:value-type="float">
            <text:p>0.420313</text:p>
          </table:table-cell>
          <table:table-cell office:value-type="float" office:value="49486" calcext:value-type="float">
            <text:p>49486</text:p>
          </table:table-cell>
          <table:table-cell office:value-type="float" office:value="0.241309" calcext:value-type="float">
            <text:p>0.241309</text:p>
          </table:table-cell>
          <table:table-cell office:value-type="float" office:value="0.243175" calcext:value-type="float">
            <text:p>0.243175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.99" calcext:value-type="float">
            <text:p>0.99</text:p>
          </table:table-cell>
          <table:table-cell office:value-type="float" office:value="112.72" calcext:value-type="float">
            <text:p>112.7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004" calcext:value-type="float">
            <text:p>2004</text:p>
          </table:table-cell>
          <table:table-cell office:value-type="float" office:value="3924865581" calcext:value-type="float">
            <text:p>3924865581</text:p>
          </table:table-cell>
          <table:table-cell office:value-type="float" office:value="9185837434" calcext:value-type="float">
            <text:p>9185837434</text:p>
          </table:table-cell>
          <table:table-cell office:value-type="float" office:value="80659" calcext:value-type="float">
            <text:p>80659</text:p>
          </table:table-cell>
          <table:table-cell office:value-type="float" office:value="6926336" calcext:value-type="float">
            <text:p>6926336</text:p>
          </table:table-cell>
          <table:table-cell office:value-type="float" office:value="6983327" calcext:value-type="float">
            <text:p>6983327</text:p>
          </table:table-cell>
          <table:table-cell office:value-type="float" office:value="49942" calcext:value-type="float">
            <text:p>499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4" calcext:value-type="float">
            <text:p>0.427274</text:p>
          </table:table-cell>
          <table:table-cell office:value-type="float" office:value="80659" calcext:value-type="float">
            <text:p>80659</text:p>
          </table:table-cell>
          <table:table-cell office:value-type="float" office:value="0.442401" calcext:value-type="float">
            <text:p>0.442401</text:p>
          </table:table-cell>
          <table:table-cell office:value-type="float" office:value="0.446041" calcext:value-type="float">
            <text:p>0.446041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99" calcext:value-type="float">
            <text:p>0.99</text:p>
          </table:table-cell>
          <table:table-cell office:value-type="float" office:value="139.83" calcext:value-type="float">
            <text:p>139.8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004" calcext:value-type="float">
            <text:p>2004</text:p>
          </table:table-cell>
          <table:table-cell office:value-type="float" office:value="3922473668" calcext:value-type="float">
            <text:p>3922473668</text:p>
          </table:table-cell>
          <table:table-cell office:value-type="float" office:value="9183235624" calcext:value-type="float">
            <text:p>9183235624</text:p>
          </table:table-cell>
          <table:table-cell office:value-type="float" office:value="76280" calcext:value-type="float">
            <text:p>76280</text:p>
          </table:table-cell>
          <table:table-cell office:value-type="float" office:value="6910565" calcext:value-type="float">
            <text:p>6910565</text:p>
          </table:table-cell>
          <table:table-cell office:value-type="float" office:value="6969457" calcext:value-type="float">
            <text:p>6969457</text:p>
          </table:table-cell>
          <table:table-cell office:value-type="float" office:value="81271" calcext:value-type="float">
            <text:p>81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4" calcext:value-type="float">
            <text:p>0.427134</text:p>
          </table:table-cell>
          <table:table-cell office:value-type="float" office:value="76280" calcext:value-type="float">
            <text:p>76280</text:p>
          </table:table-cell>
          <table:table-cell office:value-type="float" office:value="0.441393" calcext:value-type="float">
            <text:p>0.441393</text:p>
          </table:table-cell>
          <table:table-cell office:value-type="float" office:value="0.445155" calcext:value-type="float">
            <text:p>0.445155</text:p>
          </table:table-cell>
          <table:table-cell office:value-type="float" office:value="0.005191" calcext:value-type="float">
            <text:p>0.005191</text:p>
          </table:table-cell>
          <table:table-cell office:value-type="float" office:value="0.99" calcext:value-type="float">
            <text:p>0.99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007" calcext:value-type="float">
            <text:p>3007</text:p>
          </table:table-cell>
          <table:table-cell office:value-type="float" office:value="3925987061" calcext:value-type="float">
            <text:p>3925987061</text:p>
          </table:table-cell>
          <table:table-cell office:value-type="float" office:value="9185940403" calcext:value-type="float">
            <text:p>9185940403</text:p>
          </table:table-cell>
          <table:table-cell office:value-type="float" office:value="78169" calcext:value-type="float">
            <text:p>78169</text:p>
          </table:table-cell>
          <table:table-cell office:value-type="float" office:value="6978452" calcext:value-type="float">
            <text:p>6978452</text:p>
          </table:table-cell>
          <table:table-cell office:value-type="float" office:value="7036194" calcext:value-type="float">
            <text:p>7036194</text:p>
          </table:table-cell>
          <table:table-cell office:value-type="float" office:value="65548" calcext:value-type="float">
            <text:p>655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91" calcext:value-type="float">
            <text:p>0.427391</text:p>
          </table:table-cell>
          <table:table-cell office:value-type="float" office:value="78169" calcext:value-type="float">
            <text:p>78169</text:p>
          </table:table-cell>
          <table:table-cell office:value-type="float" office:value="0.445729" calcext:value-type="float">
            <text:p>0.445729</text:p>
          </table:table-cell>
          <table:table-cell office:value-type="float" office:value="0.449418" calcext:value-type="float">
            <text:p>0.449418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99" calcext:value-type="float">
            <text:p>0.99</text:p>
          </table:table-cell>
          <table:table-cell office:value-type="float" office:value="107.34" calcext:value-type="float">
            <text:p>107.3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007" calcext:value-type="float">
            <text:p>3007</text:p>
          </table:table-cell>
          <table:table-cell office:value-type="float" office:value="3924013305" calcext:value-type="float">
            <text:p>3924013305</text:p>
          </table:table-cell>
          <table:table-cell office:value-type="float" office:value="9183035191" calcext:value-type="float">
            <text:p>9183035191</text:p>
          </table:table-cell>
          <table:table-cell office:value-type="float" office:value="79739" calcext:value-type="float">
            <text:p>79739</text:p>
          </table:table-cell>
          <table:table-cell office:value-type="float" office:value="6885804" calcext:value-type="float">
            <text:p>6885804</text:p>
          </table:table-cell>
          <table:table-cell office:value-type="float" office:value="6941424" calcext:value-type="float">
            <text:p>6941424</text:p>
          </table:table-cell>
          <table:table-cell office:value-type="float" office:value="45004" calcext:value-type="float">
            <text:p>45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11" calcext:value-type="float">
            <text:p>0.427311</text:p>
          </table:table-cell>
          <table:table-cell office:value-type="float" office:value="79739" calcext:value-type="float">
            <text:p>79739</text:p>
          </table:table-cell>
          <table:table-cell office:value-type="float" office:value="0.439812" calcext:value-type="float">
            <text:p>0.439812</text:p>
          </table:table-cell>
          <table:table-cell office:value-type="float" office:value="0.443364" calcext:value-type="float">
            <text:p>0.443364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99" calcext:value-type="float">
            <text:p>0.99</text:p>
          </table:table-cell>
          <table:table-cell office:value-type="float" office:value="154.24" calcext:value-type="float">
            <text:p>154.2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006" calcext:value-type="float">
            <text:p>3006</text:p>
          </table:table-cell>
          <table:table-cell office:value-type="float" office:value="3926947489" calcext:value-type="float">
            <text:p>3926947489</text:p>
          </table:table-cell>
          <table:table-cell office:value-type="float" office:value="9187077911" calcext:value-type="float">
            <text:p>9187077911</text:p>
          </table:table-cell>
          <table:table-cell office:value-type="float" office:value="77881" calcext:value-type="float">
            <text:p>77881</text:p>
          </table:table-cell>
          <table:table-cell office:value-type="float" office:value="6967026" calcext:value-type="float">
            <text:p>6967026</text:p>
          </table:table-cell>
          <table:table-cell office:value-type="float" office:value="7022512" calcext:value-type="float">
            <text:p>7022512</text:p>
          </table:table-cell>
          <table:table-cell office:value-type="float" office:value="115306" calcext:value-type="float">
            <text:p>1153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442" calcext:value-type="float">
            <text:p>0.427442</text:p>
          </table:table-cell>
          <table:table-cell office:value-type="float" office:value="77881" calcext:value-type="float">
            <text:p>7788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8544" calcext:value-type="float">
            <text:p>0.448544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0.99" calcext:value-type="float">
            <text:p>0.99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006" calcext:value-type="float">
            <text:p>3006</text:p>
          </table:table-cell>
          <table:table-cell office:value-type="float" office:value="3923505159" calcext:value-type="float">
            <text:p>3923505159</text:p>
          </table:table-cell>
          <table:table-cell office:value-type="float" office:value="9184282084" calcext:value-type="float">
            <text:p>9184282084</text:p>
          </table:table-cell>
          <table:table-cell office:value-type="float" office:value="76999" calcext:value-type="float">
            <text:p>76999</text:p>
          </table:table-cell>
          <table:table-cell office:value-type="float" office:value="6855337" calcext:value-type="float">
            <text:p>6855337</text:p>
          </table:table-cell>
          <table:table-cell office:value-type="float" office:value="6908634" calcext:value-type="float">
            <text:p>6908634</text:p>
          </table:table-cell>
          <table:table-cell office:value-type="float" office:value="109063" calcext:value-type="float">
            <text:p>10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6999" calcext:value-type="float">
            <text:p>76999</text:p>
          </table:table-cell>
          <table:table-cell office:value-type="float" office:value="0.437866" calcext:value-type="float">
            <text:p>0.437866</text:p>
          </table:table-cell>
          <table:table-cell office:value-type="float" office:value="0.44127" calcext:value-type="float">
            <text:p>0.44127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0.99" calcext:value-type="float">
            <text:p>0.99</text:p>
          </table:table-cell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008" calcext:value-type="float">
            <text:p>3008</text:p>
          </table:table-cell>
          <table:table-cell office:value-type="float" office:value="3924345260" calcext:value-type="float">
            <text:p>3924345260</text:p>
          </table:table-cell>
          <table:table-cell office:value-type="float" office:value="9185652194" calcext:value-type="float">
            <text:p>9185652194</text:p>
          </table:table-cell>
          <table:table-cell office:value-type="float" office:value="79556" calcext:value-type="float">
            <text:p>79556</text:p>
          </table:table-cell>
          <table:table-cell office:value-type="float" office:value="6956651" calcext:value-type="float">
            <text:p>6956651</text:p>
          </table:table-cell>
          <table:table-cell office:value-type="float" office:value="7016050" calcext:value-type="float">
            <text:p>7016050</text:p>
          </table:table-cell>
          <table:table-cell office:value-type="float" office:value="59525" calcext:value-type="float">
            <text:p>595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6" calcext:value-type="float">
            <text:p>0.427226</text:p>
          </table:table-cell>
          <table:table-cell office:value-type="float" office:value="79556" calcext:value-type="float">
            <text:p>79556</text:p>
          </table:table-cell>
          <table:table-cell office:value-type="float" office:value="0.444337" calcext:value-type="float">
            <text:p>0.444337</text:p>
          </table:table-cell>
          <table:table-cell office:value-type="float" office:value="0.448131" calcext:value-type="float">
            <text:p>0.448131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99" calcext:value-type="float">
            <text:p>0.99</text:p>
          </table:table-cell>
          <table:table-cell office:value-type="float" office:value="117.87" calcext:value-type="float">
            <text:p>117.8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009" calcext:value-type="float">
            <text:p>3009</text:p>
          </table:table-cell>
          <table:table-cell office:value-type="float" office:value="3922253441" calcext:value-type="float">
            <text:p>3922253441</text:p>
          </table:table-cell>
          <table:table-cell office:value-type="float" office:value="9184678496" calcext:value-type="float">
            <text:p>9184678496</text:p>
          </table:table-cell>
          <table:table-cell office:value-type="float" office:value="78141" calcext:value-type="float">
            <text:p>78141</text:p>
          </table:table-cell>
          <table:table-cell office:value-type="float" office:value="6861289" calcext:value-type="float">
            <text:p>6861289</text:p>
          </table:table-cell>
          <table:table-cell office:value-type="float" office:value="6917879" calcext:value-type="float">
            <text:p>6917879</text:p>
          </table:table-cell>
          <table:table-cell office:value-type="float" office:value="70923" calcext:value-type="float">
            <text:p>70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3" calcext:value-type="float">
            <text:p>0.427043</text:p>
          </table:table-cell>
          <table:table-cell office:value-type="float" office:value="78141" calcext:value-type="float">
            <text:p>78141</text:p>
          </table:table-cell>
          <table:table-cell office:value-type="float" office:value="0.437809" calcext:value-type="float">
            <text:p>0.437809</text:p>
          </table:table-cell>
          <table:table-cell office:value-type="float" office:value="0.44142" calcext:value-type="float">
            <text:p>0.44142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0.99" calcext:value-type="float">
            <text:p>0.99</text:p>
          </table:table-cell>
          <table:table-cell office:value-type="float" office:value="97.54" calcext:value-type="float">
            <text:p>97.5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006" calcext:value-type="float">
            <text:p>3006</text:p>
          </table:table-cell>
          <table:table-cell office:value-type="float" office:value="3924346723" calcext:value-type="float">
            <text:p>3924346723</text:p>
          </table:table-cell>
          <table:table-cell office:value-type="float" office:value="9184952506" calcext:value-type="float">
            <text:p>9184952506</text:p>
          </table:table-cell>
          <table:table-cell office:value-type="float" office:value="80498" calcext:value-type="float">
            <text:p>80498</text:p>
          </table:table-cell>
          <table:table-cell office:value-type="float" office:value="6913536" calcext:value-type="float">
            <text:p>6913536</text:p>
          </table:table-cell>
          <table:table-cell office:value-type="float" office:value="6968666" calcext:value-type="float">
            <text:p>6968666</text:p>
          </table:table-cell>
          <table:table-cell office:value-type="float" office:value="86298" calcext:value-type="float">
            <text:p>862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8" calcext:value-type="float">
            <text:p>0.427258</text:p>
          </table:table-cell>
          <table:table-cell office:value-type="float" office:value="80498" calcext:value-type="float">
            <text:p>80498</text:p>
          </table:table-cell>
          <table:table-cell office:value-type="float" office:value="0.441583" calcext:value-type="float">
            <text:p>0.441583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0.99" calcext:value-type="float">
            <text:p>0.99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006" calcext:value-type="float">
            <text:p>3006</text:p>
          </table:table-cell>
          <table:table-cell office:value-type="float" office:value="3921520497" calcext:value-type="float">
            <text:p>3921520497</text:p>
          </table:table-cell>
          <table:table-cell office:value-type="float" office:value="9182840090" calcext:value-type="float">
            <text:p>9182840090</text:p>
          </table:table-cell>
          <table:table-cell office:value-type="float" office:value="75379" calcext:value-type="float">
            <text:p>75379</text:p>
          </table:table-cell>
          <table:table-cell office:value-type="float" office:value="6842425" calcext:value-type="float">
            <text:p>6842425</text:p>
          </table:table-cell>
          <table:table-cell office:value-type="float" office:value="6898772" calcext:value-type="float">
            <text:p>6898772</text:p>
          </table:table-cell>
          <table:table-cell office:value-type="float" office:value="70805" calcext:value-type="float">
            <text:p>7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9" calcext:value-type="float">
            <text:p>0.427049</text:p>
          </table:table-cell>
          <table:table-cell office:value-type="float" office:value="75379" calcext:value-type="float">
            <text:p>75379</text:p>
          </table:table-cell>
          <table:table-cell office:value-type="float" office:value="0.437041" calcext:value-type="float">
            <text:p>0.437041</text:p>
          </table:table-cell>
          <table:table-cell office:value-type="float" office:value="0.44064" calcext:value-type="float">
            <text:p>0.44064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99" calcext:value-type="float">
            <text:p>0.99</text:p>
          </table:table-cell>
          <table:table-cell office:value-type="float" office:value="97.43" calcext:value-type="float">
            <text:p>97.4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010" calcext:value-type="float">
            <text:p>4010</text:p>
          </table:table-cell>
          <table:table-cell office:value-type="float" office:value="3924031306" calcext:value-type="float">
            <text:p>3924031306</text:p>
          </table:table-cell>
          <table:table-cell office:value-type="float" office:value="9185482295" calcext:value-type="float">
            <text:p>9185482295</text:p>
          </table:table-cell>
          <table:table-cell office:value-type="float" office:value="78060" calcext:value-type="float">
            <text:p>78060</text:p>
          </table:table-cell>
          <table:table-cell office:value-type="float" office:value="6918745" calcext:value-type="float">
            <text:p>6918745</text:p>
          </table:table-cell>
          <table:table-cell office:value-type="float" office:value="6977322" calcext:value-type="float">
            <text:p>6977322</text:p>
          </table:table-cell>
          <table:table-cell office:value-type="float" office:value="73826" calcext:value-type="float">
            <text:p>738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9" calcext:value-type="float">
            <text:p>0.427199</text:p>
          </table:table-cell>
          <table:table-cell office:value-type="float" office:value="78060" calcext:value-type="float">
            <text:p>78060</text:p>
          </table:table-cell>
          <table:table-cell office:value-type="float" office:value="0.441475" calcext:value-type="float">
            <text:p>0.441475</text:p>
          </table:table-cell>
          <table:table-cell office:value-type="float" office:value="0.445213" calcext:value-type="float">
            <text:p>0.445213</text:p>
          </table:table-cell>
          <table:table-cell office:value-type="float" office:value="0.004711" calcext:value-type="float">
            <text:p>0.004711</text:p>
          </table:table-cell>
          <table:table-cell office:value-type="float" office:value="0.99" calcext:value-type="float">
            <text:p>0.99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009" calcext:value-type="float">
            <text:p>4009</text:p>
          </table:table-cell>
          <table:table-cell office:value-type="float" office:value="3922029705" calcext:value-type="float">
            <text:p>3922029705</text:p>
          </table:table-cell>
          <table:table-cell office:value-type="float" office:value="9181738791" calcext:value-type="float">
            <text:p>9181738791</text:p>
          </table:table-cell>
          <table:table-cell office:value-type="float" office:value="77851" calcext:value-type="float">
            <text:p>77851</text:p>
          </table:table-cell>
          <table:table-cell office:value-type="float" office:value="6861112" calcext:value-type="float">
            <text:p>6861112</text:p>
          </table:table-cell>
          <table:table-cell office:value-type="float" office:value="6921169" calcext:value-type="float">
            <text:p>6921169</text:p>
          </table:table-cell>
          <table:table-cell office:value-type="float" office:value="69819" calcext:value-type="float">
            <text:p>69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77851" calcext:value-type="float">
            <text:p>77851</text:p>
          </table:table-cell>
          <table:table-cell office:value-type="float" office:value="0.438235" calcext:value-type="float">
            <text:p>0.438235</text:p>
          </table:table-cell>
          <table:table-cell office:value-type="float" office:value="0.442071" calcext:value-type="float">
            <text:p>0.442071</text:p>
          </table:table-cell>
          <table:table-cell office:value-type="float" office:value="0.004459" calcext:value-type="float">
            <text:p>0.004459</text:p>
          </table:table-cell>
          <table:table-cell office:value-type="float" office:value="0.99" calcext:value-type="float">
            <text:p>0.99</text:p>
          </table:table-cell>
          <table:table-cell office:value-type="float" office:value="99.13" calcext:value-type="float">
            <text:p>99.1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008" calcext:value-type="float">
            <text:p>4008</text:p>
          </table:table-cell>
          <table:table-cell office:value-type="float" office:value="3926341282" calcext:value-type="float">
            <text:p>3926341282</text:p>
          </table:table-cell>
          <table:table-cell office:value-type="float" office:value="9184051601" calcext:value-type="float">
            <text:p>9184051601</text:p>
          </table:table-cell>
          <table:table-cell office:value-type="float" office:value="78013" calcext:value-type="float">
            <text:p>78013</text:p>
          </table:table-cell>
          <table:table-cell office:value-type="float" office:value="7042546" calcext:value-type="float">
            <text:p>7042546</text:p>
          </table:table-cell>
          <table:table-cell office:value-type="float" office:value="7100535" calcext:value-type="float">
            <text:p>7100535</text:p>
          </table:table-cell>
          <table:table-cell office:value-type="float" office:value="114746" calcext:value-type="float">
            <text:p>1147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517" calcext:value-type="float">
            <text:p>0.427517</text:p>
          </table:table-cell>
          <table:table-cell office:value-type="float" office:value="78013" calcext:value-type="float">
            <text:p>78013</text:p>
          </table:table-cell>
          <table:table-cell office:value-type="float" office:value="0.449823" calcext:value-type="float">
            <text:p>0.449823</text:p>
          </table:table-cell>
          <table:table-cell office:value-type="float" office:value="0.453527" calcext:value-type="float">
            <text:p>0.453527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0.99" calcext:value-type="float">
            <text:p>0.99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008" calcext:value-type="float">
            <text:p>4008</text:p>
          </table:table-cell>
          <table:table-cell office:value-type="float" office:value="3923154107" calcext:value-type="float">
            <text:p>3923154107</text:p>
          </table:table-cell>
          <table:table-cell office:value-type="float" office:value="9182211143" calcext:value-type="float">
            <text:p>9182211143</text:p>
          </table:table-cell>
          <table:table-cell office:value-type="float" office:value="76054" calcext:value-type="float">
            <text:p>76054</text:p>
          </table:table-cell>
          <table:table-cell office:value-type="float" office:value="6950083" calcext:value-type="float">
            <text:p>6950083</text:p>
          </table:table-cell>
          <table:table-cell office:value-type="float" office:value="7008428" calcext:value-type="float">
            <text:p>7008428</text:p>
          </table:table-cell>
          <table:table-cell office:value-type="float" office:value="121413" calcext:value-type="float">
            <text:p>121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6" calcext:value-type="float">
            <text:p>0.427256</text:p>
          </table:table-cell>
          <table:table-cell office:value-type="float" office:value="76054" calcext:value-type="float">
            <text:p>76054</text:p>
          </table:table-cell>
          <table:table-cell office:value-type="float" office:value="0.443917" calcext:value-type="float">
            <text:p>0.443917</text:p>
          </table:table-cell>
          <table:table-cell office:value-type="float" office:value="0.447644" calcext:value-type="float">
            <text:p>0.447644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0.99" calcext:value-type="float">
            <text:p>0.99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010" calcext:value-type="float">
            <text:p>4010</text:p>
          </table:table-cell>
          <table:table-cell office:value-type="float" office:value="3924896830" calcext:value-type="float">
            <text:p>3924896830</text:p>
          </table:table-cell>
          <table:table-cell office:value-type="float" office:value="9186305093" calcext:value-type="float">
            <text:p>9186305093</text:p>
          </table:table-cell>
          <table:table-cell office:value-type="float" office:value="80796" calcext:value-type="float">
            <text:p>80796</text:p>
          </table:table-cell>
          <table:table-cell office:value-type="float" office:value="6946945" calcext:value-type="float">
            <text:p>6946945</text:p>
          </table:table-cell>
          <table:table-cell office:value-type="float" office:value="7002707" calcext:value-type="float">
            <text:p>7002707</text:p>
          </table:table-cell>
          <table:table-cell office:value-type="float" office:value="72538" calcext:value-type="float">
            <text:p>725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5" calcext:value-type="float">
            <text:p>0.427255</text:p>
          </table:table-cell>
          <table:table-cell office:value-type="float" office:value="80796" calcext:value-type="float">
            <text:p>80796</text:p>
          </table:table-cell>
          <table:table-cell office:value-type="float" office:value="0.443717" calcext:value-type="float">
            <text:p>0.443717</text:p>
          </table:table-cell>
          <table:table-cell office:value-type="float" office:value="0.447279" calcext:value-type="float">
            <text:p>0.447279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99" calcext:value-type="float">
            <text:p>0.99</text:p>
          </table:table-cell>
          <table:table-cell office:value-type="float" office:value="96.54" calcext:value-type="float">
            <text:p>96.5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011" calcext:value-type="float">
            <text:p>4011</text:p>
          </table:table-cell>
          <table:table-cell office:value-type="float" office:value="3923579896" calcext:value-type="float">
            <text:p>3923579896</text:p>
          </table:table-cell>
          <table:table-cell office:value-type="float" office:value="9184122892" calcext:value-type="float">
            <text:p>9184122892</text:p>
          </table:table-cell>
          <table:table-cell office:value-type="float" office:value="78890" calcext:value-type="float">
            <text:p>78890</text:p>
          </table:table-cell>
          <table:table-cell office:value-type="float" office:value="6869426" calcext:value-type="float">
            <text:p>6869426</text:p>
          </table:table-cell>
          <table:table-cell office:value-type="float" office:value="6921980" calcext:value-type="float">
            <text:p>6921980</text:p>
          </table:table-cell>
          <table:table-cell office:value-type="float" office:value="59237" calcext:value-type="float">
            <text:p>59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3" calcext:value-type="float">
            <text:p>0.427213</text:p>
          </table:table-cell>
          <table:table-cell office:value-type="float" office:value="78890" calcext:value-type="float">
            <text:p>78890</text:p>
          </table:table-cell>
          <table:table-cell office:value-type="float" office:value="0.438766" calcext:value-type="float">
            <text:p>0.438766</text:p>
          </table:table-cell>
          <table:table-cell office:value-type="float" office:value="0.442122" calcext:value-type="float">
            <text:p>0.442122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99" calcext:value-type="float">
            <text:p>0.99</text:p>
          </table:table-cell>
          <table:table-cell office:value-type="float" office:value="116.85" calcext:value-type="float">
            <text:p>116.8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009" calcext:value-type="float">
            <text:p>4009</text:p>
          </table:table-cell>
          <table:table-cell office:value-type="float" office:value="3922903722" calcext:value-type="float">
            <text:p>3922903722</text:p>
          </table:table-cell>
          <table:table-cell office:value-type="float" office:value="9182868016" calcext:value-type="float">
            <text:p>9182868016</text:p>
          </table:table-cell>
          <table:table-cell office:value-type="float" office:value="78857" calcext:value-type="float">
            <text:p>78857</text:p>
          </table:table-cell>
          <table:table-cell office:value-type="float" office:value="6882427" calcext:value-type="float">
            <text:p>6882427</text:p>
          </table:table-cell>
          <table:table-cell office:value-type="float" office:value="6942336" calcext:value-type="float">
            <text:p>6942336</text:p>
          </table:table-cell>
          <table:table-cell office:value-type="float" office:value="50561" calcext:value-type="float">
            <text:p>5056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8857" calcext:value-type="float">
            <text:p>78857</text:p>
          </table:table-cell>
          <table:table-cell office:value-type="float" office:value="0.439158" calcext:value-type="float">
            <text:p>0.439158</text:p>
          </table:table-cell>
          <table:table-cell office:value-type="float" office:value="0.442981" calcext:value-type="float">
            <text:p>0.442981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99" calcext:value-type="float">
            <text:p>0.99</text:p>
          </table:table-cell>
          <table:table-cell office:value-type="float" office:value="137.31" calcext:value-type="float">
            <text:p>137.3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009" calcext:value-type="float">
            <text:p>4009</text:p>
          </table:table-cell>
          <table:table-cell office:value-type="float" office:value="3920093734" calcext:value-type="float">
            <text:p>3920093734</text:p>
          </table:table-cell>
          <table:table-cell office:value-type="float" office:value="9182245304" calcext:value-type="float">
            <text:p>9182245304</text:p>
          </table:table-cell>
          <table:table-cell office:value-type="float" office:value="76056" calcext:value-type="float">
            <text:p>76056</text:p>
          </table:table-cell>
          <table:table-cell office:value-type="float" office:value="6811402" calcext:value-type="float">
            <text:p>6811402</text:p>
          </table:table-cell>
          <table:table-cell office:value-type="float" office:value="6870514" calcext:value-type="float">
            <text:p>6870514</text:p>
          </table:table-cell>
          <table:table-cell office:value-type="float" office:value="82386" calcext:value-type="float">
            <text:p>8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21" calcext:value-type="float">
            <text:p>0.426921</text:p>
          </table:table-cell>
          <table:table-cell office:value-type="float" office:value="76056" calcext:value-type="float">
            <text:p>76056</text:p>
          </table:table-cell>
          <table:table-cell office:value-type="float" office:value="0.434626" calcext:value-type="float">
            <text:p>0.434626</text:p>
          </table:table-cell>
          <table:table-cell office:value-type="float" office:value="0.438398" calcext:value-type="float">
            <text:p>0.438398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0.99" calcext:value-type="float">
            <text:p>0.99</text:p>
          </table:table-cell>
          <table:table-cell office:value-type="float" office:value="83.39" calcext:value-type="float">
            <text:p>83.39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013" calcext:value-type="float">
            <text:p>5013</text:p>
          </table:table-cell>
          <table:table-cell office:value-type="float" office:value="3921018912" calcext:value-type="float">
            <text:p>3921018912</text:p>
          </table:table-cell>
          <table:table-cell office:value-type="float" office:value="9179655808" calcext:value-type="float">
            <text:p>9179655808</text:p>
          </table:table-cell>
          <table:table-cell office:value-type="float" office:value="76255" calcext:value-type="float">
            <text:p>76255</text:p>
          </table:table-cell>
          <table:table-cell office:value-type="float" office:value="6875600" calcext:value-type="float">
            <text:p>6875600</text:p>
          </table:table-cell>
          <table:table-cell office:value-type="float" office:value="6936132" calcext:value-type="float">
            <text:p>6936132</text:p>
          </table:table-cell>
          <table:table-cell office:value-type="float" office:value="32001" calcext:value-type="float">
            <text:p>320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2" calcext:value-type="float">
            <text:p>0.427142</text:p>
          </table:table-cell>
          <table:table-cell office:value-type="float" office:value="76255" calcext:value-type="float">
            <text:p>76255</text:p>
          </table:table-cell>
          <table:table-cell office:value-type="float" office:value="0.438722" calcext:value-type="float">
            <text:p>0.438722</text:p>
          </table:table-cell>
          <table:table-cell office:value-type="float" office:value="0.442585" calcext:value-type="float">
            <text:p>0.442585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99" calcext:value-type="float">
            <text:p>0.99</text:p>
          </table:table-cell>
          <table:table-cell office:value-type="float" office:value="216.75" calcext:value-type="float">
            <text:p>216.7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012" calcext:value-type="float">
            <text:p>5012</text:p>
          </table:table-cell>
          <table:table-cell office:value-type="float" office:value="3919564293" calcext:value-type="float">
            <text:p>3919564293</text:p>
          </table:table-cell>
          <table:table-cell office:value-type="float" office:value="9176527725" calcext:value-type="float">
            <text:p>9176527725</text:p>
          </table:table-cell>
          <table:table-cell office:value-type="float" office:value="77627" calcext:value-type="float">
            <text:p>77627</text:p>
          </table:table-cell>
          <table:table-cell office:value-type="float" office:value="6842223" calcext:value-type="float">
            <text:p>6842223</text:p>
          </table:table-cell>
          <table:table-cell office:value-type="float" office:value="6900106" calcext:value-type="float">
            <text:p>6900106</text:p>
          </table:table-cell>
          <table:table-cell office:value-type="float" office:value="66888" calcext:value-type="float">
            <text:p>6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9" calcext:value-type="float">
            <text:p>0.427129</text:p>
          </table:table-cell>
          <table:table-cell office:value-type="float" office:value="77627" calcext:value-type="float">
            <text:p>77627</text:p>
          </table:table-cell>
          <table:table-cell office:value-type="float" office:value="0.436592" calcext:value-type="float">
            <text:p>0.436592</text:p>
          </table:table-cell>
          <table:table-cell office:value-type="float" office:value="0.440286" calcext:value-type="float">
            <text:p>0.440286</text:p>
          </table:table-cell>
          <table:table-cell office:value-type="float" office:value="0.004268" calcext:value-type="float">
            <text:p>0.004268</text:p>
          </table:table-cell>
          <table:table-cell office:value-type="float" office:value="0.99" calcext:value-type="float">
            <text:p>0.99</text:p>
          </table:table-cell>
          <table:table-cell office:value-type="float" office:value="103.16" calcext:value-type="float">
            <text:p>103.1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010" calcext:value-type="float">
            <text:p>5010</text:p>
          </table:table-cell>
          <table:table-cell office:value-type="float" office:value="3924925099" calcext:value-type="float">
            <text:p>3924925099</text:p>
          </table:table-cell>
          <table:table-cell office:value-type="float" office:value="9184187717" calcext:value-type="float">
            <text:p>9184187717</text:p>
          </table:table-cell>
          <table:table-cell office:value-type="float" office:value="78257" calcext:value-type="float">
            <text:p>78257</text:p>
          </table:table-cell>
          <table:table-cell office:value-type="float" office:value="6970512" calcext:value-type="float">
            <text:p>6970512</text:p>
          </table:table-cell>
          <table:table-cell office:value-type="float" office:value="7028381" calcext:value-type="float">
            <text:p>7028381</text:p>
          </table:table-cell>
          <table:table-cell office:value-type="float" office:value="122360" calcext:value-type="float">
            <text:p>1223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57" calcext:value-type="float">
            <text:p>0.427357</text:p>
          </table:table-cell>
          <table:table-cell office:value-type="float" office:value="78257" calcext:value-type="float">
            <text:p>78257</text:p>
          </table:table-cell>
          <table:table-cell office:value-type="float" office:value="0.445222" calcext:value-type="float">
            <text:p>0.445222</text:p>
          </table:table-cell>
          <table:table-cell office:value-type="float" office:value="0.448919" calcext:value-type="float">
            <text:p>0.448919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0.99" calcext:value-type="float">
            <text:p>0.99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010" calcext:value-type="float">
            <text:p>5010</text:p>
          </table:table-cell>
          <table:table-cell office:value-type="float" office:value="3922296927" calcext:value-type="float">
            <text:p>3922296927</text:p>
          </table:table-cell>
          <table:table-cell office:value-type="float" office:value="9182820022" calcext:value-type="float">
            <text:p>9182820022</text:p>
          </table:table-cell>
          <table:table-cell office:value-type="float" office:value="77566" calcext:value-type="float">
            <text:p>77566</text:p>
          </table:table-cell>
          <table:table-cell office:value-type="float" office:value="6824530" calcext:value-type="float">
            <text:p>6824530</text:p>
          </table:table-cell>
          <table:table-cell office:value-type="float" office:value="6876690" calcext:value-type="float">
            <text:p>6876690</text:p>
          </table:table-cell>
          <table:table-cell office:value-type="float" office:value="118012" calcext:value-type="float">
            <text:p>11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4" calcext:value-type="float">
            <text:p>0.427134</text:p>
          </table:table-cell>
          <table:table-cell office:value-type="float" office:value="77566" calcext:value-type="float">
            <text:p>77566</text:p>
          </table:table-cell>
          <table:table-cell office:value-type="float" office:value="0.435898" calcext:value-type="float">
            <text:p>0.435898</text:p>
          </table:table-cell>
          <table:table-cell office:value-type="float" office:value="0.43923" calcext:value-type="float">
            <text:p>0.43923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0.99" calcext:value-type="float">
            <text:p>0.99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012" calcext:value-type="float">
            <text:p>5012</text:p>
          </table:table-cell>
          <table:table-cell office:value-type="float" office:value="3924087760" calcext:value-type="float">
            <text:p>3924087760</text:p>
          </table:table-cell>
          <table:table-cell office:value-type="float" office:value="9187206979" calcext:value-type="float">
            <text:p>9187206979</text:p>
          </table:table-cell>
          <table:table-cell office:value-type="float" office:value="79418" calcext:value-type="float">
            <text:p>79418</text:p>
          </table:table-cell>
          <table:table-cell office:value-type="float" office:value="6847791" calcext:value-type="float">
            <text:p>6847791</text:p>
          </table:table-cell>
          <table:table-cell office:value-type="float" office:value="6900462" calcext:value-type="float">
            <text:p>6900462</text:p>
          </table:table-cell>
          <table:table-cell office:value-type="float" office:value="72140" calcext:value-type="float">
            <text:p>721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5" calcext:value-type="float">
            <text:p>0.427125</text:p>
          </table:table-cell>
          <table:table-cell office:value-type="float" office:value="79418" calcext:value-type="float">
            <text:p>79418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0.440748" calcext:value-type="float">
            <text:p>0.440748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0.99" calcext:value-type="float">
            <text:p>0.99</text:p>
          </table:table-cell>
          <table:table-cell office:value-type="float" office:value="95.65" calcext:value-type="float">
            <text:p>95.6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013" calcext:value-type="float">
            <text:p>5013</text:p>
          </table:table-cell>
          <table:table-cell office:value-type="float" office:value="3922951336" calcext:value-type="float">
            <text:p>3922951336</text:p>
          </table:table-cell>
          <table:table-cell office:value-type="float" office:value="9184582976" calcext:value-type="float">
            <text:p>9184582976</text:p>
          </table:table-cell>
          <table:table-cell office:value-type="float" office:value="77474" calcext:value-type="float">
            <text:p>77474</text:p>
          </table:table-cell>
          <table:table-cell office:value-type="float" office:value="6816451" calcext:value-type="float">
            <text:p>6816451</text:p>
          </table:table-cell>
          <table:table-cell office:value-type="float" office:value="6871402" calcext:value-type="float">
            <text:p>6871402</text:p>
          </table:table-cell>
          <table:table-cell office:value-type="float" office:value="37613" calcext:value-type="float">
            <text:p>37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4" calcext:value-type="float">
            <text:p>0.427124</text:p>
          </table:table-cell>
          <table:table-cell office:value-type="float" office:value="77474" calcext:value-type="float">
            <text:p>77474</text:p>
          </table:table-cell>
          <table:table-cell office:value-type="float" office:value="0.435382" calcext:value-type="float">
            <text:p>0.435382</text:p>
          </table:table-cell>
          <table:table-cell office:value-type="float" office:value="0.438892" calcext:value-type="float">
            <text:p>0.438892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99" calcext:value-type="float">
            <text:p>0.99</text:p>
          </table:table-cell>
          <table:table-cell office:value-type="float" office:value="182.69" calcext:value-type="float">
            <text:p>182.6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011" calcext:value-type="float">
            <text:p>5011</text:p>
          </table:table-cell>
          <table:table-cell office:value-type="float" office:value="3924152274" calcext:value-type="float">
            <text:p>3924152274</text:p>
          </table:table-cell>
          <table:table-cell office:value-type="float" office:value="9184639027" calcext:value-type="float">
            <text:p>9184639027</text:p>
          </table:table-cell>
          <table:table-cell office:value-type="float" office:value="79003" calcext:value-type="float">
            <text:p>79003</text:p>
          </table:table-cell>
          <table:table-cell office:value-type="float" office:value="6954935" calcext:value-type="float">
            <text:p>6954935</text:p>
          </table:table-cell>
          <table:table-cell office:value-type="float" office:value="7013421" calcext:value-type="float">
            <text:p>7013421</text:p>
          </table:table-cell>
          <table:table-cell office:value-type="float" office:value="87536" calcext:value-type="float">
            <text:p>875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2" calcext:value-type="float">
            <text:p>0.427252</text:p>
          </table:table-cell>
          <table:table-cell office:value-type="float" office:value="79003" calcext:value-type="float">
            <text:p>79003</text:p>
          </table:table-cell>
          <table:table-cell office:value-type="float" office:value="0.444227" calcext:value-type="float">
            <text:p>0.444227</text:p>
          </table:table-cell>
          <table:table-cell office:value-type="float" office:value="0.447963" calcext:value-type="float">
            <text:p>0.447963</text:p>
          </table:table-cell>
          <table:table-cell office:value-type="float" office:value="0.005591" calcext:value-type="float">
            <text:p>0.005591</text:p>
          </table:table-cell>
          <table:table-cell office:value-type="float" office:value="0.99" calcext:value-type="float">
            <text:p>0.99</text:p>
          </table:table-cell>
          <table:table-cell office:value-type="float" office:value="80.12" calcext:value-type="float">
            <text:p>80.1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012" calcext:value-type="float">
            <text:p>5012</text:p>
          </table:table-cell>
          <table:table-cell office:value-type="float" office:value="3920236293" calcext:value-type="float">
            <text:p>3920236293</text:p>
          </table:table-cell>
          <table:table-cell office:value-type="float" office:value="9182521212" calcext:value-type="float">
            <text:p>9182521212</text:p>
          </table:table-cell>
          <table:table-cell office:value-type="float" office:value="77040" calcext:value-type="float">
            <text:p>77040</text:p>
          </table:table-cell>
          <table:table-cell office:value-type="float" office:value="6819477" calcext:value-type="float">
            <text:p>6819477</text:p>
          </table:table-cell>
          <table:table-cell office:value-type="float" office:value="6876189" calcext:value-type="float">
            <text:p>6876189</text:p>
          </table:table-cell>
          <table:table-cell office:value-type="float" office:value="80319" calcext:value-type="float">
            <text:p>80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24" calcext:value-type="float">
            <text:p>0.426924</text:p>
          </table:table-cell>
          <table:table-cell office:value-type="float" office:value="77040" calcext:value-type="float">
            <text:p>77040</text:p>
          </table:table-cell>
          <table:table-cell office:value-type="float" office:value="0.435141" calcext:value-type="float">
            <text:p>0.435141</text:p>
          </table:table-cell>
          <table:table-cell office:value-type="float" office:value="0.43876" calcext:value-type="float">
            <text:p>0.43876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0.99" calcext:value-type="float">
            <text:p>0.99</text:p>
          </table:table-cell>
          <table:table-cell office:value-type="float" office:value="85.61" calcext:value-type="float">
            <text:p>85.6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015" calcext:value-type="float">
            <text:p>6015</text:p>
          </table:table-cell>
          <table:table-cell office:value-type="float" office:value="3924505453" calcext:value-type="float">
            <text:p>3924505453</text:p>
          </table:table-cell>
          <table:table-cell office:value-type="float" office:value="9179354661" calcext:value-type="float">
            <text:p>9179354661</text:p>
          </table:table-cell>
          <table:table-cell office:value-type="float" office:value="80387" calcext:value-type="float">
            <text:p>80387</text:p>
          </table:table-cell>
          <table:table-cell office:value-type="float" office:value="7016678" calcext:value-type="float">
            <text:p>7016678</text:p>
          </table:table-cell>
          <table:table-cell office:value-type="float" office:value="7072614" calcext:value-type="float">
            <text:p>7072614</text:p>
          </table:table-cell>
          <table:table-cell office:value-type="float" office:value="74493" calcext:value-type="float">
            <text:p>7449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536" calcext:value-type="float">
            <text:p>0.427536</text:p>
          </table:table-cell>
          <table:table-cell office:value-type="float" office:value="80387" calcext:value-type="float">
            <text:p>80387</text:p>
          </table:table-cell>
          <table:table-cell office:value-type="float" office:value="0.448171" calcext:value-type="float">
            <text:p>0.448171</text:p>
          </table:table-cell>
          <table:table-cell office:value-type="float" office:value="0.451744" calcext:value-type="float">
            <text:p>0.451744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0.99" calcext:value-type="float">
            <text:p>0.99</text:p>
          </table:table-cell>
          <table:table-cell office:value-type="float" office:value="94.94" calcext:value-type="float">
            <text:p>94.9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014" calcext:value-type="float">
            <text:p>6014</text:p>
          </table:table-cell>
          <table:table-cell office:value-type="float" office:value="3921748607" calcext:value-type="float">
            <text:p>3921748607</text:p>
          </table:table-cell>
          <table:table-cell office:value-type="float" office:value="9175829560" calcext:value-type="float">
            <text:p>9175829560</text:p>
          </table:table-cell>
          <table:table-cell office:value-type="float" office:value="77966" calcext:value-type="float">
            <text:p>77966</text:p>
          </table:table-cell>
          <table:table-cell office:value-type="float" office:value="6970639" calcext:value-type="float">
            <text:p>6970639</text:p>
          </table:table-cell>
          <table:table-cell office:value-type="float" office:value="7026283" calcext:value-type="float">
            <text:p>7026283</text:p>
          </table:table-cell>
          <table:table-cell office:value-type="float" office:value="70844" calcext:value-type="float">
            <text:p>7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4" calcext:value-type="float">
            <text:p>0.4274</text:p>
          </table:table-cell>
          <table:table-cell office:value-type="float" office:value="77966" calcext:value-type="float">
            <text:p>77966</text:p>
          </table:table-cell>
          <table:table-cell office:value-type="float" office:value="0.44523" calcext:value-type="float">
            <text:p>0.44523</text:p>
          </table:table-cell>
          <table:table-cell office:value-type="float" office:value="0.448785" calcext:value-type="float">
            <text:p>0.448785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0.99" calcext:value-type="float">
            <text:p>0.99</text:p>
          </table:table-cell>
          <table:table-cell office:value-type="float" office:value="99.18" calcext:value-type="float">
            <text:p>99.1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013" calcext:value-type="float">
            <text:p>6013</text:p>
          </table:table-cell>
          <table:table-cell office:value-type="float" office:value="3924184950" calcext:value-type="float">
            <text:p>3924184950</text:p>
          </table:table-cell>
          <table:table-cell office:value-type="float" office:value="9185299591" calcext:value-type="float">
            <text:p>9185299591</text:p>
          </table:table-cell>
          <table:table-cell office:value-type="float" office:value="77038" calcext:value-type="float">
            <text:p>77038</text:p>
          </table:table-cell>
          <table:table-cell office:value-type="float" office:value="6906928" calcext:value-type="float">
            <text:p>6906928</text:p>
          </table:table-cell>
          <table:table-cell office:value-type="float" office:value="6962712" calcext:value-type="float">
            <text:p>6962712</text:p>
          </table:table-cell>
          <table:table-cell office:value-type="float" office:value="114646" calcext:value-type="float">
            <text:p>1146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4" calcext:value-type="float">
            <text:p>0.427224</text:p>
          </table:table-cell>
          <table:table-cell office:value-type="float" office:value="77038" calcext:value-type="float">
            <text:p>77038</text:p>
          </table:table-cell>
          <table:table-cell office:value-type="float" office:value="0.440721" calcext:value-type="float">
            <text:p>0.440721</text:p>
          </table:table-cell>
          <table:table-cell office:value-type="float" office:value="0.444281" calcext:value-type="float">
            <text:p>0.444281</text:p>
          </table:table-cell>
          <table:table-cell office:value-type="float" office:value="0.007315" calcext:value-type="float">
            <text:p>0.007315</text:p>
          </table:table-cell>
          <table:table-cell office:value-type="float" office:value="0.99" calcext:value-type="float">
            <text:p>0.99</text:p>
          </table:table-cell>
          <table:table-cell office:value-type="float" office:value="60.73" calcext:value-type="float">
            <text:p>60.73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013" calcext:value-type="float">
            <text:p>6013</text:p>
          </table:table-cell>
          <table:table-cell office:value-type="float" office:value="3922048375" calcext:value-type="float">
            <text:p>3922048375</text:p>
          </table:table-cell>
          <table:table-cell office:value-type="float" office:value="9183277930" calcext:value-type="float">
            <text:p>9183277930</text:p>
          </table:table-cell>
          <table:table-cell office:value-type="float" office:value="75746" calcext:value-type="float">
            <text:p>75746</text:p>
          </table:table-cell>
          <table:table-cell office:value-type="float" office:value="6841090" calcext:value-type="float">
            <text:p>6841090</text:p>
          </table:table-cell>
          <table:table-cell office:value-type="float" office:value="6893054" calcext:value-type="float">
            <text:p>6893054</text:p>
          </table:table-cell>
          <table:table-cell office:value-type="float" office:value="114795" calcext:value-type="float">
            <text:p>11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6" calcext:value-type="float">
            <text:p>0.427086</text:p>
          </table:table-cell>
          <table:table-cell office:value-type="float" office:value="75746" calcext:value-type="float">
            <text:p>75746</text:p>
          </table:table-cell>
          <table:table-cell office:value-type="float" office:value="0.43652" calcext:value-type="float">
            <text:p>0.43652</text:p>
          </table:table-cell>
          <table:table-cell office:value-type="float" office:value="0.439836" calcext:value-type="float">
            <text:p>0.439836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0.99" calcext:value-type="float">
            <text:p>0.99</text:p>
          </table:table-cell>
          <table:table-cell office:value-type="float" office:value="60.05" calcext:value-type="float">
            <text:p>60.0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014" calcext:value-type="float">
            <text:p>6014</text:p>
          </table:table-cell>
          <table:table-cell office:value-type="float" office:value="3925512371" calcext:value-type="float">
            <text:p>3925512371</text:p>
          </table:table-cell>
          <table:table-cell office:value-type="float" office:value="9185132711" calcext:value-type="float">
            <text:p>9185132711</text:p>
          </table:table-cell>
          <table:table-cell office:value-type="float" office:value="79514" calcext:value-type="float">
            <text:p>79514</text:p>
          </table:table-cell>
          <table:table-cell office:value-type="float" office:value="6986177" calcext:value-type="float">
            <text:p>6986177</text:p>
          </table:table-cell>
          <table:table-cell office:value-type="float" office:value="7047721" calcext:value-type="float">
            <text:p>7047721</text:p>
          </table:table-cell>
          <table:table-cell office:value-type="float" office:value="35557" calcext:value-type="float">
            <text:p>355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77" calcext:value-type="float">
            <text:p>0.427377</text:p>
          </table:table-cell>
          <table:table-cell office:value-type="float" office:value="79514" calcext:value-type="float">
            <text:p>79514</text:p>
          </table:table-cell>
          <table:table-cell office:value-type="float" office:value="0.446223" calcext:value-type="float">
            <text:p>0.446223</text:p>
          </table:table-cell>
          <table:table-cell office:value-type="float" office:value="0.450154" calcext:value-type="float">
            <text:p>0.450154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99" calcext:value-type="float">
            <text:p>0.99</text:p>
          </table:table-cell>
          <table:table-cell office:value-type="float" office:value="198.21" calcext:value-type="float">
            <text:p>198.2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015" calcext:value-type="float">
            <text:p>6015</text:p>
          </table:table-cell>
          <table:table-cell office:value-type="float" office:value="3923472671" calcext:value-type="float">
            <text:p>3923472671</text:p>
          </table:table-cell>
          <table:table-cell office:value-type="float" office:value="9183503547" calcext:value-type="float">
            <text:p>9183503547</text:p>
          </table:table-cell>
          <table:table-cell office:value-type="float" office:value="77635" calcext:value-type="float">
            <text:p>77635</text:p>
          </table:table-cell>
          <table:table-cell office:value-type="float" office:value="6921137" calcext:value-type="float">
            <text:p>6921137</text:p>
          </table:table-cell>
          <table:table-cell office:value-type="float" office:value="6978538" calcext:value-type="float">
            <text:p>6978538</text:p>
          </table:table-cell>
          <table:table-cell office:value-type="float" office:value="70090" calcext:value-type="float">
            <text:p>7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" calcext:value-type="float">
            <text:p>0.42723</text:p>
          </table:table-cell>
          <table:table-cell office:value-type="float" office:value="77635" calcext:value-type="float">
            <text:p>77635</text:p>
          </table:table-cell>
          <table:table-cell office:value-type="float" office:value="0.442069" calcext:value-type="float">
            <text:p>0.442069</text:p>
          </table:table-cell>
          <table:table-cell office:value-type="float" office:value="0.445735" calcext:value-type="float">
            <text:p>0.445735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99" calcext:value-type="float">
            <text:p>0.99</text:p>
          </table:table-cell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013" calcext:value-type="float">
            <text:p>6013</text:p>
          </table:table-cell>
          <table:table-cell office:value-type="float" office:value="3923722728" calcext:value-type="float">
            <text:p>3923722728</text:p>
          </table:table-cell>
          <table:table-cell office:value-type="float" office:value="9183807098" calcext:value-type="float">
            <text:p>9183807098</text:p>
          </table:table-cell>
          <table:table-cell office:value-type="float" office:value="81051" calcext:value-type="float">
            <text:p>81051</text:p>
          </table:table-cell>
          <table:table-cell office:value-type="float" office:value="6944622" calcext:value-type="float">
            <text:p>6944622</text:p>
          </table:table-cell>
          <table:table-cell office:value-type="float" office:value="7000660" calcext:value-type="float">
            <text:p>7000660</text:p>
          </table:table-cell>
          <table:table-cell office:value-type="float" office:value="86364" calcext:value-type="float">
            <text:p>8636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4" calcext:value-type="float">
            <text:p>0.427244</text:p>
          </table:table-cell>
          <table:table-cell office:value-type="float" office:value="81051" calcext:value-type="float">
            <text:p>81051</text:p>
          </table:table-cell>
          <table:table-cell office:value-type="float" office:value="0.443569" calcext:value-type="float">
            <text:p>0.443569</text:p>
          </table:table-cell>
          <table:table-cell office:value-type="float" office:value="0.447148" calcext:value-type="float">
            <text:p>0.447148</text:p>
          </table:table-cell>
          <table:table-cell office:value-type="float" office:value="0.005516" calcext:value-type="float">
            <text:p>0.005516</text:p>
          </table:table-cell>
          <table:table-cell office:value-type="float" office:value="0.99" calcext:value-type="float">
            <text:p>0.99</text:p>
          </table:table-cell>
          <table:table-cell office:value-type="float" office:value="81.06" calcext:value-type="float">
            <text:p>81.0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014" calcext:value-type="float">
            <text:p>6014</text:p>
          </table:table-cell>
          <table:table-cell office:value-type="float" office:value="3920695207" calcext:value-type="float">
            <text:p>3920695207</text:p>
          </table:table-cell>
          <table:table-cell office:value-type="float" office:value="9182319149" calcext:value-type="float">
            <text:p>9182319149</text:p>
          </table:table-cell>
          <table:table-cell office:value-type="float" office:value="77770" calcext:value-type="float">
            <text:p>77770</text:p>
          </table:table-cell>
          <table:table-cell office:value-type="float" office:value="6859923" calcext:value-type="float">
            <text:p>6859923</text:p>
          </table:table-cell>
          <table:table-cell office:value-type="float" office:value="6915869" calcext:value-type="float">
            <text:p>6915869</text:p>
          </table:table-cell>
          <table:table-cell office:value-type="float" office:value="80450" calcext:value-type="float">
            <text:p>80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3" calcext:value-type="float">
            <text:p>0.426983</text:p>
          </table:table-cell>
          <table:table-cell office:value-type="float" office:value="77770" calcext:value-type="float">
            <text:p>77770</text:p>
          </table:table-cell>
          <table:table-cell office:value-type="float" office:value="0.438159" calcext:value-type="float">
            <text:p>0.438159</text:p>
          </table:table-cell>
          <table:table-cell office:value-type="float" office:value="0.441732" calcext:value-type="float">
            <text:p>0.441732</text:p>
          </table:table-cell>
          <table:table-cell office:value-type="float" office:value="0.005139" calcext:value-type="float">
            <text:p>0.005139</text:p>
          </table:table-cell>
          <table:table-cell office:value-type="float" office:value="0.99" calcext:value-type="float">
            <text:p>0.99</text:p>
          </table:table-cell>
          <table:table-cell office:value-type="float" office:value="85.96" calcext:value-type="float">
            <text:p>85.9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017" calcext:value-type="float">
            <text:p>7017</text:p>
          </table:table-cell>
          <table:table-cell office:value-type="float" office:value="3924803947" calcext:value-type="float">
            <text:p>3924803947</text:p>
          </table:table-cell>
          <table:table-cell office:value-type="float" office:value="9185462133" calcext:value-type="float">
            <text:p>9185462133</text:p>
          </table:table-cell>
          <table:table-cell office:value-type="float" office:value="77234" calcext:value-type="float">
            <text:p>77234</text:p>
          </table:table-cell>
          <table:table-cell office:value-type="float" office:value="6918268" calcext:value-type="float">
            <text:p>6918268</text:p>
          </table:table-cell>
          <table:table-cell office:value-type="float" office:value="6977812" calcext:value-type="float">
            <text:p>6977812</text:p>
          </table:table-cell>
          <table:table-cell office:value-type="float" office:value="65042" calcext:value-type="float">
            <text:p>650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4" calcext:value-type="float">
            <text:p>0.427284</text:p>
          </table:table-cell>
          <table:table-cell office:value-type="float" office:value="77234" calcext:value-type="float">
            <text:p>77234</text:p>
          </table:table-cell>
          <table:table-cell office:value-type="float" office:value="0.441885" calcext:value-type="float">
            <text:p>0.441885</text:p>
          </table:table-cell>
          <table:table-cell office:value-type="float" office:value="0.445689" calcext:value-type="float">
            <text:p>0.445689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0.99" calcext:value-type="float">
            <text:p>0.99</text:p>
          </table:table-cell>
          <table:table-cell office:value-type="float" office:value="107.28" calcext:value-type="float">
            <text:p>107.2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016" calcext:value-type="float">
            <text:p>7016</text:p>
          </table:table-cell>
          <table:table-cell office:value-type="float" office:value="3922129074" calcext:value-type="float">
            <text:p>3922129074</text:p>
          </table:table-cell>
          <table:table-cell office:value-type="float" office:value="9183134433" calcext:value-type="float">
            <text:p>9183134433</text:p>
          </table:table-cell>
          <table:table-cell office:value-type="float" office:value="76913" calcext:value-type="float">
            <text:p>76913</text:p>
          </table:table-cell>
          <table:table-cell office:value-type="float" office:value="6820110" calcext:value-type="float">
            <text:p>6820110</text:p>
          </table:table-cell>
          <table:table-cell office:value-type="float" office:value="6876597" calcext:value-type="float">
            <text:p>6876597</text:p>
          </table:table-cell>
          <table:table-cell office:value-type="float" office:value="78897" calcext:value-type="float">
            <text:p>7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1" calcext:value-type="float">
            <text:p>0.427101</text:p>
          </table:table-cell>
          <table:table-cell office:value-type="float" office:value="76913" calcext:value-type="float">
            <text:p>76913</text:p>
          </table:table-cell>
          <table:table-cell office:value-type="float" office:value="0.435616" calcext:value-type="float">
            <text:p>0.435616</text:p>
          </table:table-cell>
          <table:table-cell office:value-type="float" office:value="0.439224" calcext:value-type="float">
            <text:p>0.439224</text:p>
          </table:table-cell>
          <table:table-cell office:value-type="float" office:value="0.005039" calcext:value-type="float">
            <text:p>0.005039</text:p>
          </table:table-cell>
          <table:table-cell office:value-type="float" office:value="0.99" calcext:value-type="float">
            <text:p>0.99</text:p>
          </table:table-cell>
          <table:table-cell office:value-type="float" office:value="87.16" calcext:value-type="float">
            <text:p>87.1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015" calcext:value-type="float">
            <text:p>7015</text:p>
          </table:table-cell>
          <table:table-cell office:value-type="float" office:value="3923772185" calcext:value-type="float">
            <text:p>3923772185</text:p>
          </table:table-cell>
          <table:table-cell office:value-type="float" office:value="9184107562" calcext:value-type="float">
            <text:p>9184107562</text:p>
          </table:table-cell>
          <table:table-cell office:value-type="float" office:value="77591" calcext:value-type="float">
            <text:p>77591</text:p>
          </table:table-cell>
          <table:table-cell office:value-type="float" office:value="6924557" calcext:value-type="float">
            <text:p>6924557</text:p>
          </table:table-cell>
          <table:table-cell office:value-type="float" office:value="6979297" calcext:value-type="float">
            <text:p>6979297</text:p>
          </table:table-cell>
          <table:table-cell office:value-type="float" office:value="117947" calcext:value-type="float">
            <text:p>1179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5" calcext:value-type="float">
            <text:p>0.427235</text:p>
          </table:table-cell>
          <table:table-cell office:value-type="float" office:value="77591" calcext:value-type="float">
            <text:p>77591</text:p>
          </table:table-cell>
          <table:table-cell office:value-type="float" office:value="0.442287" calcext:value-type="float">
            <text:p>0.442287</text:p>
          </table:table-cell>
          <table:table-cell office:value-type="float" office:value="0.445783" calcext:value-type="float">
            <text:p>0.445783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0.99" calcext:value-type="float">
            <text:p>0.99</text:p>
          </table:table-cell>
          <table:table-cell office:value-type="float" office:value="59.17" calcext:value-type="float">
            <text:p>59.1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015" calcext:value-type="float">
            <text:p>7015</text:p>
          </table:table-cell>
          <table:table-cell office:value-type="float" office:value="3922374469" calcext:value-type="float">
            <text:p>3922374469</text:p>
          </table:table-cell>
          <table:table-cell office:value-type="float" office:value="9182438464" calcext:value-type="float">
            <text:p>9182438464</text:p>
          </table:table-cell>
          <table:table-cell office:value-type="float" office:value="77214" calcext:value-type="float">
            <text:p>77214</text:p>
          </table:table-cell>
          <table:table-cell office:value-type="float" office:value="6904750" calcext:value-type="float">
            <text:p>6904750</text:p>
          </table:table-cell>
          <table:table-cell office:value-type="float" office:value="6964018" calcext:value-type="float">
            <text:p>6964018</text:p>
          </table:table-cell>
          <table:table-cell office:value-type="float" office:value="113514" calcext:value-type="float">
            <text:p>113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" calcext:value-type="float">
            <text:p>0.42716</text:p>
          </table:table-cell>
          <table:table-cell office:value-type="float" office:value="77214" calcext:value-type="float">
            <text:p>77214</text:p>
          </table:table-cell>
          <table:table-cell office:value-type="float" office:value="0.441022" calcext:value-type="float">
            <text:p>0.441022</text:p>
          </table:table-cell>
          <table:table-cell office:value-type="float" office:value="0.444808" calcext:value-type="float">
            <text:p>0.444808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99" calcext:value-type="float">
            <text:p>0.99</text:p>
          </table:table-cell>
          <table:table-cell office:value-type="float" office:value="61.35" calcext:value-type="float">
            <text:p>61.3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016" calcext:value-type="float">
            <text:p>7016</text:p>
          </table:table-cell>
          <table:table-cell office:value-type="float" office:value="3922683552" calcext:value-type="float">
            <text:p>3922683552</text:p>
          </table:table-cell>
          <table:table-cell office:value-type="float" office:value="9185790327" calcext:value-type="float">
            <text:p>9185790327</text:p>
          </table:table-cell>
          <table:table-cell office:value-type="float" office:value="78381" calcext:value-type="float">
            <text:p>78381</text:p>
          </table:table-cell>
          <table:table-cell office:value-type="float" office:value="6807707" calcext:value-type="float">
            <text:p>6807707</text:p>
          </table:table-cell>
          <table:table-cell office:value-type="float" office:value="6866961" calcext:value-type="float">
            <text:p>6866961</text:p>
          </table:table-cell>
          <table:table-cell office:value-type="float" office:value="70147" calcext:value-type="float">
            <text:p>701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8" calcext:value-type="float">
            <text:p>0.427038</text:p>
          </table:table-cell>
          <table:table-cell office:value-type="float" office:value="78381" calcext:value-type="float">
            <text:p>78381</text:p>
          </table:table-cell>
          <table:table-cell office:value-type="float" office:value="0.434824" calcext:value-type="float">
            <text:p>0.434824</text:p>
          </table:table-cell>
          <table:table-cell office:value-type="float" office:value="0.438608" calcext:value-type="float">
            <text:p>0.438608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99" calcext:value-type="float">
            <text:p>0.99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017" calcext:value-type="float">
            <text:p>7017</text:p>
          </table:table-cell>
          <table:table-cell office:value-type="float" office:value="3924744954" calcext:value-type="float">
            <text:p>3924744954</text:p>
          </table:table-cell>
          <table:table-cell office:value-type="float" office:value="9185123111" calcext:value-type="float">
            <text:p>9185123111</text:p>
          </table:table-cell>
          <table:table-cell office:value-type="float" office:value="80276" calcext:value-type="float">
            <text:p>80276</text:p>
          </table:table-cell>
          <table:table-cell office:value-type="float" office:value="6905415" calcext:value-type="float">
            <text:p>6905415</text:p>
          </table:table-cell>
          <table:table-cell office:value-type="float" office:value="6964119" calcext:value-type="float">
            <text:p>6964119</text:p>
          </table:table-cell>
          <table:table-cell office:value-type="float" office:value="71283" calcext:value-type="float">
            <text:p>7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4" calcext:value-type="float">
            <text:p>0.427294</text:p>
          </table:table-cell>
          <table:table-cell office:value-type="float" office:value="80276" calcext:value-type="float">
            <text:p>80276</text:p>
          </table:table-cell>
          <table:table-cell office:value-type="float" office:value="0.441064" calcext:value-type="float">
            <text:p>0.441064</text:p>
          </table:table-cell>
          <table:table-cell office:value-type="float" office:value="0.444814" calcext:value-type="float">
            <text:p>0.444814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99" calcext:value-type="float">
            <text:p>0.99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015" calcext:value-type="float">
            <text:p>7015</text:p>
          </table:table-cell>
          <table:table-cell office:value-type="float" office:value="3921914099" calcext:value-type="float">
            <text:p>3921914099</text:p>
          </table:table-cell>
          <table:table-cell office:value-type="float" office:value="9184587334" calcext:value-type="float">
            <text:p>9184587334</text:p>
          </table:table-cell>
          <table:table-cell office:value-type="float" office:value="78381" calcext:value-type="float">
            <text:p>78381</text:p>
          </table:table-cell>
          <table:table-cell office:value-type="float" office:value="6772124" calcext:value-type="float">
            <text:p>6772124</text:p>
          </table:table-cell>
          <table:table-cell office:value-type="float" office:value="6828315" calcext:value-type="float">
            <text:p>6828315</text:p>
          </table:table-cell>
          <table:table-cell office:value-type="float" office:value="45346" calcext:value-type="float">
            <text:p>453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" calcext:value-type="float">
            <text:p>0.42701</text:p>
          </table:table-cell>
          <table:table-cell office:value-type="float" office:value="78381" calcext:value-type="float">
            <text:p>78381</text:p>
          </table:table-cell>
          <table:table-cell office:value-type="float" office:value="0.432551" calcext:value-type="float">
            <text:p>0.432551</text:p>
          </table:table-cell>
          <table:table-cell office:value-type="float" office:value="0.43614" calcext:value-type="float">
            <text:p>0.43614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99" calcext:value-type="float">
            <text:p>0.99</text:p>
          </table:table-cell>
          <table:table-cell office:value-type="float" office:value="150.58" calcext:value-type="float">
            <text:p>150.5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016" calcext:value-type="float">
            <text:p>7016</text:p>
          </table:table-cell>
          <table:table-cell office:value-type="float" office:value="3920539151" calcext:value-type="float">
            <text:p>3920539151</text:p>
          </table:table-cell>
          <table:table-cell office:value-type="float" office:value="9183134417" calcext:value-type="float">
            <text:p>9183134417</text:p>
          </table:table-cell>
          <table:table-cell office:value-type="float" office:value="76494" calcext:value-type="float">
            <text:p>76494</text:p>
          </table:table-cell>
          <table:table-cell office:value-type="float" office:value="6794922" calcext:value-type="float">
            <text:p>6794922</text:p>
          </table:table-cell>
          <table:table-cell office:value-type="float" office:value="6851138" calcext:value-type="float">
            <text:p>6851138</text:p>
          </table:table-cell>
          <table:table-cell office:value-type="float" office:value="68992" calcext:value-type="float">
            <text:p>6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28" calcext:value-type="float">
            <text:p>0.426928</text:p>
          </table:table-cell>
          <table:table-cell office:value-type="float" office:value="76494" calcext:value-type="float">
            <text:p>76494</text:p>
          </table:table-cell>
          <table:table-cell office:value-type="float" office:value="0.434007" calcext:value-type="float">
            <text:p>0.434007</text:p>
          </table:table-cell>
          <table:table-cell office:value-type="float" office:value="0.437598" calcext:value-type="float">
            <text:p>0.437598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99" calcext:value-type="float">
            <text:p>0.9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8019" calcext:value-type="float">
            <text:p>8019</text:p>
          </table:table-cell>
          <table:table-cell office:value-type="float" office:value="3923823907" calcext:value-type="float">
            <text:p>3923823907</text:p>
          </table:table-cell>
          <table:table-cell office:value-type="float" office:value="9185831290" calcext:value-type="float">
            <text:p>9185831290</text:p>
          </table:table-cell>
          <table:table-cell office:value-type="float" office:value="77536" calcext:value-type="float">
            <text:p>77536</text:p>
          </table:table-cell>
          <table:table-cell office:value-type="float" office:value="6874751" calcext:value-type="float">
            <text:p>6874751</text:p>
          </table:table-cell>
          <table:table-cell office:value-type="float" office:value="6932558" calcext:value-type="float">
            <text:p>6932558</text:p>
          </table:table-cell>
          <table:table-cell office:value-type="float" office:value="31136" calcext:value-type="float">
            <text:p>311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" calcext:value-type="float">
            <text:p>0.42716</text:p>
          </table:table-cell>
          <table:table-cell office:value-type="float" office:value="77536" calcext:value-type="float">
            <text:p>77536</text:p>
          </table:table-cell>
          <table:table-cell office:value-type="float" office:value="0.439106" calcext:value-type="float">
            <text:p>0.439106</text:p>
          </table:table-cell>
          <table:table-cell office:value-type="float" office:value="0.442798" calcext:value-type="float">
            <text:p>0.442798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99" calcext:value-type="float">
            <text:p>0.99</text:p>
          </table:table-cell>
          <table:table-cell office:value-type="float" office:value="222.65" calcext:value-type="float">
            <text:p>222.6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8018" calcext:value-type="float">
            <text:p>8018</text:p>
          </table:table-cell>
          <table:table-cell office:value-type="float" office:value="3922514270" calcext:value-type="float">
            <text:p>3922514270</text:p>
          </table:table-cell>
          <table:table-cell office:value-type="float" office:value="9181957235" calcext:value-type="float">
            <text:p>9181957235</text:p>
          </table:table-cell>
          <table:table-cell office:value-type="float" office:value="77434" calcext:value-type="float">
            <text:p>77434</text:p>
          </table:table-cell>
          <table:table-cell office:value-type="float" office:value="6861703" calcext:value-type="float">
            <text:p>6861703</text:p>
          </table:table-cell>
          <table:table-cell office:value-type="float" office:value="6920868" calcext:value-type="float">
            <text:p>6920868</text:p>
          </table:table-cell>
          <table:table-cell office:value-type="float" office:value="44695" calcext:value-type="float">
            <text:p>4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7434" calcext:value-type="float">
            <text:p>77434</text:p>
          </table:table-cell>
          <table:table-cell office:value-type="float" office:value="0.438272" calcext:value-type="float">
            <text:p>0.438272</text:p>
          </table:table-cell>
          <table:table-cell office:value-type="float" office:value="0.442051" calcext:value-type="float">
            <text:p>0.442051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99" calcext:value-type="float">
            <text:p>0.99</text:p>
          </table:table-cell>
          <table:table-cell office:value-type="float" office:value="154.85" calcext:value-type="float">
            <text:p>154.8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017" calcext:value-type="float">
            <text:p>8017</text:p>
          </table:table-cell>
          <table:table-cell office:value-type="float" office:value="3924263122" calcext:value-type="float">
            <text:p>3924263122</text:p>
          </table:table-cell>
          <table:table-cell office:value-type="float" office:value="9186083756" calcext:value-type="float">
            <text:p>9186083756</text:p>
          </table:table-cell>
          <table:table-cell office:value-type="float" office:value="79222" calcext:value-type="float">
            <text:p>79222</text:p>
          </table:table-cell>
          <table:table-cell office:value-type="float" office:value="6859920" calcext:value-type="float">
            <text:p>6859920</text:p>
          </table:table-cell>
          <table:table-cell office:value-type="float" office:value="6912023" calcext:value-type="float">
            <text:p>6912023</text:p>
          </table:table-cell>
          <table:table-cell office:value-type="float" office:value="113207" calcext:value-type="float">
            <text:p>1132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7" calcext:value-type="float">
            <text:p>0.427197</text:p>
          </table:table-cell>
          <table:table-cell office:value-type="float" office:value="79222" calcext:value-type="float">
            <text:p>79222</text:p>
          </table:table-cell>
          <table:table-cell office:value-type="float" office:value="0.438159" calcext:value-type="float">
            <text:p>0.438159</text:p>
          </table:table-cell>
          <table:table-cell office:value-type="float" office:value="0.441487" calcext:value-type="float">
            <text:p>0.441487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.99" calcext:value-type="float">
            <text:p>0.99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8017" calcext:value-type="float">
            <text:p>8017</text:p>
          </table:table-cell>
          <table:table-cell office:value-type="float" office:value="3923448251" calcext:value-type="float">
            <text:p>3923448251</text:p>
          </table:table-cell>
          <table:table-cell office:value-type="float" office:value="9184149621" calcext:value-type="float">
            <text:p>9184149621</text:p>
          </table:table-cell>
          <table:table-cell office:value-type="float" office:value="77522" calcext:value-type="float">
            <text:p>77522</text:p>
          </table:table-cell>
          <table:table-cell office:value-type="float" office:value="6885603" calcext:value-type="float">
            <text:p>6885603</text:p>
          </table:table-cell>
          <table:table-cell office:value-type="float" office:value="6942299" calcext:value-type="float">
            <text:p>6942299</text:p>
          </table:table-cell>
          <table:table-cell office:value-type="float" office:value="124366" calcext:value-type="float">
            <text:p>12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7522" calcext:value-type="float">
            <text:p>77522</text:p>
          </table:table-cell>
          <table:table-cell office:value-type="float" office:value="0.439799" calcext:value-type="float">
            <text:p>0.439799</text:p>
          </table:table-cell>
          <table:table-cell office:value-type="float" office:value="0.44342" calcext:value-type="float">
            <text:p>0.44342</text:p>
          </table:table-cell>
          <table:table-cell office:value-type="float" office:value="0.007944" calcext:value-type="float">
            <text:p>0.007944</text:p>
          </table:table-cell>
          <table:table-cell office:value-type="float" office:value="0.99" calcext:value-type="float">
            <text:p>0.99</text:p>
          </table:table-cell>
          <table:table-cell office:value-type="float" office:value="55.82" calcext:value-type="float">
            <text:p>55.8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018" calcext:value-type="float">
            <text:p>8018</text:p>
          </table:table-cell>
          <table:table-cell office:value-type="float" office:value="3922720513" calcext:value-type="float">
            <text:p>3922720513</text:p>
          </table:table-cell>
          <table:table-cell office:value-type="float" office:value="9186928763" calcext:value-type="float">
            <text:p>9186928763</text:p>
          </table:table-cell>
          <table:table-cell office:value-type="float" office:value="77841" calcext:value-type="float">
            <text:p>77841</text:p>
          </table:table-cell>
          <table:table-cell office:value-type="float" office:value="6847691" calcext:value-type="float">
            <text:p>6847691</text:p>
          </table:table-cell>
          <table:table-cell office:value-type="float" office:value="6903280" calcext:value-type="float">
            <text:p>6903280</text:p>
          </table:table-cell>
          <table:table-cell office:value-type="float" office:value="72099" calcext:value-type="float">
            <text:p>720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9" calcext:value-type="float">
            <text:p>0.426989</text:p>
          </table:table-cell>
          <table:table-cell office:value-type="float" office:value="77841" calcext:value-type="float">
            <text:p>77841</text:p>
          </table:table-cell>
          <table:table-cell office:value-type="float" office:value="0.437377" calcext:value-type="float">
            <text:p>0.437377</text:p>
          </table:table-cell>
          <table:table-cell office:value-type="float" office:value="0.440928" calcext:value-type="float">
            <text:p>0.440928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0.99" calcext:value-type="float">
            <text:p>0.99</text:p>
          </table:table-cell>
          <table:table-cell office:value-type="float" office:value="95.75" calcext:value-type="float">
            <text:p>95.7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019" calcext:value-type="float">
            <text:p>8019</text:p>
          </table:table-cell>
          <table:table-cell office:value-type="float" office:value="3921938216" calcext:value-type="float">
            <text:p>3921938216</text:p>
          </table:table-cell>
          <table:table-cell office:value-type="float" office:value="9183635527" calcext:value-type="float">
            <text:p>9183635527</text:p>
          </table:table-cell>
          <table:table-cell office:value-type="float" office:value="78831" calcext:value-type="float">
            <text:p>78831</text:p>
          </table:table-cell>
          <table:table-cell office:value-type="float" office:value="6843113" calcext:value-type="float">
            <text:p>6843113</text:p>
          </table:table-cell>
          <table:table-cell office:value-type="float" office:value="6892972" calcext:value-type="float">
            <text:p>6892972</text:p>
          </table:table-cell>
          <table:table-cell office:value-type="float" office:value="69935" calcext:value-type="float">
            <text:p>69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7" calcext:value-type="float">
            <text:p>0.427057</text:p>
          </table:table-cell>
          <table:table-cell office:value-type="float" office:value="78831" calcext:value-type="float">
            <text:p>78831</text:p>
          </table:table-cell>
          <table:table-cell office:value-type="float" office:value="0.437085" calcext:value-type="float">
            <text:p>0.437085</text:p>
          </table:table-cell>
          <table:table-cell office:value-type="float" office:value="0.44027" calcext:value-type="float">
            <text:p>0.44027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0.99" calcext:value-type="float">
            <text:p>0.99</text:p>
          </table:table-cell>
          <table:table-cell office:value-type="float" office:value="98.56" calcext:value-type="float">
            <text:p>98.5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8017" calcext:value-type="float">
            <text:p>8017</text:p>
          </table:table-cell>
          <table:table-cell office:value-type="float" office:value="3924518961" calcext:value-type="float">
            <text:p>3924518961</text:p>
          </table:table-cell>
          <table:table-cell office:value-type="float" office:value="9184824538" calcext:value-type="float">
            <text:p>9184824538</text:p>
          </table:table-cell>
          <table:table-cell office:value-type="float" office:value="79071" calcext:value-type="float">
            <text:p>79071</text:p>
          </table:table-cell>
          <table:table-cell office:value-type="float" office:value="6927501" calcext:value-type="float">
            <text:p>6927501</text:p>
          </table:table-cell>
          <table:table-cell office:value-type="float" office:value="6984171" calcext:value-type="float">
            <text:p>6984171</text:p>
          </table:table-cell>
          <table:table-cell office:value-type="float" office:value="51078" calcext:value-type="float">
            <text:p>510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3" calcext:value-type="float">
            <text:p>0.427283</text:p>
          </table:table-cell>
          <table:table-cell office:value-type="float" office:value="79071" calcext:value-type="float">
            <text:p>79071</text:p>
          </table:table-cell>
          <table:table-cell office:value-type="float" office:value="0.442475" calcext:value-type="float">
            <text:p>0.442475</text:p>
          </table:table-cell>
          <table:table-cell office:value-type="float" office:value="0.446095" calcext:value-type="float">
            <text:p>0.446095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99" calcext:value-type="float">
            <text:p>0.99</text:p>
          </table:table-cell>
          <table:table-cell office:value-type="float" office:value="136.74" calcext:value-type="float">
            <text:p>136.7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8018" calcext:value-type="float">
            <text:p>8018</text:p>
          </table:table-cell>
          <table:table-cell office:value-type="float" office:value="3922252288" calcext:value-type="float">
            <text:p>3922252288</text:p>
          </table:table-cell>
          <table:table-cell office:value-type="float" office:value="9182752725" calcext:value-type="float">
            <text:p>9182752725</text:p>
          </table:table-cell>
          <table:table-cell office:value-type="float" office:value="77382" calcext:value-type="float">
            <text:p>77382</text:p>
          </table:table-cell>
          <table:table-cell office:value-type="float" office:value="6889166" calcext:value-type="float">
            <text:p>6889166</text:p>
          </table:table-cell>
          <table:table-cell office:value-type="float" office:value="6948256" calcext:value-type="float">
            <text:p>6948256</text:p>
          </table:table-cell>
          <table:table-cell office:value-type="float" office:value="76967" calcext:value-type="float">
            <text:p>76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3" calcext:value-type="float">
            <text:p>0.427133</text:p>
          </table:table-cell>
          <table:table-cell office:value-type="float" office:value="77382" calcext:value-type="float">
            <text:p>77382</text:p>
          </table:table-cell>
          <table:table-cell office:value-type="float" office:value="0.440027" calcext:value-type="float">
            <text:p>0.440027</text:p>
          </table:table-cell>
          <table:table-cell office:value-type="float" office:value="0.443801" calcext:value-type="float">
            <text:p>0.443801</text:p>
          </table:table-cell>
          <table:table-cell office:value-type="float" office:value="0.004916" calcext:value-type="float">
            <text:p>0.004916</text:p>
          </table:table-cell>
          <table:table-cell office:value-type="float" office:value="0.99" calcext:value-type="float">
            <text:p>0.99</text:p>
          </table:table-cell>
          <table:table-cell office:value-type="float" office:value="90.28" calcext:value-type="float">
            <text:p>90.2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9021" calcext:value-type="float">
            <text:p>9021</text:p>
          </table:table-cell>
          <table:table-cell office:value-type="float" office:value="3926616344" calcext:value-type="float">
            <text:p>3926616344</text:p>
          </table:table-cell>
          <table:table-cell office:value-type="float" office:value="9186718750" calcext:value-type="float">
            <text:p>9186718750</text:p>
          </table:table-cell>
          <table:table-cell office:value-type="float" office:value="78881" calcext:value-type="float">
            <text:p>78881</text:p>
          </table:table-cell>
          <table:table-cell office:value-type="float" office:value="6936377" calcext:value-type="float">
            <text:p>6936377</text:p>
          </table:table-cell>
          <table:table-cell office:value-type="float" office:value="6992224" calcext:value-type="float">
            <text:p>6992224</text:p>
          </table:table-cell>
          <table:table-cell office:value-type="float" office:value="44243" calcext:value-type="float">
            <text:p>4424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423" calcext:value-type="float">
            <text:p>0.427423</text:p>
          </table:table-cell>
          <table:table-cell office:value-type="float" office:value="78881" calcext:value-type="float">
            <text:p>78881</text:p>
          </table:table-cell>
          <table:table-cell office:value-type="float" office:value="0.443042" calcext:value-type="float">
            <text:p>0.443042</text:p>
          </table:table-cell>
          <table:table-cell office:value-type="float" office:value="0.446609" calcext:value-type="float">
            <text:p>0.446609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99" calcext:value-type="float">
            <text:p>0.99</text:p>
          </table:table-cell>
          <table:table-cell office:value-type="float" office:value="158.04" calcext:value-type="float">
            <text:p>158.0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9020" calcext:value-type="float">
            <text:p>9020</text:p>
          </table:table-cell>
          <table:table-cell office:value-type="float" office:value="3924333498" calcext:value-type="float">
            <text:p>3924333498</text:p>
          </table:table-cell>
          <table:table-cell office:value-type="float" office:value="9182644529" calcext:value-type="float">
            <text:p>9182644529</text:p>
          </table:table-cell>
          <table:table-cell office:value-type="float" office:value="78955" calcext:value-type="float">
            <text:p>78955</text:p>
          </table:table-cell>
          <table:table-cell office:value-type="float" office:value="6882572" calcext:value-type="float">
            <text:p>6882572</text:p>
          </table:table-cell>
          <table:table-cell office:value-type="float" office:value="6940560" calcext:value-type="float">
            <text:p>6940560</text:p>
          </table:table-cell>
          <table:table-cell office:value-type="float" office:value="30332" calcext:value-type="float">
            <text:p>30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64" calcext:value-type="float">
            <text:p>0.427364</text:p>
          </table:table-cell>
          <table:table-cell office:value-type="float" office:value="78955" calcext:value-type="float">
            <text:p>78955</text:p>
          </table:table-cell>
          <table:table-cell office:value-type="float" office:value="0.439605" calcext:value-type="float">
            <text:p>0.439605</text:p>
          </table:table-cell>
          <table:table-cell office:value-type="float" office:value="0.443309" calcext:value-type="float">
            <text:p>0.443309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99" calcext:value-type="float">
            <text:p>0.99</text:p>
          </table:table-cell>
          <table:table-cell office:value-type="float" office:value="228.82" calcext:value-type="float">
            <text:p>228.8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9019" calcext:value-type="float">
            <text:p>9019</text:p>
          </table:table-cell>
          <table:table-cell office:value-type="float" office:value="3921343769" calcext:value-type="float">
            <text:p>3921343769</text:p>
          </table:table-cell>
          <table:table-cell office:value-type="float" office:value="9185887518" calcext:value-type="float">
            <text:p>9185887518</text:p>
          </table:table-cell>
          <table:table-cell office:value-type="float" office:value="74036" calcext:value-type="float">
            <text:p>74036</text:p>
          </table:table-cell>
          <table:table-cell office:value-type="float" office:value="6801415" calcext:value-type="float">
            <text:p>6801415</text:p>
          </table:table-cell>
          <table:table-cell office:value-type="float" office:value="6857807" calcext:value-type="float">
            <text:p>6857807</text:p>
          </table:table-cell>
          <table:table-cell office:value-type="float" office:value="119377" calcext:value-type="float">
            <text:p>1193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88" calcext:value-type="float">
            <text:p>0.426888</text:p>
          </table:table-cell>
          <table:table-cell office:value-type="float" office:value="74036" calcext:value-type="float">
            <text:p>74036</text:p>
          </table:table-cell>
          <table:table-cell office:value-type="float" office:value="0.434422" calcext:value-type="float">
            <text:p>0.434422</text:p>
          </table:table-cell>
          <table:table-cell office:value-type="float" office:value="0.438024" calcext:value-type="float">
            <text:p>0.438024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0.99" calcext:value-type="float">
            <text:p>0.99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9019" calcext:value-type="float">
            <text:p>9019</text:p>
          </table:table-cell>
          <table:table-cell office:value-type="float" office:value="3919919285" calcext:value-type="float">
            <text:p>3919919285</text:p>
          </table:table-cell>
          <table:table-cell office:value-type="float" office:value="9183492635" calcext:value-type="float">
            <text:p>9183492635</text:p>
          </table:table-cell>
          <table:table-cell office:value-type="float" office:value="75338" calcext:value-type="float">
            <text:p>75338</text:p>
          </table:table-cell>
          <table:table-cell office:value-type="float" office:value="6796413" calcext:value-type="float">
            <text:p>6796413</text:p>
          </table:table-cell>
          <table:table-cell office:value-type="float" office:value="6851285" calcext:value-type="float">
            <text:p>6851285</text:p>
          </table:table-cell>
          <table:table-cell office:value-type="float" office:value="113149" calcext:value-type="float">
            <text:p>113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44" calcext:value-type="float">
            <text:p>0.426844</text:p>
          </table:table-cell>
          <table:table-cell office:value-type="float" office:value="75338" calcext:value-type="float">
            <text:p>75338</text:p>
          </table:table-cell>
          <table:table-cell office:value-type="float" office:value="0.434102" calcext:value-type="float">
            <text:p>0.434102</text:p>
          </table:table-cell>
          <table:table-cell office:value-type="float" office:value="0.437607" calcext:value-type="float">
            <text:p>0.437607</text:p>
          </table:table-cell>
          <table:table-cell office:value-type="float" office:value="0.007227" calcext:value-type="float">
            <text:p>0.007227</text:p>
          </table:table-cell>
          <table:table-cell office:value-type="float" office:value="0.99" calcext:value-type="float">
            <text:p>0.99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9021" calcext:value-type="float">
            <text:p>9021</text:p>
          </table:table-cell>
          <table:table-cell office:value-type="float" office:value="3922415221" calcext:value-type="float">
            <text:p>3922415221</text:p>
          </table:table-cell>
          <table:table-cell office:value-type="float" office:value="9185421385" calcext:value-type="float">
            <text:p>9185421385</text:p>
          </table:table-cell>
          <table:table-cell office:value-type="float" office:value="79644" calcext:value-type="float">
            <text:p>79644</text:p>
          </table:table-cell>
          <table:table-cell office:value-type="float" office:value="6858743" calcext:value-type="float">
            <text:p>6858743</text:p>
          </table:table-cell>
          <table:table-cell office:value-type="float" office:value="6910213" calcext:value-type="float">
            <text:p>6910213</text:p>
          </table:table-cell>
          <table:table-cell office:value-type="float" office:value="62495" calcext:value-type="float">
            <text:p>624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6" calcext:value-type="float">
            <text:p>0.427026</text:p>
          </table:table-cell>
          <table:table-cell office:value-type="float" office:value="79644" calcext:value-type="float">
            <text:p>79644</text:p>
          </table:table-cell>
          <table:table-cell office:value-type="float" office:value="0.437647" calcext:value-type="float">
            <text:p>0.437647</text:p>
          </table:table-cell>
          <table:table-cell office:value-type="float" office:value="0.440931" calcext:value-type="float">
            <text:p>0.440931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99" calcext:value-type="float">
            <text:p>0.99</text:p>
          </table:table-cell>
          <table:table-cell office:value-type="float" office:value="110.57" calcext:value-type="float">
            <text:p>110.5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9021" calcext:value-type="float">
            <text:p>9021</text:p>
          </table:table-cell>
          <table:table-cell office:value-type="float" office:value="3921959367" calcext:value-type="float">
            <text:p>3921959367</text:p>
          </table:table-cell>
          <table:table-cell office:value-type="float" office:value="9182798086" calcext:value-type="float">
            <text:p>9182798086</text:p>
          </table:table-cell>
          <table:table-cell office:value-type="float" office:value="77974" calcext:value-type="float">
            <text:p>77974</text:p>
          </table:table-cell>
          <table:table-cell office:value-type="float" office:value="6929148" calcext:value-type="float">
            <text:p>6929148</text:p>
          </table:table-cell>
          <table:table-cell office:value-type="float" office:value="6986107" calcext:value-type="float">
            <text:p>6986107</text:p>
          </table:table-cell>
          <table:table-cell office:value-type="float" office:value="63564" calcext:value-type="float">
            <text:p>6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9" calcext:value-type="float">
            <text:p>0.427099</text:p>
          </table:table-cell>
          <table:table-cell office:value-type="float" office:value="77974" calcext:value-type="float">
            <text:p>77974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0.446218" calcext:value-type="float">
            <text:p>0.446218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99" calcext:value-type="float">
            <text:p>0.99</text:p>
          </table:table-cell>
          <table:table-cell office:value-type="float" office:value="109.91" calcext:value-type="float">
            <text:p>109.9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9019" calcext:value-type="float">
            <text:p>9019</text:p>
          </table:table-cell>
          <table:table-cell office:value-type="float" office:value="3923781216" calcext:value-type="float">
            <text:p>3923781216</text:p>
          </table:table-cell>
          <table:table-cell office:value-type="float" office:value="9184688152" calcext:value-type="float">
            <text:p>9184688152</text:p>
          </table:table-cell>
          <table:table-cell office:value-type="float" office:value="79530" calcext:value-type="float">
            <text:p>79530</text:p>
          </table:table-cell>
          <table:table-cell office:value-type="float" office:value="6861930" calcext:value-type="float">
            <text:p>6861930</text:p>
          </table:table-cell>
          <table:table-cell office:value-type="float" office:value="6917606" calcext:value-type="float">
            <text:p>6917606</text:p>
          </table:table-cell>
          <table:table-cell office:value-type="float" office:value="38544" calcext:value-type="float">
            <text:p>385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9" calcext:value-type="float">
            <text:p>0.427209</text:p>
          </table:table-cell>
          <table:table-cell office:value-type="float" office:value="79530" calcext:value-type="float">
            <text:p>79530</text:p>
          </table:table-cell>
          <table:table-cell office:value-type="float" office:value="0.438287" calcext:value-type="float">
            <text:p>0.438287</text:p>
          </table:table-cell>
          <table:table-cell office:value-type="float" office:value="0.441843" calcext:value-type="float">
            <text:p>0.441843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.99" calcext:value-type="float">
            <text:p>0.99</text:p>
          </table:table-cell>
          <table:table-cell office:value-type="float" office:value="179.47" calcext:value-type="float">
            <text:p>179.4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9020" calcext:value-type="float">
            <text:p>9020</text:p>
          </table:table-cell>
          <table:table-cell office:value-type="float" office:value="3923168584" calcext:value-type="float">
            <text:p>3923168584</text:p>
          </table:table-cell>
          <table:table-cell office:value-type="float" office:value="9182698379" calcext:value-type="float">
            <text:p>9182698379</text:p>
          </table:table-cell>
          <table:table-cell office:value-type="float" office:value="78570" calcext:value-type="float">
            <text:p>78570</text:p>
          </table:table-cell>
          <table:table-cell office:value-type="float" office:value="6857450" calcext:value-type="float">
            <text:p>6857450</text:p>
          </table:table-cell>
          <table:table-cell office:value-type="float" office:value="6910756" calcext:value-type="float">
            <text:p>6910756</text:p>
          </table:table-cell>
          <table:table-cell office:value-type="float" office:value="42236" calcext:value-type="float">
            <text:p>4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5" calcext:value-type="float">
            <text:p>0.427235</text:p>
          </table:table-cell>
          <table:table-cell office:value-type="float" office:value="78570" calcext:value-type="float">
            <text:p>78570</text:p>
          </table:table-cell>
          <table:table-cell office:value-type="float" office:value="0.438001" calcext:value-type="float">
            <text:p>0.438001</text:p>
          </table:table-cell>
          <table:table-cell office:value-type="float" office:value="0.441406" calcext:value-type="float">
            <text:p>0.441406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99" calcext:value-type="float">
            <text:p>0.99</text:p>
          </table:table-cell>
          <table:table-cell office:value-type="float" office:value="163.62" calcext:value-type="float">
            <text:p>163.6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0023" calcext:value-type="float">
            <text:p>10023</text:p>
          </table:table-cell>
          <table:table-cell office:value-type="float" office:value="3920337634" calcext:value-type="float">
            <text:p>3920337634</text:p>
          </table:table-cell>
          <table:table-cell office:value-type="float" office:value="9179364356" calcext:value-type="float">
            <text:p>9179364356</text:p>
          </table:table-cell>
          <table:table-cell office:value-type="float" office:value="79448" calcext:value-type="float">
            <text:p>79448</text:p>
          </table:table-cell>
          <table:table-cell office:value-type="float" office:value="6850057" calcext:value-type="float">
            <text:p>6850057</text:p>
          </table:table-cell>
          <table:table-cell office:value-type="float" office:value="6909231" calcext:value-type="float">
            <text:p>6909231</text:p>
          </table:table-cell>
          <table:table-cell office:value-type="float" office:value="62112" calcext:value-type="float">
            <text:p>621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2" calcext:value-type="float">
            <text:p>0.427082</text:p>
          </table:table-cell>
          <table:table-cell office:value-type="float" office:value="79448" calcext:value-type="float">
            <text:p>79448</text:p>
          </table:table-cell>
          <table:table-cell office:value-type="float" office:value="0.437529" calcext:value-type="float">
            <text:p>0.437529</text:p>
          </table:table-cell>
          <table:table-cell office:value-type="float" office:value="0.441308" calcext:value-type="float">
            <text:p>0.441308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99" calcext:value-type="float">
            <text:p>0.99</text:p>
          </table:table-cell>
          <table:table-cell office:value-type="float" office:value="111.24" calcext:value-type="float">
            <text:p>111.2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0022" calcext:value-type="float">
            <text:p>10022</text:p>
          </table:table-cell>
          <table:table-cell office:value-type="float" office:value="3918164515" calcext:value-type="float">
            <text:p>3918164515</text:p>
          </table:table-cell>
          <table:table-cell office:value-type="float" office:value="9175239946" calcext:value-type="float">
            <text:p>9175239946</text:p>
          </table:table-cell>
          <table:table-cell office:value-type="float" office:value="78224" calcext:value-type="float">
            <text:p>78224</text:p>
          </table:table-cell>
          <table:table-cell office:value-type="float" office:value="6851063" calcext:value-type="float">
            <text:p>6851063</text:p>
          </table:table-cell>
          <table:table-cell office:value-type="float" office:value="6911886" calcext:value-type="float">
            <text:p>6911886</text:p>
          </table:table-cell>
          <table:table-cell office:value-type="float" office:value="77779" calcext:value-type="float">
            <text:p>7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78224" calcext:value-type="float">
            <text:p>78224</text:p>
          </table:table-cell>
          <table:table-cell office:value-type="float" office:value="0.437593" calcext:value-type="float">
            <text:p>0.437593</text:p>
          </table:table-cell>
          <table:table-cell office:value-type="float" office:value="0.441478" calcext:value-type="float">
            <text:p>0.44147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99" calcext:value-type="float">
            <text:p>0.99</text:p>
          </table:table-cell>
          <table:table-cell office:value-type="float" office:value="88.87" calcext:value-type="float">
            <text:p>88.8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0021" calcext:value-type="float">
            <text:p>10021</text:p>
          </table:table-cell>
          <table:table-cell office:value-type="float" office:value="3921957695" calcext:value-type="float">
            <text:p>3921957695</text:p>
          </table:table-cell>
          <table:table-cell office:value-type="float" office:value="9184305593" calcext:value-type="float">
            <text:p>9184305593</text:p>
          </table:table-cell>
          <table:table-cell office:value-type="float" office:value="76960" calcext:value-type="float">
            <text:p>76960</text:p>
          </table:table-cell>
          <table:table-cell office:value-type="float" office:value="6815764" calcext:value-type="float">
            <text:p>6815764</text:p>
          </table:table-cell>
          <table:table-cell office:value-type="float" office:value="6872666" calcext:value-type="float">
            <text:p>6872666</text:p>
          </table:table-cell>
          <table:table-cell office:value-type="float" office:value="119575" calcext:value-type="float">
            <text:p>1195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8" calcext:value-type="float">
            <text:p>0.427028</text:p>
          </table:table-cell>
          <table:table-cell office:value-type="float" office:value="76960" calcext:value-type="float">
            <text:p>76960</text:p>
          </table:table-cell>
          <table:table-cell office:value-type="float" office:value="0.435338" calcext:value-type="float">
            <text:p>0.435338</text:p>
          </table:table-cell>
          <table:table-cell office:value-type="float" office:value="0.438973" calcext:value-type="float">
            <text:p>0.438973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99" calcext:value-type="float">
            <text:p>0.99</text:p>
          </table:table-cell>
          <table:table-cell office:value-type="float" office:value="57.48" calcext:value-type="float">
            <text:p>57.4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0021" calcext:value-type="float">
            <text:p>10021</text:p>
          </table:table-cell>
          <table:table-cell office:value-type="float" office:value="3921711987" calcext:value-type="float">
            <text:p>3921711987</text:p>
          </table:table-cell>
          <table:table-cell office:value-type="float" office:value="9184352148" calcext:value-type="float">
            <text:p>9184352148</text:p>
          </table:table-cell>
          <table:table-cell office:value-type="float" office:value="77057" calcext:value-type="float">
            <text:p>77057</text:p>
          </table:table-cell>
          <table:table-cell office:value-type="float" office:value="6813493" calcext:value-type="float">
            <text:p>6813493</text:p>
          </table:table-cell>
          <table:table-cell office:value-type="float" office:value="6870589" calcext:value-type="float">
            <text:p>6870589</text:p>
          </table:table-cell>
          <table:table-cell office:value-type="float" office:value="119960" calcext:value-type="float">
            <text:p>119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9" calcext:value-type="float">
            <text:p>0.426999</text:p>
          </table:table-cell>
          <table:table-cell office:value-type="float" office:value="77057" calcext:value-type="float">
            <text:p>77057</text:p>
          </table:table-cell>
          <table:table-cell office:value-type="float" office:value="0.435193" calcext:value-type="float">
            <text:p>0.435193</text:p>
          </table:table-cell>
          <table:table-cell office:value-type="float" office:value="0.43884" calcext:value-type="float">
            <text:p>0.43884</text:p>
          </table:table-cell>
          <table:table-cell office:value-type="float" office:value="0.007662" calcext:value-type="float">
            <text:p>0.007662</text:p>
          </table:table-cell>
          <table:table-cell office:value-type="float" office:value="0.99" calcext:value-type="float">
            <text:p>0.99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0023" calcext:value-type="float">
            <text:p>10023</text:p>
          </table:table-cell>
          <table:table-cell office:value-type="float" office:value="3879902557" calcext:value-type="float">
            <text:p>3879902557</text:p>
          </table:table-cell>
          <table:table-cell office:value-type="float" office:value="9195160775" calcext:value-type="float">
            <text:p>9195160775</text:p>
          </table:table-cell>
          <table:table-cell office:value-type="float" office:value="59001" calcext:value-type="float">
            <text:p>59001</text:p>
          </table:table-cell>
          <table:table-cell office:value-type="float" office:value="4597995" calcext:value-type="float">
            <text:p>4597995</text:p>
          </table:table-cell>
          <table:table-cell office:value-type="float" office:value="4637546" calcext:value-type="float">
            <text:p>4637546</text:p>
          </table:table-cell>
          <table:table-cell office:value-type="float" office:value="57481" calcext:value-type="float">
            <text:p>574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59001" calcext:value-type="float">
            <text:p>59001</text:p>
          </table:table-cell>
          <table:table-cell office:value-type="float" office:value="0.293684" calcext:value-type="float">
            <text:p>0.293684</text:p>
          </table:table-cell>
          <table:table-cell office:value-type="float" office:value="0.296211" calcext:value-type="float">
            <text:p>0.296211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99" calcext:value-type="float">
            <text:p>0.99</text:p>
          </table:table-cell>
          <table:table-cell office:value-type="float" office:value="80.68" calcext:value-type="float">
            <text:p>80.6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0023" calcext:value-type="float">
            <text:p>10023</text:p>
          </table:table-cell>
          <table:table-cell office:value-type="float" office:value="3878596368" calcext:value-type="float">
            <text:p>3878596368</text:p>
          </table:table-cell>
          <table:table-cell office:value-type="float" office:value="9192504105" calcext:value-type="float">
            <text:p>9192504105</text:p>
          </table:table-cell>
          <table:table-cell office:value-type="float" office:value="56931" calcext:value-type="float">
            <text:p>56931</text:p>
          </table:table-cell>
          <table:table-cell office:value-type="float" office:value="4597369" calcext:value-type="float">
            <text:p>4597369</text:p>
          </table:table-cell>
          <table:table-cell office:value-type="float" office:value="4634970" calcext:value-type="float">
            <text:p>4634970</text:p>
          </table:table-cell>
          <table:table-cell office:value-type="float" office:value="56488" calcext:value-type="float">
            <text:p>5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93" calcext:value-type="float">
            <text:p>0.42193</text:p>
          </table:table-cell>
          <table:table-cell office:value-type="float" office:value="56931" calcext:value-type="float">
            <text:p>56931</text:p>
          </table:table-cell>
          <table:table-cell office:value-type="float" office:value="0.293644" calcext:value-type="float">
            <text:p>0.293644</text:p>
          </table:table-cell>
          <table:table-cell office:value-type="float" office:value="0.296046" calcext:value-type="float">
            <text:p>0.29604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99" calcext:value-type="float">
            <text:p>0.99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0021" calcext:value-type="float">
            <text:p>10021</text:p>
          </table:table-cell>
          <table:table-cell office:value-type="float" office:value="3921620595" calcext:value-type="float">
            <text:p>3921620595</text:p>
          </table:table-cell>
          <table:table-cell office:value-type="float" office:value="9183797277" calcext:value-type="float">
            <text:p>9183797277</text:p>
          </table:table-cell>
          <table:table-cell office:value-type="float" office:value="78969" calcext:value-type="float">
            <text:p>78969</text:p>
          </table:table-cell>
          <table:table-cell office:value-type="float" office:value="6771057" calcext:value-type="float">
            <text:p>6771057</text:p>
          </table:table-cell>
          <table:table-cell office:value-type="float" office:value="6826712" calcext:value-type="float">
            <text:p>6826712</text:p>
          </table:table-cell>
          <table:table-cell office:value-type="float" office:value="78917" calcext:value-type="float">
            <text:p>789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5" calcext:value-type="float">
            <text:p>0.427015</text:p>
          </table:table-cell>
          <table:table-cell office:value-type="float" office:value="78969" calcext:value-type="float">
            <text:p>78969</text:p>
          </table:table-cell>
          <table:table-cell office:value-type="float" office:value="0.432483" calcext:value-type="float">
            <text:p>0.432483</text:p>
          </table:table-cell>
          <table:table-cell office:value-type="float" office:value="0.436037" calcext:value-type="float">
            <text:p>0.436037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99" calcext:value-type="float">
            <text:p>0.99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0022" calcext:value-type="float">
            <text:p>10022</text:p>
          </table:table-cell>
          <table:table-cell office:value-type="float" office:value="3920918814" calcext:value-type="float">
            <text:p>3920918814</text:p>
          </table:table-cell>
          <table:table-cell office:value-type="float" office:value="9183158437" calcext:value-type="float">
            <text:p>9183158437</text:p>
          </table:table-cell>
          <table:table-cell office:value-type="float" office:value="77258" calcext:value-type="float">
            <text:p>77258</text:p>
          </table:table-cell>
          <table:table-cell office:value-type="float" office:value="6755673" calcext:value-type="float">
            <text:p>6755673</text:p>
          </table:table-cell>
          <table:table-cell office:value-type="float" office:value="6812600" calcext:value-type="float">
            <text:p>6812600</text:p>
          </table:table-cell>
          <table:table-cell office:value-type="float" office:value="25764" calcext:value-type="float">
            <text:p>2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68" calcext:value-type="float">
            <text:p>0.426968</text:p>
          </table:table-cell>
          <table:table-cell office:value-type="float" office:value="77258" calcext:value-type="float">
            <text:p>77258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35136" calcext:value-type="float">
            <text:p>0.435136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99" calcext:value-type="float">
            <text:p>0.99</text:p>
          </table:table-cell>
          <table:table-cell office:value-type="float" office:value="264.42" calcext:value-type="float">
            <text:p>264.4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1026" calcext:value-type="float">
            <text:p>11026</text:p>
          </table:table-cell>
          <table:table-cell office:value-type="float" office:value="3924419342" calcext:value-type="float">
            <text:p>3924419342</text:p>
          </table:table-cell>
          <table:table-cell office:value-type="float" office:value="9188072389" calcext:value-type="float">
            <text:p>9188072389</text:p>
          </table:table-cell>
          <table:table-cell office:value-type="float" office:value="77996" calcext:value-type="float">
            <text:p>77996</text:p>
          </table:table-cell>
          <table:table-cell office:value-type="float" office:value="6815703" calcext:value-type="float">
            <text:p>6815703</text:p>
          </table:table-cell>
          <table:table-cell office:value-type="float" office:value="6872453" calcext:value-type="float">
            <text:p>6872453</text:p>
          </table:table-cell>
          <table:table-cell office:value-type="float" office:value="40511" calcext:value-type="float">
            <text:p>405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1" calcext:value-type="float">
            <text:p>0.427121</text:p>
          </table:table-cell>
          <table:table-cell office:value-type="float" office:value="77996" calcext:value-type="float">
            <text:p>77996</text:p>
          </table:table-cell>
          <table:table-cell office:value-type="float" office:value="0.4349" calcext:value-type="float">
            <text:p>0.4349</text:p>
          </table:table-cell>
          <table:table-cell office:value-type="float" office:value="0.438521" calcext:value-type="float">
            <text:p>0.438521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99" calcext:value-type="float">
            <text:p>0.99</text:p>
          </table:table-cell>
          <table:table-cell office:value-type="float" office:value="169.64" calcext:value-type="float">
            <text:p>169.6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1024" calcext:value-type="float">
            <text:p>11024</text:p>
          </table:table-cell>
          <table:table-cell office:value-type="float" office:value="3921507876" calcext:value-type="float">
            <text:p>3921507876</text:p>
          </table:table-cell>
          <table:table-cell office:value-type="float" office:value="9181448539" calcext:value-type="float">
            <text:p>9181448539</text:p>
          </table:table-cell>
          <table:table-cell office:value-type="float" office:value="76623" calcext:value-type="float">
            <text:p>76623</text:p>
          </table:table-cell>
          <table:table-cell office:value-type="float" office:value="6814682" calcext:value-type="float">
            <text:p>6814682</text:p>
          </table:table-cell>
          <table:table-cell office:value-type="float" office:value="6868385" calcext:value-type="float">
            <text:p>6868385</text:p>
          </table:table-cell>
          <table:table-cell office:value-type="float" office:value="43247" calcext:value-type="float">
            <text:p>4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76623" calcext:value-type="float">
            <text:p>76623</text:p>
          </table:table-cell>
          <table:table-cell office:value-type="float" office:value="0.435269" calcext:value-type="float">
            <text:p>0.435269</text:p>
          </table:table-cell>
          <table:table-cell office:value-type="float" office:value="0.438699" calcext:value-type="float">
            <text:p>0.438699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99" calcext:value-type="float">
            <text:p>0.99</text:p>
          </table:table-cell>
          <table:table-cell office:value-type="float" office:value="158.82" calcext:value-type="float">
            <text:p>158.8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1023" calcext:value-type="float">
            <text:p>11023</text:p>
          </table:table-cell>
          <table:table-cell office:value-type="float" office:value="3924822839" calcext:value-type="float">
            <text:p>3924822839</text:p>
          </table:table-cell>
          <table:table-cell office:value-type="float" office:value="9185322978" calcext:value-type="float">
            <text:p>9185322978</text:p>
          </table:table-cell>
          <table:table-cell office:value-type="float" office:value="79002" calcext:value-type="float">
            <text:p>79002</text:p>
          </table:table-cell>
          <table:table-cell office:value-type="float" office:value="6876990" calcext:value-type="float">
            <text:p>6876990</text:p>
          </table:table-cell>
          <table:table-cell office:value-type="float" office:value="6928296" calcext:value-type="float">
            <text:p>6928296</text:p>
          </table:table-cell>
          <table:table-cell office:value-type="float" office:value="80401" calcext:value-type="float">
            <text:p>804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3" calcext:value-type="float">
            <text:p>0.427293</text:p>
          </table:table-cell>
          <table:table-cell office:value-type="float" office:value="79002" calcext:value-type="float">
            <text:p>79002</text:p>
          </table:table-cell>
          <table:table-cell office:value-type="float" office:value="0.439249" calcext:value-type="float">
            <text:p>0.439249</text:p>
          </table:table-cell>
          <table:table-cell office:value-type="float" office:value="0.442526" calcext:value-type="float">
            <text:p>0.442526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.99" calcext:value-type="float">
            <text:p>0.99</text:p>
          </table:table-cell>
          <table:table-cell office:value-type="float" office:value="86.17" calcext:value-type="float">
            <text:p>86.1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1023" calcext:value-type="float">
            <text:p>11023</text:p>
          </table:table-cell>
          <table:table-cell office:value-type="float" office:value="3922494150" calcext:value-type="float">
            <text:p>3922494150</text:p>
          </table:table-cell>
          <table:table-cell office:value-type="float" office:value="9183297726" calcext:value-type="float">
            <text:p>9183297726</text:p>
          </table:table-cell>
          <table:table-cell office:value-type="float" office:value="78104" calcext:value-type="float">
            <text:p>78104</text:p>
          </table:table-cell>
          <table:table-cell office:value-type="float" office:value="6846760" calcext:value-type="float">
            <text:p>6846760</text:p>
          </table:table-cell>
          <table:table-cell office:value-type="float" office:value="6899216" calcext:value-type="float">
            <text:p>6899216</text:p>
          </table:table-cell>
          <table:table-cell office:value-type="float" office:value="110295" calcext:value-type="float">
            <text:p>11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4" calcext:value-type="float">
            <text:p>0.427134</text:p>
          </table:table-cell>
          <table:table-cell office:value-type="float" office:value="78104" calcext:value-type="float">
            <text:p>78104</text:p>
          </table:table-cell>
          <table:table-cell office:value-type="float" office:value="0.437318" calcext:value-type="float">
            <text:p>0.437318</text:p>
          </table:table-cell>
          <table:table-cell office:value-type="float" office:value="0.440668" calcext:value-type="float">
            <text:p>0.440668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99" calcext:value-type="float">
            <text:p>0.99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1025" calcext:value-type="float">
            <text:p>11025</text:p>
          </table:table-cell>
          <table:table-cell office:value-type="float" office:value="3914989158" calcext:value-type="float">
            <text:p>3914989158</text:p>
          </table:table-cell>
          <table:table-cell office:value-type="float" office:value="9186420248" calcext:value-type="float">
            <text:p>9186420248</text:p>
          </table:table-cell>
          <table:table-cell office:value-type="float" office:value="74412" calcext:value-type="float">
            <text:p>74412</text:p>
          </table:table-cell>
          <table:table-cell office:value-type="float" office:value="6436620" calcext:value-type="float">
            <text:p>6436620</text:p>
          </table:table-cell>
          <table:table-cell office:value-type="float" office:value="6488943" calcext:value-type="float">
            <text:p>6488943</text:p>
          </table:table-cell>
          <table:table-cell office:value-type="float" office:value="56690" calcext:value-type="float">
            <text:p>5669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171" calcext:value-type="float">
            <text:p>0.426171</text:p>
          </table:table-cell>
          <table:table-cell office:value-type="float" office:value="74412" calcext:value-type="float">
            <text:p>74412</text:p>
          </table:table-cell>
          <table:table-cell office:value-type="float" office:value="0.411121" calcext:value-type="float">
            <text:p>0.411121</text:p>
          </table:table-cell>
          <table:table-cell office:value-type="float" office:value="0.414463" calcext:value-type="float">
            <text:p>0.414463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99" calcext:value-type="float">
            <text:p>0.99</text:p>
          </table:table-cell>
          <table:table-cell office:value-type="float" office:value="114.46" calcext:value-type="float">
            <text:p>114.4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1025" calcext:value-type="float">
            <text:p>11025</text:p>
          </table:table-cell>
          <table:table-cell office:value-type="float" office:value="3912720369" calcext:value-type="float">
            <text:p>3912720369</text:p>
          </table:table-cell>
          <table:table-cell office:value-type="float" office:value="9184374799" calcext:value-type="float">
            <text:p>9184374799</text:p>
          </table:table-cell>
          <table:table-cell office:value-type="float" office:value="73607" calcext:value-type="float">
            <text:p>73607</text:p>
          </table:table-cell>
          <table:table-cell office:value-type="float" office:value="6415615" calcext:value-type="float">
            <text:p>6415615</text:p>
          </table:table-cell>
          <table:table-cell office:value-type="float" office:value="6468140" calcext:value-type="float">
            <text:p>6468140</text:p>
          </table:table-cell>
          <table:table-cell office:value-type="float" office:value="57116" calcext:value-type="float">
            <text:p>5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19" calcext:value-type="float">
            <text:p>0.426019</text:p>
          </table:table-cell>
          <table:table-cell office:value-type="float" office:value="73607" calcext:value-type="float">
            <text:p>73607</text:p>
          </table:table-cell>
          <table:table-cell office:value-type="float" office:value="0.40978" calcext:value-type="float">
            <text:p>0.40978</text:p>
          </table:table-cell>
          <table:table-cell office:value-type="float" office:value="0.413135" calcext:value-type="float">
            <text:p>0.413135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99" calcext:value-type="float">
            <text:p>0.99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1023" calcext:value-type="float">
            <text:p>11023</text:p>
          </table:table-cell>
          <table:table-cell office:value-type="float" office:value="3921822345" calcext:value-type="float">
            <text:p>3921822345</text:p>
          </table:table-cell>
          <table:table-cell office:value-type="float" office:value="9185527665" calcext:value-type="float">
            <text:p>9185527665</text:p>
          </table:table-cell>
          <table:table-cell office:value-type="float" office:value="80625" calcext:value-type="float">
            <text:p>80625</text:p>
          </table:table-cell>
          <table:table-cell office:value-type="float" office:value="6840848" calcext:value-type="float">
            <text:p>6840848</text:p>
          </table:table-cell>
          <table:table-cell office:value-type="float" office:value="6895197" calcext:value-type="float">
            <text:p>6895197</text:p>
          </table:table-cell>
          <table:table-cell office:value-type="float" office:value="84450" calcext:value-type="float">
            <text:p>844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7" calcext:value-type="float">
            <text:p>0.426957</text:p>
          </table:table-cell>
          <table:table-cell office:value-type="float" office:value="80625" calcext:value-type="float">
            <text:p>80625</text:p>
          </table:table-cell>
          <table:table-cell office:value-type="float" office:value="0.43694" calcext:value-type="float">
            <text:p>0.43694</text:p>
          </table:table-cell>
          <table:table-cell office:value-type="float" office:value="0.440412" calcext:value-type="float">
            <text:p>0.440412</text:p>
          </table:table-cell>
          <table:table-cell office:value-type="float" office:value="0.005394" calcext:value-type="float">
            <text:p>0.005394</text:p>
          </table:table-cell>
          <table:table-cell office:value-type="float" office:value="0.99" calcext:value-type="float">
            <text:p>0.99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1024" calcext:value-type="float">
            <text:p>11024</text:p>
          </table:table-cell>
          <table:table-cell office:value-type="float" office:value="3921575656" calcext:value-type="float">
            <text:p>3921575656</text:p>
          </table:table-cell>
          <table:table-cell office:value-type="float" office:value="9182351146" calcext:value-type="float">
            <text:p>9182351146</text:p>
          </table:table-cell>
          <table:table-cell office:value-type="float" office:value="76532" calcext:value-type="float">
            <text:p>76532</text:p>
          </table:table-cell>
          <table:table-cell office:value-type="float" office:value="6928246" calcext:value-type="float">
            <text:p>6928246</text:p>
          </table:table-cell>
          <table:table-cell office:value-type="float" office:value="6986399" calcext:value-type="float">
            <text:p>6986399</text:p>
          </table:table-cell>
          <table:table-cell office:value-type="float" office:value="78985" calcext:value-type="float">
            <text:p>78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8" calcext:value-type="float">
            <text:p>0.427078</text:p>
          </table:table-cell>
          <table:table-cell office:value-type="float" office:value="76532" calcext:value-type="float">
            <text:p>76532</text:p>
          </table:table-cell>
          <table:table-cell office:value-type="float" office:value="0.442523" calcext:value-type="float">
            <text:p>0.442523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99" calcext:value-type="float">
            <text:p>0.99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2029" calcext:value-type="float">
            <text:p>12029</text:p>
          </table:table-cell>
          <table:table-cell office:value-type="float" office:value="3926267989" calcext:value-type="float">
            <text:p>3926267989</text:p>
          </table:table-cell>
          <table:table-cell office:value-type="float" office:value="9188602603" calcext:value-type="float">
            <text:p>9188602603</text:p>
          </table:table-cell>
          <table:table-cell office:value-type="float" office:value="79006" calcext:value-type="float">
            <text:p>79006</text:p>
          </table:table-cell>
          <table:table-cell office:value-type="float" office:value="6878577" calcext:value-type="float">
            <text:p>6878577</text:p>
          </table:table-cell>
          <table:table-cell office:value-type="float" office:value="6935769" calcext:value-type="float">
            <text:p>6935769</text:p>
          </table:table-cell>
          <table:table-cell office:value-type="float" office:value="30620" calcext:value-type="float">
            <text:p>306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8" calcext:value-type="float">
            <text:p>0.427298</text:p>
          </table:table-cell>
          <table:table-cell office:value-type="float" office:value="79006" calcext:value-type="float">
            <text:p>79006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0.442562" calcext:value-type="float">
            <text:p>0.442562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99" calcext:value-type="float">
            <text:p>0.99</text:p>
          </table:table-cell>
          <table:table-cell office:value-type="float" office:value="226.51" calcext:value-type="float">
            <text:p>226.5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2027" calcext:value-type="float">
            <text:p>12027</text:p>
          </table:table-cell>
          <table:table-cell office:value-type="float" office:value="3924362532" calcext:value-type="float">
            <text:p>3924362532</text:p>
          </table:table-cell>
          <table:table-cell office:value-type="float" office:value="9183395880" calcext:value-type="float">
            <text:p>9183395880</text:p>
          </table:table-cell>
          <table:table-cell office:value-type="float" office:value="78934" calcext:value-type="float">
            <text:p>78934</text:p>
          </table:table-cell>
          <table:table-cell office:value-type="float" office:value="6869594" calcext:value-type="float">
            <text:p>6869594</text:p>
          </table:table-cell>
          <table:table-cell office:value-type="float" office:value="6921948" calcext:value-type="float">
            <text:p>6921948</text:p>
          </table:table-cell>
          <table:table-cell office:value-type="float" office:value="27841" calcext:value-type="float">
            <text:p>2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32" calcext:value-type="float">
            <text:p>0.427332</text:p>
          </table:table-cell>
          <table:table-cell office:value-type="float" office:value="78934" calcext:value-type="float">
            <text:p>78934</text:p>
          </table:table-cell>
          <table:table-cell office:value-type="float" office:value="0.438339" calcext:value-type="float">
            <text:p>0.438339</text:p>
          </table:table-cell>
          <table:table-cell office:value-type="float" office:value="0.44168" calcext:value-type="float">
            <text:p>0.44168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99" calcext:value-type="float">
            <text:p>0.99</text:p>
          </table:table-cell>
          <table:table-cell office:value-type="float" office:value="248.62" calcext:value-type="float">
            <text:p>248.6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2025" calcext:value-type="float">
            <text:p>12025</text:p>
          </table:table-cell>
          <table:table-cell office:value-type="float" office:value="3924183140" calcext:value-type="float">
            <text:p>3924183140</text:p>
          </table:table-cell>
          <table:table-cell office:value-type="float" office:value="9185805262" calcext:value-type="float">
            <text:p>9185805262</text:p>
          </table:table-cell>
          <table:table-cell office:value-type="float" office:value="77720" calcext:value-type="float">
            <text:p>77720</text:p>
          </table:table-cell>
          <table:table-cell office:value-type="float" office:value="6857588" calcext:value-type="float">
            <text:p>6857588</text:p>
          </table:table-cell>
          <table:table-cell office:value-type="float" office:value="6914281" calcext:value-type="float">
            <text:p>6914281</text:p>
          </table:table-cell>
          <table:table-cell office:value-type="float" office:value="66888" calcext:value-type="float">
            <text:p>668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1" calcext:value-type="float">
            <text:p>0.427201</text:p>
          </table:table-cell>
          <table:table-cell office:value-type="float" office:value="77720" calcext:value-type="float">
            <text:p>77720</text:p>
          </table:table-cell>
          <table:table-cell office:value-type="float" office:value="0.43801" calcext:value-type="float">
            <text:p>0.43801</text:p>
          </table:table-cell>
          <table:table-cell office:value-type="float" office:value="0.441631" calcext:value-type="float">
            <text:p>0.441631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99" calcext:value-type="float">
            <text:p>0.99</text:p>
          </table:table-cell>
          <table:table-cell office:value-type="float" office:value="103.37" calcext:value-type="float">
            <text:p>103.3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2025" calcext:value-type="float">
            <text:p>12025</text:p>
          </table:table-cell>
          <table:table-cell office:value-type="float" office:value="3923061729" calcext:value-type="float">
            <text:p>3923061729</text:p>
          </table:table-cell>
          <table:table-cell office:value-type="float" office:value="9183764168" calcext:value-type="float">
            <text:p>9183764168</text:p>
          </table:table-cell>
          <table:table-cell office:value-type="float" office:value="76225" calcext:value-type="float">
            <text:p>76225</text:p>
          </table:table-cell>
          <table:table-cell office:value-type="float" office:value="6851002" calcext:value-type="float">
            <text:p>6851002</text:p>
          </table:table-cell>
          <table:table-cell office:value-type="float" office:value="6907592" calcext:value-type="float">
            <text:p>6907592</text:p>
          </table:table-cell>
          <table:table-cell office:value-type="float" office:value="111645" calcext:value-type="float">
            <text:p>111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4" calcext:value-type="float">
            <text:p>0.427174</text:p>
          </table:table-cell>
          <table:table-cell office:value-type="float" office:value="76225" calcext:value-type="float">
            <text:p>76225</text:p>
          </table:table-cell>
          <table:table-cell office:value-type="float" office:value="0.437589" calcext:value-type="float">
            <text:p>0.437589</text:p>
          </table:table-cell>
          <table:table-cell office:value-type="float" office:value="0.441203" calcext:value-type="float">
            <text:p>0.441203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0.99" calcext:value-type="float">
            <text:p>0.99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2027" calcext:value-type="float">
            <text:p>12027</text:p>
          </table:table-cell>
          <table:table-cell office:value-type="float" office:value="3922698399" calcext:value-type="float">
            <text:p>3922698399</text:p>
          </table:table-cell>
          <table:table-cell office:value-type="float" office:value="9185484679" calcext:value-type="float">
            <text:p>9185484679</text:p>
          </table:table-cell>
          <table:table-cell office:value-type="float" office:value="78667" calcext:value-type="float">
            <text:p>78667</text:p>
          </table:table-cell>
          <table:table-cell office:value-type="float" office:value="6846448" calcext:value-type="float">
            <text:p>6846448</text:p>
          </table:table-cell>
          <table:table-cell office:value-type="float" office:value="6905008" calcext:value-type="float">
            <text:p>6905008</text:p>
          </table:table-cell>
          <table:table-cell office:value-type="float" office:value="70108" calcext:value-type="float">
            <text:p>701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4" calcext:value-type="float">
            <text:p>0.427054</text:p>
          </table:table-cell>
          <table:table-cell office:value-type="float" office:value="78667" calcext:value-type="float">
            <text:p>78667</text:p>
          </table:table-cell>
          <table:table-cell office:value-type="float" office:value="0.437298" calcext:value-type="float">
            <text:p>0.437298</text:p>
          </table:table-cell>
          <table:table-cell office:value-type="float" office:value="0.441038" calcext:value-type="float">
            <text:p>0.441038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0.99" calcext:value-type="float">
            <text:p>0.99</text:p>
          </table:table-cell>
          <table:table-cell office:value-type="float" office:value="98.49" calcext:value-type="float">
            <text:p>98.49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2027" calcext:value-type="float">
            <text:p>12027</text:p>
          </table:table-cell>
          <table:table-cell office:value-type="float" office:value="3922075447" calcext:value-type="float">
            <text:p>3922075447</text:p>
          </table:table-cell>
          <table:table-cell office:value-type="float" office:value="9182314881" calcext:value-type="float">
            <text:p>9182314881</text:p>
          </table:table-cell>
          <table:table-cell office:value-type="float" office:value="77713" calcext:value-type="float">
            <text:p>77713</text:p>
          </table:table-cell>
          <table:table-cell office:value-type="float" office:value="6814792" calcext:value-type="float">
            <text:p>6814792</text:p>
          </table:table-cell>
          <table:table-cell office:value-type="float" office:value="6863692" calcext:value-type="float">
            <text:p>6863692</text:p>
          </table:table-cell>
          <table:table-cell office:value-type="float" office:value="35879" calcext:value-type="float">
            <text:p>3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4" calcext:value-type="float">
            <text:p>0.427134</text:p>
          </table:table-cell>
          <table:table-cell office:value-type="float" office:value="77713" calcext:value-type="float">
            <text:p>77713</text:p>
          </table:table-cell>
          <table:table-cell office:value-type="float" office:value="0.435276" calcext:value-type="float">
            <text:p>0.435276</text:p>
          </table:table-cell>
          <table:table-cell office:value-type="float" office:value="0.438399" calcext:value-type="float">
            <text:p>0.438399</text:p>
          </table:table-cell>
          <table:table-cell office:value-type="float" office:value="0.002292" calcext:value-type="float">
            <text:p>0.002292</text:p>
          </table:table-cell>
          <table:table-cell office:value-type="float" office:value="0.99" calcext:value-type="float">
            <text:p>0.99</text:p>
          </table:table-cell>
          <table:table-cell office:value-type="float" office:value="191.3" calcext:value-type="float">
            <text:p>191.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2026" calcext:value-type="float">
            <text:p>12026</text:p>
          </table:table-cell>
          <table:table-cell office:value-type="float" office:value="3922958118" calcext:value-type="float">
            <text:p>3922958118</text:p>
          </table:table-cell>
          <table:table-cell office:value-type="float" office:value="9184147310" calcext:value-type="float">
            <text:p>9184147310</text:p>
          </table:table-cell>
          <table:table-cell office:value-type="float" office:value="79496" calcext:value-type="float">
            <text:p>79496</text:p>
          </table:table-cell>
          <table:table-cell office:value-type="float" office:value="6849298" calcext:value-type="float">
            <text:p>6849298</text:p>
          </table:table-cell>
          <table:table-cell office:value-type="float" office:value="6904139" calcext:value-type="float">
            <text:p>6904139</text:p>
          </table:table-cell>
          <table:table-cell office:value-type="float" office:value="82553" calcext:value-type="float">
            <text:p>825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4" calcext:value-type="float">
            <text:p>0.427144</text:p>
          </table:table-cell>
          <table:table-cell office:value-type="float" office:value="79496" calcext:value-type="float">
            <text:p>79496</text:p>
          </table:table-cell>
          <table:table-cell office:value-type="float" office:value="0.437044" calcext:value-type="float">
            <text:p>0.437044</text:p>
          </table:table-cell>
          <table:table-cell office:value-type="float" office:value="0.440543" calcext:value-type="float">
            <text:p>0.440543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.99" calcext:value-type="float">
            <text:p>0.99</text:p>
          </table:table-cell>
          <table:table-cell office:value-type="float" office:value="83.63" calcext:value-type="float">
            <text:p>83.6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2026" calcext:value-type="float">
            <text:p>12026</text:p>
          </table:table-cell>
          <table:table-cell office:value-type="float" office:value="3921473837" calcext:value-type="float">
            <text:p>3921473837</text:p>
          </table:table-cell>
          <table:table-cell office:value-type="float" office:value="9182318880" calcext:value-type="float">
            <text:p>9182318880</text:p>
          </table:table-cell>
          <table:table-cell office:value-type="float" office:value="78112" calcext:value-type="float">
            <text:p>78112</text:p>
          </table:table-cell>
          <table:table-cell office:value-type="float" office:value="6856680" calcext:value-type="float">
            <text:p>6856680</text:p>
          </table:table-cell>
          <table:table-cell office:value-type="float" office:value="6915004" calcext:value-type="float">
            <text:p>6915004</text:p>
          </table:table-cell>
          <table:table-cell office:value-type="float" office:value="76900" calcext:value-type="float">
            <text:p>76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8" calcext:value-type="float">
            <text:p>0.427068</text:p>
          </table:table-cell>
          <table:table-cell office:value-type="float" office:value="78112" calcext:value-type="float">
            <text:p>78112</text:p>
          </table:table-cell>
          <table:table-cell office:value-type="float" office:value="0.437952" calcext:value-type="float">
            <text:p>0.437952</text:p>
          </table:table-cell>
          <table:table-cell office:value-type="float" office:value="0.441677" calcext:value-type="float">
            <text:p>0.441677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99" calcext:value-type="float">
            <text:p>0.99</text:p>
          </table:table-cell>
          <table:table-cell office:value-type="float" office:value="89.92" calcext:value-type="float">
            <text:p>89.9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3031" calcext:value-type="float">
            <text:p>13031</text:p>
          </table:table-cell>
          <table:table-cell office:value-type="float" office:value="3920963777" calcext:value-type="float">
            <text:p>3920963777</text:p>
          </table:table-cell>
          <table:table-cell office:value-type="float" office:value="9180355820" calcext:value-type="float">
            <text:p>9180355820</text:p>
          </table:table-cell>
          <table:table-cell office:value-type="float" office:value="80329" calcext:value-type="float">
            <text:p>80329</text:p>
          </table:table-cell>
          <table:table-cell office:value-type="float" office:value="6840366" calcext:value-type="float">
            <text:p>6840366</text:p>
          </table:table-cell>
          <table:table-cell office:value-type="float" office:value="6897042" calcext:value-type="float">
            <text:p>6897042</text:p>
          </table:table-cell>
          <table:table-cell office:value-type="float" office:value="63612" calcext:value-type="float">
            <text:p>636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4" calcext:value-type="float">
            <text:p>0.427104</text:p>
          </table:table-cell>
          <table:table-cell office:value-type="float" office:value="80329" calcext:value-type="float">
            <text:p>80329</text:p>
          </table:table-cell>
          <table:table-cell office:value-type="float" office:value="0.43691" calcext:value-type="float">
            <text:p>0.43691</text:p>
          </table:table-cell>
          <table:table-cell office:value-type="float" office:value="0.44053" calcext:value-type="float">
            <text:p>0.44053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99" calcext:value-type="float">
            <text:p>0.99</text:p>
          </table:table-cell>
          <table:table-cell office:value-type="float" office:value="108.42" calcext:value-type="float">
            <text:p>108.4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3030" calcext:value-type="float">
            <text:p>13030</text:p>
          </table:table-cell>
          <table:table-cell office:value-type="float" office:value="3919277081" calcext:value-type="float">
            <text:p>3919277081</text:p>
          </table:table-cell>
          <table:table-cell office:value-type="float" office:value="9176413565" calcext:value-type="float">
            <text:p>9176413565</text:p>
          </table:table-cell>
          <table:table-cell office:value-type="float" office:value="79307" calcext:value-type="float">
            <text:p>79307</text:p>
          </table:table-cell>
          <table:table-cell office:value-type="float" office:value="6838049" calcext:value-type="float">
            <text:p>6838049</text:p>
          </table:table-cell>
          <table:table-cell office:value-type="float" office:value="6897561" calcext:value-type="float">
            <text:p>6897561</text:p>
          </table:table-cell>
          <table:table-cell office:value-type="float" office:value="64805" calcext:value-type="float">
            <text:p>64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3" calcext:value-type="float">
            <text:p>0.427103</text:p>
          </table:table-cell>
          <table:table-cell office:value-type="float" office:value="79307" calcext:value-type="float">
            <text:p>79307</text:p>
          </table:table-cell>
          <table:table-cell office:value-type="float" office:value="0.436326" calcext:value-type="float">
            <text:p>0.436326</text:p>
          </table:table-cell>
          <table:table-cell office:value-type="float" office:value="0.440124" calcext:value-type="float">
            <text:p>0.440124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.99" calcext:value-type="float">
            <text:p>0.99</text:p>
          </table:table-cell>
          <table:table-cell office:value-type="float" office:value="106.44" calcext:value-type="float">
            <text:p>106.4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3027" calcext:value-type="float">
            <text:p>13027</text:p>
          </table:table-cell>
          <table:table-cell office:value-type="float" office:value="3922214999" calcext:value-type="float">
            <text:p>3922214999</text:p>
          </table:table-cell>
          <table:table-cell office:value-type="float" office:value="9185611069" calcext:value-type="float">
            <text:p>9185611069</text:p>
          </table:table-cell>
          <table:table-cell office:value-type="float" office:value="73982" calcext:value-type="float">
            <text:p>73982</text:p>
          </table:table-cell>
          <table:table-cell office:value-type="float" office:value="6820211" calcext:value-type="float">
            <text:p>6820211</text:p>
          </table:table-cell>
          <table:table-cell office:value-type="float" office:value="6876300" calcext:value-type="float">
            <text:p>6876300</text:p>
          </table:table-cell>
          <table:table-cell office:value-type="float" office:value="108425" calcext:value-type="float">
            <text:p>1084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6" calcext:value-type="float">
            <text:p>0.426996</text:p>
          </table:table-cell>
          <table:table-cell office:value-type="float" office:value="73982" calcext:value-type="float">
            <text:p>73982</text:p>
          </table:table-cell>
          <table:table-cell office:value-type="float" office:value="0.435622" calcext:value-type="float">
            <text:p>0.435622</text:p>
          </table:table-cell>
          <table:table-cell office:value-type="float" office:value="0.439205" calcext:value-type="float">
            <text:p>0.439205</text:p>
          </table:table-cell>
          <table:table-cell office:value-type="float" office:value="0.006925" calcext:value-type="float">
            <text:p>0.006925</text:p>
          </table:table-cell>
          <table:table-cell office:value-type="float" office:value="0.99" calcext:value-type="float">
            <text:p>0.99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3027" calcext:value-type="float">
            <text:p>13027</text:p>
          </table:table-cell>
          <table:table-cell office:value-type="float" office:value="3923373609" calcext:value-type="float">
            <text:p>3923373609</text:p>
          </table:table-cell>
          <table:table-cell office:value-type="float" office:value="9183898106" calcext:value-type="float">
            <text:p>9183898106</text:p>
          </table:table-cell>
          <table:table-cell office:value-type="float" office:value="77033" calcext:value-type="float">
            <text:p>77033</text:p>
          </table:table-cell>
          <table:table-cell office:value-type="float" office:value="6875898" calcext:value-type="float">
            <text:p>6875898</text:p>
          </table:table-cell>
          <table:table-cell office:value-type="float" office:value="6936260" calcext:value-type="float">
            <text:p>6936260</text:p>
          </table:table-cell>
          <table:table-cell office:value-type="float" office:value="66108" calcext:value-type="float">
            <text:p>6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1" calcext:value-type="float">
            <text:p>0.427201</text:p>
          </table:table-cell>
          <table:table-cell office:value-type="float" office:value="77033" calcext:value-type="float">
            <text:p>77033</text:p>
          </table:table-cell>
          <table:table-cell office:value-type="float" office:value="0.439179" calcext:value-type="float">
            <text:p>0.439179</text:p>
          </table:table-cell>
          <table:table-cell office:value-type="float" office:value="0.443035" calcext:value-type="float">
            <text:p>0.443035</text:p>
          </table:table-cell>
          <table:table-cell office:value-type="float" office:value="0.004222" calcext:value-type="float">
            <text:p>0.004222</text:p>
          </table:table-cell>
          <table:table-cell office:value-type="float" office:value="0.99" calcext:value-type="float">
            <text:p>0.99</text:p>
          </table:table-cell>
          <table:table-cell office:value-type="float" office:value="104.92" calcext:value-type="float">
            <text:p>104.9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3029" calcext:value-type="float">
            <text:p>13029</text:p>
          </table:table-cell>
          <table:table-cell office:value-type="float" office:value="3923703486" calcext:value-type="float">
            <text:p>3923703486</text:p>
          </table:table-cell>
          <table:table-cell office:value-type="float" office:value="9184149543" calcext:value-type="float">
            <text:p>9184149543</text:p>
          </table:table-cell>
          <table:table-cell office:value-type="float" office:value="80218" calcext:value-type="float">
            <text:p>80218</text:p>
          </table:table-cell>
          <table:table-cell office:value-type="float" office:value="6848734" calcext:value-type="float">
            <text:p>6848734</text:p>
          </table:table-cell>
          <table:table-cell office:value-type="float" office:value="6904625" calcext:value-type="float">
            <text:p>6904625</text:p>
          </table:table-cell>
          <table:table-cell office:value-type="float" office:value="62598" calcext:value-type="float">
            <text:p>625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6" calcext:value-type="float">
            <text:p>0.427226</text:p>
          </table:table-cell>
          <table:table-cell office:value-type="float" office:value="80218" calcext:value-type="float">
            <text:p>80218</text:p>
          </table:table-cell>
          <table:table-cell office:value-type="float" office:value="0.437444" calcext:value-type="float">
            <text:p>0.437444</text:p>
          </table:table-cell>
          <table:table-cell office:value-type="float" office:value="0.441014" calcext:value-type="float">
            <text:p>0.441014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99" calcext:value-type="float">
            <text:p>0.99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3029" calcext:value-type="float">
            <text:p>13029</text:p>
          </table:table-cell>
          <table:table-cell office:value-type="float" office:value="3924386084" calcext:value-type="float">
            <text:p>3924386084</text:p>
          </table:table-cell>
          <table:table-cell office:value-type="float" office:value="9183321738" calcext:value-type="float">
            <text:p>9183321738</text:p>
          </table:table-cell>
          <table:table-cell office:value-type="float" office:value="79047" calcext:value-type="float">
            <text:p>79047</text:p>
          </table:table-cell>
          <table:table-cell office:value-type="float" office:value="6870582" calcext:value-type="float">
            <text:p>6870582</text:p>
          </table:table-cell>
          <table:table-cell office:value-type="float" office:value="6924376" calcext:value-type="float">
            <text:p>6924376</text:p>
          </table:table-cell>
          <table:table-cell office:value-type="float" office:value="20005" calcext:value-type="float">
            <text:p>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38" calcext:value-type="float">
            <text:p>0.427338</text:p>
          </table:table-cell>
          <table:table-cell office:value-type="float" office:value="79047" calcext:value-type="float">
            <text:p>79047</text:p>
          </table:table-cell>
          <table:table-cell office:value-type="float" office:value="0.43884" calcext:value-type="float">
            <text:p>0.43884</text:p>
          </table:table-cell>
          <table:table-cell office:value-type="float" office:value="0.442276" calcext:value-type="float">
            <text:p>0.44227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99" calcext:value-type="float">
            <text:p>0.99</text:p>
          </table:table-cell>
          <table:table-cell office:value-type="float" office:value="346.13" calcext:value-type="float">
            <text:p>346.1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3028" calcext:value-type="float">
            <text:p>13028</text:p>
          </table:table-cell>
          <table:table-cell office:value-type="float" office:value="3921073802" calcext:value-type="float">
            <text:p>3921073802</text:p>
          </table:table-cell>
          <table:table-cell office:value-type="float" office:value="9184622595" calcext:value-type="float">
            <text:p>9184622595</text:p>
          </table:table-cell>
          <table:table-cell office:value-type="float" office:value="78303" calcext:value-type="float">
            <text:p>78303</text:p>
          </table:table-cell>
          <table:table-cell office:value-type="float" office:value="6801597" calcext:value-type="float">
            <text:p>6801597</text:p>
          </table:table-cell>
          <table:table-cell office:value-type="float" office:value="6858137" calcext:value-type="float">
            <text:p>6858137</text:p>
          </table:table-cell>
          <table:table-cell office:value-type="float" office:value="74112" calcext:value-type="float">
            <text:p>741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17" calcext:value-type="float">
            <text:p>0.426917</text:p>
          </table:table-cell>
          <table:table-cell office:value-type="float" office:value="78303" calcext:value-type="float">
            <text:p>78303</text:p>
          </table:table-cell>
          <table:table-cell office:value-type="float" office:value="0.434433" calcext:value-type="float">
            <text:p>0.434433</text:p>
          </table:table-cell>
          <table:table-cell office:value-type="float" office:value="0.438045" calcext:value-type="float">
            <text:p>0.438045</text:p>
          </table:table-cell>
          <table:table-cell office:value-type="float" office:value="0.004734" calcext:value-type="float">
            <text:p>0.004734</text:p>
          </table:table-cell>
          <table:table-cell office:value-type="float" office:value="0.99" calcext:value-type="float">
            <text:p>0.99</text:p>
          </table:table-cell>
          <table:table-cell office:value-type="float" office:value="92.54" calcext:value-type="float">
            <text:p>92.5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3028" calcext:value-type="float">
            <text:p>13028</text:p>
          </table:table-cell>
          <table:table-cell office:value-type="float" office:value="3919104894" calcext:value-type="float">
            <text:p>3919104894</text:p>
          </table:table-cell>
          <table:table-cell office:value-type="float" office:value="9181690135" calcext:value-type="float">
            <text:p>9181690135</text:p>
          </table:table-cell>
          <table:table-cell office:value-type="float" office:value="74416" calcext:value-type="float">
            <text:p>74416</text:p>
          </table:table-cell>
          <table:table-cell office:value-type="float" office:value="6762404" calcext:value-type="float">
            <text:p>6762404</text:p>
          </table:table-cell>
          <table:table-cell office:value-type="float" office:value="6818744" calcext:value-type="float">
            <text:p>6818744</text:p>
          </table:table-cell>
          <table:table-cell office:value-type="float" office:value="76553" calcext:value-type="float">
            <text:p>76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39" calcext:value-type="float">
            <text:p>0.426839</text:p>
          </table:table-cell>
          <table:table-cell office:value-type="float" office:value="74416" calcext:value-type="float">
            <text:p>74416</text:p>
          </table:table-cell>
          <table:table-cell office:value-type="float" office:value="0.43193" calcext:value-type="float">
            <text:p>0.43193</text:p>
          </table:table-cell>
          <table:table-cell office:value-type="float" office:value="0.435529" calcext:value-type="float">
            <text:p>0.435529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99" calcext:value-type="float">
            <text:p>0.99</text:p>
          </table:table-cell>
          <table:table-cell office:value-type="float" office:value="89.07" calcext:value-type="float">
            <text:p>89.0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4033" calcext:value-type="float">
            <text:p>14033</text:p>
          </table:table-cell>
          <table:table-cell office:value-type="float" office:value="3921627457" calcext:value-type="float">
            <text:p>3921627457</text:p>
          </table:table-cell>
          <table:table-cell office:value-type="float" office:value="9180808738" calcext:value-type="float">
            <text:p>9180808738</text:p>
          </table:table-cell>
          <table:table-cell office:value-type="float" office:value="79789" calcext:value-type="float">
            <text:p>79789</text:p>
          </table:table-cell>
          <table:table-cell office:value-type="float" office:value="6861795" calcext:value-type="float">
            <text:p>6861795</text:p>
          </table:table-cell>
          <table:table-cell office:value-type="float" office:value="6917542" calcext:value-type="float">
            <text:p>6917542</text:p>
          </table:table-cell>
          <table:table-cell office:value-type="float" office:value="73996" calcext:value-type="float">
            <text:p>7399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79789" calcext:value-type="float">
            <text:p>79789</text:p>
          </table:table-cell>
          <table:table-cell office:value-type="float" office:value="0.438278" calcext:value-type="float">
            <text:p>0.438278</text:p>
          </table:table-cell>
          <table:table-cell office:value-type="float" office:value="0.441839" calcext:value-type="float">
            <text:p>0.441839</text:p>
          </table:table-cell>
          <table:table-cell office:value-type="float" office:value="0.004726" calcext:value-type="float">
            <text:p>0.004726</text:p>
          </table:table-cell>
          <table:table-cell office:value-type="float" office:value="0.99" calcext:value-type="float">
            <text:p>0.99</text:p>
          </table:table-cell>
          <table:table-cell office:value-type="float" office:value="93.49" calcext:value-type="float">
            <text:p>93.4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4032" calcext:value-type="float">
            <text:p>14032</text:p>
          </table:table-cell>
          <table:table-cell office:value-type="float" office:value="3921747172" calcext:value-type="float">
            <text:p>3921747172</text:p>
          </table:table-cell>
          <table:table-cell office:value-type="float" office:value="9175995341" calcext:value-type="float">
            <text:p>9175995341</text:p>
          </table:table-cell>
          <table:table-cell office:value-type="float" office:value="77748" calcext:value-type="float">
            <text:p>77748</text:p>
          </table:table-cell>
          <table:table-cell office:value-type="float" office:value="6984677" calcext:value-type="float">
            <text:p>6984677</text:p>
          </table:table-cell>
          <table:table-cell office:value-type="float" office:value="7039863" calcext:value-type="float">
            <text:p>7039863</text:p>
          </table:table-cell>
          <table:table-cell office:value-type="float" office:value="69528" calcext:value-type="float">
            <text:p>6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92" calcext:value-type="float">
            <text:p>0.427392</text:p>
          </table:table-cell>
          <table:table-cell office:value-type="float" office:value="77748" calcext:value-type="float">
            <text:p>77748</text:p>
          </table:table-cell>
          <table:table-cell office:value-type="float" office:value="0.446127" calcext:value-type="float">
            <text:p>0.446127</text:p>
          </table:table-cell>
          <table:table-cell office:value-type="float" office:value="0.449652" calcext:value-type="float">
            <text:p>0.449652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0.99" calcext:value-type="float">
            <text:p>0.99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4029" calcext:value-type="float">
            <text:p>14029</text:p>
          </table:table-cell>
          <table:table-cell office:value-type="float" office:value="3924152647" calcext:value-type="float">
            <text:p>3924152647</text:p>
          </table:table-cell>
          <table:table-cell office:value-type="float" office:value="9185427129" calcext:value-type="float">
            <text:p>9185427129</text:p>
          </table:table-cell>
          <table:table-cell office:value-type="float" office:value="78828" calcext:value-type="float">
            <text:p>78828</text:p>
          </table:table-cell>
          <table:table-cell office:value-type="float" office:value="6847165" calcext:value-type="float">
            <text:p>6847165</text:p>
          </table:table-cell>
          <table:table-cell office:value-type="float" office:value="6900001" calcext:value-type="float">
            <text:p>6900001</text:p>
          </table:table-cell>
          <table:table-cell office:value-type="float" office:value="111608" calcext:value-type="float">
            <text:p>1116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5" calcext:value-type="float">
            <text:p>0.427215</text:p>
          </table:table-cell>
          <table:table-cell office:value-type="float" office:value="78828" calcext:value-type="float">
            <text:p>78828</text:p>
          </table:table-cell>
          <table:table-cell office:value-type="float" office:value="0.437344" calcext:value-type="float">
            <text:p>0.437344</text:p>
          </table:table-cell>
          <table:table-cell office:value-type="float" office:value="0.440719" calcext:value-type="float">
            <text:p>0.440719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0.99" calcext:value-type="float">
            <text:p>0.99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4030" calcext:value-type="float">
            <text:p>14030</text:p>
          </table:table-cell>
          <table:table-cell office:value-type="float" office:value="3922668519" calcext:value-type="float">
            <text:p>3922668519</text:p>
          </table:table-cell>
          <table:table-cell office:value-type="float" office:value="9183793197" calcext:value-type="float">
            <text:p>9183793197</text:p>
          </table:table-cell>
          <table:table-cell office:value-type="float" office:value="77848" calcext:value-type="float">
            <text:p>77848</text:p>
          </table:table-cell>
          <table:table-cell office:value-type="float" office:value="6817123" calcext:value-type="float">
            <text:p>6817123</text:p>
          </table:table-cell>
          <table:table-cell office:value-type="float" office:value="6869860" calcext:value-type="float">
            <text:p>6869860</text:p>
          </table:table-cell>
          <table:table-cell office:value-type="float" office:value="116319" calcext:value-type="float">
            <text:p>116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9" calcext:value-type="float">
            <text:p>0.427129</text:p>
          </table:table-cell>
          <table:table-cell office:value-type="float" office:value="77848" calcext:value-type="float">
            <text:p>77848</text:p>
          </table:table-cell>
          <table:table-cell office:value-type="float" office:value="0.434991" calcext:value-type="float">
            <text:p>0.434991</text:p>
          </table:table-cell>
          <table:table-cell office:value-type="float" office:value="0.438356" calcext:value-type="float">
            <text:p>0.438356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0.99" calcext:value-type="float">
            <text:p>0.99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4031" calcext:value-type="float">
            <text:p>14031</text:p>
          </table:table-cell>
          <table:table-cell office:value-type="float" office:value="3926350836" calcext:value-type="float">
            <text:p>3926350836</text:p>
          </table:table-cell>
          <table:table-cell office:value-type="float" office:value="9187956080" calcext:value-type="float">
            <text:p>9187956080</text:p>
          </table:table-cell>
          <table:table-cell office:value-type="float" office:value="80914" calcext:value-type="float">
            <text:p>80914</text:p>
          </table:table-cell>
          <table:table-cell office:value-type="float" office:value="6872640" calcext:value-type="float">
            <text:p>6872640</text:p>
          </table:table-cell>
          <table:table-cell office:value-type="float" office:value="6927183" calcext:value-type="float">
            <text:p>6927183</text:p>
          </table:table-cell>
          <table:table-cell office:value-type="float" office:value="23493" calcext:value-type="float">
            <text:p>2349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37" calcext:value-type="float">
            <text:p>0.427337</text:p>
          </table:table-cell>
          <table:table-cell office:value-type="float" office:value="80914" calcext:value-type="float">
            <text:p>80914</text:p>
          </table:table-cell>
          <table:table-cell office:value-type="float" office:value="0.438971" calcext:value-type="float">
            <text:p>0.438971</text:p>
          </table:table-cell>
          <table:table-cell office:value-type="float" office:value="0.442455" calcext:value-type="float">
            <text:p>0.442455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99" calcext:value-type="float">
            <text:p>0.99</text:p>
          </table:table-cell>
          <table:table-cell office:value-type="float" office:value="294.86" calcext:value-type="float">
            <text:p>294.8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4031" calcext:value-type="float">
            <text:p>14031</text:p>
          </table:table-cell>
          <table:table-cell office:value-type="float" office:value="3923406119" calcext:value-type="float">
            <text:p>3923406119</text:p>
          </table:table-cell>
          <table:table-cell office:value-type="float" office:value="9184646790" calcext:value-type="float">
            <text:p>9184646790</text:p>
          </table:table-cell>
          <table:table-cell office:value-type="float" office:value="78550" calcext:value-type="float">
            <text:p>78550</text:p>
          </table:table-cell>
          <table:table-cell office:value-type="float" office:value="6848675" calcext:value-type="float">
            <text:p>6848675</text:p>
          </table:table-cell>
          <table:table-cell office:value-type="float" office:value="6907803" calcext:value-type="float">
            <text:p>6907803</text:p>
          </table:table-cell>
          <table:table-cell office:value-type="float" office:value="56385" calcext:value-type="float">
            <text:p>56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" calcext:value-type="float">
            <text:p>0.42717</text:p>
          </table:table-cell>
          <table:table-cell office:value-type="float" office:value="78550" calcext:value-type="float">
            <text:p>78550</text:p>
          </table:table-cell>
          <table:table-cell office:value-type="float" office:value="0.43744" calcext:value-type="float">
            <text:p>0.43744</text:p>
          </table:table-cell>
          <table:table-cell office:value-type="float" office:value="0.441217" calcext:value-type="float">
            <text:p>0.441217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99" calcext:value-type="float">
            <text:p>0.99</text:p>
          </table:table-cell>
          <table:table-cell office:value-type="float" office:value="122.51" calcext:value-type="float">
            <text:p>122.5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4030" calcext:value-type="float">
            <text:p>14030</text:p>
          </table:table-cell>
          <table:table-cell office:value-type="float" office:value="3922890895" calcext:value-type="float">
            <text:p>3922890895</text:p>
          </table:table-cell>
          <table:table-cell office:value-type="float" office:value="9185172834" calcext:value-type="float">
            <text:p>9185172834</text:p>
          </table:table-cell>
          <table:table-cell office:value-type="float" office:value="79088" calcext:value-type="float">
            <text:p>79088</text:p>
          </table:table-cell>
          <table:table-cell office:value-type="float" office:value="6876013" calcext:value-type="float">
            <text:p>6876013</text:p>
          </table:table-cell>
          <table:table-cell office:value-type="float" office:value="6932243" calcext:value-type="float">
            <text:p>6932243</text:p>
          </table:table-cell>
          <table:table-cell office:value-type="float" office:value="72571" calcext:value-type="float">
            <text:p>7257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" calcext:value-type="float">
            <text:p>0.42709</text:p>
          </table:table-cell>
          <table:table-cell office:value-type="float" office:value="79088" calcext:value-type="float">
            <text:p>79088</text:p>
          </table:table-cell>
          <table:table-cell office:value-type="float" office:value="0.439186" calcext:value-type="float">
            <text:p>0.439186</text:p>
          </table:table-cell>
          <table:table-cell office:value-type="float" office:value="0.442778" calcext:value-type="float">
            <text:p>0.442778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0.99" calcext:value-type="float">
            <text:p>0.99</text:p>
          </table:table-cell>
          <table:table-cell office:value-type="float" office:value="95.52" calcext:value-type="float">
            <text:p>95.5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4030" calcext:value-type="float">
            <text:p>14030</text:p>
          </table:table-cell>
          <table:table-cell office:value-type="float" office:value="3921160416" calcext:value-type="float">
            <text:p>3921160416</text:p>
          </table:table-cell>
          <table:table-cell office:value-type="float" office:value="9181879912" calcext:value-type="float">
            <text:p>9181879912</text:p>
          </table:table-cell>
          <table:table-cell office:value-type="float" office:value="76116" calcext:value-type="float">
            <text:p>76116</text:p>
          </table:table-cell>
          <table:table-cell office:value-type="float" office:value="6859113" calcext:value-type="float">
            <text:p>6859113</text:p>
          </table:table-cell>
          <table:table-cell office:value-type="float" office:value="6914339" calcext:value-type="float">
            <text:p>6914339</text:p>
          </table:table-cell>
          <table:table-cell office:value-type="float" office:value="76514" calcext:value-type="float">
            <text:p>7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4" calcext:value-type="float">
            <text:p>0.427054</text:p>
          </table:table-cell>
          <table:table-cell office:value-type="float" office:value="76116" calcext:value-type="float">
            <text:p>76116</text:p>
          </table:table-cell>
          <table:table-cell office:value-type="float" office:value="0.438107" calcext:value-type="float">
            <text:p>0.438107</text:p>
          </table:table-cell>
          <table:table-cell office:value-type="float" office:value="0.441634" calcext:value-type="float">
            <text:p>0.441634</text:p>
          </table:table-cell>
          <table:table-cell office:value-type="float" office:value="0.004887" calcext:value-type="float">
            <text:p>0.004887</text:p>
          </table:table-cell>
          <table:table-cell office:value-type="float" office:value="0.99" calcext:value-type="float">
            <text:p>0.99</text:p>
          </table:table-cell>
          <table:table-cell office:value-type="float" office:value="90.37" calcext:value-type="float">
            <text:p>90.3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5035" calcext:value-type="float">
            <text:p>15035</text:p>
          </table:table-cell>
          <table:table-cell office:value-type="float" office:value="3923505189" calcext:value-type="float">
            <text:p>3923505189</text:p>
          </table:table-cell>
          <table:table-cell office:value-type="float" office:value="9186728459" calcext:value-type="float">
            <text:p>9186728459</text:p>
          </table:table-cell>
          <table:table-cell office:value-type="float" office:value="80343" calcext:value-type="float">
            <text:p>80343</text:p>
          </table:table-cell>
          <table:table-cell office:value-type="float" office:value="6872791" calcext:value-type="float">
            <text:p>6872791</text:p>
          </table:table-cell>
          <table:table-cell office:value-type="float" office:value="6930633" calcext:value-type="float">
            <text:p>6930633</text:p>
          </table:table-cell>
          <table:table-cell office:value-type="float" office:value="73802" calcext:value-type="float">
            <text:p>738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4" calcext:value-type="float">
            <text:p>0.427084</text:p>
          </table:table-cell>
          <table:table-cell office:value-type="float" office:value="80343" calcext:value-type="float">
            <text:p>80343</text:p>
          </table:table-cell>
          <table:table-cell office:value-type="float" office:value="0.438981" calcext:value-type="float">
            <text:p>0.438981</text:p>
          </table:table-cell>
          <table:table-cell office:value-type="float" office:value="0.442675" calcext:value-type="float">
            <text:p>0.442675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.99" calcext:value-type="float">
            <text:p>0.99</text:p>
          </table:table-cell>
          <table:table-cell office:value-type="float" office:value="93.91" calcext:value-type="float">
            <text:p>93.9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5034" calcext:value-type="float">
            <text:p>15034</text:p>
          </table:table-cell>
          <table:table-cell office:value-type="float" office:value="3920443103" calcext:value-type="float">
            <text:p>3920443103</text:p>
          </table:table-cell>
          <table:table-cell office:value-type="float" office:value="9181052281" calcext:value-type="float">
            <text:p>9181052281</text:p>
          </table:table-cell>
          <table:table-cell office:value-type="float" office:value="77850" calcext:value-type="float">
            <text:p>77850</text:p>
          </table:table-cell>
          <table:table-cell office:value-type="float" office:value="6849925" calcext:value-type="float">
            <text:p>6849925</text:p>
          </table:table-cell>
          <table:table-cell office:value-type="float" office:value="6902334" calcext:value-type="float">
            <text:p>6902334</text:p>
          </table:table-cell>
          <table:table-cell office:value-type="float" office:value="76570" calcext:value-type="float">
            <text:p>76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5" calcext:value-type="float">
            <text:p>0.427015</text:p>
          </table:table-cell>
          <table:table-cell office:value-type="float" office:value="77850" calcext:value-type="float">
            <text:p>77850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440868" calcext:value-type="float">
            <text:p>0.440868</text:p>
          </table:table-cell>
          <table:table-cell office:value-type="float" office:value="0.004891" calcext:value-type="float">
            <text:p>0.004891</text:p>
          </table:table-cell>
          <table:table-cell office:value-type="float" office:value="0.99" calcext:value-type="float">
            <text:p>0.99</text:p>
          </table:table-cell>
          <table:table-cell office:value-type="float" office:value="90.14" calcext:value-type="float">
            <text:p>90.1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5031" calcext:value-type="float">
            <text:p>15031</text:p>
          </table:table-cell>
          <table:table-cell office:value-type="float" office:value="3924346590" calcext:value-type="float">
            <text:p>3924346590</text:p>
          </table:table-cell>
          <table:table-cell office:value-type="float" office:value="9186210686" calcext:value-type="float">
            <text:p>9186210686</text:p>
          </table:table-cell>
          <table:table-cell office:value-type="float" office:value="77442" calcext:value-type="float">
            <text:p>77442</text:p>
          </table:table-cell>
          <table:table-cell office:value-type="float" office:value="6823440" calcext:value-type="float">
            <text:p>6823440</text:p>
          </table:table-cell>
          <table:table-cell office:value-type="float" office:value="6882909" calcext:value-type="float">
            <text:p>6882909</text:p>
          </table:table-cell>
          <table:table-cell office:value-type="float" office:value="66281" calcext:value-type="float">
            <text:p>662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" calcext:value-type="float">
            <text:p>0.4272</text:p>
          </table:table-cell>
          <table:table-cell office:value-type="float" office:value="77442" calcext:value-type="float">
            <text:p>77442</text:p>
          </table:table-cell>
          <table:table-cell office:value-type="float" office:value="0.435829" calcext:value-type="float">
            <text:p>0.435829</text:p>
          </table:table-cell>
          <table:table-cell office:value-type="float" office:value="0.439627" calcext:value-type="float">
            <text:p>0.439627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99" calcext:value-type="float">
            <text:p>0.99</text:p>
          </table:table-cell>
          <table:table-cell office:value-type="float" office:value="103.84" calcext:value-type="float">
            <text:p>103.8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5033" calcext:value-type="float">
            <text:p>15033</text:p>
          </table:table-cell>
          <table:table-cell office:value-type="float" office:value="3924779786" calcext:value-type="float">
            <text:p>3924779786</text:p>
          </table:table-cell>
          <table:table-cell office:value-type="float" office:value="9185650505" calcext:value-type="float">
            <text:p>9185650505</text:p>
          </table:table-cell>
          <table:table-cell office:value-type="float" office:value="77157" calcext:value-type="float">
            <text:p>77157</text:p>
          </table:table-cell>
          <table:table-cell office:value-type="float" office:value="6845982" calcext:value-type="float">
            <text:p>6845982</text:p>
          </table:table-cell>
          <table:table-cell office:value-type="float" office:value="6895869" calcext:value-type="float">
            <text:p>6895869</text:p>
          </table:table-cell>
          <table:table-cell office:value-type="float" office:value="79371" calcext:value-type="float">
            <text:p>79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3" calcext:value-type="float">
            <text:p>0.427273</text:p>
          </table:table-cell>
          <table:table-cell office:value-type="float" office:value="77157" calcext:value-type="float">
            <text:p>77157</text:p>
          </table:table-cell>
          <table:table-cell office:value-type="float" office:value="0.436832" calcext:value-type="float">
            <text:p>0.436832</text:p>
          </table:table-cell>
          <table:table-cell office:value-type="float" office:value="0.440016" calcext:value-type="float">
            <text:p>0.440016</text:p>
          </table:table-cell>
          <table:table-cell office:value-type="float" office:value="0.005065" calcext:value-type="float">
            <text:p>0.005065</text:p>
          </table:table-cell>
          <table:table-cell office:value-type="float" office:value="0.99" calcext:value-type="float">
            <text:p>0.99</text:p>
          </table:table-cell>
          <table:table-cell office:value-type="float" office:value="86.88" calcext:value-type="float">
            <text:p>86.8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5033" calcext:value-type="float">
            <text:p>15033</text:p>
          </table:table-cell>
          <table:table-cell office:value-type="float" office:value="3922304739" calcext:value-type="float">
            <text:p>3922304739</text:p>
          </table:table-cell>
          <table:table-cell office:value-type="float" office:value="9185138791" calcext:value-type="float">
            <text:p>9185138791</text:p>
          </table:table-cell>
          <table:table-cell office:value-type="float" office:value="79500" calcext:value-type="float">
            <text:p>79500</text:p>
          </table:table-cell>
          <table:table-cell office:value-type="float" office:value="6846090" calcext:value-type="float">
            <text:p>6846090</text:p>
          </table:table-cell>
          <table:table-cell office:value-type="float" office:value="6901728" calcext:value-type="float">
            <text:p>6901728</text:p>
          </table:table-cell>
          <table:table-cell office:value-type="float" office:value="56710" calcext:value-type="float">
            <text:p>567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7" calcext:value-type="float">
            <text:p>0.427027</text:p>
          </table:table-cell>
          <table:table-cell office:value-type="float" office:value="79500" calcext:value-type="float">
            <text:p>79500</text:p>
          </table:table-cell>
          <table:table-cell office:value-type="float" office:value="0.437275" calcext:value-type="float">
            <text:p>0.437275</text:p>
          </table:table-cell>
          <table:table-cell office:value-type="float" office:value="0.440829" calcext:value-type="float">
            <text:p>0.440829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99" calcext:value-type="float">
            <text:p>0.99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5033" calcext:value-type="float">
            <text:p>15033</text:p>
          </table:table-cell>
          <table:table-cell office:value-type="float" office:value="3922623672" calcext:value-type="float">
            <text:p>3922623672</text:p>
          </table:table-cell>
          <table:table-cell office:value-type="float" office:value="9183393820" calcext:value-type="float">
            <text:p>9183393820</text:p>
          </table:table-cell>
          <table:table-cell office:value-type="float" office:value="77407" calcext:value-type="float">
            <text:p>77407</text:p>
          </table:table-cell>
          <table:table-cell office:value-type="float" office:value="6873002" calcext:value-type="float">
            <text:p>6873002</text:p>
          </table:table-cell>
          <table:table-cell office:value-type="float" office:value="6929699" calcext:value-type="float">
            <text:p>6929699</text:p>
          </table:table-cell>
          <table:table-cell office:value-type="float" office:value="35930" calcext:value-type="float">
            <text:p>35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3" calcext:value-type="float">
            <text:p>0.427143</text:p>
          </table:table-cell>
          <table:table-cell office:value-type="float" office:value="77407" calcext:value-type="float">
            <text:p>77407</text:p>
          </table:table-cell>
          <table:table-cell office:value-type="float" office:value="0.438994" calcext:value-type="float">
            <text:p>0.438994</text:p>
          </table:table-cell>
          <table:table-cell office:value-type="float" office:value="0.442616" calcext:value-type="float">
            <text:p>0.44261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99" calcext:value-type="float">
            <text:p>0.99</text:p>
          </table:table-cell>
          <table:table-cell office:value-type="float" office:value="192.87" calcext:value-type="float">
            <text:p>192.8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5032" calcext:value-type="float">
            <text:p>15032</text:p>
          </table:table-cell>
          <table:table-cell office:value-type="float" office:value="3924389481" calcext:value-type="float">
            <text:p>3924389481</text:p>
          </table:table-cell>
          <table:table-cell office:value-type="float" office:value="9186308092" calcext:value-type="float">
            <text:p>9186308092</text:p>
          </table:table-cell>
          <table:table-cell office:value-type="float" office:value="80503" calcext:value-type="float">
            <text:p>80503</text:p>
          </table:table-cell>
          <table:table-cell office:value-type="float" office:value="6905240" calcext:value-type="float">
            <text:p>6905240</text:p>
          </table:table-cell>
          <table:table-cell office:value-type="float" office:value="6958107" calcext:value-type="float">
            <text:p>6958107</text:p>
          </table:table-cell>
          <table:table-cell office:value-type="float" office:value="82882" calcext:value-type="float">
            <text:p>828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" calcext:value-type="float">
            <text:p>0.4272</text:p>
          </table:table-cell>
          <table:table-cell office:value-type="float" office:value="80503" calcext:value-type="float">
            <text:p>80503</text:p>
          </table:table-cell>
          <table:table-cell office:value-type="float" office:value="0.441053" calcext:value-type="float">
            <text:p>0.441053</text:p>
          </table:table-cell>
          <table:table-cell office:value-type="float" office:value="0.44443" calcext:value-type="float">
            <text:p>0.44443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99" calcext:value-type="float">
            <text:p>0.99</text:p>
          </table:table-cell>
          <table:table-cell office:value-type="float" office:value="83.95" calcext:value-type="float">
            <text:p>83.9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5032" calcext:value-type="float">
            <text:p>15032</text:p>
          </table:table-cell>
          <table:table-cell office:value-type="float" office:value="3921755285" calcext:value-type="float">
            <text:p>3921755285</text:p>
          </table:table-cell>
          <table:table-cell office:value-type="float" office:value="9182260096" calcext:value-type="float">
            <text:p>9182260096</text:p>
          </table:table-cell>
          <table:table-cell office:value-type="float" office:value="77151" calcext:value-type="float">
            <text:p>77151</text:p>
          </table:table-cell>
          <table:table-cell office:value-type="float" office:value="6848556" calcext:value-type="float">
            <text:p>6848556</text:p>
          </table:table-cell>
          <table:table-cell office:value-type="float" office:value="6901543" calcext:value-type="float">
            <text:p>6901543</text:p>
          </table:table-cell>
          <table:table-cell office:value-type="float" office:value="77060" calcext:value-type="float">
            <text:p>77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1" calcext:value-type="float">
            <text:p>0.427101</text:p>
          </table:table-cell>
          <table:table-cell office:value-type="float" office:value="77151" calcext:value-type="float">
            <text:p>77151</text:p>
          </table:table-cell>
          <table:table-cell office:value-type="float" office:value="0.437433" calcext:value-type="float">
            <text:p>0.437433</text:p>
          </table:table-cell>
          <table:table-cell office:value-type="float" office:value="0.440817" calcext:value-type="float">
            <text:p>0.440817</text:p>
          </table:table-cell>
          <table:table-cell office:value-type="float" office:value="0.004922" calcext:value-type="float">
            <text:p>0.004922</text:p>
          </table:table-cell>
          <table:table-cell office:value-type="float" office:value="0.99" calcext:value-type="float">
            <text:p>0.99</text:p>
          </table:table-cell>
          <table:table-cell office:value-type="float" office:value="89.56" calcext:value-type="float">
            <text:p>89.5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6037" calcext:value-type="float">
            <text:p>16037</text:p>
          </table:table-cell>
          <table:table-cell office:value-type="float" office:value="3923570202" calcext:value-type="float">
            <text:p>3923570202</text:p>
          </table:table-cell>
          <table:table-cell office:value-type="float" office:value="9186017483" calcext:value-type="float">
            <text:p>9186017483</text:p>
          </table:table-cell>
          <table:table-cell office:value-type="float" office:value="77331" calcext:value-type="float">
            <text:p>77331</text:p>
          </table:table-cell>
          <table:table-cell office:value-type="float" office:value="6821902" calcext:value-type="float">
            <text:p>6821902</text:p>
          </table:table-cell>
          <table:table-cell office:value-type="float" office:value="6879268" calcext:value-type="float">
            <text:p>6879268</text:p>
          </table:table-cell>
          <table:table-cell office:value-type="float" office:value="25571" calcext:value-type="float">
            <text:p>2557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4" calcext:value-type="float">
            <text:p>0.427124</text:p>
          </table:table-cell>
          <table:table-cell office:value-type="float" office:value="77331" calcext:value-type="float">
            <text:p>77331</text:p>
          </table:table-cell>
          <table:table-cell office:value-type="float" office:value="0.43573" calcext:value-type="float">
            <text:p>0.43573</text:p>
          </table:table-cell>
          <table:table-cell office:value-type="float" office:value="0.439394" calcext:value-type="float">
            <text:p>0.439394</text:p>
          </table:table-cell>
          <table:table-cell office:value-type="float" office:value="0.001633" calcext:value-type="float">
            <text:p>0.001633</text:p>
          </table:table-cell>
          <table:table-cell office:value-type="float" office:value="0.99" calcext:value-type="float">
            <text:p>0.99</text:p>
          </table:table-cell>
          <table:table-cell office:value-type="float" office:value="269.03" calcext:value-type="float">
            <text:p>269.0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6036" calcext:value-type="float">
            <text:p>16036</text:p>
          </table:table-cell>
          <table:table-cell office:value-type="float" office:value="3918444840" calcext:value-type="float">
            <text:p>3918444840</text:p>
          </table:table-cell>
          <table:table-cell office:value-type="float" office:value="9173617047" calcext:value-type="float">
            <text:p>9173617047</text:p>
          </table:table-cell>
          <table:table-cell office:value-type="float" office:value="77669" calcext:value-type="float">
            <text:p>77669</text:p>
          </table:table-cell>
          <table:table-cell office:value-type="float" office:value="6843161" calcext:value-type="float">
            <text:p>6843161</text:p>
          </table:table-cell>
          <table:table-cell office:value-type="float" office:value="6898733" calcext:value-type="float">
            <text:p>6898733</text:p>
          </table:table-cell>
          <table:table-cell office:value-type="float" office:value="76396" calcext:value-type="float">
            <text:p>7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3" calcext:value-type="float">
            <text:p>0.427143</text:p>
          </table:table-cell>
          <table:table-cell office:value-type="float" office:value="77669" calcext:value-type="float">
            <text:p>77669</text:p>
          </table:table-cell>
          <table:table-cell office:value-type="float" office:value="0.437088" calcext:value-type="float">
            <text:p>0.437088</text:p>
          </table:table-cell>
          <table:table-cell office:value-type="float" office:value="0.440638" calcext:value-type="float">
            <text:p>0.440638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99" calcext:value-type="float">
            <text:p>0.99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6033" calcext:value-type="float">
            <text:p>16033</text:p>
          </table:table-cell>
          <table:table-cell office:value-type="float" office:value="3921906185" calcext:value-type="float">
            <text:p>3921906185</text:p>
          </table:table-cell>
          <table:table-cell office:value-type="float" office:value="9183907831" calcext:value-type="float">
            <text:p>9183907831</text:p>
          </table:table-cell>
          <table:table-cell office:value-type="float" office:value="76377" calcext:value-type="float">
            <text:p>76377</text:p>
          </table:table-cell>
          <table:table-cell office:value-type="float" office:value="6911716" calcext:value-type="float">
            <text:p>6911716</text:p>
          </table:table-cell>
          <table:table-cell office:value-type="float" office:value="6972074" calcext:value-type="float">
            <text:p>6972074</text:p>
          </table:table-cell>
          <table:table-cell office:value-type="float" office:value="120265" calcext:value-type="float">
            <text:p>1202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1" calcext:value-type="float">
            <text:p>0.427041</text:p>
          </table:table-cell>
          <table:table-cell office:value-type="float" office:value="76377" calcext:value-type="float">
            <text:p>76377</text:p>
          </table:table-cell>
          <table:table-cell office:value-type="float" office:value="0.441467" calcext:value-type="float">
            <text:p>0.441467</text:p>
          </table:table-cell>
          <table:table-cell office:value-type="float" office:value="0.445322" calcext:value-type="float">
            <text:p>0.445322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99" calcext:value-type="float">
            <text:p>0.99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6035" calcext:value-type="float">
            <text:p>16035</text:p>
          </table:table-cell>
          <table:table-cell office:value-type="float" office:value="3922172673" calcext:value-type="float">
            <text:p>3922172673</text:p>
          </table:table-cell>
          <table:table-cell office:value-type="float" office:value="9184020420" calcext:value-type="float">
            <text:p>9184020420</text:p>
          </table:table-cell>
          <table:table-cell office:value-type="float" office:value="76387" calcext:value-type="float">
            <text:p>76387</text:p>
          </table:table-cell>
          <table:table-cell office:value-type="float" office:value="6929248" calcext:value-type="float">
            <text:p>6929248</text:p>
          </table:table-cell>
          <table:table-cell office:value-type="float" office:value="6985611" calcext:value-type="float">
            <text:p>6985611</text:p>
          </table:table-cell>
          <table:table-cell office:value-type="float" office:value="109725" calcext:value-type="float">
            <text:p>10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5" calcext:value-type="float">
            <text:p>0.427065</text:p>
          </table:table-cell>
          <table:table-cell office:value-type="float" office:value="76387" calcext:value-type="float">
            <text:p>76387</text:p>
          </table:table-cell>
          <table:table-cell office:value-type="float" office:value="0.442587" calcext:value-type="float">
            <text:p>0.442587</text:p>
          </table:table-cell>
          <table:table-cell office:value-type="float" office:value="0.446187" calcext:value-type="float">
            <text:p>0.446187</text:p>
          </table:table-cell>
          <table:table-cell office:value-type="float" office:value="0.007008" calcext:value-type="float">
            <text:p>0.007008</text:p>
          </table:table-cell>
          <table:table-cell office:value-type="float" office:value="0.99" calcext:value-type="float">
            <text:p>0.99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6036" calcext:value-type="float">
            <text:p>16036</text:p>
          </table:table-cell>
          <table:table-cell office:value-type="float" office:value="3925589045" calcext:value-type="float">
            <text:p>3925589045</text:p>
          </table:table-cell>
          <table:table-cell office:value-type="float" office:value="9186581005" calcext:value-type="float">
            <text:p>9186581005</text:p>
          </table:table-cell>
          <table:table-cell office:value-type="float" office:value="81524" calcext:value-type="float">
            <text:p>81524</text:p>
          </table:table-cell>
          <table:table-cell office:value-type="float" office:value="6899591" calcext:value-type="float">
            <text:p>6899591</text:p>
          </table:table-cell>
          <table:table-cell office:value-type="float" office:value="6951016" calcext:value-type="float">
            <text:p>6951016</text:p>
          </table:table-cell>
          <table:table-cell office:value-type="float" office:value="63040" calcext:value-type="float">
            <text:p>630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18" calcext:value-type="float">
            <text:p>0.427318</text:p>
          </table:table-cell>
          <table:table-cell office:value-type="float" office:value="81524" calcext:value-type="float">
            <text:p>81524</text:p>
          </table:table-cell>
          <table:table-cell office:value-type="float" office:value="0.440253" calcext:value-type="float">
            <text:p>0.440253</text:p>
          </table:table-cell>
          <table:table-cell office:value-type="float" office:value="0.443534" calcext:value-type="float">
            <text:p>0.443534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0.99" calcext:value-type="float">
            <text:p>0.99</text:p>
          </table:table-cell>
          <table:table-cell office:value-type="float" office:value="110.26" calcext:value-type="float">
            <text:p>110.2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6036" calcext:value-type="float">
            <text:p>16036</text:p>
          </table:table-cell>
          <table:table-cell office:value-type="float" office:value="3922399929" calcext:value-type="float">
            <text:p>3922399929</text:p>
          </table:table-cell>
          <table:table-cell office:value-type="float" office:value="9184059685" calcext:value-type="float">
            <text:p>9184059685</text:p>
          </table:table-cell>
          <table:table-cell office:value-type="float" office:value="77815" calcext:value-type="float">
            <text:p>77815</text:p>
          </table:table-cell>
          <table:table-cell office:value-type="float" office:value="6866250" calcext:value-type="float">
            <text:p>6866250</text:p>
          </table:table-cell>
          <table:table-cell office:value-type="float" office:value="6925376" calcext:value-type="float">
            <text:p>6925376</text:p>
          </table:table-cell>
          <table:table-cell office:value-type="float" office:value="56819" calcext:value-type="float">
            <text:p>5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8" calcext:value-type="float">
            <text:p>0.427088</text:p>
          </table:table-cell>
          <table:table-cell office:value-type="float" office:value="77815" calcext:value-type="float">
            <text:p>77815</text:p>
          </table:table-cell>
          <table:table-cell office:value-type="float" office:value="0.438126" calcext:value-type="float">
            <text:p>0.438126</text:p>
          </table:table-cell>
          <table:table-cell office:value-type="float" office:value="0.441898" calcext:value-type="float">
            <text:p>0.441898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99" calcext:value-type="float">
            <text:p>0.99</text:p>
          </table:table-cell>
          <table:table-cell office:value-type="float" office:value="121.88" calcext:value-type="float">
            <text:p>121.88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6034" calcext:value-type="float">
            <text:p>16034</text:p>
          </table:table-cell>
          <table:table-cell office:value-type="float" office:value="3921647591" calcext:value-type="float">
            <text:p>3921647591</text:p>
          </table:table-cell>
          <table:table-cell office:value-type="float" office:value="9184098435" calcext:value-type="float">
            <text:p>9184098435</text:p>
          </table:table-cell>
          <table:table-cell office:value-type="float" office:value="79318" calcext:value-type="float">
            <text:p>79318</text:p>
          </table:table-cell>
          <table:table-cell office:value-type="float" office:value="6805985" calcext:value-type="float">
            <text:p>6805985</text:p>
          </table:table-cell>
          <table:table-cell office:value-type="float" office:value="6860275" calcext:value-type="float">
            <text:p>6860275</text:p>
          </table:table-cell>
          <table:table-cell office:value-type="float" office:value="83441" calcext:value-type="float">
            <text:p>834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4" calcext:value-type="float">
            <text:p>0.427004</text:p>
          </table:table-cell>
          <table:table-cell office:value-type="float" office:value="79318" calcext:value-type="float">
            <text:p>79318</text:p>
          </table:table-cell>
          <table:table-cell office:value-type="float" office:value="0.434714" calcext:value-type="float">
            <text:p>0.434714</text:p>
          </table:table-cell>
          <table:table-cell office:value-type="float" office:value="0.438181" calcext:value-type="float">
            <text:p>0.438181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99" calcext:value-type="float">
            <text:p>0.99</text:p>
          </table:table-cell>
          <table:table-cell office:value-type="float" office:value="82.22" calcext:value-type="float">
            <text:p>82.2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6034" calcext:value-type="float">
            <text:p>16034</text:p>
          </table:table-cell>
          <table:table-cell office:value-type="float" office:value="3920418743" calcext:value-type="float">
            <text:p>3920418743</text:p>
          </table:table-cell>
          <table:table-cell office:value-type="float" office:value="9181786018" calcext:value-type="float">
            <text:p>9181786018</text:p>
          </table:table-cell>
          <table:table-cell office:value-type="float" office:value="76689" calcext:value-type="float">
            <text:p>76689</text:p>
          </table:table-cell>
          <table:table-cell office:value-type="float" office:value="6806079" calcext:value-type="float">
            <text:p>6806079</text:p>
          </table:table-cell>
          <table:table-cell office:value-type="float" office:value="6862586" calcext:value-type="float">
            <text:p>6862586</text:p>
          </table:table-cell>
          <table:table-cell office:value-type="float" office:value="71642" calcext:value-type="float">
            <text:p>71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8" calcext:value-type="float">
            <text:p>0.426978</text:p>
          </table:table-cell>
          <table:table-cell office:value-type="float" office:value="76689" calcext:value-type="float">
            <text:p>76689</text:p>
          </table:table-cell>
          <table:table-cell office:value-type="float" office:value="0.43472" calcext:value-type="float">
            <text:p>0.43472</text:p>
          </table:table-cell>
          <table:table-cell office:value-type="float" office:value="0.438329" calcext:value-type="float">
            <text:p>0.438329</text:p>
          </table:table-cell>
          <table:table-cell office:value-type="float" office:value="0.004576" calcext:value-type="float">
            <text:p>0.004576</text:p>
          </table:table-cell>
          <table:table-cell office:value-type="float" office:value="0.99" calcext:value-type="float">
            <text:p>0.99</text:p>
          </table:table-cell>
          <table:table-cell office:value-type="float" office:value="95.79" calcext:value-type="float">
            <text:p>95.79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7040" calcext:value-type="float">
            <text:p>17040</text:p>
          </table:table-cell>
          <table:table-cell office:value-type="float" office:value="3923905096" calcext:value-type="float">
            <text:p>3923905096</text:p>
          </table:table-cell>
          <table:table-cell office:value-type="float" office:value="9186445034" calcext:value-type="float">
            <text:p>9186445034</text:p>
          </table:table-cell>
          <table:table-cell office:value-type="float" office:value="77936" calcext:value-type="float">
            <text:p>77936</text:p>
          </table:table-cell>
          <table:table-cell office:value-type="float" office:value="6888510" calcext:value-type="float">
            <text:p>6888510</text:p>
          </table:table-cell>
          <table:table-cell office:value-type="float" office:value="6946588" calcext:value-type="float">
            <text:p>6946588</text:p>
          </table:table-cell>
          <table:table-cell office:value-type="float" office:value="74578" calcext:value-type="float">
            <text:p>745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1" calcext:value-type="float">
            <text:p>0.427141</text:p>
          </table:table-cell>
          <table:table-cell office:value-type="float" office:value="77936" calcext:value-type="float">
            <text:p>77936</text:p>
          </table:table-cell>
          <table:table-cell office:value-type="float" office:value="0.439546" calcext:value-type="float">
            <text:p>0.439546</text:p>
          </table:table-cell>
          <table:table-cell office:value-type="float" office:value="0.443252" calcext:value-type="float">
            <text:p>0.443252</text:p>
          </table:table-cell>
          <table:table-cell office:value-type="float" office:value="0.004759" calcext:value-type="float">
            <text:p>0.004759</text:p>
          </table:table-cell>
          <table:table-cell office:value-type="float" office:value="0.99" calcext:value-type="float">
            <text:p>0.99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7038" calcext:value-type="float">
            <text:p>17038</text:p>
          </table:table-cell>
          <table:table-cell office:value-type="float" office:value="3921458527" calcext:value-type="float">
            <text:p>3921458527</text:p>
          </table:table-cell>
          <table:table-cell office:value-type="float" office:value="9181175826" calcext:value-type="float">
            <text:p>9181175826</text:p>
          </table:table-cell>
          <table:table-cell office:value-type="float" office:value="77762" calcext:value-type="float">
            <text:p>77762</text:p>
          </table:table-cell>
          <table:table-cell office:value-type="float" office:value="6871965" calcext:value-type="float">
            <text:p>6871965</text:p>
          </table:table-cell>
          <table:table-cell office:value-type="float" office:value="6928238" calcext:value-type="float">
            <text:p>6928238</text:p>
          </table:table-cell>
          <table:table-cell office:value-type="float" office:value="70288" calcext:value-type="float">
            <text:p>7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9" calcext:value-type="float">
            <text:p>0.427119</text:p>
          </table:table-cell>
          <table:table-cell office:value-type="float" office:value="77762" calcext:value-type="float">
            <text:p>77762</text:p>
          </table:table-cell>
          <table:table-cell office:value-type="float" office:value="0.438928" calcext:value-type="float">
            <text:p>0.438928</text:p>
          </table:table-cell>
          <table:table-cell office:value-type="float" office:value="0.442522" calcext:value-type="float">
            <text:p>0.442522</text:p>
          </table:table-cell>
          <table:table-cell office:value-type="float" office:value="0.004489" calcext:value-type="float">
            <text:p>0.004489</text:p>
          </table:table-cell>
          <table:table-cell office:value-type="float" office:value="0.99" calcext:value-type="float">
            <text:p>0.99</text:p>
          </table:table-cell>
          <table:table-cell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7035" calcext:value-type="float">
            <text:p>17035</text:p>
          </table:table-cell>
          <table:table-cell office:value-type="float" office:value="3922437630" calcext:value-type="float">
            <text:p>3922437630</text:p>
          </table:table-cell>
          <table:table-cell office:value-type="float" office:value="9183479876" calcext:value-type="float">
            <text:p>9183479876</text:p>
          </table:table-cell>
          <table:table-cell office:value-type="float" office:value="75858" calcext:value-type="float">
            <text:p>75858</text:p>
          </table:table-cell>
          <table:table-cell office:value-type="float" office:value="6853099" calcext:value-type="float">
            <text:p>6853099</text:p>
          </table:table-cell>
          <table:table-cell office:value-type="float" office:value="6908499" calcext:value-type="float">
            <text:p>6908499</text:p>
          </table:table-cell>
          <table:table-cell office:value-type="float" office:value="118746" calcext:value-type="float">
            <text:p>1187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9" calcext:value-type="float">
            <text:p>0.427119</text:p>
          </table:table-cell>
          <table:table-cell office:value-type="float" office:value="75858" calcext:value-type="float">
            <text:p>75858</text:p>
          </table:table-cell>
          <table:table-cell office:value-type="float" office:value="0.437723" calcext:value-type="float">
            <text:p>0.437723</text:p>
          </table:table-cell>
          <table:table-cell office:value-type="float" office:value="0.441261" calcext:value-type="float">
            <text:p>0.441261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0.99" calcext:value-type="float">
            <text:p>0.99</text:p>
          </table:table-cell>
          <table:table-cell office:value-type="float" office:value="58.18" calcext:value-type="float">
            <text:p>58.1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7037" calcext:value-type="float">
            <text:p>17037</text:p>
          </table:table-cell>
          <table:table-cell office:value-type="float" office:value="3921134105" calcext:value-type="float">
            <text:p>3921134105</text:p>
          </table:table-cell>
          <table:table-cell office:value-type="float" office:value="9181486824" calcext:value-type="float">
            <text:p>9181486824</text:p>
          </table:table-cell>
          <table:table-cell office:value-type="float" office:value="75197" calcext:value-type="float">
            <text:p>75197</text:p>
          </table:table-cell>
          <table:table-cell office:value-type="float" office:value="6867241" calcext:value-type="float">
            <text:p>6867241</text:p>
          </table:table-cell>
          <table:table-cell office:value-type="float" office:value="6925052" calcext:value-type="float">
            <text:p>6925052</text:p>
          </table:table-cell>
          <table:table-cell office:value-type="float" office:value="128207" calcext:value-type="float">
            <text:p>128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" calcext:value-type="float">
            <text:p>0.42707</text:p>
          </table:table-cell>
          <table:table-cell office:value-type="float" office:value="75197" calcext:value-type="float">
            <text:p>75197</text:p>
          </table:table-cell>
          <table:table-cell office:value-type="float" office:value="0.438626" calcext:value-type="float">
            <text:p>0.438626</text:p>
          </table:table-cell>
          <table:table-cell office:value-type="float" office:value="0.442319" calcext:value-type="float">
            <text:p>0.442319</text:p>
          </table:table-cell>
          <table:table-cell office:value-type="float" office:value="0.008189" calcext:value-type="float">
            <text:p>0.008189</text:p>
          </table:table-cell>
          <table:table-cell office:value-type="float" office:value="0.99" calcext:value-type="float">
            <text:p>0.99</text:p>
          </table:table-cell>
          <table:table-cell office:value-type="float" office:value="54.01" calcext:value-type="float">
            <text:p>54.0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7038" calcext:value-type="float">
            <text:p>17038</text:p>
          </table:table-cell>
          <table:table-cell office:value-type="float" office:value="3923741082" calcext:value-type="float">
            <text:p>3923741082</text:p>
          </table:table-cell>
          <table:table-cell office:value-type="float" office:value="9185902382" calcext:value-type="float">
            <text:p>9185902382</text:p>
          </table:table-cell>
          <table:table-cell office:value-type="float" office:value="80083" calcext:value-type="float">
            <text:p>80083</text:p>
          </table:table-cell>
          <table:table-cell office:value-type="float" office:value="6816095" calcext:value-type="float">
            <text:p>6816095</text:p>
          </table:table-cell>
          <table:table-cell office:value-type="float" office:value="6865276" calcext:value-type="float">
            <text:p>6865276</text:p>
          </table:table-cell>
          <table:table-cell office:value-type="float" office:value="69786" calcext:value-type="float">
            <text:p>697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8" calcext:value-type="float">
            <text:p>0.427148</text:p>
          </table:table-cell>
          <table:table-cell office:value-type="float" office:value="80083" calcext:value-type="float">
            <text:p>80083</text:p>
          </table:table-cell>
          <table:table-cell office:value-type="float" office:value="0.435359" calcext:value-type="float">
            <text:p>0.435359</text:p>
          </table:table-cell>
          <table:table-cell office:value-type="float" office:value="0.438501" calcext:value-type="float">
            <text:p>0.438501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99" calcext:value-type="float">
            <text:p>0.99</text:p>
          </table:table-cell>
          <table:table-cell office:value-type="float" office:value="98.38" calcext:value-type="float">
            <text:p>98.3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7038" calcext:value-type="float">
            <text:p>17038</text:p>
          </table:table-cell>
          <table:table-cell office:value-type="float" office:value="3922682706" calcext:value-type="float">
            <text:p>3922682706</text:p>
          </table:table-cell>
          <table:table-cell office:value-type="float" office:value="9183439114" calcext:value-type="float">
            <text:p>9183439114</text:p>
          </table:table-cell>
          <table:table-cell office:value-type="float" office:value="79026" calcext:value-type="float">
            <text:p>79026</text:p>
          </table:table-cell>
          <table:table-cell office:value-type="float" office:value="6837986" calcext:value-type="float">
            <text:p>6837986</text:p>
          </table:table-cell>
          <table:table-cell office:value-type="float" office:value="6888131" calcext:value-type="float">
            <text:p>6888131</text:p>
          </table:table-cell>
          <table:table-cell office:value-type="float" office:value="59111" calcext:value-type="float">
            <text:p>59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7" calcext:value-type="float">
            <text:p>0.427147</text:p>
          </table:table-cell>
          <table:table-cell office:value-type="float" office:value="79026" calcext:value-type="float">
            <text:p>79026</text:p>
          </table:table-cell>
          <table:table-cell office:value-type="float" office:value="0.436758" calcext:value-type="float">
            <text:p>0.436758</text:p>
          </table:table-cell>
          <table:table-cell office:value-type="float" office:value="0.43996" calcext:value-type="float">
            <text:p>0.43996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99" calcext:value-type="float">
            <text:p>0.99</text:p>
          </table:table-cell>
          <table:table-cell office:value-type="float" office:value="116.53" calcext:value-type="float">
            <text:p>116.5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7036" calcext:value-type="float">
            <text:p>17036</text:p>
          </table:table-cell>
          <table:table-cell office:value-type="float" office:value="3922575069" calcext:value-type="float">
            <text:p>3922575069</text:p>
          </table:table-cell>
          <table:table-cell office:value-type="float" office:value="9183760998" calcext:value-type="float">
            <text:p>9183760998</text:p>
          </table:table-cell>
          <table:table-cell office:value-type="float" office:value="77916" calcext:value-type="float">
            <text:p>77916</text:p>
          </table:table-cell>
          <table:table-cell office:value-type="float" office:value="6863041" calcext:value-type="float">
            <text:p>6863041</text:p>
          </table:table-cell>
          <table:table-cell office:value-type="float" office:value="6920605" calcext:value-type="float">
            <text:p>6920605</text:p>
          </table:table-cell>
          <table:table-cell office:value-type="float" office:value="82793" calcext:value-type="float">
            <text:p>8279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1" calcext:value-type="float">
            <text:p>0.427121</text:p>
          </table:table-cell>
          <table:table-cell office:value-type="float" office:value="77916" calcext:value-type="float">
            <text:p>77916</text:p>
          </table:table-cell>
          <table:table-cell office:value-type="float" office:value="0.438358" calcext:value-type="float">
            <text:p>0.438358</text:p>
          </table:table-cell>
          <table:table-cell office:value-type="float" office:value="0.442035" calcext:value-type="float">
            <text:p>0.442035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0.99" calcext:value-type="float">
            <text:p>0.99</text:p>
          </table:table-cell>
          <table:table-cell office:value-type="float" office:value="83.59" calcext:value-type="float">
            <text:p>83.59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7037" calcext:value-type="float">
            <text:p>17037</text:p>
          </table:table-cell>
          <table:table-cell office:value-type="float" office:value="3921295593" calcext:value-type="float">
            <text:p>3921295593</text:p>
          </table:table-cell>
          <table:table-cell office:value-type="float" office:value="9182569899" calcext:value-type="float">
            <text:p>9182569899</text:p>
          </table:table-cell>
          <table:table-cell office:value-type="float" office:value="76590" calcext:value-type="float">
            <text:p>76590</text:p>
          </table:table-cell>
          <table:table-cell office:value-type="float" office:value="6823892" calcext:value-type="float">
            <text:p>6823892</text:p>
          </table:table-cell>
          <table:table-cell office:value-type="float" office:value="6883928" calcext:value-type="float">
            <text:p>6883928</text:p>
          </table:table-cell>
          <table:table-cell office:value-type="float" office:value="27346" calcext:value-type="float">
            <text:p>2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76590" calcext:value-type="float">
            <text:p>76590</text:p>
          </table:table-cell>
          <table:table-cell office:value-type="float" office:value="0.435423" calcext:value-type="float">
            <text:p>0.435423</text:p>
          </table:table-cell>
          <table:table-cell office:value-type="float" office:value="0.439254" calcext:value-type="float">
            <text:p>0.439254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99" calcext:value-type="float">
            <text:p>0.99</text:p>
          </table:table-cell>
          <table:table-cell office:value-type="float" office:value="251.73" calcext:value-type="float">
            <text:p>251.7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8042" calcext:value-type="float">
            <text:p>18042</text:p>
          </table:table-cell>
          <table:table-cell office:value-type="float" office:value="3924148922" calcext:value-type="float">
            <text:p>3924148922</text:p>
          </table:table-cell>
          <table:table-cell office:value-type="float" office:value="9186813436" calcext:value-type="float">
            <text:p>9186813436</text:p>
          </table:table-cell>
          <table:table-cell office:value-type="float" office:value="79167" calcext:value-type="float">
            <text:p>79167</text:p>
          </table:table-cell>
          <table:table-cell office:value-type="float" office:value="6871963" calcext:value-type="float">
            <text:p>6871963</text:p>
          </table:table-cell>
          <table:table-cell office:value-type="float" office:value="6923433" calcext:value-type="float">
            <text:p>6923433</text:p>
          </table:table-cell>
          <table:table-cell office:value-type="float" office:value="76569" calcext:value-type="float">
            <text:p>765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" calcext:value-type="float">
            <text:p>0.42715</text:p>
          </table:table-cell>
          <table:table-cell office:value-type="float" office:value="79167" calcext:value-type="float">
            <text:p>79167</text:p>
          </table:table-cell>
          <table:table-cell office:value-type="float" office:value="0.438928" calcext:value-type="float">
            <text:p>0.438928</text:p>
          </table:table-cell>
          <table:table-cell office:value-type="float" office:value="0.442215" calcext:value-type="float">
            <text:p>0.442215</text:p>
          </table:table-cell>
          <table:table-cell office:value-type="float" office:value="0.004891" calcext:value-type="float">
            <text:p>0.004891</text:p>
          </table:table-cell>
          <table:table-cell office:value-type="float" office:value="0.99" calcext:value-type="float">
            <text:p>0.99</text:p>
          </table:table-cell>
          <table:table-cell office:value-type="float" office:value="90.42" calcext:value-type="float">
            <text:p>90.4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8040" calcext:value-type="float">
            <text:p>18040</text:p>
          </table:table-cell>
          <table:table-cell office:value-type="float" office:value="3921345368" calcext:value-type="float">
            <text:p>3921345368</text:p>
          </table:table-cell>
          <table:table-cell office:value-type="float" office:value="9182398393" calcext:value-type="float">
            <text:p>9182398393</text:p>
          </table:table-cell>
          <table:table-cell office:value-type="float" office:value="75993" calcext:value-type="float">
            <text:p>75993</text:p>
          </table:table-cell>
          <table:table-cell office:value-type="float" office:value="6806559" calcext:value-type="float">
            <text:p>6806559</text:p>
          </table:table-cell>
          <table:table-cell office:value-type="float" office:value="6863270" calcext:value-type="float">
            <text:p>6863270</text:p>
          </table:table-cell>
          <table:table-cell office:value-type="float" office:value="80026" calcext:value-type="float">
            <text:p>8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75993" calcext:value-type="float">
            <text:p>75993</text:p>
          </table:table-cell>
          <table:table-cell office:value-type="float" office:value="0.43475" calcext:value-type="float">
            <text:p>0.43475</text:p>
          </table:table-cell>
          <table:table-cell office:value-type="float" office:value="0.438373" calcext:value-type="float">
            <text:p>0.438373</text:p>
          </table:table-cell>
          <table:table-cell office:value-type="float" office:value="0.005111" calcext:value-type="float">
            <text:p>0.005111</text:p>
          </table:table-cell>
          <table:table-cell office:value-type="float" office:value="0.99" calcext:value-type="float">
            <text:p>0.99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8037" calcext:value-type="float">
            <text:p>18037</text:p>
          </table:table-cell>
          <table:table-cell office:value-type="float" office:value="3923561425" calcext:value-type="float">
            <text:p>3923561425</text:p>
          </table:table-cell>
          <table:table-cell office:value-type="float" office:value="9187038800" calcext:value-type="float">
            <text:p>9187038800</text:p>
          </table:table-cell>
          <table:table-cell office:value-type="float" office:value="76471" calcext:value-type="float">
            <text:p>76471</text:p>
          </table:table-cell>
          <table:table-cell office:value-type="float" office:value="6877186" calcext:value-type="float">
            <text:p>6877186</text:p>
          </table:table-cell>
          <table:table-cell office:value-type="float" office:value="6936654" calcext:value-type="float">
            <text:p>6936654</text:p>
          </table:table-cell>
          <table:table-cell office:value-type="float" office:value="113329" calcext:value-type="float">
            <text:p>1133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6" calcext:value-type="float">
            <text:p>0.427076</text:p>
          </table:table-cell>
          <table:table-cell office:value-type="float" office:value="76471" calcext:value-type="float">
            <text:p>76471</text:p>
          </table:table-cell>
          <table:table-cell office:value-type="float" office:value="0.439261" calcext:value-type="float">
            <text:p>0.439261</text:p>
          </table:table-cell>
          <table:table-cell office:value-type="float" office:value="0.44306" calcext:value-type="float">
            <text:p>0.44306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0.99" calcext:value-type="float">
            <text:p>0.99</text:p>
          </table:table-cell>
          <table:table-cell office:value-type="float" office:value="61.21" calcext:value-type="float">
            <text:p>61.2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8039" calcext:value-type="float">
            <text:p>18039</text:p>
          </table:table-cell>
          <table:table-cell office:value-type="float" office:value="3922717805" calcext:value-type="float">
            <text:p>3922717805</text:p>
          </table:table-cell>
          <table:table-cell office:value-type="float" office:value="9181968665" calcext:value-type="float">
            <text:p>9181968665</text:p>
          </table:table-cell>
          <table:table-cell office:value-type="float" office:value="75798" calcext:value-type="float">
            <text:p>75798</text:p>
          </table:table-cell>
          <table:table-cell office:value-type="float" office:value="6867512" calcext:value-type="float">
            <text:p>6867512</text:p>
          </table:table-cell>
          <table:table-cell office:value-type="float" office:value="6917064" calcext:value-type="float">
            <text:p>6917064</text:p>
          </table:table-cell>
          <table:table-cell office:value-type="float" office:value="95224" calcext:value-type="float">
            <text:p>9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" calcext:value-type="float">
            <text:p>0.42722</text:p>
          </table:table-cell>
          <table:table-cell office:value-type="float" office:value="75798" calcext:value-type="float">
            <text:p>75798</text:p>
          </table:table-cell>
          <table:table-cell office:value-type="float" office:value="0.438643" calcext:value-type="float">
            <text:p>0.438643</text:p>
          </table:table-cell>
          <table:table-cell office:value-type="float" office:value="0.441808" calcext:value-type="float">
            <text:p>0.441808</text:p>
          </table:table-cell>
          <table:table-cell office:value-type="float" office:value="0.006082" calcext:value-type="float">
            <text:p>0.006082</text:p>
          </table:table-cell>
          <table:table-cell office:value-type="float" office:value="0.99" calcext:value-type="float">
            <text:p>0.99</text:p>
          </table:table-cell>
          <table:table-cell office:value-type="float" office:value="72.64" calcext:value-type="float">
            <text:p>72.6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8040" calcext:value-type="float">
            <text:p>18040</text:p>
          </table:table-cell>
          <table:table-cell office:value-type="float" office:value="3880314437" calcext:value-type="float">
            <text:p>3880314437</text:p>
          </table:table-cell>
          <table:table-cell office:value-type="float" office:value="9195568485" calcext:value-type="float">
            <text:p>9195568485</text:p>
          </table:table-cell>
          <table:table-cell office:value-type="float" office:value="56578" calcext:value-type="float">
            <text:p>56578</text:p>
          </table:table-cell>
          <table:table-cell office:value-type="float" office:value="4564285" calcext:value-type="float">
            <text:p>4564285</text:p>
          </table:table-cell>
          <table:table-cell office:value-type="float" office:value="4604633" calcext:value-type="float">
            <text:p>4604633</text:p>
          </table:table-cell>
          <table:table-cell office:value-type="float" office:value="23536" calcext:value-type="float">
            <text:p>235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977" calcext:value-type="float">
            <text:p>0.421977</text:p>
          </table:table-cell>
          <table:table-cell office:value-type="float" office:value="56578" calcext:value-type="float">
            <text:p>56578</text:p>
          </table:table-cell>
          <table:table-cell office:value-type="float" office:value="0.291531" calcext:value-type="float">
            <text:p>0.291531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.99" calcext:value-type="float">
            <text:p>0.99</text:p>
          </table:table-cell>
          <table:table-cell office:value-type="float" office:value="195.64" calcext:value-type="float">
            <text:p>195.6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8040" calcext:value-type="float">
            <text:p>18040</text:p>
          </table:table-cell>
          <table:table-cell office:value-type="float" office:value="3879625198" calcext:value-type="float">
            <text:p>3879625198</text:p>
          </table:table-cell>
          <table:table-cell office:value-type="float" office:value="9192873390" calcext:value-type="float">
            <text:p>9192873390</text:p>
          </table:table-cell>
          <table:table-cell office:value-type="float" office:value="56105" calcext:value-type="float">
            <text:p>56105</text:p>
          </table:table-cell>
          <table:table-cell office:value-type="float" office:value="4566873" calcext:value-type="float">
            <text:p>4566873</text:p>
          </table:table-cell>
          <table:table-cell office:value-type="float" office:value="4603792" calcext:value-type="float">
            <text:p>4603792</text:p>
          </table:table-cell>
          <table:table-cell office:value-type="float" office:value="59585" calcext:value-type="float">
            <text:p>5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025" calcext:value-type="float">
            <text:p>0.422025</text:p>
          </table:table-cell>
          <table:table-cell office:value-type="float" office:value="56105" calcext:value-type="float">
            <text:p>56105</text:p>
          </table:table-cell>
          <table:table-cell office:value-type="float" office:value="0.291696" calcext:value-type="float">
            <text:p>0.291696</text:p>
          </table:table-cell>
          <table:table-cell office:value-type="float" office:value="0.294055" calcext:value-type="float">
            <text:p>0.294055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99" calcext:value-type="float">
            <text:p>0.99</text:p>
          </table:table-cell>
          <table:table-cell office:value-type="float" office:value="77.26" calcext:value-type="float">
            <text:p>77.2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8038" calcext:value-type="float">
            <text:p>18038</text:p>
          </table:table-cell>
          <table:table-cell office:value-type="float" office:value="3924851551" calcext:value-type="float">
            <text:p>3924851551</text:p>
          </table:table-cell>
          <table:table-cell office:value-type="float" office:value="9185114087" calcext:value-type="float">
            <text:p>9185114087</text:p>
          </table:table-cell>
          <table:table-cell office:value-type="float" office:value="81265" calcext:value-type="float">
            <text:p>81265</text:p>
          </table:table-cell>
          <table:table-cell office:value-type="float" office:value="6884844" calcext:value-type="float">
            <text:p>6884844</text:p>
          </table:table-cell>
          <table:table-cell office:value-type="float" office:value="6941467" calcext:value-type="float">
            <text:p>6941467</text:p>
          </table:table-cell>
          <table:table-cell office:value-type="float" office:value="34255" calcext:value-type="float">
            <text:p>34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6" calcext:value-type="float">
            <text:p>0.427306</text:p>
          </table:table-cell>
          <table:table-cell office:value-type="float" office:value="81265" calcext:value-type="float">
            <text:p>81265</text:p>
          </table:table-cell>
          <table:table-cell office:value-type="float" office:value="0.439751" calcext:value-type="float">
            <text:p>0.439751</text:p>
          </table:table-cell>
          <table:table-cell office:value-type="float" office:value="0.443367" calcext:value-type="float">
            <text:p>0.443367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0.99" calcext:value-type="float">
            <text:p>0.99</text:p>
          </table:table-cell>
          <table:table-cell office:value-type="float" office:value="202.64" calcext:value-type="float">
            <text:p>202.6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8039" calcext:value-type="float">
            <text:p>18039</text:p>
          </table:table-cell>
          <table:table-cell office:value-type="float" office:value="3920928673" calcext:value-type="float">
            <text:p>3920928673</text:p>
          </table:table-cell>
          <table:table-cell office:value-type="float" office:value="9183390466" calcext:value-type="float">
            <text:p>9183390466</text:p>
          </table:table-cell>
          <table:table-cell office:value-type="float" office:value="76237" calcext:value-type="float">
            <text:p>76237</text:p>
          </table:table-cell>
          <table:table-cell office:value-type="float" office:value="6808329" calcext:value-type="float">
            <text:p>6808329</text:p>
          </table:table-cell>
          <table:table-cell office:value-type="float" office:value="6865183" calcext:value-type="float">
            <text:p>6865183</text:p>
          </table:table-cell>
          <table:table-cell office:value-type="float" office:value="77954" calcext:value-type="float">
            <text:p>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9" calcext:value-type="float">
            <text:p>0.426959</text:p>
          </table:table-cell>
          <table:table-cell office:value-type="float" office:value="76237" calcext:value-type="float">
            <text:p>76237</text:p>
          </table:table-cell>
          <table:table-cell office:value-type="float" office:value="0.434863" calcext:value-type="float">
            <text:p>0.434863</text:p>
          </table:table-cell>
          <table:table-cell office:value-type="float" office:value="0.438495" calcext:value-type="float">
            <text:p>0.438495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.99" calcext:value-type="float">
            <text:p>0.99</text:p>
          </table:table-cell>
          <table:table-cell office:value-type="float" office:value="88.07" calcext:value-type="float">
            <text:p>88.0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19044" calcext:value-type="float">
            <text:p>19044</text:p>
          </table:table-cell>
          <table:table-cell office:value-type="float" office:value="3922658874" calcext:value-type="float">
            <text:p>3922658874</text:p>
          </table:table-cell>
          <table:table-cell office:value-type="float" office:value="9181250970" calcext:value-type="float">
            <text:p>9181250970</text:p>
          </table:table-cell>
          <table:table-cell office:value-type="float" office:value="80491" calcext:value-type="float">
            <text:p>80491</text:p>
          </table:table-cell>
          <table:table-cell office:value-type="float" office:value="6864359" calcext:value-type="float">
            <text:p>6864359</text:p>
          </table:table-cell>
          <table:table-cell office:value-type="float" office:value="6919708" calcext:value-type="float">
            <text:p>6919708</text:p>
          </table:table-cell>
          <table:table-cell office:value-type="float" office:value="26425" calcext:value-type="float">
            <text:p>264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7" calcext:value-type="float">
            <text:p>0.427247</text:p>
          </table:table-cell>
          <table:table-cell office:value-type="float" office:value="80491" calcext:value-type="float">
            <text:p>80491</text:p>
          </table:table-cell>
          <table:table-cell office:value-type="float" office:value="0.438442" calcext:value-type="float">
            <text:p>0.438442</text:p>
          </table:table-cell>
          <table:table-cell office:value-type="float" office:value="0.441977" calcext:value-type="float">
            <text:p>0.441977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99" calcext:value-type="float">
            <text:p>0.99</text:p>
          </table:table-cell>
          <table:table-cell office:value-type="float" office:value="261.86" calcext:value-type="float">
            <text:p>261.8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19042" calcext:value-type="float">
            <text:p>19042</text:p>
          </table:table-cell>
          <table:table-cell office:value-type="float" office:value="3920076131" calcext:value-type="float">
            <text:p>3920076131</text:p>
          </table:table-cell>
          <table:table-cell office:value-type="float" office:value="9177976045" calcext:value-type="float">
            <text:p>9177976045</text:p>
          </table:table-cell>
          <table:table-cell office:value-type="float" office:value="77524" calcext:value-type="float">
            <text:p>77524</text:p>
          </table:table-cell>
          <table:table-cell office:value-type="float" office:value="6850888" calcext:value-type="float">
            <text:p>6850888</text:p>
          </table:table-cell>
          <table:table-cell office:value-type="float" office:value="6907321" calcext:value-type="float">
            <text:p>6907321</text:p>
          </table:table-cell>
          <table:table-cell office:value-type="float" office:value="65211" calcext:value-type="float">
            <text:p>65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8" calcext:value-type="float">
            <text:p>0.427118</text:p>
          </table:table-cell>
          <table:table-cell office:value-type="float" office:value="77524" calcext:value-type="float">
            <text:p>77524</text:p>
          </table:table-cell>
          <table:table-cell office:value-type="float" office:value="0.437582" calcext:value-type="float">
            <text:p>0.437582</text:p>
          </table:table-cell>
          <table:table-cell office:value-type="float" office:value="0.441186" calcext:value-type="float">
            <text:p>0.441186</text:p>
          </table:table-cell>
          <table:table-cell office:value-type="float" office:value="0.004165" calcext:value-type="float">
            <text:p>0.004165</text:p>
          </table:table-cell>
          <table:table-cell office:value-type="float" office:value="0.99" calcext:value-type="float">
            <text:p>0.99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19040" calcext:value-type="float">
            <text:p>19040</text:p>
          </table:table-cell>
          <table:table-cell office:value-type="float" office:value="3922330961" calcext:value-type="float">
            <text:p>3922330961</text:p>
          </table:table-cell>
          <table:table-cell office:value-type="float" office:value="9183008739" calcext:value-type="float">
            <text:p>9183008739</text:p>
          </table:table-cell>
          <table:table-cell office:value-type="float" office:value="78748" calcext:value-type="float">
            <text:p>78748</text:p>
          </table:table-cell>
          <table:table-cell office:value-type="float" office:value="6871530" calcext:value-type="float">
            <text:p>6871530</text:p>
          </table:table-cell>
          <table:table-cell office:value-type="float" office:value="6927056" calcext:value-type="float">
            <text:p>6927056</text:p>
          </table:table-cell>
          <table:table-cell office:value-type="float" office:value="119038" calcext:value-type="float">
            <text:p>1190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9" calcext:value-type="float">
            <text:p>0.427129</text:p>
          </table:table-cell>
          <table:table-cell office:value-type="float" office:value="78748" calcext:value-type="float">
            <text:p>78748</text:p>
          </table:table-cell>
          <table:table-cell office:value-type="float" office:value="0.438463" calcext:value-type="float">
            <text:p>0.438463</text:p>
          </table:table-cell>
          <table:table-cell office:value-type="float" office:value="0.442006" calcext:value-type="float">
            <text:p>0.442006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0.99" calcext:value-type="float">
            <text:p>0.99</text:p>
          </table:table-cell>
          <table:table-cell office:value-type="float" office:value="58.19" calcext:value-type="float">
            <text:p>58.1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19041" calcext:value-type="float">
            <text:p>19041</text:p>
          </table:table-cell>
          <table:table-cell office:value-type="float" office:value="3921632378" calcext:value-type="float">
            <text:p>3921632378</text:p>
          </table:table-cell>
          <table:table-cell office:value-type="float" office:value="9182925491" calcext:value-type="float">
            <text:p>9182925491</text:p>
          </table:table-cell>
          <table:table-cell office:value-type="float" office:value="76090" calcext:value-type="float">
            <text:p>76090</text:p>
          </table:table-cell>
          <table:table-cell office:value-type="float" office:value="6875719" calcext:value-type="float">
            <text:p>6875719</text:p>
          </table:table-cell>
          <table:table-cell office:value-type="float" office:value="6936421" calcext:value-type="float">
            <text:p>6936421</text:p>
          </table:table-cell>
          <table:table-cell office:value-type="float" office:value="110808" calcext:value-type="float">
            <text:p>11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7" calcext:value-type="float">
            <text:p>0.427057</text:p>
          </table:table-cell>
          <table:table-cell office:value-type="float" office:value="76090" calcext:value-type="float">
            <text:p>76090</text:p>
          </table:table-cell>
          <table:table-cell office:value-type="float" office:value="0.439168" calcext:value-type="float">
            <text:p>0.439168</text:p>
          </table:table-cell>
          <table:table-cell office:value-type="float" office:value="0.443045" calcext:value-type="float">
            <text:p>0.443045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0.99" calcext:value-type="float">
            <text:p>0.99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19042" calcext:value-type="float">
            <text:p>19042</text:p>
          </table:table-cell>
          <table:table-cell office:value-type="float" office:value="3922938448" calcext:value-type="float">
            <text:p>3922938448</text:p>
          </table:table-cell>
          <table:table-cell office:value-type="float" office:value="9185310880" calcext:value-type="float">
            <text:p>9185310880</text:p>
          </table:table-cell>
          <table:table-cell office:value-type="float" office:value="78432" calcext:value-type="float">
            <text:p>78432</text:p>
          </table:table-cell>
          <table:table-cell office:value-type="float" office:value="6861927" calcext:value-type="float">
            <text:p>6861927</text:p>
          </table:table-cell>
          <table:table-cell office:value-type="float" office:value="6911915" calcext:value-type="float">
            <text:p>6911915</text:p>
          </table:table-cell>
          <table:table-cell office:value-type="float" office:value="71878" calcext:value-type="float">
            <text:p>718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8" calcext:value-type="float">
            <text:p>0.427088</text:p>
          </table:table-cell>
          <table:table-cell office:value-type="float" office:value="78432" calcext:value-type="float">
            <text:p>78432</text:p>
          </table:table-cell>
          <table:table-cell office:value-type="float" office:value="0.438287" calcext:value-type="float">
            <text:p>0.438287</text:p>
          </table:table-cell>
          <table:table-cell office:value-type="float" office:value="0.44148" calcext:value-type="float">
            <text:p>0.44148</text:p>
          </table:table-cell>
          <table:table-cell office:value-type="float" office:value="0.004591" calcext:value-type="float">
            <text:p>0.004591</text:p>
          </table:table-cell>
          <table:table-cell office:value-type="float" office:value="0.99" calcext:value-type="float">
            <text:p>0.99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19042" calcext:value-type="float">
            <text:p>19042</text:p>
          </table:table-cell>
          <table:table-cell office:value-type="float" office:value="3922000348" calcext:value-type="float">
            <text:p>3922000348</text:p>
          </table:table-cell>
          <table:table-cell office:value-type="float" office:value="9184476739" calcext:value-type="float">
            <text:p>9184476739</text:p>
          </table:table-cell>
          <table:table-cell office:value-type="float" office:value="77610" calcext:value-type="float">
            <text:p>77610</text:p>
          </table:table-cell>
          <table:table-cell office:value-type="float" office:value="6770788" calcext:value-type="float">
            <text:p>6770788</text:p>
          </table:table-cell>
          <table:table-cell office:value-type="float" office:value="6820759" calcext:value-type="float">
            <text:p>6820759</text:p>
          </table:table-cell>
          <table:table-cell office:value-type="float" office:value="37890" calcext:value-type="float">
            <text:p>3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5" calcext:value-type="float">
            <text:p>0.427025</text:p>
          </table:table-cell>
          <table:table-cell office:value-type="float" office:value="77610" calcext:value-type="float">
            <text:p>77610</text:p>
          </table:table-cell>
          <table:table-cell office:value-type="float" office:value="0.432465" calcext:value-type="float">
            <text:p>0.432465</text:p>
          </table:table-cell>
          <table:table-cell office:value-type="float" office:value="0.435657" calcext:value-type="float">
            <text:p>0.43565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99" calcext:value-type="float">
            <text:p>0.99</text:p>
          </table:table-cell>
          <table:table-cell office:value-type="float" office:value="180.01" calcext:value-type="float">
            <text:p>180.0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19040" calcext:value-type="float">
            <text:p>19040</text:p>
          </table:table-cell>
          <table:table-cell office:value-type="float" office:value="3922409811" calcext:value-type="float">
            <text:p>3922409811</text:p>
          </table:table-cell>
          <table:table-cell office:value-type="float" office:value="9184750795" calcext:value-type="float">
            <text:p>9184750795</text:p>
          </table:table-cell>
          <table:table-cell office:value-type="float" office:value="79823" calcext:value-type="float">
            <text:p>79823</text:p>
          </table:table-cell>
          <table:table-cell office:value-type="float" office:value="6809816" calcext:value-type="float">
            <text:p>6809816</text:p>
          </table:table-cell>
          <table:table-cell office:value-type="float" office:value="6865092" calcext:value-type="float">
            <text:p>6865092</text:p>
          </table:table-cell>
          <table:table-cell office:value-type="float" office:value="50846" calcext:value-type="float">
            <text:p>508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7" calcext:value-type="float">
            <text:p>0.427057</text:p>
          </table:table-cell>
          <table:table-cell office:value-type="float" office:value="79823" calcext:value-type="float">
            <text:p>79823</text:p>
          </table:table-cell>
          <table:table-cell office:value-type="float" office:value="0.434958" calcext:value-type="float">
            <text:p>0.434958</text:p>
          </table:table-cell>
          <table:table-cell office:value-type="float" office:value="0.438489" calcext:value-type="float">
            <text:p>0.438489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99" calcext:value-type="float">
            <text:p>0.99</text:p>
          </table:table-cell>
          <table:table-cell office:value-type="float" office:value="135.02" calcext:value-type="float">
            <text:p>135.0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19041" calcext:value-type="float">
            <text:p>19041</text:p>
          </table:table-cell>
          <table:table-cell office:value-type="float" office:value="3921309490" calcext:value-type="float">
            <text:p>3921309490</text:p>
          </table:table-cell>
          <table:table-cell office:value-type="float" office:value="9182088254" calcext:value-type="float">
            <text:p>9182088254</text:p>
          </table:table-cell>
          <table:table-cell office:value-type="float" office:value="75798" calcext:value-type="float">
            <text:p>75798</text:p>
          </table:table-cell>
          <table:table-cell office:value-type="float" office:value="6822380" calcext:value-type="float">
            <text:p>6822380</text:p>
          </table:table-cell>
          <table:table-cell office:value-type="float" office:value="6877802" calcext:value-type="float">
            <text:p>6877802</text:p>
          </table:table-cell>
          <table:table-cell office:value-type="float" office:value="27570" calcext:value-type="float">
            <text:p>27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1" calcext:value-type="float">
            <text:p>0.427061</text:p>
          </table:table-cell>
          <table:table-cell office:value-type="float" office:value="75798" calcext:value-type="float">
            <text:p>75798</text:p>
          </table:table-cell>
          <table:table-cell office:value-type="float" office:value="0.435761" calcext:value-type="float">
            <text:p>0.435761</text:p>
          </table:table-cell>
          <table:table-cell office:value-type="float" office:value="0.439301" calcext:value-type="float">
            <text:p>0.439301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99" calcext:value-type="float">
            <text:p>0.99</text:p>
          </table:table-cell>
          <table:table-cell office:value-type="float" office:value="249.47" calcext:value-type="float">
            <text:p>249.4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0046" calcext:value-type="float">
            <text:p>20046</text:p>
          </table:table-cell>
          <table:table-cell office:value-type="float" office:value="3921882191" calcext:value-type="float">
            <text:p>3921882191</text:p>
          </table:table-cell>
          <table:table-cell office:value-type="float" office:value="9181804532" calcext:value-type="float">
            <text:p>9181804532</text:p>
          </table:table-cell>
          <table:table-cell office:value-type="float" office:value="78614" calcext:value-type="float">
            <text:p>78614</text:p>
          </table:table-cell>
          <table:table-cell office:value-type="float" office:value="6909449" calcext:value-type="float">
            <text:p>6909449</text:p>
          </table:table-cell>
          <table:table-cell office:value-type="float" office:value="6967608" calcext:value-type="float">
            <text:p>6967608</text:p>
          </table:table-cell>
          <table:table-cell office:value-type="float" office:value="73105" calcext:value-type="float">
            <text:p>731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6" calcext:value-type="float">
            <text:p>0.427136</text:p>
          </table:table-cell>
          <table:table-cell office:value-type="float" office:value="78614" calcext:value-type="float">
            <text:p>78614</text:p>
          </table:table-cell>
          <table:table-cell office:value-type="float" office:value="0.441322" calcext:value-type="float">
            <text:p>0.441322</text:p>
          </table:table-cell>
          <table:table-cell office:value-type="float" office:value="0.445037" calcext:value-type="float">
            <text:p>0.445037</text:p>
          </table:table-cell>
          <table:table-cell office:value-type="float" office:value="0.004669" calcext:value-type="float">
            <text:p>0.004669</text:p>
          </table:table-cell>
          <table:table-cell office:value-type="float" office:value="0.99" calcext:value-type="float">
            <text:p>0.99</text:p>
          </table:table-cell>
          <table:table-cell office:value-type="float" office:value="95.31" calcext:value-type="float">
            <text:p>95.3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0044" calcext:value-type="float">
            <text:p>20044</text:p>
          </table:table-cell>
          <table:table-cell office:value-type="float" office:value="3919676521" calcext:value-type="float">
            <text:p>3919676521</text:p>
          </table:table-cell>
          <table:table-cell office:value-type="float" office:value="9178176361" calcext:value-type="float">
            <text:p>9178176361</text:p>
          </table:table-cell>
          <table:table-cell office:value-type="float" office:value="77653" calcext:value-type="float">
            <text:p>77653</text:p>
          </table:table-cell>
          <table:table-cell office:value-type="float" office:value="6842084" calcext:value-type="float">
            <text:p>6842084</text:p>
          </table:table-cell>
          <table:table-cell office:value-type="float" office:value="6898099" calcext:value-type="float">
            <text:p>6898099</text:p>
          </table:table-cell>
          <table:table-cell office:value-type="float" office:value="75804" calcext:value-type="float">
            <text:p>75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5" calcext:value-type="float">
            <text:p>0.427065</text:p>
          </table:table-cell>
          <table:table-cell office:value-type="float" office:value="77653" calcext:value-type="float">
            <text:p>77653</text:p>
          </table:table-cell>
          <table:table-cell office:value-type="float" office:value="0.437019" calcext:value-type="float">
            <text:p>0.437019</text:p>
          </table:table-cell>
          <table:table-cell office:value-type="float" office:value="0.440597" calcext:value-type="float">
            <text:p>0.440597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99" calcext:value-type="float">
            <text:p>0.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0042" calcext:value-type="float">
            <text:p>20042</text:p>
          </table:table-cell>
          <table:table-cell office:value-type="float" office:value="3922297981" calcext:value-type="float">
            <text:p>3922297981</text:p>
          </table:table-cell>
          <table:table-cell office:value-type="float" office:value="9180653879" calcext:value-type="float">
            <text:p>9180653879</text:p>
          </table:table-cell>
          <table:table-cell office:value-type="float" office:value="79938" calcext:value-type="float">
            <text:p>79938</text:p>
          </table:table-cell>
          <table:table-cell office:value-type="float" office:value="6847052" calcext:value-type="float">
            <text:p>6847052</text:p>
          </table:table-cell>
          <table:table-cell office:value-type="float" office:value="6906163" calcext:value-type="float">
            <text:p>6906163</text:p>
          </table:table-cell>
          <table:table-cell office:value-type="float" office:value="115068" calcext:value-type="float">
            <text:p>1150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5" calcext:value-type="float">
            <text:p>0.427235</text:p>
          </table:table-cell>
          <table:table-cell office:value-type="float" office:value="79938" calcext:value-type="float">
            <text:p>79938</text:p>
          </table:table-cell>
          <table:table-cell office:value-type="float" office:value="0.437337" calcext:value-type="float">
            <text:p>0.437337</text:p>
          </table:table-cell>
          <table:table-cell office:value-type="float" office:value="0.441112" calcext:value-type="float">
            <text:p>0.441112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99" calcext:value-type="float">
            <text:p>0.99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0043" calcext:value-type="float">
            <text:p>20043</text:p>
          </table:table-cell>
          <table:table-cell office:value-type="float" office:value="3919453526" calcext:value-type="float">
            <text:p>3919453526</text:p>
          </table:table-cell>
          <table:table-cell office:value-type="float" office:value="9177307585" calcext:value-type="float">
            <text:p>9177307585</text:p>
          </table:table-cell>
          <table:table-cell office:value-type="float" office:value="76069" calcext:value-type="float">
            <text:p>76069</text:p>
          </table:table-cell>
          <table:table-cell office:value-type="float" office:value="6854910" calcext:value-type="float">
            <text:p>6854910</text:p>
          </table:table-cell>
          <table:table-cell office:value-type="float" office:value="6913178" calcext:value-type="float">
            <text:p>6913178</text:p>
          </table:table-cell>
          <table:table-cell office:value-type="float" office:value="115842" calcext:value-type="float">
            <text:p>115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1" calcext:value-type="float">
            <text:p>0.427081</text:p>
          </table:table-cell>
          <table:table-cell office:value-type="float" office:value="76069" calcext:value-type="float">
            <text:p>76069</text:p>
          </table:table-cell>
          <table:table-cell office:value-type="float" office:value="0.437839" calcext:value-type="float">
            <text:p>0.437839</text:p>
          </table:table-cell>
          <table:table-cell office:value-type="float" office:value="0.44156" calcext:value-type="float">
            <text:p>0.44156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0.99" calcext:value-type="float">
            <text:p>0.99</text:p>
          </table:table-cell>
          <table:table-cell office:value-type="float" office:value="59.68" calcext:value-type="float">
            <text:p>59.6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0044" calcext:value-type="float">
            <text:p>20044</text:p>
          </table:table-cell>
          <table:table-cell office:value-type="float" office:value="3921195236" calcext:value-type="float">
            <text:p>3921195236</text:p>
          </table:table-cell>
          <table:table-cell office:value-type="float" office:value="9181052946" calcext:value-type="float">
            <text:p>9181052946</text:p>
          </table:table-cell>
          <table:table-cell office:value-type="float" office:value="77234" calcext:value-type="float">
            <text:p>77234</text:p>
          </table:table-cell>
          <table:table-cell office:value-type="float" office:value="6860809" calcext:value-type="float">
            <text:p>6860809</text:p>
          </table:table-cell>
          <table:table-cell office:value-type="float" office:value="6920440" calcext:value-type="float">
            <text:p>6920440</text:p>
          </table:table-cell>
          <table:table-cell office:value-type="float" office:value="70808" calcext:value-type="float">
            <text:p>708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6" calcext:value-type="float">
            <text:p>0.427096</text:p>
          </table:table-cell>
          <table:table-cell office:value-type="float" office:value="77234" calcext:value-type="float">
            <text:p>77234</text:p>
          </table:table-cell>
          <table:table-cell office:value-type="float" office:value="0.438215" calcext:value-type="float">
            <text:p>0.438215</text:p>
          </table:table-cell>
          <table:table-cell office:value-type="float" office:value="0.442024" calcext:value-type="float">
            <text:p>0.442024</text:p>
          </table:table-cell>
          <table:table-cell office:value-type="float" office:value="0.004523" calcext:value-type="float">
            <text:p>0.004523</text:p>
          </table:table-cell>
          <table:table-cell office:value-type="float" office:value="0.99" calcext:value-type="float">
            <text:p>0.99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0044" calcext:value-type="float">
            <text:p>20044</text:p>
          </table:table-cell>
          <table:table-cell office:value-type="float" office:value="3920424754" calcext:value-type="float">
            <text:p>3920424754</text:p>
          </table:table-cell>
          <table:table-cell office:value-type="float" office:value="9178858778" calcext:value-type="float">
            <text:p>9178858778</text:p>
          </table:table-cell>
          <table:table-cell office:value-type="float" office:value="78042" calcext:value-type="float">
            <text:p>78042</text:p>
          </table:table-cell>
          <table:table-cell office:value-type="float" office:value="6852205" calcext:value-type="float">
            <text:p>6852205</text:p>
          </table:table-cell>
          <table:table-cell office:value-type="float" office:value="6908146" calcext:value-type="float">
            <text:p>6908146</text:p>
          </table:table-cell>
          <table:table-cell office:value-type="float" office:value="70499" calcext:value-type="float">
            <text:p>70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5" calcext:value-type="float">
            <text:p>0.427115</text:p>
          </table:table-cell>
          <table:table-cell office:value-type="float" office:value="78042" calcext:value-type="float">
            <text:p>78042</text:p>
          </table:table-cell>
          <table:table-cell office:value-type="float" office:value="0.437666" calcext:value-type="float">
            <text:p>0.437666</text:p>
          </table:table-cell>
          <table:table-cell office:value-type="float" office:value="0.441239" calcext:value-type="float">
            <text:p>0.441239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99" calcext:value-type="float">
            <text:p>0.99</text:p>
          </table:table-cell>
          <table:table-cell office:value-type="float" office:value="97.99" calcext:value-type="float">
            <text:p>97.9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0042" calcext:value-type="float">
            <text:p>20042</text:p>
          </table:table-cell>
          <table:table-cell office:value-type="float" office:value="3920704946" calcext:value-type="float">
            <text:p>3920704946</text:p>
          </table:table-cell>
          <table:table-cell office:value-type="float" office:value="9178741927" calcext:value-type="float">
            <text:p>9178741927</text:p>
          </table:table-cell>
          <table:table-cell office:value-type="float" office:value="79201" calcext:value-type="float">
            <text:p>79201</text:p>
          </table:table-cell>
          <table:table-cell office:value-type="float" office:value="6839993" calcext:value-type="float">
            <text:p>6839993</text:p>
          </table:table-cell>
          <table:table-cell office:value-type="float" office:value="6892803" calcext:value-type="float">
            <text:p>6892803</text:p>
          </table:table-cell>
          <table:table-cell office:value-type="float" office:value="71927" calcext:value-type="float">
            <text:p>719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1" calcext:value-type="float">
            <text:p>0.427151</text:p>
          </table:table-cell>
          <table:table-cell office:value-type="float" office:value="79201" calcext:value-type="float">
            <text:p>79201</text:p>
          </table:table-cell>
          <table:table-cell office:value-type="float" office:value="0.436886" calcext:value-type="float">
            <text:p>0.436886</text:p>
          </table:table-cell>
          <table:table-cell office:value-type="float" office:value="0.440259" calcext:value-type="float">
            <text:p>0.440259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99" calcext:value-type="float">
            <text:p>0.99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0043" calcext:value-type="float">
            <text:p>20043</text:p>
          </table:table-cell>
          <table:table-cell office:value-type="float" office:value="3919890074" calcext:value-type="float">
            <text:p>3919890074</text:p>
          </table:table-cell>
          <table:table-cell office:value-type="float" office:value="9176642764" calcext:value-type="float">
            <text:p>9176642764</text:p>
          </table:table-cell>
          <table:table-cell office:value-type="float" office:value="77139" calcext:value-type="float">
            <text:p>77139</text:p>
          </table:table-cell>
          <table:table-cell office:value-type="float" office:value="6851974" calcext:value-type="float">
            <text:p>6851974</text:p>
          </table:table-cell>
          <table:table-cell office:value-type="float" office:value="6906292" calcext:value-type="float">
            <text:p>6906292</text:p>
          </table:table-cell>
          <table:table-cell office:value-type="float" office:value="47158" calcext:value-type="float">
            <text:p>4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" calcext:value-type="float">
            <text:p>0.42716</text:p>
          </table:table-cell>
          <table:table-cell office:value-type="float" office:value="77139" calcext:value-type="float">
            <text:p>77139</text:p>
          </table:table-cell>
          <table:table-cell office:value-type="float" office:value="0.437651" calcext:value-type="float">
            <text:p>0.437651</text:p>
          </table:table-cell>
          <table:table-cell office:value-type="float" office:value="0.44112" calcext:value-type="float">
            <text:p>0.44112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99" calcext:value-type="float">
            <text:p>0.99</text:p>
          </table:table-cell>
          <table:table-cell office:value-type="float" office:value="146.45" calcext:value-type="float">
            <text:p>146.4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1048" calcext:value-type="float">
            <text:p>21048</text:p>
          </table:table-cell>
          <table:table-cell office:value-type="float" office:value="3921708521" calcext:value-type="float">
            <text:p>3921708521</text:p>
          </table:table-cell>
          <table:table-cell office:value-type="float" office:value="9180955146" calcext:value-type="float">
            <text:p>9180955146</text:p>
          </table:table-cell>
          <table:table-cell office:value-type="float" office:value="79119" calcext:value-type="float">
            <text:p>79119</text:p>
          </table:table-cell>
          <table:table-cell office:value-type="float" office:value="6860249" calcext:value-type="float">
            <text:p>6860249</text:p>
          </table:table-cell>
          <table:table-cell office:value-type="float" office:value="6914166" calcext:value-type="float">
            <text:p>6914166</text:p>
          </table:table-cell>
          <table:table-cell office:value-type="float" office:value="64222" calcext:value-type="float">
            <text:p>642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7" calcext:value-type="float">
            <text:p>0.427157</text:p>
          </table:table-cell>
          <table:table-cell office:value-type="float" office:value="79119" calcext:value-type="float">
            <text:p>79119</text:p>
          </table:table-cell>
          <table:table-cell office:value-type="float" office:value="0.43818" calcext:value-type="float">
            <text:p>0.43818</text:p>
          </table:table-cell>
          <table:table-cell office:value-type="float" office:value="0.441623" calcext:value-type="float">
            <text:p>0.441623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99" calcext:value-type="float">
            <text:p>0.99</text:p>
          </table:table-cell>
          <table:table-cell office:value-type="float" office:value="107.66" calcext:value-type="float">
            <text:p>107.6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1046" calcext:value-type="float">
            <text:p>21046</text:p>
          </table:table-cell>
          <table:table-cell office:value-type="float" office:value="3919026617" calcext:value-type="float">
            <text:p>3919026617</text:p>
          </table:table-cell>
          <table:table-cell office:value-type="float" office:value="9176597309" calcext:value-type="float">
            <text:p>9176597309</text:p>
          </table:table-cell>
          <table:table-cell office:value-type="float" office:value="76707" calcext:value-type="float">
            <text:p>76707</text:p>
          </table:table-cell>
          <table:table-cell office:value-type="float" office:value="6861319" calcext:value-type="float">
            <text:p>6861319</text:p>
          </table:table-cell>
          <table:table-cell office:value-type="float" office:value="6918057" calcext:value-type="float">
            <text:p>6918057</text:p>
          </table:table-cell>
          <table:table-cell office:value-type="float" office:value="68050" calcext:value-type="float">
            <text:p>68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8" calcext:value-type="float">
            <text:p>0.427068</text:p>
          </table:table-cell>
          <table:table-cell office:value-type="float" office:value="76707" calcext:value-type="float">
            <text:p>76707</text:p>
          </table:table-cell>
          <table:table-cell office:value-type="float" office:value="0.438248" calcext:value-type="float">
            <text:p>0.438248</text:p>
          </table:table-cell>
          <table:table-cell office:value-type="float" office:value="0.441872" calcext:value-type="float">
            <text:p>0.441872</text:p>
          </table:table-cell>
          <table:table-cell office:value-type="float" office:value="0.004347" calcext:value-type="float">
            <text:p>0.004347</text:p>
          </table:table-cell>
          <table:table-cell office:value-type="float" office:value="0.99" calcext:value-type="float">
            <text:p>0.99</text:p>
          </table:table-cell>
          <table:table-cell office:value-type="float" office:value="101.66" calcext:value-type="float">
            <text:p>101.6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1044" calcext:value-type="float">
            <text:p>21044</text:p>
          </table:table-cell>
          <table:table-cell office:value-type="float" office:value="3921284264" calcext:value-type="float">
            <text:p>3921284264</text:p>
          </table:table-cell>
          <table:table-cell office:value-type="float" office:value="9180439595" calcext:value-type="float">
            <text:p>9180439595</text:p>
          </table:table-cell>
          <table:table-cell office:value-type="float" office:value="79122" calcext:value-type="float">
            <text:p>79122</text:p>
          </table:table-cell>
          <table:table-cell office:value-type="float" office:value="6872848" calcext:value-type="float">
            <text:p>6872848</text:p>
          </table:table-cell>
          <table:table-cell office:value-type="float" office:value="6930153" calcext:value-type="float">
            <text:p>6930153</text:p>
          </table:table-cell>
          <table:table-cell office:value-type="float" office:value="104685" calcext:value-type="float">
            <text:p>1046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79122" calcext:value-type="float">
            <text:p>79122</text:p>
          </table:table-cell>
          <table:table-cell office:value-type="float" office:value="0.438984" calcext:value-type="float">
            <text:p>0.438984</text:p>
          </table:table-cell>
          <table:table-cell office:value-type="float" office:value="0.442645" calcext:value-type="float">
            <text:p>0.442645</text:p>
          </table:table-cell>
          <table:table-cell office:value-type="float" office:value="0.006686" calcext:value-type="float">
            <text:p>0.006686</text:p>
          </table:table-cell>
          <table:table-cell office:value-type="float" office:value="0.99" calcext:value-type="float">
            <text:p>0.9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1045" calcext:value-type="float">
            <text:p>21045</text:p>
          </table:table-cell>
          <table:table-cell office:value-type="float" office:value="3919850857" calcext:value-type="float">
            <text:p>3919850857</text:p>
          </table:table-cell>
          <table:table-cell office:value-type="float" office:value="9177039345" calcext:value-type="float">
            <text:p>9177039345</text:p>
          </table:table-cell>
          <table:table-cell office:value-type="float" office:value="76877" calcext:value-type="float">
            <text:p>76877</text:p>
          </table:table-cell>
          <table:table-cell office:value-type="float" office:value="6880790" calcext:value-type="float">
            <text:p>6880790</text:p>
          </table:table-cell>
          <table:table-cell office:value-type="float" office:value="6934888" calcext:value-type="float">
            <text:p>6934888</text:p>
          </table:table-cell>
          <table:table-cell office:value-type="float" office:value="127772" calcext:value-type="float">
            <text:p>12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7" calcext:value-type="float">
            <text:p>0.427137</text:p>
          </table:table-cell>
          <table:table-cell office:value-type="float" office:value="76877" calcext:value-type="float">
            <text:p>76877</text:p>
          </table:table-cell>
          <table:table-cell office:value-type="float" office:value="0.439492" calcext:value-type="float">
            <text:p>0.439492</text:p>
          </table:table-cell>
          <table:table-cell office:value-type="float" office:value="0.442947" calcext:value-type="float">
            <text:p>0.442947</text:p>
          </table:table-cell>
          <table:table-cell office:value-type="float" office:value="0.008161" calcext:value-type="float">
            <text:p>0.008161</text:p>
          </table:table-cell>
          <table:table-cell office:value-type="float" office:value="0.99" calcext:value-type="float">
            <text:p>0.99</text:p>
          </table:table-cell>
          <table:table-cell office:value-type="float" office:value="54.28" calcext:value-type="float">
            <text:p>54.2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1046" calcext:value-type="float">
            <text:p>21046</text:p>
          </table:table-cell>
          <table:table-cell office:value-type="float" office:value="3920772818" calcext:value-type="float">
            <text:p>3920772818</text:p>
          </table:table-cell>
          <table:table-cell office:value-type="float" office:value="9182204497" calcext:value-type="float">
            <text:p>9182204497</text:p>
          </table:table-cell>
          <table:table-cell office:value-type="float" office:value="79474" calcext:value-type="float">
            <text:p>79474</text:p>
          </table:table-cell>
          <table:table-cell office:value-type="float" office:value="6769802" calcext:value-type="float">
            <text:p>6769802</text:p>
          </table:table-cell>
          <table:table-cell office:value-type="float" office:value="6823009" calcext:value-type="float">
            <text:p>6823009</text:p>
          </table:table-cell>
          <table:table-cell office:value-type="float" office:value="69518" calcext:value-type="float">
            <text:p>695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7" calcext:value-type="float">
            <text:p>0.426997</text:p>
          </table:table-cell>
          <table:table-cell office:value-type="float" office:value="79474" calcext:value-type="float">
            <text:p>79474</text:p>
          </table:table-cell>
          <table:table-cell office:value-type="float" office:value="0.432403" calcext:value-type="float">
            <text:p>0.432403</text:p>
          </table:table-cell>
          <table:table-cell office:value-type="float" office:value="0.435801" calcext:value-type="float">
            <text:p>0.435801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99" calcext:value-type="float">
            <text:p>0.99</text:p>
          </table:table-cell>
          <table:table-cell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1047" calcext:value-type="float">
            <text:p>21047</text:p>
          </table:table-cell>
          <table:table-cell office:value-type="float" office:value="3922514000" calcext:value-type="float">
            <text:p>3922514000</text:p>
          </table:table-cell>
          <table:table-cell office:value-type="float" office:value="9179651551" calcext:value-type="float">
            <text:p>9179651551</text:p>
          </table:table-cell>
          <table:table-cell office:value-type="float" office:value="80010" calcext:value-type="float">
            <text:p>80010</text:p>
          </table:table-cell>
          <table:table-cell office:value-type="float" office:value="6865431" calcext:value-type="float">
            <text:p>6865431</text:p>
          </table:table-cell>
          <table:table-cell office:value-type="float" office:value="6924865" calcext:value-type="float">
            <text:p>6924865</text:p>
          </table:table-cell>
          <table:table-cell office:value-type="float" office:value="34066" calcext:value-type="float">
            <text:p>34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5" calcext:value-type="float">
            <text:p>0.427305</text:p>
          </table:table-cell>
          <table:table-cell office:value-type="float" office:value="80010" calcext:value-type="float">
            <text:p>80010</text:p>
          </table:table-cell>
          <table:table-cell office:value-type="float" office:value="0.438073" calcext:value-type="float">
            <text:p>0.438073</text:p>
          </table:table-cell>
          <table:table-cell office:value-type="float" office:value="0.441866" calcext:value-type="float">
            <text:p>0.441866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99" calcext:value-type="float">
            <text:p>0.99</text:p>
          </table:table-cell>
          <table:table-cell office:value-type="float" office:value="203.28" calcext:value-type="float">
            <text:p>203.28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1044" calcext:value-type="float">
            <text:p>21044</text:p>
          </table:table-cell>
          <table:table-cell office:value-type="float" office:value="3920042545" calcext:value-type="float">
            <text:p>3920042545</text:p>
          </table:table-cell>
          <table:table-cell office:value-type="float" office:value="9179864128" calcext:value-type="float">
            <text:p>9179864128</text:p>
          </table:table-cell>
          <table:table-cell office:value-type="float" office:value="79710" calcext:value-type="float">
            <text:p>79710</text:p>
          </table:table-cell>
          <table:table-cell office:value-type="float" office:value="6813659" calcext:value-type="float">
            <text:p>6813659</text:p>
          </table:table-cell>
          <table:table-cell office:value-type="float" office:value="6867904" calcext:value-type="float">
            <text:p>6867904</text:p>
          </table:table-cell>
          <table:table-cell office:value-type="float" office:value="84982" calcext:value-type="float">
            <text:p>849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6" calcext:value-type="float">
            <text:p>0.427026</text:p>
          </table:table-cell>
          <table:table-cell office:value-type="float" office:value="79710" calcext:value-type="float">
            <text:p>79710</text:p>
          </table:table-cell>
          <table:table-cell office:value-type="float" office:value="0.435204" calcext:value-type="float">
            <text:p>0.435204</text:p>
          </table:table-cell>
          <table:table-cell office:value-type="float" office:value="0.438669" calcext:value-type="float">
            <text:p>0.438669</text:p>
          </table:table-cell>
          <table:table-cell office:value-type="float" office:value="0.005428" calcext:value-type="float">
            <text:p>0.005428</text:p>
          </table:table-cell>
          <table:table-cell office:value-type="float" office:value="0.99" calcext:value-type="float">
            <text:p>0.99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1045" calcext:value-type="float">
            <text:p>21045</text:p>
          </table:table-cell>
          <table:table-cell office:value-type="float" office:value="3918748288" calcext:value-type="float">
            <text:p>3918748288</text:p>
          </table:table-cell>
          <table:table-cell office:value-type="float" office:value="9178088973" calcext:value-type="float">
            <text:p>9178088973</text:p>
          </table:table-cell>
          <table:table-cell office:value-type="float" office:value="78237" calcext:value-type="float">
            <text:p>78237</text:p>
          </table:table-cell>
          <table:table-cell office:value-type="float" office:value="6805999" calcext:value-type="float">
            <text:p>6805999</text:p>
          </table:table-cell>
          <table:table-cell office:value-type="float" office:value="6862863" calcext:value-type="float">
            <text:p>6862863</text:p>
          </table:table-cell>
          <table:table-cell office:value-type="float" office:value="81015" calcext:value-type="float">
            <text:p>8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68" calcext:value-type="float">
            <text:p>0.426968</text:p>
          </table:table-cell>
          <table:table-cell office:value-type="float" office:value="78237" calcext:value-type="float">
            <text:p>78237</text:p>
          </table:table-cell>
          <table:table-cell office:value-type="float" office:value="0.434714" calcext:value-type="float">
            <text:p>0.434714</text:p>
          </table:table-cell>
          <table:table-cell office:value-type="float" office:value="0.438347" calcext:value-type="float">
            <text:p>0.438347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0.99" calcext:value-type="float">
            <text:p>0.99</text:p>
          </table:table-cell>
          <table:table-cell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2051" calcext:value-type="float">
            <text:p>22051</text:p>
          </table:table-cell>
          <table:table-cell office:value-type="float" office:value="3919248969" calcext:value-type="float">
            <text:p>3919248969</text:p>
          </table:table-cell>
          <table:table-cell office:value-type="float" office:value="9175674821" calcext:value-type="float">
            <text:p>9175674821</text:p>
          </table:table-cell>
          <table:table-cell office:value-type="float" office:value="77233" calcext:value-type="float">
            <text:p>77233</text:p>
          </table:table-cell>
          <table:table-cell office:value-type="float" office:value="6818857" calcext:value-type="float">
            <text:p>6818857</text:p>
          </table:table-cell>
          <table:table-cell office:value-type="float" office:value="6878802" calcext:value-type="float">
            <text:p>6878802</text:p>
          </table:table-cell>
          <table:table-cell office:value-type="float" office:value="74213" calcext:value-type="float">
            <text:p>742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77233" calcext:value-type="float">
            <text:p>77233</text:p>
          </table:table-cell>
          <table:table-cell office:value-type="float" office:value="0.435102" calcext:value-type="float">
            <text:p>0.435102</text:p>
          </table:table-cell>
          <table:table-cell office:value-type="float" office:value="0.438927" calcext:value-type="float">
            <text:p>0.438927</text:p>
          </table:table-cell>
          <table:table-cell office:value-type="float" office:value="0.004735" calcext:value-type="float">
            <text:p>0.004735</text:p>
          </table:table-cell>
          <table:table-cell office:value-type="float" office:value="0.99" calcext:value-type="float">
            <text:p>0.99</text:p>
          </table:table-cell>
          <table:table-cell office:value-type="float" office:value="92.69" calcext:value-type="float">
            <text:p>92.6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2048" calcext:value-type="float">
            <text:p>22048</text:p>
          </table:table-cell>
          <table:table-cell office:value-type="float" office:value="3918432147" calcext:value-type="float">
            <text:p>3918432147</text:p>
          </table:table-cell>
          <table:table-cell office:value-type="float" office:value="9171311031" calcext:value-type="float">
            <text:p>9171311031</text:p>
          </table:table-cell>
          <table:table-cell office:value-type="float" office:value="76704" calcext:value-type="float">
            <text:p>76704</text:p>
          </table:table-cell>
          <table:table-cell office:value-type="float" office:value="6869633" calcext:value-type="float">
            <text:p>6869633</text:p>
          </table:table-cell>
          <table:table-cell office:value-type="float" office:value="6920925" calcext:value-type="float">
            <text:p>6920925</text:p>
          </table:table-cell>
          <table:table-cell office:value-type="float" office:value="75960" calcext:value-type="float">
            <text:p>75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9" calcext:value-type="float">
            <text:p>0.427249</text:p>
          </table:table-cell>
          <table:table-cell office:value-type="float" office:value="76704" calcext:value-type="float">
            <text:p>76704</text:p>
          </table:table-cell>
          <table:table-cell office:value-type="float" office:value="0.438779" calcext:value-type="float">
            <text:p>0.438779</text:p>
          </table:table-cell>
          <table:table-cell office:value-type="float" office:value="0.442055" calcext:value-type="float">
            <text:p>0.442055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99" calcext:value-type="float">
            <text:p>0.99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2046" calcext:value-type="float">
            <text:p>22046</text:p>
          </table:table-cell>
          <table:table-cell office:value-type="float" office:value="3920580764" calcext:value-type="float">
            <text:p>3920580764</text:p>
          </table:table-cell>
          <table:table-cell office:value-type="float" office:value="9180422147" calcext:value-type="float">
            <text:p>9180422147</text:p>
          </table:table-cell>
          <table:table-cell office:value-type="float" office:value="76683" calcext:value-type="float">
            <text:p>76683</text:p>
          </table:table-cell>
          <table:table-cell office:value-type="float" office:value="6834326" calcext:value-type="float">
            <text:p>6834326</text:p>
          </table:table-cell>
          <table:table-cell office:value-type="float" office:value="6888492" calcext:value-type="float">
            <text:p>6888492</text:p>
          </table:table-cell>
          <table:table-cell office:value-type="float" office:value="82173" calcext:value-type="float">
            <text:p>821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9" calcext:value-type="float">
            <text:p>0.427059</text:p>
          </table:table-cell>
          <table:table-cell office:value-type="float" office:value="76683" calcext:value-type="float">
            <text:p>76683</text:p>
          </table:table-cell>
          <table:table-cell office:value-type="float" office:value="0.436524" calcext:value-type="float">
            <text:p>0.436524</text:p>
          </table:table-cell>
          <table:table-cell office:value-type="float" office:value="0.439984" calcext:value-type="float">
            <text:p>0.439984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99" calcext:value-type="float">
            <text:p>0.99</text:p>
          </table:table-cell>
          <table:table-cell office:value-type="float" office:value="83.83" calcext:value-type="float">
            <text:p>83.83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2047" calcext:value-type="float">
            <text:p>22047</text:p>
          </table:table-cell>
          <table:table-cell office:value-type="float" office:value="3919646559" calcext:value-type="float">
            <text:p>3919646559</text:p>
          </table:table-cell>
          <table:table-cell office:value-type="float" office:value="9177616847" calcext:value-type="float">
            <text:p>9177616847</text:p>
          </table:table-cell>
          <table:table-cell office:value-type="float" office:value="76444" calcext:value-type="float">
            <text:p>76444</text:p>
          </table:table-cell>
          <table:table-cell office:value-type="float" office:value="6822526" calcext:value-type="float">
            <text:p>6822526</text:p>
          </table:table-cell>
          <table:table-cell office:value-type="float" office:value="6879653" calcext:value-type="float">
            <text:p>6879653</text:p>
          </table:table-cell>
          <table:table-cell office:value-type="float" office:value="70175" calcext:value-type="float">
            <text:p>7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8" calcext:value-type="float">
            <text:p>0.427088</text:p>
          </table:table-cell>
          <table:table-cell office:value-type="float" office:value="76444" calcext:value-type="float">
            <text:p>76444</text:p>
          </table:table-cell>
          <table:table-cell office:value-type="float" office:value="0.43577" calcext:value-type="float">
            <text:p>0.43577</text:p>
          </table:table-cell>
          <table:table-cell office:value-type="float" office:value="0.439419" calcext:value-type="float">
            <text:p>0.439419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.99" calcext:value-type="float">
            <text:p>0.99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2048" calcext:value-type="float">
            <text:p>22048</text:p>
          </table:table-cell>
          <table:table-cell office:value-type="float" office:value="3919790643" calcext:value-type="float">
            <text:p>3919790643</text:p>
          </table:table-cell>
          <table:table-cell office:value-type="float" office:value="9178907567" calcext:value-type="float">
            <text:p>9178907567</text:p>
          </table:table-cell>
          <table:table-cell office:value-type="float" office:value="79756" calcext:value-type="float">
            <text:p>79756</text:p>
          </table:table-cell>
          <table:table-cell office:value-type="float" office:value="6818332" calcext:value-type="float">
            <text:p>6818332</text:p>
          </table:table-cell>
          <table:table-cell office:value-type="float" office:value="6870142" calcext:value-type="float">
            <text:p>6870142</text:p>
          </table:table-cell>
          <table:table-cell office:value-type="float" office:value="37279" calcext:value-type="float">
            <text:p>372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3" calcext:value-type="float">
            <text:p>0.427043</text:p>
          </table:table-cell>
          <table:table-cell office:value-type="float" office:value="79756" calcext:value-type="float">
            <text:p>79756</text:p>
          </table:table-cell>
          <table:table-cell office:value-type="float" office:value="0.435502" calcext:value-type="float">
            <text:p>0.435502</text:p>
          </table:table-cell>
          <table:table-cell office:value-type="float" office:value="0.438811" calcext:value-type="float">
            <text:p>0.438811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99" calcext:value-type="float">
            <text:p>0.99</text:p>
          </table:table-cell>
          <table:table-cell office:value-type="float" office:value="184.29" calcext:value-type="float">
            <text:p>184.29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2049" calcext:value-type="float">
            <text:p>22049</text:p>
          </table:table-cell>
          <table:table-cell office:value-type="float" office:value="3920005292" calcext:value-type="float">
            <text:p>3920005292</text:p>
          </table:table-cell>
          <table:table-cell office:value-type="float" office:value="9176748603" calcext:value-type="float">
            <text:p>9176748603</text:p>
          </table:table-cell>
          <table:table-cell office:value-type="float" office:value="77614" calcext:value-type="float">
            <text:p>77614</text:p>
          </table:table-cell>
          <table:table-cell office:value-type="float" office:value="6861589" calcext:value-type="float">
            <text:p>6861589</text:p>
          </table:table-cell>
          <table:table-cell office:value-type="float" office:value="6921762" calcext:value-type="float">
            <text:p>6921762</text:p>
          </table:table-cell>
          <table:table-cell office:value-type="float" office:value="58346" calcext:value-type="float">
            <text:p>58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7" calcext:value-type="float">
            <text:p>0.427167</text:p>
          </table:table-cell>
          <table:table-cell office:value-type="float" office:value="77614" calcext:value-type="float">
            <text:p>77614</text:p>
          </table:table-cell>
          <table:table-cell office:value-type="float" office:value="0.438265" calcext:value-type="float">
            <text:p>0.438265</text:p>
          </table:table-cell>
          <table:table-cell office:value-type="float" office:value="0.442109" calcext:value-type="float">
            <text:p>0.442109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99" calcext:value-type="float">
            <text:p>0.99</text:p>
          </table:table-cell>
          <table:table-cell office:value-type="float" office:value="118.63" calcext:value-type="float">
            <text:p>118.6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2047" calcext:value-type="float">
            <text:p>22047</text:p>
          </table:table-cell>
          <table:table-cell office:value-type="float" office:value="3919153954" calcext:value-type="float">
            <text:p>3919153954</text:p>
          </table:table-cell>
          <table:table-cell office:value-type="float" office:value="9180173602" calcext:value-type="float">
            <text:p>9180173602</text:p>
          </table:table-cell>
          <table:table-cell office:value-type="float" office:value="77089" calcext:value-type="float">
            <text:p>77089</text:p>
          </table:table-cell>
          <table:table-cell office:value-type="float" office:value="6810950" calcext:value-type="float">
            <text:p>6810950</text:p>
          </table:table-cell>
          <table:table-cell office:value-type="float" office:value="6868142" calcext:value-type="float">
            <text:p>6868142</text:p>
          </table:table-cell>
          <table:table-cell office:value-type="float" office:value="82634" calcext:value-type="float">
            <text:p>826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15" calcext:value-type="float">
            <text:p>0.426915</text:p>
          </table:table-cell>
          <table:table-cell office:value-type="float" office:value="77089" calcext:value-type="float">
            <text:p>77089</text:p>
          </table:table-cell>
          <table:table-cell office:value-type="float" office:value="0.434597" calcext:value-type="float">
            <text:p>0.434597</text:p>
          </table:table-cell>
          <table:table-cell office:value-type="float" office:value="0.438246" calcext:value-type="float">
            <text:p>0.438246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.99" calcext:value-type="float">
            <text:p>0.99</text:p>
          </table:table-cell>
          <table:table-cell office:value-type="float" office:value="83.12" calcext:value-type="float">
            <text:p>83.1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2047" calcext:value-type="float">
            <text:p>22047</text:p>
          </table:table-cell>
          <table:table-cell office:value-type="float" office:value="3919106609" calcext:value-type="float">
            <text:p>3919106609</text:p>
          </table:table-cell>
          <table:table-cell office:value-type="float" office:value="9177317382" calcext:value-type="float">
            <text:p>9177317382</text:p>
          </table:table-cell>
          <table:table-cell office:value-type="float" office:value="76884" calcext:value-type="float">
            <text:p>76884</text:p>
          </table:table-cell>
          <table:table-cell office:value-type="float" office:value="6815313" calcext:value-type="float">
            <text:p>6815313</text:p>
          </table:table-cell>
          <table:table-cell office:value-type="float" office:value="6870260" calcext:value-type="float">
            <text:p>6870260</text:p>
          </table:table-cell>
          <table:table-cell office:value-type="float" office:value="76986" calcext:value-type="float">
            <text:p>7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3" calcext:value-type="float">
            <text:p>0.427043</text:p>
          </table:table-cell>
          <table:table-cell office:value-type="float" office:value="76884" calcext:value-type="float">
            <text:p>76884</text:p>
          </table:table-cell>
          <table:table-cell office:value-type="float" office:value="0.435309" calcext:value-type="float">
            <text:p>0.435309</text:p>
          </table:table-cell>
          <table:table-cell office:value-type="float" office:value="0.438819" calcext:value-type="float">
            <text:p>0.438819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99" calcext:value-type="float">
            <text:p>0.99</text:p>
          </table:table-cell>
          <table:table-cell office:value-type="float" office:value="89.24" calcext:value-type="float">
            <text:p>89.24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3053" calcext:value-type="float">
            <text:p>23053</text:p>
          </table:table-cell>
          <table:table-cell office:value-type="float" office:value="3919607281" calcext:value-type="float">
            <text:p>3919607281</text:p>
          </table:table-cell>
          <table:table-cell office:value-type="float" office:value="9177088180" calcext:value-type="float">
            <text:p>9177088180</text:p>
          </table:table-cell>
          <table:table-cell office:value-type="float" office:value="77933" calcext:value-type="float">
            <text:p>77933</text:p>
          </table:table-cell>
          <table:table-cell office:value-type="float" office:value="6851901" calcext:value-type="float">
            <text:p>6851901</text:p>
          </table:table-cell>
          <table:table-cell office:value-type="float" office:value="6911378" calcext:value-type="float">
            <text:p>6911378</text:p>
          </table:table-cell>
          <table:table-cell office:value-type="float" office:value="75217" calcext:value-type="float">
            <text:p>752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8" calcext:value-type="float">
            <text:p>0.427108</text:p>
          </table:table-cell>
          <table:table-cell office:value-type="float" office:value="77933" calcext:value-type="float">
            <text:p>77933</text:p>
          </table:table-cell>
          <table:table-cell office:value-type="float" office:value="0.437646" calcext:value-type="float">
            <text:p>0.437646</text:p>
          </table:table-cell>
          <table:table-cell office:value-type="float" office:value="0.441445" calcext:value-type="float">
            <text:p>0.441445</text:p>
          </table:table-cell>
          <table:table-cell office:value-type="float" office:value="0.004804" calcext:value-type="float">
            <text:p>0.004804</text:p>
          </table:table-cell>
          <table:table-cell office:value-type="float" office:value="0.99" calcext:value-type="float">
            <text:p>0.99</text:p>
          </table:table-cell>
          <table:table-cell office:value-type="float" office:value="91.89" calcext:value-type="float">
            <text:p>91.8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3050" calcext:value-type="float">
            <text:p>23050</text:p>
          </table:table-cell>
          <table:table-cell office:value-type="float" office:value="3917899670" calcext:value-type="float">
            <text:p>3917899670</text:p>
          </table:table-cell>
          <table:table-cell office:value-type="float" office:value="9171452799" calcext:value-type="float">
            <text:p>9171452799</text:p>
          </table:table-cell>
          <table:table-cell office:value-type="float" office:value="77739" calcext:value-type="float">
            <text:p>77739</text:p>
          </table:table-cell>
          <table:table-cell office:value-type="float" office:value="6854539" calcext:value-type="float">
            <text:p>6854539</text:p>
          </table:table-cell>
          <table:table-cell office:value-type="float" office:value="6912574" calcext:value-type="float">
            <text:p>6912574</text:p>
          </table:table-cell>
          <table:table-cell office:value-type="float" office:value="76046" calcext:value-type="float">
            <text:p>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4" calcext:value-type="float">
            <text:p>0.427184</text:p>
          </table:table-cell>
          <table:table-cell office:value-type="float" office:value="77739" calcext:value-type="float">
            <text:p>77739</text:p>
          </table:table-cell>
          <table:table-cell office:value-type="float" office:value="0.437815" calcext:value-type="float">
            <text:p>0.437815</text:p>
          </table:table-cell>
          <table:table-cell office:value-type="float" office:value="0.441522" calcext:value-type="float">
            <text:p>0.441522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99" calcext:value-type="float">
            <text:p>0.99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3048" calcext:value-type="float">
            <text:p>23048</text:p>
          </table:table-cell>
          <table:table-cell office:value-type="float" office:value="3919603056" calcext:value-type="float">
            <text:p>3919603056</text:p>
          </table:table-cell>
          <table:table-cell office:value-type="float" office:value="9178689079" calcext:value-type="float">
            <text:p>9178689079</text:p>
          </table:table-cell>
          <table:table-cell office:value-type="float" office:value="78127" calcext:value-type="float">
            <text:p>78127</text:p>
          </table:table-cell>
          <table:table-cell office:value-type="float" office:value="6821447" calcext:value-type="float">
            <text:p>6821447</text:p>
          </table:table-cell>
          <table:table-cell office:value-type="float" office:value="6876012" calcext:value-type="float">
            <text:p>6876012</text:p>
          </table:table-cell>
          <table:table-cell office:value-type="float" office:value="91845" calcext:value-type="float">
            <text:p>918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3" calcext:value-type="float">
            <text:p>0.427033</text:p>
          </table:table-cell>
          <table:table-cell office:value-type="float" office:value="78127" calcext:value-type="float">
            <text:p>78127</text:p>
          </table:table-cell>
          <table:table-cell office:value-type="float" office:value="0.435701" calcext:value-type="float">
            <text:p>0.435701</text:p>
          </table:table-cell>
          <table:table-cell office:value-type="float" office:value="0.439186" calcext:value-type="float">
            <text:p>0.439186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.99" calcext:value-type="float">
            <text:p>0.99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3049" calcext:value-type="float">
            <text:p>23049</text:p>
          </table:table-cell>
          <table:table-cell office:value-type="float" office:value="3918337397" calcext:value-type="float">
            <text:p>3918337397</text:p>
          </table:table-cell>
          <table:table-cell office:value-type="float" office:value="9175953886" calcext:value-type="float">
            <text:p>9175953886</text:p>
          </table:table-cell>
          <table:table-cell office:value-type="float" office:value="76243" calcext:value-type="float">
            <text:p>76243</text:p>
          </table:table-cell>
          <table:table-cell office:value-type="float" office:value="6819357" calcext:value-type="float">
            <text:p>6819357</text:p>
          </table:table-cell>
          <table:table-cell office:value-type="float" office:value="6880562" calcext:value-type="float">
            <text:p>6880562</text:p>
          </table:table-cell>
          <table:table-cell office:value-type="float" office:value="95506" calcext:value-type="float">
            <text:p>95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2" calcext:value-type="float">
            <text:p>0.427022</text:p>
          </table:table-cell>
          <table:table-cell office:value-type="float" office:value="76243" calcext:value-type="float">
            <text:p>76243</text:p>
          </table:table-cell>
          <table:table-cell office:value-type="float" office:value="0.435568" calcext:value-type="float">
            <text:p>0.435568</text:p>
          </table:table-cell>
          <table:table-cell office:value-type="float" office:value="0.439477" calcext:value-type="float">
            <text:p>0.43947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9" calcext:value-type="float">
            <text:p>0.99</text:p>
          </table:table-cell>
          <table:table-cell office:value-type="float" office:value="72.04" calcext:value-type="float">
            <text:p>72.0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3050" calcext:value-type="float">
            <text:p>23050</text:p>
          </table:table-cell>
          <table:table-cell office:value-type="float" office:value="3921848307" calcext:value-type="float">
            <text:p>3921848307</text:p>
          </table:table-cell>
          <table:table-cell office:value-type="float" office:value="9181248029" calcext:value-type="float">
            <text:p>9181248029</text:p>
          </table:table-cell>
          <table:table-cell office:value-type="float" office:value="82802" calcext:value-type="float">
            <text:p>82802</text:p>
          </table:table-cell>
          <table:table-cell office:value-type="float" office:value="6847984" calcext:value-type="float">
            <text:p>6847984</text:p>
          </table:table-cell>
          <table:table-cell office:value-type="float" office:value="6900142" calcext:value-type="float">
            <text:p>6900142</text:p>
          </table:table-cell>
          <table:table-cell office:value-type="float" office:value="68951" calcext:value-type="float">
            <text:p>689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9" calcext:value-type="float">
            <text:p>0.427159</text:p>
          </table:table-cell>
          <table:table-cell office:value-type="float" office:value="82802" calcext:value-type="float">
            <text:p>82802</text:p>
          </table:table-cell>
          <table:table-cell office:value-type="float" office:value="0.437396" calcext:value-type="float">
            <text:p>0.437396</text:p>
          </table:table-cell>
          <table:table-cell office:value-type="float" office:value="0.440728" calcext:value-type="float">
            <text:p>0.440728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99" calcext:value-type="float">
            <text:p>0.99</text:p>
          </table:table-cell>
          <table:table-cell office:value-type="float" office:value="100.07" calcext:value-type="float">
            <text:p>100.0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3051" calcext:value-type="float">
            <text:p>23051</text:p>
          </table:table-cell>
          <table:table-cell office:value-type="float" office:value="3921158630" calcext:value-type="float">
            <text:p>3921158630</text:p>
          </table:table-cell>
          <table:table-cell office:value-type="float" office:value="9178661835" calcext:value-type="float">
            <text:p>9178661835</text:p>
          </table:table-cell>
          <table:table-cell office:value-type="float" office:value="80354" calcext:value-type="float">
            <text:p>80354</text:p>
          </table:table-cell>
          <table:table-cell office:value-type="float" office:value="6890960" calcext:value-type="float">
            <text:p>6890960</text:p>
          </table:table-cell>
          <table:table-cell office:value-type="float" office:value="6942559" calcext:value-type="float">
            <text:p>6942559</text:p>
          </table:table-cell>
          <table:table-cell office:value-type="float" office:value="58516" calcext:value-type="float">
            <text:p>5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4" calcext:value-type="float">
            <text:p>0.427204</text:p>
          </table:table-cell>
          <table:table-cell office:value-type="float" office:value="80354" calcext:value-type="float">
            <text:p>80354</text:p>
          </table:table-cell>
          <table:table-cell office:value-type="float" office:value="0.440141" calcext:value-type="float">
            <text:p>0.440141</text:p>
          </table:table-cell>
          <table:table-cell office:value-type="float" office:value="0.443437" calcext:value-type="float">
            <text:p>0.443437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99" calcext:value-type="float">
            <text:p>0.99</text:p>
          </table:table-cell>
          <table:table-cell office:value-type="float" office:value="118.64" calcext:value-type="float">
            <text:p>118.6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3049" calcext:value-type="float">
            <text:p>23049</text:p>
          </table:table-cell>
          <table:table-cell office:value-type="float" office:value="3919211363" calcext:value-type="float">
            <text:p>3919211363</text:p>
          </table:table-cell>
          <table:table-cell office:value-type="float" office:value="9178023793" calcext:value-type="float">
            <text:p>9178023793</text:p>
          </table:table-cell>
          <table:table-cell office:value-type="float" office:value="80377" calcext:value-type="float">
            <text:p>80377</text:p>
          </table:table-cell>
          <table:table-cell office:value-type="float" office:value="6870926" calcext:value-type="float">
            <text:p>6870926</text:p>
          </table:table-cell>
          <table:table-cell office:value-type="float" office:value="6925646" calcext:value-type="float">
            <text:p>6925646</text:p>
          </table:table-cell>
          <table:table-cell office:value-type="float" office:value="84069" calcext:value-type="float">
            <text:p>840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1" calcext:value-type="float">
            <text:p>0.427021</text:p>
          </table:table-cell>
          <table:table-cell office:value-type="float" office:value="80377" calcext:value-type="float">
            <text:p>80377</text:p>
          </table:table-cell>
          <table:table-cell office:value-type="float" office:value="0.438862" calcext:value-type="float">
            <text:p>0.438862</text:p>
          </table:table-cell>
          <table:table-cell office:value-type="float" office:value="0.442357" calcext:value-type="float">
            <text:p>0.442357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99" calcext:value-type="float">
            <text:p>0.99</text:p>
          </table:table-cell>
          <table:table-cell office:value-type="float" office:value="82.38" calcext:value-type="float">
            <text:p>82.3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3049" calcext:value-type="float">
            <text:p>23049</text:p>
          </table:table-cell>
          <table:table-cell office:value-type="float" office:value="3919847910" calcext:value-type="float">
            <text:p>3919847910</text:p>
          </table:table-cell>
          <table:table-cell office:value-type="float" office:value="9176950208" calcext:value-type="float">
            <text:p>9176950208</text:p>
          </table:table-cell>
          <table:table-cell office:value-type="float" office:value="79350" calcext:value-type="float">
            <text:p>79350</text:p>
          </table:table-cell>
          <table:table-cell office:value-type="float" office:value="6924841" calcext:value-type="float">
            <text:p>6924841</text:p>
          </table:table-cell>
          <table:table-cell office:value-type="float" office:value="6983546" calcext:value-type="float">
            <text:p>6983546</text:p>
          </table:table-cell>
          <table:table-cell office:value-type="float" office:value="80139" calcext:value-type="float">
            <text:p>8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1" calcext:value-type="float">
            <text:p>0.427141</text:p>
          </table:table-cell>
          <table:table-cell office:value-type="float" office:value="79350" calcext:value-type="float">
            <text:p>79350</text:p>
          </table:table-cell>
          <table:table-cell office:value-type="float" office:value="0.442305" calcext:value-type="float">
            <text:p>0.442305</text:p>
          </table:table-cell>
          <table:table-cell office:value-type="float" office:value="0.446055" calcext:value-type="float">
            <text:p>0.446055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0.99" calcext:value-type="float">
            <text:p>0.99</text:p>
          </table:table-cell>
          <table:table-cell office:value-type="float" office:value="87.14" calcext:value-type="float">
            <text:p>87.14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4055" calcext:value-type="float">
            <text:p>24055</text:p>
          </table:table-cell>
          <table:table-cell office:value-type="float" office:value="3921611930" calcext:value-type="float">
            <text:p>3921611930</text:p>
          </table:table-cell>
          <table:table-cell office:value-type="float" office:value="9180777760" calcext:value-type="float">
            <text:p>9180777760</text:p>
          </table:table-cell>
          <table:table-cell office:value-type="float" office:value="77373" calcext:value-type="float">
            <text:p>77373</text:p>
          </table:table-cell>
          <table:table-cell office:value-type="float" office:value="6841915" calcext:value-type="float">
            <text:p>6841915</text:p>
          </table:table-cell>
          <table:table-cell office:value-type="float" office:value="6899306" calcext:value-type="float">
            <text:p>6899306</text:p>
          </table:table-cell>
          <table:table-cell office:value-type="float" office:value="74103" calcext:value-type="float">
            <text:p>741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77373" calcext:value-type="float">
            <text:p>77373</text:p>
          </table:table-cell>
          <table:table-cell office:value-type="float" office:value="0.437009" calcext:value-type="float">
            <text:p>0.437009</text:p>
          </table:table-cell>
          <table:table-cell office:value-type="float" office:value="0.440674" calcext:value-type="float">
            <text:p>0.440674</text:p>
          </table:table-cell>
          <table:table-cell office:value-type="float" office:value="0.004733" calcext:value-type="float">
            <text:p>0.004733</text:p>
          </table:table-cell>
          <table:table-cell office:value-type="float" office:value="0.99" calcext:value-type="float">
            <text:p>0.99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4052" calcext:value-type="float">
            <text:p>24052</text:p>
          </table:table-cell>
          <table:table-cell office:value-type="float" office:value="3918937222" calcext:value-type="float">
            <text:p>3918937222</text:p>
          </table:table-cell>
          <table:table-cell office:value-type="float" office:value="9176382140" calcext:value-type="float">
            <text:p>9176382140</text:p>
          </table:table-cell>
          <table:table-cell office:value-type="float" office:value="75817" calcext:value-type="float">
            <text:p>75817</text:p>
          </table:table-cell>
          <table:table-cell office:value-type="float" office:value="6815129" calcext:value-type="float">
            <text:p>6815129</text:p>
          </table:table-cell>
          <table:table-cell office:value-type="float" office:value="6873213" calcext:value-type="float">
            <text:p>6873213</text:p>
          </table:table-cell>
          <table:table-cell office:value-type="float" office:value="76128" calcext:value-type="float">
            <text:p>7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8" calcext:value-type="float">
            <text:p>0.427068</text:p>
          </table:table-cell>
          <table:table-cell office:value-type="float" office:value="75817" calcext:value-type="float">
            <text:p>75817</text:p>
          </table:table-cell>
          <table:table-cell office:value-type="float" office:value="0.435298" calcext:value-type="float">
            <text:p>0.435298</text:p>
          </table:table-cell>
          <table:table-cell office:value-type="float" office:value="0.439008" calcext:value-type="float">
            <text:p>0.439008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.99" calcext:value-type="float">
            <text:p>0.99</text:p>
          </table:table-cell>
          <table:table-cell office:value-type="float" office:value="90.28" calcext:value-type="float">
            <text:p>90.2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4050" calcext:value-type="float">
            <text:p>24050</text:p>
          </table:table-cell>
          <table:table-cell office:value-type="float" office:value="3920359003" calcext:value-type="float">
            <text:p>3920359003</text:p>
          </table:table-cell>
          <table:table-cell office:value-type="float" office:value="9177672181" calcext:value-type="float">
            <text:p>9177672181</text:p>
          </table:table-cell>
          <table:table-cell office:value-type="float" office:value="77287" calcext:value-type="float">
            <text:p>77287</text:p>
          </table:table-cell>
          <table:table-cell office:value-type="float" office:value="6842323" calcext:value-type="float">
            <text:p>6842323</text:p>
          </table:table-cell>
          <table:table-cell office:value-type="float" office:value="6900393" calcext:value-type="float">
            <text:p>6900393</text:p>
          </table:table-cell>
          <table:table-cell office:value-type="float" office:value="123109" calcext:value-type="float">
            <text:p>1231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3" calcext:value-type="float">
            <text:p>0.427163</text:p>
          </table:table-cell>
          <table:table-cell office:value-type="float" office:value="77287" calcext:value-type="float">
            <text:p>77287</text:p>
          </table:table-cell>
          <table:table-cell office:value-type="float" office:value="0.437035" calcext:value-type="float">
            <text:p>0.437035</text:p>
          </table:table-cell>
          <table:table-cell office:value-type="float" office:value="0.440744" calcext:value-type="float">
            <text:p>0.440744</text:p>
          </table:table-cell>
          <table:table-cell office:value-type="float" office:value="0.007863" calcext:value-type="float">
            <text:p>0.007863</text:p>
          </table:table-cell>
          <table:table-cell office:value-type="float" office:value="0.99" calcext:value-type="float">
            <text:p>0.99</text:p>
          </table:table-cell>
          <table:table-cell office:value-type="float" office:value="56.05" calcext:value-type="float">
            <text:p>56.0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4052" calcext:value-type="float">
            <text:p>24052</text:p>
          </table:table-cell>
          <table:table-cell office:value-type="float" office:value="3920323076" calcext:value-type="float">
            <text:p>3920323076</text:p>
          </table:table-cell>
          <table:table-cell office:value-type="float" office:value="9178494752" calcext:value-type="float">
            <text:p>9178494752</text:p>
          </table:table-cell>
          <table:table-cell office:value-type="float" office:value="77222" calcext:value-type="float">
            <text:p>77222</text:p>
          </table:table-cell>
          <table:table-cell office:value-type="float" office:value="6816095" calcext:value-type="float">
            <text:p>6816095</text:p>
          </table:table-cell>
          <table:table-cell office:value-type="float" office:value="6874730" calcext:value-type="float">
            <text:p>6874730</text:p>
          </table:table-cell>
          <table:table-cell office:value-type="float" office:value="78438" calcext:value-type="float">
            <text:p>78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" calcext:value-type="float">
            <text:p>0.42712</text:p>
          </table:table-cell>
          <table:table-cell office:value-type="float" office:value="77222" calcext:value-type="float">
            <text:p>77222</text:p>
          </table:table-cell>
          <table:table-cell office:value-type="float" office:value="0.434925" calcext:value-type="float">
            <text:p>0.434925</text:p>
          </table:table-cell>
          <table:table-cell office:value-type="float" office:value="0.438667" calcext:value-type="float">
            <text:p>0.438667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0.99" calcext:value-type="float">
            <text:p>0.99</text:p>
          </table:table-cell>
          <table:table-cell office:value-type="float" office:value="87.65" calcext:value-type="float">
            <text:p>87.6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4052" calcext:value-type="float">
            <text:p>24052</text:p>
          </table:table-cell>
          <table:table-cell office:value-type="float" office:value="3919837290" calcext:value-type="float">
            <text:p>3919837290</text:p>
          </table:table-cell>
          <table:table-cell office:value-type="float" office:value="9180159440" calcext:value-type="float">
            <text:p>9180159440</text:p>
          </table:table-cell>
          <table:table-cell office:value-type="float" office:value="80515" calcext:value-type="float">
            <text:p>80515</text:p>
          </table:table-cell>
          <table:table-cell office:value-type="float" office:value="6876350" calcext:value-type="float">
            <text:p>6876350</text:p>
          </table:table-cell>
          <table:table-cell office:value-type="float" office:value="6933126" calcext:value-type="float">
            <text:p>6933126</text:p>
          </table:table-cell>
          <table:table-cell office:value-type="float" office:value="73169" calcext:value-type="float">
            <text:p>731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" calcext:value-type="float">
            <text:p>0.42699</text:p>
          </table:table-cell>
          <table:table-cell office:value-type="float" office:value="80515" calcext:value-type="float">
            <text:p>80515</text:p>
          </table:table-cell>
          <table:table-cell office:value-type="float" office:value="0.439208" calcext:value-type="float">
            <text:p>0.439208</text:p>
          </table:table-cell>
          <table:table-cell office:value-type="float" office:value="0.442834" calcext:value-type="float">
            <text:p>0.442834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.99" calcext:value-type="float">
            <text:p>0.99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4053" calcext:value-type="float">
            <text:p>24053</text:p>
          </table:table-cell>
          <table:table-cell office:value-type="float" office:value="3919796472" calcext:value-type="float">
            <text:p>3919796472</text:p>
          </table:table-cell>
          <table:table-cell office:value-type="float" office:value="9177742776" calcext:value-type="float">
            <text:p>9177742776</text:p>
          </table:table-cell>
          <table:table-cell office:value-type="float" office:value="80187" calcext:value-type="float">
            <text:p>80187</text:p>
          </table:table-cell>
          <table:table-cell office:value-type="float" office:value="6868776" calcext:value-type="float">
            <text:p>6868776</text:p>
          </table:table-cell>
          <table:table-cell office:value-type="float" office:value="6918320" calcext:value-type="float">
            <text:p>6918320</text:p>
          </table:table-cell>
          <table:table-cell office:value-type="float" office:value="69608" calcext:value-type="float">
            <text:p>6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8" calcext:value-type="float">
            <text:p>0.427098</text:p>
          </table:table-cell>
          <table:table-cell office:value-type="float" office:value="80187" calcext:value-type="float">
            <text:p>80187</text:p>
          </table:table-cell>
          <table:table-cell office:value-type="float" office:value="0.438724" calcext:value-type="float">
            <text:p>0.438724</text:p>
          </table:table-cell>
          <table:table-cell office:value-type="float" office:value="0.441889" calcext:value-type="float">
            <text:p>0.441889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0.99" calcext:value-type="float">
            <text:p>0.99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4051" calcext:value-type="float">
            <text:p>24051</text:p>
          </table:table-cell>
          <table:table-cell office:value-type="float" office:value="3919635494" calcext:value-type="float">
            <text:p>3919635494</text:p>
          </table:table-cell>
          <table:table-cell office:value-type="float" office:value="9178335296" calcext:value-type="float">
            <text:p>9178335296</text:p>
          </table:table-cell>
          <table:table-cell office:value-type="float" office:value="79161" calcext:value-type="float">
            <text:p>79161</text:p>
          </table:table-cell>
          <table:table-cell office:value-type="float" office:value="6800630" calcext:value-type="float">
            <text:p>6800630</text:p>
          </table:table-cell>
          <table:table-cell office:value-type="float" office:value="6852799" calcext:value-type="float">
            <text:p>6852799</text:p>
          </table:table-cell>
          <table:table-cell office:value-type="float" office:value="49190" calcext:value-type="float">
            <text:p>4919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3" calcext:value-type="float">
            <text:p>0.427053</text:p>
          </table:table-cell>
          <table:table-cell office:value-type="float" office:value="79161" calcext:value-type="float">
            <text:p>79161</text:p>
          </table:table-cell>
          <table:table-cell office:value-type="float" office:value="0.434372" calcext:value-type="float">
            <text:p>0.434372</text:p>
          </table:table-cell>
          <table:table-cell office:value-type="float" office:value="0.437704" calcext:value-type="float">
            <text:p>0.437704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99" calcext:value-type="float">
            <text:p>0.99</text:p>
          </table:table-cell>
          <table:table-cell office:value-type="float" office:value="139.31" calcext:value-type="float">
            <text:p>139.3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4051" calcext:value-type="float">
            <text:p>24051</text:p>
          </table:table-cell>
          <table:table-cell office:value-type="float" office:value="3919687574" calcext:value-type="float">
            <text:p>3919687574</text:p>
          </table:table-cell>
          <table:table-cell office:value-type="float" office:value="9177867958" calcext:value-type="float">
            <text:p>9177867958</text:p>
          </table:table-cell>
          <table:table-cell office:value-type="float" office:value="78429" calcext:value-type="float">
            <text:p>78429</text:p>
          </table:table-cell>
          <table:table-cell office:value-type="float" office:value="6841642" calcext:value-type="float">
            <text:p>6841642</text:p>
          </table:table-cell>
          <table:table-cell office:value-type="float" office:value="6896795" calcext:value-type="float">
            <text:p>6896795</text:p>
          </table:table-cell>
          <table:table-cell office:value-type="float" office:value="64055" calcext:value-type="float">
            <text:p>6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78429" calcext:value-type="float">
            <text:p>78429</text:p>
          </table:table-cell>
          <table:table-cell office:value-type="float" office:value="0.436991" calcext:value-type="float">
            <text:p>0.436991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.99" calcext:value-type="float">
            <text:p>0.99</text:p>
          </table:table-cell>
          <table:table-cell office:value-type="float" office:value="107.67" calcext:value-type="float">
            <text:p>107.6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5057" calcext:value-type="float">
            <text:p>25057</text:p>
          </table:table-cell>
          <table:table-cell office:value-type="float" office:value="3921234880" calcext:value-type="float">
            <text:p>3921234880</text:p>
          </table:table-cell>
          <table:table-cell office:value-type="float" office:value="9182033315" calcext:value-type="float">
            <text:p>9182033315</text:p>
          </table:table-cell>
          <table:table-cell office:value-type="float" office:value="78433" calcext:value-type="float">
            <text:p>78433</text:p>
          </table:table-cell>
          <table:table-cell office:value-type="float" office:value="6815573" calcext:value-type="float">
            <text:p>6815573</text:p>
          </table:table-cell>
          <table:table-cell office:value-type="float" office:value="6876183" calcext:value-type="float">
            <text:p>6876183</text:p>
          </table:table-cell>
          <table:table-cell office:value-type="float" office:value="74439" calcext:value-type="float">
            <text:p>74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5" calcext:value-type="float">
            <text:p>0.427055</text:p>
          </table:table-cell>
          <table:table-cell office:value-type="float" office:value="78433" calcext:value-type="float">
            <text:p>78433</text:p>
          </table:table-cell>
          <table:table-cell office:value-type="float" office:value="0.435326" calcext:value-type="float">
            <text:p>0.435326</text:p>
          </table:table-cell>
          <table:table-cell office:value-type="float" office:value="0.439197" calcext:value-type="float">
            <text:p>0.439197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99" calcext:value-type="float">
            <text:p>0.99</text:p>
          </table:table-cell>
          <table:table-cell office:value-type="float" office:value="92.37" calcext:value-type="float">
            <text:p>92.37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5054" calcext:value-type="float">
            <text:p>25054</text:p>
          </table:table-cell>
          <table:table-cell office:value-type="float" office:value="3920322771" calcext:value-type="float">
            <text:p>3920322771</text:p>
          </table:table-cell>
          <table:table-cell office:value-type="float" office:value="9178494277" calcext:value-type="float">
            <text:p>9178494277</text:p>
          </table:table-cell>
          <table:table-cell office:value-type="float" office:value="78870" calcext:value-type="float">
            <text:p>78870</text:p>
          </table:table-cell>
          <table:table-cell office:value-type="float" office:value="6811707" calcext:value-type="float">
            <text:p>6811707</text:p>
          </table:table-cell>
          <table:table-cell office:value-type="float" office:value="6863599" calcext:value-type="float">
            <text:p>6863599</text:p>
          </table:table-cell>
          <table:table-cell office:value-type="float" office:value="40241" calcext:value-type="float">
            <text:p>4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" calcext:value-type="float">
            <text:p>0.42712</text:p>
          </table:table-cell>
          <table:table-cell office:value-type="float" office:value="78870" calcext:value-type="float">
            <text:p>78870</text:p>
          </table:table-cell>
          <table:table-cell office:value-type="float" office:value="0.435079" calcext:value-type="float">
            <text:p>0.435079</text:p>
          </table:table-cell>
          <table:table-cell office:value-type="float" office:value="0.438394" calcext:value-type="float">
            <text:p>0.438394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99" calcext:value-type="float">
            <text:p>0.99</text:p>
          </table:table-cell>
          <table:table-cell office:value-type="float" office:value="170.56" calcext:value-type="float">
            <text:p>170.5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5052" calcext:value-type="float">
            <text:p>25052</text:p>
          </table:table-cell>
          <table:table-cell office:value-type="float" office:value="3921711281" calcext:value-type="float">
            <text:p>3921711281</text:p>
          </table:table-cell>
          <table:table-cell office:value-type="float" office:value="9178330322" calcext:value-type="float">
            <text:p>9178330322</text:p>
          </table:table-cell>
          <table:table-cell office:value-type="float" office:value="78443" calcext:value-type="float">
            <text:p>78443</text:p>
          </table:table-cell>
          <table:table-cell office:value-type="float" office:value="6925428" calcext:value-type="float">
            <text:p>6925428</text:p>
          </table:table-cell>
          <table:table-cell office:value-type="float" office:value="6982139" calcext:value-type="float">
            <text:p>6982139</text:p>
          </table:table-cell>
          <table:table-cell office:value-type="float" office:value="114255" calcext:value-type="float">
            <text:p>114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9" calcext:value-type="float">
            <text:p>0.427279</text:p>
          </table:table-cell>
          <table:table-cell office:value-type="float" office:value="78443" calcext:value-type="float">
            <text:p>78443</text:p>
          </table:table-cell>
          <table:table-cell office:value-type="float" office:value="0.442343" calcext:value-type="float">
            <text:p>0.442343</text:p>
          </table:table-cell>
          <table:table-cell office:value-type="float" office:value="0.445965" calcext:value-type="float">
            <text:p>0.445965</text:p>
          </table:table-cell>
          <table:table-cell office:value-type="float" office:value="0.007298" calcext:value-type="float">
            <text:p>0.007298</text:p>
          </table:table-cell>
          <table:table-cell office:value-type="float" office:value="0.99" calcext:value-type="float">
            <text:p>0.99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5054" calcext:value-type="float">
            <text:p>25054</text:p>
          </table:table-cell>
          <table:table-cell office:value-type="float" office:value="3921431140" calcext:value-type="float">
            <text:p>3921431140</text:p>
          </table:table-cell>
          <table:table-cell office:value-type="float" office:value="9177365832" calcext:value-type="float">
            <text:p>9177365832</text:p>
          </table:table-cell>
          <table:table-cell office:value-type="float" office:value="78282" calcext:value-type="float">
            <text:p>78282</text:p>
          </table:table-cell>
          <table:table-cell office:value-type="float" office:value="6932822" calcext:value-type="float">
            <text:p>6932822</text:p>
          </table:table-cell>
          <table:table-cell office:value-type="float" office:value="6990458" calcext:value-type="float">
            <text:p>6990458</text:p>
          </table:table-cell>
          <table:table-cell office:value-type="float" office:value="71534" calcext:value-type="float">
            <text:p>7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4" calcext:value-type="float">
            <text:p>0.427294</text:p>
          </table:table-cell>
          <table:table-cell office:value-type="float" office:value="78282" calcext:value-type="float">
            <text:p>78282</text:p>
          </table:table-cell>
          <table:table-cell office:value-type="float" office:value="0.442815" calcext:value-type="float">
            <text:p>0.442815</text:p>
          </table:table-cell>
          <table:table-cell office:value-type="float" office:value="0.446496" calcext:value-type="float">
            <text:p>0.446496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0.99" calcext:value-type="float">
            <text:p>0.99</text:p>
          </table:table-cell>
          <table:table-cell office:value-type="float" office:value="97.72" calcext:value-type="float">
            <text:p>97.7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5055" calcext:value-type="float">
            <text:p>25055</text:p>
          </table:table-cell>
          <table:table-cell office:value-type="float" office:value="3919049059" calcext:value-type="float">
            <text:p>3919049059</text:p>
          </table:table-cell>
          <table:table-cell office:value-type="float" office:value="9177971245" calcext:value-type="float">
            <text:p>9177971245</text:p>
          </table:table-cell>
          <table:table-cell office:value-type="float" office:value="78594" calcext:value-type="float">
            <text:p>78594</text:p>
          </table:table-cell>
          <table:table-cell office:value-type="float" office:value="6825027" calcext:value-type="float">
            <text:p>6825027</text:p>
          </table:table-cell>
          <table:table-cell office:value-type="float" office:value="6881903" calcext:value-type="float">
            <text:p>6881903</text:p>
          </table:table-cell>
          <table:table-cell office:value-type="float" office:value="71227" calcext:value-type="float">
            <text:p>712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6" calcext:value-type="float">
            <text:p>0.427006</text:p>
          </table:table-cell>
          <table:table-cell office:value-type="float" office:value="78594" calcext:value-type="float">
            <text:p>78594</text:p>
          </table:table-cell>
          <table:table-cell office:value-type="float" office:value="0.435495" calcext:value-type="float">
            <text:p>0.435495</text:p>
          </table:table-cell>
          <table:table-cell office:value-type="float" office:value="0.439124" calcext:value-type="float">
            <text:p>0.439124</text:p>
          </table:table-cell>
          <table:table-cell office:value-type="float" office:value="0.004545" calcext:value-type="float">
            <text:p>0.004545</text:p>
          </table:table-cell>
          <table:table-cell office:value-type="float" office:value="0.99" calcext:value-type="float">
            <text:p>0.99</text:p>
          </table:table-cell>
          <table:table-cell office:value-type="float" office:value="96.62" calcext:value-type="float">
            <text:p>96.6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5056" calcext:value-type="float">
            <text:p>25056</text:p>
          </table:table-cell>
          <table:table-cell office:value-type="float" office:value="3919358120" calcext:value-type="float">
            <text:p>3919358120</text:p>
          </table:table-cell>
          <table:table-cell office:value-type="float" office:value="9179111655" calcext:value-type="float">
            <text:p>9179111655</text:p>
          </table:table-cell>
          <table:table-cell office:value-type="float" office:value="77817" calcext:value-type="float">
            <text:p>77817</text:p>
          </table:table-cell>
          <table:table-cell office:value-type="float" office:value="6825178" calcext:value-type="float">
            <text:p>6825178</text:p>
          </table:table-cell>
          <table:table-cell office:value-type="float" office:value="6877478" calcext:value-type="float">
            <text:p>6877478</text:p>
          </table:table-cell>
          <table:table-cell office:value-type="float" office:value="70558" calcext:value-type="float">
            <text:p>7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7" calcext:value-type="float">
            <text:p>0.426987</text:p>
          </table:table-cell>
          <table:table-cell office:value-type="float" office:value="77817" calcext:value-type="float">
            <text:p>77817</text:p>
          </table:table-cell>
          <table:table-cell office:value-type="float" office:value="0.435505" calcext:value-type="float">
            <text:p>0.435505</text:p>
          </table:table-cell>
          <table:table-cell office:value-type="float" office:value="0.438842" calcext:value-type="float">
            <text:p>0.438842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99" calcext:value-type="float">
            <text:p>0.99</text:p>
          </table:table-cell>
          <table:table-cell office:value-type="float" office:value="97.47" calcext:value-type="float">
            <text:p>97.4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5053" calcext:value-type="float">
            <text:p>25053</text:p>
          </table:table-cell>
          <table:table-cell office:value-type="float" office:value="3920116145" calcext:value-type="float">
            <text:p>3920116145</text:p>
          </table:table-cell>
          <table:table-cell office:value-type="float" office:value="9179334133" calcext:value-type="float">
            <text:p>9179334133</text:p>
          </table:table-cell>
          <table:table-cell office:value-type="float" office:value="80260" calcext:value-type="float">
            <text:p>80260</text:p>
          </table:table-cell>
          <table:table-cell office:value-type="float" office:value="6843236" calcext:value-type="float">
            <text:p>6843236</text:p>
          </table:table-cell>
          <table:table-cell office:value-type="float" office:value="6900161" calcext:value-type="float">
            <text:p>6900161</text:p>
          </table:table-cell>
          <table:table-cell office:value-type="float" office:value="72866" calcext:value-type="float">
            <text:p>728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9" calcext:value-type="float">
            <text:p>0.427059</text:p>
          </table:table-cell>
          <table:table-cell office:value-type="float" office:value="80260" calcext:value-type="float">
            <text:p>80260</text:p>
          </table:table-cell>
          <table:table-cell office:value-type="float" office:value="0.437093" calcext:value-type="float">
            <text:p>0.437093</text:p>
          </table:table-cell>
          <table:table-cell office:value-type="float" office:value="0.440729" calcext:value-type="float">
            <text:p>0.440729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0.99" calcext:value-type="float">
            <text:p>0.99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5053" calcext:value-type="float">
            <text:p>25053</text:p>
          </table:table-cell>
          <table:table-cell office:value-type="float" office:value="3919235113" calcext:value-type="float">
            <text:p>3919235113</text:p>
          </table:table-cell>
          <table:table-cell office:value-type="float" office:value="9176263520" calcext:value-type="float">
            <text:p>9176263520</text:p>
          </table:table-cell>
          <table:table-cell office:value-type="float" office:value="77091" calcext:value-type="float">
            <text:p>77091</text:p>
          </table:table-cell>
          <table:table-cell office:value-type="float" office:value="6852078" calcext:value-type="float">
            <text:p>6852078</text:p>
          </table:table-cell>
          <table:table-cell office:value-type="float" office:value="6908405" calcext:value-type="float">
            <text:p>6908405</text:p>
          </table:table-cell>
          <table:table-cell office:value-type="float" office:value="77598" calcext:value-type="float">
            <text:p>7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6" calcext:value-type="float">
            <text:p>0.427106</text:p>
          </table:table-cell>
          <table:table-cell office:value-type="float" office:value="77091" calcext:value-type="float">
            <text:p>77091</text:p>
          </table:table-cell>
          <table:table-cell office:value-type="float" office:value="0.437658" calcext:value-type="float">
            <text:p>0.437658</text:p>
          </table:table-cell>
          <table:table-cell office:value-type="float" office:value="0.441255" calcext:value-type="float">
            <text:p>0.441255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0.99" calcext:value-type="float">
            <text:p>0.99</text:p>
          </table:table-cell>
          <table:table-cell office:value-type="float" office:value="89.03" calcext:value-type="float">
            <text:p>89.0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6060" calcext:value-type="float">
            <text:p>26060</text:p>
          </table:table-cell>
          <table:table-cell office:value-type="float" office:value="3922068471" calcext:value-type="float">
            <text:p>3922068471</text:p>
          </table:table-cell>
          <table:table-cell office:value-type="float" office:value="9179400836" calcext:value-type="float">
            <text:p>9179400836</text:p>
          </table:table-cell>
          <table:table-cell office:value-type="float" office:value="78067" calcext:value-type="float">
            <text:p>78067</text:p>
          </table:table-cell>
          <table:table-cell office:value-type="float" office:value="6879626" calcext:value-type="float">
            <text:p>6879626</text:p>
          </table:table-cell>
          <table:table-cell office:value-type="float" office:value="6937214" calcext:value-type="float">
            <text:p>6937214</text:p>
          </table:table-cell>
          <table:table-cell office:value-type="float" office:value="30241" calcext:value-type="float">
            <text:p>302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8" calcext:value-type="float">
            <text:p>0.427268</text:p>
          </table:table-cell>
          <table:table-cell office:value-type="float" office:value="78067" calcext:value-type="float">
            <text:p>78067</text:p>
          </table:table-cell>
          <table:table-cell office:value-type="float" office:value="0.438979" calcext:value-type="float">
            <text:p>0.438979</text:p>
          </table:table-cell>
          <table:table-cell office:value-type="float" office:value="0.442654" calcext:value-type="float">
            <text:p>0.44265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99" calcext:value-type="float">
            <text:p>0.99</text:p>
          </table:table-cell>
          <table:table-cell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6056" calcext:value-type="float">
            <text:p>26056</text:p>
          </table:table-cell>
          <table:table-cell office:value-type="float" office:value="3921550748" calcext:value-type="float">
            <text:p>3921550748</text:p>
          </table:table-cell>
          <table:table-cell office:value-type="float" office:value="9177326336" calcext:value-type="float">
            <text:p>9177326336</text:p>
          </table:table-cell>
          <table:table-cell office:value-type="float" office:value="77745" calcext:value-type="float">
            <text:p>77745</text:p>
          </table:table-cell>
          <table:table-cell office:value-type="float" office:value="6937625" calcext:value-type="float">
            <text:p>6937625</text:p>
          </table:table-cell>
          <table:table-cell office:value-type="float" office:value="6994713" calcext:value-type="float">
            <text:p>6994713</text:p>
          </table:table-cell>
          <table:table-cell office:value-type="float" office:value="79908" calcext:value-type="float">
            <text:p>7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9" calcext:value-type="float">
            <text:p>0.427309</text:p>
          </table:table-cell>
          <table:table-cell office:value-type="float" office:value="77745" calcext:value-type="float">
            <text:p>77745</text:p>
          </table:table-cell>
          <table:table-cell office:value-type="float" office:value="0.443122" calcext:value-type="float">
            <text:p>0.443122</text:p>
          </table:table-cell>
          <table:table-cell office:value-type="float" office:value="0.446768" calcext:value-type="float">
            <text:p>0.446768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99" calcext:value-type="float">
            <text:p>0.99</text:p>
          </table:table-cell>
          <table:table-cell office:value-type="float" office:value="87.53" calcext:value-type="float">
            <text:p>87.5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6054" calcext:value-type="float">
            <text:p>26054</text:p>
          </table:table-cell>
          <table:table-cell office:value-type="float" office:value="3920930076" calcext:value-type="float">
            <text:p>3920930076</text:p>
          </table:table-cell>
          <table:table-cell office:value-type="float" office:value="9179998526" calcext:value-type="float">
            <text:p>9179998526</text:p>
          </table:table-cell>
          <table:table-cell office:value-type="float" office:value="78344" calcext:value-type="float">
            <text:p>78344</text:p>
          </table:table-cell>
          <table:table-cell office:value-type="float" office:value="6842045" calcext:value-type="float">
            <text:p>6842045</text:p>
          </table:table-cell>
          <table:table-cell office:value-type="float" office:value="6899094" calcext:value-type="float">
            <text:p>6899094</text:p>
          </table:table-cell>
          <table:table-cell office:value-type="float" office:value="100548" calcext:value-type="float">
            <text:p>1005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7" calcext:value-type="float">
            <text:p>0.427117</text:p>
          </table:table-cell>
          <table:table-cell office:value-type="float" office:value="78344" calcext:value-type="float">
            <text:p>78344</text:p>
          </table:table-cell>
          <table:table-cell office:value-type="float" office:value="0.437017" calcext:value-type="float">
            <text:p>0.437017</text:p>
          </table:table-cell>
          <table:table-cell office:value-type="float" office:value="0.440661" calcext:value-type="float">
            <text:p>0.440661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99" calcext:value-type="float">
            <text:p>0.99</text:p>
          </table:table-cell>
          <table:table-cell office:value-type="float" office:value="68.61" calcext:value-type="float">
            <text:p>68.6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6056" calcext:value-type="float">
            <text:p>26056</text:p>
          </table:table-cell>
          <table:table-cell office:value-type="float" office:value="3920778449" calcext:value-type="float">
            <text:p>3920778449</text:p>
          </table:table-cell>
          <table:table-cell office:value-type="float" office:value="9177986214" calcext:value-type="float">
            <text:p>9177986214</text:p>
          </table:table-cell>
          <table:table-cell office:value-type="float" office:value="77757" calcext:value-type="float">
            <text:p>77757</text:p>
          </table:table-cell>
          <table:table-cell office:value-type="float" office:value="6838583" calcext:value-type="float">
            <text:p>6838583</text:p>
          </table:table-cell>
          <table:table-cell office:value-type="float" office:value="6891782" calcext:value-type="float">
            <text:p>6891782</text:p>
          </table:table-cell>
          <table:table-cell office:value-type="float" office:value="120455" calcext:value-type="float">
            <text:p>12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4" calcext:value-type="float">
            <text:p>0.427194</text:p>
          </table:table-cell>
          <table:table-cell office:value-type="float" office:value="77757" calcext:value-type="float">
            <text:p>77757</text:p>
          </table:table-cell>
          <table:table-cell office:value-type="float" office:value="0.436796" calcext:value-type="float">
            <text:p>0.436796</text:p>
          </table:table-cell>
          <table:table-cell office:value-type="float" office:value="0.440194" calcext:value-type="float">
            <text:p>0.440194</text:p>
          </table:table-cell>
          <table:table-cell office:value-type="float" office:value="0.007694" calcext:value-type="float">
            <text:p>0.007694</text:p>
          </table:table-cell>
          <table:table-cell office:value-type="float" office:value="0.99" calcext:value-type="float">
            <text:p>0.99</text:p>
          </table:table-cell>
          <table:table-cell office:value-type="float" office:value="57.21" calcext:value-type="float">
            <text:p>57.2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6057" calcext:value-type="float">
            <text:p>26057</text:p>
          </table:table-cell>
          <table:table-cell office:value-type="float" office:value="3845017953" calcext:value-type="float">
            <text:p>3845017953</text:p>
          </table:table-cell>
          <table:table-cell office:value-type="float" office:value="9199947985" calcext:value-type="float">
            <text:p>9199947985</text:p>
          </table:table-cell>
          <table:table-cell office:value-type="float" office:value="40427" calcext:value-type="float">
            <text:p>40427</text:p>
          </table:table-cell>
          <table:table-cell office:value-type="float" office:value="2741784" calcext:value-type="float">
            <text:p>2741784</text:p>
          </table:table-cell>
          <table:table-cell office:value-type="float" office:value="2764998" calcext:value-type="float">
            <text:p>2764998</text:p>
          </table:table-cell>
          <table:table-cell office:value-type="float" office:value="36575" calcext:value-type="float">
            <text:p>365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939" calcext:value-type="float">
            <text:p>0.417939</text:p>
          </table:table-cell>
          <table:table-cell office:value-type="float" office:value="40427" calcext:value-type="float">
            <text:p>40427</text:p>
          </table:table-cell>
          <table:table-cell office:value-type="float" office:value="0.175124" calcext:value-type="float">
            <text:p>0.175124</text:p>
          </table:table-cell>
          <table:table-cell office:value-type="float" office:value="0.176607" calcext:value-type="float">
            <text:p>0.176607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99" calcext:value-type="float">
            <text:p>0.9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6058" calcext:value-type="float">
            <text:p>26058</text:p>
          </table:table-cell>
          <table:table-cell office:value-type="float" office:value="3844534853" calcext:value-type="float">
            <text:p>3844534853</text:p>
          </table:table-cell>
          <table:table-cell office:value-type="float" office:value="9198718613" calcext:value-type="float">
            <text:p>9198718613</text:p>
          </table:table-cell>
          <table:table-cell office:value-type="float" office:value="40530" calcext:value-type="float">
            <text:p>40530</text:p>
          </table:table-cell>
          <table:table-cell office:value-type="float" office:value="2741238" calcext:value-type="float">
            <text:p>2741238</text:p>
          </table:table-cell>
          <table:table-cell office:value-type="float" office:value="2766073" calcext:value-type="float">
            <text:p>2766073</text:p>
          </table:table-cell>
          <table:table-cell office:value-type="float" office:value="33391" calcext:value-type="float">
            <text:p>3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942" calcext:value-type="float">
            <text:p>0.417942</text:p>
          </table:table-cell>
          <table:table-cell office:value-type="float" office:value="40530" calcext:value-type="float">
            <text:p>40530</text:p>
          </table:table-cell>
          <table:table-cell office:value-type="float" office:value="0.175089" calcext:value-type="float">
            <text:p>0.175089</text:p>
          </table:table-cell>
          <table:table-cell office:value-type="float" office:value="0.176675" calcext:value-type="float">
            <text:p>0.176675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99" calcext:value-type="float">
            <text:p>0.99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6055" calcext:value-type="float">
            <text:p>26055</text:p>
          </table:table-cell>
          <table:table-cell office:value-type="float" office:value="3921364999" calcext:value-type="float">
            <text:p>3921364999</text:p>
          </table:table-cell>
          <table:table-cell office:value-type="float" office:value="9179959394" calcext:value-type="float">
            <text:p>9179959394</text:p>
          </table:table-cell>
          <table:table-cell office:value-type="float" office:value="78980" calcext:value-type="float">
            <text:p>78980</text:p>
          </table:table-cell>
          <table:table-cell office:value-type="float" office:value="6851745" calcext:value-type="float">
            <text:p>6851745</text:p>
          </table:table-cell>
          <table:table-cell office:value-type="float" office:value="6909057" calcext:value-type="float">
            <text:p>6909057</text:p>
          </table:table-cell>
          <table:table-cell office:value-type="float" office:value="78144" calcext:value-type="float">
            <text:p>781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6" calcext:value-type="float">
            <text:p>0.427166</text:p>
          </table:table-cell>
          <table:table-cell office:value-type="float" office:value="78980" calcext:value-type="float">
            <text:p>78980</text:p>
          </table:table-cell>
          <table:table-cell office:value-type="float" office:value="0.437636" calcext:value-type="float">
            <text:p>0.437636</text:p>
          </table:table-cell>
          <table:table-cell office:value-type="float" office:value="0.441297" calcext:value-type="float">
            <text:p>0.441297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.99" calcext:value-type="float">
            <text:p>0.99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6055" calcext:value-type="float">
            <text:p>26055</text:p>
          </table:table-cell>
          <table:table-cell office:value-type="float" office:value="3920746604" calcext:value-type="float">
            <text:p>3920746604</text:p>
          </table:table-cell>
          <table:table-cell office:value-type="float" office:value="9178652409" calcext:value-type="float">
            <text:p>9178652409</text:p>
          </table:table-cell>
          <table:table-cell office:value-type="float" office:value="79151" calcext:value-type="float">
            <text:p>79151</text:p>
          </table:table-cell>
          <table:table-cell office:value-type="float" office:value="6871052" calcext:value-type="float">
            <text:p>6871052</text:p>
          </table:table-cell>
          <table:table-cell office:value-type="float" office:value="6924513" calcext:value-type="float">
            <text:p>6924513</text:p>
          </table:table-cell>
          <table:table-cell office:value-type="float" office:value="70428" calcext:value-type="float">
            <text:p>70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9" calcext:value-type="float">
            <text:p>0.427159</text:p>
          </table:table-cell>
          <table:table-cell office:value-type="float" office:value="79151" calcext:value-type="float">
            <text:p>79151</text:p>
          </table:table-cell>
          <table:table-cell office:value-type="float" office:value="0.43887" calcext:value-type="float">
            <text:p>0.43887</text:p>
          </table:table-cell>
          <table:table-cell office:value-type="float" office:value="0.442284" calcext:value-type="float">
            <text:p>0.442284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0.99" calcext:value-type="float">
            <text:p>0.99</text:p>
          </table:table-cell>
          <table:table-cell office:value-type="float" office:value="98.32" calcext:value-type="float">
            <text:p>98.3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7063" calcext:value-type="float">
            <text:p>27063</text:p>
          </table:table-cell>
          <table:table-cell office:value-type="float" office:value="3920688686" calcext:value-type="float">
            <text:p>3920688686</text:p>
          </table:table-cell>
          <table:table-cell office:value-type="float" office:value="9176537146" calcext:value-type="float">
            <text:p>9176537146</text:p>
          </table:table-cell>
          <table:table-cell office:value-type="float" office:value="77658" calcext:value-type="float">
            <text:p>77658</text:p>
          </table:table-cell>
          <table:table-cell office:value-type="float" office:value="6885080" calcext:value-type="float">
            <text:p>6885080</text:p>
          </table:table-cell>
          <table:table-cell office:value-type="float" office:value="6938689" calcext:value-type="float">
            <text:p>6938689</text:p>
          </table:table-cell>
          <table:table-cell office:value-type="float" office:value="62981" calcext:value-type="float">
            <text:p>629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1" calcext:value-type="float">
            <text:p>0.427251</text:p>
          </table:table-cell>
          <table:table-cell office:value-type="float" office:value="77658" calcext:value-type="float">
            <text:p>77658</text:p>
          </table:table-cell>
          <table:table-cell office:value-type="float" office:value="0.439327" calcext:value-type="float">
            <text:p>0.439327</text:p>
          </table:table-cell>
          <table:table-cell office:value-type="float" office:value="0.442748" calcext:value-type="float">
            <text:p>0.442748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99" calcext:value-type="float">
            <text:p>0.99</text:p>
          </table:table-cell>
          <table:table-cell office:value-type="float" office:value="110.17" calcext:value-type="float">
            <text:p>110.17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7059" calcext:value-type="float">
            <text:p>27059</text:p>
          </table:table-cell>
          <table:table-cell office:value-type="float" office:value="3918183715" calcext:value-type="float">
            <text:p>3918183715</text:p>
          </table:table-cell>
          <table:table-cell office:value-type="float" office:value="9173315332" calcext:value-type="float">
            <text:p>9173315332</text:p>
          </table:table-cell>
          <table:table-cell office:value-type="float" office:value="77809" calcext:value-type="float">
            <text:p>77809</text:p>
          </table:table-cell>
          <table:table-cell office:value-type="float" office:value="6815029" calcext:value-type="float">
            <text:p>6815029</text:p>
          </table:table-cell>
          <table:table-cell office:value-type="float" office:value="6872083" calcext:value-type="float">
            <text:p>6872083</text:p>
          </table:table-cell>
          <table:table-cell office:value-type="float" office:value="43619" calcext:value-type="float">
            <text:p>4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8" calcext:value-type="float">
            <text:p>0.427128</text:p>
          </table:table-cell>
          <table:table-cell office:value-type="float" office:value="77809" calcext:value-type="float">
            <text:p>77809</text:p>
          </table:table-cell>
          <table:table-cell office:value-type="float" office:value="0.434857" calcext:value-type="float">
            <text:p>0.434857</text:p>
          </table:table-cell>
          <table:table-cell office:value-type="float" office:value="0.438498" calcext:value-type="float">
            <text:p>0.43849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99" calcext:value-type="float">
            <text:p>0.99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7056" calcext:value-type="float">
            <text:p>27056</text:p>
          </table:table-cell>
          <table:table-cell office:value-type="float" office:value="3922053604" calcext:value-type="float">
            <text:p>3922053604</text:p>
          </table:table-cell>
          <table:table-cell office:value-type="float" office:value="9182877228" calcext:value-type="float">
            <text:p>9182877228</text:p>
          </table:table-cell>
          <table:table-cell office:value-type="float" office:value="75731" calcext:value-type="float">
            <text:p>75731</text:p>
          </table:table-cell>
          <table:table-cell office:value-type="float" office:value="6862755" calcext:value-type="float">
            <text:p>6862755</text:p>
          </table:table-cell>
          <table:table-cell office:value-type="float" office:value="6924672" calcext:value-type="float">
            <text:p>6924672</text:p>
          </table:table-cell>
          <table:table-cell office:value-type="float" office:value="110885" calcext:value-type="float">
            <text:p>1108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5" calcext:value-type="float">
            <text:p>0.427105</text:p>
          </table:table-cell>
          <table:table-cell office:value-type="float" office:value="75731" calcext:value-type="float">
            <text:p>75731</text:p>
          </table:table-cell>
          <table:table-cell office:value-type="float" office:value="0.43834" calcext:value-type="float">
            <text:p>0.43834</text:p>
          </table:table-cell>
          <table:table-cell office:value-type="float" office:value="0.442294" calcext:value-type="float">
            <text:p>0.44229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0.99" calcext:value-type="float">
            <text:p>0.99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7058" calcext:value-type="float">
            <text:p>27058</text:p>
          </table:table-cell>
          <table:table-cell office:value-type="float" office:value="3920900949" calcext:value-type="float">
            <text:p>3920900949</text:p>
          </table:table-cell>
          <table:table-cell office:value-type="float" office:value="9180846145" calcext:value-type="float">
            <text:p>9180846145</text:p>
          </table:table-cell>
          <table:table-cell office:value-type="float" office:value="75298" calcext:value-type="float">
            <text:p>75298</text:p>
          </table:table-cell>
          <table:table-cell office:value-type="float" office:value="6875583" calcext:value-type="float">
            <text:p>6875583</text:p>
          </table:table-cell>
          <table:table-cell office:value-type="float" office:value="6935040" calcext:value-type="float">
            <text:p>6935040</text:p>
          </table:table-cell>
          <table:table-cell office:value-type="float" office:value="105725" calcext:value-type="float">
            <text:p>105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4" calcext:value-type="float">
            <text:p>0.427074</text:p>
          </table:table-cell>
          <table:table-cell office:value-type="float" office:value="75298" calcext:value-type="float">
            <text:p>75298</text:p>
          </table:table-cell>
          <table:table-cell office:value-type="float" office:value="0.439159" calcext:value-type="float">
            <text:p>0.439159</text:p>
          </table:table-cell>
          <table:table-cell office:value-type="float" office:value="0.442957" calcext:value-type="float">
            <text:p>0.442957</text:p>
          </table:table-cell>
          <table:table-cell office:value-type="float" office:value="0.006753" calcext:value-type="float">
            <text:p>0.006753</text:p>
          </table:table-cell>
          <table:table-cell office:value-type="float" office:value="0.99" calcext:value-type="float">
            <text:p>0.99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7059" calcext:value-type="float">
            <text:p>27059</text:p>
          </table:table-cell>
          <table:table-cell office:value-type="float" office:value="3923208155" calcext:value-type="float">
            <text:p>3923208155</text:p>
          </table:table-cell>
          <table:table-cell office:value-type="float" office:value="9182771258" calcext:value-type="float">
            <text:p>9182771258</text:p>
          </table:table-cell>
          <table:table-cell office:value-type="float" office:value="79452" calcext:value-type="float">
            <text:p>79452</text:p>
          </table:table-cell>
          <table:table-cell office:value-type="float" office:value="6906976" calcext:value-type="float">
            <text:p>6906976</text:p>
          </table:table-cell>
          <table:table-cell office:value-type="float" office:value="6960937" calcext:value-type="float">
            <text:p>6960937</text:p>
          </table:table-cell>
          <table:table-cell office:value-type="float" office:value="61760" calcext:value-type="float">
            <text:p>617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6" calcext:value-type="float">
            <text:p>0.427236</text:p>
          </table:table-cell>
          <table:table-cell office:value-type="float" office:value="79452" calcext:value-type="float">
            <text:p>79452</text:p>
          </table:table-cell>
          <table:table-cell office:value-type="float" office:value="0.441164" calcext:value-type="float">
            <text:p>0.441164</text:p>
          </table:table-cell>
          <table:table-cell office:value-type="float" office:value="0.444611" calcext:value-type="float">
            <text:p>0.444611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99" calcext:value-type="float">
            <text:p>0.99</text:p>
          </table:table-cell>
          <table:table-cell office:value-type="float" office:value="112.71" calcext:value-type="float">
            <text:p>112.7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7060" calcext:value-type="float">
            <text:p>27060</text:p>
          </table:table-cell>
          <table:table-cell office:value-type="float" office:value="3921820942" calcext:value-type="float">
            <text:p>3921820942</text:p>
          </table:table-cell>
          <table:table-cell office:value-type="float" office:value="9180221154" calcext:value-type="float">
            <text:p>9180221154</text:p>
          </table:table-cell>
          <table:table-cell office:value-type="float" office:value="76950" calcext:value-type="float">
            <text:p>76950</text:p>
          </table:table-cell>
          <table:table-cell office:value-type="float" office:value="6872088" calcext:value-type="float">
            <text:p>6872088</text:p>
          </table:table-cell>
          <table:table-cell office:value-type="float" office:value="6930515" calcext:value-type="float">
            <text:p>6930515</text:p>
          </table:table-cell>
          <table:table-cell office:value-type="float" office:value="69593" calcext:value-type="float">
            <text:p>6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3" calcext:value-type="float">
            <text:p>0.427203</text:p>
          </table:table-cell>
          <table:table-cell office:value-type="float" office:value="76950" calcext:value-type="float">
            <text:p>76950</text:p>
          </table:table-cell>
          <table:table-cell office:value-type="float" office:value="0.438936" calcext:value-type="float">
            <text:p>0.438936</text:p>
          </table:table-cell>
          <table:table-cell office:value-type="float" office:value="0.442668" calcext:value-type="float">
            <text:p>0.442668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99" calcext:value-type="float">
            <text:p>0.99</text:p>
          </table:table-cell>
          <table:table-cell office:value-type="float" office:value="99.59" calcext:value-type="float">
            <text:p>99.5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7057" calcext:value-type="float">
            <text:p>27057</text:p>
          </table:table-cell>
          <table:table-cell office:value-type="float" office:value="3922351424" calcext:value-type="float">
            <text:p>3922351424</text:p>
          </table:table-cell>
          <table:table-cell office:value-type="float" office:value="9183263923" calcext:value-type="float">
            <text:p>9183263923</text:p>
          </table:table-cell>
          <table:table-cell office:value-type="float" office:value="79429" calcext:value-type="float">
            <text:p>79429</text:p>
          </table:table-cell>
          <table:table-cell office:value-type="float" office:value="6820689" calcext:value-type="float">
            <text:p>6820689</text:p>
          </table:table-cell>
          <table:table-cell office:value-type="float" office:value="6874792" calcext:value-type="float">
            <text:p>6874792</text:p>
          </table:table-cell>
          <table:table-cell office:value-type="float" office:value="33672" calcext:value-type="float">
            <text:p>336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" calcext:value-type="float">
            <text:p>0.42712</text:p>
          </table:table-cell>
          <table:table-cell office:value-type="float" office:value="79429" calcext:value-type="float">
            <text:p>79429</text:p>
          </table:table-cell>
          <table:table-cell office:value-type="float" office:value="0.435653" calcext:value-type="float">
            <text:p>0.435653</text:p>
          </table:table-cell>
          <table:table-cell office:value-type="float" office:value="0.439108" calcext:value-type="float">
            <text:p>0.439108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.99" calcext:value-type="float">
            <text:p>0.99</text:p>
          </table:table-cell>
          <table:table-cell office:value-type="float" office:value="204.17" calcext:value-type="float">
            <text:p>204.1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7058" calcext:value-type="float">
            <text:p>27058</text:p>
          </table:table-cell>
          <table:table-cell office:value-type="float" office:value="3919705475" calcext:value-type="float">
            <text:p>3919705475</text:p>
          </table:table-cell>
          <table:table-cell office:value-type="float" office:value="9179401275" calcext:value-type="float">
            <text:p>9179401275</text:p>
          </table:table-cell>
          <table:table-cell office:value-type="float" office:value="75954" calcext:value-type="float">
            <text:p>75954</text:p>
          </table:table-cell>
          <table:table-cell office:value-type="float" office:value="6808039" calcext:value-type="float">
            <text:p>6808039</text:p>
          </table:table-cell>
          <table:table-cell office:value-type="float" office:value="6863086" calcext:value-type="float">
            <text:p>6863086</text:p>
          </table:table-cell>
          <table:table-cell office:value-type="float" office:value="75738" calcext:value-type="float">
            <text:p>7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1" calcext:value-type="float">
            <text:p>0.427011</text:p>
          </table:table-cell>
          <table:table-cell office:value-type="float" office:value="75954" calcext:value-type="float">
            <text:p>75954</text:p>
          </table:table-cell>
          <table:table-cell office:value-type="float" office:value="0.434411" calcext:value-type="float">
            <text:p>0.434411</text:p>
          </table:table-cell>
          <table:table-cell office:value-type="float" office:value="0.437924" calcext:value-type="float">
            <text:p>0.437924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99" calcext:value-type="float">
            <text:p>0.99</text:p>
          </table:table-cell>
          <table:table-cell office:value-type="float" office:value="90.62" calcext:value-type="float">
            <text:p>90.6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8065" calcext:value-type="float">
            <text:p>28065</text:p>
          </table:table-cell>
          <table:table-cell office:value-type="float" office:value="3922380364" calcext:value-type="float">
            <text:p>3922380364</text:p>
          </table:table-cell>
          <table:table-cell office:value-type="float" office:value="9184772177" calcext:value-type="float">
            <text:p>9184772177</text:p>
          </table:table-cell>
          <table:table-cell office:value-type="float" office:value="78401" calcext:value-type="float">
            <text:p>78401</text:p>
          </table:table-cell>
          <table:table-cell office:value-type="float" office:value="6860091" calcext:value-type="float">
            <text:p>6860091</text:p>
          </table:table-cell>
          <table:table-cell office:value-type="float" office:value="6921027" calcext:value-type="float">
            <text:p>6921027</text:p>
          </table:table-cell>
          <table:table-cell office:value-type="float" office:value="76027" calcext:value-type="float">
            <text:p>760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3" calcext:value-type="float">
            <text:p>0.427053</text:p>
          </table:table-cell>
          <table:table-cell office:value-type="float" office:value="78401" calcext:value-type="float">
            <text:p>78401</text:p>
          </table:table-cell>
          <table:table-cell office:value-type="float" office:value="0.438169" calcext:value-type="float">
            <text:p>0.438169</text:p>
          </table:table-cell>
          <table:table-cell office:value-type="float" office:value="0.442062" calcext:value-type="float">
            <text:p>0.442062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99" calcext:value-type="float">
            <text:p>0.99</text:p>
          </table:table-cell>
          <table:table-cell office:value-type="float" office:value="91.03" calcext:value-type="float">
            <text:p>91.0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8061" calcext:value-type="float">
            <text:p>28061</text:p>
          </table:table-cell>
          <table:table-cell office:value-type="float" office:value="3920173293" calcext:value-type="float">
            <text:p>3920173293</text:p>
          </table:table-cell>
          <table:table-cell office:value-type="float" office:value="9179219974" calcext:value-type="float">
            <text:p>9179219974</text:p>
          </table:table-cell>
          <table:table-cell office:value-type="float" office:value="77979" calcext:value-type="float">
            <text:p>77979</text:p>
          </table:table-cell>
          <table:table-cell office:value-type="float" office:value="6858379" calcext:value-type="float">
            <text:p>6858379</text:p>
          </table:table-cell>
          <table:table-cell office:value-type="float" office:value="6907739" calcext:value-type="float">
            <text:p>6907739</text:p>
          </table:table-cell>
          <table:table-cell office:value-type="float" office:value="67713" calcext:value-type="float">
            <text:p>67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" calcext:value-type="float">
            <text:p>0.42707</text:p>
          </table:table-cell>
          <table:table-cell office:value-type="float" office:value="77979" calcext:value-type="float">
            <text:p>77979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441213" calcext:value-type="float">
            <text:p>0.441213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99" calcext:value-type="float">
            <text:p>0.99</text:p>
          </table:table-cell>
          <table:table-cell office:value-type="float" office:value="102.01" calcext:value-type="float">
            <text:p>102.0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8058" calcext:value-type="float">
            <text:p>28058</text:p>
          </table:table-cell>
          <table:table-cell office:value-type="float" office:value="3922705609" calcext:value-type="float">
            <text:p>3922705609</text:p>
          </table:table-cell>
          <table:table-cell office:value-type="float" office:value="9182282087" calcext:value-type="float">
            <text:p>9182282087</text:p>
          </table:table-cell>
          <table:table-cell office:value-type="float" office:value="77080" calcext:value-type="float">
            <text:p>77080</text:p>
          </table:table-cell>
          <table:table-cell office:value-type="float" office:value="6886456" calcext:value-type="float">
            <text:p>6886456</text:p>
          </table:table-cell>
          <table:table-cell office:value-type="float" office:value="6940627" calcext:value-type="float">
            <text:p>6940627</text:p>
          </table:table-cell>
          <table:table-cell office:value-type="float" office:value="84634" calcext:value-type="float">
            <text:p>846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4" calcext:value-type="float">
            <text:p>0.427204</text:p>
          </table:table-cell>
          <table:table-cell office:value-type="float" office:value="77080" calcext:value-type="float">
            <text:p>77080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443314" calcext:value-type="float">
            <text:p>0.443314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99" calcext:value-type="float">
            <text:p>0.99</text:p>
          </table:table-cell>
          <table:table-cell office:value-type="float" office:value="82.01" calcext:value-type="float">
            <text:p>82.0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8060" calcext:value-type="float">
            <text:p>28060</text:p>
          </table:table-cell>
          <table:table-cell office:value-type="float" office:value="3921557470" calcext:value-type="float">
            <text:p>3921557470</text:p>
          </table:table-cell>
          <table:table-cell office:value-type="float" office:value="9180611910" calcext:value-type="float">
            <text:p>9180611910</text:p>
          </table:table-cell>
          <table:table-cell office:value-type="float" office:value="77675" calcext:value-type="float">
            <text:p>77675</text:p>
          </table:table-cell>
          <table:table-cell office:value-type="float" office:value="6866618" calcext:value-type="float">
            <text:p>6866618</text:p>
          </table:table-cell>
          <table:table-cell office:value-type="float" office:value="6927953" calcext:value-type="float">
            <text:p>6927953</text:p>
          </table:table-cell>
          <table:table-cell office:value-type="float" office:value="64030" calcext:value-type="float">
            <text:p>64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6" calcext:value-type="float">
            <text:p>0.427156</text:p>
          </table:table-cell>
          <table:table-cell office:value-type="float" office:value="77675" calcext:value-type="float">
            <text:p>77675</text:p>
          </table:table-cell>
          <table:table-cell office:value-type="float" office:value="0.438586" calcext:value-type="float">
            <text:p>0.438586</text:p>
          </table:table-cell>
          <table:table-cell office:value-type="float" office:value="0.442504" calcext:value-type="float">
            <text:p>0.442504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99" calcext:value-type="float">
            <text:p>0.99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8061" calcext:value-type="float">
            <text:p>28061</text:p>
          </table:table-cell>
          <table:table-cell office:value-type="float" office:value="3921510232" calcext:value-type="float">
            <text:p>3921510232</text:p>
          </table:table-cell>
          <table:table-cell office:value-type="float" office:value="9183334363" calcext:value-type="float">
            <text:p>9183334363</text:p>
          </table:table-cell>
          <table:table-cell office:value-type="float" office:value="78824" calcext:value-type="float">
            <text:p>78824</text:p>
          </table:table-cell>
          <table:table-cell office:value-type="float" office:value="6819320" calcext:value-type="float">
            <text:p>6819320</text:p>
          </table:table-cell>
          <table:table-cell office:value-type="float" office:value="6879737" calcext:value-type="float">
            <text:p>6879737</text:p>
          </table:table-cell>
          <table:table-cell office:value-type="float" office:value="71454" calcext:value-type="float">
            <text:p>714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5" calcext:value-type="float">
            <text:p>0.427025</text:p>
          </table:table-cell>
          <table:table-cell office:value-type="float" office:value="78824" calcext:value-type="float">
            <text:p>78824</text:p>
          </table:table-cell>
          <table:table-cell office:value-type="float" office:value="0.435565" calcext:value-type="float">
            <text:p>0.435565</text:p>
          </table:table-cell>
          <table:table-cell office:value-type="float" office:value="0.439424" calcext:value-type="float">
            <text:p>0.439424</text:p>
          </table:table-cell>
          <table:table-cell office:value-type="float" office:value="0.004564" calcext:value-type="float">
            <text:p>0.004564</text:p>
          </table:table-cell>
          <table:table-cell office:value-type="float" office:value="0.99" calcext:value-type="float">
            <text:p>0.99</text:p>
          </table:table-cell>
          <table:table-cell office:value-type="float" office:value="96.28" calcext:value-type="float">
            <text:p>96.2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8062" calcext:value-type="float">
            <text:p>28062</text:p>
          </table:table-cell>
          <table:table-cell office:value-type="float" office:value="3920846167" calcext:value-type="float">
            <text:p>3920846167</text:p>
          </table:table-cell>
          <table:table-cell office:value-type="float" office:value="9180946049" calcext:value-type="float">
            <text:p>9180946049</text:p>
          </table:table-cell>
          <table:table-cell office:value-type="float" office:value="76082" calcext:value-type="float">
            <text:p>76082</text:p>
          </table:table-cell>
          <table:table-cell office:value-type="float" office:value="6844412" calcext:value-type="float">
            <text:p>6844412</text:p>
          </table:table-cell>
          <table:table-cell office:value-type="float" office:value="6896703" calcext:value-type="float">
            <text:p>6896703</text:p>
          </table:table-cell>
          <table:table-cell office:value-type="float" office:value="58462" calcext:value-type="float">
            <text:p>5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3" calcext:value-type="float">
            <text:p>0.427063</text:p>
          </table:table-cell>
          <table:table-cell office:value-type="float" office:value="76082" calcext:value-type="float">
            <text:p>76082</text:p>
          </table:table-cell>
          <table:table-cell office:value-type="float" office:value="0.437168" calcext:value-type="float">
            <text:p>0.437168</text:p>
          </table:table-cell>
          <table:table-cell office:value-type="float" office:value="0.440508" calcext:value-type="float">
            <text:p>0.440508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99" calcext:value-type="float">
            <text:p>0.99</text:p>
          </table:table-cell>
          <table:table-cell office:value-type="float" office:value="117.97" calcext:value-type="float">
            <text:p>117.9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8060" calcext:value-type="float">
            <text:p>28060</text:p>
          </table:table-cell>
          <table:table-cell office:value-type="float" office:value="3921220375" calcext:value-type="float">
            <text:p>3921220375</text:p>
          </table:table-cell>
          <table:table-cell office:value-type="float" office:value="9180970845" calcext:value-type="float">
            <text:p>9180970845</text:p>
          </table:table-cell>
          <table:table-cell office:value-type="float" office:value="78413" calcext:value-type="float">
            <text:p>78413</text:p>
          </table:table-cell>
          <table:table-cell office:value-type="float" office:value="6823944" calcext:value-type="float">
            <text:p>6823944</text:p>
          </table:table-cell>
          <table:table-cell office:value-type="float" office:value="6880090" calcext:value-type="float">
            <text:p>6880090</text:p>
          </table:table-cell>
          <table:table-cell office:value-type="float" office:value="35630" calcext:value-type="float">
            <text:p>356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3" calcext:value-type="float">
            <text:p>0.427103</text:p>
          </table:table-cell>
          <table:table-cell office:value-type="float" office:value="78413" calcext:value-type="float">
            <text:p>78413</text:p>
          </table:table-cell>
          <table:table-cell office:value-type="float" office:value="0.435426" calcext:value-type="float">
            <text:p>0.435426</text:p>
          </table:table-cell>
          <table:table-cell office:value-type="float" office:value="0.439009" calcext:value-type="float">
            <text:p>0.439009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99" calcext:value-type="float">
            <text:p>0.99</text:p>
          </table:table-cell>
          <table:table-cell office:value-type="float" office:value="193.1" calcext:value-type="float">
            <text:p>193.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8061" calcext:value-type="float">
            <text:p>28061</text:p>
          </table:table-cell>
          <table:table-cell office:value-type="float" office:value="3921108838" calcext:value-type="float">
            <text:p>3921108838</text:p>
          </table:table-cell>
          <table:table-cell office:value-type="float" office:value="9180879347" calcext:value-type="float">
            <text:p>9180879347</text:p>
          </table:table-cell>
          <table:table-cell office:value-type="float" office:value="77511" calcext:value-type="float">
            <text:p>77511</text:p>
          </table:table-cell>
          <table:table-cell office:value-type="float" office:value="6851658" calcext:value-type="float">
            <text:p>6851658</text:p>
          </table:table-cell>
          <table:table-cell office:value-type="float" office:value="6908452" calcext:value-type="float">
            <text:p>6908452</text:p>
          </table:table-cell>
          <table:table-cell office:value-type="float" office:value="64072" calcext:value-type="float">
            <text:p>6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5" calcext:value-type="float">
            <text:p>0.427095</text:p>
          </table:table-cell>
          <table:table-cell office:value-type="float" office:value="77511" calcext:value-type="float">
            <text:p>77511</text:p>
          </table:table-cell>
          <table:table-cell office:value-type="float" office:value="0.437195" calcext:value-type="float">
            <text:p>0.437195</text:p>
          </table:table-cell>
          <table:table-cell office:value-type="float" office:value="0.440818" calcext:value-type="float">
            <text:p>0.440818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99" calcext:value-type="float">
            <text:p>0.99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29067" calcext:value-type="float">
            <text:p>29067</text:p>
          </table:table-cell>
          <table:table-cell office:value-type="float" office:value="3923591842" calcext:value-type="float">
            <text:p>3923591842</text:p>
          </table:table-cell>
          <table:table-cell office:value-type="float" office:value="9183538661" calcext:value-type="float">
            <text:p>9183538661</text:p>
          </table:table-cell>
          <table:table-cell office:value-type="float" office:value="78024" calcext:value-type="float">
            <text:p>78024</text:p>
          </table:table-cell>
          <table:table-cell office:value-type="float" office:value="6871430" calcext:value-type="float">
            <text:p>6871430</text:p>
          </table:table-cell>
          <table:table-cell office:value-type="float" office:value="6925486" calcext:value-type="float">
            <text:p>6925486</text:p>
          </table:table-cell>
          <table:table-cell office:value-type="float" office:value="60642" calcext:value-type="float">
            <text:p>606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2" calcext:value-type="float">
            <text:p>0.427242</text:p>
          </table:table-cell>
          <table:table-cell office:value-type="float" office:value="78024" calcext:value-type="float">
            <text:p>78024</text:p>
          </table:table-cell>
          <table:table-cell office:value-type="float" office:value="0.438894" calcext:value-type="float">
            <text:p>0.438894</text:p>
          </table:table-cell>
          <table:table-cell office:value-type="float" office:value="0.442346" calcext:value-type="float">
            <text:p>0.442346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99" calcext:value-type="float">
            <text:p>0.99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29064" calcext:value-type="float">
            <text:p>29064</text:p>
          </table:table-cell>
          <table:table-cell office:value-type="float" office:value="3922116919" calcext:value-type="float">
            <text:p>3922116919</text:p>
          </table:table-cell>
          <table:table-cell office:value-type="float" office:value="9179690422" calcext:value-type="float">
            <text:p>9179690422</text:p>
          </table:table-cell>
          <table:table-cell office:value-type="float" office:value="78233" calcext:value-type="float">
            <text:p>78233</text:p>
          </table:table-cell>
          <table:table-cell office:value-type="float" office:value="6915955" calcext:value-type="float">
            <text:p>6915955</text:p>
          </table:table-cell>
          <table:table-cell office:value-type="float" office:value="6969729" calcext:value-type="float">
            <text:p>6969729</text:p>
          </table:table-cell>
          <table:table-cell office:value-type="float" office:value="62937" calcext:value-type="float">
            <text:p>6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78233" calcext:value-type="float">
            <text:p>78233</text:p>
          </table:table-cell>
          <table:table-cell office:value-type="float" office:value="0.441297" calcext:value-type="float">
            <text:p>0.441297</text:p>
          </table:table-cell>
          <table:table-cell office:value-type="float" office:value="0.444728" calcext:value-type="float">
            <text:p>0.444728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99" calcext:value-type="float">
            <text:p>0.99</text:p>
          </table:table-cell>
          <table:table-cell office:value-type="float" office:value="110.74" calcext:value-type="float">
            <text:p>110.7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29060" calcext:value-type="float">
            <text:p>29060</text:p>
          </table:table-cell>
          <table:table-cell office:value-type="float" office:value="3922679839" calcext:value-type="float">
            <text:p>3922679839</text:p>
          </table:table-cell>
          <table:table-cell office:value-type="float" office:value="9183643517" calcext:value-type="float">
            <text:p>9183643517</text:p>
          </table:table-cell>
          <table:table-cell office:value-type="float" office:value="78253" calcext:value-type="float">
            <text:p>78253</text:p>
          </table:table-cell>
          <table:table-cell office:value-type="float" office:value="6835397" calcext:value-type="float">
            <text:p>6835397</text:p>
          </table:table-cell>
          <table:table-cell office:value-type="float" office:value="6892003" calcext:value-type="float">
            <text:p>6892003</text:p>
          </table:table-cell>
          <table:table-cell office:value-type="float" office:value="113655" calcext:value-type="float">
            <text:p>1136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8" calcext:value-type="float">
            <text:p>0.427138</text:p>
          </table:table-cell>
          <table:table-cell office:value-type="float" office:value="78253" calcext:value-type="float">
            <text:p>78253</text:p>
          </table:table-cell>
          <table:table-cell office:value-type="float" office:value="0.436592" calcext:value-type="float">
            <text:p>0.436592</text:p>
          </table:table-cell>
          <table:table-cell office:value-type="float" office:value="0.440208" calcext:value-type="float">
            <text:p>0.440208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0.99" calcext:value-type="float">
            <text:p>0.99</text:p>
          </table:table-cell>
          <table:table-cell office:value-type="float" office:value="60.64" calcext:value-type="float">
            <text:p>60.6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29062" calcext:value-type="float">
            <text:p>29062</text:p>
          </table:table-cell>
          <table:table-cell office:value-type="float" office:value="3921625563" calcext:value-type="float">
            <text:p>3921625563</text:p>
          </table:table-cell>
          <table:table-cell office:value-type="float" office:value="9180867660" calcext:value-type="float">
            <text:p>9180867660</text:p>
          </table:table-cell>
          <table:table-cell office:value-type="float" office:value="76334" calcext:value-type="float">
            <text:p>76334</text:p>
          </table:table-cell>
          <table:table-cell office:value-type="float" office:value="6845281" calcext:value-type="float">
            <text:p>6845281</text:p>
          </table:table-cell>
          <table:table-cell office:value-type="float" office:value="6897778" calcext:value-type="float">
            <text:p>6897778</text:p>
          </table:table-cell>
          <table:table-cell office:value-type="float" office:value="110856" calcext:value-type="float">
            <text:p>11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2" calcext:value-type="float">
            <text:p>0.427152</text:p>
          </table:table-cell>
          <table:table-cell office:value-type="float" office:value="76334" calcext:value-type="float">
            <text:p>76334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.440577" calcext:value-type="float">
            <text:p>0.440577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0.99" calcext:value-type="float">
            <text:p>0.99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29063" calcext:value-type="float">
            <text:p>29063</text:p>
          </table:table-cell>
          <table:table-cell office:value-type="float" office:value="3922015089" calcext:value-type="float">
            <text:p>3922015089</text:p>
          </table:table-cell>
          <table:table-cell office:value-type="float" office:value="9181962023" calcext:value-type="float">
            <text:p>9181962023</text:p>
          </table:table-cell>
          <table:table-cell office:value-type="float" office:value="80119" calcext:value-type="float">
            <text:p>80119</text:p>
          </table:table-cell>
          <table:table-cell office:value-type="float" office:value="6816483" calcext:value-type="float">
            <text:p>6816483</text:p>
          </table:table-cell>
          <table:table-cell office:value-type="float" office:value="6873505" calcext:value-type="float">
            <text:p>6873505</text:p>
          </table:table-cell>
          <table:table-cell office:value-type="float" office:value="37841" calcext:value-type="float">
            <text:p>378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3" calcext:value-type="float">
            <text:p>0.427143</text:p>
          </table:table-cell>
          <table:table-cell office:value-type="float" office:value="80119" calcext:value-type="float">
            <text:p>80119</text:p>
          </table:table-cell>
          <table:table-cell office:value-type="float" office:value="0.435384" calcext:value-type="float">
            <text:p>0.435384</text:p>
          </table:table-cell>
          <table:table-cell office:value-type="float" office:value="0.439026" calcext:value-type="float">
            <text:p>0.439026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99" calcext:value-type="float">
            <text:p>0.99</text:p>
          </table:table-cell>
          <table:table-cell office:value-type="float" office:value="181.64" calcext:value-type="float">
            <text:p>181.6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29064" calcext:value-type="float">
            <text:p>29064</text:p>
          </table:table-cell>
          <table:table-cell office:value-type="float" office:value="3921814444" calcext:value-type="float">
            <text:p>3921814444</text:p>
          </table:table-cell>
          <table:table-cell office:value-type="float" office:value="9180629155" calcext:value-type="float">
            <text:p>9180629155</text:p>
          </table:table-cell>
          <table:table-cell office:value-type="float" office:value="78315" calcext:value-type="float">
            <text:p>78315</text:p>
          </table:table-cell>
          <table:table-cell office:value-type="float" office:value="6844029" calcext:value-type="float">
            <text:p>6844029</text:p>
          </table:table-cell>
          <table:table-cell office:value-type="float" office:value="6900309" calcext:value-type="float">
            <text:p>6900309</text:p>
          </table:table-cell>
          <table:table-cell office:value-type="float" office:value="62662" calcext:value-type="float">
            <text:p>62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4" calcext:value-type="float">
            <text:p>0.427184</text:p>
          </table:table-cell>
          <table:table-cell office:value-type="float" office:value="78315" calcext:value-type="float">
            <text:p>78315</text:p>
          </table:table-cell>
          <table:table-cell office:value-type="float" office:value="0.437144" calcext:value-type="float">
            <text:p>0.437144</text:p>
          </table:table-cell>
          <table:table-cell office:value-type="float" office:value="0.440738" calcext:value-type="float">
            <text:p>0.440738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99" calcext:value-type="float">
            <text:p>0.99</text:p>
          </table:table-cell>
          <table:table-cell office:value-type="float" office:value="110.12" calcext:value-type="float">
            <text:p>110.1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9062" calcext:value-type="float">
            <text:p>29062</text:p>
          </table:table-cell>
          <table:table-cell office:value-type="float" office:value="3921481774" calcext:value-type="float">
            <text:p>3921481774</text:p>
          </table:table-cell>
          <table:table-cell office:value-type="float" office:value="9182024686" calcext:value-type="float">
            <text:p>9182024686</text:p>
          </table:table-cell>
          <table:table-cell office:value-type="float" office:value="80433" calcext:value-type="float">
            <text:p>80433</text:p>
          </table:table-cell>
          <table:table-cell office:value-type="float" office:value="6850270" calcext:value-type="float">
            <text:p>6850270</text:p>
          </table:table-cell>
          <table:table-cell office:value-type="float" office:value="6906710" calcext:value-type="float">
            <text:p>6906710</text:p>
          </table:table-cell>
          <table:table-cell office:value-type="float" office:value="82811" calcext:value-type="float">
            <text:p>828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2" calcext:value-type="float">
            <text:p>0.427082</text:p>
          </table:table-cell>
          <table:table-cell office:value-type="float" office:value="80433" calcext:value-type="float">
            <text:p>80433</text:p>
          </table:table-cell>
          <table:table-cell office:value-type="float" office:value="0.437542" calcext:value-type="float">
            <text:p>0.437542</text:p>
          </table:table-cell>
          <table:table-cell office:value-type="float" office:value="0.441147" calcext:value-type="float">
            <text:p>0.441147</text:p>
          </table:table-cell>
          <table:table-cell office:value-type="float" office:value="0.005289" calcext:value-type="float">
            <text:p>0.005289</text:p>
          </table:table-cell>
          <table:table-cell office:value-type="float" office:value="0.99" calcext:value-type="float">
            <text:p>0.99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29063" calcext:value-type="float">
            <text:p>29063</text:p>
          </table:table-cell>
          <table:table-cell office:value-type="float" office:value="3921392954" calcext:value-type="float">
            <text:p>3921392954</text:p>
          </table:table-cell>
          <table:table-cell office:value-type="float" office:value="9179470507" calcext:value-type="float">
            <text:p>9179470507</text:p>
          </table:table-cell>
          <table:table-cell office:value-type="float" office:value="77461" calcext:value-type="float">
            <text:p>77461</text:p>
          </table:table-cell>
          <table:table-cell office:value-type="float" office:value="6867286" calcext:value-type="float">
            <text:p>6867286</text:p>
          </table:table-cell>
          <table:table-cell office:value-type="float" office:value="6923288" calcext:value-type="float">
            <text:p>6923288</text:p>
          </table:table-cell>
          <table:table-cell office:value-type="float" office:value="44046" calcext:value-type="float">
            <text:p>44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2" calcext:value-type="float">
            <text:p>0.427192</text:p>
          </table:table-cell>
          <table:table-cell office:value-type="float" office:value="77461" calcext:value-type="float">
            <text:p>77461</text:p>
          </table:table-cell>
          <table:table-cell office:value-type="float" office:value="0.438629" calcext:value-type="float">
            <text:p>0.438629</text:p>
          </table:table-cell>
          <table:table-cell office:value-type="float" office:value="0.442206" calcext:value-type="float">
            <text:p>0.442206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99" calcext:value-type="float">
            <text:p>0.99</text:p>
          </table:table-cell>
          <table:table-cell office:value-type="float" office:value="157.18" calcext:value-type="float">
            <text:p>157.1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0069" calcext:value-type="float">
            <text:p>30069</text:p>
          </table:table-cell>
          <table:table-cell office:value-type="float" office:value="3922359612" calcext:value-type="float">
            <text:p>3922359612</text:p>
          </table:table-cell>
          <table:table-cell office:value-type="float" office:value="9182950704" calcext:value-type="float">
            <text:p>9182950704</text:p>
          </table:table-cell>
          <table:table-cell office:value-type="float" office:value="78045" calcext:value-type="float">
            <text:p>78045</text:p>
          </table:table-cell>
          <table:table-cell office:value-type="float" office:value="6849756" calcext:value-type="float">
            <text:p>6849756</text:p>
          </table:table-cell>
          <table:table-cell office:value-type="float" office:value="6902508" calcext:value-type="float">
            <text:p>6902508</text:p>
          </table:table-cell>
          <table:table-cell office:value-type="float" office:value="74371" calcext:value-type="float">
            <text:p>7437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78045" calcext:value-type="float">
            <text:p>78045</text:p>
          </table:table-cell>
          <table:table-cell office:value-type="float" office:value="0.437509" calcext:value-type="float">
            <text:p>0.437509</text:p>
          </table:table-cell>
          <table:table-cell office:value-type="float" office:value="0.440879" calcext:value-type="float">
            <text:p>0.440879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99" calcext:value-type="float">
            <text:p>0.99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0066" calcext:value-type="float">
            <text:p>30066</text:p>
          </table:table-cell>
          <table:table-cell office:value-type="float" office:value="3922173175" calcext:value-type="float">
            <text:p>3922173175</text:p>
          </table:table-cell>
          <table:table-cell office:value-type="float" office:value="9180810413" calcext:value-type="float">
            <text:p>9180810413</text:p>
          </table:table-cell>
          <table:table-cell office:value-type="float" office:value="77443" calcext:value-type="float">
            <text:p>77443</text:p>
          </table:table-cell>
          <table:table-cell office:value-type="float" office:value="6869900" calcext:value-type="float">
            <text:p>6869900</text:p>
          </table:table-cell>
          <table:table-cell office:value-type="float" office:value="6928628" calcext:value-type="float">
            <text:p>6928628</text:p>
          </table:table-cell>
          <table:table-cell office:value-type="float" office:value="43055" calcext:value-type="float">
            <text:p>43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4" calcext:value-type="float">
            <text:p>0.427214</text:p>
          </table:table-cell>
          <table:table-cell office:value-type="float" office:value="77443" calcext:value-type="float">
            <text:p>77443</text:p>
          </table:table-cell>
          <table:table-cell office:value-type="float" office:value="0.438796" calcext:value-type="float">
            <text:p>0.438796</text:p>
          </table:table-cell>
          <table:table-cell office:value-type="float" office:value="0.442547" calcext:value-type="float">
            <text:p>0.442547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99" calcext:value-type="float">
            <text:p>0.99</text:p>
          </table:table-cell>
          <table:table-cell office:value-type="float" office:value="160.93" calcext:value-type="float">
            <text:p>160.9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0062" calcext:value-type="float">
            <text:p>30062</text:p>
          </table:table-cell>
          <table:table-cell office:value-type="float" office:value="3920476171" calcext:value-type="float">
            <text:p>3920476171</text:p>
          </table:table-cell>
          <table:table-cell office:value-type="float" office:value="9182344390" calcext:value-type="float">
            <text:p>9182344390</text:p>
          </table:table-cell>
          <table:table-cell office:value-type="float" office:value="74944" calcext:value-type="float">
            <text:p>74944</text:p>
          </table:table-cell>
          <table:table-cell office:value-type="float" office:value="6811132" calcext:value-type="float">
            <text:p>6811132</text:p>
          </table:table-cell>
          <table:table-cell office:value-type="float" office:value="6867620" calcext:value-type="float">
            <text:p>6867620</text:p>
          </table:table-cell>
          <table:table-cell office:value-type="float" office:value="99540" calcext:value-type="float">
            <text:p>995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8" calcext:value-type="float">
            <text:p>0.426958</text:p>
          </table:table-cell>
          <table:table-cell office:value-type="float" office:value="74944" calcext:value-type="float">
            <text:p>74944</text:p>
          </table:table-cell>
          <table:table-cell office:value-type="float" office:value="0.435042" calcext:value-type="float">
            <text:p>0.435042</text:p>
          </table:table-cell>
          <table:table-cell office:value-type="float" office:value="0.43865" calcext:value-type="float">
            <text:p>0.43865</text:p>
          </table:table-cell>
          <table:table-cell office:value-type="float" office:value="0.006358" calcext:value-type="float">
            <text:p>0.006358</text:p>
          </table:table-cell>
          <table:table-cell office:value-type="float" office:value="0.99" calcext:value-type="float">
            <text:p>0.99</text:p>
          </table:table-cell>
          <table:table-cell office:value-type="float" office:value="68.99" calcext:value-type="float">
            <text:p>68.9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0064" calcext:value-type="float">
            <text:p>30064</text:p>
          </table:table-cell>
          <table:table-cell office:value-type="float" office:value="3921092768" calcext:value-type="float">
            <text:p>3921092768</text:p>
          </table:table-cell>
          <table:table-cell office:value-type="float" office:value="9180745023" calcext:value-type="float">
            <text:p>9180745023</text:p>
          </table:table-cell>
          <table:table-cell office:value-type="float" office:value="76594" calcext:value-type="float">
            <text:p>76594</text:p>
          </table:table-cell>
          <table:table-cell office:value-type="float" office:value="6821112" calcext:value-type="float">
            <text:p>6821112</text:p>
          </table:table-cell>
          <table:table-cell office:value-type="float" office:value="6880243" calcext:value-type="float">
            <text:p>6880243</text:p>
          </table:table-cell>
          <table:table-cell office:value-type="float" office:value="69120" calcext:value-type="float">
            <text:p>69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" calcext:value-type="float">
            <text:p>0.4271</text:p>
          </table:table-cell>
          <table:table-cell office:value-type="float" office:value="76594" calcext:value-type="float">
            <text:p>76594</text:p>
          </table:table-cell>
          <table:table-cell office:value-type="float" office:value="0.43568" calcext:value-type="float">
            <text:p>0.43568</text:p>
          </table:table-cell>
          <table:table-cell office:value-type="float" office:value="0.439457" calcext:value-type="float">
            <text:p>0.439457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99" calcext:value-type="float">
            <text:p>0.99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0065" calcext:value-type="float">
            <text:p>30065</text:p>
          </table:table-cell>
          <table:table-cell office:value-type="float" office:value="3924559813" calcext:value-type="float">
            <text:p>3924559813</text:p>
          </table:table-cell>
          <table:table-cell office:value-type="float" office:value="9184234641" calcext:value-type="float">
            <text:p>9184234641</text:p>
          </table:table-cell>
          <table:table-cell office:value-type="float" office:value="81640" calcext:value-type="float">
            <text:p>81640</text:p>
          </table:table-cell>
          <table:table-cell office:value-type="float" office:value="6921160" calcext:value-type="float">
            <text:p>6921160</text:p>
          </table:table-cell>
          <table:table-cell office:value-type="float" office:value="6971352" calcext:value-type="float">
            <text:p>6971352</text:p>
          </table:table-cell>
          <table:table-cell office:value-type="float" office:value="72534" calcext:value-type="float">
            <text:p>725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15" calcext:value-type="float">
            <text:p>0.427315</text:p>
          </table:table-cell>
          <table:table-cell office:value-type="float" office:value="81640" calcext:value-type="float">
            <text:p>81640</text:p>
          </table:table-cell>
          <table:table-cell office:value-type="float" office:value="0.44207" calcext:value-type="float">
            <text:p>0.44207</text:p>
          </table:table-cell>
          <table:table-cell office:value-type="float" office:value="0.445276" calcext:value-type="float">
            <text:p>0.445276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99" calcext:value-type="float">
            <text:p>0.99</text:p>
          </table:table-cell>
          <table:table-cell office:value-type="float" office:value="96.11" calcext:value-type="float">
            <text:p>96.1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0066" calcext:value-type="float">
            <text:p>30066</text:p>
          </table:table-cell>
          <table:table-cell office:value-type="float" office:value="3920671468" calcext:value-type="float">
            <text:p>3920671468</text:p>
          </table:table-cell>
          <table:table-cell office:value-type="float" office:value="9179858060" calcext:value-type="float">
            <text:p>9179858060</text:p>
          </table:table-cell>
          <table:table-cell office:value-type="float" office:value="76574" calcext:value-type="float">
            <text:p>76574</text:p>
          </table:table-cell>
          <table:table-cell office:value-type="float" office:value="6869788" calcext:value-type="float">
            <text:p>6869788</text:p>
          </table:table-cell>
          <table:table-cell office:value-type="float" office:value="6926364" calcext:value-type="float">
            <text:p>6926364</text:p>
          </table:table-cell>
          <table:table-cell office:value-type="float" office:value="69900" calcext:value-type="float">
            <text:p>69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5" calcext:value-type="float">
            <text:p>0.427095</text:p>
          </table:table-cell>
          <table:table-cell office:value-type="float" office:value="76574" calcext:value-type="float">
            <text:p>76574</text:p>
          </table:table-cell>
          <table:table-cell office:value-type="float" office:value="0.438789" calcext:value-type="float">
            <text:p>0.438789</text:p>
          </table:table-cell>
          <table:table-cell office:value-type="float" office:value="0.442402" calcext:value-type="float">
            <text:p>0.442402</text:p>
          </table:table-cell>
          <table:table-cell office:value-type="float" office:value="0.004465" calcext:value-type="float">
            <text:p>0.004465</text:p>
          </table:table-cell>
          <table:table-cell office:value-type="float" office:value="0.99" calcext:value-type="float">
            <text:p>0.99</text:p>
          </table:table-cell>
          <table:table-cell office:value-type="float" office:value="99.09" calcext:value-type="float">
            <text:p>99.0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0064" calcext:value-type="float">
            <text:p>30064</text:p>
          </table:table-cell>
          <table:table-cell office:value-type="float" office:value="3920499212" calcext:value-type="float">
            <text:p>3920499212</text:p>
          </table:table-cell>
          <table:table-cell office:value-type="float" office:value="9182133058" calcext:value-type="float">
            <text:p>9182133058</text:p>
          </table:table-cell>
          <table:table-cell office:value-type="float" office:value="79313" calcext:value-type="float">
            <text:p>79313</text:p>
          </table:table-cell>
          <table:table-cell office:value-type="float" office:value="6807505" calcext:value-type="float">
            <text:p>6807505</text:p>
          </table:table-cell>
          <table:table-cell office:value-type="float" office:value="6865229" calcext:value-type="float">
            <text:p>6865229</text:p>
          </table:table-cell>
          <table:table-cell office:value-type="float" office:value="81250" calcext:value-type="float">
            <text:p>812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" calcext:value-type="float">
            <text:p>0.42697</text:p>
          </table:table-cell>
          <table:table-cell office:value-type="float" office:value="79313" calcext:value-type="float">
            <text:p>79313</text:p>
          </table:table-cell>
          <table:table-cell office:value-type="float" office:value="0.434811" calcext:value-type="float">
            <text:p>0.434811</text:p>
          </table:table-cell>
          <table:table-cell office:value-type="float" office:value="0.438498" calcext:value-type="float">
            <text:p>0.438498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99" calcext:value-type="float">
            <text:p>0.99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0065" calcext:value-type="float">
            <text:p>30065</text:p>
          </table:table-cell>
          <table:table-cell office:value-type="float" office:value="3918817149" calcext:value-type="float">
            <text:p>3918817149</text:p>
          </table:table-cell>
          <table:table-cell office:value-type="float" office:value="9178501755" calcext:value-type="float">
            <text:p>9178501755</text:p>
          </table:table-cell>
          <table:table-cell office:value-type="float" office:value="76155" calcext:value-type="float">
            <text:p>76155</text:p>
          </table:table-cell>
          <table:table-cell office:value-type="float" office:value="6809167" calcext:value-type="float">
            <text:p>6809167</text:p>
          </table:table-cell>
          <table:table-cell office:value-type="float" office:value="6867727" calcext:value-type="float">
            <text:p>6867727</text:p>
          </table:table-cell>
          <table:table-cell office:value-type="float" office:value="77894" calcext:value-type="float">
            <text:p>7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6" calcext:value-type="float">
            <text:p>0.426956</text:p>
          </table:table-cell>
          <table:table-cell office:value-type="float" office:value="76155" calcext:value-type="float">
            <text:p>76155</text:p>
          </table:table-cell>
          <table:table-cell office:value-type="float" office:value="0.434917" calcext:value-type="float">
            <text:p>0.434917</text:p>
          </table:table-cell>
          <table:table-cell office:value-type="float" office:value="0.438657" calcext:value-type="float">
            <text:p>0.438657</text:p>
          </table:table-cell>
          <table:table-cell office:value-type="float" office:value="0.004975" calcext:value-type="float">
            <text:p>0.004975</text:p>
          </table:table-cell>
          <table:table-cell office:value-type="float" office:value="0.99" calcext:value-type="float">
            <text:p>0.99</text:p>
          </table:table-cell>
          <table:table-cell office:value-type="float" office:value="88.17" calcext:value-type="float">
            <text:p>88.1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1071" calcext:value-type="float">
            <text:p>31071</text:p>
          </table:table-cell>
          <table:table-cell office:value-type="float" office:value="3920548822" calcext:value-type="float">
            <text:p>3920548822</text:p>
          </table:table-cell>
          <table:table-cell office:value-type="float" office:value="9178570001" calcext:value-type="float">
            <text:p>9178570001</text:p>
          </table:table-cell>
          <table:table-cell office:value-type="float" office:value="79635" calcext:value-type="float">
            <text:p>79635</text:p>
          </table:table-cell>
          <table:table-cell office:value-type="float" office:value="6815873" calcext:value-type="float">
            <text:p>6815873</text:p>
          </table:table-cell>
          <table:table-cell office:value-type="float" office:value="6876898" calcext:value-type="float">
            <text:p>6876898</text:p>
          </table:table-cell>
          <table:table-cell office:value-type="float" office:value="41608" calcext:value-type="float">
            <text:p>416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2" calcext:value-type="float">
            <text:p>0.427142</text:p>
          </table:table-cell>
          <table:table-cell office:value-type="float" office:value="79635" calcext:value-type="float">
            <text:p>79635</text:p>
          </table:table-cell>
          <table:table-cell office:value-type="float" office:value="0.435345" calcext:value-type="float">
            <text:p>0.435345</text:p>
          </table:table-cell>
          <table:table-cell office:value-type="float" office:value="0.439243" calcext:value-type="float">
            <text:p>0.439243</text:p>
          </table:table-cell>
          <table:table-cell office:value-type="float" office:value="0.002658" calcext:value-type="float">
            <text:p>0.002658</text:p>
          </table:table-cell>
          <table:table-cell office:value-type="float" office:value="0.99" calcext:value-type="float">
            <text:p>0.99</text:p>
          </table:table-cell>
          <table:table-cell office:value-type="float" office:value="165.28" calcext:value-type="float">
            <text:p>165.2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1068" calcext:value-type="float">
            <text:p>31068</text:p>
          </table:table-cell>
          <table:table-cell office:value-type="float" office:value="3919769160" calcext:value-type="float">
            <text:p>3919769160</text:p>
          </table:table-cell>
          <table:table-cell office:value-type="float" office:value="9174770808" calcext:value-type="float">
            <text:p>9174770808</text:p>
          </table:table-cell>
          <table:table-cell office:value-type="float" office:value="77936" calcext:value-type="float">
            <text:p>77936</text:p>
          </table:table-cell>
          <table:table-cell office:value-type="float" office:value="6907598" calcext:value-type="float">
            <text:p>6907598</text:p>
          </table:table-cell>
          <table:table-cell office:value-type="float" office:value="6961438" calcext:value-type="float">
            <text:p>6961438</text:p>
          </table:table-cell>
          <table:table-cell office:value-type="float" office:value="66595" calcext:value-type="float">
            <text:p>6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3" calcext:value-type="float">
            <text:p>0.427233</text:p>
          </table:table-cell>
          <table:table-cell office:value-type="float" office:value="77936" calcext:value-type="float">
            <text:p>77936</text:p>
          </table:table-cell>
          <table:table-cell office:value-type="float" office:value="0.441204" calcext:value-type="float">
            <text:p>0.441204</text:p>
          </table:table-cell>
          <table:table-cell office:value-type="float" office:value="0.444643" calcext:value-type="float">
            <text:p>0.444643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99" calcext:value-type="float">
            <text:p>0.99</text:p>
          </table:table-cell>
          <table:table-cell office:value-type="float" office:value="104.53" calcext:value-type="float">
            <text:p>104.5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1064" calcext:value-type="float">
            <text:p>31064</text:p>
          </table:table-cell>
          <table:table-cell office:value-type="float" office:value="3921485062" calcext:value-type="float">
            <text:p>3921485062</text:p>
          </table:table-cell>
          <table:table-cell office:value-type="float" office:value="9182987731" calcext:value-type="float">
            <text:p>9182987731</text:p>
          </table:table-cell>
          <table:table-cell office:value-type="float" office:value="76308" calcext:value-type="float">
            <text:p>76308</text:p>
          </table:table-cell>
          <table:table-cell office:value-type="float" office:value="6814032" calcext:value-type="float">
            <text:p>6814032</text:p>
          </table:table-cell>
          <table:table-cell office:value-type="float" office:value="6867627" calcext:value-type="float">
            <text:p>6867627</text:p>
          </table:table-cell>
          <table:table-cell office:value-type="float" office:value="81083" calcext:value-type="float">
            <text:p>810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8" calcext:value-type="float">
            <text:p>0.427038</text:p>
          </table:table-cell>
          <table:table-cell office:value-type="float" office:value="76308" calcext:value-type="float">
            <text:p>76308</text:p>
          </table:table-cell>
          <table:table-cell office:value-type="float" office:value="0.435228" calcext:value-type="float">
            <text:p>0.435228</text:p>
          </table:table-cell>
          <table:table-cell office:value-type="float" office:value="0.438651" calcext:value-type="float">
            <text:p>0.438651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99" calcext:value-type="float">
            <text:p>0.99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1066" calcext:value-type="float">
            <text:p>31066</text:p>
          </table:table-cell>
          <table:table-cell office:value-type="float" office:value="3916879022" calcext:value-type="float">
            <text:p>3916879022</text:p>
          </table:table-cell>
          <table:table-cell office:value-type="float" office:value="9171198976" calcext:value-type="float">
            <text:p>9171198976</text:p>
          </table:table-cell>
          <table:table-cell office:value-type="float" office:value="76368" calcext:value-type="float">
            <text:p>76368</text:p>
          </table:table-cell>
          <table:table-cell office:value-type="float" office:value="6823122" calcext:value-type="float">
            <text:p>6823122</text:p>
          </table:table-cell>
          <table:table-cell office:value-type="float" office:value="6880059" calcext:value-type="float">
            <text:p>6880059</text:p>
          </table:table-cell>
          <table:table-cell office:value-type="float" office:value="62949" calcext:value-type="float">
            <text:p>62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5" calcext:value-type="float">
            <text:p>0.427085</text:p>
          </table:table-cell>
          <table:table-cell office:value-type="float" office:value="76368" calcext:value-type="float">
            <text:p>76368</text:p>
          </table:table-cell>
          <table:table-cell office:value-type="float" office:value="0.435808" calcext:value-type="float">
            <text:p>0.435808</text:p>
          </table:table-cell>
          <table:table-cell office:value-type="float" office:value="0.439445" calcext:value-type="float">
            <text:p>0.439445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99" calcext:value-type="float">
            <text:p>0.99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1068" calcext:value-type="float">
            <text:p>31068</text:p>
          </table:table-cell>
          <table:table-cell office:value-type="float" office:value="3923276923" calcext:value-type="float">
            <text:p>3923276923</text:p>
          </table:table-cell>
          <table:table-cell office:value-type="float" office:value="9184613937" calcext:value-type="float">
            <text:p>9184613937</text:p>
          </table:table-cell>
          <table:table-cell office:value-type="float" office:value="80285" calcext:value-type="float">
            <text:p>80285</text:p>
          </table:table-cell>
          <table:table-cell office:value-type="float" office:value="6838149" calcext:value-type="float">
            <text:p>6838149</text:p>
          </table:table-cell>
          <table:table-cell office:value-type="float" office:value="6889435" calcext:value-type="float">
            <text:p>6889435</text:p>
          </table:table-cell>
          <table:table-cell office:value-type="float" office:value="57724" calcext:value-type="float">
            <text:p>577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7" calcext:value-type="float">
            <text:p>0.427157</text:p>
          </table:table-cell>
          <table:table-cell office:value-type="float" office:value="80285" calcext:value-type="float">
            <text:p>80285</text:p>
          </table:table-cell>
          <table:table-cell office:value-type="float" office:value="0.436333" calcext:value-type="float">
            <text:p>0.436333</text:p>
          </table:table-cell>
          <table:table-cell office:value-type="float" office:value="0.439605" calcext:value-type="float">
            <text:p>0.439605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99" calcext:value-type="float">
            <text:p>0.99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1069" calcext:value-type="float">
            <text:p>31069</text:p>
          </table:table-cell>
          <table:table-cell office:value-type="float" office:value="3921873436" calcext:value-type="float">
            <text:p>3921873436</text:p>
          </table:table-cell>
          <table:table-cell office:value-type="float" office:value="9181657951" calcext:value-type="float">
            <text:p>9181657951</text:p>
          </table:table-cell>
          <table:table-cell office:value-type="float" office:value="78868" calcext:value-type="float">
            <text:p>78868</text:p>
          </table:table-cell>
          <table:table-cell office:value-type="float" office:value="6816458" calcext:value-type="float">
            <text:p>6816458</text:p>
          </table:table-cell>
          <table:table-cell office:value-type="float" office:value="6870605" calcext:value-type="float">
            <text:p>6870605</text:p>
          </table:table-cell>
          <table:table-cell office:value-type="float" office:value="67082" calcext:value-type="float">
            <text:p>6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2" calcext:value-type="float">
            <text:p>0.427142</text:p>
          </table:table-cell>
          <table:table-cell office:value-type="float" office:value="78868" calcext:value-type="float">
            <text:p>78868</text:p>
          </table:table-cell>
          <table:table-cell office:value-type="float" office:value="0.434948" calcext:value-type="float">
            <text:p>0.434948</text:p>
          </table:table-cell>
          <table:table-cell office:value-type="float" office:value="0.438404" calcext:value-type="float">
            <text:p>0.438404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99" calcext:value-type="float">
            <text:p>0.99</text:p>
          </table:table-cell>
          <table:table-cell office:value-type="float" office:value="102.42" calcext:value-type="float">
            <text:p>102.4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1066" calcext:value-type="float">
            <text:p>31066</text:p>
          </table:table-cell>
          <table:table-cell office:value-type="float" office:value="3920632412" calcext:value-type="float">
            <text:p>3920632412</text:p>
          </table:table-cell>
          <table:table-cell office:value-type="float" office:value="9181663058" calcext:value-type="float">
            <text:p>9181663058</text:p>
          </table:table-cell>
          <table:table-cell office:value-type="float" office:value="78800" calcext:value-type="float">
            <text:p>78800</text:p>
          </table:table-cell>
          <table:table-cell office:value-type="float" office:value="6846475" calcext:value-type="float">
            <text:p>6846475</text:p>
          </table:table-cell>
          <table:table-cell office:value-type="float" office:value="6903572" calcext:value-type="float">
            <text:p>6903572</text:p>
          </table:table-cell>
          <table:table-cell office:value-type="float" office:value="80889" calcext:value-type="float">
            <text:p>808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7" calcext:value-type="float">
            <text:p>0.427007</text:p>
          </table:table-cell>
          <table:table-cell office:value-type="float" office:value="78800" calcext:value-type="float">
            <text:p>7880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40947" calcext:value-type="float">
            <text:p>0.44094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99" calcext:value-type="float">
            <text:p>0.99</text:p>
          </table:table-cell>
          <table:table-cell office:value-type="float" office:value="85.35" calcext:value-type="float">
            <text:p>85.3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1067" calcext:value-type="float">
            <text:p>31067</text:p>
          </table:table-cell>
          <table:table-cell office:value-type="float" office:value="3918898605" calcext:value-type="float">
            <text:p>3918898605</text:p>
          </table:table-cell>
          <table:table-cell office:value-type="float" office:value="9179477618" calcext:value-type="float">
            <text:p>9179477618</text:p>
          </table:table-cell>
          <table:table-cell office:value-type="float" office:value="76258" calcext:value-type="float">
            <text:p>76258</text:p>
          </table:table-cell>
          <table:table-cell office:value-type="float" office:value="6810793" calcext:value-type="float">
            <text:p>6810793</text:p>
          </table:table-cell>
          <table:table-cell office:value-type="float" office:value="6868933" calcext:value-type="float">
            <text:p>6868933</text:p>
          </table:table-cell>
          <table:table-cell office:value-type="float" office:value="67036" calcext:value-type="float">
            <text:p>6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2" calcext:value-type="float">
            <text:p>0.42692</text:p>
          </table:table-cell>
          <table:table-cell office:value-type="float" office:value="76258" calcext:value-type="float">
            <text:p>76258</text:p>
          </table:table-cell>
          <table:table-cell office:value-type="float" office:value="0.435021" calcext:value-type="float">
            <text:p>0.435021</text:p>
          </table:table-cell>
          <table:table-cell office:value-type="float" office:value="0.438734" calcext:value-type="float">
            <text:p>0.438734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99" calcext:value-type="float">
            <text:p>0.99</text:p>
          </table:table-cell>
          <table:table-cell office:value-type="float" office:value="102.47" calcext:value-type="float">
            <text:p>102.4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2073" calcext:value-type="float">
            <text:p>32073</text:p>
          </table:table-cell>
          <table:table-cell office:value-type="float" office:value="3921350918" calcext:value-type="float">
            <text:p>3921350918</text:p>
          </table:table-cell>
          <table:table-cell office:value-type="float" office:value="9182235240" calcext:value-type="float">
            <text:p>9182235240</text:p>
          </table:table-cell>
          <table:table-cell office:value-type="float" office:value="77431" calcext:value-type="float">
            <text:p>77431</text:p>
          </table:table-cell>
          <table:table-cell office:value-type="float" office:value="6811397" calcext:value-type="float">
            <text:p>6811397</text:p>
          </table:table-cell>
          <table:table-cell office:value-type="float" office:value="6873433" calcext:value-type="float">
            <text:p>6873433</text:p>
          </table:table-cell>
          <table:table-cell office:value-type="float" office:value="23825" calcext:value-type="float">
            <text:p>238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8" calcext:value-type="float">
            <text:p>0.427058</text:p>
          </table:table-cell>
          <table:table-cell office:value-type="float" office:value="77431" calcext:value-type="float">
            <text:p>77431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0.439022" calcext:value-type="float">
            <text:p>0.439022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99" calcext:value-type="float">
            <text:p>0.99</text:p>
          </table:table-cell>
          <table:table-cell office:value-type="float" office:value="288.5" calcext:value-type="float">
            <text:p>288.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2070" calcext:value-type="float">
            <text:p>32070</text:p>
          </table:table-cell>
          <table:table-cell office:value-type="float" office:value="3920773713" calcext:value-type="float">
            <text:p>3920773713</text:p>
          </table:table-cell>
          <table:table-cell office:value-type="float" office:value="9180402687" calcext:value-type="float">
            <text:p>9180402687</text:p>
          </table:table-cell>
          <table:table-cell office:value-type="float" office:value="77266" calcext:value-type="float">
            <text:p>77266</text:p>
          </table:table-cell>
          <table:table-cell office:value-type="float" office:value="6844131" calcext:value-type="float">
            <text:p>6844131</text:p>
          </table:table-cell>
          <table:table-cell office:value-type="float" office:value="6900528" calcext:value-type="float">
            <text:p>6900528</text:p>
          </table:table-cell>
          <table:table-cell office:value-type="float" office:value="66862" calcext:value-type="float">
            <text:p>66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1" calcext:value-type="float">
            <text:p>0.427081</text:p>
          </table:table-cell>
          <table:table-cell office:value-type="float" office:value="77266" calcext:value-type="float">
            <text:p>77266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440752" calcext:value-type="float">
            <text:p>0.440752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99" calcext:value-type="float">
            <text:p>0.99</text:p>
          </table:table-cell>
          <table:table-cell office:value-type="float" office:value="103.21" calcext:value-type="float">
            <text:p>103.2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2066" calcext:value-type="float">
            <text:p>32066</text:p>
          </table:table-cell>
          <table:table-cell office:value-type="float" office:value="3921438658" calcext:value-type="float">
            <text:p>3921438658</text:p>
          </table:table-cell>
          <table:table-cell office:value-type="float" office:value="9181406341" calcext:value-type="float">
            <text:p>9181406341</text:p>
          </table:table-cell>
          <table:table-cell office:value-type="float" office:value="74959" calcext:value-type="float">
            <text:p>74959</text:p>
          </table:table-cell>
          <table:table-cell office:value-type="float" office:value="6885341" calcext:value-type="float">
            <text:p>6885341</text:p>
          </table:table-cell>
          <table:table-cell office:value-type="float" office:value="6942824" calcext:value-type="float">
            <text:p>6942824</text:p>
          </table:table-cell>
          <table:table-cell office:value-type="float" office:value="108012" calcext:value-type="float">
            <text:p>1080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7" calcext:value-type="float">
            <text:p>0.427107</text:p>
          </table:table-cell>
          <table:table-cell office:value-type="float" office:value="74959" calcext:value-type="float">
            <text:p>74959</text:p>
          </table:table-cell>
          <table:table-cell office:value-type="float" office:value="0.439782" calcext:value-type="float">
            <text:p>0.439782</text:p>
          </table:table-cell>
          <table:table-cell office:value-type="float" office:value="0.443454" calcext:value-type="float">
            <text:p>0.443454</text:p>
          </table:table-cell>
          <table:table-cell office:value-type="float" office:value="0.006899" calcext:value-type="float">
            <text:p>0.006899</text:p>
          </table:table-cell>
          <table:table-cell office:value-type="float" office:value="0.99" calcext:value-type="float">
            <text:p>0.99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2068" calcext:value-type="float">
            <text:p>32068</text:p>
          </table:table-cell>
          <table:table-cell office:value-type="float" office:value="3920833986" calcext:value-type="float">
            <text:p>3920833986</text:p>
          </table:table-cell>
          <table:table-cell office:value-type="float" office:value="9180039637" calcext:value-type="float">
            <text:p>9180039637</text:p>
          </table:table-cell>
          <table:table-cell office:value-type="float" office:value="75427" calcext:value-type="float">
            <text:p>75427</text:p>
          </table:table-cell>
          <table:table-cell office:value-type="float" office:value="6889675" calcext:value-type="float">
            <text:p>6889675</text:p>
          </table:table-cell>
          <table:table-cell office:value-type="float" office:value="6946446" calcext:value-type="float">
            <text:p>6946446</text:p>
          </table:table-cell>
          <table:table-cell office:value-type="float" office:value="120973" calcext:value-type="float">
            <text:p>12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4" calcext:value-type="float">
            <text:p>0.427104</text:p>
          </table:table-cell>
          <table:table-cell office:value-type="float" office:value="75427" calcext:value-type="float">
            <text:p>75427</text:p>
          </table:table-cell>
          <table:table-cell office:value-type="float" office:value="0.440059" calcext:value-type="float">
            <text:p>0.440059</text:p>
          </table:table-cell>
          <table:table-cell office:value-type="float" office:value="0.443685" calcext:value-type="float">
            <text:p>0.443685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99" calcext:value-type="float">
            <text:p>0.99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2070" calcext:value-type="float">
            <text:p>32070</text:p>
          </table:table-cell>
          <table:table-cell office:value-type="float" office:value="3920696494" calcext:value-type="float">
            <text:p>3920696494</text:p>
          </table:table-cell>
          <table:table-cell office:value-type="float" office:value="9183511711" calcext:value-type="float">
            <text:p>9183511711</text:p>
          </table:table-cell>
          <table:table-cell office:value-type="float" office:value="78813" calcext:value-type="float">
            <text:p>78813</text:p>
          </table:table-cell>
          <table:table-cell office:value-type="float" office:value="6776749" calcext:value-type="float">
            <text:p>6776749</text:p>
          </table:table-cell>
          <table:table-cell office:value-type="float" office:value="6832557" calcext:value-type="float">
            <text:p>6832557</text:p>
          </table:table-cell>
          <table:table-cell office:value-type="float" office:value="36767" calcext:value-type="float">
            <text:p>367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28" calcext:value-type="float">
            <text:p>0.426928</text:p>
          </table:table-cell>
          <table:table-cell office:value-type="float" office:value="78813" calcext:value-type="float">
            <text:p>78813</text:p>
          </table:table-cell>
          <table:table-cell office:value-type="float" office:value="0.432846" calcext:value-type="float">
            <text:p>0.432846</text:p>
          </table:table-cell>
          <table:table-cell office:value-type="float" office:value="0.436411" calcext:value-type="float">
            <text:p>0.436411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99" calcext:value-type="float">
            <text:p>0.99</text:p>
          </table:table-cell>
          <table:table-cell office:value-type="float" office:value="185.83" calcext:value-type="float">
            <text:p>185.8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2071" calcext:value-type="float">
            <text:p>32071</text:p>
          </table:table-cell>
          <table:table-cell office:value-type="float" office:value="3917492581" calcext:value-type="float">
            <text:p>3917492581</text:p>
          </table:table-cell>
          <table:table-cell office:value-type="float" office:value="9172377536" calcext:value-type="float">
            <text:p>9172377536</text:p>
          </table:table-cell>
          <table:table-cell office:value-type="float" office:value="79290" calcext:value-type="float">
            <text:p>79290</text:p>
          </table:table-cell>
          <table:table-cell office:value-type="float" office:value="6794546" calcext:value-type="float">
            <text:p>6794546</text:p>
          </table:table-cell>
          <table:table-cell office:value-type="float" office:value="6849214" calcext:value-type="float">
            <text:p>6849214</text:p>
          </table:table-cell>
          <table:table-cell office:value-type="float" office:value="57470" calcext:value-type="float">
            <text:p>57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7" calcext:value-type="float">
            <text:p>0.427097</text:p>
          </table:table-cell>
          <table:table-cell office:value-type="float" office:value="79290" calcext:value-type="float">
            <text:p>79290</text:p>
          </table:table-cell>
          <table:table-cell office:value-type="float" office:value="0.433983" calcext:value-type="float">
            <text:p>0.433983</text:p>
          </table:table-cell>
          <table:table-cell office:value-type="float" office:value="0.437475" calcext:value-type="float">
            <text:p>0.437475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99" calcext:value-type="float">
            <text:p>0.99</text:p>
          </table:table-cell>
          <table:table-cell office:value-type="float" office:value="119.18" calcext:value-type="float">
            <text:p>119.18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2068" calcext:value-type="float">
            <text:p>32068</text:p>
          </table:table-cell>
          <table:table-cell office:value-type="float" office:value="3924234624" calcext:value-type="float">
            <text:p>3924234624</text:p>
          </table:table-cell>
          <table:table-cell office:value-type="float" office:value="9182455838" calcext:value-type="float">
            <text:p>9182455838</text:p>
          </table:table-cell>
          <table:table-cell office:value-type="float" office:value="81218" calcext:value-type="float">
            <text:p>81218</text:p>
          </table:table-cell>
          <table:table-cell office:value-type="float" office:value="6944491" calcext:value-type="float">
            <text:p>6944491</text:p>
          </table:table-cell>
          <table:table-cell office:value-type="float" office:value="6998929" calcext:value-type="float">
            <text:p>6998929</text:p>
          </table:table-cell>
          <table:table-cell office:value-type="float" office:value="79773" calcext:value-type="float">
            <text:p>797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62" calcext:value-type="float">
            <text:p>0.427362</text:p>
          </table:table-cell>
          <table:table-cell office:value-type="float" office:value="81218" calcext:value-type="float">
            <text:p>81218</text:p>
          </table:table-cell>
          <table:table-cell office:value-type="float" office:value="0.44356" calcext:value-type="float">
            <text:p>0.44356</text:p>
          </table:table-cell>
          <table:table-cell office:value-type="float" office:value="0.447037" calcext:value-type="float">
            <text:p>0.447037</text:p>
          </table:table-cell>
          <table:table-cell office:value-type="float" office:value="0.005095" calcext:value-type="float">
            <text:p>0.005095</text:p>
          </table:table-cell>
          <table:table-cell office:value-type="float" office:value="0.99" calcext:value-type="float">
            <text:p>0.99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2069" calcext:value-type="float">
            <text:p>32069</text:p>
          </table:table-cell>
          <table:table-cell office:value-type="float" office:value="3921209236" calcext:value-type="float">
            <text:p>3921209236</text:p>
          </table:table-cell>
          <table:table-cell office:value-type="float" office:value="9178809879" calcext:value-type="float">
            <text:p>9178809879</text:p>
          </table:table-cell>
          <table:table-cell office:value-type="float" office:value="79103" calcext:value-type="float">
            <text:p>79103</text:p>
          </table:table-cell>
          <table:table-cell office:value-type="float" office:value="6862985" calcext:value-type="float">
            <text:p>6862985</text:p>
          </table:table-cell>
          <table:table-cell office:value-type="float" office:value="6917231" calcext:value-type="float">
            <text:p>6917231</text:p>
          </table:table-cell>
          <table:table-cell office:value-type="float" office:value="29189" calcext:value-type="float">
            <text:p>29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79103" calcext:value-type="float">
            <text:p>79103</text:p>
          </table:table-cell>
          <table:table-cell office:value-type="float" office:value="0.438354" calcext:value-type="float">
            <text:p>0.438354</text:p>
          </table:table-cell>
          <table:table-cell office:value-type="float" office:value="0.441819" calcext:value-type="float">
            <text:p>0.441819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99" calcext:value-type="float">
            <text:p>0.99</text:p>
          </table:table-cell>
          <table:table-cell office:value-type="float" office:value="236.98" calcext:value-type="float">
            <text:p>236.9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3075" calcext:value-type="float">
            <text:p>33075</text:p>
          </table:table-cell>
          <table:table-cell office:value-type="float" office:value="3923511405" calcext:value-type="float">
            <text:p>3923511405</text:p>
          </table:table-cell>
          <table:table-cell office:value-type="float" office:value="9184172468" calcext:value-type="float">
            <text:p>9184172468</text:p>
          </table:table-cell>
          <table:table-cell office:value-type="float" office:value="80191" calcext:value-type="float">
            <text:p>80191</text:p>
          </table:table-cell>
          <table:table-cell office:value-type="float" office:value="6874214" calcext:value-type="float">
            <text:p>6874214</text:p>
          </table:table-cell>
          <table:table-cell office:value-type="float" office:value="6930521" calcext:value-type="float">
            <text:p>6930521</text:p>
          </table:table-cell>
          <table:table-cell office:value-type="float" office:value="74051" calcext:value-type="float">
            <text:p>740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4" calcext:value-type="float">
            <text:p>0.427204</text:p>
          </table:table-cell>
          <table:table-cell office:value-type="float" office:value="80191" calcext:value-type="float">
            <text:p>80191</text:p>
          </table:table-cell>
          <table:table-cell office:value-type="float" office:value="0.439072" calcext:value-type="float">
            <text:p>0.439072</text:p>
          </table:table-cell>
          <table:table-cell office:value-type="float" office:value="0.442668" calcext:value-type="float">
            <text:p>0.442668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99" calcext:value-type="float">
            <text:p>0.99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3073" calcext:value-type="float">
            <text:p>33073</text:p>
          </table:table-cell>
          <table:table-cell office:value-type="float" office:value="3920733634" calcext:value-type="float">
            <text:p>3920733634</text:p>
          </table:table-cell>
          <table:table-cell office:value-type="float" office:value="9179576374" calcext:value-type="float">
            <text:p>9179576374</text:p>
          </table:table-cell>
          <table:table-cell office:value-type="float" office:value="78001" calcext:value-type="float">
            <text:p>78001</text:p>
          </table:table-cell>
          <table:table-cell office:value-type="float" office:value="6869758" calcext:value-type="float">
            <text:p>6869758</text:p>
          </table:table-cell>
          <table:table-cell office:value-type="float" office:value="6925350" calcext:value-type="float">
            <text:p>6925350</text:p>
          </table:table-cell>
          <table:table-cell office:value-type="float" office:value="75748" calcext:value-type="float">
            <text:p>75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5" calcext:value-type="float">
            <text:p>0.427115</text:p>
          </table:table-cell>
          <table:table-cell office:value-type="float" office:value="78001" calcext:value-type="float">
            <text:p>78001</text:p>
          </table:table-cell>
          <table:table-cell office:value-type="float" office:value="0.438349" calcext:value-type="float">
            <text:p>0.438349</text:p>
          </table:table-cell>
          <table:table-cell office:value-type="float" office:value="0.441897" calcext:value-type="float">
            <text:p>0.441897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99" calcext:value-type="float">
            <text:p>0.99</text:p>
          </table:table-cell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3068" calcext:value-type="float">
            <text:p>33068</text:p>
          </table:table-cell>
          <table:table-cell office:value-type="float" office:value="3922981778" calcext:value-type="float">
            <text:p>3922981778</text:p>
          </table:table-cell>
          <table:table-cell office:value-type="float" office:value="9182222923" calcext:value-type="float">
            <text:p>9182222923</text:p>
          </table:table-cell>
          <table:table-cell office:value-type="float" office:value="77000" calcext:value-type="float">
            <text:p>77000</text:p>
          </table:table-cell>
          <table:table-cell office:value-type="float" office:value="6908022" calcext:value-type="float">
            <text:p>6908022</text:p>
          </table:table-cell>
          <table:table-cell office:value-type="float" office:value="6965120" calcext:value-type="float">
            <text:p>6965120</text:p>
          </table:table-cell>
          <table:table-cell office:value-type="float" office:value="114218" calcext:value-type="float">
            <text:p>1142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7" calcext:value-type="float">
            <text:p>0.427237</text:p>
          </table:table-cell>
          <table:table-cell office:value-type="float" office:value="77000" calcext:value-type="float">
            <text:p>77000</text:p>
          </table:table-cell>
          <table:table-cell office:value-type="float" office:value="0.441231" calcext:value-type="float">
            <text:p>0.441231</text:p>
          </table:table-cell>
          <table:table-cell office:value-type="float" office:value="0.444878" calcext:value-type="float">
            <text:p>0.444878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.99" calcext:value-type="float">
            <text:p>0.99</text:p>
          </table:table-cell>
          <table:table-cell office:value-type="float" office:value="60.98" calcext:value-type="float">
            <text:p>60.9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3070" calcext:value-type="float">
            <text:p>33070</text:p>
          </table:table-cell>
          <table:table-cell office:value-type="float" office:value="3922402701" calcext:value-type="float">
            <text:p>3922402701</text:p>
          </table:table-cell>
          <table:table-cell office:value-type="float" office:value="9181703806" calcext:value-type="float">
            <text:p>9181703806</text:p>
          </table:table-cell>
          <table:table-cell office:value-type="float" office:value="78159" calcext:value-type="float">
            <text:p>78159</text:p>
          </table:table-cell>
          <table:table-cell office:value-type="float" office:value="6879553" calcext:value-type="float">
            <text:p>6879553</text:p>
          </table:table-cell>
          <table:table-cell office:value-type="float" office:value="6932631" calcext:value-type="float">
            <text:p>6932631</text:p>
          </table:table-cell>
          <table:table-cell office:value-type="float" office:value="121453" calcext:value-type="float">
            <text:p>12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8159" calcext:value-type="float">
            <text:p>78159</text:p>
          </table:table-cell>
          <table:table-cell office:value-type="float" office:value="0.439413" calcext:value-type="float">
            <text:p>0.439413</text:p>
          </table:table-cell>
          <table:table-cell office:value-type="float" office:value="0.442803" calcext:value-type="float">
            <text:p>0.442803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.99" calcext:value-type="float">
            <text:p>0.99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3072" calcext:value-type="float">
            <text:p>33072</text:p>
          </table:table-cell>
          <table:table-cell office:value-type="float" office:value="3922480402" calcext:value-type="float">
            <text:p>3922480402</text:p>
          </table:table-cell>
          <table:table-cell office:value-type="float" office:value="9181996175" calcext:value-type="float">
            <text:p>9181996175</text:p>
          </table:table-cell>
          <table:table-cell office:value-type="float" office:value="78568" calcext:value-type="float">
            <text:p>78568</text:p>
          </table:table-cell>
          <table:table-cell office:value-type="float" office:value="6885723" calcext:value-type="float">
            <text:p>6885723</text:p>
          </table:table-cell>
          <table:table-cell office:value-type="float" office:value="6945936" calcext:value-type="float">
            <text:p>6945936</text:p>
          </table:table-cell>
          <table:table-cell office:value-type="float" office:value="34936" calcext:value-type="float">
            <text:p>349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3" calcext:value-type="float">
            <text:p>0.427193</text:p>
          </table:table-cell>
          <table:table-cell office:value-type="float" office:value="78568" calcext:value-type="float">
            <text:p>78568</text:p>
          </table:table-cell>
          <table:table-cell office:value-type="float" office:value="0.439807" calcext:value-type="float">
            <text:p>0.439807</text:p>
          </table:table-cell>
          <table:table-cell office:value-type="float" office:value="0.443653" calcext:value-type="float">
            <text:p>0.443653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99" calcext:value-type="float">
            <text:p>0.99</text:p>
          </table:table-cell>
          <table:table-cell office:value-type="float" office:value="198.82" calcext:value-type="float">
            <text:p>198.8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3073" calcext:value-type="float">
            <text:p>33073</text:p>
          </table:table-cell>
          <table:table-cell office:value-type="float" office:value="3917674106" calcext:value-type="float">
            <text:p>3917674106</text:p>
          </table:table-cell>
          <table:table-cell office:value-type="float" office:value="9172294045" calcext:value-type="float">
            <text:p>9172294045</text:p>
          </table:table-cell>
          <table:table-cell office:value-type="float" office:value="77820" calcext:value-type="float">
            <text:p>77820</text:p>
          </table:table-cell>
          <table:table-cell office:value-type="float" office:value="6844284" calcext:value-type="float">
            <text:p>6844284</text:p>
          </table:table-cell>
          <table:table-cell office:value-type="float" office:value="6898368" calcext:value-type="float">
            <text:p>6898368</text:p>
          </table:table-cell>
          <table:table-cell office:value-type="float" office:value="56190" calcext:value-type="float">
            <text:p>56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" calcext:value-type="float">
            <text:p>0.42712</text:p>
          </table:table-cell>
          <table:table-cell office:value-type="float" office:value="77820" calcext:value-type="float">
            <text:p>77820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440614" calcext:value-type="float">
            <text:p>0.440614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99" calcext:value-type="float">
            <text:p>0.99</text:p>
          </table:table-cell>
          <table:table-cell office:value-type="float" office:value="122.77" calcext:value-type="float">
            <text:p>122.7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3071" calcext:value-type="float">
            <text:p>33071</text:p>
          </table:table-cell>
          <table:table-cell office:value-type="float" office:value="3920791214" calcext:value-type="float">
            <text:p>3920791214</text:p>
          </table:table-cell>
          <table:table-cell office:value-type="float" office:value="9181040525" calcext:value-type="float">
            <text:p>9181040525</text:p>
          </table:table-cell>
          <table:table-cell office:value-type="float" office:value="80215" calcext:value-type="float">
            <text:p>80215</text:p>
          </table:table-cell>
          <table:table-cell office:value-type="float" office:value="6807025" calcext:value-type="float">
            <text:p>6807025</text:p>
          </table:table-cell>
          <table:table-cell office:value-type="float" office:value="6859711" calcext:value-type="float">
            <text:p>6859711</text:p>
          </table:table-cell>
          <table:table-cell office:value-type="float" office:value="51217" calcext:value-type="float">
            <text:p>512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3" calcext:value-type="float">
            <text:p>0.427053</text:p>
          </table:table-cell>
          <table:table-cell office:value-type="float" office:value="80215" calcext:value-type="float">
            <text:p>80215</text:p>
          </table:table-cell>
          <table:table-cell office:value-type="float" office:value="0.434347" calcext:value-type="float">
            <text:p>0.434347</text:p>
          </table:table-cell>
          <table:table-cell office:value-type="float" office:value="0.437708" calcext:value-type="float">
            <text:p>0.437708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99" calcext:value-type="float">
            <text:p>0.99</text:p>
          </table:table-cell>
          <table:table-cell office:value-type="float" office:value="133.93" calcext:value-type="float">
            <text:p>133.9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3072" calcext:value-type="float">
            <text:p>33072</text:p>
          </table:table-cell>
          <table:table-cell office:value-type="float" office:value="3920096009" calcext:value-type="float">
            <text:p>3920096009</text:p>
          </table:table-cell>
          <table:table-cell office:value-type="float" office:value="9178281238" calcext:value-type="float">
            <text:p>9178281238</text:p>
          </table:table-cell>
          <table:table-cell office:value-type="float" office:value="77189" calcext:value-type="float">
            <text:p>77189</text:p>
          </table:table-cell>
          <table:table-cell office:value-type="float" office:value="6815099" calcext:value-type="float">
            <text:p>6815099</text:p>
          </table:table-cell>
          <table:table-cell office:value-type="float" office:value="6871719" calcext:value-type="float">
            <text:p>6871719</text:p>
          </table:table-cell>
          <table:table-cell office:value-type="float" office:value="43935" calcext:value-type="float">
            <text:p>4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6" calcext:value-type="float">
            <text:p>0.427106</text:p>
          </table:table-cell>
          <table:table-cell office:value-type="float" office:value="77189" calcext:value-type="float">
            <text:p>77189</text:p>
          </table:table-cell>
          <table:table-cell office:value-type="float" office:value="0.434862" calcext:value-type="float">
            <text:p>0.434862</text:p>
          </table:table-cell>
          <table:table-cell office:value-type="float" office:value="0.438475" calcext:value-type="float">
            <text:p>0.438475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99" calcext:value-type="float">
            <text:p>0.99</text:p>
          </table:table-cell>
          <table:table-cell office:value-type="float" office:value="156.41" calcext:value-type="float">
            <text:p>156.4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4077" calcext:value-type="float">
            <text:p>34077</text:p>
          </table:table-cell>
          <table:table-cell office:value-type="float" office:value="3922708097" calcext:value-type="float">
            <text:p>3922708097</text:p>
          </table:table-cell>
          <table:table-cell office:value-type="float" office:value="9183657855" calcext:value-type="float">
            <text:p>9183657855</text:p>
          </table:table-cell>
          <table:table-cell office:value-type="float" office:value="77257" calcext:value-type="float">
            <text:p>77257</text:p>
          </table:table-cell>
          <table:table-cell office:value-type="float" office:value="6859453" calcext:value-type="float">
            <text:p>6859453</text:p>
          </table:table-cell>
          <table:table-cell office:value-type="float" office:value="6919120" calcext:value-type="float">
            <text:p>6919120</text:p>
          </table:table-cell>
          <table:table-cell office:value-type="float" office:value="74203" calcext:value-type="float">
            <text:p>742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" calcext:value-type="float">
            <text:p>0.42714</text:p>
          </table:table-cell>
          <table:table-cell office:value-type="float" office:value="77257" calcext:value-type="float">
            <text:p>77257</text:p>
          </table:table-cell>
          <table:table-cell office:value-type="float" office:value="0.438129" calcext:value-type="float">
            <text:p>0.438129</text:p>
          </table:table-cell>
          <table:table-cell office:value-type="float" office:value="0.44194" calcext:value-type="float">
            <text:p>0.44194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99" calcext:value-type="float">
            <text:p>0.99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4075" calcext:value-type="float">
            <text:p>34075</text:p>
          </table:table-cell>
          <table:table-cell office:value-type="float" office:value="3922198669" calcext:value-type="float">
            <text:p>3922198669</text:p>
          </table:table-cell>
          <table:table-cell office:value-type="float" office:value="9180303616" calcext:value-type="float">
            <text:p>9180303616</text:p>
          </table:table-cell>
          <table:table-cell office:value-type="float" office:value="77594" calcext:value-type="float">
            <text:p>77594</text:p>
          </table:table-cell>
          <table:table-cell office:value-type="float" office:value="6871635" calcext:value-type="float">
            <text:p>6871635</text:p>
          </table:table-cell>
          <table:table-cell office:value-type="float" office:value="6925486" calcext:value-type="float">
            <text:p>6925486</text:p>
          </table:table-cell>
          <table:table-cell office:value-type="float" office:value="77168" calcext:value-type="float">
            <text:p>77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1" calcext:value-type="float">
            <text:p>0.427241</text:p>
          </table:table-cell>
          <table:table-cell office:value-type="float" office:value="77594" calcext:value-type="float">
            <text:p>77594</text:p>
          </table:table-cell>
          <table:table-cell office:value-type="float" office:value="0.438907" calcext:value-type="float">
            <text:p>0.438907</text:p>
          </table:table-cell>
          <table:table-cell office:value-type="float" office:value="0.442346" calcext:value-type="float">
            <text:p>0.442346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99" calcext:value-type="float">
            <text:p>0.99</text:p>
          </table:table-cell>
          <table:table-cell office:value-type="float" office:value="89.75" calcext:value-type="float">
            <text:p>89.7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4070" calcext:value-type="float">
            <text:p>34070</text:p>
          </table:table-cell>
          <table:table-cell office:value-type="float" office:value="3922841731" calcext:value-type="float">
            <text:p>3922841731</text:p>
          </table:table-cell>
          <table:table-cell office:value-type="float" office:value="9182160494" calcext:value-type="float">
            <text:p>9182160494</text:p>
          </table:table-cell>
          <table:table-cell office:value-type="float" office:value="78135" calcext:value-type="float">
            <text:p>78135</text:p>
          </table:table-cell>
          <table:table-cell office:value-type="float" office:value="6837647" calcext:value-type="float">
            <text:p>6837647</text:p>
          </table:table-cell>
          <table:table-cell office:value-type="float" office:value="6890874" calcext:value-type="float">
            <text:p>6890874</text:p>
          </table:table-cell>
          <table:table-cell office:value-type="float" office:value="105222" calcext:value-type="float">
            <text:p>1052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4" calcext:value-type="float">
            <text:p>0.427224</text:p>
          </table:table-cell>
          <table:table-cell office:value-type="float" office:value="78135" calcext:value-type="float">
            <text:p>78135</text:p>
          </table:table-cell>
          <table:table-cell office:value-type="float" office:value="0.436736" calcext:value-type="float">
            <text:p>0.436736</text:p>
          </table:table-cell>
          <table:table-cell office:value-type="float" office:value="0.440136" calcext:value-type="float">
            <text:p>0.440136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0.99" calcext:value-type="float">
            <text:p>0.99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4072" calcext:value-type="float">
            <text:p>34072</text:p>
          </table:table-cell>
          <table:table-cell office:value-type="float" office:value="3920559957" calcext:value-type="float">
            <text:p>3920559957</text:p>
          </table:table-cell>
          <table:table-cell office:value-type="float" office:value="9180617601" calcext:value-type="float">
            <text:p>9180617601</text:p>
          </table:table-cell>
          <table:table-cell office:value-type="float" office:value="75793" calcext:value-type="float">
            <text:p>75793</text:p>
          </table:table-cell>
          <table:table-cell office:value-type="float" office:value="6807973" calcext:value-type="float">
            <text:p>6807973</text:p>
          </table:table-cell>
          <table:table-cell office:value-type="float" office:value="6863710" calcext:value-type="float">
            <text:p>6863710</text:p>
          </table:table-cell>
          <table:table-cell office:value-type="float" office:value="61493" calcext:value-type="float">
            <text:p>6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7" calcext:value-type="float">
            <text:p>0.427047</text:p>
          </table:table-cell>
          <table:table-cell office:value-type="float" office:value="75793" calcext:value-type="float">
            <text:p>75793</text:p>
          </table:table-cell>
          <table:table-cell office:value-type="float" office:value="0.434841" calcext:value-type="float">
            <text:p>0.434841</text:p>
          </table:table-cell>
          <table:table-cell office:value-type="float" office:value="0.438401" calcext:value-type="float">
            <text:p>0.438401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99" calcext:value-type="float">
            <text:p>0.99</text:p>
          </table:table-cell>
          <table:table-cell office:value-type="float" office:value="111.62" calcext:value-type="float">
            <text:p>111.6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4074" calcext:value-type="float">
            <text:p>34074</text:p>
          </table:table-cell>
          <table:table-cell office:value-type="float" office:value="3879550344" calcext:value-type="float">
            <text:p>3879550344</text:p>
          </table:table-cell>
          <table:table-cell office:value-type="float" office:value="9192694966" calcext:value-type="float">
            <text:p>9192694966</text:p>
          </table:table-cell>
          <table:table-cell office:value-type="float" office:value="58589" calcext:value-type="float">
            <text:p>58589</text:p>
          </table:table-cell>
          <table:table-cell office:value-type="float" office:value="4559884" calcext:value-type="float">
            <text:p>4559884</text:p>
          </table:table-cell>
          <table:table-cell office:value-type="float" office:value="4597971" calcext:value-type="float">
            <text:p>4597971</text:p>
          </table:table-cell>
          <table:table-cell office:value-type="float" office:value="20758" calcext:value-type="float">
            <text:p>207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025" calcext:value-type="float">
            <text:p>0.422025</text:p>
          </table:table-cell>
          <table:table-cell office:value-type="float" office:value="58589" calcext:value-type="float">
            <text:p>58589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293683" calcext:value-type="float">
            <text:p>0.293683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99" calcext:value-type="float">
            <text:p>0.99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4075" calcext:value-type="float">
            <text:p>34075</text:p>
          </table:table-cell>
          <table:table-cell office:value-type="float" office:value="3879862122" calcext:value-type="float">
            <text:p>3879862122</text:p>
          </table:table-cell>
          <table:table-cell office:value-type="float" office:value="9191216246" calcext:value-type="float">
            <text:p>9191216246</text:p>
          </table:table-cell>
          <table:table-cell office:value-type="float" office:value="58534" calcext:value-type="float">
            <text:p>58534</text:p>
          </table:table-cell>
          <table:table-cell office:value-type="float" office:value="4608561" calcext:value-type="float">
            <text:p>4608561</text:p>
          </table:table-cell>
          <table:table-cell office:value-type="float" office:value="4643358" calcext:value-type="float">
            <text:p>4643358</text:p>
          </table:table-cell>
          <table:table-cell office:value-type="float" office:value="59116" calcext:value-type="float">
            <text:p>5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127" calcext:value-type="float">
            <text:p>0.422127</text:p>
          </table:table-cell>
          <table:table-cell office:value-type="float" office:value="58534" calcext:value-type="float">
            <text:p>58534</text:p>
          </table:table-cell>
          <table:table-cell office:value-type="float" office:value="0.294359" calcext:value-type="float">
            <text:p>0.294359</text:p>
          </table:table-cell>
          <table:table-cell office:value-type="float" office:value="0.296582" calcext:value-type="float">
            <text:p>0.296582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99" calcext:value-type="float">
            <text:p>0.99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4073" calcext:value-type="float">
            <text:p>34073</text:p>
          </table:table-cell>
          <table:table-cell office:value-type="float" office:value="3920454128" calcext:value-type="float">
            <text:p>3920454128</text:p>
          </table:table-cell>
          <table:table-cell office:value-type="float" office:value="9180156666" calcext:value-type="float">
            <text:p>9180156666</text:p>
          </table:table-cell>
          <table:table-cell office:value-type="float" office:value="78592" calcext:value-type="float">
            <text:p>78592</text:p>
          </table:table-cell>
          <table:table-cell office:value-type="float" office:value="6843904" calcext:value-type="float">
            <text:p>6843904</text:p>
          </table:table-cell>
          <table:table-cell office:value-type="float" office:value="6898431" calcext:value-type="float">
            <text:p>6898431</text:p>
          </table:table-cell>
          <table:table-cell office:value-type="float" office:value="84487" calcext:value-type="float">
            <text:p>844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7" calcext:value-type="float">
            <text:p>0.427057</text:p>
          </table:table-cell>
          <table:table-cell office:value-type="float" office:value="78592" calcext:value-type="float">
            <text:p>78592</text:p>
          </table:table-cell>
          <table:table-cell office:value-type="float" office:value="0.437136" calcext:value-type="float">
            <text:p>0.437136</text:p>
          </table:table-cell>
          <table:table-cell office:value-type="float" office:value="0.440618" calcext:value-type="float">
            <text:p>0.440618</text:p>
          </table:table-cell>
          <table:table-cell office:value-type="float" office:value="0.005396" calcext:value-type="float">
            <text:p>0.005396</text:p>
          </table:table-cell>
          <table:table-cell office:value-type="float" office:value="0.99" calcext:value-type="float">
            <text:p>0.99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4074" calcext:value-type="float">
            <text:p>34074</text:p>
          </table:table-cell>
          <table:table-cell office:value-type="float" office:value="3918105833" calcext:value-type="float">
            <text:p>3918105833</text:p>
          </table:table-cell>
          <table:table-cell office:value-type="float" office:value="9179479526" calcext:value-type="float">
            <text:p>9179479526</text:p>
          </table:table-cell>
          <table:table-cell office:value-type="float" office:value="76109" calcext:value-type="float">
            <text:p>76109</text:p>
          </table:table-cell>
          <table:table-cell office:value-type="float" office:value="6757956" calcext:value-type="float">
            <text:p>6757956</text:p>
          </table:table-cell>
          <table:table-cell office:value-type="float" office:value="6813266" calcext:value-type="float">
            <text:p>6813266</text:p>
          </table:table-cell>
          <table:table-cell office:value-type="float" office:value="78963" calcext:value-type="float">
            <text:p>78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33" calcext:value-type="float">
            <text:p>0.426833</text:p>
          </table:table-cell>
          <table:table-cell office:value-type="float" office:value="76109" calcext:value-type="float">
            <text:p>76109</text:p>
          </table:table-cell>
          <table:table-cell office:value-type="float" office:value="0.431646" calcext:value-type="float">
            <text:p>0.431646</text:p>
          </table:table-cell>
          <table:table-cell office:value-type="float" office:value="0.435179" calcext:value-type="float">
            <text:p>0.435179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99" calcext:value-type="float">
            <text:p>0.99</text:p>
          </table:table-cell>
          <table:table-cell office:value-type="float" office:value="86.28" calcext:value-type="float">
            <text:p>86.2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5079" calcext:value-type="float">
            <text:p>35079</text:p>
          </table:table-cell>
          <table:table-cell office:value-type="float" office:value="3922057415" calcext:value-type="float">
            <text:p>3922057415</text:p>
          </table:table-cell>
          <table:table-cell office:value-type="float" office:value="9182766644" calcext:value-type="float">
            <text:p>9182766644</text:p>
          </table:table-cell>
          <table:table-cell office:value-type="float" office:value="78943" calcext:value-type="float">
            <text:p>78943</text:p>
          </table:table-cell>
          <table:table-cell office:value-type="float" office:value="6811978" calcext:value-type="float">
            <text:p>6811978</text:p>
          </table:table-cell>
          <table:table-cell office:value-type="float" office:value="6867529" calcext:value-type="float">
            <text:p>6867529</text:p>
          </table:table-cell>
          <table:table-cell office:value-type="float" office:value="73311" calcext:value-type="float">
            <text:p>733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1" calcext:value-type="float">
            <text:p>0.427111</text:p>
          </table:table-cell>
          <table:table-cell office:value-type="float" office:value="78943" calcext:value-type="float">
            <text:p>78943</text:p>
          </table:table-cell>
          <table:table-cell office:value-type="float" office:value="0.435096" calcext:value-type="float">
            <text:p>0.435096</text:p>
          </table:table-cell>
          <table:table-cell office:value-type="float" office:value="0.438645" calcext:value-type="float">
            <text:p>0.438645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0.99" calcext:value-type="float">
            <text:p>0.99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5077" calcext:value-type="float">
            <text:p>35077</text:p>
          </table:table-cell>
          <table:table-cell office:value-type="float" office:value="3921473988" calcext:value-type="float">
            <text:p>3921473988</text:p>
          </table:table-cell>
          <table:table-cell office:value-type="float" office:value="9179660104" calcext:value-type="float">
            <text:p>9179660104</text:p>
          </table:table-cell>
          <table:table-cell office:value-type="float" office:value="78156" calcext:value-type="float">
            <text:p>78156</text:p>
          </table:table-cell>
          <table:table-cell office:value-type="float" office:value="6860285" calcext:value-type="float">
            <text:p>6860285</text:p>
          </table:table-cell>
          <table:table-cell office:value-type="float" office:value="6915777" calcext:value-type="float">
            <text:p>6915777</text:p>
          </table:table-cell>
          <table:table-cell office:value-type="float" office:value="75918" calcext:value-type="float">
            <text:p>7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2" calcext:value-type="float">
            <text:p>0.427192</text:p>
          </table:table-cell>
          <table:table-cell office:value-type="float" office:value="78156" calcext:value-type="float">
            <text:p>78156</text:p>
          </table:table-cell>
          <table:table-cell office:value-type="float" office:value="0.438182" calcext:value-type="float">
            <text:p>0.438182</text:p>
          </table:table-cell>
          <table:table-cell office:value-type="float" office:value="0.441726" calcext:value-type="float">
            <text:p>0.441726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99" calcext:value-type="float">
            <text:p>0.99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5072" calcext:value-type="float">
            <text:p>35072</text:p>
          </table:table-cell>
          <table:table-cell office:value-type="float" office:value="3920425451" calcext:value-type="float">
            <text:p>3920425451</text:p>
          </table:table-cell>
          <table:table-cell office:value-type="float" office:value="9182123414" calcext:value-type="float">
            <text:p>9182123414</text:p>
          </table:table-cell>
          <table:table-cell office:value-type="float" office:value="75790" calcext:value-type="float">
            <text:p>75790</text:p>
          </table:table-cell>
          <table:table-cell office:value-type="float" office:value="6812535" calcext:value-type="float">
            <text:p>6812535</text:p>
          </table:table-cell>
          <table:table-cell office:value-type="float" office:value="6870957" calcext:value-type="float">
            <text:p>6870957</text:p>
          </table:table-cell>
          <table:table-cell office:value-type="float" office:value="110514" calcext:value-type="float">
            <text:p>1105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63" calcext:value-type="float">
            <text:p>0.426963</text:p>
          </table:table-cell>
          <table:table-cell office:value-type="float" office:value="75790" calcext:value-type="float">
            <text:p>75790</text:p>
          </table:table-cell>
          <table:table-cell office:value-type="float" office:value="0.435132" calcext:value-type="float">
            <text:p>0.435132</text:p>
          </table:table-cell>
          <table:table-cell office:value-type="float" office:value="0.438864" calcext:value-type="float">
            <text:p>0.438864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.99" calcext:value-type="float">
            <text:p>0.99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5074" calcext:value-type="float">
            <text:p>35074</text:p>
          </table:table-cell>
          <table:table-cell office:value-type="float" office:value="3920382140" calcext:value-type="float">
            <text:p>3920382140</text:p>
          </table:table-cell>
          <table:table-cell office:value-type="float" office:value="9180148448" calcext:value-type="float">
            <text:p>9180148448</text:p>
          </table:table-cell>
          <table:table-cell office:value-type="float" office:value="74075" calcext:value-type="float">
            <text:p>74075</text:p>
          </table:table-cell>
          <table:table-cell office:value-type="float" office:value="6821645" calcext:value-type="float">
            <text:p>6821645</text:p>
          </table:table-cell>
          <table:table-cell office:value-type="float" office:value="6874443" calcext:value-type="float">
            <text:p>6874443</text:p>
          </table:table-cell>
          <table:table-cell office:value-type="float" office:value="120365" calcext:value-type="float">
            <text:p>120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74075" calcext:value-type="float">
            <text:p>74075</text:p>
          </table:table-cell>
          <table:table-cell office:value-type="float" office:value="0.435714" calcext:value-type="float">
            <text:p>0.435714</text:p>
          </table:table-cell>
          <table:table-cell office:value-type="float" office:value="0.439086" calcext:value-type="float">
            <text:p>0.439086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.99" calcext:value-type="float">
            <text:p>0.99</text:p>
          </table:table-cell>
          <table:table-cell office:value-type="float" office:value="57.11" calcext:value-type="float">
            <text:p>57.1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5076" calcext:value-type="float">
            <text:p>35076</text:p>
          </table:table-cell>
          <table:table-cell office:value-type="float" office:value="3919141463" calcext:value-type="float">
            <text:p>3919141463</text:p>
          </table:table-cell>
          <table:table-cell office:value-type="float" office:value="9182459070" calcext:value-type="float">
            <text:p>9182459070</text:p>
          </table:table-cell>
          <table:table-cell office:value-type="float" office:value="79334" calcext:value-type="float">
            <text:p>79334</text:p>
          </table:table-cell>
          <table:table-cell office:value-type="float" office:value="6741649" calcext:value-type="float">
            <text:p>6741649</text:p>
          </table:table-cell>
          <table:table-cell office:value-type="float" office:value="6795542" calcext:value-type="float">
            <text:p>6795542</text:p>
          </table:table-cell>
          <table:table-cell office:value-type="float" office:value="69980" calcext:value-type="float">
            <text:p>699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07" calcext:value-type="float">
            <text:p>0.426807</text:p>
          </table:table-cell>
          <table:table-cell office:value-type="float" office:value="79334" calcext:value-type="float">
            <text:p>79334</text:p>
          </table:table-cell>
          <table:table-cell office:value-type="float" office:value="0.430604" calcext:value-type="float">
            <text:p>0.430604</text:p>
          </table:table-cell>
          <table:table-cell office:value-type="float" office:value="0.434047" calcext:value-type="float">
            <text:p>0.434047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99" calcext:value-type="float">
            <text:p>0.99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5077" calcext:value-type="float">
            <text:p>35077</text:p>
          </table:table-cell>
          <table:table-cell office:value-type="float" office:value="3919058001" calcext:value-type="float">
            <text:p>3919058001</text:p>
          </table:table-cell>
          <table:table-cell office:value-type="float" office:value="9180969575" calcext:value-type="float">
            <text:p>9180969575</text:p>
          </table:table-cell>
          <table:table-cell office:value-type="float" office:value="77882" calcext:value-type="float">
            <text:p>77882</text:p>
          </table:table-cell>
          <table:table-cell office:value-type="float" office:value="6763609" calcext:value-type="float">
            <text:p>6763609</text:p>
          </table:table-cell>
          <table:table-cell office:value-type="float" office:value="6816304" calcext:value-type="float">
            <text:p>6816304</text:p>
          </table:table-cell>
          <table:table-cell office:value-type="float" office:value="68756" calcext:value-type="float">
            <text:p>6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68" calcext:value-type="float">
            <text:p>0.426868</text:p>
          </table:table-cell>
          <table:table-cell office:value-type="float" office:value="77882" calcext:value-type="float">
            <text:p>77882</text:p>
          </table:table-cell>
          <table:table-cell office:value-type="float" office:value="0.432007" calcext:value-type="float">
            <text:p>0.432007</text:p>
          </table:table-cell>
          <table:table-cell office:value-type="float" office:value="0.435373" calcext:value-type="float">
            <text:p>0.435373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99" calcext:value-type="float">
            <text:p>0.99</text:p>
          </table:table-cell>
          <table:table-cell office:value-type="float" office:value="99.14" calcext:value-type="float">
            <text:p>99.1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5075" calcext:value-type="float">
            <text:p>35075</text:p>
          </table:table-cell>
          <table:table-cell office:value-type="float" office:value="3923175824" calcext:value-type="float">
            <text:p>3923175824</text:p>
          </table:table-cell>
          <table:table-cell office:value-type="float" office:value="9181395894" calcext:value-type="float">
            <text:p>9181395894</text:p>
          </table:table-cell>
          <table:table-cell office:value-type="float" office:value="79313" calcext:value-type="float">
            <text:p>79313</text:p>
          </table:table-cell>
          <table:table-cell office:value-type="float" office:value="6936055" calcext:value-type="float">
            <text:p>6936055</text:p>
          </table:table-cell>
          <table:table-cell office:value-type="float" office:value="6995619" calcext:value-type="float">
            <text:p>6995619</text:p>
          </table:table-cell>
          <table:table-cell office:value-type="float" office:value="82483" calcext:value-type="float">
            <text:p>824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6" calcext:value-type="float">
            <text:p>0.427296</text:p>
          </table:table-cell>
          <table:table-cell office:value-type="float" office:value="79313" calcext:value-type="float">
            <text:p>79313</text:p>
          </table:table-cell>
          <table:table-cell office:value-type="float" office:value="0.443021" calcext:value-type="float">
            <text:p>0.443021</text:p>
          </table:table-cell>
          <table:table-cell office:value-type="float" office:value="0.446826" calcext:value-type="float">
            <text:p>0.446826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.99" calcext:value-type="float">
            <text:p>0.99</text:p>
          </table:table-cell>
          <table:table-cell office:value-type="float" office:value="84.81" calcext:value-type="float">
            <text:p>84.8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5076" calcext:value-type="float">
            <text:p>35076</text:p>
          </table:table-cell>
          <table:table-cell office:value-type="float" office:value="3921935436" calcext:value-type="float">
            <text:p>3921935436</text:p>
          </table:table-cell>
          <table:table-cell office:value-type="float" office:value="9179905370" calcext:value-type="float">
            <text:p>9179905370</text:p>
          </table:table-cell>
          <table:table-cell office:value-type="float" office:value="78410" calcext:value-type="float">
            <text:p>78410</text:p>
          </table:table-cell>
          <table:table-cell office:value-type="float" office:value="6873237" calcext:value-type="float">
            <text:p>6873237</text:p>
          </table:table-cell>
          <table:table-cell office:value-type="float" office:value="6927770" calcext:value-type="float">
            <text:p>6927770</text:p>
          </table:table-cell>
          <table:table-cell office:value-type="float" office:value="28914" calcext:value-type="float">
            <text:p>28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1" calcext:value-type="float">
            <text:p>0.427231</text:p>
          </table:table-cell>
          <table:table-cell office:value-type="float" office:value="78410" calcext:value-type="float">
            <text:p>78410</text:p>
          </table:table-cell>
          <table:table-cell office:value-type="float" office:value="0.439009" calcext:value-type="float">
            <text:p>0.439009</text:p>
          </table:table-cell>
          <table:table-cell office:value-type="float" office:value="0.442492" calcext:value-type="float">
            <text:p>0.442492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.99" calcext:value-type="float">
            <text:p>0.99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6081" calcext:value-type="float">
            <text:p>36081</text:p>
          </table:table-cell>
          <table:table-cell office:value-type="float" office:value="3920714783" calcext:value-type="float">
            <text:p>3920714783</text:p>
          </table:table-cell>
          <table:table-cell office:value-type="float" office:value="9179206419" calcext:value-type="float">
            <text:p>9179206419</text:p>
          </table:table-cell>
          <table:table-cell office:value-type="float" office:value="78004" calcext:value-type="float">
            <text:p>78004</text:p>
          </table:table-cell>
          <table:table-cell office:value-type="float" office:value="6854091" calcext:value-type="float">
            <text:p>6854091</text:p>
          </table:table-cell>
          <table:table-cell office:value-type="float" office:value="6911369" calcext:value-type="float">
            <text:p>6911369</text:p>
          </table:table-cell>
          <table:table-cell office:value-type="float" office:value="77804" calcext:value-type="float">
            <text:p>778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" calcext:value-type="float">
            <text:p>0.42713</text:p>
          </table:table-cell>
          <table:table-cell office:value-type="float" office:value="78004" calcext:value-type="float">
            <text:p>78004</text:p>
          </table:table-cell>
          <table:table-cell office:value-type="float" office:value="0.437786" calcext:value-type="float">
            <text:p>0.437786</text:p>
          </table:table-cell>
          <table:table-cell office:value-type="float" office:value="0.441445" calcext:value-type="float">
            <text:p>0.441445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99" calcext:value-type="float">
            <text:p>0.99</text:p>
          </table:table-cell>
          <table:table-cell office:value-type="float" office:value="88.83" calcext:value-type="float">
            <text:p>88.8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6079" calcext:value-type="float">
            <text:p>36079</text:p>
          </table:table-cell>
          <table:table-cell office:value-type="float" office:value="3919031787" calcext:value-type="float">
            <text:p>3919031787</text:p>
          </table:table-cell>
          <table:table-cell office:value-type="float" office:value="9172919806" calcext:value-type="float">
            <text:p>9172919806</text:p>
          </table:table-cell>
          <table:table-cell office:value-type="float" office:value="78087" calcext:value-type="float">
            <text:p>78087</text:p>
          </table:table-cell>
          <table:table-cell office:value-type="float" office:value="6866749" calcext:value-type="float">
            <text:p>6866749</text:p>
          </table:table-cell>
          <table:table-cell office:value-type="float" office:value="6921482" calcext:value-type="float">
            <text:p>6921482</text:p>
          </table:table-cell>
          <table:table-cell office:value-type="float" office:value="45919" calcext:value-type="float">
            <text:p>45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9" calcext:value-type="float">
            <text:p>0.427239</text:p>
          </table:table-cell>
          <table:table-cell office:value-type="float" office:value="78087" calcext:value-type="float">
            <text:p>78087</text:p>
          </table:table-cell>
          <table:table-cell office:value-type="float" office:value="0.438595" calcext:value-type="float">
            <text:p>0.438595</text:p>
          </table:table-cell>
          <table:table-cell office:value-type="float" office:value="0.442091" calcext:value-type="float">
            <text:p>0.44209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99" calcext:value-type="float">
            <text:p>0.99</text:p>
          </table:table-cell>
          <table:table-cell office:value-type="float" office:value="150.73" calcext:value-type="float">
            <text:p>150.7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6074" calcext:value-type="float">
            <text:p>36074</text:p>
          </table:table-cell>
          <table:table-cell office:value-type="float" office:value="3920652117" calcext:value-type="float">
            <text:p>3920652117</text:p>
          </table:table-cell>
          <table:table-cell office:value-type="float" office:value="9181039197" calcext:value-type="float">
            <text:p>9181039197</text:p>
          </table:table-cell>
          <table:table-cell office:value-type="float" office:value="76998" calcext:value-type="float">
            <text:p>76998</text:p>
          </table:table-cell>
          <table:table-cell office:value-type="float" office:value="6814225" calcext:value-type="float">
            <text:p>6814225</text:p>
          </table:table-cell>
          <table:table-cell office:value-type="float" office:value="6870490" calcext:value-type="float">
            <text:p>6870490</text:p>
          </table:table-cell>
          <table:table-cell office:value-type="float" office:value="120511" calcext:value-type="float">
            <text:p>1205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8" calcext:value-type="float">
            <text:p>0.427038</text:p>
          </table:table-cell>
          <table:table-cell office:value-type="float" office:value="76998" calcext:value-type="float">
            <text:p>76998</text:p>
          </table:table-cell>
          <table:table-cell office:value-type="float" office:value="0.43524" calcext:value-type="float">
            <text:p>0.43524</text:p>
          </table:table-cell>
          <table:table-cell office:value-type="float" office:value="0.438834" calcext:value-type="float">
            <text:p>0.438834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0.99" calcext:value-type="float">
            <text:p>0.99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6076" calcext:value-type="float">
            <text:p>36076</text:p>
          </table:table-cell>
          <table:table-cell office:value-type="float" office:value="3921163895" calcext:value-type="float">
            <text:p>3921163895</text:p>
          </table:table-cell>
          <table:table-cell office:value-type="float" office:value="9179901241" calcext:value-type="float">
            <text:p>9179901241</text:p>
          </table:table-cell>
          <table:table-cell office:value-type="float" office:value="78111" calcext:value-type="float">
            <text:p>78111</text:p>
          </table:table-cell>
          <table:table-cell office:value-type="float" office:value="6859621" calcext:value-type="float">
            <text:p>6859621</text:p>
          </table:table-cell>
          <table:table-cell office:value-type="float" office:value="6912926" calcext:value-type="float">
            <text:p>6912926</text:p>
          </table:table-cell>
          <table:table-cell office:value-type="float" office:value="86276" calcext:value-type="float">
            <text:p>86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7" calcext:value-type="float">
            <text:p>0.427147</text:p>
          </table:table-cell>
          <table:table-cell office:value-type="float" office:value="78111" calcext:value-type="float">
            <text:p>78111</text:p>
          </table:table-cell>
          <table:table-cell office:value-type="float" office:value="0.438139" calcext:value-type="float">
            <text:p>0.438139</text:p>
          </table:table-cell>
          <table:table-cell office:value-type="float" office:value="0.441544" calcext:value-type="float">
            <text:p>0.441544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0.99" calcext:value-type="float">
            <text:p>0.99</text:p>
          </table:table-cell>
          <table:table-cell office:value-type="float" office:value="80.13" calcext:value-type="float">
            <text:p>80.13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6079" calcext:value-type="float">
            <text:p>36079</text:p>
          </table:table-cell>
          <table:table-cell office:value-type="float" office:value="3924402738" calcext:value-type="float">
            <text:p>3924402738</text:p>
          </table:table-cell>
          <table:table-cell office:value-type="float" office:value="9183483682" calcext:value-type="float">
            <text:p>9183483682</text:p>
          </table:table-cell>
          <table:table-cell office:value-type="float" office:value="83024" calcext:value-type="float">
            <text:p>83024</text:p>
          </table:table-cell>
          <table:table-cell office:value-type="float" office:value="6876782" calcext:value-type="float">
            <text:p>6876782</text:p>
          </table:table-cell>
          <table:table-cell office:value-type="float" office:value="6930527" calcext:value-type="float">
            <text:p>6930527</text:p>
          </table:table-cell>
          <table:table-cell office:value-type="float" office:value="26758" calcext:value-type="float">
            <text:p>267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33" calcext:value-type="float">
            <text:p>0.427333</text:p>
          </table:table-cell>
          <table:table-cell office:value-type="float" office:value="83024" calcext:value-type="float">
            <text:p>83024</text:p>
          </table:table-cell>
          <table:table-cell office:value-type="float" office:value="0.438798" calcext:value-type="float">
            <text:p>0.438798</text:p>
          </table:table-cell>
          <table:table-cell office:value-type="float" office:value="0.442227" calcext:value-type="float">
            <text:p>0.442227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99" calcext:value-type="float">
            <text:p>0.99</text:p>
          </table:table-cell>
          <table:table-cell office:value-type="float" office:value="259.01" calcext:value-type="float">
            <text:p>259.0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6080" calcext:value-type="float">
            <text:p>36080</text:p>
          </table:table-cell>
          <table:table-cell office:value-type="float" office:value="3921154141" calcext:value-type="float">
            <text:p>3921154141</text:p>
          </table:table-cell>
          <table:table-cell office:value-type="float" office:value="9179287160" calcext:value-type="float">
            <text:p>9179287160</text:p>
          </table:table-cell>
          <table:table-cell office:value-type="float" office:value="77866" calcext:value-type="float">
            <text:p>77866</text:p>
          </table:table-cell>
          <table:table-cell office:value-type="float" office:value="6855198" calcext:value-type="float">
            <text:p>6855198</text:p>
          </table:table-cell>
          <table:table-cell office:value-type="float" office:value="6913948" calcext:value-type="float">
            <text:p>6913948</text:p>
          </table:table-cell>
          <table:table-cell office:value-type="float" office:value="35699" calcext:value-type="float">
            <text:p>35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4" calcext:value-type="float">
            <text:p>0.427174</text:p>
          </table:table-cell>
          <table:table-cell office:value-type="float" office:value="77866" calcext:value-type="float">
            <text:p>77866</text:p>
          </table:table-cell>
          <table:table-cell office:value-type="float" office:value="0.43742" calcext:value-type="float">
            <text:p>0.43742</text:p>
          </table:table-cell>
          <table:table-cell office:value-type="float" office:value="0.441169" calcext:value-type="float">
            <text:p>0.441169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.99" calcext:value-type="float">
            <text:p>0.99</text:p>
          </table:table-cell>
          <table:table-cell office:value-type="float" office:value="193.67" calcext:value-type="float">
            <text:p>193.6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6077" calcext:value-type="float">
            <text:p>36077</text:p>
          </table:table-cell>
          <table:table-cell office:value-type="float" office:value="3919830305" calcext:value-type="float">
            <text:p>3919830305</text:p>
          </table:table-cell>
          <table:table-cell office:value-type="float" office:value="9181090691" calcext:value-type="float">
            <text:p>9181090691</text:p>
          </table:table-cell>
          <table:table-cell office:value-type="float" office:value="79545" calcext:value-type="float">
            <text:p>79545</text:p>
          </table:table-cell>
          <table:table-cell office:value-type="float" office:value="6797033" calcext:value-type="float">
            <text:p>6797033</text:p>
          </table:table-cell>
          <table:table-cell office:value-type="float" office:value="6854187" calcext:value-type="float">
            <text:p>6854187</text:p>
          </table:table-cell>
          <table:table-cell office:value-type="float" office:value="71213" calcext:value-type="float">
            <text:p>712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6" calcext:value-type="float">
            <text:p>0.426946</text:p>
          </table:table-cell>
          <table:table-cell office:value-type="float" office:value="79545" calcext:value-type="float">
            <text:p>79545</text:p>
          </table:table-cell>
          <table:table-cell office:value-type="float" office:value="0.434142" calcext:value-type="float">
            <text:p>0.434142</text:p>
          </table:table-cell>
          <table:table-cell office:value-type="float" office:value="0.437792" calcext:value-type="float">
            <text:p>0.437792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99" calcext:value-type="float">
            <text:p>0.99</text:p>
          </table:table-cell>
          <table:table-cell office:value-type="float" office:value="96.25" calcext:value-type="float">
            <text:p>96.2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6078" calcext:value-type="float">
            <text:p>36078</text:p>
          </table:table-cell>
          <table:table-cell office:value-type="float" office:value="3917727090" calcext:value-type="float">
            <text:p>3917727090</text:p>
          </table:table-cell>
          <table:table-cell office:value-type="float" office:value="9178870438" calcext:value-type="float">
            <text:p>9178870438</text:p>
          </table:table-cell>
          <table:table-cell office:value-type="float" office:value="76584" calcext:value-type="float">
            <text:p>76584</text:p>
          </table:table-cell>
          <table:table-cell office:value-type="float" office:value="6743347" calcext:value-type="float">
            <text:p>6743347</text:p>
          </table:table-cell>
          <table:table-cell office:value-type="float" office:value="6798725" calcext:value-type="float">
            <text:p>6798725</text:p>
          </table:table-cell>
          <table:table-cell office:value-type="float" office:value="76993" calcext:value-type="float">
            <text:p>76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2" calcext:value-type="float">
            <text:p>0.42682</text:p>
          </table:table-cell>
          <table:table-cell office:value-type="float" office:value="76584" calcext:value-type="float">
            <text:p>76584</text:p>
          </table:table-cell>
          <table:table-cell office:value-type="float" office:value="0.430713" calcext:value-type="float">
            <text:p>0.430713</text:p>
          </table:table-cell>
          <table:table-cell office:value-type="float" office:value="0.43425" calcext:value-type="float">
            <text:p>0.43425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0.99" calcext:value-type="float">
            <text:p>0.9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7083" calcext:value-type="float">
            <text:p>37083</text:p>
          </table:table-cell>
          <table:table-cell office:value-type="float" office:value="3922429485" calcext:value-type="float">
            <text:p>3922429485</text:p>
          </table:table-cell>
          <table:table-cell office:value-type="float" office:value="9182847511" calcext:value-type="float">
            <text:p>9182847511</text:p>
          </table:table-cell>
          <table:table-cell office:value-type="float" office:value="76584" calcext:value-type="float">
            <text:p>76584</text:p>
          </table:table-cell>
          <table:table-cell office:value-type="float" office:value="6929945" calcext:value-type="float">
            <text:p>6929945</text:p>
          </table:table-cell>
          <table:table-cell office:value-type="float" office:value="6990624" calcext:value-type="float">
            <text:p>6990624</text:p>
          </table:table-cell>
          <table:table-cell office:value-type="float" office:value="76317" calcext:value-type="float">
            <text:p>763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7" calcext:value-type="float">
            <text:p>0.427147</text:p>
          </table:table-cell>
          <table:table-cell office:value-type="float" office:value="76584" calcext:value-type="float">
            <text:p>76584</text:p>
          </table:table-cell>
          <table:table-cell office:value-type="float" office:value="0.442631" calcext:value-type="float">
            <text:p>0.442631</text:p>
          </table:table-cell>
          <table:table-cell office:value-type="float" office:value="0.446507" calcext:value-type="float">
            <text:p>0.446507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0.99" calcext:value-type="float">
            <text:p>0.99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7081" calcext:value-type="float">
            <text:p>37081</text:p>
          </table:table-cell>
          <table:table-cell office:value-type="float" office:value="3920899264" calcext:value-type="float">
            <text:p>3920899264</text:p>
          </table:table-cell>
          <table:table-cell office:value-type="float" office:value="9179238780" calcext:value-type="float">
            <text:p>9179238780</text:p>
          </table:table-cell>
          <table:table-cell office:value-type="float" office:value="78410" calcext:value-type="float">
            <text:p>78410</text:p>
          </table:table-cell>
          <table:table-cell office:value-type="float" office:value="6858398" calcext:value-type="float">
            <text:p>6858398</text:p>
          </table:table-cell>
          <table:table-cell office:value-type="float" office:value="6909394" calcext:value-type="float">
            <text:p>6909394</text:p>
          </table:table-cell>
          <table:table-cell office:value-type="float" office:value="67137" calcext:value-type="float">
            <text:p>67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9" calcext:value-type="float">
            <text:p>0.427149</text:p>
          </table:table-cell>
          <table:table-cell office:value-type="float" office:value="78410" calcext:value-type="float">
            <text:p>78410</text:p>
          </table:table-cell>
          <table:table-cell office:value-type="float" office:value="0.438061" calcext:value-type="float">
            <text:p>0.438061</text:p>
          </table:table-cell>
          <table:table-cell office:value-type="float" office:value="0.441319" calcext:value-type="float">
            <text:p>0.441319</text:p>
          </table:table-cell>
          <table:table-cell office:value-type="float" office:value="0.004288" calcext:value-type="float">
            <text:p>0.004288</text:p>
          </table:table-cell>
          <table:table-cell office:value-type="float" office:value="0.99" calcext:value-type="float">
            <text:p>0.99</text:p>
          </table:table-cell>
          <table:table-cell office:value-type="float" office:value="102.91" calcext:value-type="float">
            <text:p>102.9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7076" calcext:value-type="float">
            <text:p>37076</text:p>
          </table:table-cell>
          <table:table-cell office:value-type="float" office:value="3920784821" calcext:value-type="float">
            <text:p>3920784821</text:p>
          </table:table-cell>
          <table:table-cell office:value-type="float" office:value="9182760758" calcext:value-type="float">
            <text:p>9182760758</text:p>
          </table:table-cell>
          <table:table-cell office:value-type="float" office:value="76953" calcext:value-type="float">
            <text:p>76953</text:p>
          </table:table-cell>
          <table:table-cell office:value-type="float" office:value="6859440" calcext:value-type="float">
            <text:p>6859440</text:p>
          </table:table-cell>
          <table:table-cell office:value-type="float" office:value="6915257" calcext:value-type="float">
            <text:p>6915257</text:p>
          </table:table-cell>
          <table:table-cell office:value-type="float" office:value="125117" calcext:value-type="float">
            <text:p>1251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2" calcext:value-type="float">
            <text:p>0.426972</text:p>
          </table:table-cell>
          <table:table-cell office:value-type="float" office:value="76953" calcext:value-type="float">
            <text:p>76953</text:p>
          </table:table-cell>
          <table:table-cell office:value-type="float" office:value="0.438128" calcext:value-type="float">
            <text:p>0.438128</text:p>
          </table:table-cell>
          <table:table-cell office:value-type="float" office:value="0.441693" calcext:value-type="float">
            <text:p>0.441693</text:p>
          </table:table-cell>
          <table:table-cell office:value-type="float" office:value="0.007992" calcext:value-type="float">
            <text:p>0.007992</text:p>
          </table:table-cell>
          <table:table-cell office:value-type="float" office:value="0.99" calcext:value-type="float">
            <text:p>0.99</text:p>
          </table:table-cell>
          <table:table-cell office:value-type="float" office:value="55.27" calcext:value-type="float">
            <text:p>55.2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7078" calcext:value-type="float">
            <text:p>37078</text:p>
          </table:table-cell>
          <table:table-cell office:value-type="float" office:value="3922045147" calcext:value-type="float">
            <text:p>3922045147</text:p>
          </table:table-cell>
          <table:table-cell office:value-type="float" office:value="9181655408" calcext:value-type="float">
            <text:p>9181655408</text:p>
          </table:table-cell>
          <table:table-cell office:value-type="float" office:value="78942" calcext:value-type="float">
            <text:p>78942</text:p>
          </table:table-cell>
          <table:table-cell office:value-type="float" office:value="6924632" calcext:value-type="float">
            <text:p>6924632</text:p>
          </table:table-cell>
          <table:table-cell office:value-type="float" office:value="6982199" calcext:value-type="float">
            <text:p>6982199</text:p>
          </table:table-cell>
          <table:table-cell office:value-type="float" office:value="119431" calcext:value-type="float">
            <text:p>119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1" calcext:value-type="float">
            <text:p>0.427161</text:p>
          </table:table-cell>
          <table:table-cell office:value-type="float" office:value="78942" calcext:value-type="float">
            <text:p>78942</text:p>
          </table:table-cell>
          <table:table-cell office:value-type="float" office:value="0.442292" calcext:value-type="float">
            <text:p>0.442292</text:p>
          </table:table-cell>
          <table:table-cell office:value-type="float" office:value="0.445969" calcext:value-type="float">
            <text:p>0.445969</text:p>
          </table:table-cell>
          <table:table-cell office:value-type="float" office:value="0.007628" calcext:value-type="float">
            <text:p>0.007628</text:p>
          </table:table-cell>
          <table:table-cell office:value-type="float" office:value="0.99" calcext:value-type="float">
            <text:p>0.99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7081" calcext:value-type="float">
            <text:p>37081</text:p>
          </table:table-cell>
          <table:table-cell office:value-type="float" office:value="3922464676" calcext:value-type="float">
            <text:p>3922464676</text:p>
          </table:table-cell>
          <table:table-cell office:value-type="float" office:value="9184616623" calcext:value-type="float">
            <text:p>9184616623</text:p>
          </table:table-cell>
          <table:table-cell office:value-type="float" office:value="79350" calcext:value-type="float">
            <text:p>79350</text:p>
          </table:table-cell>
          <table:table-cell office:value-type="float" office:value="6854446" calcext:value-type="float">
            <text:p>6854446</text:p>
          </table:table-cell>
          <table:table-cell office:value-type="float" office:value="6913468" calcext:value-type="float">
            <text:p>6913468</text:p>
          </table:table-cell>
          <table:table-cell office:value-type="float" office:value="57978" calcext:value-type="float">
            <text:p>579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9" calcext:value-type="float">
            <text:p>0.427069</text:p>
          </table:table-cell>
          <table:table-cell office:value-type="float" office:value="79350" calcext:value-type="float">
            <text:p>79350</text:p>
          </table:table-cell>
          <table:table-cell office:value-type="float" office:value="0.437809" calcext:value-type="float">
            <text:p>0.437809</text:p>
          </table:table-cell>
          <table:table-cell office:value-type="float" office:value="0.441579" calcext:value-type="float">
            <text:p>0.441579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99" calcext:value-type="float">
            <text:p>0.99</text:p>
          </table:table-cell>
          <table:table-cell office:value-type="float" office:value="119.24" calcext:value-type="float">
            <text:p>119.2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7082" calcext:value-type="float">
            <text:p>37082</text:p>
          </table:table-cell>
          <table:table-cell office:value-type="float" office:value="3919814385" calcext:value-type="float">
            <text:p>3919814385</text:p>
          </table:table-cell>
          <table:table-cell office:value-type="float" office:value="9180830455" calcext:value-type="float">
            <text:p>9180830455</text:p>
          </table:table-cell>
          <table:table-cell office:value-type="float" office:value="75801" calcext:value-type="float">
            <text:p>75801</text:p>
          </table:table-cell>
          <table:table-cell office:value-type="float" office:value="6812338" calcext:value-type="float">
            <text:p>6812338</text:p>
          </table:table-cell>
          <table:table-cell office:value-type="float" office:value="6871852" calcext:value-type="float">
            <text:p>6871852</text:p>
          </table:table-cell>
          <table:table-cell office:value-type="float" office:value="71382" calcext:value-type="float">
            <text:p>7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6" calcext:value-type="float">
            <text:p>0.426956</text:p>
          </table:table-cell>
          <table:table-cell office:value-type="float" office:value="75801" calcext:value-type="float">
            <text:p>75801</text:p>
          </table:table-cell>
          <table:table-cell office:value-type="float" office:value="0.435119" calcext:value-type="float">
            <text:p>0.435119</text:p>
          </table:table-cell>
          <table:table-cell office:value-type="float" office:value="0.438921" calcext:value-type="float">
            <text:p>0.438921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99" calcext:value-type="float">
            <text:p>0.99</text:p>
          </table:table-cell>
          <table:table-cell office:value-type="float" office:value="96.27" calcext:value-type="float">
            <text:p>96.2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7080" calcext:value-type="float">
            <text:p>37080</text:p>
          </table:table-cell>
          <table:table-cell office:value-type="float" office:value="3920262560" calcext:value-type="float">
            <text:p>3920262560</text:p>
          </table:table-cell>
          <table:table-cell office:value-type="float" office:value="9181439442" calcext:value-type="float">
            <text:p>9181439442</text:p>
          </table:table-cell>
          <table:table-cell office:value-type="float" office:value="79307" calcext:value-type="float">
            <text:p>79307</text:p>
          </table:table-cell>
          <table:table-cell office:value-type="float" office:value="6809261" calcext:value-type="float">
            <text:p>6809261</text:p>
          </table:table-cell>
          <table:table-cell office:value-type="float" office:value="6867498" calcext:value-type="float">
            <text:p>6867498</text:p>
          </table:table-cell>
          <table:table-cell office:value-type="float" office:value="84218" calcext:value-type="float">
            <text:p>842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7" calcext:value-type="float">
            <text:p>0.426977</text:p>
          </table:table-cell>
          <table:table-cell office:value-type="float" office:value="79307" calcext:value-type="float">
            <text:p>79307</text:p>
          </table:table-cell>
          <table:table-cell office:value-type="float" office:value="0.434489" calcext:value-type="float">
            <text:p>0.434489</text:p>
          </table:table-cell>
          <table:table-cell office:value-type="float" office:value="0.438205" calcext:value-type="float">
            <text:p>0.438205</text:p>
          </table:table-cell>
          <table:table-cell office:value-type="float" office:value="0.005374" calcext:value-type="float">
            <text:p>0.005374</text:p>
          </table:table-cell>
          <table:table-cell office:value-type="float" office:value="0.99" calcext:value-type="float">
            <text:p>0.99</text:p>
          </table:table-cell>
          <table:table-cell office:value-type="float" office:value="81.54" calcext:value-type="float">
            <text:p>81.5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7081" calcext:value-type="float">
            <text:p>37081</text:p>
          </table:table-cell>
          <table:table-cell office:value-type="float" office:value="3919090084" calcext:value-type="float">
            <text:p>3919090084</text:p>
          </table:table-cell>
          <table:table-cell office:value-type="float" office:value="9179058191" calcext:value-type="float">
            <text:p>9179058191</text:p>
          </table:table-cell>
          <table:table-cell office:value-type="float" office:value="77329" calcext:value-type="float">
            <text:p>77329</text:p>
          </table:table-cell>
          <table:table-cell office:value-type="float" office:value="6807268" calcext:value-type="float">
            <text:p>6807268</text:p>
          </table:table-cell>
          <table:table-cell office:value-type="float" office:value="6862506" calcext:value-type="float">
            <text:p>6862506</text:p>
          </table:table-cell>
          <table:table-cell office:value-type="float" office:value="77762" calcext:value-type="float">
            <text:p>77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6" calcext:value-type="float">
            <text:p>0.42696</text:p>
          </table:table-cell>
          <table:table-cell office:value-type="float" office:value="77329" calcext:value-type="float">
            <text:p>77329</text:p>
          </table:table-cell>
          <table:table-cell office:value-type="float" office:value="0.434362" calcext:value-type="float">
            <text:p>0.434362</text:p>
          </table:table-cell>
          <table:table-cell office:value-type="float" office:value="0.437887" calcext:value-type="float">
            <text:p>0.437887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0.99" calcext:value-type="float">
            <text:p>0.99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8086" calcext:value-type="float">
            <text:p>38086</text:p>
          </table:table-cell>
          <table:table-cell office:value-type="float" office:value="3924600441" calcext:value-type="float">
            <text:p>3924600441</text:p>
          </table:table-cell>
          <table:table-cell office:value-type="float" office:value="9184925206" calcext:value-type="float">
            <text:p>9184925206</text:p>
          </table:table-cell>
          <table:table-cell office:value-type="float" office:value="79817" calcext:value-type="float">
            <text:p>79817</text:p>
          </table:table-cell>
          <table:table-cell office:value-type="float" office:value="6849276" calcext:value-type="float">
            <text:p>6849276</text:p>
          </table:table-cell>
          <table:table-cell office:value-type="float" office:value="6901277" calcext:value-type="float">
            <text:p>6901277</text:p>
          </table:table-cell>
          <table:table-cell office:value-type="float" office:value="41378" calcext:value-type="float">
            <text:p>413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7" calcext:value-type="float">
            <text:p>0.427287</text:p>
          </table:table-cell>
          <table:table-cell office:value-type="float" office:value="79817" calcext:value-type="float">
            <text:p>79817</text:p>
          </table:table-cell>
          <table:table-cell office:value-type="float" office:value="0.437043" calcext:value-type="float">
            <text:p>0.437043</text:p>
          </table:table-cell>
          <table:table-cell office:value-type="float" office:value="0.440361" calcext:value-type="float">
            <text:p>0.440361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99" calcext:value-type="float">
            <text:p>0.99</text:p>
          </table:table-cell>
          <table:table-cell office:value-type="float" office:value="166.79" calcext:value-type="float">
            <text:p>166.7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8084" calcext:value-type="float">
            <text:p>38084</text:p>
          </table:table-cell>
          <table:table-cell office:value-type="float" office:value="3921769578" calcext:value-type="float">
            <text:p>3921769578</text:p>
          </table:table-cell>
          <table:table-cell office:value-type="float" office:value="9179097813" calcext:value-type="float">
            <text:p>9179097813</text:p>
          </table:table-cell>
          <table:table-cell office:value-type="float" office:value="77420" calcext:value-type="float">
            <text:p>77420</text:p>
          </table:table-cell>
          <table:table-cell office:value-type="float" office:value="6859210" calcext:value-type="float">
            <text:p>6859210</text:p>
          </table:table-cell>
          <table:table-cell office:value-type="float" office:value="6919606" calcext:value-type="float">
            <text:p>6919606</text:p>
          </table:table-cell>
          <table:table-cell office:value-type="float" office:value="44032" calcext:value-type="float">
            <text:p>4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77420" calcext:value-type="float">
            <text:p>77420</text:p>
          </table:table-cell>
          <table:table-cell office:value-type="float" office:value="0.437676" calcext:value-type="float">
            <text:p>0.437676</text:p>
          </table:table-cell>
          <table:table-cell office:value-type="float" office:value="0.44153" calcext:value-type="float">
            <text:p>0.44153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99" calcext:value-type="float">
            <text:p>0.99</text:p>
          </table:table-cell>
          <table:table-cell office:value-type="float" office:value="157.15" calcext:value-type="float">
            <text:p>157.1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8078" calcext:value-type="float">
            <text:p>38078</text:p>
          </table:table-cell>
          <table:table-cell office:value-type="float" office:value="3921740704" calcext:value-type="float">
            <text:p>3921740704</text:p>
          </table:table-cell>
          <table:table-cell office:value-type="float" office:value="9181480624" calcext:value-type="float">
            <text:p>9181480624</text:p>
          </table:table-cell>
          <table:table-cell office:value-type="float" office:value="77793" calcext:value-type="float">
            <text:p>77793</text:p>
          </table:table-cell>
          <table:table-cell office:value-type="float" office:value="6872696" calcext:value-type="float">
            <text:p>6872696</text:p>
          </table:table-cell>
          <table:table-cell office:value-type="float" office:value="6930075" calcext:value-type="float">
            <text:p>6930075</text:p>
          </table:table-cell>
          <table:table-cell office:value-type="float" office:value="108610" calcext:value-type="float">
            <text:p>1086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6" calcext:value-type="float">
            <text:p>0.427136</text:p>
          </table:table-cell>
          <table:table-cell office:value-type="float" office:value="77793" calcext:value-type="float">
            <text:p>77793</text:p>
          </table:table-cell>
          <table:table-cell office:value-type="float" office:value="0.438975" calcext:value-type="float">
            <text:p>0.438975</text:p>
          </table:table-cell>
          <table:table-cell office:value-type="float" office:value="0.44264" calcext:value-type="float">
            <text:p>0.44264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0.99" calcext:value-type="float">
            <text:p>0.99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8080" calcext:value-type="float">
            <text:p>38080</text:p>
          </table:table-cell>
          <table:table-cell office:value-type="float" office:value="3920261812" calcext:value-type="float">
            <text:p>3920261812</text:p>
          </table:table-cell>
          <table:table-cell office:value-type="float" office:value="9181569138" calcext:value-type="float">
            <text:p>9181569138</text:p>
          </table:table-cell>
          <table:table-cell office:value-type="float" office:value="77199" calcext:value-type="float">
            <text:p>77199</text:p>
          </table:table-cell>
          <table:table-cell office:value-type="float" office:value="6851812" calcext:value-type="float">
            <text:p>6851812</text:p>
          </table:table-cell>
          <table:table-cell office:value-type="float" office:value="6908565" calcext:value-type="float">
            <text:p>6908565</text:p>
          </table:table-cell>
          <table:table-cell office:value-type="float" office:value="108151" calcext:value-type="float">
            <text:p>108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1" calcext:value-type="float">
            <text:p>0.426971</text:p>
          </table:table-cell>
          <table:table-cell office:value-type="float" office:value="77199" calcext:value-type="float">
            <text:p>77199</text:p>
          </table:table-cell>
          <table:table-cell office:value-type="float" office:value="0.437641" calcext:value-type="float">
            <text:p>0.437641</text:p>
          </table:table-cell>
          <table:table-cell office:value-type="float" office:value="0.441266" calcext:value-type="float">
            <text:p>0.441266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0.99" calcext:value-type="float">
            <text:p>0.99</text:p>
          </table:table-cell>
          <table:table-cell office:value-type="float" office:value="63.88" calcext:value-type="float">
            <text:p>63.8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8083" calcext:value-type="float">
            <text:p>38083</text:p>
          </table:table-cell>
          <table:table-cell office:value-type="float" office:value="3922341407" calcext:value-type="float">
            <text:p>3922341407</text:p>
          </table:table-cell>
          <table:table-cell office:value-type="float" office:value="9183671088" calcext:value-type="float">
            <text:p>9183671088</text:p>
          </table:table-cell>
          <table:table-cell office:value-type="float" office:value="81230" calcext:value-type="float">
            <text:p>81230</text:p>
          </table:table-cell>
          <table:table-cell office:value-type="float" office:value="6852509" calcext:value-type="float">
            <text:p>6852509</text:p>
          </table:table-cell>
          <table:table-cell office:value-type="float" office:value="6906653" calcext:value-type="float">
            <text:p>6906653</text:p>
          </table:table-cell>
          <table:table-cell office:value-type="float" office:value="70471" calcext:value-type="float">
            <text:p>7047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9" calcext:value-type="float">
            <text:p>0.427099</text:p>
          </table:table-cell>
          <table:table-cell office:value-type="float" office:value="81230" calcext:value-type="float">
            <text:p>81230</text:p>
          </table:table-cell>
          <table:table-cell office:value-type="float" office:value="0.437685" calcext:value-type="float">
            <text:p>0.437685</text:p>
          </table:table-cell>
          <table:table-cell office:value-type="float" office:value="0.441144" calcext:value-type="float">
            <text:p>0.441144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99" calcext:value-type="float">
            <text:p>0.99</text:p>
          </table:table-cell>
          <table:table-cell office:value-type="float" office:value="98.01" calcext:value-type="float">
            <text:p>98.0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8084" calcext:value-type="float">
            <text:p>38084</text:p>
          </table:table-cell>
          <table:table-cell office:value-type="float" office:value="3921982417" calcext:value-type="float">
            <text:p>3921982417</text:p>
          </table:table-cell>
          <table:table-cell office:value-type="float" office:value="9179988581" calcext:value-type="float">
            <text:p>9179988581</text:p>
          </table:table-cell>
          <table:table-cell office:value-type="float" office:value="78802" calcext:value-type="float">
            <text:p>78802</text:p>
          </table:table-cell>
          <table:table-cell office:value-type="float" office:value="6926869" calcext:value-type="float">
            <text:p>6926869</text:p>
          </table:table-cell>
          <table:table-cell office:value-type="float" office:value="6979675" calcext:value-type="float">
            <text:p>6979675</text:p>
          </table:table-cell>
          <table:table-cell office:value-type="float" office:value="63496" calcext:value-type="float">
            <text:p>6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2" calcext:value-type="float">
            <text:p>0.427232</text:p>
          </table:table-cell>
          <table:table-cell office:value-type="float" office:value="78802" calcext:value-type="float">
            <text:p>78802</text:p>
          </table:table-cell>
          <table:table-cell office:value-type="float" office:value="0.442435" calcext:value-type="float">
            <text:p>0.442435</text:p>
          </table:table-cell>
          <table:table-cell office:value-type="float" office:value="0.445808" calcext:value-type="float">
            <text:p>0.445808</text:p>
          </table:table-cell>
          <table:table-cell office:value-type="float" office:value="0.004056" calcext:value-type="float">
            <text:p>0.004056</text:p>
          </table:table-cell>
          <table:table-cell office:value-type="float" office:value="0.99" calcext:value-type="float">
            <text:p>0.99</text:p>
          </table:table-cell>
          <table:table-cell office:value-type="float" office:value="109.92" calcext:value-type="float">
            <text:p>109.9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8082" calcext:value-type="float">
            <text:p>38082</text:p>
          </table:table-cell>
          <table:table-cell office:value-type="float" office:value="3922960452" calcext:value-type="float">
            <text:p>3922960452</text:p>
          </table:table-cell>
          <table:table-cell office:value-type="float" office:value="9182204784" calcext:value-type="float">
            <text:p>9182204784</text:p>
          </table:table-cell>
          <table:table-cell office:value-type="float" office:value="80496" calcext:value-type="float">
            <text:p>80496</text:p>
          </table:table-cell>
          <table:table-cell office:value-type="float" office:value="6898025" calcext:value-type="float">
            <text:p>6898025</text:p>
          </table:table-cell>
          <table:table-cell office:value-type="float" office:value="6955376" calcext:value-type="float">
            <text:p>6955376</text:p>
          </table:table-cell>
          <table:table-cell office:value-type="float" office:value="80490" calcext:value-type="float">
            <text:p>8049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5" calcext:value-type="float">
            <text:p>0.427235</text:p>
          </table:table-cell>
          <table:table-cell office:value-type="float" office:value="80496" calcext:value-type="float">
            <text:p>80496</text:p>
          </table:table-cell>
          <table:table-cell office:value-type="float" office:value="0.440592" calcext:value-type="float">
            <text:p>0.440592</text:p>
          </table:table-cell>
          <table:table-cell office:value-type="float" office:value="0.444256" calcext:value-type="float">
            <text:p>0.444256</text:p>
          </table:table-cell>
          <table:table-cell office:value-type="float" office:value="0.005141" calcext:value-type="float">
            <text:p>0.005141</text:p>
          </table:table-cell>
          <table:table-cell office:value-type="float" office:value="0.99" calcext:value-type="float">
            <text:p>0.99</text:p>
          </table:table-cell>
          <table:table-cell office:value-type="float" office:value="86.41" calcext:value-type="float">
            <text:p>86.4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8083" calcext:value-type="float">
            <text:p>38083</text:p>
          </table:table-cell>
          <table:table-cell office:value-type="float" office:value="3920345748" calcext:value-type="float">
            <text:p>3920345748</text:p>
          </table:table-cell>
          <table:table-cell office:value-type="float" office:value="9178729658" calcext:value-type="float">
            <text:p>9178729658</text:p>
          </table:table-cell>
          <table:table-cell office:value-type="float" office:value="77586" calcext:value-type="float">
            <text:p>77586</text:p>
          </table:table-cell>
          <table:table-cell office:value-type="float" office:value="6872472" calcext:value-type="float">
            <text:p>6872472</text:p>
          </table:table-cell>
          <table:table-cell office:value-type="float" office:value="6927559" calcext:value-type="float">
            <text:p>6927559</text:p>
          </table:table-cell>
          <table:table-cell office:value-type="float" office:value="68812" calcext:value-type="float">
            <text:p>6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77586" calcext:value-type="float">
            <text:p>77586</text:p>
          </table:table-cell>
          <table:table-cell office:value-type="float" office:value="0.43896" calcext:value-type="float">
            <text:p>0.43896</text:p>
          </table:table-cell>
          <table:table-cell office:value-type="float" office:value="0.442479" calcext:value-type="float">
            <text:p>0.442479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0.99" calcext:value-type="float">
            <text:p>0.99</text:p>
          </table:table-cell>
          <table:table-cell office:value-type="float" office:value="100.67" calcext:value-type="float">
            <text:p>100.6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39088" calcext:value-type="float">
            <text:p>39088</text:p>
          </table:table-cell>
          <table:table-cell office:value-type="float" office:value="3923093608" calcext:value-type="float">
            <text:p>3923093608</text:p>
          </table:table-cell>
          <table:table-cell office:value-type="float" office:value="9183458018" calcext:value-type="float">
            <text:p>9183458018</text:p>
          </table:table-cell>
          <table:table-cell office:value-type="float" office:value="77848" calcext:value-type="float">
            <text:p>77848</text:p>
          </table:table-cell>
          <table:table-cell office:value-type="float" office:value="6865585" calcext:value-type="float">
            <text:p>6865585</text:p>
          </table:table-cell>
          <table:table-cell office:value-type="float" office:value="6917915" calcext:value-type="float">
            <text:p>6917915</text:p>
          </table:table-cell>
          <table:table-cell office:value-type="float" office:value="74914" calcext:value-type="float">
            <text:p>749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1" calcext:value-type="float">
            <text:p>0.427191</text:p>
          </table:table-cell>
          <table:table-cell office:value-type="float" office:value="77848" calcext:value-type="float">
            <text:p>77848</text:p>
          </table:table-cell>
          <table:table-cell office:value-type="float" office:value="0.43852" calcext:value-type="float">
            <text:p>0.43852</text:p>
          </table:table-cell>
          <table:table-cell office:value-type="float" office:value="0.441863" calcext:value-type="float">
            <text:p>0.441863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.99" calcext:value-type="float">
            <text:p>0.99</text:p>
          </table:table-cell>
          <table:table-cell office:value-type="float" office:value="92.34" calcext:value-type="float">
            <text:p>92.3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39086" calcext:value-type="float">
            <text:p>39086</text:p>
          </table:table-cell>
          <table:table-cell office:value-type="float" office:value="3921792239" calcext:value-type="float">
            <text:p>3921792239</text:p>
          </table:table-cell>
          <table:table-cell office:value-type="float" office:value="9181566556" calcext:value-type="float">
            <text:p>9181566556</text:p>
          </table:table-cell>
          <table:table-cell office:value-type="float" office:value="77747" calcext:value-type="float">
            <text:p>77747</text:p>
          </table:table-cell>
          <table:table-cell office:value-type="float" office:value="6872485" calcext:value-type="float">
            <text:p>6872485</text:p>
          </table:table-cell>
          <table:table-cell office:value-type="float" office:value="6931126" calcext:value-type="float">
            <text:p>6931126</text:p>
          </table:table-cell>
          <table:table-cell office:value-type="float" office:value="79543" calcext:value-type="float">
            <text:p>7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8" calcext:value-type="float">
            <text:p>0.427138</text:p>
          </table:table-cell>
          <table:table-cell office:value-type="float" office:value="77747" calcext:value-type="float">
            <text:p>77747</text:p>
          </table:table-cell>
          <table:table-cell office:value-type="float" office:value="0.438961" calcext:value-type="float">
            <text:p>0.438961</text:p>
          </table:table-cell>
          <table:table-cell office:value-type="float" office:value="0.442707" calcext:value-type="float">
            <text:p>0.442707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0.99" calcext:value-type="float">
            <text:p>0.99</text:p>
          </table:table-cell>
          <table:table-cell office:value-type="float" office:value="87.14" calcext:value-type="float">
            <text:p>87.1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39081" calcext:value-type="float">
            <text:p>39081</text:p>
          </table:table-cell>
          <table:table-cell office:value-type="float" office:value="3921966217" calcext:value-type="float">
            <text:p>3921966217</text:p>
          </table:table-cell>
          <table:table-cell office:value-type="float" office:value="9182675910" calcext:value-type="float">
            <text:p>9182675910</text:p>
          </table:table-cell>
          <table:table-cell office:value-type="float" office:value="77041" calcext:value-type="float">
            <text:p>77041</text:p>
          </table:table-cell>
          <table:table-cell office:value-type="float" office:value="6809032" calcext:value-type="float">
            <text:p>6809032</text:p>
          </table:table-cell>
          <table:table-cell office:value-type="float" office:value="6860569" calcext:value-type="float">
            <text:p>6860569</text:p>
          </table:table-cell>
          <table:table-cell office:value-type="float" office:value="83506" calcext:value-type="float">
            <text:p>835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5" calcext:value-type="float">
            <text:p>0.427105</text:p>
          </table:table-cell>
          <table:table-cell office:value-type="float" office:value="77041" calcext:value-type="float">
            <text:p>77041</text:p>
          </table:table-cell>
          <table:table-cell office:value-type="float" office:value="0.434475" calcext:value-type="float">
            <text:p>0.434475</text:p>
          </table:table-cell>
          <table:table-cell office:value-type="float" office:value="0.437763" calcext:value-type="float">
            <text:p>0.437763</text:p>
          </table:table-cell>
          <table:table-cell office:value-type="float" office:value="0.005328" calcext:value-type="float">
            <text:p>0.005328</text:p>
          </table:table-cell>
          <table:table-cell office:value-type="float" office:value="0.99" calcext:value-type="float">
            <text:p>0.99</text:p>
          </table:table-cell>
          <table:table-cell office:value-type="float" office:value="82.16" calcext:value-type="float">
            <text:p>82.16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39083" calcext:value-type="float">
            <text:p>39083</text:p>
          </table:table-cell>
          <table:table-cell office:value-type="float" office:value="3921531628" calcext:value-type="float">
            <text:p>3921531628</text:p>
          </table:table-cell>
          <table:table-cell office:value-type="float" office:value="9180515564" calcext:value-type="float">
            <text:p>9180515564</text:p>
          </table:table-cell>
          <table:table-cell office:value-type="float" office:value="76395" calcext:value-type="float">
            <text:p>76395</text:p>
          </table:table-cell>
          <table:table-cell office:value-type="float" office:value="6813025" calcext:value-type="float">
            <text:p>6813025</text:p>
          </table:table-cell>
          <table:table-cell office:value-type="float" office:value="6867048" calcext:value-type="float">
            <text:p>6867048</text:p>
          </table:table-cell>
          <table:table-cell office:value-type="float" office:value="76774" calcext:value-type="float">
            <text:p>76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8" calcext:value-type="float">
            <text:p>0.427158</text:p>
          </table:table-cell>
          <table:table-cell office:value-type="float" office:value="76395" calcext:value-type="float">
            <text:p>76395</text:p>
          </table:table-cell>
          <table:table-cell office:value-type="float" office:value="0.434729" calcext:value-type="float">
            <text:p>0.434729</text:p>
          </table:table-cell>
          <table:table-cell office:value-type="float" office:value="0.438177" calcext:value-type="float">
            <text:p>0.438177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.99" calcext:value-type="float">
            <text:p>0.99</text:p>
          </table:table-cell>
          <table:table-cell office:value-type="float" office:value="89.44" calcext:value-type="float">
            <text:p>89.4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39085" calcext:value-type="float">
            <text:p>39085</text:p>
          </table:table-cell>
          <table:table-cell office:value-type="float" office:value="3922457152" calcext:value-type="float">
            <text:p>3922457152</text:p>
          </table:table-cell>
          <table:table-cell office:value-type="float" office:value="9183451571" calcext:value-type="float">
            <text:p>9183451571</text:p>
          </table:table-cell>
          <table:table-cell office:value-type="float" office:value="81008" calcext:value-type="float">
            <text:p>81008</text:p>
          </table:table-cell>
          <table:table-cell office:value-type="float" office:value="6869270" calcext:value-type="float">
            <text:p>6869270</text:p>
          </table:table-cell>
          <table:table-cell office:value-type="float" office:value="6921214" calcext:value-type="float">
            <text:p>6921214</text:p>
          </table:table-cell>
          <table:table-cell office:value-type="float" office:value="70011" calcext:value-type="float">
            <text:p>700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2" calcext:value-type="float">
            <text:p>0.427122</text:p>
          </table:table-cell>
          <table:table-cell office:value-type="float" office:value="81008" calcext:value-type="float">
            <text:p>81008</text:p>
          </table:table-cell>
          <table:table-cell office:value-type="float" office:value="0.438756" calcext:value-type="float">
            <text:p>0.438756</text:p>
          </table:table-cell>
          <table:table-cell office:value-type="float" office:value="0.442074" calcext:value-type="float">
            <text:p>0.442074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99" calcext:value-type="float">
            <text:p>0.99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39086" calcext:value-type="float">
            <text:p>39086</text:p>
          </table:table-cell>
          <table:table-cell office:value-type="float" office:value="3921187835" calcext:value-type="float">
            <text:p>3921187835</text:p>
          </table:table-cell>
          <table:table-cell office:value-type="float" office:value="9181310142" calcext:value-type="float">
            <text:p>9181310142</text:p>
          </table:table-cell>
          <table:table-cell office:value-type="float" office:value="80766" calcext:value-type="float">
            <text:p>80766</text:p>
          </table:table-cell>
          <table:table-cell office:value-type="float" office:value="6846722" calcext:value-type="float">
            <text:p>6846722</text:p>
          </table:table-cell>
          <table:table-cell office:value-type="float" office:value="6895577" calcext:value-type="float">
            <text:p>6895577</text:p>
          </table:table-cell>
          <table:table-cell office:value-type="float" office:value="58405" calcext:value-type="float">
            <text:p>5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4" calcext:value-type="float">
            <text:p>0.427084</text:p>
          </table:table-cell>
          <table:table-cell office:value-type="float" office:value="80766" calcext:value-type="float">
            <text:p>80766</text:p>
          </table:table-cell>
          <table:table-cell office:value-type="float" office:value="0.437316" calcext:value-type="float">
            <text:p>0.437316</text:p>
          </table:table-cell>
          <table:table-cell office:value-type="float" office:value="0.440436" calcext:value-type="float">
            <text:p>0.440436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99" calcext:value-type="float">
            <text:p>0.99</text:p>
          </table:table-cell>
          <table:table-cell office:value-type="float" office:value="118.06" calcext:value-type="float">
            <text:p>118.0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39084" calcext:value-type="float">
            <text:p>39084</text:p>
          </table:table-cell>
          <table:table-cell office:value-type="float" office:value="3923782778" calcext:value-type="float">
            <text:p>3923782778</text:p>
          </table:table-cell>
          <table:table-cell office:value-type="float" office:value="9185554044" calcext:value-type="float">
            <text:p>9185554044</text:p>
          </table:table-cell>
          <table:table-cell office:value-type="float" office:value="79633" calcext:value-type="float">
            <text:p>79633</text:p>
          </table:table-cell>
          <table:table-cell office:value-type="float" office:value="6881582" calcext:value-type="float">
            <text:p>6881582</text:p>
          </table:table-cell>
          <table:table-cell office:value-type="float" office:value="6936763" calcext:value-type="float">
            <text:p>6936763</text:p>
          </table:table-cell>
          <table:table-cell office:value-type="float" office:value="83887" calcext:value-type="float">
            <text:p>838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9" calcext:value-type="float">
            <text:p>0.427169</text:p>
          </table:table-cell>
          <table:table-cell office:value-type="float" office:value="79633" calcext:value-type="float">
            <text:p>79633</text:p>
          </table:table-cell>
          <table:table-cell office:value-type="float" office:value="0.439542" calcext:value-type="float">
            <text:p>0.439542</text:p>
          </table:table-cell>
          <table:table-cell office:value-type="float" office:value="0.443067" calcext:value-type="float">
            <text:p>0.443067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.99" calcext:value-type="float">
            <text:p>0.99</text:p>
          </table:table-cell>
          <table:table-cell office:value-type="float" office:value="82.69" calcext:value-type="float">
            <text:p>82.69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39085" calcext:value-type="float">
            <text:p>39085</text:p>
          </table:table-cell>
          <table:table-cell office:value-type="float" office:value="3921039702" calcext:value-type="float">
            <text:p>3921039702</text:p>
          </table:table-cell>
          <table:table-cell office:value-type="float" office:value="9182463528" calcext:value-type="float">
            <text:p>9182463528</text:p>
          </table:table-cell>
          <table:table-cell office:value-type="float" office:value="76775" calcext:value-type="float">
            <text:p>76775</text:p>
          </table:table-cell>
          <table:table-cell office:value-type="float" office:value="6772836" calcext:value-type="float">
            <text:p>6772836</text:p>
          </table:table-cell>
          <table:table-cell office:value-type="float" office:value="6827909" calcext:value-type="float">
            <text:p>6827909</text:p>
          </table:table-cell>
          <table:table-cell office:value-type="float" office:value="46724" calcext:value-type="float">
            <text:p>46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4" calcext:value-type="float">
            <text:p>0.427014</text:p>
          </table:table-cell>
          <table:table-cell office:value-type="float" office:value="76775" calcext:value-type="float">
            <text:p>76775</text:p>
          </table:table-cell>
          <table:table-cell office:value-type="float" office:value="0.432596" calcext:value-type="float">
            <text:p>0.432596</text:p>
          </table:table-cell>
          <table:table-cell office:value-type="float" office:value="0.436114" calcext:value-type="float">
            <text:p>0.436114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99" calcext:value-type="float">
            <text:p>0.99</text:p>
          </table:table-cell>
          <table:table-cell office:value-type="float" office:value="146.13" calcext:value-type="float">
            <text:p>146.1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0090" calcext:value-type="float">
            <text:p>40090</text:p>
          </table:table-cell>
          <table:table-cell office:value-type="float" office:value="3923493692" calcext:value-type="float">
            <text:p>3923493692</text:p>
          </table:table-cell>
          <table:table-cell office:value-type="float" office:value="9183570441" calcext:value-type="float">
            <text:p>9183570441</text:p>
          </table:table-cell>
          <table:table-cell office:value-type="float" office:value="77842" calcext:value-type="float">
            <text:p>77842</text:p>
          </table:table-cell>
          <table:table-cell office:value-type="float" office:value="6873283" calcext:value-type="float">
            <text:p>6873283</text:p>
          </table:table-cell>
          <table:table-cell office:value-type="float" office:value="6928596" calcext:value-type="float">
            <text:p>6928596</text:p>
          </table:table-cell>
          <table:table-cell office:value-type="float" office:value="75329" calcext:value-type="float">
            <text:p>753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" calcext:value-type="float">
            <text:p>0.42723</text:p>
          </table:table-cell>
          <table:table-cell office:value-type="float" office:value="77842" calcext:value-type="float">
            <text:p>77842</text:p>
          </table:table-cell>
          <table:table-cell office:value-type="float" office:value="0.439012" calcext:value-type="float">
            <text:p>0.439012</text:p>
          </table:table-cell>
          <table:table-cell office:value-type="float" office:value="0.442545" calcext:value-type="float">
            <text:p>0.442545</text:p>
          </table:table-cell>
          <table:table-cell office:value-type="float" office:value="0.004811" calcext:value-type="float">
            <text:p>0.004811</text:p>
          </table:table-cell>
          <table:table-cell office:value-type="float" office:value="0.99" calcext:value-type="float">
            <text:p>0.99</text:p>
          </table:table-cell>
          <table:table-cell office:value-type="float" office:value="91.98" calcext:value-type="float">
            <text:p>91.9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0088" calcext:value-type="float">
            <text:p>40088</text:p>
          </table:table-cell>
          <table:table-cell office:value-type="float" office:value="3920376857" calcext:value-type="float">
            <text:p>3920376857</text:p>
          </table:table-cell>
          <table:table-cell office:value-type="float" office:value="9177810412" calcext:value-type="float">
            <text:p>9177810412</text:p>
          </table:table-cell>
          <table:table-cell office:value-type="float" office:value="76460" calcext:value-type="float">
            <text:p>76460</text:p>
          </table:table-cell>
          <table:table-cell office:value-type="float" office:value="6910951" calcext:value-type="float">
            <text:p>6910951</text:p>
          </table:table-cell>
          <table:table-cell office:value-type="float" office:value="6969817" calcext:value-type="float">
            <text:p>6969817</text:p>
          </table:table-cell>
          <table:table-cell office:value-type="float" office:value="80772" calcext:value-type="float">
            <text:p>8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8" calcext:value-type="float">
            <text:p>0.427158</text:p>
          </table:table-cell>
          <table:table-cell office:value-type="float" office:value="76460" calcext:value-type="float">
            <text:p>76460</text:p>
          </table:table-cell>
          <table:table-cell office:value-type="float" office:value="0.441418" calcext:value-type="float">
            <text:p>0.441418</text:p>
          </table:table-cell>
          <table:table-cell office:value-type="float" office:value="0.445178" calcext:value-type="float">
            <text:p>0.445178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99" calcext:value-type="float">
            <text:p>0.99</text:p>
          </table:table-cell>
          <table:table-cell office:value-type="float" office:value="86.29" calcext:value-type="float">
            <text:p>86.29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0083" calcext:value-type="float">
            <text:p>40083</text:p>
          </table:table-cell>
          <table:table-cell office:value-type="float" office:value="3924799338" calcext:value-type="float">
            <text:p>3924799338</text:p>
          </table:table-cell>
          <table:table-cell office:value-type="float" office:value="9187354492" calcext:value-type="float">
            <text:p>9187354492</text:p>
          </table:table-cell>
          <table:table-cell office:value-type="float" office:value="77713" calcext:value-type="float">
            <text:p>77713</text:p>
          </table:table-cell>
          <table:table-cell office:value-type="float" office:value="6868053" calcext:value-type="float">
            <text:p>6868053</text:p>
          </table:table-cell>
          <table:table-cell office:value-type="float" office:value="6924513" calcext:value-type="float">
            <text:p>6924513</text:p>
          </table:table-cell>
          <table:table-cell office:value-type="float" office:value="86170" calcext:value-type="float">
            <text:p>861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6" calcext:value-type="float">
            <text:p>0.427196</text:p>
          </table:table-cell>
          <table:table-cell office:value-type="float" office:value="77713" calcext:value-type="float">
            <text:p>77713</text:p>
          </table:table-cell>
          <table:table-cell office:value-type="float" office:value="0.438678" calcext:value-type="float">
            <text:p>0.438678</text:p>
          </table:table-cell>
          <table:table-cell office:value-type="float" office:value="0.442284" calcext:value-type="float">
            <text:p>0.442284</text:p>
          </table:table-cell>
          <table:table-cell office:value-type="float" office:value="0.005504" calcext:value-type="float">
            <text:p>0.005504</text:p>
          </table:table-cell>
          <table:table-cell office:value-type="float" office:value="0.99" calcext:value-type="float">
            <text:p>0.99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0085" calcext:value-type="float">
            <text:p>40085</text:p>
          </table:table-cell>
          <table:table-cell office:value-type="float" office:value="3924646174" calcext:value-type="float">
            <text:p>3924646174</text:p>
          </table:table-cell>
          <table:table-cell office:value-type="float" office:value="9186476200" calcext:value-type="float">
            <text:p>9186476200</text:p>
          </table:table-cell>
          <table:table-cell office:value-type="float" office:value="78433" calcext:value-type="float">
            <text:p>78433</text:p>
          </table:table-cell>
          <table:table-cell office:value-type="float" office:value="6883901" calcext:value-type="float">
            <text:p>6883901</text:p>
          </table:table-cell>
          <table:table-cell office:value-type="float" office:value="6940884" calcext:value-type="float">
            <text:p>6940884</text:p>
          </table:table-cell>
          <table:table-cell office:value-type="float" office:value="116527" calcext:value-type="float">
            <text:p>116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" calcext:value-type="float">
            <text:p>0.42722</text:p>
          </table:table-cell>
          <table:table-cell office:value-type="float" office:value="78433" calcext:value-type="float">
            <text:p>78433</text:p>
          </table:table-cell>
          <table:table-cell office:value-type="float" office:value="0.43969" calcext:value-type="float">
            <text:p>0.43969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0.99" calcext:value-type="float">
            <text:p>0.99</text:p>
          </table:table-cell>
          <table:table-cell office:value-type="float" office:value="59.56" calcext:value-type="float">
            <text:p>59.5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0088" calcext:value-type="float">
            <text:p>40088</text:p>
          </table:table-cell>
          <table:table-cell office:value-type="float" office:value="3925438894" calcext:value-type="float">
            <text:p>3925438894</text:p>
          </table:table-cell>
          <table:table-cell office:value-type="float" office:value="9188755420" calcext:value-type="float">
            <text:p>9188755420</text:p>
          </table:table-cell>
          <table:table-cell office:value-type="float" office:value="80948" calcext:value-type="float">
            <text:p>80948</text:p>
          </table:table-cell>
          <table:table-cell office:value-type="float" office:value="6872587" calcext:value-type="float">
            <text:p>6872587</text:p>
          </table:table-cell>
          <table:table-cell office:value-type="float" office:value="6925342" calcext:value-type="float">
            <text:p>6925342</text:p>
          </table:table-cell>
          <table:table-cell office:value-type="float" office:value="70475" calcext:value-type="float">
            <text:p>704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" calcext:value-type="float">
            <text:p>0.4272</text:p>
          </table:table-cell>
          <table:table-cell office:value-type="float" office:value="80948" calcext:value-type="float">
            <text:p>80948</text:p>
          </table:table-cell>
          <table:table-cell office:value-type="float" office:value="0.43853" calcext:value-type="float">
            <text:p>0.43853</text:p>
          </table:table-cell>
          <table:table-cell office:value-type="float" office:value="0.441896" calcext:value-type="float">
            <text:p>0.441896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99" calcext:value-type="float">
            <text:p>0.99</text:p>
          </table:table-cell>
          <table:table-cell office:value-type="float" office:value="98.27" calcext:value-type="float">
            <text:p>98.2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0089" calcext:value-type="float">
            <text:p>40089</text:p>
          </table:table-cell>
          <table:table-cell office:value-type="float" office:value="3924294341" calcext:value-type="float">
            <text:p>3924294341</text:p>
          </table:table-cell>
          <table:table-cell office:value-type="float" office:value="9185207488" calcext:value-type="float">
            <text:p>9185207488</text:p>
          </table:table-cell>
          <table:table-cell office:value-type="float" office:value="78462" calcext:value-type="float">
            <text:p>78462</text:p>
          </table:table-cell>
          <table:table-cell office:value-type="float" office:value="6869577" calcext:value-type="float">
            <text:p>6869577</text:p>
          </table:table-cell>
          <table:table-cell office:value-type="float" office:value="6926895" calcext:value-type="float">
            <text:p>6926895</text:p>
          </table:table-cell>
          <table:table-cell office:value-type="float" office:value="37576" calcext:value-type="float">
            <text:p>37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1" calcext:value-type="float">
            <text:p>0.427241</text:p>
          </table:table-cell>
          <table:table-cell office:value-type="float" office:value="78462" calcext:value-type="float">
            <text:p>78462</text:p>
          </table:table-cell>
          <table:table-cell office:value-type="float" office:value="0.438338" calcext:value-type="float">
            <text:p>0.438338</text:p>
          </table:table-cell>
          <table:table-cell office:value-type="float" office:value="0.441995" calcext:value-type="float">
            <text:p>0.441995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99" calcext:value-type="float">
            <text:p>0.99</text:p>
          </table:table-cell>
          <table:table-cell office:value-type="float" office:value="184.34" calcext:value-type="float">
            <text:p>184.3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0086" calcext:value-type="float">
            <text:p>40086</text:p>
          </table:table-cell>
          <table:table-cell office:value-type="float" office:value="3923709323" calcext:value-type="float">
            <text:p>3923709323</text:p>
          </table:table-cell>
          <table:table-cell office:value-type="float" office:value="9188689424" calcext:value-type="float">
            <text:p>9188689424</text:p>
          </table:table-cell>
          <table:table-cell office:value-type="float" office:value="78205" calcext:value-type="float">
            <text:p>78205</text:p>
          </table:table-cell>
          <table:table-cell office:value-type="float" office:value="6819300" calcext:value-type="float">
            <text:p>6819300</text:p>
          </table:table-cell>
          <table:table-cell office:value-type="float" office:value="6878083" calcext:value-type="float">
            <text:p>6878083</text:p>
          </table:table-cell>
          <table:table-cell office:value-type="float" office:value="40139" calcext:value-type="float">
            <text:p>401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5" calcext:value-type="float">
            <text:p>0.427015</text:p>
          </table:table-cell>
          <table:table-cell office:value-type="float" office:value="78205" calcext:value-type="float">
            <text:p>78205</text:p>
          </table:table-cell>
          <table:table-cell office:value-type="float" office:value="0.435564" calcext:value-type="float">
            <text:p>0.435564</text:p>
          </table:table-cell>
          <table:table-cell office:value-type="float" office:value="0.439319" calcext:value-type="float">
            <text:p>0.439319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99" calcext:value-type="float">
            <text:p>0.99</text:p>
          </table:table-cell>
          <table:table-cell office:value-type="float" office:value="171.36" calcext:value-type="float">
            <text:p>171.3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0087" calcext:value-type="float">
            <text:p>40087</text:p>
          </table:table-cell>
          <table:table-cell office:value-type="float" office:value="3922394490" calcext:value-type="float">
            <text:p>3922394490</text:p>
          </table:table-cell>
          <table:table-cell office:value-type="float" office:value="9185143483" calcext:value-type="float">
            <text:p>9185143483</text:p>
          </table:table-cell>
          <table:table-cell office:value-type="float" office:value="76244" calcext:value-type="float">
            <text:p>76244</text:p>
          </table:table-cell>
          <table:table-cell office:value-type="float" office:value="6818066" calcext:value-type="float">
            <text:p>6818066</text:p>
          </table:table-cell>
          <table:table-cell office:value-type="float" office:value="6874455" calcext:value-type="float">
            <text:p>6874455</text:p>
          </table:table-cell>
          <table:table-cell office:value-type="float" office:value="45478" calcext:value-type="float">
            <text:p>45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76244" calcext:value-type="float">
            <text:p>76244</text:p>
          </table:table-cell>
          <table:table-cell office:value-type="float" office:value="0.435485" calcext:value-type="float">
            <text:p>0.435485</text:p>
          </table:table-cell>
          <table:table-cell office:value-type="float" office:value="0.439087" calcext:value-type="float">
            <text:p>0.439087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99" calcext:value-type="float">
            <text:p>0.99</text:p>
          </table:table-cell>
          <table:table-cell office:value-type="float" office:value="151.16" calcext:value-type="float">
            <text:p>151.1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1092" calcext:value-type="float">
            <text:p>41092</text:p>
          </table:table-cell>
          <table:table-cell office:value-type="float" office:value="3924267310" calcext:value-type="float">
            <text:p>3924267310</text:p>
          </table:table-cell>
          <table:table-cell office:value-type="float" office:value="9189503324" calcext:value-type="float">
            <text:p>9189503324</text:p>
          </table:table-cell>
          <table:table-cell office:value-type="float" office:value="77398" calcext:value-type="float">
            <text:p>77398</text:p>
          </table:table-cell>
          <table:table-cell office:value-type="float" office:value="6809563" calcext:value-type="float">
            <text:p>6809563</text:p>
          </table:table-cell>
          <table:table-cell office:value-type="float" office:value="6868538" calcext:value-type="float">
            <text:p>6868538</text:p>
          </table:table-cell>
          <table:table-cell office:value-type="float" office:value="74720" calcext:value-type="float">
            <text:p>747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8" calcext:value-type="float">
            <text:p>0.427038</text:p>
          </table:table-cell>
          <table:table-cell office:value-type="float" office:value="77398" calcext:value-type="float">
            <text:p>77398</text:p>
          </table:table-cell>
          <table:table-cell office:value-type="float" office:value="0.434942" calcext:value-type="float">
            <text:p>0.434942</text:p>
          </table:table-cell>
          <table:table-cell office:value-type="float" office:value="0.438709" calcext:value-type="float">
            <text:p>0.438709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99" calcext:value-type="float">
            <text:p>0.99</text:p>
          </table:table-cell>
          <table:table-cell office:value-type="float" office:value="91.92" calcext:value-type="float">
            <text:p>91.9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1090" calcext:value-type="float">
            <text:p>41090</text:p>
          </table:table-cell>
          <table:table-cell office:value-type="float" office:value="3923425038" calcext:value-type="float">
            <text:p>3923425038</text:p>
          </table:table-cell>
          <table:table-cell office:value-type="float" office:value="9184526796" calcext:value-type="float">
            <text:p>9184526796</text:p>
          </table:table-cell>
          <table:table-cell office:value-type="float" office:value="76720" calcext:value-type="float">
            <text:p>76720</text:p>
          </table:table-cell>
          <table:table-cell office:value-type="float" office:value="6850488" calcext:value-type="float">
            <text:p>6850488</text:p>
          </table:table-cell>
          <table:table-cell office:value-type="float" office:value="6906660" calcext:value-type="float">
            <text:p>6906660</text:p>
          </table:table-cell>
          <table:table-cell office:value-type="float" office:value="77152" calcext:value-type="float">
            <text:p>7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8" calcext:value-type="float">
            <text:p>0.427178</text:p>
          </table:table-cell>
          <table:table-cell office:value-type="float" office:value="76720" calcext:value-type="float">
            <text:p>76720</text:p>
          </table:table-cell>
          <table:table-cell office:value-type="float" office:value="0.437556" calcext:value-type="float">
            <text:p>0.437556</text:p>
          </table:table-cell>
          <table:table-cell office:value-type="float" office:value="0.441144" calcext:value-type="float">
            <text:p>0.441144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99" calcext:value-type="float">
            <text:p>0.99</text:p>
          </table:table-cell>
          <table:table-cell office:value-type="float" office:value="89.52" calcext:value-type="float">
            <text:p>89.5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1085" calcext:value-type="float">
            <text:p>41085</text:p>
          </table:table-cell>
          <table:table-cell office:value-type="float" office:value="3926016238" calcext:value-type="float">
            <text:p>3926016238</text:p>
          </table:table-cell>
          <table:table-cell office:value-type="float" office:value="9188873113" calcext:value-type="float">
            <text:p>9188873113</text:p>
          </table:table-cell>
          <table:table-cell office:value-type="float" office:value="78541" calcext:value-type="float">
            <text:p>78541</text:p>
          </table:table-cell>
          <table:table-cell office:value-type="float" office:value="6869034" calcext:value-type="float">
            <text:p>6869034</text:p>
          </table:table-cell>
          <table:table-cell office:value-type="float" office:value="6928161" calcext:value-type="float">
            <text:p>6928161</text:p>
          </table:table-cell>
          <table:table-cell office:value-type="float" office:value="113344" calcext:value-type="float">
            <text:p>1133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8" calcext:value-type="float">
            <text:p>0.427258</text:p>
          </table:table-cell>
          <table:table-cell office:value-type="float" office:value="78541" calcext:value-type="float">
            <text:p>78541</text:p>
          </table:table-cell>
          <table:table-cell office:value-type="float" office:value="0.438741" calcext:value-type="float">
            <text:p>0.438741</text:p>
          </table:table-cell>
          <table:table-cell office:value-type="float" office:value="0.442517" calcext:value-type="float">
            <text:p>0.442517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99" calcext:value-type="float">
            <text:p>0.99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1087" calcext:value-type="float">
            <text:p>41087</text:p>
          </table:table-cell>
          <table:table-cell office:value-type="float" office:value="3922003740" calcext:value-type="float">
            <text:p>3922003740</text:p>
          </table:table-cell>
          <table:table-cell office:value-type="float" office:value="9185461770" calcext:value-type="float">
            <text:p>9185461770</text:p>
          </table:table-cell>
          <table:table-cell office:value-type="float" office:value="75094" calcext:value-type="float">
            <text:p>75094</text:p>
          </table:table-cell>
          <table:table-cell office:value-type="float" office:value="6854280" calcext:value-type="float">
            <text:p>6854280</text:p>
          </table:table-cell>
          <table:table-cell office:value-type="float" office:value="6914085" calcext:value-type="float">
            <text:p>6914085</text:p>
          </table:table-cell>
          <table:table-cell office:value-type="float" office:value="109511" calcext:value-type="float">
            <text:p>109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9" calcext:value-type="float">
            <text:p>0.426979</text:p>
          </table:table-cell>
          <table:table-cell office:value-type="float" office:value="75094" calcext:value-type="float">
            <text:p>75094</text:p>
          </table:table-cell>
          <table:table-cell office:value-type="float" office:value="0.437798" calcext:value-type="float">
            <text:p>0.437798</text:p>
          </table:table-cell>
          <table:table-cell office:value-type="float" office:value="0.441618" calcext:value-type="float">
            <text:p>0.441618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99" calcext:value-type="float">
            <text:p>0.99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1091" calcext:value-type="float">
            <text:p>41091</text:p>
          </table:table-cell>
          <table:table-cell office:value-type="float" office:value="3924164739" calcext:value-type="float">
            <text:p>3924164739</text:p>
          </table:table-cell>
          <table:table-cell office:value-type="float" office:value="9189736730" calcext:value-type="float">
            <text:p>9189736730</text:p>
          </table:table-cell>
          <table:table-cell office:value-type="float" office:value="78622" calcext:value-type="float">
            <text:p>78622</text:p>
          </table:table-cell>
          <table:table-cell office:value-type="float" office:value="6810928" calcext:value-type="float">
            <text:p>6810928</text:p>
          </table:table-cell>
          <table:table-cell office:value-type="float" office:value="6867113" calcext:value-type="float">
            <text:p>6867113</text:p>
          </table:table-cell>
          <table:table-cell office:value-type="float" office:value="39289" calcext:value-type="float">
            <text:p>392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6" calcext:value-type="float">
            <text:p>0.427016</text:p>
          </table:table-cell>
          <table:table-cell office:value-type="float" office:value="78622" calcext:value-type="float">
            <text:p>78622</text:p>
          </table:table-cell>
          <table:table-cell office:value-type="float" office:value="0.434596" calcext:value-type="float">
            <text:p>0.434596</text:p>
          </table:table-cell>
          <table:table-cell office:value-type="float" office:value="0.438181" calcext:value-type="float">
            <text:p>0.438181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99" calcext:value-type="float">
            <text:p>0.99</text:p>
          </table:table-cell>
          <table:table-cell office:value-type="float" office:value="174.78" calcext:value-type="float">
            <text:p>174.7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1092" calcext:value-type="float">
            <text:p>41092</text:p>
          </table:table-cell>
          <table:table-cell office:value-type="float" office:value="3923848281" calcext:value-type="float">
            <text:p>3923848281</text:p>
          </table:table-cell>
          <table:table-cell office:value-type="float" office:value="9186846230" calcext:value-type="float">
            <text:p>9186846230</text:p>
          </table:table-cell>
          <table:table-cell office:value-type="float" office:value="78531" calcext:value-type="float">
            <text:p>78531</text:p>
          </table:table-cell>
          <table:table-cell office:value-type="float" office:value="6820651" calcext:value-type="float">
            <text:p>6820651</text:p>
          </table:table-cell>
          <table:table-cell office:value-type="float" office:value="6874677" calcext:value-type="float">
            <text:p>6874677</text:p>
          </table:table-cell>
          <table:table-cell office:value-type="float" office:value="69648" calcext:value-type="float">
            <text:p>69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6" calcext:value-type="float">
            <text:p>0.427116</text:p>
          </table:table-cell>
          <table:table-cell office:value-type="float" office:value="78531" calcext:value-type="float">
            <text:p>78531</text:p>
          </table:table-cell>
          <table:table-cell office:value-type="float" office:value="0.435216" calcext:value-type="float">
            <text:p>0.435216</text:p>
          </table:table-cell>
          <table:table-cell office:value-type="float" office:value="0.438663" calcext:value-type="float">
            <text:p>0.438663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99" calcext:value-type="float">
            <text:p>0.99</text:p>
          </table:table-cell>
          <table:table-cell office:value-type="float" office:value="98.71" calcext:value-type="float">
            <text:p>98.7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1088" calcext:value-type="float">
            <text:p>41088</text:p>
          </table:table-cell>
          <table:table-cell office:value-type="float" office:value="3924907026" calcext:value-type="float">
            <text:p>3924907026</text:p>
          </table:table-cell>
          <table:table-cell office:value-type="float" office:value="9187035498" calcext:value-type="float">
            <text:p>9187035498</text:p>
          </table:table-cell>
          <table:table-cell office:value-type="float" office:value="79531" calcext:value-type="float">
            <text:p>79531</text:p>
          </table:table-cell>
          <table:table-cell office:value-type="float" office:value="6896288" calcext:value-type="float">
            <text:p>6896288</text:p>
          </table:table-cell>
          <table:table-cell office:value-type="float" office:value="6951260" calcext:value-type="float">
            <text:p>6951260</text:p>
          </table:table-cell>
          <table:table-cell office:value-type="float" office:value="82767" calcext:value-type="float">
            <text:p>827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2" calcext:value-type="float">
            <text:p>0.427222</text:p>
          </table:table-cell>
          <table:table-cell office:value-type="float" office:value="79531" calcext:value-type="float">
            <text:p>79531</text:p>
          </table:table-cell>
          <table:table-cell office:value-type="float" office:value="0.440481" calcext:value-type="float">
            <text:p>0.440481</text:p>
          </table:table-cell>
          <table:table-cell office:value-type="float" office:value="0.443993" calcext:value-type="float">
            <text:p>0.443993</text:p>
          </table:table-cell>
          <table:table-cell office:value-type="float" office:value="0.005287" calcext:value-type="float">
            <text:p>0.005287</text:p>
          </table:table-cell>
          <table:table-cell office:value-type="float" office:value="0.99" calcext:value-type="float">
            <text:p>0.99</text:p>
          </table:table-cell>
          <table:table-cell office:value-type="float" office:value="83.99" calcext:value-type="float">
            <text:p>83.99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1089" calcext:value-type="float">
            <text:p>41089</text:p>
          </table:table-cell>
          <table:table-cell office:value-type="float" office:value="3922071321" calcext:value-type="float">
            <text:p>3922071321</text:p>
          </table:table-cell>
          <table:table-cell office:value-type="float" office:value="9183655811" calcext:value-type="float">
            <text:p>9183655811</text:p>
          </table:table-cell>
          <table:table-cell office:value-type="float" office:value="76399" calcext:value-type="float">
            <text:p>76399</text:p>
          </table:table-cell>
          <table:table-cell office:value-type="float" office:value="6852254" calcext:value-type="float">
            <text:p>6852254</text:p>
          </table:table-cell>
          <table:table-cell office:value-type="float" office:value="6909225" calcext:value-type="float">
            <text:p>6909225</text:p>
          </table:table-cell>
          <table:table-cell office:value-type="float" office:value="78464" calcext:value-type="float">
            <text:p>7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1" calcext:value-type="float">
            <text:p>0.427071</text:p>
          </table:table-cell>
          <table:table-cell office:value-type="float" office:value="76399" calcext:value-type="float">
            <text:p>76399</text:p>
          </table:table-cell>
          <table:table-cell office:value-type="float" office:value="0.437669" calcext:value-type="float">
            <text:p>0.437669</text:p>
          </table:table-cell>
          <table:table-cell office:value-type="float" office:value="0.441308" calcext:value-type="float">
            <text:p>0.441308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99" calcext:value-type="float">
            <text:p>0.99</text:p>
          </table:table-cell>
          <table:table-cell office:value-type="float" office:value="88.06" calcext:value-type="float">
            <text:p>88.0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2095" calcext:value-type="float">
            <text:p>42095</text:p>
          </table:table-cell>
          <table:table-cell office:value-type="float" office:value="3925312681" calcext:value-type="float">
            <text:p>3925312681</text:p>
          </table:table-cell>
          <table:table-cell office:value-type="float" office:value="9189919043" calcext:value-type="float">
            <text:p>9189919043</text:p>
          </table:table-cell>
          <table:table-cell office:value-type="float" office:value="80856" calcext:value-type="float">
            <text:p>80856</text:p>
          </table:table-cell>
          <table:table-cell office:value-type="float" office:value="6837029" calcext:value-type="float">
            <text:p>6837029</text:p>
          </table:table-cell>
          <table:table-cell office:value-type="float" office:value="6886005" calcext:value-type="float">
            <text:p>6886005</text:p>
          </table:table-cell>
          <table:table-cell office:value-type="float" office:value="61056" calcext:value-type="float">
            <text:p>610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2" calcext:value-type="float">
            <text:p>0.427132</text:p>
          </table:table-cell>
          <table:table-cell office:value-type="float" office:value="80856" calcext:value-type="float">
            <text:p>80856</text:p>
          </table:table-cell>
          <table:table-cell office:value-type="float" office:value="0.436261" calcext:value-type="float">
            <text:p>0.436261</text:p>
          </table:table-cell>
          <table:table-cell office:value-type="float" office:value="0.439386" calcext:value-type="float">
            <text:p>0.439386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99" calcext:value-type="float">
            <text:p>0.99</text:p>
          </table:table-cell>
          <table:table-cell office:value-type="float" office:value="112.78" calcext:value-type="float">
            <text:p>112.7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2092" calcext:value-type="float">
            <text:p>42092</text:p>
          </table:table-cell>
          <table:table-cell office:value-type="float" office:value="3922480220" calcext:value-type="float">
            <text:p>3922480220</text:p>
          </table:table-cell>
          <table:table-cell office:value-type="float" office:value="9183451351" calcext:value-type="float">
            <text:p>9183451351</text:p>
          </table:table-cell>
          <table:table-cell office:value-type="float" office:value="79138" calcext:value-type="float">
            <text:p>79138</text:p>
          </table:table-cell>
          <table:table-cell office:value-type="float" office:value="6855832" calcext:value-type="float">
            <text:p>6855832</text:p>
          </table:table-cell>
          <table:table-cell office:value-type="float" office:value="6908310" calcext:value-type="float">
            <text:p>6908310</text:p>
          </table:table-cell>
          <table:table-cell office:value-type="float" office:value="67450" calcext:value-type="float">
            <text:p>67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5" calcext:value-type="float">
            <text:p>0.427125</text:p>
          </table:table-cell>
          <table:table-cell office:value-type="float" office:value="79138" calcext:value-type="float">
            <text:p>79138</text:p>
          </table:table-cell>
          <table:table-cell office:value-type="float" office:value="0.437897" calcext:value-type="float">
            <text:p>0.437897</text:p>
          </table:table-cell>
          <table:table-cell office:value-type="float" office:value="0.441249" calcext:value-type="float">
            <text:p>0.441249</text:p>
          </table:table-cell>
          <table:table-cell office:value-type="float" office:value="0.004308" calcext:value-type="float">
            <text:p>0.004308</text:p>
          </table:table-cell>
          <table:table-cell office:value-type="float" office:value="0.99" calcext:value-type="float">
            <text:p>0.99</text:p>
          </table:table-cell>
          <table:table-cell office:value-type="float" office:value="102.42" calcext:value-type="float">
            <text:p>102.4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2087" calcext:value-type="float">
            <text:p>42087</text:p>
          </table:table-cell>
          <table:table-cell office:value-type="float" office:value="3915281016" calcext:value-type="float">
            <text:p>3915281016</text:p>
          </table:table-cell>
          <table:table-cell office:value-type="float" office:value="9187784725" calcext:value-type="float">
            <text:p>9187784725</text:p>
          </table:table-cell>
          <table:table-cell office:value-type="float" office:value="74672" calcext:value-type="float">
            <text:p>74672</text:p>
          </table:table-cell>
          <table:table-cell office:value-type="float" office:value="6446040" calcext:value-type="float">
            <text:p>6446040</text:p>
          </table:table-cell>
          <table:table-cell office:value-type="float" office:value="6493737" calcext:value-type="float">
            <text:p>6493737</text:p>
          </table:table-cell>
          <table:table-cell office:value-type="float" office:value="104286" calcext:value-type="float">
            <text:p>1042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14" calcext:value-type="float">
            <text:p>0.42614</text:p>
          </table:table-cell>
          <table:table-cell office:value-type="float" office:value="74672" calcext:value-type="float">
            <text:p>74672</text:p>
          </table:table-cell>
          <table:table-cell office:value-type="float" office:value="0.411723" calcext:value-type="float">
            <text:p>0.411723</text:p>
          </table:table-cell>
          <table:table-cell office:value-type="float" office:value="0.41477" calcext:value-type="float">
            <text:p>0.41477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99" calcext:value-type="float">
            <text:p>0.99</text:p>
          </table:table-cell>
          <table:table-cell office:value-type="float" office:value="62.27" calcext:value-type="float">
            <text:p>62.2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2089" calcext:value-type="float">
            <text:p>42089</text:p>
          </table:table-cell>
          <table:table-cell office:value-type="float" office:value="3915331530" calcext:value-type="float">
            <text:p>3915331530</text:p>
          </table:table-cell>
          <table:table-cell office:value-type="float" office:value="9186841928" calcext:value-type="float">
            <text:p>9186841928</text:p>
          </table:table-cell>
          <table:table-cell office:value-type="float" office:value="73261" calcext:value-type="float">
            <text:p>73261</text:p>
          </table:table-cell>
          <table:table-cell office:value-type="float" office:value="6477001" calcext:value-type="float">
            <text:p>6477001</text:p>
          </table:table-cell>
          <table:table-cell office:value-type="float" office:value="6528157" calcext:value-type="float">
            <text:p>6528157</text:p>
          </table:table-cell>
          <table:table-cell office:value-type="float" office:value="116451" calcext:value-type="float">
            <text:p>116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189" calcext:value-type="float">
            <text:p>0.426189</text:p>
          </table:table-cell>
          <table:table-cell office:value-type="float" office:value="73261" calcext:value-type="float">
            <text:p>73261</text:p>
          </table:table-cell>
          <table:table-cell office:value-type="float" office:value="0.413701" calcext:value-type="float">
            <text:p>0.413701</text:p>
          </table:table-cell>
          <table:table-cell office:value-type="float" office:value="0.416968" calcext:value-type="float">
            <text:p>0.416968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99" calcext:value-type="float">
            <text:p>0.99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2093" calcext:value-type="float">
            <text:p>42093</text:p>
          </table:table-cell>
          <table:table-cell office:value-type="float" office:value="3887847874" calcext:value-type="float">
            <text:p>3887847874</text:p>
          </table:table-cell>
          <table:table-cell office:value-type="float" office:value="9194254190" calcext:value-type="float">
            <text:p>9194254190</text:p>
          </table:table-cell>
          <table:table-cell office:value-type="float" office:value="60748" calcext:value-type="float">
            <text:p>60748</text:p>
          </table:table-cell>
          <table:table-cell office:value-type="float" office:value="4939474" calcext:value-type="float">
            <text:p>4939474</text:p>
          </table:table-cell>
          <table:table-cell office:value-type="float" office:value="4979183" calcext:value-type="float">
            <text:p>4979183</text:p>
          </table:table-cell>
          <table:table-cell office:value-type="float" office:value="62620" calcext:value-type="float">
            <text:p>626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856" calcext:value-type="float">
            <text:p>0.422856</text:p>
          </table:table-cell>
          <table:table-cell office:value-type="float" office:value="60748" calcext:value-type="float">
            <text:p>60748</text:p>
          </table:table-cell>
          <table:table-cell office:value-type="float" office:value="0.315495" calcext:value-type="float">
            <text:p>0.315495</text:p>
          </table:table-cell>
          <table:table-cell office:value-type="float" office:value="0.318032" calcext:value-type="float">
            <text:p>0.3180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" calcext:value-type="float">
            <text:p>0.99</text:p>
          </table:table-cell>
          <table:table-cell office:value-type="float" office:value="79.51" calcext:value-type="float">
            <text:p>79.5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2094" calcext:value-type="float">
            <text:p>42094</text:p>
          </table:table-cell>
          <table:table-cell office:value-type="float" office:value="3887094733" calcext:value-type="float">
            <text:p>3887094733</text:p>
          </table:table-cell>
          <table:table-cell office:value-type="float" office:value="9192685488" calcext:value-type="float">
            <text:p>9192685488</text:p>
          </table:table-cell>
          <table:table-cell office:value-type="float" office:value="61025" calcext:value-type="float">
            <text:p>61025</text:p>
          </table:table-cell>
          <table:table-cell office:value-type="float" office:value="4914825" calcext:value-type="float">
            <text:p>4914825</text:p>
          </table:table-cell>
          <table:table-cell office:value-type="float" office:value="4953255" calcext:value-type="float">
            <text:p>4953255</text:p>
          </table:table-cell>
          <table:table-cell office:value-type="float" office:value="39256" calcext:value-type="float">
            <text:p>39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846" calcext:value-type="float">
            <text:p>0.422846</text:p>
          </table:table-cell>
          <table:table-cell office:value-type="float" office:value="61025" calcext:value-type="float">
            <text:p>61025</text:p>
          </table:table-cell>
          <table:table-cell office:value-type="float" office:value="0.313921" calcext:value-type="float">
            <text:p>0.313921</text:p>
          </table:table-cell>
          <table:table-cell office:value-type="float" office:value="0.316376" calcext:value-type="float">
            <text:p>0.316376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99" calcext:value-type="float">
            <text:p>0.99</text:p>
          </table:table-cell>
          <table:table-cell office:value-type="float" office:value="126.18" calcext:value-type="float">
            <text:p>126.18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2090" calcext:value-type="float">
            <text:p>42090</text:p>
          </table:table-cell>
          <table:table-cell office:value-type="float" office:value="3923727552" calcext:value-type="float">
            <text:p>3923727552</text:p>
          </table:table-cell>
          <table:table-cell office:value-type="float" office:value="9187186842" calcext:value-type="float">
            <text:p>9187186842</text:p>
          </table:table-cell>
          <table:table-cell office:value-type="float" office:value="78587" calcext:value-type="float">
            <text:p>78587</text:p>
          </table:table-cell>
          <table:table-cell office:value-type="float" office:value="6869382" calcext:value-type="float">
            <text:p>6869382</text:p>
          </table:table-cell>
          <table:table-cell office:value-type="float" office:value="6926519" calcext:value-type="float">
            <text:p>6926519</text:p>
          </table:table-cell>
          <table:table-cell office:value-type="float" office:value="85996" calcext:value-type="float">
            <text:p>8599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7" calcext:value-type="float">
            <text:p>0.427087</text:p>
          </table:table-cell>
          <table:table-cell office:value-type="float" office:value="78587" calcext:value-type="float">
            <text:p>78587</text:p>
          </table:table-cell>
          <table:table-cell office:value-type="float" office:value="0.438763" calcext:value-type="float">
            <text:p>0.438763</text:p>
          </table:table-cell>
          <table:table-cell office:value-type="float" office:value="0.442412" calcext:value-type="float">
            <text:p>0.442412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99" calcext:value-type="float">
            <text:p>0.99</text:p>
          </table:table-cell>
          <table:table-cell office:value-type="float" office:value="80.54" calcext:value-type="float">
            <text:p>80.5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2091" calcext:value-type="float">
            <text:p>42091</text:p>
          </table:table-cell>
          <table:table-cell office:value-type="float" office:value="3921383051" calcext:value-type="float">
            <text:p>3921383051</text:p>
          </table:table-cell>
          <table:table-cell office:value-type="float" office:value="9183881417" calcext:value-type="float">
            <text:p>9183881417</text:p>
          </table:table-cell>
          <table:table-cell office:value-type="float" office:value="76553" calcext:value-type="float">
            <text:p>76553</text:p>
          </table:table-cell>
          <table:table-cell office:value-type="float" office:value="6861221" calcext:value-type="float">
            <text:p>6861221</text:p>
          </table:table-cell>
          <table:table-cell office:value-type="float" office:value="6917845" calcext:value-type="float">
            <text:p>6917845</text:p>
          </table:table-cell>
          <table:table-cell office:value-type="float" office:value="80705" calcext:value-type="float">
            <text:p>80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5" calcext:value-type="float">
            <text:p>0.426985</text:p>
          </table:table-cell>
          <table:table-cell office:value-type="float" office:value="76553" calcext:value-type="float">
            <text:p>76553</text:p>
          </table:table-cell>
          <table:table-cell office:value-type="float" office:value="0.438242" calcext:value-type="float">
            <text:p>0.438242</text:p>
          </table:table-cell>
          <table:table-cell office:value-type="float" office:value="0.441858" calcext:value-type="float">
            <text:p>0.441858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99" calcext:value-type="float">
            <text:p>0.99</text:p>
          </table:table-cell>
          <table:table-cell office:value-type="float" office:value="85.72" calcext:value-type="float">
            <text:p>85.7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3097" calcext:value-type="float">
            <text:p>43097</text:p>
          </table:table-cell>
          <table:table-cell office:value-type="float" office:value="3926709338" calcext:value-type="float">
            <text:p>3926709338</text:p>
          </table:table-cell>
          <table:table-cell office:value-type="float" office:value="9191700711" calcext:value-type="float">
            <text:p>9191700711</text:p>
          </table:table-cell>
          <table:table-cell office:value-type="float" office:value="78505" calcext:value-type="float">
            <text:p>78505</text:p>
          </table:table-cell>
          <table:table-cell office:value-type="float" office:value="6849302" calcext:value-type="float">
            <text:p>6849302</text:p>
          </table:table-cell>
          <table:table-cell office:value-type="float" office:value="6904894" calcext:value-type="float">
            <text:p>6904894</text:p>
          </table:table-cell>
          <table:table-cell office:value-type="float" office:value="65936" calcext:value-type="float">
            <text:p>659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78505" calcext:value-type="float">
            <text:p>78505</text:p>
          </table:table-cell>
          <table:table-cell office:value-type="float" office:value="0.43748" calcext:value-type="float">
            <text:p>0.43748</text:p>
          </table:table-cell>
          <table:table-cell office:value-type="float" office:value="0.441031" calcext:value-type="float">
            <text:p>0.441031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99" calcext:value-type="float">
            <text:p>0.99</text:p>
          </table:table-cell>
          <table:table-cell office:value-type="float" office:value="104.72" calcext:value-type="float">
            <text:p>104.7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3094" calcext:value-type="float">
            <text:p>43094</text:p>
          </table:table-cell>
          <table:table-cell office:value-type="float" office:value="3923368715" calcext:value-type="float">
            <text:p>3923368715</text:p>
          </table:table-cell>
          <table:table-cell office:value-type="float" office:value="9184155002" calcext:value-type="float">
            <text:p>9184155002</text:p>
          </table:table-cell>
          <table:table-cell office:value-type="float" office:value="76121" calcext:value-type="float">
            <text:p>76121</text:p>
          </table:table-cell>
          <table:table-cell office:value-type="float" office:value="6872572" calcext:value-type="float">
            <text:p>6872572</text:p>
          </table:table-cell>
          <table:table-cell office:value-type="float" office:value="6928311" calcext:value-type="float">
            <text:p>6928311</text:p>
          </table:table-cell>
          <table:table-cell office:value-type="float" office:value="76449" calcext:value-type="float">
            <text:p>7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9" calcext:value-type="float">
            <text:p>0.427189</text:p>
          </table:table-cell>
          <table:table-cell office:value-type="float" office:value="76121" calcext:value-type="float">
            <text:p>76121</text:p>
          </table:table-cell>
          <table:table-cell office:value-type="float" office:value="0.438967" calcext:value-type="float">
            <text:p>0.438967</text:p>
          </table:table-cell>
          <table:table-cell office:value-type="float" office:value="0.442527" calcext:value-type="float">
            <text:p>0.442527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99" calcext:value-type="float">
            <text:p>0.99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3090" calcext:value-type="float">
            <text:p>43090</text:p>
          </table:table-cell>
          <table:table-cell office:value-type="float" office:value="3925079513" calcext:value-type="float">
            <text:p>3925079513</text:p>
          </table:table-cell>
          <table:table-cell office:value-type="float" office:value="9188415358" calcext:value-type="float">
            <text:p>9188415358</text:p>
          </table:table-cell>
          <table:table-cell office:value-type="float" office:value="76331" calcext:value-type="float">
            <text:p>76331</text:p>
          </table:table-cell>
          <table:table-cell office:value-type="float" office:value="6883081" calcext:value-type="float">
            <text:p>6883081</text:p>
          </table:table-cell>
          <table:table-cell office:value-type="float" office:value="6943444" calcext:value-type="float">
            <text:p>6943444</text:p>
          </table:table-cell>
          <table:table-cell office:value-type="float" office:value="108537" calcext:value-type="float">
            <text:p>1085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7" calcext:value-type="float">
            <text:p>0.427177</text:p>
          </table:table-cell>
          <table:table-cell office:value-type="float" office:value="76331" calcext:value-type="float">
            <text:p>76331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443051" calcext:value-type="float">
            <text:p>0.443051</text:p>
          </table:table-cell>
          <table:table-cell office:value-type="float" office:value="0.006926" calcext:value-type="float">
            <text:p>0.006926</text:p>
          </table:table-cell>
          <table:table-cell office:value-type="float" office:value="0.99" calcext:value-type="float">
            <text:p>0.99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3092" calcext:value-type="float">
            <text:p>43092</text:p>
          </table:table-cell>
          <table:table-cell office:value-type="float" office:value="3924914754" calcext:value-type="float">
            <text:p>3924914754</text:p>
          </table:table-cell>
          <table:table-cell office:value-type="float" office:value="9186098408" calcext:value-type="float">
            <text:p>9186098408</text:p>
          </table:table-cell>
          <table:table-cell office:value-type="float" office:value="77716" calcext:value-type="float">
            <text:p>77716</text:p>
          </table:table-cell>
          <table:table-cell office:value-type="float" office:value="6900787" calcext:value-type="float">
            <text:p>6900787</text:p>
          </table:table-cell>
          <table:table-cell office:value-type="float" office:value="6955150" calcext:value-type="float">
            <text:p>6955150</text:p>
          </table:table-cell>
          <table:table-cell office:value-type="float" office:value="67968" calcext:value-type="float">
            <text:p>6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7" calcext:value-type="float">
            <text:p>0.427267</text:p>
          </table:table-cell>
          <table:table-cell office:value-type="float" office:value="77716" calcext:value-type="float">
            <text:p>77716</text:p>
          </table:table-cell>
          <table:table-cell office:value-type="float" office:value="0.440329" calcext:value-type="float">
            <text:p>0.440329</text:p>
          </table:table-cell>
          <table:table-cell office:value-type="float" office:value="0.443798" calcext:value-type="float">
            <text:p>0.443798</text:p>
          </table:table-cell>
          <table:table-cell office:value-type="float" office:value="0.004337" calcext:value-type="float">
            <text:p>0.004337</text:p>
          </table:table-cell>
          <table:table-cell office:value-type="float" office:value="0.99" calcext:value-type="float">
            <text:p>0.99</text:p>
          </table:table-cell>
          <table:table-cell office:value-type="float" office:value="102.33" calcext:value-type="float">
            <text:p>102.33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3095" calcext:value-type="float">
            <text:p>43095</text:p>
          </table:table-cell>
          <table:table-cell office:value-type="float" office:value="3925152009" calcext:value-type="float">
            <text:p>3925152009</text:p>
          </table:table-cell>
          <table:table-cell office:value-type="float" office:value="9189496793" calcext:value-type="float">
            <text:p>9189496793</text:p>
          </table:table-cell>
          <table:table-cell office:value-type="float" office:value="78476" calcext:value-type="float">
            <text:p>78476</text:p>
          </table:table-cell>
          <table:table-cell office:value-type="float" office:value="6861881" calcext:value-type="float">
            <text:p>6861881</text:p>
          </table:table-cell>
          <table:table-cell office:value-type="float" office:value="6919193" calcext:value-type="float">
            <text:p>6919193</text:p>
          </table:table-cell>
          <table:table-cell office:value-type="float" office:value="24127" calcext:value-type="float">
            <text:p>241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78476" calcext:value-type="float">
            <text:p>78476</text:p>
          </table:table-cell>
          <table:table-cell office:value-type="float" office:value="0.438284" calcext:value-type="float">
            <text:p>0.438284</text:p>
          </table:table-cell>
          <table:table-cell office:value-type="float" office:value="0.441944" calcext:value-type="float">
            <text:p>0.441944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99" calcext:value-type="float">
            <text:p>0.99</text:p>
          </table:table-cell>
          <table:table-cell office:value-type="float" office:value="286.78" calcext:value-type="float">
            <text:p>286.7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3096" calcext:value-type="float">
            <text:p>43096</text:p>
          </table:table-cell>
          <table:table-cell office:value-type="float" office:value="3922844786" calcext:value-type="float">
            <text:p>3922844786</text:p>
          </table:table-cell>
          <table:table-cell office:value-type="float" office:value="9185346937" calcext:value-type="float">
            <text:p>9185346937</text:p>
          </table:table-cell>
          <table:table-cell office:value-type="float" office:value="76862" calcext:value-type="float">
            <text:p>76862</text:p>
          </table:table-cell>
          <table:table-cell office:value-type="float" office:value="6876821" calcext:value-type="float">
            <text:p>6876821</text:p>
          </table:table-cell>
          <table:table-cell office:value-type="float" office:value="6932451" calcext:value-type="float">
            <text:p>6932451</text:p>
          </table:table-cell>
          <table:table-cell office:value-type="float" office:value="60118" calcext:value-type="float">
            <text:p>6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6" calcext:value-type="float">
            <text:p>0.427076</text:p>
          </table:table-cell>
          <table:table-cell office:value-type="float" office:value="76862" calcext:value-type="float">
            <text:p>76862</text:p>
          </table:table-cell>
          <table:table-cell office:value-type="float" office:value="0.439238" calcext:value-type="float">
            <text:p>0.439238</text:p>
          </table:table-cell>
          <table:table-cell office:value-type="float" office:value="0.442791" calcext:value-type="float">
            <text:p>0.442791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99" calcext:value-type="float">
            <text:p>0.99</text:p>
          </table:table-cell>
          <table:table-cell office:value-type="float" office:value="115.31" calcext:value-type="float">
            <text:p>115.3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3092" calcext:value-type="float">
            <text:p>43092</text:p>
          </table:table-cell>
          <table:table-cell office:value-type="float" office:value="3921788229" calcext:value-type="float">
            <text:p>3921788229</text:p>
          </table:table-cell>
          <table:table-cell office:value-type="float" office:value="9187725237" calcext:value-type="float">
            <text:p>9187725237</text:p>
          </table:table-cell>
          <table:table-cell office:value-type="float" office:value="78326" calcext:value-type="float">
            <text:p>78326</text:p>
          </table:table-cell>
          <table:table-cell office:value-type="float" office:value="6756100" calcext:value-type="float">
            <text:p>6756100</text:p>
          </table:table-cell>
          <table:table-cell office:value-type="float" office:value="6811388" calcext:value-type="float">
            <text:p>6811388</text:p>
          </table:table-cell>
          <table:table-cell office:value-type="float" office:value="85698" calcext:value-type="float">
            <text:p>856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51" calcext:value-type="float">
            <text:p>0.426851</text:p>
          </table:table-cell>
          <table:table-cell office:value-type="float" office:value="78326" calcext:value-type="float">
            <text:p>78326</text:p>
          </table:table-cell>
          <table:table-cell office:value-type="float" office:value="0.431527" calcext:value-type="float">
            <text:p>0.431527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0.99" calcext:value-type="float">
            <text:p>0.99</text:p>
          </table:table-cell>
          <table:table-cell office:value-type="float" office:value="79.48" calcext:value-type="float">
            <text:p>79.4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3093" calcext:value-type="float">
            <text:p>43093</text:p>
          </table:table-cell>
          <table:table-cell office:value-type="float" office:value="3921712060" calcext:value-type="float">
            <text:p>3921712060</text:p>
          </table:table-cell>
          <table:table-cell office:value-type="float" office:value="9184504374" calcext:value-type="float">
            <text:p>9184504374</text:p>
          </table:table-cell>
          <table:table-cell office:value-type="float" office:value="76201" calcext:value-type="float">
            <text:p>76201</text:p>
          </table:table-cell>
          <table:table-cell office:value-type="float" office:value="6822674" calcext:value-type="float">
            <text:p>6822674</text:p>
          </table:table-cell>
          <table:table-cell office:value-type="float" office:value="6878017" calcext:value-type="float">
            <text:p>6878017</text:p>
          </table:table-cell>
          <table:table-cell office:value-type="float" office:value="81253" calcext:value-type="float">
            <text:p>81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2" calcext:value-type="float">
            <text:p>0.426992</text:p>
          </table:table-cell>
          <table:table-cell office:value-type="float" office:value="76201" calcext:value-type="float">
            <text:p>76201</text:p>
          </table:table-cell>
          <table:table-cell office:value-type="float" office:value="0.43578" calcext:value-type="float">
            <text:p>0.43578</text:p>
          </table:table-cell>
          <table:table-cell office:value-type="float" office:value="0.439314" calcext:value-type="float">
            <text:p>0.439314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99" calcext:value-type="float">
            <text:p>0.99</text:p>
          </table:table-cell>
          <table:table-cell office:value-type="float" office:value="84.65" calcext:value-type="float">
            <text:p>84.6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4099" calcext:value-type="float">
            <text:p>44099</text:p>
          </table:table-cell>
          <table:table-cell office:value-type="float" office:value="3925001180" calcext:value-type="float">
            <text:p>3925001180</text:p>
          </table:table-cell>
          <table:table-cell office:value-type="float" office:value="9187664274" calcext:value-type="float">
            <text:p>9187664274</text:p>
          </table:table-cell>
          <table:table-cell office:value-type="float" office:value="79741" calcext:value-type="float">
            <text:p>79741</text:p>
          </table:table-cell>
          <table:table-cell office:value-type="float" office:value="6868574" calcext:value-type="float">
            <text:p>6868574</text:p>
          </table:table-cell>
          <table:table-cell office:value-type="float" office:value="6920645" calcext:value-type="float">
            <text:p>6920645</text:p>
          </table:table-cell>
          <table:table-cell office:value-type="float" office:value="73520" calcext:value-type="float">
            <text:p>735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3" calcext:value-type="float">
            <text:p>0.427203</text:p>
          </table:table-cell>
          <table:table-cell office:value-type="float" office:value="79741" calcext:value-type="float">
            <text:p>79741</text:p>
          </table:table-cell>
          <table:table-cell office:value-type="float" office:value="0.438711" calcext:value-type="float">
            <text:p>0.438711</text:p>
          </table:table-cell>
          <table:table-cell office:value-type="float" office:value="0.442037" calcext:value-type="float">
            <text:p>0.442037</text:p>
          </table:table-cell>
          <table:table-cell office:value-type="float" office:value="0.004696" calcext:value-type="float">
            <text:p>0.004696</text:p>
          </table:table-cell>
          <table:table-cell office:value-type="float" office:value="0.99" calcext:value-type="float">
            <text:p>0.99</text:p>
          </table:table-cell>
          <table:table-cell office:value-type="float" office:value="94.13" calcext:value-type="float">
            <text:p>94.1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4096" calcext:value-type="float">
            <text:p>44096</text:p>
          </table:table-cell>
          <table:table-cell office:value-type="float" office:value="3922752085" calcext:value-type="float">
            <text:p>3922752085</text:p>
          </table:table-cell>
          <table:table-cell office:value-type="float" office:value="9183335746" calcext:value-type="float">
            <text:p>9183335746</text:p>
          </table:table-cell>
          <table:table-cell office:value-type="float" office:value="78804" calcext:value-type="float">
            <text:p>78804</text:p>
          </table:table-cell>
          <table:table-cell office:value-type="float" office:value="6863308" calcext:value-type="float">
            <text:p>6863308</text:p>
          </table:table-cell>
          <table:table-cell office:value-type="float" office:value="6916215" calcext:value-type="float">
            <text:p>6916215</text:p>
          </table:table-cell>
          <table:table-cell office:value-type="float" office:value="75713" calcext:value-type="float">
            <text:p>75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" calcext:value-type="float">
            <text:p>0.42716</text:p>
          </table:table-cell>
          <table:table-cell office:value-type="float" office:value="78804" calcext:value-type="float">
            <text:p>78804</text:p>
          </table:table-cell>
          <table:table-cell office:value-type="float" office:value="0.438375" calcext:value-type="float">
            <text:p>0.438375</text:p>
          </table:table-cell>
          <table:table-cell office:value-type="float" office:value="0.441754" calcext:value-type="float">
            <text:p>0.441754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0.99" calcext:value-type="float">
            <text:p>0.99</text:p>
          </table:table-cell>
          <table:table-cell office:value-type="float" office:value="91.35" calcext:value-type="float">
            <text:p>91.3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4092" calcext:value-type="float">
            <text:p>44092</text:p>
          </table:table-cell>
          <table:table-cell office:value-type="float" office:value="3924574369" calcext:value-type="float">
            <text:p>3924574369</text:p>
          </table:table-cell>
          <table:table-cell office:value-type="float" office:value="9188526244" calcext:value-type="float">
            <text:p>9188526244</text:p>
          </table:table-cell>
          <table:table-cell office:value-type="float" office:value="75773" calcext:value-type="float">
            <text:p>75773</text:p>
          </table:table-cell>
          <table:table-cell office:value-type="float" office:value="6860363" calcext:value-type="float">
            <text:p>6860363</text:p>
          </table:table-cell>
          <table:table-cell office:value-type="float" office:value="6914435" calcext:value-type="float">
            <text:p>6914435</text:p>
          </table:table-cell>
          <table:table-cell office:value-type="float" office:value="73163" calcext:value-type="float">
            <text:p>731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7" calcext:value-type="float">
            <text:p>0.427117</text:p>
          </table:table-cell>
          <table:table-cell office:value-type="float" office:value="75773" calcext:value-type="float">
            <text:p>75773</text:p>
          </table:table-cell>
          <table:table-cell office:value-type="float" office:value="0.438187" calcext:value-type="float">
            <text:p>0.438187</text:p>
          </table:table-cell>
          <table:table-cell office:value-type="float" office:value="0.441641" calcext:value-type="float">
            <text:p>0.441641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.99" calcext:value-type="float">
            <text:p>0.99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4094" calcext:value-type="float">
            <text:p>44094</text:p>
          </table:table-cell>
          <table:table-cell office:value-type="float" office:value="3922398182" calcext:value-type="float">
            <text:p>3922398182</text:p>
          </table:table-cell>
          <table:table-cell office:value-type="float" office:value="9186382369" calcext:value-type="float">
            <text:p>9186382369</text:p>
          </table:table-cell>
          <table:table-cell office:value-type="float" office:value="74160" calcext:value-type="float">
            <text:p>74160</text:p>
          </table:table-cell>
          <table:table-cell office:value-type="float" office:value="6819796" calcext:value-type="float">
            <text:p>6819796</text:p>
          </table:table-cell>
          <table:table-cell office:value-type="float" office:value="6873997" calcext:value-type="float">
            <text:p>6873997</text:p>
          </table:table-cell>
          <table:table-cell office:value-type="float" office:value="108630" calcext:value-type="float">
            <text:p>108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" calcext:value-type="float">
            <text:p>0.42698</text:p>
          </table:table-cell>
          <table:table-cell office:value-type="float" office:value="74160" calcext:value-type="float">
            <text:p>74160</text:p>
          </table:table-cell>
          <table:table-cell office:value-type="float" office:value="0.435596" calcext:value-type="float">
            <text:p>0.435596</text:p>
          </table:table-cell>
          <table:table-cell office:value-type="float" office:value="0.439058" calcext:value-type="float">
            <text:p>0.439058</text:p>
          </table:table-cell>
          <table:table-cell office:value-type="float" office:value="0.006938" calcext:value-type="float">
            <text:p>0.006938</text:p>
          </table:table-cell>
          <table:table-cell office:value-type="float" office:value="0.99" calcext:value-type="float">
            <text:p>0.99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4098" calcext:value-type="float">
            <text:p>44098</text:p>
          </table:table-cell>
          <table:table-cell office:value-type="float" office:value="3925241659" calcext:value-type="float">
            <text:p>3925241659</text:p>
          </table:table-cell>
          <table:table-cell office:value-type="float" office:value="9187924555" calcext:value-type="float">
            <text:p>9187924555</text:p>
          </table:table-cell>
          <table:table-cell office:value-type="float" office:value="81297" calcext:value-type="float">
            <text:p>81297</text:p>
          </table:table-cell>
          <table:table-cell office:value-type="float" office:value="6849245" calcext:value-type="float">
            <text:p>6849245</text:p>
          </table:table-cell>
          <table:table-cell office:value-type="float" office:value="6902808" calcext:value-type="float">
            <text:p>6902808</text:p>
          </table:table-cell>
          <table:table-cell office:value-type="float" office:value="69771" calcext:value-type="float">
            <text:p>6977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7" calcext:value-type="float">
            <text:p>0.427217</text:p>
          </table:table-cell>
          <table:table-cell office:value-type="float" office:value="81297" calcext:value-type="float">
            <text:p>81297</text:p>
          </table:table-cell>
          <table:table-cell office:value-type="float" office:value="0.437041" calcext:value-type="float">
            <text:p>0.437041</text:p>
          </table:table-cell>
          <table:table-cell office:value-type="float" office:value="0.440458" calcext:value-type="float">
            <text:p>0.440458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99" calcext:value-type="float">
            <text:p>0.99</text:p>
          </table:table-cell>
          <table:table-cell office:value-type="float" office:value="98.94" calcext:value-type="float">
            <text:p>98.9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4098" calcext:value-type="float">
            <text:p>44098</text:p>
          </table:table-cell>
          <table:table-cell office:value-type="float" office:value="3924468788" calcext:value-type="float">
            <text:p>3924468788</text:p>
          </table:table-cell>
          <table:table-cell office:value-type="float" office:value="9185390626" calcext:value-type="float">
            <text:p>9185390626</text:p>
          </table:table-cell>
          <table:table-cell office:value-type="float" office:value="79453" calcext:value-type="float">
            <text:p>79453</text:p>
          </table:table-cell>
          <table:table-cell office:value-type="float" office:value="6872049" calcext:value-type="float">
            <text:p>6872049</text:p>
          </table:table-cell>
          <table:table-cell office:value-type="float" office:value="6924452" calcext:value-type="float">
            <text:p>6924452</text:p>
          </table:table-cell>
          <table:table-cell office:value-type="float" office:value="20119" calcext:value-type="float">
            <text:p>2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1" calcext:value-type="float">
            <text:p>0.427251</text:p>
          </table:table-cell>
          <table:table-cell office:value-type="float" office:value="79453" calcext:value-type="float">
            <text:p>79453</text:p>
          </table:table-cell>
          <table:table-cell office:value-type="float" office:value="0.438933" calcext:value-type="float">
            <text:p>0.438933</text:p>
          </table:table-cell>
          <table:table-cell office:value-type="float" office:value="0.44228" calcext:value-type="float">
            <text:p>0.44228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99" calcext:value-type="float">
            <text:p>0.99</text:p>
          </table:table-cell>
          <table:table-cell office:value-type="float" office:value="344.17" calcext:value-type="float">
            <text:p>344.1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4094" calcext:value-type="float">
            <text:p>44094</text:p>
          </table:table-cell>
          <table:table-cell office:value-type="float" office:value="3923974337" calcext:value-type="float">
            <text:p>3923974337</text:p>
          </table:table-cell>
          <table:table-cell office:value-type="float" office:value="9187343566" calcext:value-type="float">
            <text:p>9187343566</text:p>
          </table:table-cell>
          <table:table-cell office:value-type="float" office:value="79978" calcext:value-type="float">
            <text:p>79978</text:p>
          </table:table-cell>
          <table:table-cell office:value-type="float" office:value="6859401" calcext:value-type="float">
            <text:p>6859401</text:p>
          </table:table-cell>
          <table:table-cell office:value-type="float" office:value="6914927" calcext:value-type="float">
            <text:p>6914927</text:p>
          </table:table-cell>
          <table:table-cell office:value-type="float" office:value="82514" calcext:value-type="float">
            <text:p>825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7" calcext:value-type="float">
            <text:p>0.427107</text:p>
          </table:table-cell>
          <table:table-cell office:value-type="float" office:value="79978" calcext:value-type="float">
            <text:p>79978</text:p>
          </table:table-cell>
          <table:table-cell office:value-type="float" office:value="0.438125" calcext:value-type="float">
            <text:p>0.438125</text:p>
          </table:table-cell>
          <table:table-cell office:value-type="float" office:value="0.441672" calcext:value-type="float">
            <text:p>0.441672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99" calcext:value-type="float">
            <text:p>0.99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4095" calcext:value-type="float">
            <text:p>44095</text:p>
          </table:table-cell>
          <table:table-cell office:value-type="float" office:value="3923794920" calcext:value-type="float">
            <text:p>3923794920</text:p>
          </table:table-cell>
          <table:table-cell office:value-type="float" office:value="9185667552" calcext:value-type="float">
            <text:p>9185667552</text:p>
          </table:table-cell>
          <table:table-cell office:value-type="float" office:value="79499" calcext:value-type="float">
            <text:p>79499</text:p>
          </table:table-cell>
          <table:table-cell office:value-type="float" office:value="6853969" calcext:value-type="float">
            <text:p>6853969</text:p>
          </table:table-cell>
          <table:table-cell office:value-type="float" office:value="6910106" calcext:value-type="float">
            <text:p>6910106</text:p>
          </table:table-cell>
          <table:table-cell office:value-type="float" office:value="29441" calcext:value-type="float">
            <text:p>29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5" calcext:value-type="float">
            <text:p>0.427165</text:p>
          </table:table-cell>
          <table:table-cell office:value-type="float" office:value="79499" calcext:value-type="float">
            <text:p>79499</text:p>
          </table:table-cell>
          <table:table-cell office:value-type="float" office:value="0.437778" calcext:value-type="float">
            <text:p>0.437778</text:p>
          </table:table-cell>
          <table:table-cell office:value-type="float" office:value="0.441364" calcext:value-type="float">
            <text:p>0.441364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99" calcext:value-type="float">
            <text:p>0.99</text:p>
          </table:table-cell>
          <table:table-cell office:value-type="float" office:value="234.71" calcext:value-type="float">
            <text:p>234.7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5101" calcext:value-type="float">
            <text:p>45101</text:p>
          </table:table-cell>
          <table:table-cell office:value-type="float" office:value="3925144485" calcext:value-type="float">
            <text:p>3925144485</text:p>
          </table:table-cell>
          <table:table-cell office:value-type="float" office:value="9188455087" calcext:value-type="float">
            <text:p>9188455087</text:p>
          </table:table-cell>
          <table:table-cell office:value-type="float" office:value="78333" calcext:value-type="float">
            <text:p>78333</text:p>
          </table:table-cell>
          <table:table-cell office:value-type="float" office:value="6821442" calcext:value-type="float">
            <text:p>6821442</text:p>
          </table:table-cell>
          <table:table-cell office:value-type="float" office:value="6878032" calcext:value-type="float">
            <text:p>6878032</text:p>
          </table:table-cell>
          <table:table-cell office:value-type="float" office:value="24927" calcext:value-type="float">
            <text:p>249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2" calcext:value-type="float">
            <text:p>0.427182</text:p>
          </table:table-cell>
          <table:table-cell office:value-type="float" office:value="78333" calcext:value-type="float">
            <text:p>78333</text:p>
          </table:table-cell>
          <table:table-cell office:value-type="float" office:value="0.435701" calcext:value-type="float">
            <text:p>0.435701</text:p>
          </table:table-cell>
          <table:table-cell office:value-type="float" office:value="0.439315" calcext:value-type="float">
            <text:p>0.439315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99" calcext:value-type="float">
            <text:p>0.99</text:p>
          </table:table-cell>
          <table:table-cell office:value-type="float" office:value="275.93" calcext:value-type="float">
            <text:p>275.9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5098" calcext:value-type="float">
            <text:p>45098</text:p>
          </table:table-cell>
          <table:table-cell office:value-type="float" office:value="3923990740" calcext:value-type="float">
            <text:p>3923990740</text:p>
          </table:table-cell>
          <table:table-cell office:value-type="float" office:value="9185401304" calcext:value-type="float">
            <text:p>9185401304</text:p>
          </table:table-cell>
          <table:table-cell office:value-type="float" office:value="78002" calcext:value-type="float">
            <text:p>78002</text:p>
          </table:table-cell>
          <table:table-cell office:value-type="float" office:value="6838358" calcext:value-type="float">
            <text:p>6838358</text:p>
          </table:table-cell>
          <table:table-cell office:value-type="float" office:value="6896397" calcext:value-type="float">
            <text:p>6896397</text:p>
          </table:table-cell>
          <table:table-cell office:value-type="float" office:value="77402" calcext:value-type="float">
            <text:p>77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9" calcext:value-type="float">
            <text:p>0.427199</text:p>
          </table:table-cell>
          <table:table-cell office:value-type="float" office:value="78002" calcext:value-type="float">
            <text:p>78002</text:p>
          </table:table-cell>
          <table:table-cell office:value-type="float" office:value="0.436781" calcext:value-type="float">
            <text:p>0.436781</text:p>
          </table:table-cell>
          <table:table-cell office:value-type="float" office:value="0.440488" calcext:value-type="float">
            <text:p>0.440488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99" calcext:value-type="float">
            <text:p>0.99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5094" calcext:value-type="float">
            <text:p>45094</text:p>
          </table:table-cell>
          <table:table-cell office:value-type="float" office:value="3925383888" calcext:value-type="float">
            <text:p>3925383888</text:p>
          </table:table-cell>
          <table:table-cell office:value-type="float" office:value="9187857174" calcext:value-type="float">
            <text:p>9187857174</text:p>
          </table:table-cell>
          <table:table-cell office:value-type="float" office:value="77020" calcext:value-type="float">
            <text:p>77020</text:p>
          </table:table-cell>
          <table:table-cell office:value-type="float" office:value="6913256" calcext:value-type="float">
            <text:p>6913256</text:p>
          </table:table-cell>
          <table:table-cell office:value-type="float" office:value="6966909" calcext:value-type="float">
            <text:p>6966909</text:p>
          </table:table-cell>
          <table:table-cell office:value-type="float" office:value="110262" calcext:value-type="float">
            <text:p>1102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6" calcext:value-type="float">
            <text:p>0.427236</text:p>
          </table:table-cell>
          <table:table-cell office:value-type="float" office:value="77020" calcext:value-type="float">
            <text:p>77020</text:p>
          </table:table-cell>
          <table:table-cell office:value-type="float" office:value="0.441565" calcext:value-type="float">
            <text:p>0.441565</text:p>
          </table:table-cell>
          <table:table-cell office:value-type="float" office:value="0.444992" calcext:value-type="float">
            <text:p>0.444992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0.99" calcext:value-type="float">
            <text:p>0.99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5096" calcext:value-type="float">
            <text:p>45096</text:p>
          </table:table-cell>
          <table:table-cell office:value-type="float" office:value="3925070688" calcext:value-type="float">
            <text:p>3925070688</text:p>
          </table:table-cell>
          <table:table-cell office:value-type="float" office:value="9186107854" calcext:value-type="float">
            <text:p>9186107854</text:p>
          </table:table-cell>
          <table:table-cell office:value-type="float" office:value="76849" calcext:value-type="float">
            <text:p>76849</text:p>
          </table:table-cell>
          <table:table-cell office:value-type="float" office:value="6924366" calcext:value-type="float">
            <text:p>6924366</text:p>
          </table:table-cell>
          <table:table-cell office:value-type="float" office:value="6984824" calcext:value-type="float">
            <text:p>6984824</text:p>
          </table:table-cell>
          <table:table-cell office:value-type="float" office:value="66839" calcext:value-type="float">
            <text:p>6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3" calcext:value-type="float">
            <text:p>0.427283</text:p>
          </table:table-cell>
          <table:table-cell office:value-type="float" office:value="76849" calcext:value-type="float">
            <text:p>76849</text:p>
          </table:table-cell>
          <table:table-cell office:value-type="float" office:value="0.442275" calcext:value-type="float">
            <text:p>0.442275</text:p>
          </table:table-cell>
          <table:table-cell office:value-type="float" office:value="0.446136" calcext:value-type="float">
            <text:p>0.446136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0.99" calcext:value-type="float">
            <text:p>0.99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5101" calcext:value-type="float">
            <text:p>45101</text:p>
          </table:table-cell>
          <table:table-cell office:value-type="float" office:value="3924299208" calcext:value-type="float">
            <text:p>3924299208</text:p>
          </table:table-cell>
          <table:table-cell office:value-type="float" office:value="9185352170" calcext:value-type="float">
            <text:p>9185352170</text:p>
          </table:table-cell>
          <table:table-cell office:value-type="float" office:value="80140" calcext:value-type="float">
            <text:p>80140</text:p>
          </table:table-cell>
          <table:table-cell office:value-type="float" office:value="6875741" calcext:value-type="float">
            <text:p>6875741</text:p>
          </table:table-cell>
          <table:table-cell office:value-type="float" office:value="6930863" calcext:value-type="float">
            <text:p>6930863</text:p>
          </table:table-cell>
          <table:table-cell office:value-type="float" office:value="26386" calcext:value-type="float">
            <text:p>263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5" calcext:value-type="float">
            <text:p>0.427235</text:p>
          </table:table-cell>
          <table:table-cell office:value-type="float" office:value="80140" calcext:value-type="float">
            <text:p>80140</text:p>
          </table:table-cell>
          <table:table-cell office:value-type="float" office:value="0.438731" calcext:value-type="float">
            <text:p>0.438731</text:p>
          </table:table-cell>
          <table:table-cell office:value-type="float" office:value="0.442248" calcext:value-type="float">
            <text:p>0.442248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.99" calcext:value-type="float">
            <text:p>0.99</text:p>
          </table:table-cell>
          <table:table-cell office:value-type="float" office:value="262.67" calcext:value-type="float">
            <text:p>262.6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5101" calcext:value-type="float">
            <text:p>45101</text:p>
          </table:table-cell>
          <table:table-cell office:value-type="float" office:value="3921775361" calcext:value-type="float">
            <text:p>3921775361</text:p>
          </table:table-cell>
          <table:table-cell office:value-type="float" office:value="9182571492" calcext:value-type="float">
            <text:p>9182571492</text:p>
          </table:table-cell>
          <table:table-cell office:value-type="float" office:value="77702" calcext:value-type="float">
            <text:p>77702</text:p>
          </table:table-cell>
          <table:table-cell office:value-type="float" office:value="6873303" calcext:value-type="float">
            <text:p>6873303</text:p>
          </table:table-cell>
          <table:table-cell office:value-type="float" office:value="6924782" calcext:value-type="float">
            <text:p>6924782</text:p>
          </table:table-cell>
          <table:table-cell office:value-type="float" office:value="62443" calcext:value-type="float">
            <text:p>62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9" calcext:value-type="float">
            <text:p>0.427089</text:p>
          </table:table-cell>
          <table:table-cell office:value-type="float" office:value="77702" calcext:value-type="float">
            <text:p>77702</text:p>
          </table:table-cell>
          <table:table-cell office:value-type="float" office:value="0.438576" calcext:value-type="float">
            <text:p>0.438576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0.003984" calcext:value-type="float">
            <text:p>0.003984</text:p>
          </table:table-cell>
          <table:table-cell office:value-type="float" office:value="0.99" calcext:value-type="float">
            <text:p>0.99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5096" calcext:value-type="float">
            <text:p>45096</text:p>
          </table:table-cell>
          <table:table-cell office:value-type="float" office:value="3924300907" calcext:value-type="float">
            <text:p>3924300907</text:p>
          </table:table-cell>
          <table:table-cell office:value-type="float" office:value="9186728846" calcext:value-type="float">
            <text:p>9186728846</text:p>
          </table:table-cell>
          <table:table-cell office:value-type="float" office:value="80527" calcext:value-type="float">
            <text:p>80527</text:p>
          </table:table-cell>
          <table:table-cell office:value-type="float" office:value="6872474" calcext:value-type="float">
            <text:p>6872474</text:p>
          </table:table-cell>
          <table:table-cell office:value-type="float" office:value="6928533" calcext:value-type="float">
            <text:p>6928533</text:p>
          </table:table-cell>
          <table:table-cell office:value-type="float" office:value="82733" calcext:value-type="float">
            <text:p>827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1" calcext:value-type="float">
            <text:p>0.427171</text:p>
          </table:table-cell>
          <table:table-cell office:value-type="float" office:value="80527" calcext:value-type="float">
            <text:p>80527</text:p>
          </table:table-cell>
          <table:table-cell office:value-type="float" office:value="0.43896" calcext:value-type="float">
            <text:p>0.43896</text:p>
          </table:table-cell>
          <table:table-cell office:value-type="float" office:value="0.442541" calcext:value-type="float">
            <text:p>0.442541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.99" calcext:value-type="float">
            <text:p>0.99</text:p>
          </table:table-cell>
          <table:table-cell office:value-type="float" office:value="83.75" calcext:value-type="float">
            <text:p>83.7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5097" calcext:value-type="float">
            <text:p>45097</text:p>
          </table:table-cell>
          <table:table-cell office:value-type="float" office:value="3920486973" calcext:value-type="float">
            <text:p>3920486973</text:p>
          </table:table-cell>
          <table:table-cell office:value-type="float" office:value="9182881738" calcext:value-type="float">
            <text:p>9182881738</text:p>
          </table:table-cell>
          <table:table-cell office:value-type="float" office:value="76068" calcext:value-type="float">
            <text:p>76068</text:p>
          </table:table-cell>
          <table:table-cell office:value-type="float" office:value="6818286" calcext:value-type="float">
            <text:p>6818286</text:p>
          </table:table-cell>
          <table:table-cell office:value-type="float" office:value="6876006" calcext:value-type="float">
            <text:p>6876006</text:p>
          </table:table-cell>
          <table:table-cell office:value-type="float" office:value="77248" calcext:value-type="float">
            <text:p>7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34" calcext:value-type="float">
            <text:p>0.426934</text:p>
          </table:table-cell>
          <table:table-cell office:value-type="float" office:value="76068" calcext:value-type="float">
            <text:p>76068</text:p>
          </table:table-cell>
          <table:table-cell office:value-type="float" office:value="0.435499" calcext:value-type="float">
            <text:p>0.435499</text:p>
          </table:table-cell>
          <table:table-cell office:value-type="float" office:value="0.439186" calcext:value-type="float">
            <text:p>0.439186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0.99" calcext:value-type="float">
            <text:p>0.99</text:p>
          </table:table-cell>
          <table:table-cell office:value-type="float" office:value="89.01" calcext:value-type="float">
            <text:p>89.0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6103" calcext:value-type="float">
            <text:p>46103</text:p>
          </table:table-cell>
          <table:table-cell office:value-type="float" office:value="3923188705" calcext:value-type="float">
            <text:p>3923188705</text:p>
          </table:table-cell>
          <table:table-cell office:value-type="float" office:value="9186917984" calcext:value-type="float">
            <text:p>9186917984</text:p>
          </table:table-cell>
          <table:table-cell office:value-type="float" office:value="76963" calcext:value-type="float">
            <text:p>76963</text:p>
          </table:table-cell>
          <table:table-cell office:value-type="float" office:value="6848174" calcext:value-type="float">
            <text:p>6848174</text:p>
          </table:table-cell>
          <table:table-cell office:value-type="float" office:value="6906986" calcext:value-type="float">
            <text:p>6906986</text:p>
          </table:table-cell>
          <table:table-cell office:value-type="float" office:value="74166" calcext:value-type="float">
            <text:p>741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1" calcext:value-type="float">
            <text:p>0.427041</text:p>
          </table:table-cell>
          <table:table-cell office:value-type="float" office:value="76963" calcext:value-type="float">
            <text:p>76963</text:p>
          </table:table-cell>
          <table:table-cell office:value-type="float" office:value="0.437408" calcext:value-type="float">
            <text:p>0.437408</text:p>
          </table:table-cell>
          <table:table-cell office:value-type="float" office:value="0.441165" calcext:value-type="float">
            <text:p>0.441165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.99" calcext:value-type="float">
            <text:p>0.99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6100" calcext:value-type="float">
            <text:p>46100</text:p>
          </table:table-cell>
          <table:table-cell office:value-type="float" office:value="3923513741" calcext:value-type="float">
            <text:p>3923513741</text:p>
          </table:table-cell>
          <table:table-cell office:value-type="float" office:value="9181603261" calcext:value-type="float">
            <text:p>9181603261</text:p>
          </table:table-cell>
          <table:table-cell office:value-type="float" office:value="76880" calcext:value-type="float">
            <text:p>76880</text:p>
          </table:table-cell>
          <table:table-cell office:value-type="float" office:value="6949501" calcext:value-type="float">
            <text:p>6949501</text:p>
          </table:table-cell>
          <table:table-cell office:value-type="float" office:value="7007909" calcext:value-type="float">
            <text:p>7007909</text:p>
          </table:table-cell>
          <table:table-cell office:value-type="float" office:value="75619" calcext:value-type="float">
            <text:p>75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23" calcext:value-type="float">
            <text:p>0.427323</text:p>
          </table:table-cell>
          <table:table-cell office:value-type="float" office:value="76880" calcext:value-type="float">
            <text:p>76880</text:p>
          </table:table-cell>
          <table:table-cell office:value-type="float" office:value="0.44388" calcext:value-type="float">
            <text:p>0.44388</text:p>
          </table:table-cell>
          <table:table-cell office:value-type="float" office:value="0.447611" calcext:value-type="float">
            <text:p>0.44761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99" calcext:value-type="float">
            <text:p>0.99</text:p>
          </table:table-cell>
          <table:table-cell office:value-type="float" office:value="92.67" calcext:value-type="float">
            <text:p>92.6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6096" calcext:value-type="float">
            <text:p>46096</text:p>
          </table:table-cell>
          <table:table-cell office:value-type="float" office:value="3923457891" calcext:value-type="float">
            <text:p>3923457891</text:p>
          </table:table-cell>
          <table:table-cell office:value-type="float" office:value="9185521578" calcext:value-type="float">
            <text:p>9185521578</text:p>
          </table:table-cell>
          <table:table-cell office:value-type="float" office:value="79360" calcext:value-type="float">
            <text:p>79360</text:p>
          </table:table-cell>
          <table:table-cell office:value-type="float" office:value="6856017" calcext:value-type="float">
            <text:p>6856017</text:p>
          </table:table-cell>
          <table:table-cell office:value-type="float" office:value="6909034" calcext:value-type="float">
            <text:p>6909034</text:p>
          </table:table-cell>
          <table:table-cell office:value-type="float" office:value="100486" calcext:value-type="float">
            <text:p>1004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79360" calcext:value-type="float">
            <text:p>79360</text:p>
          </table:table-cell>
          <table:table-cell office:value-type="float" office:value="0.437909" calcext:value-type="float">
            <text:p>0.437909</text:p>
          </table:table-cell>
          <table:table-cell office:value-type="float" office:value="0.441296" calcext:value-type="float">
            <text:p>0.441296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.99" calcext:value-type="float">
            <text:p>0.99</text:p>
          </table:table-cell>
          <table:table-cell office:value-type="float" office:value="68.76" calcext:value-type="float">
            <text:p>68.76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6098" calcext:value-type="float">
            <text:p>46098</text:p>
          </table:table-cell>
          <table:table-cell office:value-type="float" office:value="3922044981" calcext:value-type="float">
            <text:p>3922044981</text:p>
          </table:table-cell>
          <table:table-cell office:value-type="float" office:value="9182180877" calcext:value-type="float">
            <text:p>9182180877</text:p>
          </table:table-cell>
          <table:table-cell office:value-type="float" office:value="77862" calcext:value-type="float">
            <text:p>77862</text:p>
          </table:table-cell>
          <table:table-cell office:value-type="float" office:value="6848601" calcext:value-type="float">
            <text:p>6848601</text:p>
          </table:table-cell>
          <table:table-cell office:value-type="float" office:value="6903507" calcext:value-type="float">
            <text:p>6903507</text:p>
          </table:table-cell>
          <table:table-cell office:value-type="float" office:value="105406" calcext:value-type="float">
            <text:p>10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7" calcext:value-type="float">
            <text:p>0.427137</text:p>
          </table:table-cell>
          <table:table-cell office:value-type="float" office:value="77862" calcext:value-type="float">
            <text:p>77862</text:p>
          </table:table-cell>
          <table:table-cell office:value-type="float" office:value="0.437436" calcext:value-type="float">
            <text:p>0.437436</text:p>
          </table:table-cell>
          <table:table-cell office:value-type="float" office:value="0.440943" calcext:value-type="float">
            <text:p>0.440943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0.99" calcext:value-type="float">
            <text:p>0.99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6103" calcext:value-type="float">
            <text:p>46103</text:p>
          </table:table-cell>
          <table:table-cell office:value-type="float" office:value="3923836112" calcext:value-type="float">
            <text:p>3923836112</text:p>
          </table:table-cell>
          <table:table-cell office:value-type="float" office:value="9186348096" calcext:value-type="float">
            <text:p>9186348096</text:p>
          </table:table-cell>
          <table:table-cell office:value-type="float" office:value="80287" calcext:value-type="float">
            <text:p>80287</text:p>
          </table:table-cell>
          <table:table-cell office:value-type="float" office:value="6817194" calcext:value-type="float">
            <text:p>6817194</text:p>
          </table:table-cell>
          <table:table-cell office:value-type="float" office:value="6871311" calcext:value-type="float">
            <text:p>6871311</text:p>
          </table:table-cell>
          <table:table-cell office:value-type="float" office:value="69295" calcext:value-type="float">
            <text:p>692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8" calcext:value-type="float">
            <text:p>0.427138</text:p>
          </table:table-cell>
          <table:table-cell office:value-type="float" office:value="80287" calcext:value-type="float">
            <text:p>80287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438886" calcext:value-type="float">
            <text:p>0.438886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0.99" calcext:value-type="float">
            <text:p>0.99</text:p>
          </table:table-cell>
          <table:table-cell office:value-type="float" office:value="99.16" calcext:value-type="float">
            <text:p>99.1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6103" calcext:value-type="float">
            <text:p>46103</text:p>
          </table:table-cell>
          <table:table-cell office:value-type="float" office:value="3922766257" calcext:value-type="float">
            <text:p>3922766257</text:p>
          </table:table-cell>
          <table:table-cell office:value-type="float" office:value="9183403125" calcext:value-type="float">
            <text:p>9183403125</text:p>
          </table:table-cell>
          <table:table-cell office:value-type="float" office:value="77555" calcext:value-type="float">
            <text:p>77555</text:p>
          </table:table-cell>
          <table:table-cell office:value-type="float" office:value="6859856" calcext:value-type="float">
            <text:p>6859856</text:p>
          </table:table-cell>
          <table:table-cell office:value-type="float" office:value="6911743" calcext:value-type="float">
            <text:p>6911743</text:p>
          </table:table-cell>
          <table:table-cell office:value-type="float" office:value="71724" calcext:value-type="float">
            <text:p>7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8" calcext:value-type="float">
            <text:p>0.427158</text:p>
          </table:table-cell>
          <table:table-cell office:value-type="float" office:value="77555" calcext:value-type="float">
            <text:p>77555</text:p>
          </table:table-cell>
          <table:table-cell office:value-type="float" office:value="0.438154" calcext:value-type="float">
            <text:p>0.438154</text:p>
          </table:table-cell>
          <table:table-cell office:value-type="float" office:value="0.441469" calcext:value-type="float">
            <text:p>0.441469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99" calcext:value-type="float">
            <text:p>0.99</text:p>
          </table:table-cell>
          <table:table-cell office:value-type="float" office:value="96.37" calcext:value-type="float">
            <text:p>96.3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6099" calcext:value-type="float">
            <text:p>46099</text:p>
          </table:table-cell>
          <table:table-cell office:value-type="float" office:value="3921120092" calcext:value-type="float">
            <text:p>3921120092</text:p>
          </table:table-cell>
          <table:table-cell office:value-type="float" office:value="9183604845" calcext:value-type="float">
            <text:p>9183604845</text:p>
          </table:table-cell>
          <table:table-cell office:value-type="float" office:value="76869" calcext:value-type="float">
            <text:p>76869</text:p>
          </table:table-cell>
          <table:table-cell office:value-type="float" office:value="6808692" calcext:value-type="float">
            <text:p>6808692</text:p>
          </table:table-cell>
          <table:table-cell office:value-type="float" office:value="6862918" calcext:value-type="float">
            <text:p>6862918</text:p>
          </table:table-cell>
          <table:table-cell office:value-type="float" office:value="73485" calcext:value-type="float">
            <text:p>734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" calcext:value-type="float">
            <text:p>0.42697</text:p>
          </table:table-cell>
          <table:table-cell office:value-type="float" office:value="76869" calcext:value-type="float">
            <text:p>76869</text:p>
          </table:table-cell>
          <table:table-cell office:value-type="float" office:value="0.434453" calcext:value-type="float">
            <text:p>0.434453</text:p>
          </table:table-cell>
          <table:table-cell office:value-type="float" office:value="0.437913" calcext:value-type="float">
            <text:p>0.437913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0.99" calcext:value-type="float">
            <text:p>0.99</text:p>
          </table:table-cell>
          <table:table-cell office:value-type="float" office:value="93.39" calcext:value-type="float">
            <text:p>93.39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6100" calcext:value-type="float">
            <text:p>46100</text:p>
          </table:table-cell>
          <table:table-cell office:value-type="float" office:value="3921459102" calcext:value-type="float">
            <text:p>3921459102</text:p>
          </table:table-cell>
          <table:table-cell office:value-type="float" office:value="9182278023" calcext:value-type="float">
            <text:p>9182278023</text:p>
          </table:table-cell>
          <table:table-cell office:value-type="float" office:value="77078" calcext:value-type="float">
            <text:p>77078</text:p>
          </table:table-cell>
          <table:table-cell office:value-type="float" office:value="6817436" calcext:value-type="float">
            <text:p>6817436</text:p>
          </table:table-cell>
          <table:table-cell office:value-type="float" office:value="6873381" calcext:value-type="float">
            <text:p>6873381</text:p>
          </table:table-cell>
          <table:table-cell office:value-type="float" office:value="45383" calcext:value-type="float">
            <text:p>45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8" calcext:value-type="float">
            <text:p>0.427068</text:p>
          </table:table-cell>
          <table:table-cell office:value-type="float" office:value="77078" calcext:value-type="float">
            <text:p>77078</text:p>
          </table:table-cell>
          <table:table-cell office:value-type="float" office:value="0.435011" calcext:value-type="float">
            <text:p>0.435011</text:p>
          </table:table-cell>
          <table:table-cell office:value-type="float" office:value="0.438581" calcext:value-type="float">
            <text:p>0.438581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99" calcext:value-type="float">
            <text:p>0.99</text:p>
          </table:table-cell>
          <table:table-cell office:value-type="float" office:value="151.45" calcext:value-type="float">
            <text:p>151.4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7105" calcext:value-type="float">
            <text:p>47105</text:p>
          </table:table-cell>
          <table:table-cell office:value-type="float" office:value="3924746331" calcext:value-type="float">
            <text:p>3924746331</text:p>
          </table:table-cell>
          <table:table-cell office:value-type="float" office:value="9186915935" calcext:value-type="float">
            <text:p>9186915935</text:p>
          </table:table-cell>
          <table:table-cell office:value-type="float" office:value="81314" calcext:value-type="float">
            <text:p>81314</text:p>
          </table:table-cell>
          <table:table-cell office:value-type="float" office:value="6845486" calcext:value-type="float">
            <text:p>6845486</text:p>
          </table:table-cell>
          <table:table-cell office:value-type="float" office:value="6896813" calcext:value-type="float">
            <text:p>6896813</text:p>
          </table:table-cell>
          <table:table-cell office:value-type="float" office:value="73954" calcext:value-type="float">
            <text:p>739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81314" calcext:value-type="float">
            <text:p>81314</text:p>
          </table:table-cell>
          <table:table-cell office:value-type="float" office:value="0.437237" calcext:value-type="float">
            <text:p>0.437237</text:p>
          </table:table-cell>
          <table:table-cell office:value-type="float" office:value="0.440515" calcext:value-type="float">
            <text:p>0.440515</text:p>
          </table:table-cell>
          <table:table-cell office:value-type="float" office:value="0.004724" calcext:value-type="float">
            <text:p>0.004724</text:p>
          </table:table-cell>
          <table:table-cell office:value-type="float" office:value="0.99" calcext:value-type="float">
            <text:p>0.99</text:p>
          </table:table-cell>
          <table:table-cell office:value-type="float" office:value="93.26" calcext:value-type="float">
            <text:p>93.2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7102" calcext:value-type="float">
            <text:p>47102</text:p>
          </table:table-cell>
          <table:table-cell office:value-type="float" office:value="3923157295" calcext:value-type="float">
            <text:p>3923157295</text:p>
          </table:table-cell>
          <table:table-cell office:value-type="float" office:value="9183169613" calcext:value-type="float">
            <text:p>9183169613</text:p>
          </table:table-cell>
          <table:table-cell office:value-type="float" office:value="78826" calcext:value-type="float">
            <text:p>78826</text:p>
          </table:table-cell>
          <table:table-cell office:value-type="float" office:value="6847143" calcext:value-type="float">
            <text:p>6847143</text:p>
          </table:table-cell>
          <table:table-cell office:value-type="float" office:value="6904056" calcext:value-type="float">
            <text:p>6904056</text:p>
          </table:table-cell>
          <table:table-cell office:value-type="float" office:value="43961" calcext:value-type="float">
            <text:p>43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2" calcext:value-type="float">
            <text:p>0.427212</text:p>
          </table:table-cell>
          <table:table-cell office:value-type="float" office:value="78826" calcext:value-type="float">
            <text:p>78826</text:p>
          </table:table-cell>
          <table:table-cell office:value-type="float" office:value="0.437342" calcext:value-type="float">
            <text:p>0.437342</text:p>
          </table:table-cell>
          <table:table-cell office:value-type="float" office:value="0.440978" calcext:value-type="float">
            <text:p>0.440978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99" calcext:value-type="float">
            <text:p>0.99</text:p>
          </table:table-cell>
          <table:table-cell office:value-type="float" office:value="157.05" calcext:value-type="float">
            <text:p>157.0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7098" calcext:value-type="float">
            <text:p>47098</text:p>
          </table:table-cell>
          <table:table-cell office:value-type="float" office:value="3921897248" calcext:value-type="float">
            <text:p>3921897248</text:p>
          </table:table-cell>
          <table:table-cell office:value-type="float" office:value="9185965945" calcext:value-type="float">
            <text:p>9185965945</text:p>
          </table:table-cell>
          <table:table-cell office:value-type="float" office:value="76287" calcext:value-type="float">
            <text:p>76287</text:p>
          </table:table-cell>
          <table:table-cell office:value-type="float" office:value="6812605" calcext:value-type="float">
            <text:p>6812605</text:p>
          </table:table-cell>
          <table:table-cell office:value-type="float" office:value="6872421" calcext:value-type="float">
            <text:p>6872421</text:p>
          </table:table-cell>
          <table:table-cell office:value-type="float" office:value="103958" calcext:value-type="float">
            <text:p>1039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4" calcext:value-type="float">
            <text:p>0.426944</text:p>
          </table:table-cell>
          <table:table-cell office:value-type="float" office:value="76287" calcext:value-type="float">
            <text:p>76287</text:p>
          </table:table-cell>
          <table:table-cell office:value-type="float" office:value="0.435136" calcext:value-type="float">
            <text:p>0.435136</text:p>
          </table:table-cell>
          <table:table-cell office:value-type="float" office:value="0.438957" calcext:value-type="float">
            <text:p>0.438957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99" calcext:value-type="float">
            <text:p>0.99</text:p>
          </table:table-cell>
          <table:table-cell office:value-type="float" office:value="66.11" calcext:value-type="float">
            <text:p>66.1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7100" calcext:value-type="float">
            <text:p>47100</text:p>
          </table:table-cell>
          <table:table-cell office:value-type="float" office:value="3921224645" calcext:value-type="float">
            <text:p>3921224645</text:p>
          </table:table-cell>
          <table:table-cell office:value-type="float" office:value="9182864368" calcext:value-type="float">
            <text:p>9182864368</text:p>
          </table:table-cell>
          <table:table-cell office:value-type="float" office:value="76848" calcext:value-type="float">
            <text:p>76848</text:p>
          </table:table-cell>
          <table:table-cell office:value-type="float" office:value="6754350" calcext:value-type="float">
            <text:p>6754350</text:p>
          </table:table-cell>
          <table:table-cell office:value-type="float" office:value="6810647" calcext:value-type="float">
            <text:p>6810647</text:p>
          </table:table-cell>
          <table:table-cell office:value-type="float" office:value="60858" calcext:value-type="float">
            <text:p>60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5" calcext:value-type="float">
            <text:p>0.427015</text:p>
          </table:table-cell>
          <table:table-cell office:value-type="float" office:value="76848" calcext:value-type="float">
            <text:p>76848</text:p>
          </table:table-cell>
          <table:table-cell office:value-type="float" office:value="0.431416" calcext:value-type="float">
            <text:p>0.431416</text:p>
          </table:table-cell>
          <table:table-cell office:value-type="float" office:value="0.435011" calcext:value-type="float">
            <text:p>0.435011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99" calcext:value-type="float">
            <text:p>0.99</text:p>
          </table:table-cell>
          <table:table-cell office:value-type="float" office:value="111.91" calcext:value-type="float">
            <text:p>111.9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7105" calcext:value-type="float">
            <text:p>47105</text:p>
          </table:table-cell>
          <table:table-cell office:value-type="float" office:value="3924095796" calcext:value-type="float">
            <text:p>3924095796</text:p>
          </table:table-cell>
          <table:table-cell office:value-type="float" office:value="9185867535" calcext:value-type="float">
            <text:p>9185867535</text:p>
          </table:table-cell>
          <table:table-cell office:value-type="float" office:value="82135" calcext:value-type="float">
            <text:p>82135</text:p>
          </table:table-cell>
          <table:table-cell office:value-type="float" office:value="6894046" calcext:value-type="float">
            <text:p>6894046</text:p>
          </table:table-cell>
          <table:table-cell office:value-type="float" office:value="6948365" calcext:value-type="float">
            <text:p>6948365</text:p>
          </table:table-cell>
          <table:table-cell office:value-type="float" office:value="71207" calcext:value-type="float">
            <text:p>712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8" calcext:value-type="float">
            <text:p>0.427188</text:p>
          </table:table-cell>
          <table:table-cell office:value-type="float" office:value="82135" calcext:value-type="float">
            <text:p>82135</text:p>
          </table:table-cell>
          <table:table-cell office:value-type="float" office:value="0.440338" calcext:value-type="float">
            <text:p>0.440338</text:p>
          </table:table-cell>
          <table:table-cell office:value-type="float" office:value="0.443808" calcext:value-type="float">
            <text:p>0.443808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99" calcext:value-type="float">
            <text:p>0.99</text:p>
          </table:table-cell>
          <table:table-cell office:value-type="float" office:value="97.58" calcext:value-type="float">
            <text:p>97.5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7105" calcext:value-type="float">
            <text:p>47105</text:p>
          </table:table-cell>
          <table:table-cell office:value-type="float" office:value="3921845044" calcext:value-type="float">
            <text:p>3921845044</text:p>
          </table:table-cell>
          <table:table-cell office:value-type="float" office:value="9182247559" calcext:value-type="float">
            <text:p>9182247559</text:p>
          </table:table-cell>
          <table:table-cell office:value-type="float" office:value="77500" calcext:value-type="float">
            <text:p>77500</text:p>
          </table:table-cell>
          <table:table-cell office:value-type="float" office:value="6898831" calcext:value-type="float">
            <text:p>6898831</text:p>
          </table:table-cell>
          <table:table-cell office:value-type="float" office:value="6958771" calcext:value-type="float">
            <text:p>6958771</text:p>
          </table:table-cell>
          <table:table-cell office:value-type="float" office:value="58691" calcext:value-type="float">
            <text:p>5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77500" calcext:value-type="float">
            <text:p>77500</text:p>
          </table:table-cell>
          <table:table-cell office:value-type="float" office:value="0.440644" calcext:value-type="float">
            <text:p>0.440644</text:p>
          </table:table-cell>
          <table:table-cell office:value-type="float" office:value="0.444472" calcext:value-type="float">
            <text:p>0.444472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99" calcext:value-type="float">
            <text:p>0.99</text:p>
          </table:table-cell>
          <table:table-cell office:value-type="float" office:value="118.57" calcext:value-type="float">
            <text:p>118.5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7101" calcext:value-type="float">
            <text:p>47101</text:p>
          </table:table-cell>
          <table:table-cell office:value-type="float" office:value="3922544017" calcext:value-type="float">
            <text:p>3922544017</text:p>
          </table:table-cell>
          <table:table-cell office:value-type="float" office:value="9185234523" calcext:value-type="float">
            <text:p>9185234523</text:p>
          </table:table-cell>
          <table:table-cell office:value-type="float" office:value="79173" calcext:value-type="float">
            <text:p>79173</text:p>
          </table:table-cell>
          <table:table-cell office:value-type="float" office:value="6851197" calcext:value-type="float">
            <text:p>6851197</text:p>
          </table:table-cell>
          <table:table-cell office:value-type="float" office:value="6906844" calcext:value-type="float">
            <text:p>6906844</text:p>
          </table:table-cell>
          <table:table-cell office:value-type="float" office:value="75535" calcext:value-type="float">
            <text:p>755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9" calcext:value-type="float">
            <text:p>0.427049</text:p>
          </table:table-cell>
          <table:table-cell office:value-type="float" office:value="79173" calcext:value-type="float">
            <text:p>79173</text:p>
          </table:table-cell>
          <table:table-cell office:value-type="float" office:value="0.437601" calcext:value-type="float">
            <text:p>0.437601</text:p>
          </table:table-cell>
          <table:table-cell office:value-type="float" office:value="0.441156" calcext:value-type="float">
            <text:p>0.441156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.99" calcext:value-type="float">
            <text:p>0.99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7102" calcext:value-type="float">
            <text:p>47102</text:p>
          </table:table-cell>
          <table:table-cell office:value-type="float" office:value="3920405606" calcext:value-type="float">
            <text:p>3920405606</text:p>
          </table:table-cell>
          <table:table-cell office:value-type="float" office:value="9181562066" calcext:value-type="float">
            <text:p>9181562066</text:p>
          </table:table-cell>
          <table:table-cell office:value-type="float" office:value="76689" calcext:value-type="float">
            <text:p>76689</text:p>
          </table:table-cell>
          <table:table-cell office:value-type="float" office:value="6861796" calcext:value-type="float">
            <text:p>6861796</text:p>
          </table:table-cell>
          <table:table-cell office:value-type="float" office:value="6919897" calcext:value-type="float">
            <text:p>6919897</text:p>
          </table:table-cell>
          <table:table-cell office:value-type="float" office:value="68110" calcext:value-type="float">
            <text:p>68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7" calcext:value-type="float">
            <text:p>0.426987</text:p>
          </table:table-cell>
          <table:table-cell office:value-type="float" office:value="76689" calcext:value-type="float">
            <text:p>76689</text:p>
          </table:table-cell>
          <table:table-cell office:value-type="float" office:value="0.438278" calcext:value-type="float">
            <text:p>0.438278</text:p>
          </table:table-cell>
          <table:table-cell office:value-type="float" office:value="0.441989" calcext:value-type="float">
            <text:p>0.441989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99" calcext:value-type="float">
            <text:p>0.9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8107" calcext:value-type="float">
            <text:p>48107</text:p>
          </table:table-cell>
          <table:table-cell office:value-type="float" office:value="3921740120" calcext:value-type="float">
            <text:p>3921740120</text:p>
          </table:table-cell>
          <table:table-cell office:value-type="float" office:value="9181599998" calcext:value-type="float">
            <text:p>9181599998</text:p>
          </table:table-cell>
          <table:table-cell office:value-type="float" office:value="78215" calcext:value-type="float">
            <text:p>78215</text:p>
          </table:table-cell>
          <table:table-cell office:value-type="float" office:value="6812335" calcext:value-type="float">
            <text:p>6812335</text:p>
          </table:table-cell>
          <table:table-cell office:value-type="float" office:value="6865554" calcext:value-type="float">
            <text:p>6865554</text:p>
          </table:table-cell>
          <table:table-cell office:value-type="float" office:value="77314" calcext:value-type="float">
            <text:p>773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" calcext:value-type="float">
            <text:p>0.42713</text:p>
          </table:table-cell>
          <table:table-cell office:value-type="float" office:value="78215" calcext:value-type="float">
            <text:p>78215</text:p>
          </table:table-cell>
          <table:table-cell office:value-type="float" office:value="0.435119" calcext:value-type="float">
            <text:p>0.435119</text:p>
          </table:table-cell>
          <table:table-cell office:value-type="float" office:value="0.438518" calcext:value-type="float">
            <text:p>0.438518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99" calcext:value-type="float">
            <text:p>0.99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8104" calcext:value-type="float">
            <text:p>48104</text:p>
          </table:table-cell>
          <table:table-cell office:value-type="float" office:value="3920500376" calcext:value-type="float">
            <text:p>3920500376</text:p>
          </table:table-cell>
          <table:table-cell office:value-type="float" office:value="9178035366" calcext:value-type="float">
            <text:p>9178035366</text:p>
          </table:table-cell>
          <table:table-cell office:value-type="float" office:value="77204" calcext:value-type="float">
            <text:p>77204</text:p>
          </table:table-cell>
          <table:table-cell office:value-type="float" office:value="6855851" calcext:value-type="float">
            <text:p>6855851</text:p>
          </table:table-cell>
          <table:table-cell office:value-type="float" office:value="6913057" calcext:value-type="float">
            <text:p>6913057</text:p>
          </table:table-cell>
          <table:table-cell office:value-type="float" office:value="74541" calcext:value-type="float">
            <text:p>74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1" calcext:value-type="float">
            <text:p>0.427161</text:p>
          </table:table-cell>
          <table:table-cell office:value-type="float" office:value="77204" calcext:value-type="float">
            <text:p>77204</text:p>
          </table:table-cell>
          <table:table-cell office:value-type="float" office:value="0.437899" calcext:value-type="float">
            <text:p>0.437899</text:p>
          </table:table-cell>
          <table:table-cell office:value-type="float" office:value="0.441553" calcext:value-type="float">
            <text:p>0.441553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0.99" calcext:value-type="float">
            <text:p>0.99</text:p>
          </table:table-cell>
          <table:table-cell office:value-type="float" office:value="92.74" calcext:value-type="float">
            <text:p>92.7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8100" calcext:value-type="float">
            <text:p>48100</text:p>
          </table:table-cell>
          <table:table-cell office:value-type="float" office:value="3923534665" calcext:value-type="float">
            <text:p>3923534665</text:p>
          </table:table-cell>
          <table:table-cell office:value-type="float" office:value="9184347535" calcext:value-type="float">
            <text:p>9184347535</text:p>
          </table:table-cell>
          <table:table-cell office:value-type="float" office:value="76704" calcext:value-type="float">
            <text:p>76704</text:p>
          </table:table-cell>
          <table:table-cell office:value-type="float" office:value="6888061" calcext:value-type="float">
            <text:p>6888061</text:p>
          </table:table-cell>
          <table:table-cell office:value-type="float" office:value="6946021" calcext:value-type="float">
            <text:p>6946021</text:p>
          </table:table-cell>
          <table:table-cell office:value-type="float" office:value="113675" calcext:value-type="float">
            <text:p>1136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6704" calcext:value-type="float">
            <text:p>76704</text:p>
          </table:table-cell>
          <table:table-cell office:value-type="float" office:value="0.439956" calcext:value-type="float">
            <text:p>0.439956</text:p>
          </table:table-cell>
          <table:table-cell office:value-type="float" office:value="0.443658" calcext:value-type="float">
            <text:p>0.443658</text:p>
          </table:table-cell>
          <table:table-cell office:value-type="float" office:value="0.007261" calcext:value-type="float">
            <text:p>0.007261</text:p>
          </table:table-cell>
          <table:table-cell office:value-type="float" office:value="0.99" calcext:value-type="float">
            <text:p>0.99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8102" calcext:value-type="float">
            <text:p>48102</text:p>
          </table:table-cell>
          <table:table-cell office:value-type="float" office:value="3923339685" calcext:value-type="float">
            <text:p>3923339685</text:p>
          </table:table-cell>
          <table:table-cell office:value-type="float" office:value="9181945493" calcext:value-type="float">
            <text:p>9181945493</text:p>
          </table:table-cell>
          <table:table-cell office:value-type="float" office:value="76839" calcext:value-type="float">
            <text:p>76839</text:p>
          </table:table-cell>
          <table:table-cell office:value-type="float" office:value="6925482" calcext:value-type="float">
            <text:p>6925482</text:p>
          </table:table-cell>
          <table:table-cell office:value-type="float" office:value="6980740" calcext:value-type="float">
            <text:p>6980740</text:p>
          </table:table-cell>
          <table:table-cell office:value-type="float" office:value="71137" calcext:value-type="float">
            <text:p>7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9" calcext:value-type="float">
            <text:p>0.427289</text:p>
          </table:table-cell>
          <table:table-cell office:value-type="float" office:value="76839" calcext:value-type="float">
            <text:p>76839</text:p>
          </table:table-cell>
          <table:table-cell office:value-type="float" office:value="0.442346" calcext:value-type="float">
            <text:p>0.442346</text:p>
          </table:table-cell>
          <table:table-cell office:value-type="float" office:value="0.445876" calcext:value-type="float">
            <text:p>0.445876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99" calcext:value-type="float">
            <text:p>0.99</text:p>
          </table:table-cell>
          <table:table-cell office:value-type="float" office:value="98.13" calcext:value-type="float">
            <text:p>98.13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8107" calcext:value-type="float">
            <text:p>48107</text:p>
          </table:table-cell>
          <table:table-cell office:value-type="float" office:value="3923164206" calcext:value-type="float">
            <text:p>3923164206</text:p>
          </table:table-cell>
          <table:table-cell office:value-type="float" office:value="9186206456" calcext:value-type="float">
            <text:p>9186206456</text:p>
          </table:table-cell>
          <table:table-cell office:value-type="float" office:value="82204" calcext:value-type="float">
            <text:p>82204</text:p>
          </table:table-cell>
          <table:table-cell office:value-type="float" office:value="6869976" calcext:value-type="float">
            <text:p>6869976</text:p>
          </table:table-cell>
          <table:table-cell office:value-type="float" office:value="6926266" calcext:value-type="float">
            <text:p>6926266</text:p>
          </table:table-cell>
          <table:table-cell office:value-type="float" office:value="71924" calcext:value-type="float">
            <text:p>719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1" calcext:value-type="float">
            <text:p>0.427071</text:p>
          </table:table-cell>
          <table:table-cell office:value-type="float" office:value="82204" calcext:value-type="float">
            <text:p>82204</text:p>
          </table:table-cell>
          <table:table-cell office:value-type="float" office:value="0.438801" calcext:value-type="float">
            <text:p>0.438801</text:p>
          </table:table-cell>
          <table:table-cell office:value-type="float" office:value="0.442396" calcext:value-type="float">
            <text:p>0.442396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99" calcext:value-type="float">
            <text:p>0.9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8107" calcext:value-type="float">
            <text:p>48107</text:p>
          </table:table-cell>
          <table:table-cell office:value-type="float" office:value="3921602273" calcext:value-type="float">
            <text:p>3921602273</text:p>
          </table:table-cell>
          <table:table-cell office:value-type="float" office:value="9183213855" calcext:value-type="float">
            <text:p>9183213855</text:p>
          </table:table-cell>
          <table:table-cell office:value-type="float" office:value="80253" calcext:value-type="float">
            <text:p>80253</text:p>
          </table:table-cell>
          <table:table-cell office:value-type="float" office:value="6869554" calcext:value-type="float">
            <text:p>6869554</text:p>
          </table:table-cell>
          <table:table-cell office:value-type="float" office:value="6922444" calcext:value-type="float">
            <text:p>6922444</text:p>
          </table:table-cell>
          <table:table-cell office:value-type="float" office:value="72671" calcext:value-type="float">
            <text:p>7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" calcext:value-type="float">
            <text:p>0.42704</text:p>
          </table:table-cell>
          <table:table-cell office:value-type="float" office:value="80253" calcext:value-type="float">
            <text:p>80253</text:p>
          </table:table-cell>
          <table:table-cell office:value-type="float" office:value="0.438774" calcext:value-type="float">
            <text:p>0.438774</text:p>
          </table:table-cell>
          <table:table-cell office:value-type="float" office:value="0.442152" calcext:value-type="float">
            <text:p>0.442152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.99" calcext:value-type="float">
            <text:p>0.99</text:p>
          </table:table-cell>
          <table:table-cell office:value-type="float" office:value="95.26" calcext:value-type="float">
            <text:p>95.2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8103" calcext:value-type="float">
            <text:p>48103</text:p>
          </table:table-cell>
          <table:table-cell office:value-type="float" office:value="3922746576" calcext:value-type="float">
            <text:p>3922746576</text:p>
          </table:table-cell>
          <table:table-cell office:value-type="float" office:value="9185439227" calcext:value-type="float">
            <text:p>9185439227</text:p>
          </table:table-cell>
          <table:table-cell office:value-type="float" office:value="80020" calcext:value-type="float">
            <text:p>80020</text:p>
          </table:table-cell>
          <table:table-cell office:value-type="float" office:value="6861710" calcext:value-type="float">
            <text:p>6861710</text:p>
          </table:table-cell>
          <table:table-cell office:value-type="float" office:value="6918780" calcext:value-type="float">
            <text:p>6918780</text:p>
          </table:table-cell>
          <table:table-cell office:value-type="float" office:value="84799" calcext:value-type="float">
            <text:p>847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1" calcext:value-type="float">
            <text:p>0.427061</text:p>
          </table:table-cell>
          <table:table-cell office:value-type="float" office:value="80020" calcext:value-type="float">
            <text:p>80020</text:p>
          </table:table-cell>
          <table:table-cell office:value-type="float" office:value="0.438273" calcext:value-type="float">
            <text:p>0.438273</text:p>
          </table:table-cell>
          <table:table-cell office:value-type="float" office:value="0.441918" calcext:value-type="float">
            <text:p>0.441918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0.99" calcext:value-type="float">
            <text:p>0.99</text:p>
          </table:table-cell>
          <table:table-cell office:value-type="float" office:value="81.59" calcext:value-type="float">
            <text:p>81.59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8104" calcext:value-type="float">
            <text:p>48104</text:p>
          </table:table-cell>
          <table:table-cell office:value-type="float" office:value="3920399807" calcext:value-type="float">
            <text:p>3920399807</text:p>
          </table:table-cell>
          <table:table-cell office:value-type="float" office:value="9181530854" calcext:value-type="float">
            <text:p>9181530854</text:p>
          </table:table-cell>
          <table:table-cell office:value-type="float" office:value="76606" calcext:value-type="float">
            <text:p>76606</text:p>
          </table:table-cell>
          <table:table-cell office:value-type="float" office:value="6809695" calcext:value-type="float">
            <text:p>6809695</text:p>
          </table:table-cell>
          <table:table-cell office:value-type="float" office:value="6864880" calcext:value-type="float">
            <text:p>6864880</text:p>
          </table:table-cell>
          <table:table-cell office:value-type="float" office:value="77848" calcext:value-type="float">
            <text:p>7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8" calcext:value-type="float">
            <text:p>0.426988</text:p>
          </table:table-cell>
          <table:table-cell office:value-type="float" office:value="76606" calcext:value-type="float">
            <text:p>76606</text:p>
          </table:table-cell>
          <table:table-cell office:value-type="float" office:value="0.434951" calcext:value-type="float">
            <text:p>0.434951</text:p>
          </table:table-cell>
          <table:table-cell office:value-type="float" office:value="0.438475" calcext:value-type="float">
            <text:p>0.438475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99" calcext:value-type="float">
            <text:p>0.99</text:p>
          </table:table-cell>
          <table:table-cell office:value-type="float" office:value="88.18" calcext:value-type="float">
            <text:p>88.1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49109" calcext:value-type="float">
            <text:p>49109</text:p>
          </table:table-cell>
          <table:table-cell office:value-type="float" office:value="3922746688" calcext:value-type="float">
            <text:p>3922746688</text:p>
          </table:table-cell>
          <table:table-cell office:value-type="float" office:value="9181751530" calcext:value-type="float">
            <text:p>9181751530</text:p>
          </table:table-cell>
          <table:table-cell office:value-type="float" office:value="80382" calcext:value-type="float">
            <text:p>80382</text:p>
          </table:table-cell>
          <table:table-cell office:value-type="float" office:value="6937276" calcext:value-type="float">
            <text:p>6937276</text:p>
          </table:table-cell>
          <table:table-cell office:value-type="float" office:value="6992541" calcext:value-type="float">
            <text:p>6992541</text:p>
          </table:table-cell>
          <table:table-cell office:value-type="float" office:value="74367" calcext:value-type="float">
            <text:p>743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3" calcext:value-type="float">
            <text:p>0.427233</text:p>
          </table:table-cell>
          <table:table-cell office:value-type="float" office:value="80382" calcext:value-type="float">
            <text:p>80382</text:p>
          </table:table-cell>
          <table:table-cell office:value-type="float" office:value="0.443099" calcext:value-type="float">
            <text:p>0.443099</text:p>
          </table:table-cell>
          <table:table-cell office:value-type="float" office:value="0.446629" calcext:value-type="float">
            <text:p>0.446629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99" calcext:value-type="float">
            <text:p>0.99</text:p>
          </table:table-cell>
          <table:table-cell office:value-type="float" office:value="94.03" calcext:value-type="float">
            <text:p>94.0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49106" calcext:value-type="float">
            <text:p>49106</text:p>
          </table:table-cell>
          <table:table-cell office:value-type="float" office:value="3919620434" calcext:value-type="float">
            <text:p>3919620434</text:p>
          </table:table-cell>
          <table:table-cell office:value-type="float" office:value="9176388348" calcext:value-type="float">
            <text:p>9176388348</text:p>
          </table:table-cell>
          <table:table-cell office:value-type="float" office:value="78017" calcext:value-type="float">
            <text:p>78017</text:p>
          </table:table-cell>
          <table:table-cell office:value-type="float" office:value="6917912" calcext:value-type="float">
            <text:p>6917912</text:p>
          </table:table-cell>
          <table:table-cell office:value-type="float" office:value="6975468" calcext:value-type="float">
            <text:p>6975468</text:p>
          </table:table-cell>
          <table:table-cell office:value-type="float" office:value="67530" calcext:value-type="float">
            <text:p>67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2" calcext:value-type="float">
            <text:p>0.427142</text:p>
          </table:table-cell>
          <table:table-cell office:value-type="float" office:value="78017" calcext:value-type="float">
            <text:p>78017</text:p>
          </table:table-cell>
          <table:table-cell office:value-type="float" office:value="0.441863" calcext:value-type="float">
            <text:p>0.441863</text:p>
          </table:table-cell>
          <table:table-cell office:value-type="float" office:value="0.445539" calcext:value-type="float">
            <text:p>0.445539</text:p>
          </table:table-cell>
          <table:table-cell office:value-type="float" office:value="0.004313" calcext:value-type="float">
            <text:p>0.004313</text:p>
          </table:table-cell>
          <table:table-cell office:value-type="float" office:value="0.99" calcext:value-type="float">
            <text:p>0.99</text:p>
          </table:table-cell>
          <table:table-cell office:value-type="float" office:value="103.29" calcext:value-type="float">
            <text:p>103.29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49102" calcext:value-type="float">
            <text:p>49102</text:p>
          </table:table-cell>
          <table:table-cell office:value-type="float" office:value="3924090877" calcext:value-type="float">
            <text:p>3924090877</text:p>
          </table:table-cell>
          <table:table-cell office:value-type="float" office:value="9185180135" calcext:value-type="float">
            <text:p>9185180135</text:p>
          </table:table-cell>
          <table:table-cell office:value-type="float" office:value="78017" calcext:value-type="float">
            <text:p>78017</text:p>
          </table:table-cell>
          <table:table-cell office:value-type="float" office:value="6862767" calcext:value-type="float">
            <text:p>6862767</text:p>
          </table:table-cell>
          <table:table-cell office:value-type="float" office:value="6915048" calcext:value-type="float">
            <text:p>6915048</text:p>
          </table:table-cell>
          <table:table-cell office:value-type="float" office:value="112728" calcext:value-type="float">
            <text:p>11272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" calcext:value-type="float">
            <text:p>0.42722</text:p>
          </table:table-cell>
          <table:table-cell office:value-type="float" office:value="78017" calcext:value-type="float">
            <text:p>78017</text:p>
          </table:table-cell>
          <table:table-cell office:value-type="float" office:value="0.43834" calcext:value-type="float">
            <text:p>0.43834</text:p>
          </table:table-cell>
          <table:table-cell office:value-type="float" office:value="0.44168" calcext:value-type="float">
            <text:p>0.4416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99" calcext:value-type="float">
            <text:p>0.99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49104" calcext:value-type="float">
            <text:p>49104</text:p>
          </table:table-cell>
          <table:table-cell office:value-type="float" office:value="3923333869" calcext:value-type="float">
            <text:p>3923333869</text:p>
          </table:table-cell>
          <table:table-cell office:value-type="float" office:value="9183462986" calcext:value-type="float">
            <text:p>9183462986</text:p>
          </table:table-cell>
          <table:table-cell office:value-type="float" office:value="77946" calcext:value-type="float">
            <text:p>77946</text:p>
          </table:table-cell>
          <table:table-cell office:value-type="float" office:value="6846773" calcext:value-type="float">
            <text:p>6846773</text:p>
          </table:table-cell>
          <table:table-cell office:value-type="float" office:value="6899047" calcext:value-type="float">
            <text:p>6899047</text:p>
          </table:table-cell>
          <table:table-cell office:value-type="float" office:value="112603" calcext:value-type="float">
            <text:p>11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7" calcext:value-type="float">
            <text:p>0.427217</text:p>
          </table:table-cell>
          <table:table-cell office:value-type="float" office:value="77946" calcext:value-type="float">
            <text:p>77946</text:p>
          </table:table-cell>
          <table:table-cell office:value-type="float" office:value="0.437319" calcext:value-type="float">
            <text:p>0.437319</text:p>
          </table:table-cell>
          <table:table-cell office:value-type="float" office:value="0.440658" calcext:value-type="float">
            <text:p>0.440658</text:p>
          </table:table-cell>
          <table:table-cell office:value-type="float" office:value="0.007192" calcext:value-type="float">
            <text:p>0.007192</text:p>
          </table:table-cell>
          <table:table-cell office:value-type="float" office:value="0.99" calcext:value-type="float">
            <text:p>0.99</text:p>
          </table:table-cell>
          <table:table-cell office:value-type="float" office:value="61.27" calcext:value-type="float">
            <text:p>61.2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49110" calcext:value-type="float">
            <text:p>49110</text:p>
          </table:table-cell>
          <table:table-cell office:value-type="float" office:value="3923678104" calcext:value-type="float">
            <text:p>3923678104</text:p>
          </table:table-cell>
          <table:table-cell office:value-type="float" office:value="9186104505" calcext:value-type="float">
            <text:p>9186104505</text:p>
          </table:table-cell>
          <table:table-cell office:value-type="float" office:value="79580" calcext:value-type="float">
            <text:p>79580</text:p>
          </table:table-cell>
          <table:table-cell office:value-type="float" office:value="6868331" calcext:value-type="float">
            <text:p>6868331</text:p>
          </table:table-cell>
          <table:table-cell office:value-type="float" office:value="6928086" calcext:value-type="float">
            <text:p>6928086</text:p>
          </table:table-cell>
          <table:table-cell office:value-type="float" office:value="30214" calcext:value-type="float">
            <text:p>302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2" calcext:value-type="float">
            <text:p>0.427132</text:p>
          </table:table-cell>
          <table:table-cell office:value-type="float" office:value="79580" calcext:value-type="float">
            <text:p>79580</text:p>
          </table:table-cell>
          <table:table-cell office:value-type="float" office:value="0.438258" calcext:value-type="float">
            <text:p>0.438258</text:p>
          </table:table-cell>
          <table:table-cell office:value-type="float" office:value="0.442071" calcext:value-type="float">
            <text:p>0.442071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99" calcext:value-type="float">
            <text:p>0.99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49110" calcext:value-type="float">
            <text:p>49110</text:p>
          </table:table-cell>
          <table:table-cell office:value-type="float" office:value="3922704659" calcext:value-type="float">
            <text:p>3922704659</text:p>
          </table:table-cell>
          <table:table-cell office:value-type="float" office:value="9183270174" calcext:value-type="float">
            <text:p>9183270174</text:p>
          </table:table-cell>
          <table:table-cell office:value-type="float" office:value="79195" calcext:value-type="float">
            <text:p>79195</text:p>
          </table:table-cell>
          <table:table-cell office:value-type="float" office:value="6859190" calcext:value-type="float">
            <text:p>6859190</text:p>
          </table:table-cell>
          <table:table-cell office:value-type="float" office:value="6917381" calcext:value-type="float">
            <text:p>6917381</text:p>
          </table:table-cell>
          <table:table-cell office:value-type="float" office:value="21165" calcext:value-type="float">
            <text:p>2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8" calcext:value-type="float">
            <text:p>0.427158</text:p>
          </table:table-cell>
          <table:table-cell office:value-type="float" office:value="79195" calcext:value-type="float">
            <text:p>79195</text:p>
          </table:table-cell>
          <table:table-cell office:value-type="float" office:value="0.437675" calcext:value-type="float">
            <text:p>0.437675</text:p>
          </table:table-cell>
          <table:table-cell office:value-type="float" office:value="0.441388" calcext:value-type="float">
            <text:p>0.441388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99" calcext:value-type="float">
            <text:p>0.99</text:p>
          </table:table-cell>
          <table:table-cell office:value-type="float" office:value="326.83" calcext:value-type="float">
            <text:p>326.8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49105" calcext:value-type="float">
            <text:p>49105</text:p>
          </table:table-cell>
          <table:table-cell office:value-type="float" office:value="3920920823" calcext:value-type="float">
            <text:p>3920920823</text:p>
          </table:table-cell>
          <table:table-cell office:value-type="float" office:value="9183915886" calcext:value-type="float">
            <text:p>9183915886</text:p>
          </table:table-cell>
          <table:table-cell office:value-type="float" office:value="78202" calcext:value-type="float">
            <text:p>78202</text:p>
          </table:table-cell>
          <table:table-cell office:value-type="float" office:value="6797500" calcext:value-type="float">
            <text:p>6797500</text:p>
          </table:table-cell>
          <table:table-cell office:value-type="float" office:value="6852038" calcext:value-type="float">
            <text:p>6852038</text:p>
          </table:table-cell>
          <table:table-cell office:value-type="float" office:value="72573" calcext:value-type="float">
            <text:p>725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33" calcext:value-type="float">
            <text:p>0.426933</text:p>
          </table:table-cell>
          <table:table-cell office:value-type="float" office:value="78202" calcext:value-type="float">
            <text:p>78202</text:p>
          </table:table-cell>
          <table:table-cell office:value-type="float" office:value="0.434172" calcext:value-type="float">
            <text:p>0.434172</text:p>
          </table:table-cell>
          <table:table-cell office:value-type="float" office:value="0.437655" calcext:value-type="float">
            <text:p>0.437655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0.99" calcext:value-type="float">
            <text:p>0.99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49106" calcext:value-type="float">
            <text:p>49106</text:p>
          </table:table-cell>
          <table:table-cell office:value-type="float" office:value="3920999028" calcext:value-type="float">
            <text:p>3920999028</text:p>
          </table:table-cell>
          <table:table-cell office:value-type="float" office:value="9182286497" calcext:value-type="float">
            <text:p>9182286497</text:p>
          </table:table-cell>
          <table:table-cell office:value-type="float" office:value="77877" calcext:value-type="float">
            <text:p>77877</text:p>
          </table:table-cell>
          <table:table-cell office:value-type="float" office:value="6820984" calcext:value-type="float">
            <text:p>6820984</text:p>
          </table:table-cell>
          <table:table-cell office:value-type="float" office:value="6878526" calcext:value-type="float">
            <text:p>6878526</text:p>
          </table:table-cell>
          <table:table-cell office:value-type="float" office:value="78731" calcext:value-type="float">
            <text:p>7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8" calcext:value-type="float">
            <text:p>0.427018</text:p>
          </table:table-cell>
          <table:table-cell office:value-type="float" office:value="77877" calcext:value-type="float">
            <text:p>77877</text:p>
          </table:table-cell>
          <table:table-cell office:value-type="float" office:value="0.435672" calcext:value-type="float">
            <text:p>0.435672</text:p>
          </table:table-cell>
          <table:table-cell office:value-type="float" office:value="0.439347" calcext:value-type="float">
            <text:p>0.439347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99" calcext:value-type="float">
            <text:p>0.99</text:p>
          </table:table-cell>
          <table:table-cell office:value-type="float" office:value="87.37" calcext:value-type="float">
            <text:p>87.3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0112" calcext:value-type="float">
            <text:p>50112</text:p>
          </table:table-cell>
          <table:table-cell office:value-type="float" office:value="3922750831" calcext:value-type="float">
            <text:p>3922750831</text:p>
          </table:table-cell>
          <table:table-cell office:value-type="float" office:value="9187291802" calcext:value-type="float">
            <text:p>9187291802</text:p>
          </table:table-cell>
          <table:table-cell office:value-type="float" office:value="78911" calcext:value-type="float">
            <text:p>78911</text:p>
          </table:table-cell>
          <table:table-cell office:value-type="float" office:value="6853707" calcext:value-type="float">
            <text:p>6853707</text:p>
          </table:table-cell>
          <table:table-cell office:value-type="float" office:value="6912937" calcext:value-type="float">
            <text:p>6912937</text:p>
          </table:table-cell>
          <table:table-cell office:value-type="float" office:value="74614" calcext:value-type="float">
            <text:p>746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6" calcext:value-type="float">
            <text:p>0.426976</text:p>
          </table:table-cell>
          <table:table-cell office:value-type="float" office:value="78911" calcext:value-type="float">
            <text:p>78911</text:p>
          </table:table-cell>
          <table:table-cell office:value-type="float" office:value="0.437325" calcext:value-type="float">
            <text:p>0.437325</text:p>
          </table:table-cell>
          <table:table-cell office:value-type="float" office:value="0.441105" calcext:value-type="float">
            <text:p>0.441105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0.99" calcext:value-type="float">
            <text:p>0.99</text:p>
          </table:table-cell>
          <table:table-cell office:value-type="float" office:value="92.65" calcext:value-type="float">
            <text:p>92.6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0108" calcext:value-type="float">
            <text:p>50108</text:p>
          </table:table-cell>
          <table:table-cell office:value-type="float" office:value="3920903073" calcext:value-type="float">
            <text:p>3920903073</text:p>
          </table:table-cell>
          <table:table-cell office:value-type="float" office:value="9181647900" calcext:value-type="float">
            <text:p>9181647900</text:p>
          </table:table-cell>
          <table:table-cell office:value-type="float" office:value="76123" calcext:value-type="float">
            <text:p>76123</text:p>
          </table:table-cell>
          <table:table-cell office:value-type="float" office:value="6852122" calcext:value-type="float">
            <text:p>6852122</text:p>
          </table:table-cell>
          <table:table-cell office:value-type="float" office:value="6907677" calcext:value-type="float">
            <text:p>6907677</text:p>
          </table:table-cell>
          <table:table-cell office:value-type="float" office:value="77197" calcext:value-type="float">
            <text:p>7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76123" calcext:value-type="float">
            <text:p>76123</text:p>
          </table:table-cell>
          <table:table-cell office:value-type="float" office:value="0.43766" calcext:value-type="float">
            <text:p>0.43766</text:p>
          </table:table-cell>
          <table:table-cell office:value-type="float" office:value="0.441209" calcext:value-type="float">
            <text:p>0.441209</text:p>
          </table:table-cell>
          <table:table-cell office:value-type="float" office:value="0.004931" calcext:value-type="float">
            <text:p>0.004931</text:p>
          </table:table-cell>
          <table:table-cell office:value-type="float" office:value="0.99" calcext:value-type="float">
            <text:p>0.99</text:p>
          </table:table-cell>
          <table:table-cell office:value-type="float" office:value="89.48" calcext:value-type="float">
            <text:p>89.4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0104" calcext:value-type="float">
            <text:p>50104</text:p>
          </table:table-cell>
          <table:table-cell office:value-type="float" office:value="3907037913" calcext:value-type="float">
            <text:p>3907037913</text:p>
          </table:table-cell>
          <table:table-cell office:value-type="float" office:value="9187396307" calcext:value-type="float">
            <text:p>9187396307</text:p>
          </table:table-cell>
          <table:table-cell office:value-type="float" office:value="69266" calcext:value-type="float">
            <text:p>69266</text:p>
          </table:table-cell>
          <table:table-cell office:value-type="float" office:value="6007403" calcext:value-type="float">
            <text:p>6007403</text:p>
          </table:table-cell>
          <table:table-cell office:value-type="float" office:value="6057454" calcext:value-type="float">
            <text:p>6057454</text:p>
          </table:table-cell>
          <table:table-cell office:value-type="float" office:value="111763" calcext:value-type="float">
            <text:p>1117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261" calcext:value-type="float">
            <text:p>0.425261</text:p>
          </table:table-cell>
          <table:table-cell office:value-type="float" office:value="69266" calcext:value-type="float">
            <text:p>69266</text:p>
          </table:table-cell>
          <table:table-cell office:value-type="float" office:value="0.383706" calcext:value-type="float">
            <text:p>0.383706</text:p>
          </table:table-cell>
          <table:table-cell office:value-type="float" office:value="0.386903" calcext:value-type="float">
            <text:p>0.386903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99" calcext:value-type="float">
            <text:p>0.99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0106" calcext:value-type="float">
            <text:p>50106</text:p>
          </table:table-cell>
          <table:table-cell office:value-type="float" office:value="3906165360" calcext:value-type="float">
            <text:p>3906165360</text:p>
          </table:table-cell>
          <table:table-cell office:value-type="float" office:value="9185631696" calcext:value-type="float">
            <text:p>9185631696</text:p>
          </table:table-cell>
          <table:table-cell office:value-type="float" office:value="68183" calcext:value-type="float">
            <text:p>68183</text:p>
          </table:table-cell>
          <table:table-cell office:value-type="float" office:value="6045558" calcext:value-type="float">
            <text:p>6045558</text:p>
          </table:table-cell>
          <table:table-cell office:value-type="float" office:value="6091085" calcext:value-type="float">
            <text:p>6091085</text:p>
          </table:table-cell>
          <table:table-cell office:value-type="float" office:value="127672" calcext:value-type="float">
            <text:p>12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247" calcext:value-type="float">
            <text:p>0.425247</text:p>
          </table:table-cell>
          <table:table-cell office:value-type="float" office:value="68183" calcext:value-type="float">
            <text:p>68183</text:p>
          </table:table-cell>
          <table:table-cell office:value-type="float" office:value="0.386143" calcext:value-type="float">
            <text:p>0.386143</text:p>
          </table:table-cell>
          <table:table-cell office:value-type="float" office:value="0.389051" calcext:value-type="float">
            <text:p>0.389051</text:p>
          </table:table-cell>
          <table:table-cell office:value-type="float" office:value="0.008155" calcext:value-type="float">
            <text:p>0.008155</text:p>
          </table:table-cell>
          <table:table-cell office:value-type="float" office:value="0.99" calcext:value-type="float">
            <text:p>0.99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0112" calcext:value-type="float">
            <text:p>50112</text:p>
          </table:table-cell>
          <table:table-cell office:value-type="float" office:value="3895330024" calcext:value-type="float">
            <text:p>3895330024</text:p>
          </table:table-cell>
          <table:table-cell office:value-type="float" office:value="9190312525" calcext:value-type="float">
            <text:p>9190312525</text:p>
          </table:table-cell>
          <table:table-cell office:value-type="float" office:value="66206" calcext:value-type="float">
            <text:p>66206</text:p>
          </table:table-cell>
          <table:table-cell office:value-type="float" office:value="5433392" calcext:value-type="float">
            <text:p>5433392</text:p>
          </table:table-cell>
          <table:table-cell office:value-type="float" office:value="5477077" calcext:value-type="float">
            <text:p>5477077</text:p>
          </table:table-cell>
          <table:table-cell office:value-type="float" office:value="61510" calcext:value-type="float">
            <text:p>615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852" calcext:value-type="float">
            <text:p>0.423852</text:p>
          </table:table-cell>
          <table:table-cell office:value-type="float" office:value="66206" calcext:value-type="float">
            <text:p>66206</text:p>
          </table:table-cell>
          <table:table-cell office:value-type="float" office:value="0.347043" calcext:value-type="float">
            <text:p>0.347043</text:p>
          </table:table-cell>
          <table:table-cell office:value-type="float" office:value="0.349833" calcext:value-type="float">
            <text:p>0.349833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99" calcext:value-type="float">
            <text:p>0.99</text:p>
          </table:table-cell>
          <table:table-cell office:value-type="float" office:value="89.04" calcext:value-type="float">
            <text:p>89.0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0112" calcext:value-type="float">
            <text:p>50112</text:p>
          </table:table-cell>
          <table:table-cell office:value-type="float" office:value="3894875286" calcext:value-type="float">
            <text:p>3894875286</text:p>
          </table:table-cell>
          <table:table-cell office:value-type="float" office:value="9189115004" calcext:value-type="float">
            <text:p>9189115004</text:p>
          </table:table-cell>
          <table:table-cell office:value-type="float" office:value="65643" calcext:value-type="float">
            <text:p>65643</text:p>
          </table:table-cell>
          <table:table-cell office:value-type="float" office:value="5433537" calcext:value-type="float">
            <text:p>5433537</text:p>
          </table:table-cell>
          <table:table-cell office:value-type="float" office:value="5476076" calcext:value-type="float">
            <text:p>5476076</text:p>
          </table:table-cell>
          <table:table-cell office:value-type="float" office:value="60707" calcext:value-type="float">
            <text:p>60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858" calcext:value-type="float">
            <text:p>0.423858</text:p>
          </table:table-cell>
          <table:table-cell office:value-type="float" office:value="65643" calcext:value-type="float">
            <text:p>65643</text:p>
          </table:table-cell>
          <table:table-cell office:value-type="float" office:value="0.347052" calcext:value-type="float">
            <text:p>0.347052</text:p>
          </table:table-cell>
          <table:table-cell office:value-type="float" office:value="0.349769" calcext:value-type="float">
            <text:p>0.349769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99" calcext:value-type="float">
            <text:p>0.99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0107" calcext:value-type="float">
            <text:p>50107</text:p>
          </table:table-cell>
          <table:table-cell office:value-type="float" office:value="3924012683" calcext:value-type="float">
            <text:p>3924012683</text:p>
          </table:table-cell>
          <table:table-cell office:value-type="float" office:value="9185465333" calcext:value-type="float">
            <text:p>9185465333</text:p>
          </table:table-cell>
          <table:table-cell office:value-type="float" office:value="80581" calcext:value-type="float">
            <text:p>80581</text:p>
          </table:table-cell>
          <table:table-cell office:value-type="float" office:value="6866023" calcext:value-type="float">
            <text:p>6866023</text:p>
          </table:table-cell>
          <table:table-cell office:value-type="float" office:value="6922195" calcext:value-type="float">
            <text:p>6922195</text:p>
          </table:table-cell>
          <table:table-cell office:value-type="float" office:value="36848" calcext:value-type="float">
            <text:p>368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80581" calcext:value-type="float">
            <text:p>80581</text:p>
          </table:table-cell>
          <table:table-cell office:value-type="float" office:value="0.438548" calcext:value-type="float">
            <text:p>0.438548</text:p>
          </table:table-cell>
          <table:table-cell office:value-type="float" office:value="0.442136" calcext:value-type="float">
            <text:p>0.442136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.99" calcext:value-type="float">
            <text:p>0.99</text:p>
          </table:table-cell>
          <table:table-cell office:value-type="float" office:value="187.86" calcext:value-type="float">
            <text:p>187.8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0109" calcext:value-type="float">
            <text:p>50109</text:p>
          </table:table-cell>
          <table:table-cell office:value-type="float" office:value="3923484046" calcext:value-type="float">
            <text:p>3923484046</text:p>
          </table:table-cell>
          <table:table-cell office:value-type="float" office:value="9183097230" calcext:value-type="float">
            <text:p>9183097230</text:p>
          </table:table-cell>
          <table:table-cell office:value-type="float" office:value="78147" calcext:value-type="float">
            <text:p>78147</text:p>
          </table:table-cell>
          <table:table-cell office:value-type="float" office:value="6916197" calcext:value-type="float">
            <text:p>6916197</text:p>
          </table:table-cell>
          <table:table-cell office:value-type="float" office:value="6972197" calcext:value-type="float">
            <text:p>6972197</text:p>
          </table:table-cell>
          <table:table-cell office:value-type="float" office:value="68768" calcext:value-type="float">
            <text:p>6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1" calcext:value-type="float">
            <text:p>0.427251</text:p>
          </table:table-cell>
          <table:table-cell office:value-type="float" office:value="78147" calcext:value-type="float">
            <text:p>78147</text:p>
          </table:table-cell>
          <table:table-cell office:value-type="float" office:value="0.441313" calcext:value-type="float">
            <text:p>0.441313</text:p>
          </table:table-cell>
          <table:table-cell office:value-type="float" office:value="0.444886" calcext:value-type="float">
            <text:p>0.444886</text:p>
          </table:table-cell>
          <table:table-cell office:value-type="float" office:value="0.004388" calcext:value-type="float">
            <text:p>0.004388</text:p>
          </table:table-cell>
          <table:table-cell office:value-type="float" office:value="0.99" calcext:value-type="float">
            <text:p>0.99</text:p>
          </table:table-cell>
          <table:table-cell office:value-type="float" office:value="101.39" calcext:value-type="float">
            <text:p>101.39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1114" calcext:value-type="float">
            <text:p>51114</text:p>
          </table:table-cell>
          <table:table-cell office:value-type="float" office:value="3921900586" calcext:value-type="float">
            <text:p>3921900586</text:p>
          </table:table-cell>
          <table:table-cell office:value-type="float" office:value="9185023351" calcext:value-type="float">
            <text:p>9185023351</text:p>
          </table:table-cell>
          <table:table-cell office:value-type="float" office:value="75306" calcext:value-type="float">
            <text:p>75306</text:p>
          </table:table-cell>
          <table:table-cell office:value-type="float" office:value="6820559" calcext:value-type="float">
            <text:p>6820559</text:p>
          </table:table-cell>
          <table:table-cell office:value-type="float" office:value="6880657" calcext:value-type="float">
            <text:p>6880657</text:p>
          </table:table-cell>
          <table:table-cell office:value-type="float" office:value="74011" calcext:value-type="float">
            <text:p>740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9" calcext:value-type="float">
            <text:p>0.426989</text:p>
          </table:table-cell>
          <table:table-cell office:value-type="float" office:value="75306" calcext:value-type="float">
            <text:p>75306</text:p>
          </table:table-cell>
          <table:table-cell office:value-type="float" office:value="0.435644" calcext:value-type="float">
            <text:p>0.435644</text:p>
          </table:table-cell>
          <table:table-cell office:value-type="float" office:value="0.439483" calcext:value-type="float">
            <text:p>0.439483</text:p>
          </table:table-cell>
          <table:table-cell office:value-type="float" office:value="0.004727" calcext:value-type="float">
            <text:p>0.004727</text:p>
          </table:table-cell>
          <table:table-cell office:value-type="float" office:value="0.99" calcext:value-type="float">
            <text:p>0.99</text:p>
          </table:table-cell>
          <table:table-cell office:value-type="float" office:value="92.97" calcext:value-type="float">
            <text:p>92.97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1110" calcext:value-type="float">
            <text:p>51110</text:p>
          </table:table-cell>
          <table:table-cell office:value-type="float" office:value="3921890195" calcext:value-type="float">
            <text:p>3921890195</text:p>
          </table:table-cell>
          <table:table-cell office:value-type="float" office:value="9182472256" calcext:value-type="float">
            <text:p>9182472256</text:p>
          </table:table-cell>
          <table:table-cell office:value-type="float" office:value="76520" calcext:value-type="float">
            <text:p>76520</text:p>
          </table:table-cell>
          <table:table-cell office:value-type="float" office:value="6865337" calcext:value-type="float">
            <text:p>6865337</text:p>
          </table:table-cell>
          <table:table-cell office:value-type="float" office:value="6921926" calcext:value-type="float">
            <text:p>6921926</text:p>
          </table:table-cell>
          <table:table-cell office:value-type="float" office:value="64344" calcext:value-type="float">
            <text:p>6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6" calcext:value-type="float">
            <text:p>0.427106</text:p>
          </table:table-cell>
          <table:table-cell office:value-type="float" office:value="76520" calcext:value-type="float">
            <text:p>76520</text:p>
          </table:table-cell>
          <table:table-cell office:value-type="float" office:value="0.438505" calcext:value-type="float">
            <text:p>0.438505</text:p>
          </table:table-cell>
          <table:table-cell office:value-type="float" office:value="0.442119" calcext:value-type="float">
            <text:p>0.442119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99" calcext:value-type="float">
            <text:p>0.99</text:p>
          </table:table-cell>
          <table:table-cell office:value-type="float" office:value="107.58" calcext:value-type="float">
            <text:p>107.5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1107" calcext:value-type="float">
            <text:p>51107</text:p>
          </table:table-cell>
          <table:table-cell office:value-type="float" office:value="3925166376" calcext:value-type="float">
            <text:p>3925166376</text:p>
          </table:table-cell>
          <table:table-cell office:value-type="float" office:value="9185353672" calcext:value-type="float">
            <text:p>9185353672</text:p>
          </table:table-cell>
          <table:table-cell office:value-type="float" office:value="78905" calcext:value-type="float">
            <text:p>78905</text:p>
          </table:table-cell>
          <table:table-cell office:value-type="float" office:value="6910426" calcext:value-type="float">
            <text:p>6910426</text:p>
          </table:table-cell>
          <table:table-cell office:value-type="float" office:value="6965445" calcext:value-type="float">
            <text:p>6965445</text:p>
          </table:table-cell>
          <table:table-cell office:value-type="float" office:value="84706" calcext:value-type="float">
            <text:p>847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29" calcext:value-type="float">
            <text:p>0.427329</text:p>
          </table:table-cell>
          <table:table-cell office:value-type="float" office:value="78905" calcext:value-type="float">
            <text:p>78905</text:p>
          </table:table-cell>
          <table:table-cell office:value-type="float" office:value="0.440944" calcext:value-type="float">
            <text:p>0.440944</text:p>
          </table:table-cell>
          <table:table-cell office:value-type="float" office:value="0.444455" calcext:value-type="float">
            <text:p>0.444455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99" calcext:value-type="float">
            <text:p>0.99</text:p>
          </table:table-cell>
          <table:table-cell office:value-type="float" office:value="82.23" calcext:value-type="float">
            <text:p>82.23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1108" calcext:value-type="float">
            <text:p>51108</text:p>
          </table:table-cell>
          <table:table-cell office:value-type="float" office:value="3923977560" calcext:value-type="float">
            <text:p>3923977560</text:p>
          </table:table-cell>
          <table:table-cell office:value-type="float" office:value="9183995845" calcext:value-type="float">
            <text:p>9183995845</text:p>
          </table:table-cell>
          <table:table-cell office:value-type="float" office:value="78249" calcext:value-type="float">
            <text:p>78249</text:p>
          </table:table-cell>
          <table:table-cell office:value-type="float" office:value="6897625" calcext:value-type="float">
            <text:p>6897625</text:p>
          </table:table-cell>
          <table:table-cell office:value-type="float" office:value="6949610" calcext:value-type="float">
            <text:p>6949610</text:p>
          </table:table-cell>
          <table:table-cell office:value-type="float" office:value="117751" calcext:value-type="float">
            <text:p>117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3" calcext:value-type="float">
            <text:p>0.427263</text:p>
          </table:table-cell>
          <table:table-cell office:value-type="float" office:value="78249" calcext:value-type="float">
            <text:p>78249</text:p>
          </table:table-cell>
          <table:table-cell office:value-type="float" office:value="0.440567" calcext:value-type="float">
            <text:p>0.440567</text:p>
          </table:table-cell>
          <table:table-cell office:value-type="float" office:value="0.443887" calcext:value-type="float">
            <text:p>0.44388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0.99" calcext:value-type="float">
            <text:p>0.99</text:p>
          </table:table-cell>
          <table:table-cell office:value-type="float" office:value="59.02" calcext:value-type="float">
            <text:p>59.0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1114" calcext:value-type="float">
            <text:p>51114</text:p>
          </table:table-cell>
          <table:table-cell office:value-type="float" office:value="3923879008" calcext:value-type="float">
            <text:p>3923879008</text:p>
          </table:table-cell>
          <table:table-cell office:value-type="float" office:value="9185896214" calcext:value-type="float">
            <text:p>9185896214</text:p>
          </table:table-cell>
          <table:table-cell office:value-type="float" office:value="81599" calcext:value-type="float">
            <text:p>81599</text:p>
          </table:table-cell>
          <table:table-cell office:value-type="float" office:value="6852189" calcext:value-type="float">
            <text:p>6852189</text:p>
          </table:table-cell>
          <table:table-cell office:value-type="float" office:value="6910351" calcext:value-type="float">
            <text:p>6910351</text:p>
          </table:table-cell>
          <table:table-cell office:value-type="float" office:value="70846" calcext:value-type="float">
            <text:p>708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3" calcext:value-type="float">
            <text:p>0.427163</text:p>
          </table:table-cell>
          <table:table-cell office:value-type="float" office:value="81599" calcext:value-type="float">
            <text:p>81599</text:p>
          </table:table-cell>
          <table:table-cell office:value-type="float" office:value="0.437665" calcext:value-type="float">
            <text:p>0.437665</text:p>
          </table:table-cell>
          <table:table-cell office:value-type="float" office:value="0.44138" calcext:value-type="float">
            <text:p>0.44138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0.99" calcext:value-type="float">
            <text:p>0.99</text:p>
          </table:table-cell>
          <table:table-cell office:value-type="float" office:value="97.54" calcext:value-type="float">
            <text:p>97.5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1114" calcext:value-type="float">
            <text:p>51114</text:p>
          </table:table-cell>
          <table:table-cell office:value-type="float" office:value="3923118602" calcext:value-type="float">
            <text:p>3923118602</text:p>
          </table:table-cell>
          <table:table-cell office:value-type="float" office:value="9184331688" calcext:value-type="float">
            <text:p>9184331688</text:p>
          </table:table-cell>
          <table:table-cell office:value-type="float" office:value="80351" calcext:value-type="float">
            <text:p>80351</text:p>
          </table:table-cell>
          <table:table-cell office:value-type="float" office:value="6853867" calcext:value-type="float">
            <text:p>6853867</text:p>
          </table:table-cell>
          <table:table-cell office:value-type="float" office:value="6911448" calcext:value-type="float">
            <text:p>6911448</text:p>
          </table:table-cell>
          <table:table-cell office:value-type="float" office:value="70915" calcext:value-type="float">
            <text:p>70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3" calcext:value-type="float">
            <text:p>0.427153</text:p>
          </table:table-cell>
          <table:table-cell office:value-type="float" office:value="80351" calcext:value-type="float">
            <text:p>80351</text:p>
          </table:table-cell>
          <table:table-cell office:value-type="float" office:value="0.437772" calcext:value-type="float">
            <text:p>0.437772</text:p>
          </table:table-cell>
          <table:table-cell office:value-type="float" office:value="0.44145" calcext:value-type="float">
            <text:p>0.44145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99" calcext:value-type="float">
            <text:p>0.99</text:p>
          </table:table-cell>
          <table:table-cell office:value-type="float" office:value="97.46" calcext:value-type="float">
            <text:p>97.4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1109" calcext:value-type="float">
            <text:p>51109</text:p>
          </table:table-cell>
          <table:table-cell office:value-type="float" office:value="3922664244" calcext:value-type="float">
            <text:p>3922664244</text:p>
          </table:table-cell>
          <table:table-cell office:value-type="float" office:value="9183756252" calcext:value-type="float">
            <text:p>9183756252</text:p>
          </table:table-cell>
          <table:table-cell office:value-type="float" office:value="79030" calcext:value-type="float">
            <text:p>79030</text:p>
          </table:table-cell>
          <table:table-cell office:value-type="float" office:value="6851482" calcext:value-type="float">
            <text:p>6851482</text:p>
          </table:table-cell>
          <table:table-cell office:value-type="float" office:value="6906179" calcext:value-type="float">
            <text:p>6906179</text:p>
          </table:table-cell>
          <table:table-cell office:value-type="float" office:value="81034" calcext:value-type="float">
            <text:p>810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1" calcext:value-type="float">
            <text:p>0.427131</text:p>
          </table:table-cell>
          <table:table-cell office:value-type="float" office:value="79030" calcext:value-type="float">
            <text:p>79030</text:p>
          </table:table-cell>
          <table:table-cell office:value-type="float" office:value="0.43762" calcext:value-type="float">
            <text:p>0.43762</text:p>
          </table:table-cell>
          <table:table-cell office:value-type="float" office:value="0.441113" calcext:value-type="float">
            <text:p>0.441113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0.99" calcext:value-type="float">
            <text:p>0.99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1111" calcext:value-type="float">
            <text:p>51111</text:p>
          </table:table-cell>
          <table:table-cell office:value-type="float" office:value="3921787806" calcext:value-type="float">
            <text:p>3921787806</text:p>
          </table:table-cell>
          <table:table-cell office:value-type="float" office:value="9182901724" calcext:value-type="float">
            <text:p>9182901724</text:p>
          </table:table-cell>
          <table:table-cell office:value-type="float" office:value="78382" calcext:value-type="float">
            <text:p>78382</text:p>
          </table:table-cell>
          <table:table-cell office:value-type="float" office:value="6822112" calcext:value-type="float">
            <text:p>6822112</text:p>
          </table:table-cell>
          <table:table-cell office:value-type="float" office:value="6879790" calcext:value-type="float">
            <text:p>6879790</text:p>
          </table:table-cell>
          <table:table-cell office:value-type="float" office:value="30009" calcext:value-type="float">
            <text:p>3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5" calcext:value-type="float">
            <text:p>0.427075</text:p>
          </table:table-cell>
          <table:table-cell office:value-type="float" office:value="78382" calcext:value-type="float">
            <text:p>78382</text:p>
          </table:table-cell>
          <table:table-cell office:value-type="float" office:value="0.435744" calcext:value-type="float">
            <text:p>0.435744</text:p>
          </table:table-cell>
          <table:table-cell office:value-type="float" office:value="0.439428" calcext:value-type="float">
            <text:p>0.439428</text:p>
          </table:table-cell>
          <table:table-cell office:value-type="float" office:value="0.001917" calcext:value-type="float">
            <text:p>0.001917</text:p>
          </table:table-cell>
          <table:table-cell office:value-type="float" office:value="0.99" calcext:value-type="float">
            <text:p>0.99</text:p>
          </table:table-cell>
          <table:table-cell office:value-type="float" office:value="229.26" calcext:value-type="float">
            <text:p>229.2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2116" calcext:value-type="float">
            <text:p>52116</text:p>
          </table:table-cell>
          <table:table-cell office:value-type="float" office:value="3925295928" calcext:value-type="float">
            <text:p>3925295928</text:p>
          </table:table-cell>
          <table:table-cell office:value-type="float" office:value="9186510921" calcext:value-type="float">
            <text:p>9186510921</text:p>
          </table:table-cell>
          <table:table-cell office:value-type="float" office:value="77529" calcext:value-type="float">
            <text:p>77529</text:p>
          </table:table-cell>
          <table:table-cell office:value-type="float" office:value="6875951" calcext:value-type="float">
            <text:p>6875951</text:p>
          </table:table-cell>
          <table:table-cell office:value-type="float" office:value="6934719" calcext:value-type="float">
            <text:p>6934719</text:p>
          </table:table-cell>
          <table:table-cell office:value-type="float" office:value="26007" calcext:value-type="float">
            <text:p>260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9" calcext:value-type="float">
            <text:p>0.427289</text:p>
          </table:table-cell>
          <table:table-cell office:value-type="float" office:value="77529" calcext:value-type="float">
            <text:p>77529</text:p>
          </table:table-cell>
          <table:table-cell office:value-type="float" office:value="0.439182" calcext:value-type="float">
            <text:p>0.439182</text:p>
          </table:table-cell>
          <table:table-cell office:value-type="float" office:value="0.442936" calcext:value-type="float">
            <text:p>0.442936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99" calcext:value-type="float">
            <text:p>0.99</text:p>
          </table:table-cell>
          <table:table-cell office:value-type="float" office:value="266.65" calcext:value-type="float">
            <text:p>266.6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2112" calcext:value-type="float">
            <text:p>52112</text:p>
          </table:table-cell>
          <table:table-cell office:value-type="float" office:value="3922657735" calcext:value-type="float">
            <text:p>3922657735</text:p>
          </table:table-cell>
          <table:table-cell office:value-type="float" office:value="9181201595" calcext:value-type="float">
            <text:p>9181201595</text:p>
          </table:table-cell>
          <table:table-cell office:value-type="float" office:value="76688" calcext:value-type="float">
            <text:p>76688</text:p>
          </table:table-cell>
          <table:table-cell office:value-type="float" office:value="6896215" calcext:value-type="float">
            <text:p>6896215</text:p>
          </table:table-cell>
          <table:table-cell office:value-type="float" office:value="6954162" calcext:value-type="float">
            <text:p>6954162</text:p>
          </table:table-cell>
          <table:table-cell office:value-type="float" office:value="64960" calcext:value-type="float">
            <text:p>6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9" calcext:value-type="float">
            <text:p>0.427249</text:p>
          </table:table-cell>
          <table:table-cell office:value-type="float" office:value="76688" calcext:value-type="float">
            <text:p>76688</text:p>
          </table:table-cell>
          <table:table-cell office:value-type="float" office:value="0.440477" calcext:value-type="float">
            <text:p>0.440477</text:p>
          </table:table-cell>
          <table:table-cell office:value-type="float" office:value="0.444178" calcext:value-type="float">
            <text:p>0.444178</text:p>
          </table:table-cell>
          <table:table-cell office:value-type="float" office:value="0.004149" calcext:value-type="float">
            <text:p>0.004149</text:p>
          </table:table-cell>
          <table:table-cell office:value-type="float" office:value="0.99" calcext:value-type="float">
            <text:p>0.99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2109" calcext:value-type="float">
            <text:p>52109</text:p>
          </table:table-cell>
          <table:table-cell office:value-type="float" office:value="3924169636" calcext:value-type="float">
            <text:p>3924169636</text:p>
          </table:table-cell>
          <table:table-cell office:value-type="float" office:value="9186257794" calcext:value-type="float">
            <text:p>9186257794</text:p>
          </table:table-cell>
          <table:table-cell office:value-type="float" office:value="77212" calcext:value-type="float">
            <text:p>77212</text:p>
          </table:table-cell>
          <table:table-cell office:value-type="float" office:value="6887547" calcext:value-type="float">
            <text:p>6887547</text:p>
          </table:table-cell>
          <table:table-cell office:value-type="float" office:value="6945602" calcext:value-type="float">
            <text:p>6945602</text:p>
          </table:table-cell>
          <table:table-cell office:value-type="float" office:value="117958" calcext:value-type="float">
            <text:p>1179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8" calcext:value-type="float">
            <text:p>0.427178</text:p>
          </table:table-cell>
          <table:table-cell office:value-type="float" office:value="77212" calcext:value-type="float">
            <text:p>77212</text:p>
          </table:table-cell>
          <table:table-cell office:value-type="float" office:value="0.439923" calcext:value-type="float">
            <text:p>0.439923</text:p>
          </table:table-cell>
          <table:table-cell office:value-type="float" office:value="0.443631" calcext:value-type="float">
            <text:p>0.443631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0.99" calcext:value-type="float">
            <text:p>0.99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2111" calcext:value-type="float">
            <text:p>52111</text:p>
          </table:table-cell>
          <table:table-cell office:value-type="float" office:value="3922442679" calcext:value-type="float">
            <text:p>3922442679</text:p>
          </table:table-cell>
          <table:table-cell office:value-type="float" office:value="9182501036" calcext:value-type="float">
            <text:p>9182501036</text:p>
          </table:table-cell>
          <table:table-cell office:value-type="float" office:value="76104" calcext:value-type="float">
            <text:p>76104</text:p>
          </table:table-cell>
          <table:table-cell office:value-type="float" office:value="6881894" calcext:value-type="float">
            <text:p>6881894</text:p>
          </table:table-cell>
          <table:table-cell office:value-type="float" office:value="6940438" calcext:value-type="float">
            <text:p>6940438</text:p>
          </table:table-cell>
          <table:table-cell office:value-type="float" office:value="123359" calcext:value-type="float">
            <text:p>12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5" calcext:value-type="float">
            <text:p>0.427165</text:p>
          </table:table-cell>
          <table:table-cell office:value-type="float" office:value="76104" calcext:value-type="float">
            <text:p>76104</text:p>
          </table:table-cell>
          <table:table-cell office:value-type="float" office:value="0.439124" calcext:value-type="float">
            <text:p>0.439124</text:p>
          </table:table-cell>
          <table:table-cell office:value-type="float" office:value="0.442859" calcext:value-type="float">
            <text:p>0.442859</text:p>
          </table:table-cell>
          <table:table-cell office:value-type="float" office:value="0.007871" calcext:value-type="float">
            <text:p>0.007871</text:p>
          </table:table-cell>
          <table:table-cell office:value-type="float" office:value="0.99" calcext:value-type="float">
            <text:p>0.99</text:p>
          </table:table-cell>
          <table:table-cell office:value-type="float" office:value="56.26" calcext:value-type="float">
            <text:p>56.2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2116" calcext:value-type="float">
            <text:p>52116</text:p>
          </table:table-cell>
          <table:table-cell office:value-type="float" office:value="3924265651" calcext:value-type="float">
            <text:p>3924265651</text:p>
          </table:table-cell>
          <table:table-cell office:value-type="float" office:value="9187395082" calcext:value-type="float">
            <text:p>9187395082</text:p>
          </table:table-cell>
          <table:table-cell office:value-type="float" office:value="80826" calcext:value-type="float">
            <text:p>80826</text:p>
          </table:table-cell>
          <table:table-cell office:value-type="float" office:value="6810637" calcext:value-type="float">
            <text:p>6810637</text:p>
          </table:table-cell>
          <table:table-cell office:value-type="float" office:value="6861181" calcext:value-type="float">
            <text:p>6861181</text:p>
          </table:table-cell>
          <table:table-cell office:value-type="float" office:value="71321" calcext:value-type="float">
            <text:p>713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6" calcext:value-type="float">
            <text:p>0.427136</text:p>
          </table:table-cell>
          <table:table-cell office:value-type="float" office:value="80826" calcext:value-type="float">
            <text:p>80826</text:p>
          </table:table-cell>
          <table:table-cell office:value-type="float" office:value="0.435011" calcext:value-type="float">
            <text:p>0.435011</text:p>
          </table:table-cell>
          <table:table-cell office:value-type="float" office:value="0.438239" calcext:value-type="float">
            <text:p>0.438239</text:p>
          </table:table-cell>
          <table:table-cell office:value-type="float" office:value="0.004555" calcext:value-type="float">
            <text:p>0.004555</text:p>
          </table:table-cell>
          <table:table-cell office:value-type="float" office:value="0.99" calcext:value-type="float">
            <text:p>0.99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2116" calcext:value-type="float">
            <text:p>52116</text:p>
          </table:table-cell>
          <table:table-cell office:value-type="float" office:value="3923437488" calcext:value-type="float">
            <text:p>3923437488</text:p>
          </table:table-cell>
          <table:table-cell office:value-type="float" office:value="9185082837" calcext:value-type="float">
            <text:p>9185082837</text:p>
          </table:table-cell>
          <table:table-cell office:value-type="float" office:value="76934" calcext:value-type="float">
            <text:p>76934</text:p>
          </table:table-cell>
          <table:table-cell office:value-type="float" office:value="6842821" calcext:value-type="float">
            <text:p>6842821</text:p>
          </table:table-cell>
          <table:table-cell office:value-type="float" office:value="6896417" calcext:value-type="float">
            <text:p>6896417</text:p>
          </table:table-cell>
          <table:table-cell office:value-type="float" office:value="63326" calcext:value-type="float">
            <text:p>63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3" calcext:value-type="float">
            <text:p>0.427153</text:p>
          </table:table-cell>
          <table:table-cell office:value-type="float" office:value="76934" calcext:value-type="float">
            <text:p>76934</text:p>
          </table:table-cell>
          <table:table-cell office:value-type="float" office:value="0.437066" calcext:value-type="float">
            <text:p>0.437066</text:p>
          </table:table-cell>
          <table:table-cell office:value-type="float" office:value="0.44049" calcext:value-type="float">
            <text:p>0.44049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0.99" calcext:value-type="float">
            <text:p>0.99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2111" calcext:value-type="float">
            <text:p>52111</text:p>
          </table:table-cell>
          <table:table-cell office:value-type="float" office:value="3918025042" calcext:value-type="float">
            <text:p>3918025042</text:p>
          </table:table-cell>
          <table:table-cell office:value-type="float" office:value="9176840167" calcext:value-type="float">
            <text:p>9176840167</text:p>
          </table:table-cell>
          <table:table-cell office:value-type="float" office:value="79020" calcext:value-type="float">
            <text:p>79020</text:p>
          </table:table-cell>
          <table:table-cell office:value-type="float" office:value="6749507" calcext:value-type="float">
            <text:p>6749507</text:p>
          </table:table-cell>
          <table:table-cell office:value-type="float" office:value="6805283" calcext:value-type="float">
            <text:p>6805283</text:p>
          </table:table-cell>
          <table:table-cell office:value-type="float" office:value="33275" calcext:value-type="float">
            <text:p>332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7" calcext:value-type="float">
            <text:p>0.426947</text:p>
          </table:table-cell>
          <table:table-cell office:value-type="float" office:value="79020" calcext:value-type="float">
            <text:p>79020</text:p>
          </table:table-cell>
          <table:table-cell office:value-type="float" office:value="0.431106" calcext:value-type="float">
            <text:p>0.431106</text:p>
          </table:table-cell>
          <table:table-cell office:value-type="float" office:value="0.434669" calcext:value-type="float">
            <text:p>0.434669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0.99" calcext:value-type="float">
            <text:p>0.99</text:p>
          </table:table-cell>
          <table:table-cell office:value-type="float" office:value="204.52" calcext:value-type="float">
            <text:p>204.5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2113" calcext:value-type="float">
            <text:p>52113</text:p>
          </table:table-cell>
          <table:table-cell office:value-type="float" office:value="3920418457" calcext:value-type="float">
            <text:p>3920418457</text:p>
          </table:table-cell>
          <table:table-cell office:value-type="float" office:value="9182598334" calcext:value-type="float">
            <text:p>9182598334</text:p>
          </table:table-cell>
          <table:table-cell office:value-type="float" office:value="76105" calcext:value-type="float">
            <text:p>76105</text:p>
          </table:table-cell>
          <table:table-cell office:value-type="float" office:value="6809381" calcext:value-type="float">
            <text:p>6809381</text:p>
          </table:table-cell>
          <table:table-cell office:value-type="float" office:value="6865756" calcext:value-type="float">
            <text:p>6865756</text:p>
          </table:table-cell>
          <table:table-cell office:value-type="float" office:value="80437" calcext:value-type="float">
            <text:p>80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" calcext:value-type="float">
            <text:p>0.42694</text:p>
          </table:table-cell>
          <table:table-cell office:value-type="float" office:value="76105" calcext:value-type="float">
            <text:p>76105</text:p>
          </table:table-cell>
          <table:table-cell office:value-type="float" office:value="0.434931" calcext:value-type="float">
            <text:p>0.434931</text:p>
          </table:table-cell>
          <table:table-cell office:value-type="float" office:value="0.438531" calcext:value-type="float">
            <text:p>0.438531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0.99" calcext:value-type="float">
            <text:p>0.99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3118" calcext:value-type="float">
            <text:p>53118</text:p>
          </table:table-cell>
          <table:table-cell office:value-type="float" office:value="3923712269" calcext:value-type="float">
            <text:p>3923712269</text:p>
          </table:table-cell>
          <table:table-cell office:value-type="float" office:value="9182635584" calcext:value-type="float">
            <text:p>9182635584</text:p>
          </table:table-cell>
          <table:table-cell office:value-type="float" office:value="79737" calcext:value-type="float">
            <text:p>79737</text:p>
          </table:table-cell>
          <table:table-cell office:value-type="float" office:value="6887099" calcext:value-type="float">
            <text:p>6887099</text:p>
          </table:table-cell>
          <table:table-cell office:value-type="float" office:value="6943217" calcext:value-type="float">
            <text:p>6943217</text:p>
          </table:table-cell>
          <table:table-cell office:value-type="float" office:value="62952" calcext:value-type="float">
            <text:p>6295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7" calcext:value-type="float">
            <text:p>0.427297</text:p>
          </table:table-cell>
          <table:table-cell office:value-type="float" office:value="79737" calcext:value-type="float">
            <text:p>79737</text:p>
          </table:table-cell>
          <table:table-cell office:value-type="float" office:value="0.439895" calcext:value-type="float">
            <text:p>0.439895</text:p>
          </table:table-cell>
          <table:table-cell office:value-type="float" office:value="0.443479" calcext:value-type="float">
            <text:p>0.443479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99" calcext:value-type="float">
            <text:p>0.99</text:p>
          </table:table-cell>
          <table:table-cell office:value-type="float" office:value="110.29" calcext:value-type="float">
            <text:p>110.2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3114" calcext:value-type="float">
            <text:p>53114</text:p>
          </table:table-cell>
          <table:table-cell office:value-type="float" office:value="3922206331" calcext:value-type="float">
            <text:p>3922206331</text:p>
          </table:table-cell>
          <table:table-cell office:value-type="float" office:value="9177826985" calcext:value-type="float">
            <text:p>9177826985</text:p>
          </table:table-cell>
          <table:table-cell office:value-type="float" office:value="78398" calcext:value-type="float">
            <text:p>78398</text:p>
          </table:table-cell>
          <table:table-cell office:value-type="float" office:value="6882263" calcext:value-type="float">
            <text:p>6882263</text:p>
          </table:table-cell>
          <table:table-cell office:value-type="float" office:value="6939708" calcext:value-type="float">
            <text:p>6939708</text:p>
          </table:table-cell>
          <table:table-cell office:value-type="float" office:value="24958" calcext:value-type="float">
            <text:p>24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57" calcext:value-type="float">
            <text:p>0.427357</text:p>
          </table:table-cell>
          <table:table-cell office:value-type="float" office:value="78398" calcext:value-type="float">
            <text:p>78398</text:p>
          </table:table-cell>
          <table:table-cell office:value-type="float" office:value="0.439586" calcext:value-type="float">
            <text:p>0.439586</text:p>
          </table:table-cell>
          <table:table-cell office:value-type="float" office:value="0.443255" calcext:value-type="float">
            <text:p>0.443255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99" calcext:value-type="float">
            <text:p>0.99</text:p>
          </table:table-cell>
          <table:table-cell office:value-type="float" office:value="278.06" calcext:value-type="float">
            <text:p>278.0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3111" calcext:value-type="float">
            <text:p>53111</text:p>
          </table:table-cell>
          <table:table-cell office:value-type="float" office:value="3923361767" calcext:value-type="float">
            <text:p>3923361767</text:p>
          </table:table-cell>
          <table:table-cell office:value-type="float" office:value="9185044626" calcext:value-type="float">
            <text:p>9185044626</text:p>
          </table:table-cell>
          <table:table-cell office:value-type="float" office:value="78863" calcext:value-type="float">
            <text:p>78863</text:p>
          </table:table-cell>
          <table:table-cell office:value-type="float" office:value="6807460" calcext:value-type="float">
            <text:p>6807460</text:p>
          </table:table-cell>
          <table:table-cell office:value-type="float" office:value="6860372" calcext:value-type="float">
            <text:p>6860372</text:p>
          </table:table-cell>
          <table:table-cell office:value-type="float" office:value="81651" calcext:value-type="float">
            <text:p>816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7" calcext:value-type="float">
            <text:p>0.427147</text:p>
          </table:table-cell>
          <table:table-cell office:value-type="float" office:value="78863" calcext:value-type="float">
            <text:p>78863</text:p>
          </table:table-cell>
          <table:table-cell office:value-type="float" office:value="0.434808" calcext:value-type="float">
            <text:p>0.434808</text:p>
          </table:table-cell>
          <table:table-cell office:value-type="float" office:value="0.438187" calcext:value-type="float">
            <text:p>0.438187</text:p>
          </table:table-cell>
          <table:table-cell office:value-type="float" office:value="0.005215" calcext:value-type="float">
            <text:p>0.005215</text:p>
          </table:table-cell>
          <table:table-cell office:value-type="float" office:value="0.99" calcext:value-type="float">
            <text:p>0.99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3113" calcext:value-type="float">
            <text:p>53113</text:p>
          </table:table-cell>
          <table:table-cell office:value-type="float" office:value="3922460153" calcext:value-type="float">
            <text:p>3922460153</text:p>
          </table:table-cell>
          <table:table-cell office:value-type="float" office:value="9182758129" calcext:value-type="float">
            <text:p>9182758129</text:p>
          </table:table-cell>
          <table:table-cell office:value-type="float" office:value="77708" calcext:value-type="float">
            <text:p>77708</text:p>
          </table:table-cell>
          <table:table-cell office:value-type="float" office:value="6801968" calcext:value-type="float">
            <text:p>6801968</text:p>
          </table:table-cell>
          <table:table-cell office:value-type="float" office:value="6851287" calcext:value-type="float">
            <text:p>6851287</text:p>
          </table:table-cell>
          <table:table-cell office:value-type="float" office:value="74326" calcext:value-type="float">
            <text:p>7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77708" calcext:value-type="float">
            <text:p>77708</text:p>
          </table:table-cell>
          <table:table-cell office:value-type="float" office:value="0.434457" calcext:value-type="float">
            <text:p>0.434457</text:p>
          </table:table-cell>
          <table:table-cell office:value-type="float" office:value="0.437607" calcext:value-type="float">
            <text:p>0.437607</text:p>
          </table:table-cell>
          <table:table-cell office:value-type="float" office:value="0.004747" calcext:value-type="float">
            <text:p>0.004747</text:p>
          </table:table-cell>
          <table:table-cell office:value-type="float" office:value="0.99" calcext:value-type="float">
            <text:p>0.99</text:p>
          </table:table-cell>
          <table:table-cell office:value-type="float" office:value="92.18" calcext:value-type="float">
            <text:p>92.1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3119" calcext:value-type="float">
            <text:p>53119</text:p>
          </table:table-cell>
          <table:table-cell office:value-type="float" office:value="3925366290" calcext:value-type="float">
            <text:p>3925366290</text:p>
          </table:table-cell>
          <table:table-cell office:value-type="float" office:value="9185273787" calcext:value-type="float">
            <text:p>9185273787</text:p>
          </table:table-cell>
          <table:table-cell office:value-type="float" office:value="80144" calcext:value-type="float">
            <text:p>80144</text:p>
          </table:table-cell>
          <table:table-cell office:value-type="float" office:value="6936264" calcext:value-type="float">
            <text:p>6936264</text:p>
          </table:table-cell>
          <table:table-cell office:value-type="float" office:value="6995527" calcext:value-type="float">
            <text:p>6995527</text:p>
          </table:table-cell>
          <table:table-cell office:value-type="float" office:value="38898" calcext:value-type="float">
            <text:p>388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54" calcext:value-type="float">
            <text:p>0.427354</text:p>
          </table:table-cell>
          <table:table-cell office:value-type="float" office:value="80144" calcext:value-type="float">
            <text:p>80144</text:p>
          </table:table-cell>
          <table:table-cell office:value-type="float" office:value="0.442593" calcext:value-type="float">
            <text:p>0.442593</text:p>
          </table:table-cell>
          <table:table-cell office:value-type="float" office:value="0.446375" calcext:value-type="float">
            <text:p>0.446375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99" calcext:value-type="float">
            <text:p>0.99</text:p>
          </table:table-cell>
          <table:table-cell office:value-type="float" office:value="179.84" calcext:value-type="float">
            <text:p>179.8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3119" calcext:value-type="float">
            <text:p>53119</text:p>
          </table:table-cell>
          <table:table-cell office:value-type="float" office:value="3923550891" calcext:value-type="float">
            <text:p>3923550891</text:p>
          </table:table-cell>
          <table:table-cell office:value-type="float" office:value="9182678844" calcext:value-type="float">
            <text:p>9182678844</text:p>
          </table:table-cell>
          <table:table-cell office:value-type="float" office:value="78398" calcext:value-type="float">
            <text:p>78398</text:p>
          </table:table-cell>
          <table:table-cell office:value-type="float" office:value="6939975" calcext:value-type="float">
            <text:p>6939975</text:p>
          </table:table-cell>
          <table:table-cell office:value-type="float" office:value="6992774" calcext:value-type="float">
            <text:p>6992774</text:p>
          </table:table-cell>
          <table:table-cell office:value-type="float" office:value="62594" calcext:value-type="float">
            <text:p>62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7" calcext:value-type="float">
            <text:p>0.427277</text:p>
          </table:table-cell>
          <table:table-cell office:value-type="float" office:value="78398" calcext:value-type="float">
            <text:p>78398</text:p>
          </table:table-cell>
          <table:table-cell office:value-type="float" office:value="0.44283" calcext:value-type="float">
            <text:p>0.44283</text:p>
          </table:table-cell>
          <table:table-cell office:value-type="float" office:value="0.446199" calcext:value-type="float">
            <text:p>0.446199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99" calcext:value-type="float">
            <text:p>0.99</text:p>
          </table:table-cell>
          <table:table-cell office:value-type="float" office:value="111.72" calcext:value-type="float">
            <text:p>111.7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3113" calcext:value-type="float">
            <text:p>53113</text:p>
          </table:table-cell>
          <table:table-cell office:value-type="float" office:value="3922373333" calcext:value-type="float">
            <text:p>3922373333</text:p>
          </table:table-cell>
          <table:table-cell office:value-type="float" office:value="9183671621" calcext:value-type="float">
            <text:p>9183671621</text:p>
          </table:table-cell>
          <table:table-cell office:value-type="float" office:value="79265" calcext:value-type="float">
            <text:p>79265</text:p>
          </table:table-cell>
          <table:table-cell office:value-type="float" office:value="6860474" calcext:value-type="float">
            <text:p>6860474</text:p>
          </table:table-cell>
          <table:table-cell office:value-type="float" office:value="6915758" calcext:value-type="float">
            <text:p>6915758</text:p>
          </table:table-cell>
          <table:table-cell office:value-type="float" office:value="76585" calcext:value-type="float">
            <text:p>765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3" calcext:value-type="float">
            <text:p>0.427103</text:p>
          </table:table-cell>
          <table:table-cell office:value-type="float" office:value="79265" calcext:value-type="float">
            <text:p>79265</text:p>
          </table:table-cell>
          <table:table-cell office:value-type="float" office:value="0.438194" calcext:value-type="float">
            <text:p>0.438194</text:p>
          </table:table-cell>
          <table:table-cell office:value-type="float" office:value="0.441725" calcext:value-type="float">
            <text:p>0.441725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99" calcext:value-type="float">
            <text:p>0.99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3115" calcext:value-type="float">
            <text:p>53115</text:p>
          </table:table-cell>
          <table:table-cell office:value-type="float" office:value="3923776047" calcext:value-type="float">
            <text:p>3923776047</text:p>
          </table:table-cell>
          <table:table-cell office:value-type="float" office:value="9183475985" calcext:value-type="float">
            <text:p>9183475985</text:p>
          </table:table-cell>
          <table:table-cell office:value-type="float" office:value="79352" calcext:value-type="float">
            <text:p>79352</text:p>
          </table:table-cell>
          <table:table-cell office:value-type="float" office:value="6914660" calcext:value-type="float">
            <text:p>6914660</text:p>
          </table:table-cell>
          <table:table-cell office:value-type="float" office:value="6971455" calcext:value-type="float">
            <text:p>6971455</text:p>
          </table:table-cell>
          <table:table-cell office:value-type="float" office:value="48295" calcext:value-type="float">
            <text:p>48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5" calcext:value-type="float">
            <text:p>0.427265</text:p>
          </table:table-cell>
          <table:table-cell office:value-type="float" office:value="79352" calcext:value-type="float">
            <text:p>79352</text:p>
          </table:table-cell>
          <table:table-cell office:value-type="float" office:value="0.441655" calcext:value-type="float">
            <text:p>0.441655</text:p>
          </table:table-cell>
          <table:table-cell office:value-type="float" office:value="0.445283" calcext:value-type="float">
            <text:p>0.445283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99" calcext:value-type="float">
            <text:p>0.99</text:p>
          </table:table-cell>
          <table:table-cell office:value-type="float" office:value="144.35" calcext:value-type="float">
            <text:p>144.3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4120" calcext:value-type="float">
            <text:p>54120</text:p>
          </table:table-cell>
          <table:table-cell office:value-type="float" office:value="3923750162" calcext:value-type="float">
            <text:p>3923750162</text:p>
          </table:table-cell>
          <table:table-cell office:value-type="float" office:value="9186205021" calcext:value-type="float">
            <text:p>9186205021</text:p>
          </table:table-cell>
          <table:table-cell office:value-type="float" office:value="78204" calcext:value-type="float">
            <text:p>78204</text:p>
          </table:table-cell>
          <table:table-cell office:value-type="float" office:value="6811400" calcext:value-type="float">
            <text:p>6811400</text:p>
          </table:table-cell>
          <table:table-cell office:value-type="float" office:value="6861918" calcext:value-type="float">
            <text:p>6861918</text:p>
          </table:table-cell>
          <table:table-cell office:value-type="float" office:value="72622" calcext:value-type="float">
            <text:p>726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78204" calcext:value-type="float">
            <text:p>78204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0.438286" calcext:value-type="float">
            <text:p>0.438286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99" calcext:value-type="float">
            <text:p>0.99</text:p>
          </table:table-cell>
          <table:table-cell office:value-type="float" office:value="94.49" calcext:value-type="float">
            <text:p>94.4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4116" calcext:value-type="float">
            <text:p>54116</text:p>
          </table:table-cell>
          <table:table-cell office:value-type="float" office:value="3922032290" calcext:value-type="float">
            <text:p>3922032290</text:p>
          </table:table-cell>
          <table:table-cell office:value-type="float" office:value="9183495787" calcext:value-type="float">
            <text:p>9183495787</text:p>
          </table:table-cell>
          <table:table-cell office:value-type="float" office:value="77639" calcext:value-type="float">
            <text:p>77639</text:p>
          </table:table-cell>
          <table:table-cell office:value-type="float" office:value="6841303" calcext:value-type="float">
            <text:p>6841303</text:p>
          </table:table-cell>
          <table:table-cell office:value-type="float" office:value="6898051" calcext:value-type="float">
            <text:p>6898051</text:p>
          </table:table-cell>
          <table:table-cell office:value-type="float" office:value="76227" calcext:value-type="float">
            <text:p>7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4" calcext:value-type="float">
            <text:p>0.427074</text:p>
          </table:table-cell>
          <table:table-cell office:value-type="float" office:value="77639" calcext:value-type="float">
            <text:p>77639</text:p>
          </table:table-cell>
          <table:table-cell office:value-type="float" office:value="0.436969" calcext:value-type="float">
            <text:p>0.436969</text:p>
          </table:table-cell>
          <table:table-cell office:value-type="float" office:value="0.440594" calcext:value-type="float">
            <text:p>0.440594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99" calcext:value-type="float">
            <text:p>0.99</text:p>
          </table:table-cell>
          <table:table-cell office:value-type="float" office:value="90.49" calcext:value-type="float">
            <text:p>90.49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4113" calcext:value-type="float">
            <text:p>54113</text:p>
          </table:table-cell>
          <table:table-cell office:value-type="float" office:value="3922965709" calcext:value-type="float">
            <text:p>3922965709</text:p>
          </table:table-cell>
          <table:table-cell office:value-type="float" office:value="9185112751" calcext:value-type="float">
            <text:p>9185112751</text:p>
          </table:table-cell>
          <table:table-cell office:value-type="float" office:value="75124" calcext:value-type="float">
            <text:p>75124</text:p>
          </table:table-cell>
          <table:table-cell office:value-type="float" office:value="6864202" calcext:value-type="float">
            <text:p>6864202</text:p>
          </table:table-cell>
          <table:table-cell office:value-type="float" office:value="6919942" calcext:value-type="float">
            <text:p>6919942</text:p>
          </table:table-cell>
          <table:table-cell office:value-type="float" office:value="115007" calcext:value-type="float">
            <text:p>1150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" calcext:value-type="float">
            <text:p>0.4271</text:p>
          </table:table-cell>
          <table:table-cell office:value-type="float" office:value="75124" calcext:value-type="float">
            <text:p>75124</text:p>
          </table:table-cell>
          <table:table-cell office:value-type="float" office:value="0.438432" calcext:value-type="float">
            <text:p>0.438432</text:p>
          </table:table-cell>
          <table:table-cell office:value-type="float" office:value="0.441992" calcext:value-type="float">
            <text:p>0.441992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99" calcext:value-type="float">
            <text:p>0.99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4115" calcext:value-type="float">
            <text:p>54115</text:p>
          </table:table-cell>
          <table:table-cell office:value-type="float" office:value="3921943246" calcext:value-type="float">
            <text:p>3921943246</text:p>
          </table:table-cell>
          <table:table-cell office:value-type="float" office:value="9182309021" calcext:value-type="float">
            <text:p>9182309021</text:p>
          </table:table-cell>
          <table:table-cell office:value-type="float" office:value="77265" calcext:value-type="float">
            <text:p>77265</text:p>
          </table:table-cell>
          <table:table-cell office:value-type="float" office:value="6850884" calcext:value-type="float">
            <text:p>6850884</text:p>
          </table:table-cell>
          <table:table-cell office:value-type="float" office:value="6905562" calcext:value-type="float">
            <text:p>6905562</text:p>
          </table:table-cell>
          <table:table-cell office:value-type="float" office:value="112491" calcext:value-type="float">
            <text:p>11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9" calcext:value-type="float">
            <text:p>0.427119</text:p>
          </table:table-cell>
          <table:table-cell office:value-type="float" office:value="77265" calcext:value-type="float">
            <text:p>77265</text:p>
          </table:table-cell>
          <table:table-cell office:value-type="float" office:value="0.437581" calcext:value-type="float">
            <text:p>0.437581</text:p>
          </table:table-cell>
          <table:table-cell office:value-type="float" office:value="0.441074" calcext:value-type="float">
            <text:p>0.441074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0.99" calcext:value-type="float">
            <text:p>0.99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4121" calcext:value-type="float">
            <text:p>54121</text:p>
          </table:table-cell>
          <table:table-cell office:value-type="float" office:value="3924415468" calcext:value-type="float">
            <text:p>3924415468</text:p>
          </table:table-cell>
          <table:table-cell office:value-type="float" office:value="9186150611" calcext:value-type="float">
            <text:p>9186150611</text:p>
          </table:table-cell>
          <table:table-cell office:value-type="float" office:value="80682" calcext:value-type="float">
            <text:p>80682</text:p>
          </table:table-cell>
          <table:table-cell office:value-type="float" office:value="6840680" calcext:value-type="float">
            <text:p>6840680</text:p>
          </table:table-cell>
          <table:table-cell office:value-type="float" office:value="6895330" calcext:value-type="float">
            <text:p>6895330</text:p>
          </table:table-cell>
          <table:table-cell office:value-type="float" office:value="59396" calcext:value-type="float">
            <text:p>5939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80682" calcext:value-type="float">
            <text:p>80682</text:p>
          </table:table-cell>
          <table:table-cell office:value-type="float" office:value="0.43693" calcext:value-type="float">
            <text:p>0.4369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99" calcext:value-type="float">
            <text:p>0.99</text:p>
          </table:table-cell>
          <table:table-cell office:value-type="float" office:value="116.09" calcext:value-type="float">
            <text:p>116.09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4121" calcext:value-type="float">
            <text:p>54121</text:p>
          </table:table-cell>
          <table:table-cell office:value-type="float" office:value="3924394212" calcext:value-type="float">
            <text:p>3924394212</text:p>
          </table:table-cell>
          <table:table-cell office:value-type="float" office:value="9184814865" calcext:value-type="float">
            <text:p>9184814865</text:p>
          </table:table-cell>
          <table:table-cell office:value-type="float" office:value="81554" calcext:value-type="float">
            <text:p>81554</text:p>
          </table:table-cell>
          <table:table-cell office:value-type="float" office:value="6847444" calcext:value-type="float">
            <text:p>6847444</text:p>
          </table:table-cell>
          <table:table-cell office:value-type="float" office:value="6900093" calcext:value-type="float">
            <text:p>6900093</text:p>
          </table:table-cell>
          <table:table-cell office:value-type="float" office:value="37595" calcext:value-type="float">
            <text:p>3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" calcext:value-type="float">
            <text:p>0.42727</text:p>
          </table:table-cell>
          <table:table-cell office:value-type="float" office:value="81554" calcext:value-type="float">
            <text:p>81554</text:p>
          </table:table-cell>
          <table:table-cell office:value-type="float" office:value="0.437362" calcext:value-type="float">
            <text:p>0.437362</text:p>
          </table:table-cell>
          <table:table-cell office:value-type="float" office:value="0.440724" calcext:value-type="float">
            <text:p>0.440724</text:p>
          </table:table-cell>
          <table:table-cell office:value-type="float" office:value="0.002401" calcext:value-type="float">
            <text:p>0.002401</text:p>
          </table:table-cell>
          <table:table-cell office:value-type="float" office:value="0.99" calcext:value-type="float">
            <text:p>0.99</text:p>
          </table:table-cell>
          <table:table-cell office:value-type="float" office:value="183.54" calcext:value-type="float">
            <text:p>183.5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4115" calcext:value-type="float">
            <text:p>54115</text:p>
          </table:table-cell>
          <table:table-cell office:value-type="float" office:value="3921866272" calcext:value-type="float">
            <text:p>3921866272</text:p>
          </table:table-cell>
          <table:table-cell office:value-type="float" office:value="9184543566" calcext:value-type="float">
            <text:p>9184543566</text:p>
          </table:table-cell>
          <table:table-cell office:value-type="float" office:value="79247" calcext:value-type="float">
            <text:p>79247</text:p>
          </table:table-cell>
          <table:table-cell office:value-type="float" office:value="6819064" calcext:value-type="float">
            <text:p>6819064</text:p>
          </table:table-cell>
          <table:table-cell office:value-type="float" office:value="6873785" calcext:value-type="float">
            <text:p>6873785</text:p>
          </table:table-cell>
          <table:table-cell office:value-type="float" office:value="83523" calcext:value-type="float">
            <text:p>8352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7" calcext:value-type="float">
            <text:p>0.427007</text:p>
          </table:table-cell>
          <table:table-cell office:value-type="float" office:value="79247" calcext:value-type="float">
            <text:p>79247</text:p>
          </table:table-cell>
          <table:table-cell office:value-type="float" office:value="0.435549" calcext:value-type="float">
            <text:p>0.435549</text:p>
          </table:table-cell>
          <table:table-cell office:value-type="float" office:value="0.439044" calcext:value-type="float">
            <text:p>0.43904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0.99" calcext:value-type="float">
            <text:p>0.99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4117" calcext:value-type="float">
            <text:p>54117</text:p>
          </table:table-cell>
          <table:table-cell office:value-type="float" office:value="3919755130" calcext:value-type="float">
            <text:p>3919755130</text:p>
          </table:table-cell>
          <table:table-cell office:value-type="float" office:value="9181833854" calcext:value-type="float">
            <text:p>9181833854</text:p>
          </table:table-cell>
          <table:table-cell office:value-type="float" office:value="77060" calcext:value-type="float">
            <text:p>77060</text:p>
          </table:table-cell>
          <table:table-cell office:value-type="float" office:value="6807962" calcext:value-type="float">
            <text:p>6807962</text:p>
          </table:table-cell>
          <table:table-cell office:value-type="float" office:value="6862397" calcext:value-type="float">
            <text:p>6862397</text:p>
          </table:table-cell>
          <table:table-cell office:value-type="float" office:value="71304" calcext:value-type="float">
            <text:p>7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03" calcext:value-type="float">
            <text:p>0.426903</text:p>
          </table:table-cell>
          <table:table-cell office:value-type="float" office:value="77060" calcext:value-type="float">
            <text:p>77060</text:p>
          </table:table-cell>
          <table:table-cell office:value-type="float" office:value="0.43484" calcext:value-type="float">
            <text:p>0.43484</text:p>
          </table:table-cell>
          <table:table-cell office:value-type="float" office:value="0.438317" calcext:value-type="float">
            <text:p>0.438317</text:p>
          </table:table-cell>
          <table:table-cell office:value-type="float" office:value="0.004554" calcext:value-type="float">
            <text:p>0.004554</text:p>
          </table:table-cell>
          <table:table-cell office:value-type="float" office:value="0.99" calcext:value-type="float">
            <text:p>0.99</text:p>
          </table:table-cell>
          <table:table-cell office:value-type="float" office:value="96.24" calcext:value-type="float">
            <text:p>96.24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5122" calcext:value-type="float">
            <text:p>55122</text:p>
          </table:table-cell>
          <table:table-cell office:value-type="float" office:value="3924410839" calcext:value-type="float">
            <text:p>3924410839</text:p>
          </table:table-cell>
          <table:table-cell office:value-type="float" office:value="9186796646" calcext:value-type="float">
            <text:p>9186796646</text:p>
          </table:table-cell>
          <table:table-cell office:value-type="float" office:value="77896" calcext:value-type="float">
            <text:p>77896</text:p>
          </table:table-cell>
          <table:table-cell office:value-type="float" office:value="6930078" calcext:value-type="float">
            <text:p>6930078</text:p>
          </table:table-cell>
          <table:table-cell office:value-type="float" office:value="6987937" calcext:value-type="float">
            <text:p>6987937</text:p>
          </table:table-cell>
          <table:table-cell office:value-type="float" office:value="74115" calcext:value-type="float">
            <text:p>741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9" calcext:value-type="float">
            <text:p>0.427179</text:p>
          </table:table-cell>
          <table:table-cell office:value-type="float" office:value="77896" calcext:value-type="float">
            <text:p>77896</text:p>
          </table:table-cell>
          <table:table-cell office:value-type="float" office:value="0.44264" calcext:value-type="float">
            <text:p>0.44264</text:p>
          </table:table-cell>
          <table:table-cell office:value-type="float" office:value="0.446335" calcext:value-type="float">
            <text:p>0.446335</text:p>
          </table:table-cell>
          <table:table-cell office:value-type="float" office:value="0.004734" calcext:value-type="float">
            <text:p>0.004734</text:p>
          </table:table-cell>
          <table:table-cell office:value-type="float" office:value="0.99" calcext:value-type="float">
            <text:p>0.99</text:p>
          </table:table-cell>
          <table:table-cell office:value-type="float" office:value="94.29" calcext:value-type="float">
            <text:p>94.2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5119" calcext:value-type="float">
            <text:p>55119</text:p>
          </table:table-cell>
          <table:table-cell office:value-type="float" office:value="3922640391" calcext:value-type="float">
            <text:p>3922640391</text:p>
          </table:table-cell>
          <table:table-cell office:value-type="float" office:value="9182526744" calcext:value-type="float">
            <text:p>9182526744</text:p>
          </table:table-cell>
          <table:table-cell office:value-type="float" office:value="77742" calcext:value-type="float">
            <text:p>77742</text:p>
          </table:table-cell>
          <table:table-cell office:value-type="float" office:value="6905226" calcext:value-type="float">
            <text:p>6905226</text:p>
          </table:table-cell>
          <table:table-cell office:value-type="float" office:value="6959761" calcext:value-type="float">
            <text:p>6959761</text:p>
          </table:table-cell>
          <table:table-cell office:value-type="float" office:value="66057" calcext:value-type="float">
            <text:p>6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5" calcext:value-type="float">
            <text:p>0.427185</text:p>
          </table:table-cell>
          <table:table-cell office:value-type="float" office:value="77742" calcext:value-type="float">
            <text:p>77742</text:p>
          </table:table-cell>
          <table:table-cell office:value-type="float" office:value="0.440613" calcext:value-type="float">
            <text:p>0.440613</text:p>
          </table:table-cell>
          <table:table-cell office:value-type="float" office:value="0.444092" calcext:value-type="float">
            <text:p>0.444092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99" calcext:value-type="float">
            <text:p>0.99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5115" calcext:value-type="float">
            <text:p>55115</text:p>
          </table:table-cell>
          <table:table-cell office:value-type="float" office:value="3924477178" calcext:value-type="float">
            <text:p>3924477178</text:p>
          </table:table-cell>
          <table:table-cell office:value-type="float" office:value="9185742184" calcext:value-type="float">
            <text:p>9185742184</text:p>
          </table:table-cell>
          <table:table-cell office:value-type="float" office:value="77789" calcext:value-type="float">
            <text:p>77789</text:p>
          </table:table-cell>
          <table:table-cell office:value-type="float" office:value="6892517" calcext:value-type="float">
            <text:p>6892517</text:p>
          </table:table-cell>
          <table:table-cell office:value-type="float" office:value="6944831" calcext:value-type="float">
            <text:p>6944831</text:p>
          </table:table-cell>
          <table:table-cell office:value-type="float" office:value="118954" calcext:value-type="float">
            <text:p>1189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6" calcext:value-type="float">
            <text:p>0.427236</text:p>
          </table:table-cell>
          <table:table-cell office:value-type="float" office:value="77789" calcext:value-type="float">
            <text:p>77789</text:p>
          </table:table-cell>
          <table:table-cell office:value-type="float" office:value="0.440241" calcext:value-type="float">
            <text:p>0.440241</text:p>
          </table:table-cell>
          <table:table-cell office:value-type="float" office:value="0.443582" calcext:value-type="float">
            <text:p>0.443582</text:p>
          </table:table-cell>
          <table:table-cell office:value-type="float" office:value="0.007598" calcext:value-type="float">
            <text:p>0.007598</text:p>
          </table:table-cell>
          <table:table-cell office:value-type="float" office:value="0.99" calcext:value-type="float">
            <text:p>0.99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5117" calcext:value-type="float">
            <text:p>55117</text:p>
          </table:table-cell>
          <table:table-cell office:value-type="float" office:value="3924300795" calcext:value-type="float">
            <text:p>3924300795</text:p>
          </table:table-cell>
          <table:table-cell office:value-type="float" office:value="9184551993" calcext:value-type="float">
            <text:p>9184551993</text:p>
          </table:table-cell>
          <table:table-cell office:value-type="float" office:value="77629" calcext:value-type="float">
            <text:p>77629</text:p>
          </table:table-cell>
          <table:table-cell office:value-type="float" office:value="6873872" calcext:value-type="float">
            <text:p>6873872</text:p>
          </table:table-cell>
          <table:table-cell office:value-type="float" office:value="6924435" calcext:value-type="float">
            <text:p>6924435</text:p>
          </table:table-cell>
          <table:table-cell office:value-type="float" office:value="90456" calcext:value-type="float">
            <text:p>9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2" calcext:value-type="float">
            <text:p>0.427272</text:p>
          </table:table-cell>
          <table:table-cell office:value-type="float" office:value="77629" calcext:value-type="float">
            <text:p>77629</text:p>
          </table:table-cell>
          <table:table-cell office:value-type="float" office:value="0.43905" calcext:value-type="float">
            <text:p>0.43905</text:p>
          </table:table-cell>
          <table:table-cell office:value-type="float" office:value="0.442279" calcext:value-type="float">
            <text:p>0.442279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.99" calcext:value-type="float">
            <text:p>0.99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5123" calcext:value-type="float">
            <text:p>55123</text:p>
          </table:table-cell>
          <table:table-cell office:value-type="float" office:value="3922730656" calcext:value-type="float">
            <text:p>3922730656</text:p>
          </table:table-cell>
          <table:table-cell office:value-type="float" office:value="9186439472" calcext:value-type="float">
            <text:p>9186439472</text:p>
          </table:table-cell>
          <table:table-cell office:value-type="float" office:value="79984" calcext:value-type="float">
            <text:p>79984</text:p>
          </table:table-cell>
          <table:table-cell office:value-type="float" office:value="6809137" calcext:value-type="float">
            <text:p>6809137</text:p>
          </table:table-cell>
          <table:table-cell office:value-type="float" office:value="6862555" calcext:value-type="float">
            <text:p>6862555</text:p>
          </table:table-cell>
          <table:table-cell office:value-type="float" office:value="71762" calcext:value-type="float">
            <text:p>717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3" calcext:value-type="float">
            <text:p>0.427013</text:p>
          </table:table-cell>
          <table:table-cell office:value-type="float" office:value="79984" calcext:value-type="float">
            <text:p>79984</text:p>
          </table:table-cell>
          <table:table-cell office:value-type="float" office:value="0.434915" calcext:value-type="float">
            <text:p>0.434915</text:p>
          </table:table-cell>
          <table:table-cell office:value-type="float" office:value="0.438327" calcext:value-type="float">
            <text:p>0.438327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0.99" calcext:value-type="float">
            <text:p>0.99</text:p>
          </table:table-cell>
          <table:table-cell office:value-type="float" office:value="95.63" calcext:value-type="float">
            <text:p>95.6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5123" calcext:value-type="float">
            <text:p>55123</text:p>
          </table:table-cell>
          <table:table-cell office:value-type="float" office:value="3920994490" calcext:value-type="float">
            <text:p>3920994490</text:p>
          </table:table-cell>
          <table:table-cell office:value-type="float" office:value="9182945375" calcext:value-type="float">
            <text:p>9182945375</text:p>
          </table:table-cell>
          <table:table-cell office:value-type="float" office:value="77523" calcext:value-type="float">
            <text:p>77523</text:p>
          </table:table-cell>
          <table:table-cell office:value-type="float" office:value="6809337" calcext:value-type="float">
            <text:p>6809337</text:p>
          </table:table-cell>
          <table:table-cell office:value-type="float" office:value="6866728" calcext:value-type="float">
            <text:p>6866728</text:p>
          </table:table-cell>
          <table:table-cell office:value-type="float" office:value="70637" calcext:value-type="float">
            <text:p>7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87" calcext:value-type="float">
            <text:p>0.426987</text:p>
          </table:table-cell>
          <table:table-cell office:value-type="float" office:value="77523" calcext:value-type="float">
            <text:p>77523</text:p>
          </table:table-cell>
          <table:table-cell office:value-type="float" office:value="0.434928" calcext:value-type="float">
            <text:p>0.434928</text:p>
          </table:table-cell>
          <table:table-cell office:value-type="float" office:value="0.438593" calcext:value-type="float">
            <text:p>0.438593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99" calcext:value-type="float">
            <text:p>0.99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5117" calcext:value-type="float">
            <text:p>55117</text:p>
          </table:table-cell>
          <table:table-cell office:value-type="float" office:value="3921372643" calcext:value-type="float">
            <text:p>3921372643</text:p>
          </table:table-cell>
          <table:table-cell office:value-type="float" office:value="9182351541" calcext:value-type="float">
            <text:p>9182351541</text:p>
          </table:table-cell>
          <table:table-cell office:value-type="float" office:value="78294" calcext:value-type="float">
            <text:p>78294</text:p>
          </table:table-cell>
          <table:table-cell office:value-type="float" office:value="6862466" calcext:value-type="float">
            <text:p>6862466</text:p>
          </table:table-cell>
          <table:table-cell office:value-type="float" office:value="6919402" calcext:value-type="float">
            <text:p>6919402</text:p>
          </table:table-cell>
          <table:table-cell office:value-type="float" office:value="86662" calcext:value-type="float">
            <text:p>866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5" calcext:value-type="float">
            <text:p>0.427055</text:p>
          </table:table-cell>
          <table:table-cell office:value-type="float" office:value="78294" calcext:value-type="float">
            <text:p>78294</text:p>
          </table:table-cell>
          <table:table-cell office:value-type="float" office:value="0.438321" calcext:value-type="float">
            <text:p>0.438321</text:p>
          </table:table-cell>
          <table:table-cell office:value-type="float" office:value="0.441958" calcext:value-type="float">
            <text:p>0.441958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99" calcext:value-type="float">
            <text:p>0.99</text:p>
          </table:table-cell>
          <table:table-cell office:value-type="float" office:value="79.84" calcext:value-type="float">
            <text:p>79.84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5119" calcext:value-type="float">
            <text:p>55119</text:p>
          </table:table-cell>
          <table:table-cell office:value-type="float" office:value="3921466215" calcext:value-type="float">
            <text:p>3921466215</text:p>
          </table:table-cell>
          <table:table-cell office:value-type="float" office:value="9182154198" calcext:value-type="float">
            <text:p>9182154198</text:p>
          </table:table-cell>
          <table:table-cell office:value-type="float" office:value="77098" calcext:value-type="float">
            <text:p>77098</text:p>
          </table:table-cell>
          <table:table-cell office:value-type="float" office:value="6858745" calcext:value-type="float">
            <text:p>6858745</text:p>
          </table:table-cell>
          <table:table-cell office:value-type="float" office:value="6916938" calcext:value-type="float">
            <text:p>6916938</text:p>
          </table:table-cell>
          <table:table-cell office:value-type="float" office:value="31573" calcext:value-type="float">
            <text:p>3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5" calcext:value-type="float">
            <text:p>0.427075</text:p>
          </table:table-cell>
          <table:table-cell office:value-type="float" office:value="77098" calcext:value-type="float">
            <text:p>77098</text:p>
          </table:table-cell>
          <table:table-cell office:value-type="float" office:value="0.438083" calcext:value-type="float">
            <text:p>0.438083</text:p>
          </table:table-cell>
          <table:table-cell office:value-type="float" office:value="0.4418" calcext:value-type="float">
            <text:p>0.4418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99" calcext:value-type="float">
            <text:p>0.99</text:p>
          </table:table-cell>
          <table:table-cell office:value-type="float" office:value="219.08" calcext:value-type="float">
            <text:p>219.0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6124" calcext:value-type="float">
            <text:p>56124</text:p>
          </table:table-cell>
          <table:table-cell office:value-type="float" office:value="3924453160" calcext:value-type="float">
            <text:p>3924453160</text:p>
          </table:table-cell>
          <table:table-cell office:value-type="float" office:value="9187016712" calcext:value-type="float">
            <text:p>9187016712</text:p>
          </table:table-cell>
          <table:table-cell office:value-type="float" office:value="81042" calcext:value-type="float">
            <text:p>81042</text:p>
          </table:table-cell>
          <table:table-cell office:value-type="float" office:value="6859440" calcext:value-type="float">
            <text:p>6859440</text:p>
          </table:table-cell>
          <table:table-cell office:value-type="float" office:value="6913356" calcext:value-type="float">
            <text:p>6913356</text:p>
          </table:table-cell>
          <table:table-cell office:value-type="float" office:value="74287" calcext:value-type="float">
            <text:p>742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4" calcext:value-type="float">
            <text:p>0.427174</text:p>
          </table:table-cell>
          <table:table-cell office:value-type="float" office:value="81042" calcext:value-type="float">
            <text:p>81042</text:p>
          </table:table-cell>
          <table:table-cell office:value-type="float" office:value="0.438128" calcext:value-type="float">
            <text:p>0.438128</text:p>
          </table:table-cell>
          <table:table-cell office:value-type="float" office:value="0.441572" calcext:value-type="float">
            <text:p>0.441572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99" calcext:value-type="float">
            <text:p>0.99</text:p>
          </table:table-cell>
          <table:table-cell office:value-type="float" office:value="93.06" calcext:value-type="float">
            <text:p>93.0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6121" calcext:value-type="float">
            <text:p>56121</text:p>
          </table:table-cell>
          <table:table-cell office:value-type="float" office:value="3923048368" calcext:value-type="float">
            <text:p>3923048368</text:p>
          </table:table-cell>
          <table:table-cell office:value-type="float" office:value="9182166084" calcext:value-type="float">
            <text:p>9182166084</text:p>
          </table:table-cell>
          <table:table-cell office:value-type="float" office:value="79565" calcext:value-type="float">
            <text:p>79565</text:p>
          </table:table-cell>
          <table:table-cell office:value-type="float" office:value="6878877" calcext:value-type="float">
            <text:p>6878877</text:p>
          </table:table-cell>
          <table:table-cell office:value-type="float" office:value="6928908" calcext:value-type="float">
            <text:p>6928908</text:p>
          </table:table-cell>
          <table:table-cell office:value-type="float" office:value="76757" calcext:value-type="float">
            <text:p>76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7" calcext:value-type="float">
            <text:p>0.427247</text:p>
          </table:table-cell>
          <table:table-cell office:value-type="float" office:value="79565" calcext:value-type="float">
            <text:p>79565</text:p>
          </table:table-cell>
          <table:table-cell office:value-type="float" office:value="0.439369" calcext:value-type="float">
            <text:p>0.439369</text:p>
          </table:table-cell>
          <table:table-cell office:value-type="float" office:value="0.442565" calcext:value-type="float">
            <text:p>0.442565</text:p>
          </table:table-cell>
          <table:table-cell office:value-type="float" office:value="0.004903" calcext:value-type="float">
            <text:p>0.004903</text:p>
          </table:table-cell>
          <table:table-cell office:value-type="float" office:value="0.99" calcext:value-type="float">
            <text:p>0.99</text:p>
          </table:table-cell>
          <table:table-cell office:value-type="float" office:value="90.27" calcext:value-type="float">
            <text:p>90.2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6117" calcext:value-type="float">
            <text:p>56117</text:p>
          </table:table-cell>
          <table:table-cell office:value-type="float" office:value="3921486673" calcext:value-type="float">
            <text:p>3921486673</text:p>
          </table:table-cell>
          <table:table-cell office:value-type="float" office:value="9185248963" calcext:value-type="float">
            <text:p>9185248963</text:p>
          </table:table-cell>
          <table:table-cell office:value-type="float" office:value="78515" calcext:value-type="float">
            <text:p>78515</text:p>
          </table:table-cell>
          <table:table-cell office:value-type="float" office:value="6736444" calcext:value-type="float">
            <text:p>6736444</text:p>
          </table:table-cell>
          <table:table-cell office:value-type="float" office:value="6789282" calcext:value-type="float">
            <text:p>6789282</text:p>
          </table:table-cell>
          <table:table-cell office:value-type="float" office:value="111427" calcext:value-type="float">
            <text:p>1114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33" calcext:value-type="float">
            <text:p>0.426933</text:p>
          </table:table-cell>
          <table:table-cell office:value-type="float" office:value="78515" calcext:value-type="float">
            <text:p>78515</text:p>
          </table:table-cell>
          <table:table-cell office:value-type="float" office:value="0.430272" calcext:value-type="float">
            <text:p>0.430272</text:p>
          </table:table-cell>
          <table:table-cell office:value-type="float" office:value="0.433647" calcext:value-type="float">
            <text:p>0.433647</text:p>
          </table:table-cell>
          <table:table-cell office:value-type="float" office:value="0.007117" calcext:value-type="float">
            <text:p>0.007117</text:p>
          </table:table-cell>
          <table:table-cell office:value-type="float" office:value="0.99" calcext:value-type="float">
            <text:p>0.99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6120" calcext:value-type="float">
            <text:p>56120</text:p>
          </table:table-cell>
          <table:table-cell office:value-type="float" office:value="3921111851" calcext:value-type="float">
            <text:p>3921111851</text:p>
          </table:table-cell>
          <table:table-cell office:value-type="float" office:value="9183812399" calcext:value-type="float">
            <text:p>9183812399</text:p>
          </table:table-cell>
          <table:table-cell office:value-type="float" office:value="77926" calcext:value-type="float">
            <text:p>77926</text:p>
          </table:table-cell>
          <table:table-cell office:value-type="float" office:value="6754317" calcext:value-type="float">
            <text:p>6754317</text:p>
          </table:table-cell>
          <table:table-cell office:value-type="float" office:value="6810447" calcext:value-type="float">
            <text:p>6810447</text:p>
          </table:table-cell>
          <table:table-cell office:value-type="float" office:value="68159" calcext:value-type="float">
            <text:p>6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9" calcext:value-type="float">
            <text:p>0.426959</text:p>
          </table:table-cell>
          <table:table-cell office:value-type="float" office:value="77926" calcext:value-type="float">
            <text:p>77926</text:p>
          </table:table-cell>
          <table:table-cell office:value-type="float" office:value="0.430983" calcext:value-type="float">
            <text:p>0.430983</text:p>
          </table:table-cell>
          <table:table-cell office:value-type="float" office:value="0.434565" calcext:value-type="float">
            <text:p>0.434565</text:p>
          </table:table-cell>
          <table:table-cell office:value-type="float" office:value="0.004349" calcext:value-type="float">
            <text:p>0.004349</text:p>
          </table:table-cell>
          <table:table-cell office:value-type="float" office:value="0.99" calcext:value-type="float">
            <text:p>0.99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6125" calcext:value-type="float">
            <text:p>56125</text:p>
          </table:table-cell>
          <table:table-cell office:value-type="float" office:value="3923230589" calcext:value-type="float">
            <text:p>3923230589</text:p>
          </table:table-cell>
          <table:table-cell office:value-type="float" office:value="9186249352" calcext:value-type="float">
            <text:p>9186249352</text:p>
          </table:table-cell>
          <table:table-cell office:value-type="float" office:value="80217" calcext:value-type="float">
            <text:p>80217</text:p>
          </table:table-cell>
          <table:table-cell office:value-type="float" office:value="6852918" calcext:value-type="float">
            <text:p>6852918</text:p>
          </table:table-cell>
          <table:table-cell office:value-type="float" office:value="6905958" calcext:value-type="float">
            <text:p>6905958</text:p>
          </table:table-cell>
          <table:table-cell office:value-type="float" office:value="62897" calcext:value-type="float">
            <text:p>6289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6" calcext:value-type="float">
            <text:p>0.427076</text:p>
          </table:table-cell>
          <table:table-cell office:value-type="float" office:value="80217" calcext:value-type="float">
            <text:p>80217</text:p>
          </table:table-cell>
          <table:table-cell office:value-type="float" office:value="0.437711" calcext:value-type="float">
            <text:p>0.437711</text:p>
          </table:table-cell>
          <table:table-cell office:value-type="float" office:value="0.441099" calcext:value-type="float">
            <text:p>0.441099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99" calcext:value-type="float">
            <text:p>0.99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6125" calcext:value-type="float">
            <text:p>56125</text:p>
          </table:table-cell>
          <table:table-cell office:value-type="float" office:value="3922017968" calcext:value-type="float">
            <text:p>3922017968</text:p>
          </table:table-cell>
          <table:table-cell office:value-type="float" office:value="9181959926" calcext:value-type="float">
            <text:p>9181959926</text:p>
          </table:table-cell>
          <table:table-cell office:value-type="float" office:value="78970" calcext:value-type="float">
            <text:p>78970</text:p>
          </table:table-cell>
          <table:table-cell office:value-type="float" office:value="6872953" calcext:value-type="float">
            <text:p>6872953</text:p>
          </table:table-cell>
          <table:table-cell office:value-type="float" office:value="6928596" calcext:value-type="float">
            <text:p>6928596</text:p>
          </table:table-cell>
          <table:table-cell office:value-type="float" office:value="63199" calcext:value-type="float">
            <text:p>6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4" calcext:value-type="float">
            <text:p>0.427144</text:p>
          </table:table-cell>
          <table:table-cell office:value-type="float" office:value="78970" calcext:value-type="float">
            <text:p>78970</text:p>
          </table:table-cell>
          <table:table-cell office:value-type="float" office:value="0.438991" calcext:value-type="float">
            <text:p>0.438991</text:p>
          </table:table-cell>
          <table:table-cell office:value-type="float" office:value="0.442545" calcext:value-type="float">
            <text:p>0.442545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99" calcext:value-type="float">
            <text:p>0.99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6119" calcext:value-type="float">
            <text:p>56119</text:p>
          </table:table-cell>
          <table:table-cell office:value-type="float" office:value="3887454250" calcext:value-type="float">
            <text:p>3887454250</text:p>
          </table:table-cell>
          <table:table-cell office:value-type="float" office:value="9189833017" calcext:value-type="float">
            <text:p>9189833017</text:p>
          </table:table-cell>
          <table:table-cell office:value-type="float" office:value="62177" calcext:value-type="float">
            <text:p>62177</text:p>
          </table:table-cell>
          <table:table-cell office:value-type="float" office:value="5049428" calcext:value-type="float">
            <text:p>5049428</text:p>
          </table:table-cell>
          <table:table-cell office:value-type="float" office:value="5090675" calcext:value-type="float">
            <text:p>5090675</text:p>
          </table:table-cell>
          <table:table-cell office:value-type="float" office:value="68955" calcext:value-type="float">
            <text:p>689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017" calcext:value-type="float">
            <text:p>0.423017</text:p>
          </table:table-cell>
          <table:table-cell office:value-type="float" office:value="62177" calcext:value-type="float">
            <text:p>62177</text:p>
          </table:table-cell>
          <table:table-cell office:value-type="float" office:value="0.322518" calcext:value-type="float">
            <text:p>0.322518</text:p>
          </table:table-cell>
          <table:table-cell office:value-type="float" office:value="0.325153" calcext:value-type="float">
            <text:p>0.325153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99" calcext:value-type="float">
            <text:p>0.99</text:p>
          </table:table-cell>
          <table:table-cell office:value-type="float" office:value="73.83" calcext:value-type="float">
            <text:p>73.8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6121" calcext:value-type="float">
            <text:p>56121</text:p>
          </table:table-cell>
          <table:table-cell office:value-type="float" office:value="3883933382" calcext:value-type="float">
            <text:p>3883933382</text:p>
          </table:table-cell>
          <table:table-cell office:value-type="float" office:value="9187538878" calcext:value-type="float">
            <text:p>9187538878</text:p>
          </table:table-cell>
          <table:table-cell office:value-type="float" office:value="58878" calcext:value-type="float">
            <text:p>58878</text:p>
          </table:table-cell>
          <table:table-cell office:value-type="float" office:value="4939849" calcext:value-type="float">
            <text:p>4939849</text:p>
          </table:table-cell>
          <table:table-cell office:value-type="float" office:value="4979182" calcext:value-type="float">
            <text:p>4979182</text:p>
          </table:table-cell>
          <table:table-cell office:value-type="float" office:value="67591" calcext:value-type="float">
            <text:p>67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739" calcext:value-type="float">
            <text:p>0.422739</text:p>
          </table:table-cell>
          <table:table-cell office:value-type="float" office:value="58878" calcext:value-type="float">
            <text:p>58878</text:p>
          </table:table-cell>
          <table:table-cell office:value-type="float" office:value="0.315519" calcext:value-type="float">
            <text:p>0.315519</text:p>
          </table:table-cell>
          <table:table-cell office:value-type="float" office:value="0.318032" calcext:value-type="float">
            <text:p>0.318032</text:p>
          </table:table-cell>
          <table:table-cell office:value-type="float" office:value="0.004317" calcext:value-type="float">
            <text:p>0.004317</text:p>
          </table:table-cell>
          <table:table-cell office:value-type="float" office:value="0.99" calcext:value-type="float">
            <text:p>0.99</text:p>
          </table:table-cell>
          <table:table-cell office:value-type="float" office:value="73.67" calcext:value-type="float">
            <text:p>73.6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7126" calcext:value-type="float">
            <text:p>57126</text:p>
          </table:table-cell>
          <table:table-cell office:value-type="float" office:value="3922959200" calcext:value-type="float">
            <text:p>3922959200</text:p>
          </table:table-cell>
          <table:table-cell office:value-type="float" office:value="9183026562" calcext:value-type="float">
            <text:p>9183026562</text:p>
          </table:table-cell>
          <table:table-cell office:value-type="float" office:value="80546" calcext:value-type="float">
            <text:p>80546</text:p>
          </table:table-cell>
          <table:table-cell office:value-type="float" office:value="6813120" calcext:value-type="float">
            <text:p>6813120</text:p>
          </table:table-cell>
          <table:table-cell office:value-type="float" office:value="6865638" calcext:value-type="float">
            <text:p>6865638</text:p>
          </table:table-cell>
          <table:table-cell office:value-type="float" office:value="37832" calcext:value-type="float">
            <text:p>378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7" calcext:value-type="float">
            <text:p>0.427197</text:p>
          </table:table-cell>
          <table:table-cell office:value-type="float" office:value="80546" calcext:value-type="float">
            <text:p>80546</text:p>
          </table:table-cell>
          <table:table-cell office:value-type="float" office:value="0.435169" calcext:value-type="float">
            <text:p>0.435169</text:p>
          </table:table-cell>
          <table:table-cell office:value-type="float" office:value="0.438524" calcext:value-type="float">
            <text:p>0.438524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99" calcext:value-type="float">
            <text:p>0.99</text:p>
          </table:table-cell>
          <table:table-cell office:value-type="float" office:value="181.48" calcext:value-type="float">
            <text:p>181.4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7123" calcext:value-type="float">
            <text:p>57123</text:p>
          </table:table-cell>
          <table:table-cell office:value-type="float" office:value="3920504791" calcext:value-type="float">
            <text:p>3920504791</text:p>
          </table:table-cell>
          <table:table-cell office:value-type="float" office:value="9177867289" calcext:value-type="float">
            <text:p>9177867289</text:p>
          </table:table-cell>
          <table:table-cell office:value-type="float" office:value="78755" calcext:value-type="float">
            <text:p>78755</text:p>
          </table:table-cell>
          <table:table-cell office:value-type="float" office:value="6810976" calcext:value-type="float">
            <text:p>6810976</text:p>
          </table:table-cell>
          <table:table-cell office:value-type="float" office:value="6858821" calcext:value-type="float">
            <text:p>6858821</text:p>
          </table:table-cell>
          <table:table-cell office:value-type="float" office:value="40632" calcext:value-type="float">
            <text:p>4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9" calcext:value-type="float">
            <text:p>0.427169</text:p>
          </table:table-cell>
          <table:table-cell office:value-type="float" office:value="78755" calcext:value-type="float">
            <text:p>78755</text:p>
          </table:table-cell>
          <table:table-cell office:value-type="float" office:value="0.435032" calcext:value-type="float">
            <text:p>0.435032</text:p>
          </table:table-cell>
          <table:table-cell office:value-type="float" office:value="0.438088" calcext:value-type="float">
            <text:p>0.438088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99" calcext:value-type="float">
            <text:p>0.99</text:p>
          </table:table-cell>
          <table:table-cell office:value-type="float" office:value="168.8" calcext:value-type="float">
            <text:p>168.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7119" calcext:value-type="float">
            <text:p>57119</text:p>
          </table:table-cell>
          <table:table-cell office:value-type="float" office:value="3922516657" calcext:value-type="float">
            <text:p>3922516657</text:p>
          </table:table-cell>
          <table:table-cell office:value-type="float" office:value="9185408693" calcext:value-type="float">
            <text:p>9185408693</text:p>
          </table:table-cell>
          <table:table-cell office:value-type="float" office:value="77527" calcext:value-type="float">
            <text:p>77527</text:p>
          </table:table-cell>
          <table:table-cell office:value-type="float" office:value="6874409" calcext:value-type="float">
            <text:p>6874409</text:p>
          </table:table-cell>
          <table:table-cell office:value-type="float" office:value="6930643" calcext:value-type="float">
            <text:p>6930643</text:p>
          </table:table-cell>
          <table:table-cell office:value-type="float" office:value="121975" calcext:value-type="float">
            <text:p>1219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8" calcext:value-type="float">
            <text:p>0.427038</text:p>
          </table:table-cell>
          <table:table-cell office:value-type="float" office:value="77527" calcext:value-type="float">
            <text:p>77527</text:p>
          </table:table-cell>
          <table:table-cell office:value-type="float" office:value="0.439084" calcext:value-type="float">
            <text:p>0.439084</text:p>
          </table:table-cell>
          <table:table-cell office:value-type="float" office:value="0.442676" calcext:value-type="float">
            <text:p>0.442676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.99" calcext:value-type="float">
            <text:p>0.99</text:p>
          </table:table-cell>
          <table:table-cell office:value-type="float" office:value="56.82" calcext:value-type="float">
            <text:p>56.8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7122" calcext:value-type="float">
            <text:p>57122</text:p>
          </table:table-cell>
          <table:table-cell office:value-type="float" office:value="3921410218" calcext:value-type="float">
            <text:p>3921410218</text:p>
          </table:table-cell>
          <table:table-cell office:value-type="float" office:value="9183040742" calcext:value-type="float">
            <text:p>9183040742</text:p>
          </table:table-cell>
          <table:table-cell office:value-type="float" office:value="76069" calcext:value-type="float">
            <text:p>76069</text:p>
          </table:table-cell>
          <table:table-cell office:value-type="float" office:value="6858729" calcext:value-type="float">
            <text:p>6858729</text:p>
          </table:table-cell>
          <table:table-cell office:value-type="float" office:value="6913389" calcext:value-type="float">
            <text:p>6913389</text:p>
          </table:table-cell>
          <table:table-cell office:value-type="float" office:value="120695" calcext:value-type="float">
            <text:p>12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7" calcext:value-type="float">
            <text:p>0.427027</text:p>
          </table:table-cell>
          <table:table-cell office:value-type="float" office:value="76069" calcext:value-type="float">
            <text:p>76069</text:p>
          </table:table-cell>
          <table:table-cell office:value-type="float" office:value="0.438082" calcext:value-type="float">
            <text:p>0.438082</text:p>
          </table:table-cell>
          <table:table-cell office:value-type="float" office:value="0.441574" calcext:value-type="float">
            <text:p>0.441574</text:p>
          </table:table-cell>
          <table:table-cell office:value-type="float" office:value="0.007709" calcext:value-type="float">
            <text:p>0.007709</text:p>
          </table:table-cell>
          <table:table-cell office:value-type="float" office:value="0.99" calcext:value-type="float">
            <text:p>0.99</text:p>
          </table:table-cell>
          <table:table-cell office:value-type="float" office:value="57.28" calcext:value-type="float">
            <text:p>57.2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7128" calcext:value-type="float">
            <text:p>57128</text:p>
          </table:table-cell>
          <table:table-cell office:value-type="float" office:value="3923091703" calcext:value-type="float">
            <text:p>3923091703</text:p>
          </table:table-cell>
          <table:table-cell office:value-type="float" office:value="9186265380" calcext:value-type="float">
            <text:p>9186265380</text:p>
          </table:table-cell>
          <table:table-cell office:value-type="float" office:value="81957" calcext:value-type="float">
            <text:p>81957</text:p>
          </table:table-cell>
          <table:table-cell office:value-type="float" office:value="6868837" calcext:value-type="float">
            <text:p>6868837</text:p>
          </table:table-cell>
          <table:table-cell office:value-type="float" office:value="6918697" calcext:value-type="float">
            <text:p>6918697</text:p>
          </table:table-cell>
          <table:table-cell office:value-type="float" office:value="71597" calcext:value-type="float">
            <text:p>7159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1" calcext:value-type="float">
            <text:p>0.427061</text:p>
          </table:table-cell>
          <table:table-cell office:value-type="float" office:value="81957" calcext:value-type="float">
            <text:p>81957</text:p>
          </table:table-cell>
          <table:table-cell office:value-type="float" office:value="0.438291" calcext:value-type="float">
            <text:p>0.438291</text:p>
          </table:table-cell>
          <table:table-cell office:value-type="float" office:value="0.441472" calcext:value-type="float">
            <text:p>0.441472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0.99" calcext:value-type="float">
            <text:p>0.99</text:p>
          </table:table-cell>
          <table:table-cell office:value-type="float" office:value="96.63" calcext:value-type="float">
            <text:p>96.6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7128" calcext:value-type="float">
            <text:p>57128</text:p>
          </table:table-cell>
          <table:table-cell office:value-type="float" office:value="3921961787" calcext:value-type="float">
            <text:p>3921961787</text:p>
          </table:table-cell>
          <table:table-cell office:value-type="float" office:value="9182509297" calcext:value-type="float">
            <text:p>9182509297</text:p>
          </table:table-cell>
          <table:table-cell office:value-type="float" office:value="80307" calcext:value-type="float">
            <text:p>80307</text:p>
          </table:table-cell>
          <table:table-cell office:value-type="float" office:value="6869398" calcext:value-type="float">
            <text:p>6869398</text:p>
          </table:table-cell>
          <table:table-cell office:value-type="float" office:value="6921450" calcext:value-type="float">
            <text:p>6921450</text:p>
          </table:table-cell>
          <table:table-cell office:value-type="float" office:value="70910" calcext:value-type="float">
            <text:p>70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80307" calcext:value-type="float">
            <text:p>80307</text:p>
          </table:table-cell>
          <table:table-cell office:value-type="float" office:value="0.438326" calcext:value-type="float">
            <text:p>0.438326</text:p>
          </table:table-cell>
          <table:table-cell office:value-type="float" office:value="0.441648" calcext:value-type="float">
            <text:p>0.441648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0.99" calcext:value-type="float">
            <text:p>0.99</text:p>
          </table:table-cell>
          <table:table-cell office:value-type="float" office:value="97.61" calcext:value-type="float">
            <text:p>97.6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7121" calcext:value-type="float">
            <text:p>57121</text:p>
          </table:table-cell>
          <table:table-cell office:value-type="float" office:value="3922893173" calcext:value-type="float">
            <text:p>3922893173</text:p>
          </table:table-cell>
          <table:table-cell office:value-type="float" office:value="9185103318" calcext:value-type="float">
            <text:p>9185103318</text:p>
          </table:table-cell>
          <table:table-cell office:value-type="float" office:value="78420" calcext:value-type="float">
            <text:p>78420</text:p>
          </table:table-cell>
          <table:table-cell office:value-type="float" office:value="6806255" calcext:value-type="float">
            <text:p>6806255</text:p>
          </table:table-cell>
          <table:table-cell office:value-type="float" office:value="6860377" calcext:value-type="float">
            <text:p>6860377</text:p>
          </table:table-cell>
          <table:table-cell office:value-type="float" office:value="48047" calcext:value-type="float">
            <text:p>480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3" calcext:value-type="float">
            <text:p>0.427093</text:p>
          </table:table-cell>
          <table:table-cell office:value-type="float" office:value="78420" calcext:value-type="float">
            <text:p>78420</text:p>
          </table:table-cell>
          <table:table-cell office:value-type="float" office:value="0.434731" calcext:value-type="float">
            <text:p>0.434731</text:p>
          </table:table-cell>
          <table:table-cell office:value-type="float" office:value="0.438188" calcext:value-type="float">
            <text:p>0.438188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0.99" calcext:value-type="float">
            <text:p>0.99</text:p>
          </table:table-cell>
          <table:table-cell office:value-type="float" office:value="142.78" calcext:value-type="float">
            <text:p>142.7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7123" calcext:value-type="float">
            <text:p>57123</text:p>
          </table:table-cell>
          <table:table-cell office:value-type="float" office:value="3921547432" calcext:value-type="float">
            <text:p>3921547432</text:p>
          </table:table-cell>
          <table:table-cell office:value-type="float" office:value="9183987595" calcext:value-type="float">
            <text:p>9183987595</text:p>
          </table:table-cell>
          <table:table-cell office:value-type="float" office:value="77649" calcext:value-type="float">
            <text:p>77649</text:p>
          </table:table-cell>
          <table:table-cell office:value-type="float" office:value="6805096" calcext:value-type="float">
            <text:p>6805096</text:p>
          </table:table-cell>
          <table:table-cell office:value-type="float" office:value="6857816" calcext:value-type="float">
            <text:p>6857816</text:p>
          </table:table-cell>
          <table:table-cell office:value-type="float" office:value="80309" calcext:value-type="float">
            <text:p>8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8" calcext:value-type="float">
            <text:p>0.426998</text:p>
          </table:table-cell>
          <table:table-cell office:value-type="float" office:value="77649" calcext:value-type="float">
            <text:p>77649</text:p>
          </table:table-cell>
          <table:table-cell office:value-type="float" office:value="0.434657" calcext:value-type="float">
            <text:p>0.434657</text:p>
          </table:table-cell>
          <table:table-cell office:value-type="float" office:value="0.438024" calcext:value-type="float">
            <text:p>0.438024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99" calcext:value-type="float">
            <text:p>0.99</text:p>
          </table:table-cell>
          <table:table-cell office:value-type="float" office:value="85.39" calcext:value-type="float">
            <text:p>85.39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8128" calcext:value-type="float">
            <text:p>58128</text:p>
          </table:table-cell>
          <table:table-cell office:value-type="float" office:value="3924915737" calcext:value-type="float">
            <text:p>3924915737</text:p>
          </table:table-cell>
          <table:table-cell office:value-type="float" office:value="9186245622" calcext:value-type="float">
            <text:p>9186245622</text:p>
          </table:table-cell>
          <table:table-cell office:value-type="float" office:value="78980" calcext:value-type="float">
            <text:p>78980</text:p>
          </table:table-cell>
          <table:table-cell office:value-type="float" office:value="6895978" calcext:value-type="float">
            <text:p>6895978</text:p>
          </table:table-cell>
          <table:table-cell office:value-type="float" office:value="6955175" calcext:value-type="float">
            <text:p>6955175</text:p>
          </table:table-cell>
          <table:table-cell office:value-type="float" office:value="29354" calcext:value-type="float">
            <text:p>293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78980" calcext:value-type="float">
            <text:p>78980</text:p>
          </table:table-cell>
          <table:table-cell office:value-type="float" office:value="0.440462" calcext:value-type="float">
            <text:p>0.440462</text:p>
          </table:table-cell>
          <table:table-cell office:value-type="float" office:value="0.444243" calcext:value-type="float">
            <text:p>0.444243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99" calcext:value-type="float">
            <text:p>0.99</text:p>
          </table:table-cell>
          <table:table-cell office:value-type="float" office:value="236.94" calcext:value-type="float">
            <text:p>236.9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8125" calcext:value-type="float">
            <text:p>58125</text:p>
          </table:table-cell>
          <table:table-cell office:value-type="float" office:value="3922622884" calcext:value-type="float">
            <text:p>3922622884</text:p>
          </table:table-cell>
          <table:table-cell office:value-type="float" office:value="9181511366" calcext:value-type="float">
            <text:p>9181511366</text:p>
          </table:table-cell>
          <table:table-cell office:value-type="float" office:value="77876" calcext:value-type="float">
            <text:p>77876</text:p>
          </table:table-cell>
          <table:table-cell office:value-type="float" office:value="6882640" calcext:value-type="float">
            <text:p>6882640</text:p>
          </table:table-cell>
          <table:table-cell office:value-type="float" office:value="6938005" calcext:value-type="float">
            <text:p>6938005</text:p>
          </table:table-cell>
          <table:table-cell office:value-type="float" office:value="40026" calcext:value-type="float">
            <text:p>4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1" calcext:value-type="float">
            <text:p>0.427231</text:p>
          </table:table-cell>
          <table:table-cell office:value-type="float" office:value="77876" calcext:value-type="float">
            <text:p>77876</text:p>
          </table:table-cell>
          <table:table-cell office:value-type="float" office:value="0.43961" calcext:value-type="float">
            <text:p>0.43961</text:p>
          </table:table-cell>
          <table:table-cell office:value-type="float" office:value="0.443146" calcext:value-type="float">
            <text:p>0.443146</text:p>
          </table:table-cell>
          <table:table-cell office:value-type="float" office:value="0.002557" calcext:value-type="float">
            <text:p>0.002557</text:p>
          </table:table-cell>
          <table:table-cell office:value-type="float" office:value="0.99" calcext:value-type="float">
            <text:p>0.99</text:p>
          </table:table-cell>
          <table:table-cell office:value-type="float" office:value="173.34" calcext:value-type="float">
            <text:p>173.3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8121" calcext:value-type="float">
            <text:p>58121</text:p>
          </table:table-cell>
          <table:table-cell office:value-type="float" office:value="3900467505" calcext:value-type="float">
            <text:p>3900467505</text:p>
          </table:table-cell>
          <table:table-cell office:value-type="float" office:value="9190890866" calcext:value-type="float">
            <text:p>9190890866</text:p>
          </table:table-cell>
          <table:table-cell office:value-type="float" office:value="67890" calcext:value-type="float">
            <text:p>67890</text:p>
          </table:table-cell>
          <table:table-cell office:value-type="float" office:value="5639495" calcext:value-type="float">
            <text:p>5639495</text:p>
          </table:table-cell>
          <table:table-cell office:value-type="float" office:value="5682024" calcext:value-type="float">
            <text:p>5682024</text:p>
          </table:table-cell>
          <table:table-cell office:value-type="float" office:value="106053" calcext:value-type="float">
            <text:p>1060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384" calcext:value-type="float">
            <text:p>0.424384</text:p>
          </table:table-cell>
          <table:table-cell office:value-type="float" office:value="67890" calcext:value-type="float">
            <text:p>67890</text:p>
          </table:table-cell>
          <table:table-cell office:value-type="float" office:value="0.360207" calcext:value-type="float">
            <text:p>0.360207</text:p>
          </table:table-cell>
          <table:table-cell office:value-type="float" office:value="0.362924" calcext:value-type="float">
            <text:p>0.362924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0.99" calcext:value-type="float">
            <text:p>0.99</text:p>
          </table:table-cell>
          <table:table-cell office:value-type="float" office:value="53.58" calcext:value-type="float">
            <text:p>53.5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8124" calcext:value-type="float">
            <text:p>58124</text:p>
          </table:table-cell>
          <table:table-cell office:value-type="float" office:value="3899533343" calcext:value-type="float">
            <text:p>3899533343</text:p>
          </table:table-cell>
          <table:table-cell office:value-type="float" office:value="9188704026" calcext:value-type="float">
            <text:p>9188704026</text:p>
          </table:table-cell>
          <table:table-cell office:value-type="float" office:value="66861" calcext:value-type="float">
            <text:p>66861</text:p>
          </table:table-cell>
          <table:table-cell office:value-type="float" office:value="5639867" calcext:value-type="float">
            <text:p>5639867</text:p>
          </table:table-cell>
          <table:table-cell office:value-type="float" office:value="5683706" calcext:value-type="float">
            <text:p>5683706</text:p>
          </table:table-cell>
          <table:table-cell office:value-type="float" office:value="101338" calcext:value-type="float">
            <text:p>10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383" calcext:value-type="float">
            <text:p>0.424383</text:p>
          </table:table-cell>
          <table:table-cell office:value-type="float" office:value="66861" calcext:value-type="float">
            <text:p>66861</text:p>
          </table:table-cell>
          <table:table-cell office:value-type="float" office:value="0.360231" calcext:value-type="float">
            <text:p>0.360231</text:p>
          </table:table-cell>
          <table:table-cell office:value-type="float" office:value="0.363031" calcext:value-type="float">
            <text:p>0.363031</text:p>
          </table:table-cell>
          <table:table-cell office:value-type="float" office:value="0.006473" calcext:value-type="float">
            <text:p>0.006473</text:p>
          </table:table-cell>
          <table:table-cell office:value-type="float" office:value="0.99" calcext:value-type="float">
            <text:p>0.99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8130" calcext:value-type="float">
            <text:p>58130</text:p>
          </table:table-cell>
          <table:table-cell office:value-type="float" office:value="3902990733" calcext:value-type="float">
            <text:p>3902990733</text:p>
          </table:table-cell>
          <table:table-cell office:value-type="float" office:value="9190403784" calcext:value-type="float">
            <text:p>9190403784</text:p>
          </table:table-cell>
          <table:table-cell office:value-type="float" office:value="72054" calcext:value-type="float">
            <text:p>72054</text:p>
          </table:table-cell>
          <table:table-cell office:value-type="float" office:value="5785368" calcext:value-type="float">
            <text:p>5785368</text:p>
          </table:table-cell>
          <table:table-cell office:value-type="float" office:value="5831773" calcext:value-type="float">
            <text:p>5831773</text:p>
          </table:table-cell>
          <table:table-cell office:value-type="float" office:value="56985" calcext:value-type="float">
            <text:p>569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681" calcext:value-type="float">
            <text:p>0.424681</text:p>
          </table:table-cell>
          <table:table-cell office:value-type="float" office:value="72054" calcext:value-type="float">
            <text:p>72054</text:p>
          </table:table-cell>
          <table:table-cell office:value-type="float" office:value="0.369525" calcext:value-type="float">
            <text:p>0.369525</text:p>
          </table:table-cell>
          <table:table-cell office:value-type="float" office:value="0.372488" calcext:value-type="float">
            <text:p>0.372488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99" calcext:value-type="float">
            <text:p>0.99</text:p>
          </table:table-cell>
          <table:table-cell office:value-type="float" office:value="102.34" calcext:value-type="float">
            <text:p>102.3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8130" calcext:value-type="float">
            <text:p>58130</text:p>
          </table:table-cell>
          <table:table-cell office:value-type="float" office:value="3902670209" calcext:value-type="float">
            <text:p>3902670209</text:p>
          </table:table-cell>
          <table:table-cell office:value-type="float" office:value="9188161955" calcext:value-type="float">
            <text:p>9188161955</text:p>
          </table:table-cell>
          <table:table-cell office:value-type="float" office:value="69913" calcext:value-type="float">
            <text:p>69913</text:p>
          </table:table-cell>
          <table:table-cell office:value-type="float" office:value="5801829" calcext:value-type="float">
            <text:p>5801829</text:p>
          </table:table-cell>
          <table:table-cell office:value-type="float" office:value="5843262" calcext:value-type="float">
            <text:p>5843262</text:p>
          </table:table-cell>
          <table:table-cell office:value-type="float" office:value="62219" calcext:value-type="float">
            <text:p>62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75" calcext:value-type="float">
            <text:p>0.42475</text:p>
          </table:table-cell>
          <table:table-cell office:value-type="float" office:value="69913" calcext:value-type="float">
            <text:p>69913</text:p>
          </table:table-cell>
          <table:table-cell office:value-type="float" office:value="0.370576" calcext:value-type="float">
            <text:p>0.370576</text:p>
          </table:table-cell>
          <table:table-cell office:value-type="float" office:value="0.373222" calcext:value-type="float">
            <text:p>0.373222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.99" calcext:value-type="float">
            <text:p>0.99</text:p>
          </table:table-cell>
          <table:table-cell office:value-type="float" office:value="93.91" calcext:value-type="float">
            <text:p>93.9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8123" calcext:value-type="float">
            <text:p>58123</text:p>
          </table:table-cell>
          <table:table-cell office:value-type="float" office:value="3921364320" calcext:value-type="float">
            <text:p>3921364320</text:p>
          </table:table-cell>
          <table:table-cell office:value-type="float" office:value="9184458437" calcext:value-type="float">
            <text:p>9184458437</text:p>
          </table:table-cell>
          <table:table-cell office:value-type="float" office:value="77790" calcext:value-type="float">
            <text:p>77790</text:p>
          </table:table-cell>
          <table:table-cell office:value-type="float" office:value="6817700" calcext:value-type="float">
            <text:p>6817700</text:p>
          </table:table-cell>
          <table:table-cell office:value-type="float" office:value="6873680" calcext:value-type="float">
            <text:p>6873680</text:p>
          </table:table-cell>
          <table:table-cell office:value-type="float" office:value="82997" calcext:value-type="float">
            <text:p>8299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6" calcext:value-type="float">
            <text:p>0.426956</text:p>
          </table:table-cell>
          <table:table-cell office:value-type="float" office:value="77790" calcext:value-type="float">
            <text:p>77790</text:p>
          </table:table-cell>
          <table:table-cell office:value-type="float" office:value="0.435462" calcext:value-type="float">
            <text:p>0.435462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0.005301" calcext:value-type="float">
            <text:p>0.005301</text:p>
          </table:table-cell>
          <table:table-cell office:value-type="float" office:value="0.99" calcext:value-type="float">
            <text:p>0.99</text:p>
          </table:table-cell>
          <table:table-cell office:value-type="float" office:value="82.82" calcext:value-type="float">
            <text:p>82.8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8125" calcext:value-type="float">
            <text:p>58125</text:p>
          </table:table-cell>
          <table:table-cell office:value-type="float" office:value="3921596380" calcext:value-type="float">
            <text:p>3921596380</text:p>
          </table:table-cell>
          <table:table-cell office:value-type="float" office:value="9182909793" calcext:value-type="float">
            <text:p>9182909793</text:p>
          </table:table-cell>
          <table:table-cell office:value-type="float" office:value="77300" calcext:value-type="float">
            <text:p>77300</text:p>
          </table:table-cell>
          <table:table-cell office:value-type="float" office:value="6876943" calcext:value-type="float">
            <text:p>6876943</text:p>
          </table:table-cell>
          <table:table-cell office:value-type="float" office:value="6934283" calcext:value-type="float">
            <text:p>6934283</text:p>
          </table:table-cell>
          <table:table-cell office:value-type="float" office:value="80627" calcext:value-type="float">
            <text:p>8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4" calcext:value-type="float">
            <text:p>0.427054</text:p>
          </table:table-cell>
          <table:table-cell office:value-type="float" office:value="77300" calcext:value-type="float">
            <text:p>77300</text:p>
          </table:table-cell>
          <table:table-cell office:value-type="float" office:value="0.439246" calcext:value-type="float">
            <text:p>0.439246</text:p>
          </table:table-cell>
          <table:table-cell office:value-type="float" office:value="0.442908" calcext:value-type="float">
            <text:p>0.442908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99" calcext:value-type="float">
            <text:p>0.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59131" calcext:value-type="float">
            <text:p>59131</text:p>
          </table:table-cell>
          <table:table-cell office:value-type="float" office:value="3925953277" calcext:value-type="float">
            <text:p>3925953277</text:p>
          </table:table-cell>
          <table:table-cell office:value-type="float" office:value="9187512287" calcext:value-type="float">
            <text:p>9187512287</text:p>
          </table:table-cell>
          <table:table-cell office:value-type="float" office:value="80951" calcext:value-type="float">
            <text:p>80951</text:p>
          </table:table-cell>
          <table:table-cell office:value-type="float" office:value="6858079" calcext:value-type="float">
            <text:p>6858079</text:p>
          </table:table-cell>
          <table:table-cell office:value-type="float" office:value="6911280" calcext:value-type="float">
            <text:p>6911280</text:p>
          </table:table-cell>
          <table:table-cell office:value-type="float" office:value="40923" calcext:value-type="float">
            <text:p>4092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14" calcext:value-type="float">
            <text:p>0.427314</text:p>
          </table:table-cell>
          <table:table-cell office:value-type="float" office:value="80951" calcext:value-type="float">
            <text:p>80951</text:p>
          </table:table-cell>
          <table:table-cell office:value-type="float" office:value="0.437604" calcext:value-type="float">
            <text:p>0.437604</text:p>
          </table:table-cell>
          <table:table-cell office:value-type="float" office:value="0.440999" calcext:value-type="float">
            <text:p>0.440999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99" calcext:value-type="float">
            <text:p>0.99</text:p>
          </table:table-cell>
          <table:table-cell office:value-type="float" office:value="168.88" calcext:value-type="float">
            <text:p>168.8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59128" calcext:value-type="float">
            <text:p>59128</text:p>
          </table:table-cell>
          <table:table-cell office:value-type="float" office:value="3923921108" calcext:value-type="float">
            <text:p>3923921108</text:p>
          </table:table-cell>
          <table:table-cell office:value-type="float" office:value="9182781279" calcext:value-type="float">
            <text:p>9182781279</text:p>
          </table:table-cell>
          <table:table-cell office:value-type="float" office:value="77097" calcext:value-type="float">
            <text:p>77097</text:p>
          </table:table-cell>
          <table:table-cell office:value-type="float" office:value="6898540" calcext:value-type="float">
            <text:p>6898540</text:p>
          </table:table-cell>
          <table:table-cell office:value-type="float" office:value="6953164" calcext:value-type="float">
            <text:p>6953164</text:p>
          </table:table-cell>
          <table:table-cell office:value-type="float" office:value="25102" calcext:value-type="float">
            <text:p>25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13" calcext:value-type="float">
            <text:p>0.427313</text:p>
          </table:table-cell>
          <table:table-cell office:value-type="float" office:value="77097" calcext:value-type="float">
            <text:p>77097</text:p>
          </table:table-cell>
          <table:table-cell office:value-type="float" office:value="0.440186" calcext:value-type="float">
            <text:p>0.440186</text:p>
          </table:table-cell>
          <table:table-cell office:value-type="float" office:value="0.443671" calcext:value-type="float">
            <text:p>0.443671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99" calcext:value-type="float">
            <text:p>0.9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59123" calcext:value-type="float">
            <text:p>59123</text:p>
          </table:table-cell>
          <table:table-cell office:value-type="float" office:value="3922774549" calcext:value-type="float">
            <text:p>3922774549</text:p>
          </table:table-cell>
          <table:table-cell office:value-type="float" office:value="9186243096" calcext:value-type="float">
            <text:p>9186243096</text:p>
          </table:table-cell>
          <table:table-cell office:value-type="float" office:value="77912" calcext:value-type="float">
            <text:p>77912</text:p>
          </table:table-cell>
          <table:table-cell office:value-type="float" office:value="6859596" calcext:value-type="float">
            <text:p>6859596</text:p>
          </table:table-cell>
          <table:table-cell office:value-type="float" office:value="6914286" calcext:value-type="float">
            <text:p>6914286</text:p>
          </table:table-cell>
          <table:table-cell office:value-type="float" office:value="123208" calcext:value-type="float">
            <text:p>12320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7" calcext:value-type="float">
            <text:p>0.427027</text:p>
          </table:table-cell>
          <table:table-cell office:value-type="float" office:value="77912" calcext:value-type="float">
            <text:p>77912</text:p>
          </table:table-cell>
          <table:table-cell office:value-type="float" office:value="0.438138" calcext:value-type="float">
            <text:p>0.438138</text:p>
          </table:table-cell>
          <table:table-cell office:value-type="float" office:value="0.441631" calcext:value-type="float">
            <text:p>0.441631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99" calcext:value-type="float">
            <text:p>0.99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59126" calcext:value-type="float">
            <text:p>59126</text:p>
          </table:table-cell>
          <table:table-cell office:value-type="float" office:value="3921179685" calcext:value-type="float">
            <text:p>3921179685</text:p>
          </table:table-cell>
          <table:table-cell office:value-type="float" office:value="9182642006" calcext:value-type="float">
            <text:p>9182642006</text:p>
          </table:table-cell>
          <table:table-cell office:value-type="float" office:value="77215" calcext:value-type="float">
            <text:p>77215</text:p>
          </table:table-cell>
          <table:table-cell office:value-type="float" office:value="6859812" calcext:value-type="float">
            <text:p>6859812</text:p>
          </table:table-cell>
          <table:table-cell office:value-type="float" office:value="6916327" calcext:value-type="float">
            <text:p>6916327</text:p>
          </table:table-cell>
          <table:table-cell office:value-type="float" office:value="128592" calcext:value-type="float">
            <text:p>12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1" calcext:value-type="float">
            <text:p>0.427021</text:p>
          </table:table-cell>
          <table:table-cell office:value-type="float" office:value="77215" calcext:value-type="float">
            <text:p>77215</text:p>
          </table:table-cell>
          <table:table-cell office:value-type="float" office:value="0.438152" calcext:value-type="float">
            <text:p>0.438152</text:p>
          </table:table-cell>
          <table:table-cell office:value-type="float" office:value="0.441761" calcext:value-type="float">
            <text:p>0.441761</text:p>
          </table:table-cell>
          <table:table-cell office:value-type="float" office:value="0.008213" calcext:value-type="float">
            <text:p>0.008213</text:p>
          </table:table-cell>
          <table:table-cell office:value-type="float" office:value="0.99" calcext:value-type="float">
            <text:p>0.99</text:p>
          </table:table-cell>
          <table:table-cell office:value-type="float" office:value="53.79" calcext:value-type="float">
            <text:p>53.79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59132" calcext:value-type="float">
            <text:p>59132</text:p>
          </table:table-cell>
          <table:table-cell office:value-type="float" office:value="3924292423" calcext:value-type="float">
            <text:p>3924292423</text:p>
          </table:table-cell>
          <table:table-cell office:value-type="float" office:value="9186507924" calcext:value-type="float">
            <text:p>9186507924</text:p>
          </table:table-cell>
          <table:table-cell office:value-type="float" office:value="79551" calcext:value-type="float">
            <text:p>79551</text:p>
          </table:table-cell>
          <table:table-cell office:value-type="float" office:value="6881368" calcext:value-type="float">
            <text:p>6881368</text:p>
          </table:table-cell>
          <table:table-cell office:value-type="float" office:value="6937798" calcext:value-type="float">
            <text:p>6937798</text:p>
          </table:table-cell>
          <table:table-cell office:value-type="float" office:value="69547" calcext:value-type="float">
            <text:p>695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79551" calcext:value-type="float">
            <text:p>79551</text:p>
          </table:table-cell>
          <table:table-cell office:value-type="float" office:value="0.439528" calcext:value-type="float">
            <text:p>0.439528</text:p>
          </table:table-cell>
          <table:table-cell office:value-type="float" office:value="0.443133" calcext:value-type="float">
            <text:p>0.443133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99" calcext:value-type="float">
            <text:p>0.99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9132" calcext:value-type="float">
            <text:p>59132</text:p>
          </table:table-cell>
          <table:table-cell office:value-type="float" office:value="3923274552" calcext:value-type="float">
            <text:p>3923274552</text:p>
          </table:table-cell>
          <table:table-cell office:value-type="float" office:value="9182306193" calcext:value-type="float">
            <text:p>9182306193</text:p>
          </table:table-cell>
          <table:table-cell office:value-type="float" office:value="77764" calcext:value-type="float">
            <text:p>77764</text:p>
          </table:table-cell>
          <table:table-cell office:value-type="float" office:value="6909392" calcext:value-type="float">
            <text:p>6909392</text:p>
          </table:table-cell>
          <table:table-cell office:value-type="float" office:value="6962855" calcext:value-type="float">
            <text:p>6962855</text:p>
          </table:table-cell>
          <table:table-cell office:value-type="float" office:value="58394" calcext:value-type="float">
            <text:p>5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5" calcext:value-type="float">
            <text:p>0.427265</text:p>
          </table:table-cell>
          <table:table-cell office:value-type="float" office:value="77764" calcext:value-type="float">
            <text:p>77764</text:p>
          </table:table-cell>
          <table:table-cell office:value-type="float" office:value="0.441318" calcext:value-type="float">
            <text:p>0.441318</text:p>
          </table:table-cell>
          <table:table-cell office:value-type="float" office:value="0.444733" calcext:value-type="float">
            <text:p>0.444733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99" calcext:value-type="float">
            <text:p>0.99</text:p>
          </table:table-cell>
          <table:table-cell office:value-type="float" office:value="119.24" calcext:value-type="float">
            <text:p>119.2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59126" calcext:value-type="float">
            <text:p>59126</text:p>
          </table:table-cell>
          <table:table-cell office:value-type="float" office:value="3922963925" calcext:value-type="float">
            <text:p>3922963925</text:p>
          </table:table-cell>
          <table:table-cell office:value-type="float" office:value="9185058655" calcext:value-type="float">
            <text:p>9185058655</text:p>
          </table:table-cell>
          <table:table-cell office:value-type="float" office:value="78665" calcext:value-type="float">
            <text:p>78665</text:p>
          </table:table-cell>
          <table:table-cell office:value-type="float" office:value="6818925" calcext:value-type="float">
            <text:p>6818925</text:p>
          </table:table-cell>
          <table:table-cell office:value-type="float" office:value="6873245" calcext:value-type="float">
            <text:p>6873245</text:p>
          </table:table-cell>
          <table:table-cell office:value-type="float" office:value="52766" calcext:value-type="float">
            <text:p>527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3" calcext:value-type="float">
            <text:p>0.427103</text:p>
          </table:table-cell>
          <table:table-cell office:value-type="float" office:value="78665" calcext:value-type="float">
            <text:p>78665</text:p>
          </table:table-cell>
          <table:table-cell office:value-type="float" office:value="0.435106" calcext:value-type="float">
            <text:p>0.435106</text:p>
          </table:table-cell>
          <table:table-cell office:value-type="float" office:value="0.438572" calcext:value-type="float">
            <text:p>0.438572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99" calcext:value-type="float">
            <text:p>0.99</text:p>
          </table:table-cell>
          <table:table-cell office:value-type="float" office:value="130.26" calcext:value-type="float">
            <text:p>130.2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59128" calcext:value-type="float">
            <text:p>59128</text:p>
          </table:table-cell>
          <table:table-cell office:value-type="float" office:value="3921863796" calcext:value-type="float">
            <text:p>3921863796</text:p>
          </table:table-cell>
          <table:table-cell office:value-type="float" office:value="9181472882" calcext:value-type="float">
            <text:p>9181472882</text:p>
          </table:table-cell>
          <table:table-cell office:value-type="float" office:value="77401" calcext:value-type="float">
            <text:p>77401</text:p>
          </table:table-cell>
          <table:table-cell office:value-type="float" office:value="6850697" calcext:value-type="float">
            <text:p>6850697</text:p>
          </table:table-cell>
          <table:table-cell office:value-type="float" office:value="6907965" calcext:value-type="float">
            <text:p>6907965</text:p>
          </table:table-cell>
          <table:table-cell office:value-type="float" office:value="47620" calcext:value-type="float">
            <text:p>47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" calcext:value-type="float">
            <text:p>0.42715</text:p>
          </table:table-cell>
          <table:table-cell office:value-type="float" office:value="77401" calcext:value-type="float">
            <text:p>77401</text:p>
          </table:table-cell>
          <table:table-cell office:value-type="float" office:value="0.437133" calcext:value-type="float">
            <text:p>0.437133</text:p>
          </table:table-cell>
          <table:table-cell office:value-type="float" office:value="0.440787" calcext:value-type="float">
            <text:p>0.440787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99" calcext:value-type="float">
            <text:p>0.99</text:p>
          </table:table-cell>
          <table:table-cell office:value-type="float" office:value="145.06" calcext:value-type="float">
            <text:p>145.0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0133" calcext:value-type="float">
            <text:p>60133</text:p>
          </table:table-cell>
          <table:table-cell office:value-type="float" office:value="3922796092" calcext:value-type="float">
            <text:p>3922796092</text:p>
          </table:table-cell>
          <table:table-cell office:value-type="float" office:value="9185399130" calcext:value-type="float">
            <text:p>9185399130</text:p>
          </table:table-cell>
          <table:table-cell office:value-type="float" office:value="77479" calcext:value-type="float">
            <text:p>77479</text:p>
          </table:table-cell>
          <table:table-cell office:value-type="float" office:value="6823864" calcext:value-type="float">
            <text:p>6823864</text:p>
          </table:table-cell>
          <table:table-cell office:value-type="float" office:value="6878828" calcext:value-type="float">
            <text:p>6878828</text:p>
          </table:table-cell>
          <table:table-cell office:value-type="float" office:value="21678" calcext:value-type="float">
            <text:p>216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9" calcext:value-type="float">
            <text:p>0.427069</text:p>
          </table:table-cell>
          <table:table-cell office:value-type="float" office:value="77479" calcext:value-type="float">
            <text:p>77479</text:p>
          </table:table-cell>
          <table:table-cell office:value-type="float" office:value="0.435856" calcext:value-type="float">
            <text:p>0.435856</text:p>
          </table:table-cell>
          <table:table-cell office:value-type="float" office:value="0.439366" calcext:value-type="float">
            <text:p>0.439366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99" calcext:value-type="float">
            <text:p>0.99</text:p>
          </table:table-cell>
          <table:table-cell office:value-type="float" office:value="317.32" calcext:value-type="float">
            <text:p>317.3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0130" calcext:value-type="float">
            <text:p>60130</text:p>
          </table:table-cell>
          <table:table-cell office:value-type="float" office:value="3920274032" calcext:value-type="float">
            <text:p>3920274032</text:p>
          </table:table-cell>
          <table:table-cell office:value-type="float" office:value="9180616478" calcext:value-type="float">
            <text:p>9180616478</text:p>
          </table:table-cell>
          <table:table-cell office:value-type="float" office:value="76102" calcext:value-type="float">
            <text:p>76102</text:p>
          </table:table-cell>
          <table:table-cell office:value-type="float" office:value="6818250" calcext:value-type="float">
            <text:p>6818250</text:p>
          </table:table-cell>
          <table:table-cell office:value-type="float" office:value="6872750" calcext:value-type="float">
            <text:p>6872750</text:p>
          </table:table-cell>
          <table:table-cell office:value-type="float" office:value="72960" calcext:value-type="float">
            <text:p>7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6" calcext:value-type="float">
            <text:p>0.427016</text:p>
          </table:table-cell>
          <table:table-cell office:value-type="float" office:value="76102" calcext:value-type="float">
            <text:p>76102</text:p>
          </table:table-cell>
          <table:table-cell office:value-type="float" office:value="0.435497" calcext:value-type="float">
            <text:p>0.435497</text:p>
          </table:table-cell>
          <table:table-cell office:value-type="float" office:value="0.438978" calcext:value-type="float">
            <text:p>0.438978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99" calcext:value-type="float">
            <text:p>0.99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0125" calcext:value-type="float">
            <text:p>60125</text:p>
          </table:table-cell>
          <table:table-cell office:value-type="float" office:value="3923876233" calcext:value-type="float">
            <text:p>3923876233</text:p>
          </table:table-cell>
          <table:table-cell office:value-type="float" office:value="9186985598" calcext:value-type="float">
            <text:p>9186985598</text:p>
          </table:table-cell>
          <table:table-cell office:value-type="float" office:value="78482" calcext:value-type="float">
            <text:p>78482</text:p>
          </table:table-cell>
          <table:table-cell office:value-type="float" office:value="6849919" calcext:value-type="float">
            <text:p>6849919</text:p>
          </table:table-cell>
          <table:table-cell office:value-type="float" office:value="6904941" calcext:value-type="float">
            <text:p>6904941</text:p>
          </table:table-cell>
          <table:table-cell office:value-type="float" office:value="109607" calcext:value-type="float">
            <text:p>1096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78482" calcext:value-type="float">
            <text:p>7848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441034" calcext:value-type="float">
            <text:p>0.441034</text:p>
          </table:table-cell>
          <table:table-cell office:value-type="float" office:value="0.007001" calcext:value-type="float">
            <text:p>0.007001</text:p>
          </table:table-cell>
          <table:table-cell office:value-type="float" office:value="0.99" calcext:value-type="float">
            <text:p>0.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0128" calcext:value-type="float">
            <text:p>60128</text:p>
          </table:table-cell>
          <table:table-cell office:value-type="float" office:value="3923124730" calcext:value-type="float">
            <text:p>3923124730</text:p>
          </table:table-cell>
          <table:table-cell office:value-type="float" office:value="9183638835" calcext:value-type="float">
            <text:p>9183638835</text:p>
          </table:table-cell>
          <table:table-cell office:value-type="float" office:value="75816" calcext:value-type="float">
            <text:p>75816</text:p>
          </table:table-cell>
          <table:table-cell office:value-type="float" office:value="6885402" calcext:value-type="float">
            <text:p>6885402</text:p>
          </table:table-cell>
          <table:table-cell office:value-type="float" office:value="6940982" calcext:value-type="float">
            <text:p>6940982</text:p>
          </table:table-cell>
          <table:table-cell office:value-type="float" office:value="102418" calcext:value-type="float">
            <text:p>10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6" calcext:value-type="float">
            <text:p>0.427186</text:p>
          </table:table-cell>
          <table:table-cell office:value-type="float" office:value="75816" calcext:value-type="float">
            <text:p>75816</text:p>
          </table:table-cell>
          <table:table-cell office:value-type="float" office:value="0.439786" calcext:value-type="float">
            <text:p>0.439786</text:p>
          </table:table-cell>
          <table:table-cell office:value-type="float" office:value="0.443336" calcext:value-type="float">
            <text:p>0.443336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0.99" calcext:value-type="float">
            <text:p>0.99</text:p>
          </table:table-cell>
          <table:table-cell office:value-type="float" office:value="67.77" calcext:value-type="float">
            <text:p>67.7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0134" calcext:value-type="float">
            <text:p>60134</text:p>
          </table:table-cell>
          <table:table-cell office:value-type="float" office:value="3925018790" calcext:value-type="float">
            <text:p>3925018790</text:p>
          </table:table-cell>
          <table:table-cell office:value-type="float" office:value="9186250591" calcext:value-type="float">
            <text:p>9186250591</text:p>
          </table:table-cell>
          <table:table-cell office:value-type="float" office:value="80216" calcext:value-type="float">
            <text:p>80216</text:p>
          </table:table-cell>
          <table:table-cell office:value-type="float" office:value="6865062" calcext:value-type="float">
            <text:p>6865062</text:p>
          </table:table-cell>
          <table:table-cell office:value-type="float" office:value="6918974" calcext:value-type="float">
            <text:p>6918974</text:p>
          </table:table-cell>
          <table:table-cell office:value-type="float" office:value="23875" calcext:value-type="float">
            <text:p>238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1" calcext:value-type="float">
            <text:p>0.427271</text:p>
          </table:table-cell>
          <table:table-cell office:value-type="float" office:value="80216" calcext:value-type="float">
            <text:p>80216</text:p>
          </table:table-cell>
          <table:table-cell office:value-type="float" office:value="0.438487" calcext:value-type="float">
            <text:p>0.438487</text:p>
          </table:table-cell>
          <table:table-cell office:value-type="float" office:value="0.44193" calcext:value-type="float">
            <text:p>0.44193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99" calcext:value-type="float">
            <text:p>0.99</text:p>
          </table:table-cell>
          <table:table-cell office:value-type="float" office:value="289.8" calcext:value-type="float">
            <text:p>289.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0134" calcext:value-type="float">
            <text:p>60134</text:p>
          </table:table-cell>
          <table:table-cell office:value-type="float" office:value="3924826775" calcext:value-type="float">
            <text:p>3924826775</text:p>
          </table:table-cell>
          <table:table-cell office:value-type="float" office:value="9184440098" calcext:value-type="float">
            <text:p>9184440098</text:p>
          </table:table-cell>
          <table:table-cell office:value-type="float" office:value="79665" calcext:value-type="float">
            <text:p>79665</text:p>
          </table:table-cell>
          <table:table-cell office:value-type="float" office:value="6901433" calcext:value-type="float">
            <text:p>6901433</text:p>
          </table:table-cell>
          <table:table-cell office:value-type="float" office:value="6958425" calcext:value-type="float">
            <text:p>6958425</text:p>
          </table:table-cell>
          <table:table-cell office:value-type="float" office:value="61606" calcext:value-type="float">
            <text:p>61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34" calcext:value-type="float">
            <text:p>0.427334</text:p>
          </table:table-cell>
          <table:table-cell office:value-type="float" office:value="79665" calcext:value-type="float">
            <text:p>79665</text:p>
          </table:table-cell>
          <table:table-cell office:value-type="float" office:value="0.44081" calcext:value-type="float">
            <text:p>0.44081</text:p>
          </table:table-cell>
          <table:table-cell office:value-type="float" office:value="0.44445" calcext:value-type="float">
            <text:p>0.44445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99" calcext:value-type="float">
            <text:p>0.99</text:p>
          </table:table-cell>
          <table:table-cell office:value-type="float" office:value="112.95" calcext:value-type="float">
            <text:p>112.9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0128" calcext:value-type="float">
            <text:p>60128</text:p>
          </table:table-cell>
          <table:table-cell office:value-type="float" office:value="3923293479" calcext:value-type="float">
            <text:p>3923293479</text:p>
          </table:table-cell>
          <table:table-cell office:value-type="float" office:value="9186164600" calcext:value-type="float">
            <text:p>9186164600</text:p>
          </table:table-cell>
          <table:table-cell office:value-type="float" office:value="79491" calcext:value-type="float">
            <text:p>79491</text:p>
          </table:table-cell>
          <table:table-cell office:value-type="float" office:value="6819087" calcext:value-type="float">
            <text:p>6819087</text:p>
          </table:table-cell>
          <table:table-cell office:value-type="float" office:value="6876647" calcext:value-type="float">
            <text:p>6876647</text:p>
          </table:table-cell>
          <table:table-cell office:value-type="float" office:value="81600" calcext:value-type="float">
            <text:p>816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7" calcext:value-type="float">
            <text:p>0.427087</text:p>
          </table:table-cell>
          <table:table-cell office:value-type="float" office:value="79491" calcext:value-type="float">
            <text:p>79491</text:p>
          </table:table-cell>
          <table:table-cell office:value-type="float" office:value="0.43555" calcext:value-type="float">
            <text:p>0.43555</text:p>
          </table:table-cell>
          <table:table-cell office:value-type="float" office:value="0.439227" calcext:value-type="float">
            <text:p>0.439227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99" calcext:value-type="float">
            <text:p>0.99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0130" calcext:value-type="float">
            <text:p>60130</text:p>
          </table:table-cell>
          <table:table-cell office:value-type="float" office:value="3919867929" calcext:value-type="float">
            <text:p>3919867929</text:p>
          </table:table-cell>
          <table:table-cell office:value-type="float" office:value="9183193937" calcext:value-type="float">
            <text:p>9183193937</text:p>
          </table:table-cell>
          <table:table-cell office:value-type="float" office:value="77358" calcext:value-type="float">
            <text:p>77358</text:p>
          </table:table-cell>
          <table:table-cell office:value-type="float" office:value="6761444" calcext:value-type="float">
            <text:p>6761444</text:p>
          </table:table-cell>
          <table:table-cell office:value-type="float" office:value="6815725" calcext:value-type="float">
            <text:p>6815725</text:p>
          </table:table-cell>
          <table:table-cell office:value-type="float" office:value="81849" calcext:value-type="float">
            <text:p>81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52" calcext:value-type="float">
            <text:p>0.426852</text:p>
          </table:table-cell>
          <table:table-cell office:value-type="float" office:value="77358" calcext:value-type="float">
            <text:p>77358</text:p>
          </table:table-cell>
          <table:table-cell office:value-type="float" office:value="0.431869" calcext:value-type="float">
            <text:p>0.431869</text:p>
          </table:table-cell>
          <table:table-cell office:value-type="float" office:value="0.435336" calcext:value-type="float">
            <text:p>0.435336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0.99" calcext:value-type="float">
            <text:p>0.99</text:p>
          </table:table-cell>
          <table:table-cell office:value-type="float" office:value="83.27" calcext:value-type="float">
            <text:p>83.2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1135" calcext:value-type="float">
            <text:p>61135</text:p>
          </table:table-cell>
          <table:table-cell office:value-type="float" office:value="3921573607" calcext:value-type="float">
            <text:p>3921573607</text:p>
          </table:table-cell>
          <table:table-cell office:value-type="float" office:value="9181894398" calcext:value-type="float">
            <text:p>9181894398</text:p>
          </table:table-cell>
          <table:table-cell office:value-type="float" office:value="78331" calcext:value-type="float">
            <text:p>78331</text:p>
          </table:table-cell>
          <table:table-cell office:value-type="float" office:value="6831342" calcext:value-type="float">
            <text:p>6831342</text:p>
          </table:table-cell>
          <table:table-cell office:value-type="float" office:value="6884521" calcext:value-type="float">
            <text:p>6884521</text:p>
          </table:table-cell>
          <table:table-cell office:value-type="float" office:value="32432" calcext:value-type="float">
            <text:p>324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9" calcext:value-type="float">
            <text:p>0.427099</text:p>
          </table:table-cell>
          <table:table-cell office:value-type="float" office:value="78331" calcext:value-type="float">
            <text:p>78331</text:p>
          </table:table-cell>
          <table:table-cell office:value-type="float" office:value="0.436333" calcext:value-type="float">
            <text:p>0.436333</text:p>
          </table:table-cell>
          <table:table-cell office:value-type="float" office:value="0.43973" calcext:value-type="float">
            <text:p>0.43973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99" calcext:value-type="float">
            <text:p>0.99</text:p>
          </table:table-cell>
          <table:table-cell office:value-type="float" office:value="212.28" calcext:value-type="float">
            <text:p>212.28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1132" calcext:value-type="float">
            <text:p>61132</text:p>
          </table:table-cell>
          <table:table-cell office:value-type="float" office:value="3920190332" calcext:value-type="float">
            <text:p>3920190332</text:p>
          </table:table-cell>
          <table:table-cell office:value-type="float" office:value="9175755523" calcext:value-type="float">
            <text:p>9175755523</text:p>
          </table:table-cell>
          <table:table-cell office:value-type="float" office:value="76389" calcext:value-type="float">
            <text:p>76389</text:p>
          </table:table-cell>
          <table:table-cell office:value-type="float" office:value="6875786" calcext:value-type="float">
            <text:p>6875786</text:p>
          </table:table-cell>
          <table:table-cell office:value-type="float" office:value="6933339" calcext:value-type="float">
            <text:p>6933339</text:p>
          </table:table-cell>
          <table:table-cell office:value-type="float" office:value="25487" calcext:value-type="float">
            <text:p>25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3" calcext:value-type="float">
            <text:p>0.427233</text:p>
          </table:table-cell>
          <table:table-cell office:value-type="float" office:value="76389" calcext:value-type="float">
            <text:p>76389</text:p>
          </table:table-cell>
          <table:table-cell office:value-type="float" office:value="0.439172" calcext:value-type="float">
            <text:p>0.439172</text:p>
          </table:table-cell>
          <table:table-cell office:value-type="float" office:value="0.442848" calcext:value-type="float">
            <text:p>0.442848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99" calcext:value-type="float">
            <text:p>0.99</text:p>
          </table:table-cell>
          <table:table-cell office:value-type="float" office:value="272.03" calcext:value-type="float">
            <text:p>272.0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1127" calcext:value-type="float">
            <text:p>61127</text:p>
          </table:table-cell>
          <table:table-cell office:value-type="float" office:value="3921181410" calcext:value-type="float">
            <text:p>3921181410</text:p>
          </table:table-cell>
          <table:table-cell office:value-type="float" office:value="9184158574" calcext:value-type="float">
            <text:p>9184158574</text:p>
          </table:table-cell>
          <table:table-cell office:value-type="float" office:value="76933" calcext:value-type="float">
            <text:p>76933</text:p>
          </table:table-cell>
          <table:table-cell office:value-type="float" office:value="6759604" calcext:value-type="float">
            <text:p>6759604</text:p>
          </table:table-cell>
          <table:table-cell office:value-type="float" office:value="6816079" calcext:value-type="float">
            <text:p>6816079</text:p>
          </table:table-cell>
          <table:table-cell office:value-type="float" office:value="110917" calcext:value-type="float">
            <text:p>1109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1" calcext:value-type="float">
            <text:p>0.426951</text:p>
          </table:table-cell>
          <table:table-cell office:value-type="float" office:value="76933" calcext:value-type="float">
            <text:p>76933</text:p>
          </table:table-cell>
          <table:table-cell office:value-type="float" office:value="0.431751" calcext:value-type="float">
            <text:p>0.431751</text:p>
          </table:table-cell>
          <table:table-cell office:value-type="float" office:value="0.435358" calcext:value-type="float">
            <text:p>0.43535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0.99" calcext:value-type="float">
            <text:p>0.99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1130" calcext:value-type="float">
            <text:p>61130</text:p>
          </table:table-cell>
          <table:table-cell office:value-type="float" office:value="3917519012" calcext:value-type="float">
            <text:p>3917519012</text:p>
          </table:table-cell>
          <table:table-cell office:value-type="float" office:value="9175247257" calcext:value-type="float">
            <text:p>9175247257</text:p>
          </table:table-cell>
          <table:table-cell office:value-type="float" office:value="76666" calcext:value-type="float">
            <text:p>76666</text:p>
          </table:table-cell>
          <table:table-cell office:value-type="float" office:value="6807136" calcext:value-type="float">
            <text:p>6807136</text:p>
          </table:table-cell>
          <table:table-cell office:value-type="float" office:value="6861440" calcext:value-type="float">
            <text:p>6861440</text:p>
          </table:table-cell>
          <table:table-cell office:value-type="float" office:value="100205" calcext:value-type="float">
            <text:p>10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66" calcext:value-type="float">
            <text:p>0.426966</text:p>
          </table:table-cell>
          <table:table-cell office:value-type="float" office:value="76666" calcext:value-type="float">
            <text:p>76666</text:p>
          </table:table-cell>
          <table:table-cell office:value-type="float" office:value="0.434787" calcext:value-type="float">
            <text:p>0.434787</text:p>
          </table:table-cell>
          <table:table-cell office:value-type="float" office:value="0.438256" calcext:value-type="float">
            <text:p>0.43825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99" calcext:value-type="float">
            <text:p>0.99</text:p>
          </table:table-cell>
          <table:table-cell office:value-type="float" office:value="68.47" calcext:value-type="float">
            <text:p>68.4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1136" calcext:value-type="float">
            <text:p>61136</text:p>
          </table:table-cell>
          <table:table-cell office:value-type="float" office:value="3923211176" calcext:value-type="float">
            <text:p>3923211176</text:p>
          </table:table-cell>
          <table:table-cell office:value-type="float" office:value="9185436371" calcext:value-type="float">
            <text:p>9185436371</text:p>
          </table:table-cell>
          <table:table-cell office:value-type="float" office:value="79905" calcext:value-type="float">
            <text:p>79905</text:p>
          </table:table-cell>
          <table:table-cell office:value-type="float" office:value="6815703" calcext:value-type="float">
            <text:p>6815703</text:p>
          </table:table-cell>
          <table:table-cell office:value-type="float" office:value="6868379" calcext:value-type="float">
            <text:p>6868379</text:p>
          </table:table-cell>
          <table:table-cell office:value-type="float" office:value="37641" calcext:value-type="float">
            <text:p>376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79905" calcext:value-type="float">
            <text:p>79905</text:p>
          </table:table-cell>
          <table:table-cell office:value-type="float" office:value="0.435334" calcext:value-type="float">
            <text:p>0.435334</text:p>
          </table:table-cell>
          <table:table-cell office:value-type="float" office:value="0.438699" calcext:value-type="float">
            <text:p>0.438699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99" calcext:value-type="float">
            <text:p>0.99</text:p>
          </table:table-cell>
          <table:table-cell office:value-type="float" office:value="182.47" calcext:value-type="float">
            <text:p>182.47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1136" calcext:value-type="float">
            <text:p>61136</text:p>
          </table:table-cell>
          <table:table-cell office:value-type="float" office:value="3922846654" calcext:value-type="float">
            <text:p>3922846654</text:p>
          </table:table-cell>
          <table:table-cell office:value-type="float" office:value="9183226021" calcext:value-type="float">
            <text:p>9183226021</text:p>
          </table:table-cell>
          <table:table-cell office:value-type="float" office:value="77392" calcext:value-type="float">
            <text:p>77392</text:p>
          </table:table-cell>
          <table:table-cell office:value-type="float" office:value="6860450" calcext:value-type="float">
            <text:p>6860450</text:p>
          </table:table-cell>
          <table:table-cell office:value-type="float" office:value="6915929" calcext:value-type="float">
            <text:p>6915929</text:p>
          </table:table-cell>
          <table:table-cell office:value-type="float" office:value="57244" calcext:value-type="float">
            <text:p>57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5" calcext:value-type="float">
            <text:p>0.427175</text:p>
          </table:table-cell>
          <table:table-cell office:value-type="float" office:value="77392" calcext:value-type="float">
            <text:p>77392</text:p>
          </table:table-cell>
          <table:table-cell office:value-type="float" office:value="0.438192" calcext:value-type="float">
            <text:p>0.438192</text:p>
          </table:table-cell>
          <table:table-cell office:value-type="float" office:value="0.441736" calcext:value-type="float">
            <text:p>0.441736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99" calcext:value-type="float">
            <text:p>0.99</text:p>
          </table:table-cell>
          <table:table-cell office:value-type="float" office:value="120.81" calcext:value-type="float">
            <text:p>120.8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1130" calcext:value-type="float">
            <text:p>61130</text:p>
          </table:table-cell>
          <table:table-cell office:value-type="float" office:value="3920939252" calcext:value-type="float">
            <text:p>3920939252</text:p>
          </table:table-cell>
          <table:table-cell office:value-type="float" office:value="9185313248" calcext:value-type="float">
            <text:p>9185313248</text:p>
          </table:table-cell>
          <table:table-cell office:value-type="float" office:value="77660" calcext:value-type="float">
            <text:p>77660</text:p>
          </table:table-cell>
          <table:table-cell office:value-type="float" office:value="6810501" calcext:value-type="float">
            <text:p>6810501</text:p>
          </table:table-cell>
          <table:table-cell office:value-type="float" office:value="6869194" calcext:value-type="float">
            <text:p>6869194</text:p>
          </table:table-cell>
          <table:table-cell office:value-type="float" office:value="84846" calcext:value-type="float">
            <text:p>848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71" calcext:value-type="float">
            <text:p>0.426871</text:p>
          </table:table-cell>
          <table:table-cell office:value-type="float" office:value="77660" calcext:value-type="float">
            <text:p>77660</text:p>
          </table:table-cell>
          <table:table-cell office:value-type="float" office:value="0.435002" calcext:value-type="float">
            <text:p>0.435002</text:p>
          </table:table-cell>
          <table:table-cell office:value-type="float" office:value="0.438751" calcext:value-type="float">
            <text:p>0.438751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0.99" calcext:value-type="float">
            <text:p>0.99</text:p>
          </table:table-cell>
          <table:table-cell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1132" calcext:value-type="float">
            <text:p>61132</text:p>
          </table:table-cell>
          <table:table-cell office:value-type="float" office:value="3917775133" calcext:value-type="float">
            <text:p>3917775133</text:p>
          </table:table-cell>
          <table:table-cell office:value-type="float" office:value="9173753625" calcext:value-type="float">
            <text:p>9173753625</text:p>
          </table:table-cell>
          <table:table-cell office:value-type="float" office:value="76139" calcext:value-type="float">
            <text:p>76139</text:p>
          </table:table-cell>
          <table:table-cell office:value-type="float" office:value="6910798" calcext:value-type="float">
            <text:p>6910798</text:p>
          </table:table-cell>
          <table:table-cell office:value-type="float" office:value="6970379" calcext:value-type="float">
            <text:p>6970379</text:p>
          </table:table-cell>
          <table:table-cell office:value-type="float" office:value="82481" calcext:value-type="float">
            <text:p>8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3" calcext:value-type="float">
            <text:p>0.427063</text:p>
          </table:table-cell>
          <table:table-cell office:value-type="float" office:value="76139" calcext:value-type="float">
            <text:p>76139</text:p>
          </table:table-cell>
          <table:table-cell office:value-type="float" office:value="0.441408" calcext:value-type="float">
            <text:p>0.441408</text:p>
          </table:table-cell>
          <table:table-cell office:value-type="float" office:value="0.445214" calcext:value-type="float">
            <text:p>0.445214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.99" calcext:value-type="float">
            <text:p>0.99</text:p>
          </table:table-cell>
          <table:table-cell office:value-type="float" office:value="84.51" calcext:value-type="float">
            <text:p>84.5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2137" calcext:value-type="float">
            <text:p>62137</text:p>
          </table:table-cell>
          <table:table-cell office:value-type="float" office:value="3922758048" calcext:value-type="float">
            <text:p>3922758048</text:p>
          </table:table-cell>
          <table:table-cell office:value-type="float" office:value="9180269287" calcext:value-type="float">
            <text:p>9180269287</text:p>
          </table:table-cell>
          <table:table-cell office:value-type="float" office:value="80413" calcext:value-type="float">
            <text:p>80413</text:p>
          </table:table-cell>
          <table:table-cell office:value-type="float" office:value="6855175" calcext:value-type="float">
            <text:p>6855175</text:p>
          </table:table-cell>
          <table:table-cell office:value-type="float" office:value="6904925" calcext:value-type="float">
            <text:p>6904925</text:p>
          </table:table-cell>
          <table:table-cell office:value-type="float" office:value="39041" calcext:value-type="float">
            <text:p>390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3" calcext:value-type="float">
            <text:p>0.427303</text:p>
          </table:table-cell>
          <table:table-cell office:value-type="float" office:value="80413" calcext:value-type="float">
            <text:p>80413</text:p>
          </table:table-cell>
          <table:table-cell office:value-type="float" office:value="0.437855" calcext:value-type="float">
            <text:p>0.437855</text:p>
          </table:table-cell>
          <table:table-cell office:value-type="float" office:value="0.441033" calcext:value-type="float">
            <text:p>0.441033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99" calcext:value-type="float">
            <text:p>0.99</text:p>
          </table:table-cell>
          <table:table-cell office:value-type="float" office:value="176.86" calcext:value-type="float">
            <text:p>176.8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2134" calcext:value-type="float">
            <text:p>62134</text:p>
          </table:table-cell>
          <table:table-cell office:value-type="float" office:value="3920165886" calcext:value-type="float">
            <text:p>3920165886</text:p>
          </table:table-cell>
          <table:table-cell office:value-type="float" office:value="9175945339" calcext:value-type="float">
            <text:p>9175945339</text:p>
          </table:table-cell>
          <table:table-cell office:value-type="float" office:value="78792" calcext:value-type="float">
            <text:p>78792</text:p>
          </table:table-cell>
          <table:table-cell office:value-type="float" office:value="6860759" calcext:value-type="float">
            <text:p>6860759</text:p>
          </table:table-cell>
          <table:table-cell office:value-type="float" office:value="6917439" calcext:value-type="float">
            <text:p>6917439</text:p>
          </table:table-cell>
          <table:table-cell office:value-type="float" office:value="75051" calcext:value-type="float">
            <text:p>75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2" calcext:value-type="float">
            <text:p>0.427222</text:p>
          </table:table-cell>
          <table:table-cell office:value-type="float" office:value="78792" calcext:value-type="float">
            <text:p>78792</text:p>
          </table:table-cell>
          <table:table-cell office:value-type="float" office:value="0.438212" calcext:value-type="float">
            <text:p>0.438212</text:p>
          </table:table-cell>
          <table:table-cell office:value-type="float" office:value="0.441832" calcext:value-type="float">
            <text:p>0.441832</text:p>
          </table:table-cell>
          <table:table-cell office:value-type="float" office:value="0.004794" calcext:value-type="float">
            <text:p>0.004794</text:p>
          </table:table-cell>
          <table:table-cell office:value-type="float" office:value="0.99" calcext:value-type="float">
            <text:p>0.99</text:p>
          </table:table-cell>
          <table:table-cell office:value-type="float" office:value="92.17" calcext:value-type="float">
            <text:p>92.1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2129" calcext:value-type="float">
            <text:p>62129</text:p>
          </table:table-cell>
          <table:table-cell office:value-type="float" office:value="3922604698" calcext:value-type="float">
            <text:p>3922604698</text:p>
          </table:table-cell>
          <table:table-cell office:value-type="float" office:value="9185711873" calcext:value-type="float">
            <text:p>9185711873</text:p>
          </table:table-cell>
          <table:table-cell office:value-type="float" office:value="78712" calcext:value-type="float">
            <text:p>78712</text:p>
          </table:table-cell>
          <table:table-cell office:value-type="float" office:value="6842441" calcext:value-type="float">
            <text:p>6842441</text:p>
          </table:table-cell>
          <table:table-cell office:value-type="float" office:value="6898960" calcext:value-type="float">
            <text:p>6898960</text:p>
          </table:table-cell>
          <table:table-cell office:value-type="float" office:value="115243" calcext:value-type="float">
            <text:p>11524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3" calcext:value-type="float">
            <text:p>0.427033</text:p>
          </table:table-cell>
          <table:table-cell office:value-type="float" office:value="78712" calcext:value-type="float">
            <text:p>78712</text:p>
          </table:table-cell>
          <table:table-cell office:value-type="float" office:value="0.437042" calcext:value-type="float">
            <text:p>0.437042</text:p>
          </table:table-cell>
          <table:table-cell office:value-type="float" office:value="0.440652" calcext:value-type="float">
            <text:p>0.440652</text:p>
          </table:table-cell>
          <table:table-cell office:value-type="float" office:value="0.007361" calcext:value-type="float">
            <text:p>0.007361</text:p>
          </table:table-cell>
          <table:table-cell office:value-type="float" office:value="0.99" calcext:value-type="float">
            <text:p>0.99</text:p>
          </table:table-cell>
          <table:table-cell office:value-type="float" office:value="59.86" calcext:value-type="float">
            <text:p>59.86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2132" calcext:value-type="float">
            <text:p>62132</text:p>
          </table:table-cell>
          <table:table-cell office:value-type="float" office:value="3920821101" calcext:value-type="float">
            <text:p>3920821101</text:p>
          </table:table-cell>
          <table:table-cell office:value-type="float" office:value="9183191609" calcext:value-type="float">
            <text:p>9183191609</text:p>
          </table:table-cell>
          <table:table-cell office:value-type="float" office:value="75082" calcext:value-type="float">
            <text:p>75082</text:p>
          </table:table-cell>
          <table:table-cell office:value-type="float" office:value="6864386" calcext:value-type="float">
            <text:p>6864386</text:p>
          </table:table-cell>
          <table:table-cell office:value-type="float" office:value="6924279" calcext:value-type="float">
            <text:p>6924279</text:p>
          </table:table-cell>
          <table:table-cell office:value-type="float" office:value="112107" calcext:value-type="float">
            <text:p>11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6" calcext:value-type="float">
            <text:p>0.426956</text:p>
          </table:table-cell>
          <table:table-cell office:value-type="float" office:value="75082" calcext:value-type="float">
            <text:p>75082</text:p>
          </table:table-cell>
          <table:table-cell office:value-type="float" office:value="0.438444" calcext:value-type="float">
            <text:p>0.438444</text:p>
          </table:table-cell>
          <table:table-cell office:value-type="float" office:value="0.442269" calcext:value-type="float">
            <text:p>0.442269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0.99" calcext:value-type="float">
            <text:p>0.99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2138" calcext:value-type="float">
            <text:p>62138</text:p>
          </table:table-cell>
          <table:table-cell office:value-type="float" office:value="3925204067" calcext:value-type="float">
            <text:p>3925204067</text:p>
          </table:table-cell>
          <table:table-cell office:value-type="float" office:value="9186464161" calcext:value-type="float">
            <text:p>9186464161</text:p>
          </table:table-cell>
          <table:table-cell office:value-type="float" office:value="80371" calcext:value-type="float">
            <text:p>80371</text:p>
          </table:table-cell>
          <table:table-cell office:value-type="float" office:value="6888889" calcext:value-type="float">
            <text:p>6888889</text:p>
          </table:table-cell>
          <table:table-cell office:value-type="float" office:value="6945325" calcext:value-type="float">
            <text:p>6945325</text:p>
          </table:table-cell>
          <table:table-cell office:value-type="float" office:value="20489" calcext:value-type="float">
            <text:p>204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1" calcext:value-type="float">
            <text:p>0.427281</text:p>
          </table:table-cell>
          <table:table-cell office:value-type="float" office:value="80371" calcext:value-type="float">
            <text:p>80371</text:p>
          </table:table-cell>
          <table:table-cell office:value-type="float" office:value="0.440009" calcext:value-type="float">
            <text:p>0.440009</text:p>
          </table:table-cell>
          <table:table-cell office:value-type="float" office:value="0.443614" calcext:value-type="float">
            <text:p>0.443614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0.99" calcext:value-type="float">
            <text:p>0.99</text:p>
          </table:table-cell>
          <table:table-cell office:value-type="float" office:value="338.98" calcext:value-type="float">
            <text:p>338.9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2138" calcext:value-type="float">
            <text:p>62138</text:p>
          </table:table-cell>
          <table:table-cell office:value-type="float" office:value="3923147623" calcext:value-type="float">
            <text:p>3923147623</text:p>
          </table:table-cell>
          <table:table-cell office:value-type="float" office:value="9184347554" calcext:value-type="float">
            <text:p>9184347554</text:p>
          </table:table-cell>
          <table:table-cell office:value-type="float" office:value="79355" calcext:value-type="float">
            <text:p>79355</text:p>
          </table:table-cell>
          <table:table-cell office:value-type="float" office:value="6819788" calcext:value-type="float">
            <text:p>6819788</text:p>
          </table:table-cell>
          <table:table-cell office:value-type="float" office:value="6873876" calcext:value-type="float">
            <text:p>6873876</text:p>
          </table:table-cell>
          <table:table-cell office:value-type="float" office:value="69889" calcext:value-type="float">
            <text:p>6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6" calcext:value-type="float">
            <text:p>0.427156</text:p>
          </table:table-cell>
          <table:table-cell office:value-type="float" office:value="79355" calcext:value-type="float">
            <text:p>79355</text:p>
          </table:table-cell>
          <table:table-cell office:value-type="float" office:value="0.435595" calcext:value-type="float">
            <text:p>0.435595</text:p>
          </table:table-cell>
          <table:table-cell office:value-type="float" office:value="0.43905" calcext:value-type="float">
            <text:p>0.43905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0.99" calcext:value-type="float">
            <text:p>0.99</text:p>
          </table:table-cell>
          <table:table-cell office:value-type="float" office:value="98.35" calcext:value-type="float">
            <text:p>98.3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2132" calcext:value-type="float">
            <text:p>62132</text:p>
          </table:table-cell>
          <table:table-cell office:value-type="float" office:value="3922906287" calcext:value-type="float">
            <text:p>3922906287</text:p>
          </table:table-cell>
          <table:table-cell office:value-type="float" office:value="9183775313" calcext:value-type="float">
            <text:p>9183775313</text:p>
          </table:table-cell>
          <table:table-cell office:value-type="float" office:value="79453" calcext:value-type="float">
            <text:p>79453</text:p>
          </table:table-cell>
          <table:table-cell office:value-type="float" office:value="6902991" calcext:value-type="float">
            <text:p>6902991</text:p>
          </table:table-cell>
          <table:table-cell office:value-type="float" office:value="6958083" calcext:value-type="float">
            <text:p>6958083</text:p>
          </table:table-cell>
          <table:table-cell office:value-type="float" office:value="87472" calcext:value-type="float">
            <text:p>874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6" calcext:value-type="float">
            <text:p>0.427156</text:p>
          </table:table-cell>
          <table:table-cell office:value-type="float" office:value="79453" calcext:value-type="float">
            <text:p>79453</text:p>
          </table:table-cell>
          <table:table-cell office:value-type="float" office:value="0.44091" calcext:value-type="float">
            <text:p>0.44091</text:p>
          </table:table-cell>
          <table:table-cell office:value-type="float" office:value="0.444428" calcext:value-type="float">
            <text:p>0.444428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99" calcext:value-type="float">
            <text:p>0.99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2134" calcext:value-type="float">
            <text:p>62134</text:p>
          </table:table-cell>
          <table:table-cell office:value-type="float" office:value="3922389174" calcext:value-type="float">
            <text:p>3922389174</text:p>
          </table:table-cell>
          <table:table-cell office:value-type="float" office:value="9181445855" calcext:value-type="float">
            <text:p>9181445855</text:p>
          </table:table-cell>
          <table:table-cell office:value-type="float" office:value="77572" calcext:value-type="float">
            <text:p>77572</text:p>
          </table:table-cell>
          <table:table-cell office:value-type="float" office:value="6909306" calcext:value-type="float">
            <text:p>6909306</text:p>
          </table:table-cell>
          <table:table-cell office:value-type="float" office:value="6964686" calcext:value-type="float">
            <text:p>6964686</text:p>
          </table:table-cell>
          <table:table-cell office:value-type="float" office:value="80743" calcext:value-type="float">
            <text:p>8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8" calcext:value-type="float">
            <text:p>0.427208</text:p>
          </table:table-cell>
          <table:table-cell office:value-type="float" office:value="77572" calcext:value-type="float">
            <text:p>77572</text:p>
          </table:table-cell>
          <table:table-cell office:value-type="float" office:value="0.441313" calcext:value-type="float">
            <text:p>0.441313</text:p>
          </table:table-cell>
          <table:table-cell office:value-type="float" office:value="0.44485" calcext:value-type="float">
            <text:p>0.44485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99" calcext:value-type="float">
            <text:p>0.99</text:p>
          </table:table-cell>
          <table:table-cell office:value-type="float" office:value="86.26" calcext:value-type="float">
            <text:p>86.2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3139" calcext:value-type="float">
            <text:p>63139</text:p>
          </table:table-cell>
          <table:table-cell office:value-type="float" office:value="3922686859" calcext:value-type="float">
            <text:p>3922686859</text:p>
          </table:table-cell>
          <table:table-cell office:value-type="float" office:value="9184489341" calcext:value-type="float">
            <text:p>9184489341</text:p>
          </table:table-cell>
          <table:table-cell office:value-type="float" office:value="77482" calcext:value-type="float">
            <text:p>77482</text:p>
          </table:table-cell>
          <table:table-cell office:value-type="float" office:value="6831063" calcext:value-type="float">
            <text:p>6831063</text:p>
          </table:table-cell>
          <table:table-cell office:value-type="float" office:value="6893700" calcext:value-type="float">
            <text:p>6893700</text:p>
          </table:table-cell>
          <table:table-cell office:value-type="float" office:value="21281" calcext:value-type="float">
            <text:p>212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9" calcext:value-type="float">
            <text:p>0.427099</text:p>
          </table:table-cell>
          <table:table-cell office:value-type="float" office:value="77482" calcext:value-type="float">
            <text:p>77482</text:p>
          </table:table-cell>
          <table:table-cell office:value-type="float" office:value="0.436315" calcext:value-type="float">
            <text:p>0.436315</text:p>
          </table:table-cell>
          <table:table-cell office:value-type="float" office:value="0.440316" calcext:value-type="float">
            <text:p>0.440316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99" calcext:value-type="float">
            <text:p>0.99</text:p>
          </table:table-cell>
          <table:table-cell office:value-type="float" office:value="323.94" calcext:value-type="float">
            <text:p>323.9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3136" calcext:value-type="float">
            <text:p>63136</text:p>
          </table:table-cell>
          <table:table-cell office:value-type="float" office:value="3922196470" calcext:value-type="float">
            <text:p>3922196470</text:p>
          </table:table-cell>
          <table:table-cell office:value-type="float" office:value="9183738779" calcext:value-type="float">
            <text:p>9183738779</text:p>
          </table:table-cell>
          <table:table-cell office:value-type="float" office:value="75939" calcext:value-type="float">
            <text:p>75939</text:p>
          </table:table-cell>
          <table:table-cell office:value-type="float" office:value="6844965" calcext:value-type="float">
            <text:p>6844965</text:p>
          </table:table-cell>
          <table:table-cell office:value-type="float" office:value="6899696" calcext:value-type="float">
            <text:p>6899696</text:p>
          </table:table-cell>
          <table:table-cell office:value-type="float" office:value="76384" calcext:value-type="float">
            <text:p>7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1" calcext:value-type="float">
            <text:p>0.427081</text:p>
          </table:table-cell>
          <table:table-cell office:value-type="float" office:value="75939" calcext:value-type="float">
            <text:p>75939</text:p>
          </table:table-cell>
          <table:table-cell office:value-type="float" office:value="0.437203" calcext:value-type="float">
            <text:p>0.437203</text:p>
          </table:table-cell>
          <table:table-cell office:value-type="float" office:value="0.440699" calcext:value-type="float">
            <text:p>0.440699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99" calcext:value-type="float">
            <text:p>0.99</text:p>
          </table:table-cell>
          <table:table-cell office:value-type="float" office:value="90.33" calcext:value-type="float">
            <text:p>90.3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3131" calcext:value-type="float">
            <text:p>63131</text:p>
          </table:table-cell>
          <table:table-cell office:value-type="float" office:value="3924447559" calcext:value-type="float">
            <text:p>3924447559</text:p>
          </table:table-cell>
          <table:table-cell office:value-type="float" office:value="9186862608" calcext:value-type="float">
            <text:p>9186862608</text:p>
          </table:table-cell>
          <table:table-cell office:value-type="float" office:value="76481" calcext:value-type="float">
            <text:p>76481</text:p>
          </table:table-cell>
          <table:table-cell office:value-type="float" office:value="6858702" calcext:value-type="float">
            <text:p>6858702</text:p>
          </table:table-cell>
          <table:table-cell office:value-type="float" office:value="6913637" calcext:value-type="float">
            <text:p>6913637</text:p>
          </table:table-cell>
          <table:table-cell office:value-type="float" office:value="109503" calcext:value-type="float">
            <text:p>1095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76481" calcext:value-type="float">
            <text:p>76481</text:p>
          </table:table-cell>
          <table:table-cell office:value-type="float" office:value="0.438081" calcext:value-type="float">
            <text:p>0.438081</text:p>
          </table:table-cell>
          <table:table-cell office:value-type="float" office:value="0.44159" calcext:value-type="float">
            <text:p>0.44159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99" calcext:value-type="float">
            <text:p>0.99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3134" calcext:value-type="float">
            <text:p>63134</text:p>
          </table:table-cell>
          <table:table-cell office:value-type="float" office:value="3922799110" calcext:value-type="float">
            <text:p>3922799110</text:p>
          </table:table-cell>
          <table:table-cell office:value-type="float" office:value="9184034886" calcext:value-type="float">
            <text:p>9184034886</text:p>
          </table:table-cell>
          <table:table-cell office:value-type="float" office:value="75142" calcext:value-type="float">
            <text:p>75142</text:p>
          </table:table-cell>
          <table:table-cell office:value-type="float" office:value="6859573" calcext:value-type="float">
            <text:p>6859573</text:p>
          </table:table-cell>
          <table:table-cell office:value-type="float" office:value="6917509" calcext:value-type="float">
            <text:p>6917509</text:p>
          </table:table-cell>
          <table:table-cell office:value-type="float" office:value="109590" calcext:value-type="float">
            <text:p>109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2" calcext:value-type="float">
            <text:p>0.427132</text:p>
          </table:table-cell>
          <table:table-cell office:value-type="float" office:value="75142" calcext:value-type="float">
            <text:p>75142</text:p>
          </table:table-cell>
          <table:table-cell office:value-type="float" office:value="0.438136" calcext:value-type="float">
            <text:p>0.438136</text:p>
          </table:table-cell>
          <table:table-cell office:value-type="float" office:value="0.441837" calcext:value-type="float">
            <text:p>0.441837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" calcext:value-type="float">
            <text:p>0.99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3140" calcext:value-type="float">
            <text:p>63140</text:p>
          </table:table-cell>
          <table:table-cell office:value-type="float" office:value="3925044133" calcext:value-type="float">
            <text:p>3925044133</text:p>
          </table:table-cell>
          <table:table-cell office:value-type="float" office:value="9185822123" calcext:value-type="float">
            <text:p>9185822123</text:p>
          </table:table-cell>
          <table:table-cell office:value-type="float" office:value="81671" calcext:value-type="float">
            <text:p>81671</text:p>
          </table:table-cell>
          <table:table-cell office:value-type="float" office:value="6855846" calcext:value-type="float">
            <text:p>6855846</text:p>
          </table:table-cell>
          <table:table-cell office:value-type="float" office:value="6907847" calcext:value-type="float">
            <text:p>6907847</text:p>
          </table:table-cell>
          <table:table-cell office:value-type="float" office:value="38634" calcext:value-type="float">
            <text:p>386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4" calcext:value-type="float">
            <text:p>0.427294</text:p>
          </table:table-cell>
          <table:table-cell office:value-type="float" office:value="81671" calcext:value-type="float">
            <text:p>81671</text:p>
          </table:table-cell>
          <table:table-cell office:value-type="float" office:value="0.437898" calcext:value-type="float">
            <text:p>0.437898</text:p>
          </table:table-cell>
          <table:table-cell office:value-type="float" office:value="0.44122" calcext:value-type="float">
            <text:p>0.44122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99" calcext:value-type="float">
            <text:p>0.99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3140" calcext:value-type="float">
            <text:p>63140</text:p>
          </table:table-cell>
          <table:table-cell office:value-type="float" office:value="3923386449" calcext:value-type="float">
            <text:p>3923386449</text:p>
          </table:table-cell>
          <table:table-cell office:value-type="float" office:value="9182259669" calcext:value-type="float">
            <text:p>9182259669</text:p>
          </table:table-cell>
          <table:table-cell office:value-type="float" office:value="79060" calcext:value-type="float">
            <text:p>79060</text:p>
          </table:table-cell>
          <table:table-cell office:value-type="float" office:value="6893767" calcext:value-type="float">
            <text:p>6893767</text:p>
          </table:table-cell>
          <table:table-cell office:value-type="float" office:value="6948825" calcext:value-type="float">
            <text:p>6948825</text:p>
          </table:table-cell>
          <table:table-cell office:value-type="float" office:value="70064" calcext:value-type="float">
            <text:p>7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9" calcext:value-type="float">
            <text:p>0.427279</text:p>
          </table:table-cell>
          <table:table-cell office:value-type="float" office:value="79060" calcext:value-type="float">
            <text:p>79060</text:p>
          </table:table-cell>
          <table:table-cell office:value-type="float" office:value="0.44032" calcext:value-type="float">
            <text:p>0.44032</text:p>
          </table:table-cell>
          <table:table-cell office:value-type="float" office:value="0.443837" calcext:value-type="float">
            <text:p>0.443837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99" calcext:value-type="float">
            <text:p>0.99</text:p>
          </table:table-cell>
          <table:table-cell office:value-type="float" office:value="99.18" calcext:value-type="float">
            <text:p>99.18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3134" calcext:value-type="float">
            <text:p>63134</text:p>
          </table:table-cell>
          <table:table-cell office:value-type="float" office:value="3921697732" calcext:value-type="float">
            <text:p>3921697732</text:p>
          </table:table-cell>
          <table:table-cell office:value-type="float" office:value="9183976907" calcext:value-type="float">
            <text:p>9183976907</text:p>
          </table:table-cell>
          <table:table-cell office:value-type="float" office:value="78212" calcext:value-type="float">
            <text:p>78212</text:p>
          </table:table-cell>
          <table:table-cell office:value-type="float" office:value="6809747" calcext:value-type="float">
            <text:p>6809747</text:p>
          </table:table-cell>
          <table:table-cell office:value-type="float" office:value="6867262" calcext:value-type="float">
            <text:p>6867262</text:p>
          </table:table-cell>
          <table:table-cell office:value-type="float" office:value="88072" calcext:value-type="float">
            <text:p>880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5" calcext:value-type="float">
            <text:p>0.427015</text:p>
          </table:table-cell>
          <table:table-cell office:value-type="float" office:value="78212" calcext:value-type="float">
            <text:p>78212</text:p>
          </table:table-cell>
          <table:table-cell office:value-type="float" office:value="0.434954" calcext:value-type="float">
            <text:p>0.434954</text:p>
          </table:table-cell>
          <table:table-cell office:value-type="float" office:value="0.438628" calcext:value-type="float">
            <text:p>0.438628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0.99" calcext:value-type="float">
            <text:p>0.99</text:p>
          </table:table-cell>
          <table:table-cell office:value-type="float" office:value="77.97" calcext:value-type="float">
            <text:p>77.9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3136" calcext:value-type="float">
            <text:p>63136</text:p>
          </table:table-cell>
          <table:table-cell office:value-type="float" office:value="3920938297" calcext:value-type="float">
            <text:p>3920938297</text:p>
          </table:table-cell>
          <table:table-cell office:value-type="float" office:value="9182593760" calcext:value-type="float">
            <text:p>9182593760</text:p>
          </table:table-cell>
          <table:table-cell office:value-type="float" office:value="76396" calcext:value-type="float">
            <text:p>76396</text:p>
          </table:table-cell>
          <table:table-cell office:value-type="float" office:value="6806968" calcext:value-type="float">
            <text:p>6806968</text:p>
          </table:table-cell>
          <table:table-cell office:value-type="float" office:value="6862912" calcext:value-type="float">
            <text:p>6862912</text:p>
          </table:table-cell>
          <table:table-cell office:value-type="float" office:value="68968" calcext:value-type="float">
            <text:p>68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7" calcext:value-type="float">
            <text:p>0.426997</text:p>
          </table:table-cell>
          <table:table-cell office:value-type="float" office:value="76396" calcext:value-type="float">
            <text:p>76396</text:p>
          </table:table-cell>
          <table:table-cell office:value-type="float" office:value="0.434776" calcext:value-type="float">
            <text:p>0.434776</text:p>
          </table:table-cell>
          <table:table-cell office:value-type="float" office:value="0.43835" calcext:value-type="float">
            <text:p>0.43835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.99" calcext:value-type="float">
            <text:p>0.99</text:p>
          </table:table-cell>
          <table:table-cell office:value-type="float" office:value="99.51" calcext:value-type="float">
            <text:p>99.5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4142" calcext:value-type="float">
            <text:p>64142</text:p>
          </table:table-cell>
          <table:table-cell office:value-type="float" office:value="3923680543" calcext:value-type="float">
            <text:p>3923680543</text:p>
          </table:table-cell>
          <table:table-cell office:value-type="float" office:value="9186129538" calcext:value-type="float">
            <text:p>9186129538</text:p>
          </table:table-cell>
          <table:table-cell office:value-type="float" office:value="77835" calcext:value-type="float">
            <text:p>77835</text:p>
          </table:table-cell>
          <table:table-cell office:value-type="float" office:value="6863901" calcext:value-type="float">
            <text:p>6863901</text:p>
          </table:table-cell>
          <table:table-cell office:value-type="float" office:value="6923631" calcext:value-type="float">
            <text:p>6923631</text:p>
          </table:table-cell>
          <table:table-cell office:value-type="float" office:value="71581" calcext:value-type="float">
            <text:p>715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1" calcext:value-type="float">
            <text:p>0.427131</text:p>
          </table:table-cell>
          <table:table-cell office:value-type="float" office:value="77835" calcext:value-type="float">
            <text:p>77835</text:p>
          </table:table-cell>
          <table:table-cell office:value-type="float" office:value="0.437976" calcext:value-type="float">
            <text:p>0.437976</text:p>
          </table:table-cell>
          <table:table-cell office:value-type="float" office:value="0.441787" calcext:value-type="float">
            <text:p>0.441787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99" calcext:value-type="float">
            <text:p>0.99</text:p>
          </table:table-cell>
          <table:table-cell office:value-type="float" office:value="96.72" calcext:value-type="float">
            <text:p>96.72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4139" calcext:value-type="float">
            <text:p>64139</text:p>
          </table:table-cell>
          <table:table-cell office:value-type="float" office:value="3922906847" calcext:value-type="float">
            <text:p>3922906847</text:p>
          </table:table-cell>
          <table:table-cell office:value-type="float" office:value="9181326157" calcext:value-type="float">
            <text:p>9181326157</text:p>
          </table:table-cell>
          <table:table-cell office:value-type="float" office:value="77477" calcext:value-type="float">
            <text:p>77477</text:p>
          </table:table-cell>
          <table:table-cell office:value-type="float" office:value="6923356" calcext:value-type="float">
            <text:p>6923356</text:p>
          </table:table-cell>
          <table:table-cell office:value-type="float" office:value="6981494" calcext:value-type="float">
            <text:p>6981494</text:p>
          </table:table-cell>
          <table:table-cell office:value-type="float" office:value="77106" calcext:value-type="float">
            <text:p>7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" calcext:value-type="float">
            <text:p>0.42727</text:p>
          </table:table-cell>
          <table:table-cell office:value-type="float" office:value="77477" calcext:value-type="float">
            <text:p>77477</text:p>
          </table:table-cell>
          <table:table-cell office:value-type="float" office:value="0.441769" calcext:value-type="float">
            <text:p>0.441769</text:p>
          </table:table-cell>
          <table:table-cell office:value-type="float" office:value="0.445479" calcext:value-type="float">
            <text:p>0.445479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99" calcext:value-type="float">
            <text:p>0.99</text:p>
          </table:table-cell>
          <table:table-cell office:value-type="float" office:value="90.54" calcext:value-type="float">
            <text:p>90.5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4133" calcext:value-type="float">
            <text:p>64133</text:p>
          </table:table-cell>
          <table:table-cell office:value-type="float" office:value="3926319766" calcext:value-type="float">
            <text:p>3926319766</text:p>
          </table:table-cell>
          <table:table-cell office:value-type="float" office:value="9187083665" calcext:value-type="float">
            <text:p>9187083665</text:p>
          </table:table-cell>
          <table:table-cell office:value-type="float" office:value="80316" calcext:value-type="float">
            <text:p>80316</text:p>
          </table:table-cell>
          <table:table-cell office:value-type="float" office:value="6882184" calcext:value-type="float">
            <text:p>6882184</text:p>
          </table:table-cell>
          <table:table-cell office:value-type="float" office:value="6934809" calcext:value-type="float">
            <text:p>6934809</text:p>
          </table:table-cell>
          <table:table-cell office:value-type="float" office:value="68198" calcext:value-type="float">
            <text:p>681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74" calcext:value-type="float">
            <text:p>0.427374</text:p>
          </table:table-cell>
          <table:table-cell office:value-type="float" office:value="80316" calcext:value-type="float">
            <text:p>80316</text:p>
          </table:table-cell>
          <table:table-cell office:value-type="float" office:value="0.439581" calcext:value-type="float">
            <text:p>0.43958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99" calcext:value-type="float">
            <text:p>0.99</text:p>
          </table:table-cell>
          <table:table-cell office:value-type="float" office:value="101.69" calcext:value-type="float">
            <text:p>101.6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4136" calcext:value-type="float">
            <text:p>64136</text:p>
          </table:table-cell>
          <table:table-cell office:value-type="float" office:value="3923986355" calcext:value-type="float">
            <text:p>3923986355</text:p>
          </table:table-cell>
          <table:table-cell office:value-type="float" office:value="9184586708" calcext:value-type="float">
            <text:p>9184586708</text:p>
          </table:table-cell>
          <table:table-cell office:value-type="float" office:value="78185" calcext:value-type="float">
            <text:p>78185</text:p>
          </table:table-cell>
          <table:table-cell office:value-type="float" office:value="6859738" calcext:value-type="float">
            <text:p>6859738</text:p>
          </table:table-cell>
          <table:table-cell office:value-type="float" office:value="6914420" calcext:value-type="float">
            <text:p>6914420</text:p>
          </table:table-cell>
          <table:table-cell office:value-type="float" office:value="114172" calcext:value-type="float">
            <text:p>114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6" calcext:value-type="float">
            <text:p>0.427236</text:p>
          </table:table-cell>
          <table:table-cell office:value-type="float" office:value="78185" calcext:value-type="float">
            <text:p>78185</text:p>
          </table:table-cell>
          <table:table-cell office:value-type="float" office:value="0.438147" calcext:value-type="float">
            <text:p>0.438147</text:p>
          </table:table-cell>
          <table:table-cell office:value-type="float" office:value="0.44164" calcext:value-type="float">
            <text:p>0.44164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0.99" calcext:value-type="float">
            <text:p>0.99</text:p>
          </table:table-cell>
          <table:table-cell office:value-type="float" office:value="60.56" calcext:value-type="float">
            <text:p>60.5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4142" calcext:value-type="float">
            <text:p>64142</text:p>
          </table:table-cell>
          <table:table-cell office:value-type="float" office:value="3923009402" calcext:value-type="float">
            <text:p>3923009402</text:p>
          </table:table-cell>
          <table:table-cell office:value-type="float" office:value="9186272606" calcext:value-type="float">
            <text:p>9186272606</text:p>
          </table:table-cell>
          <table:table-cell office:value-type="float" office:value="78092" calcext:value-type="float">
            <text:p>78092</text:p>
          </table:table-cell>
          <table:table-cell office:value-type="float" office:value="6825914" calcext:value-type="float">
            <text:p>6825914</text:p>
          </table:table-cell>
          <table:table-cell office:value-type="float" office:value="6882928" calcext:value-type="float">
            <text:p>6882928</text:p>
          </table:table-cell>
          <table:table-cell office:value-type="float" office:value="23749" calcext:value-type="float">
            <text:p>2374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51" calcext:value-type="float">
            <text:p>0.427051</text:p>
          </table:table-cell>
          <table:table-cell office:value-type="float" office:value="78092" calcext:value-type="float">
            <text:p>78092</text:p>
          </table:table-cell>
          <table:table-cell office:value-type="float" office:value="0.435987" calcext:value-type="float">
            <text:p>0.435987</text:p>
          </table:table-cell>
          <table:table-cell office:value-type="float" office:value="0.439628" calcext:value-type="float">
            <text:p>0.439628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99" calcext:value-type="float">
            <text:p>0.99</text:p>
          </table:table-cell>
          <table:table-cell office:value-type="float" office:value="289.82" calcext:value-type="float">
            <text:p>289.8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4142" calcext:value-type="float">
            <text:p>64142</text:p>
          </table:table-cell>
          <table:table-cell office:value-type="float" office:value="3921294682" calcext:value-type="float">
            <text:p>3921294682</text:p>
          </table:table-cell>
          <table:table-cell office:value-type="float" office:value="9183048480" calcext:value-type="float">
            <text:p>9183048480</text:p>
          </table:table-cell>
          <table:table-cell office:value-type="float" office:value="75056" calcext:value-type="float">
            <text:p>75056</text:p>
          </table:table-cell>
          <table:table-cell office:value-type="float" office:value="6865573" calcext:value-type="float">
            <text:p>6865573</text:p>
          </table:table-cell>
          <table:table-cell office:value-type="float" office:value="6920778" calcext:value-type="float">
            <text:p>6920778</text:p>
          </table:table-cell>
          <table:table-cell office:value-type="float" office:value="69196" calcext:value-type="float">
            <text:p>6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4" calcext:value-type="float">
            <text:p>0.427014</text:p>
          </table:table-cell>
          <table:table-cell office:value-type="float" office:value="75056" calcext:value-type="float">
            <text:p>75056</text:p>
          </table:table-cell>
          <table:table-cell office:value-type="float" office:value="0.43852" calcext:value-type="float">
            <text:p>0.43852</text:p>
          </table:table-cell>
          <table:table-cell office:value-type="float" office:value="0.442046" calcext:value-type="float">
            <text:p>0.442046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99" calcext:value-type="float">
            <text:p>0.99</text:p>
          </table:table-cell>
          <table:table-cell office:value-type="float" office:value="100.02" calcext:value-type="float">
            <text:p>100.0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4137" calcext:value-type="float">
            <text:p>64137</text:p>
          </table:table-cell>
          <table:table-cell office:value-type="float" office:value="3920217056" calcext:value-type="float">
            <text:p>3920217056</text:p>
          </table:table-cell>
          <table:table-cell office:value-type="float" office:value="9182719531" calcext:value-type="float">
            <text:p>9182719531</text:p>
          </table:table-cell>
          <table:table-cell office:value-type="float" office:value="77668" calcext:value-type="float">
            <text:p>77668</text:p>
          </table:table-cell>
          <table:table-cell office:value-type="float" office:value="6809419" calcext:value-type="float">
            <text:p>6809419</text:p>
          </table:table-cell>
          <table:table-cell office:value-type="float" office:value="6866033" calcext:value-type="float">
            <text:p>6866033</text:p>
          </table:table-cell>
          <table:table-cell office:value-type="float" office:value="81230" calcext:value-type="float">
            <text:p>812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12" calcext:value-type="float">
            <text:p>0.426912</text:p>
          </table:table-cell>
          <table:table-cell office:value-type="float" office:value="77668" calcext:value-type="float">
            <text:p>77668</text:p>
          </table:table-cell>
          <table:table-cell office:value-type="float" office:value="0.434499" calcext:value-type="float">
            <text:p>0.434499</text:p>
          </table:table-cell>
          <table:table-cell office:value-type="float" office:value="0.438112" calcext:value-type="float">
            <text:p>0.438112</text:p>
          </table:table-cell>
          <table:table-cell office:value-type="float" office:value="0.005183" calcext:value-type="float">
            <text:p>0.005183</text:p>
          </table:table-cell>
          <table:table-cell office:value-type="float" office:value="0.99" calcext:value-type="float">
            <text:p>0.99</text:p>
          </table:table-cell>
          <table:table-cell office:value-type="float" office:value="84.53" calcext:value-type="float">
            <text:p>84.5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4139" calcext:value-type="float">
            <text:p>64139</text:p>
          </table:table-cell>
          <table:table-cell office:value-type="float" office:value="3919914862" calcext:value-type="float">
            <text:p>3919914862</text:p>
          </table:table-cell>
          <table:table-cell office:value-type="float" office:value="9181363749" calcext:value-type="float">
            <text:p>9181363749</text:p>
          </table:table-cell>
          <table:table-cell office:value-type="float" office:value="75973" calcext:value-type="float">
            <text:p>75973</text:p>
          </table:table-cell>
          <table:table-cell office:value-type="float" office:value="6844993" calcext:value-type="float">
            <text:p>6844993</text:p>
          </table:table-cell>
          <table:table-cell office:value-type="float" office:value="6901976" calcext:value-type="float">
            <text:p>6901976</text:p>
          </table:table-cell>
          <table:table-cell office:value-type="float" office:value="78490" calcext:value-type="float">
            <text:p>78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3" calcext:value-type="float">
            <text:p>0.426943</text:p>
          </table:table-cell>
          <table:table-cell office:value-type="float" office:value="75973" calcext:value-type="float">
            <text:p>75973</text:p>
          </table:table-cell>
          <table:table-cell office:value-type="float" office:value="0.436769" calcext:value-type="float">
            <text:p>0.436769</text:p>
          </table:table-cell>
          <table:table-cell office:value-type="float" office:value="0.440405" calcext:value-type="float">
            <text:p>0.440405</text:p>
          </table:table-cell>
          <table:table-cell office:value-type="float" office:value="0.005008" calcext:value-type="float">
            <text:p>0.005008</text:p>
          </table:table-cell>
          <table:table-cell office:value-type="float" office:value="0.99" calcext:value-type="float">
            <text:p>0.99</text:p>
          </table:table-cell>
          <table:table-cell office:value-type="float" office:value="87.93" calcext:value-type="float">
            <text:p>87.9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5144" calcext:value-type="float">
            <text:p>65144</text:p>
          </table:table-cell>
          <table:table-cell office:value-type="float" office:value="3925947473" calcext:value-type="float">
            <text:p>3925947473</text:p>
          </table:table-cell>
          <table:table-cell office:value-type="float" office:value="9187196343" calcext:value-type="float">
            <text:p>9187196343</text:p>
          </table:table-cell>
          <table:table-cell office:value-type="float" office:value="78346" calcext:value-type="float">
            <text:p>78346</text:p>
          </table:table-cell>
          <table:table-cell office:value-type="float" office:value="6876959" calcext:value-type="float">
            <text:p>6876959</text:p>
          </table:table-cell>
          <table:table-cell office:value-type="float" office:value="6927667" calcext:value-type="float">
            <text:p>6927667</text:p>
          </table:table-cell>
          <table:table-cell office:value-type="float" office:value="39274" calcext:value-type="float">
            <text:p>392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28" calcext:value-type="float">
            <text:p>0.427328</text:p>
          </table:table-cell>
          <table:table-cell office:value-type="float" office:value="78346" calcext:value-type="float">
            <text:p>78346</text:p>
          </table:table-cell>
          <table:table-cell office:value-type="float" office:value="0.439247" calcext:value-type="float">
            <text:p>0.439247</text:p>
          </table:table-cell>
          <table:table-cell office:value-type="float" office:value="0.442486" calcext:value-type="float">
            <text:p>0.442486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.99" calcext:value-type="float">
            <text:p>0.99</text:p>
          </table:table-cell>
          <table:table-cell office:value-type="float" office:value="176.39" calcext:value-type="float">
            <text:p>176.3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5141" calcext:value-type="float">
            <text:p>65141</text:p>
          </table:table-cell>
          <table:table-cell office:value-type="float" office:value="3923401415" calcext:value-type="float">
            <text:p>3923401415</text:p>
          </table:table-cell>
          <table:table-cell office:value-type="float" office:value="9182376411" calcext:value-type="float">
            <text:p>9182376411</text:p>
          </table:table-cell>
          <table:table-cell office:value-type="float" office:value="77133" calcext:value-type="float">
            <text:p>77133</text:p>
          </table:table-cell>
          <table:table-cell office:value-type="float" office:value="6881505" calcext:value-type="float">
            <text:p>6881505</text:p>
          </table:table-cell>
          <table:table-cell office:value-type="float" office:value="6934555" calcext:value-type="float">
            <text:p>6934555</text:p>
          </table:table-cell>
          <table:table-cell office:value-type="float" office:value="63801" calcext:value-type="float">
            <text:p>6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5" calcext:value-type="float">
            <text:p>0.427275</text:p>
          </table:table-cell>
          <table:table-cell office:value-type="float" office:value="77133" calcext:value-type="float">
            <text:p>77133</text:p>
          </table:table-cell>
          <table:table-cell office:value-type="float" office:value="0.439537" calcext:value-type="float">
            <text:p>0.439537</text:p>
          </table:table-cell>
          <table:table-cell office:value-type="float" office:value="0.442926" calcext:value-type="float">
            <text:p>0.442926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99" calcext:value-type="float">
            <text:p>0.99</text:p>
          </table:table-cell>
          <table:table-cell office:value-type="float" office:value="108.69" calcext:value-type="float">
            <text:p>108.69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5135" calcext:value-type="float">
            <text:p>65135</text:p>
          </table:table-cell>
          <table:table-cell office:value-type="float" office:value="3921299770" calcext:value-type="float">
            <text:p>3921299770</text:p>
          </table:table-cell>
          <table:table-cell office:value-type="float" office:value="9184183330" calcext:value-type="float">
            <text:p>9184183330</text:p>
          </table:table-cell>
          <table:table-cell office:value-type="float" office:value="75644" calcext:value-type="float">
            <text:p>75644</text:p>
          </table:table-cell>
          <table:table-cell office:value-type="float" office:value="6846732" calcext:value-type="float">
            <text:p>6846732</text:p>
          </table:table-cell>
          <table:table-cell office:value-type="float" office:value="6903935" calcext:value-type="float">
            <text:p>6903935</text:p>
          </table:table-cell>
          <table:table-cell office:value-type="float" office:value="117263" calcext:value-type="float">
            <text:p>1172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62" calcext:value-type="float">
            <text:p>0.426962</text:p>
          </table:table-cell>
          <table:table-cell office:value-type="float" office:value="75644" calcext:value-type="float">
            <text:p>75644</text:p>
          </table:table-cell>
          <table:table-cell office:value-type="float" office:value="0.437316" calcext:value-type="float">
            <text:p>0.437316</text:p>
          </table:table-cell>
          <table:table-cell office:value-type="float" office:value="0.44097" calcext:value-type="float">
            <text:p>0.4409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99" calcext:value-type="float">
            <text:p>0.99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5138" calcext:value-type="float">
            <text:p>65138</text:p>
          </table:table-cell>
          <table:table-cell office:value-type="float" office:value="3921371292" calcext:value-type="float">
            <text:p>3921371292</text:p>
          </table:table-cell>
          <table:table-cell office:value-type="float" office:value="9182927534" calcext:value-type="float">
            <text:p>9182927534</text:p>
          </table:table-cell>
          <table:table-cell office:value-type="float" office:value="76609" calcext:value-type="float">
            <text:p>76609</text:p>
          </table:table-cell>
          <table:table-cell office:value-type="float" office:value="6854021" calcext:value-type="float">
            <text:p>6854021</text:p>
          </table:table-cell>
          <table:table-cell office:value-type="float" office:value="6912869" calcext:value-type="float">
            <text:p>6912869</text:p>
          </table:table-cell>
          <table:table-cell office:value-type="float" office:value="116899" calcext:value-type="float">
            <text:p>11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8" calcext:value-type="float">
            <text:p>0.427028</text:p>
          </table:table-cell>
          <table:table-cell office:value-type="float" office:value="76609" calcext:value-type="float">
            <text:p>76609</text:p>
          </table:table-cell>
          <table:table-cell office:value-type="float" office:value="0.437782" calcext:value-type="float">
            <text:p>0.437782</text:p>
          </table:table-cell>
          <table:table-cell office:value-type="float" office:value="0.441541" calcext:value-type="float">
            <text:p>0.441541</text:p>
          </table:table-cell>
          <table:table-cell office:value-type="float" office:value="0.007467" calcext:value-type="float">
            <text:p>0.007467</text:p>
          </table:table-cell>
          <table:table-cell office:value-type="float" office:value="0.99" calcext:value-type="float">
            <text:p>0.99</text:p>
          </table:table-cell>
          <table:table-cell office:value-type="float" office:value="59.14" calcext:value-type="float">
            <text:p>59.1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5144" calcext:value-type="float">
            <text:p>65144</text:p>
          </table:table-cell>
          <table:table-cell office:value-type="float" office:value="3923302233" calcext:value-type="float">
            <text:p>3923302233</text:p>
          </table:table-cell>
          <table:table-cell office:value-type="float" office:value="9185691474" calcext:value-type="float">
            <text:p>9185691474</text:p>
          </table:table-cell>
          <table:table-cell office:value-type="float" office:value="80163" calcext:value-type="float">
            <text:p>80163</text:p>
          </table:table-cell>
          <table:table-cell office:value-type="float" office:value="6826332" calcext:value-type="float">
            <text:p>6826332</text:p>
          </table:table-cell>
          <table:table-cell office:value-type="float" office:value="6885392" calcext:value-type="float">
            <text:p>6885392</text:p>
          </table:table-cell>
          <table:table-cell office:value-type="float" office:value="26988" calcext:value-type="float">
            <text:p>269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" calcext:value-type="float">
            <text:p>0.42711</text:p>
          </table:table-cell>
          <table:table-cell office:value-type="float" office:value="80163" calcext:value-type="float">
            <text:p>80163</text:p>
          </table:table-cell>
          <table:table-cell office:value-type="float" office:value="0.436013" calcext:value-type="float">
            <text:p>0.436013</text:p>
          </table:table-cell>
          <table:table-cell office:value-type="float" office:value="0.439786" calcext:value-type="float">
            <text:p>0.439786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99" calcext:value-type="float">
            <text:p>0.99</text:p>
          </table:table-cell>
          <table:table-cell office:value-type="float" office:value="255.13" calcext:value-type="float">
            <text:p>255.1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5144" calcext:value-type="float">
            <text:p>65144</text:p>
          </table:table-cell>
          <table:table-cell office:value-type="float" office:value="3920458209" calcext:value-type="float">
            <text:p>3920458209</text:p>
          </table:table-cell>
          <table:table-cell office:value-type="float" office:value="9182564106" calcext:value-type="float">
            <text:p>9182564106</text:p>
          </table:table-cell>
          <table:table-cell office:value-type="float" office:value="76369" calcext:value-type="float">
            <text:p>76369</text:p>
          </table:table-cell>
          <table:table-cell office:value-type="float" office:value="6811107" calcext:value-type="float">
            <text:p>6811107</text:p>
          </table:table-cell>
          <table:table-cell office:value-type="float" office:value="6868571" calcext:value-type="float">
            <text:p>6868571</text:p>
          </table:table-cell>
          <table:table-cell office:value-type="float" office:value="59204" calcext:value-type="float">
            <text:p>59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6" calcext:value-type="float">
            <text:p>0.426946</text:p>
          </table:table-cell>
          <table:table-cell office:value-type="float" office:value="76369" calcext:value-type="float">
            <text:p>76369</text:p>
          </table:table-cell>
          <table:table-cell office:value-type="float" office:value="0.435041" calcext:value-type="float">
            <text:p>0.435041</text:p>
          </table:table-cell>
          <table:table-cell office:value-type="float" office:value="0.438711" calcext:value-type="float">
            <text:p>0.438711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99" calcext:value-type="float">
            <text:p>0.99</text:p>
          </table:table-cell>
          <table:table-cell office:value-type="float" office:value="116.02" calcext:value-type="float">
            <text:p>116.0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5139" calcext:value-type="float">
            <text:p>65139</text:p>
          </table:table-cell>
          <table:table-cell office:value-type="float" office:value="3924990173" calcext:value-type="float">
            <text:p>3924990173</text:p>
          </table:table-cell>
          <table:table-cell office:value-type="float" office:value="9183777144" calcext:value-type="float">
            <text:p>9183777144</text:p>
          </table:table-cell>
          <table:table-cell office:value-type="float" office:value="79590" calcext:value-type="float">
            <text:p>79590</text:p>
          </table:table-cell>
          <table:table-cell office:value-type="float" office:value="6935242" calcext:value-type="float">
            <text:p>6935242</text:p>
          </table:table-cell>
          <table:table-cell office:value-type="float" office:value="6991341" calcext:value-type="float">
            <text:p>6991341</text:p>
          </table:table-cell>
          <table:table-cell office:value-type="float" office:value="55261" calcext:value-type="float">
            <text:p>5526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83" calcext:value-type="float">
            <text:p>0.427383</text:p>
          </table:table-cell>
          <table:table-cell office:value-type="float" office:value="79590" calcext:value-type="float">
            <text:p>79590</text:p>
          </table:table-cell>
          <table:table-cell office:value-type="float" office:value="0.44297" calcext:value-type="float">
            <text:p>0.44297</text:p>
          </table:table-cell>
          <table:table-cell office:value-type="float" office:value="0.446553" calcext:value-type="float">
            <text:p>0.446553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99" calcext:value-type="float">
            <text:p>0.99</text:p>
          </table:table-cell>
          <table:table-cell office:value-type="float" office:value="126.51" calcext:value-type="float">
            <text:p>126.5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5141" calcext:value-type="float">
            <text:p>65141</text:p>
          </table:table-cell>
          <table:table-cell office:value-type="float" office:value="3923280841" calcext:value-type="float">
            <text:p>3923280841</text:p>
          </table:table-cell>
          <table:table-cell office:value-type="float" office:value="9182487693" calcext:value-type="float">
            <text:p>9182487693</text:p>
          </table:table-cell>
          <table:table-cell office:value-type="float" office:value="77407" calcext:value-type="float">
            <text:p>77407</text:p>
          </table:table-cell>
          <table:table-cell office:value-type="float" office:value="6940781" calcext:value-type="float">
            <text:p>6940781</text:p>
          </table:table-cell>
          <table:table-cell office:value-type="float" office:value="6999478" calcext:value-type="float">
            <text:p>6999478</text:p>
          </table:table-cell>
          <table:table-cell office:value-type="float" office:value="70119" calcext:value-type="float">
            <text:p>7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7" calcext:value-type="float">
            <text:p>0.427257</text:p>
          </table:table-cell>
          <table:table-cell office:value-type="float" office:value="77407" calcext:value-type="float">
            <text:p>77407</text:p>
          </table:table-cell>
          <table:table-cell office:value-type="float" office:value="0.443323" calcext:value-type="float">
            <text:p>0.443323</text:p>
          </table:table-cell>
          <table:table-cell office:value-type="float" office:value="0.447072" calcext:value-type="float">
            <text:p>0.447072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99" calcext:value-type="float">
            <text:p>0.99</text:p>
          </table:table-cell>
          <table:table-cell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6146" calcext:value-type="float">
            <text:p>66146</text:p>
          </table:table-cell>
          <table:table-cell office:value-type="float" office:value="3922548781" calcext:value-type="float">
            <text:p>3922548781</text:p>
          </table:table-cell>
          <table:table-cell office:value-type="float" office:value="9181649749" calcext:value-type="float">
            <text:p>9181649749</text:p>
          </table:table-cell>
          <table:table-cell office:value-type="float" office:value="78796" calcext:value-type="float">
            <text:p>78796</text:p>
          </table:table-cell>
          <table:table-cell office:value-type="float" office:value="6857191" calcext:value-type="float">
            <text:p>6857191</text:p>
          </table:table-cell>
          <table:table-cell office:value-type="float" office:value="6913570" calcext:value-type="float">
            <text:p>6913570</text:p>
          </table:table-cell>
          <table:table-cell office:value-type="float" office:value="24239" calcext:value-type="float">
            <text:p>242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6" calcext:value-type="float">
            <text:p>0.427216</text:p>
          </table:table-cell>
          <table:table-cell office:value-type="float" office:value="78796" calcext:value-type="float">
            <text:p>78796</text:p>
          </table:table-cell>
          <table:table-cell office:value-type="float" office:value="0.437984" calcext:value-type="float">
            <text:p>0.437984</text:p>
          </table:table-cell>
          <table:table-cell office:value-type="float" office:value="0.441585" calcext:value-type="float">
            <text:p>0.441585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99" calcext:value-type="float">
            <text:p>0.99</text:p>
          </table:table-cell>
          <table:table-cell office:value-type="float" office:value="285.23" calcext:value-type="float">
            <text:p>285.2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6143" calcext:value-type="float">
            <text:p>66143</text:p>
          </table:table-cell>
          <table:table-cell office:value-type="float" office:value="3919672234" calcext:value-type="float">
            <text:p>3919672234</text:p>
          </table:table-cell>
          <table:table-cell office:value-type="float" office:value="9176349003" calcext:value-type="float">
            <text:p>9176349003</text:p>
          </table:table-cell>
          <table:table-cell office:value-type="float" office:value="76949" calcext:value-type="float">
            <text:p>76949</text:p>
          </table:table-cell>
          <table:table-cell office:value-type="float" office:value="6871782" calcext:value-type="float">
            <text:p>6871782</text:p>
          </table:table-cell>
          <table:table-cell office:value-type="float" office:value="6923607" calcext:value-type="float">
            <text:p>6923607</text:p>
          </table:table-cell>
          <table:table-cell office:value-type="float" office:value="68042" calcext:value-type="float">
            <text:p>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9" calcext:value-type="float">
            <text:p>0.427149</text:p>
          </table:table-cell>
          <table:table-cell office:value-type="float" office:value="76949" calcext:value-type="float">
            <text:p>76949</text:p>
          </table:table-cell>
          <table:table-cell office:value-type="float" office:value="0.438916" calcext:value-type="float">
            <text:p>0.438916</text:p>
          </table:table-cell>
          <table:table-cell office:value-type="float" office:value="0.442226" calcext:value-type="float">
            <text:p>0.442226</text:p>
          </table:table-cell>
          <table:table-cell office:value-type="float" office:value="0.004346" calcext:value-type="float">
            <text:p>0.004346</text:p>
          </table:table-cell>
          <table:table-cell office:value-type="float" office:value="0.99" calcext:value-type="float">
            <text:p>0.99</text:p>
          </table:table-cell>
          <table:table-cell office:value-type="float" office:value="101.75" calcext:value-type="float">
            <text:p>101.7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6137" calcext:value-type="float">
            <text:p>66137</text:p>
          </table:table-cell>
          <table:table-cell office:value-type="float" office:value="3892680743" calcext:value-type="float">
            <text:p>3892680743</text:p>
          </table:table-cell>
          <table:table-cell office:value-type="float" office:value="9192011489" calcext:value-type="float">
            <text:p>9192011489</text:p>
          </table:table-cell>
          <table:table-cell office:value-type="float" office:value="63586" calcext:value-type="float">
            <text:p>63586</text:p>
          </table:table-cell>
          <table:table-cell office:value-type="float" office:value="5225196" calcext:value-type="float">
            <text:p>5225196</text:p>
          </table:table-cell>
          <table:table-cell office:value-type="float" office:value="5268882" calcext:value-type="float">
            <text:p>5268882</text:p>
          </table:table-cell>
          <table:table-cell office:value-type="float" office:value="72166" calcext:value-type="float">
            <text:p>721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485" calcext:value-type="float">
            <text:p>0.423485</text:p>
          </table:table-cell>
          <table:table-cell office:value-type="float" office:value="63586" calcext:value-type="float">
            <text:p>63586</text:p>
          </table:table-cell>
          <table:table-cell office:value-type="float" office:value="0.333745" calcext:value-type="float">
            <text:p>0.333745</text:p>
          </table:table-cell>
          <table:table-cell office:value-type="float" office:value="0.336535" calcext:value-type="float">
            <text:p>0.33653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99" calcext:value-type="float">
            <text:p>0.99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6141" calcext:value-type="float">
            <text:p>66141</text:p>
          </table:table-cell>
          <table:table-cell office:value-type="float" office:value="3891271771" calcext:value-type="float">
            <text:p>3891271771</text:p>
          </table:table-cell>
          <table:table-cell office:value-type="float" office:value="9190144721" calcext:value-type="float">
            <text:p>9190144721</text:p>
          </table:table-cell>
          <table:table-cell office:value-type="float" office:value="61395" calcext:value-type="float">
            <text:p>61395</text:p>
          </table:table-cell>
          <table:table-cell office:value-type="float" office:value="5204878" calcext:value-type="float">
            <text:p>5204878</text:p>
          </table:table-cell>
          <table:table-cell office:value-type="float" office:value="5248786" calcext:value-type="float">
            <text:p>5248786</text:p>
          </table:table-cell>
          <table:table-cell office:value-type="float" office:value="107214" calcext:value-type="float">
            <text:p>10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418" calcext:value-type="float">
            <text:p>0.423418</text:p>
          </table:table-cell>
          <table:table-cell office:value-type="float" office:value="61395" calcext:value-type="float">
            <text:p>61395</text:p>
          </table:table-cell>
          <table:table-cell office:value-type="float" office:value="0.332116" calcext:value-type="float">
            <text:p>0.332116</text:p>
          </table:table-cell>
          <table:table-cell office:value-type="float" office:value="0.334918" calcext:value-type="float">
            <text:p>0.334918</text:p>
          </table:table-cell>
          <table:table-cell office:value-type="float" office:value="0.006841" calcext:value-type="float">
            <text:p>0.006841</text:p>
          </table:table-cell>
          <table:table-cell office:value-type="float" office:value="0.99" calcext:value-type="float">
            <text:p>0.99</text:p>
          </table:table-cell>
          <table:table-cell office:value-type="float" office:value="48.96" calcext:value-type="float">
            <text:p>48.9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6146" calcext:value-type="float">
            <text:p>66146</text:p>
          </table:table-cell>
          <table:table-cell office:value-type="float" office:value="3912626861" calcext:value-type="float">
            <text:p>3912626861</text:p>
          </table:table-cell>
          <table:table-cell office:value-type="float" office:value="9187583329" calcext:value-type="float">
            <text:p>9187583329</text:p>
          </table:table-cell>
          <table:table-cell office:value-type="float" office:value="74295" calcext:value-type="float">
            <text:p>74295</text:p>
          </table:table-cell>
          <table:table-cell office:value-type="float" office:value="6254666" calcext:value-type="float">
            <text:p>6254666</text:p>
          </table:table-cell>
          <table:table-cell office:value-type="float" office:value="6305276" calcext:value-type="float">
            <text:p>6305276</text:p>
          </table:table-cell>
          <table:table-cell office:value-type="float" office:value="39241" calcext:value-type="float">
            <text:p>392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6" calcext:value-type="float">
            <text:p>0.42586</text:p>
          </table:table-cell>
          <table:table-cell office:value-type="float" office:value="74295" calcext:value-type="float">
            <text:p>7429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402732" calcext:value-type="float">
            <text:p>0.402732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.99" calcext:value-type="float">
            <text:p>0.99</text:p>
          </table:table-cell>
          <table:table-cell office:value-type="float" office:value="160.68" calcext:value-type="float">
            <text:p>160.6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6146" calcext:value-type="float">
            <text:p>66146</text:p>
          </table:table-cell>
          <table:table-cell office:value-type="float" office:value="3911857381" calcext:value-type="float">
            <text:p>3911857381</text:p>
          </table:table-cell>
          <table:table-cell office:value-type="float" office:value="9185565866" calcext:value-type="float">
            <text:p>9185565866</text:p>
          </table:table-cell>
          <table:table-cell office:value-type="float" office:value="73362" calcext:value-type="float">
            <text:p>73362</text:p>
          </table:table-cell>
          <table:table-cell office:value-type="float" office:value="6248403" calcext:value-type="float">
            <text:p>6248403</text:p>
          </table:table-cell>
          <table:table-cell office:value-type="float" office:value="6297532" calcext:value-type="float">
            <text:p>6297532</text:p>
          </table:table-cell>
          <table:table-cell office:value-type="float" office:value="19335" calcext:value-type="float">
            <text:p>19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7" calcext:value-type="float">
            <text:p>0.42587</text:p>
          </table:table-cell>
          <table:table-cell office:value-type="float" office:value="73362" calcext:value-type="float">
            <text:p>73362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02238" calcext:value-type="float">
            <text:p>0.402238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99" calcext:value-type="float">
            <text:p>0.99</text:p>
          </table:table-cell>
          <table:table-cell office:value-type="float" office:value="325.71" calcext:value-type="float">
            <text:p>325.7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6141" calcext:value-type="float">
            <text:p>66141</text:p>
          </table:table-cell>
          <table:table-cell office:value-type="float" office:value="3919616624" calcext:value-type="float">
            <text:p>3919616624</text:p>
          </table:table-cell>
          <table:table-cell office:value-type="float" office:value="9184307437" calcext:value-type="float">
            <text:p>9184307437</text:p>
          </table:table-cell>
          <table:table-cell office:value-type="float" office:value="78324" calcext:value-type="float">
            <text:p>78324</text:p>
          </table:table-cell>
          <table:table-cell office:value-type="float" office:value="6740427" calcext:value-type="float">
            <text:p>6740427</text:p>
          </table:table-cell>
          <table:table-cell office:value-type="float" office:value="6798775" calcext:value-type="float">
            <text:p>6798775</text:p>
          </table:table-cell>
          <table:table-cell office:value-type="float" office:value="74497" calcext:value-type="float">
            <text:p>7449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773" calcext:value-type="float">
            <text:p>0.426773</text:p>
          </table:table-cell>
          <table:table-cell office:value-type="float" office:value="78324" calcext:value-type="float">
            <text:p>78324</text:p>
          </table:table-cell>
          <table:table-cell office:value-type="float" office:value="0.430526" calcext:value-type="float">
            <text:p>0.430526</text:p>
          </table:table-cell>
          <table:table-cell office:value-type="float" office:value="0.434253" calcext:value-type="float">
            <text:p>0.434253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0.99" calcext:value-type="float">
            <text:p>0.99</text:p>
          </table:table-cell>
          <table:table-cell office:value-type="float" office:value="91.26" calcext:value-type="float">
            <text:p>91.2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6143" calcext:value-type="float">
            <text:p>66143</text:p>
          </table:table-cell>
          <table:table-cell office:value-type="float" office:value="3917839387" calcext:value-type="float">
            <text:p>3917839387</text:p>
          </table:table-cell>
          <table:table-cell office:value-type="float" office:value="9182918503" calcext:value-type="float">
            <text:p>9182918503</text:p>
          </table:table-cell>
          <table:table-cell office:value-type="float" office:value="75218" calcext:value-type="float">
            <text:p>75218</text:p>
          </table:table-cell>
          <table:table-cell office:value-type="float" office:value="6732213" calcext:value-type="float">
            <text:p>6732213</text:p>
          </table:table-cell>
          <table:table-cell office:value-type="float" office:value="6786302" calcext:value-type="float">
            <text:p>6786302</text:p>
          </table:table-cell>
          <table:table-cell office:value-type="float" office:value="82258" calcext:value-type="float">
            <text:p>82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644" calcext:value-type="float">
            <text:p>0.426644</text:p>
          </table:table-cell>
          <table:table-cell office:value-type="float" office:value="75218" calcext:value-type="float">
            <text:p>75218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33456" calcext:value-type="float">
            <text:p>0.433456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99" calcext:value-type="float">
            <text:p>0.99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7148" calcext:value-type="float">
            <text:p>67148</text:p>
          </table:table-cell>
          <table:table-cell office:value-type="float" office:value="3923449549" calcext:value-type="float">
            <text:p>3923449549</text:p>
          </table:table-cell>
          <table:table-cell office:value-type="float" office:value="9186837288" calcext:value-type="float">
            <text:p>9186837288</text:p>
          </table:table-cell>
          <table:table-cell office:value-type="float" office:value="78431" calcext:value-type="float">
            <text:p>78431</text:p>
          </table:table-cell>
          <table:table-cell office:value-type="float" office:value="6843457" calcext:value-type="float">
            <text:p>6843457</text:p>
          </table:table-cell>
          <table:table-cell office:value-type="float" office:value="6901694" calcext:value-type="float">
            <text:p>6901694</text:p>
          </table:table-cell>
          <table:table-cell office:value-type="float" office:value="64905" calcext:value-type="float">
            <text:p>649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3" calcext:value-type="float">
            <text:p>0.427073</text:p>
          </table:table-cell>
          <table:table-cell office:value-type="float" office:value="78431" calcext:value-type="float">
            <text:p>78431</text:p>
          </table:table-cell>
          <table:table-cell office:value-type="float" office:value="0.437107" calcext:value-type="float">
            <text:p>0.437107</text:p>
          </table:table-cell>
          <table:table-cell office:value-type="float" office:value="0.440827" calcext:value-type="float">
            <text:p>0.440827</text:p>
          </table:table-cell>
          <table:table-cell office:value-type="float" office:value="0.004146" calcext:value-type="float">
            <text:p>0.004146</text:p>
          </table:table-cell>
          <table:table-cell office:value-type="float" office:value="0.99" calcext:value-type="float">
            <text:p>0.99</text:p>
          </table:table-cell>
          <table:table-cell office:value-type="float" office:value="106.34" calcext:value-type="float">
            <text:p>106.3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7145" calcext:value-type="float">
            <text:p>67145</text:p>
          </table:table-cell>
          <table:table-cell office:value-type="float" office:value="3922060078" calcext:value-type="float">
            <text:p>3922060078</text:p>
          </table:table-cell>
          <table:table-cell office:value-type="float" office:value="9183081874" calcext:value-type="float">
            <text:p>9183081874</text:p>
          </table:table-cell>
          <table:table-cell office:value-type="float" office:value="77146" calcext:value-type="float">
            <text:p>77146</text:p>
          </table:table-cell>
          <table:table-cell office:value-type="float" office:value="6859229" calcext:value-type="float">
            <text:p>6859229</text:p>
          </table:table-cell>
          <table:table-cell office:value-type="float" office:value="6914974" calcext:value-type="float">
            <text:p>6914974</text:p>
          </table:table-cell>
          <table:table-cell office:value-type="float" office:value="78523" calcext:value-type="float">
            <text:p>7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6" calcext:value-type="float">
            <text:p>0.427096</text:p>
          </table:table-cell>
          <table:table-cell office:value-type="float" office:value="77146" calcext:value-type="float">
            <text:p>77146</text:p>
          </table:table-cell>
          <table:table-cell office:value-type="float" office:value="0.438114" calcext:value-type="float">
            <text:p>0.438114</text:p>
          </table:table-cell>
          <table:table-cell office:value-type="float" office:value="0.441675" calcext:value-type="float">
            <text:p>0.441675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99" calcext:value-type="float">
            <text:p>0.99</text:p>
          </table:table-cell>
          <table:table-cell office:value-type="float" office:value="88.06" calcext:value-type="float">
            <text:p>88.06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7139" calcext:value-type="float">
            <text:p>67139</text:p>
          </table:table-cell>
          <table:table-cell office:value-type="float" office:value="3924377583" calcext:value-type="float">
            <text:p>3924377583</text:p>
          </table:table-cell>
          <table:table-cell office:value-type="float" office:value="9185674976" calcext:value-type="float">
            <text:p>9185674976</text:p>
          </table:table-cell>
          <table:table-cell office:value-type="float" office:value="77915" calcext:value-type="float">
            <text:p>77915</text:p>
          </table:table-cell>
          <table:table-cell office:value-type="float" office:value="6855513" calcext:value-type="float">
            <text:p>6855513</text:p>
          </table:table-cell>
          <table:table-cell office:value-type="float" office:value="6908288" calcext:value-type="float">
            <text:p>6908288</text:p>
          </table:table-cell>
          <table:table-cell office:value-type="float" office:value="114365" calcext:value-type="float">
            <text:p>1143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8" calcext:value-type="float">
            <text:p>0.427228</text:p>
          </table:table-cell>
          <table:table-cell office:value-type="float" office:value="77915" calcext:value-type="float">
            <text:p>77915</text:p>
          </table:table-cell>
          <table:table-cell office:value-type="float" office:value="0.437877" calcext:value-type="float">
            <text:p>0.437877</text:p>
          </table:table-cell>
          <table:table-cell office:value-type="float" office:value="0.441248" calcext:value-type="float">
            <text:p>0.441248</text:p>
          </table:table-cell>
          <table:table-cell office:value-type="float" office:value="0.007305" calcext:value-type="float">
            <text:p>0.007305</text:p>
          </table:table-cell>
          <table:table-cell office:value-type="float" office:value="0.99" calcext:value-type="float">
            <text:p>0.99</text:p>
          </table:table-cell>
          <table:table-cell office:value-type="float" office:value="60.41" calcext:value-type="float">
            <text:p>60.4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7143" calcext:value-type="float">
            <text:p>67143</text:p>
          </table:table-cell>
          <table:table-cell office:value-type="float" office:value="3922987148" calcext:value-type="float">
            <text:p>3922987148</text:p>
          </table:table-cell>
          <table:table-cell office:value-type="float" office:value="9183962563" calcext:value-type="float">
            <text:p>9183962563</text:p>
          </table:table-cell>
          <table:table-cell office:value-type="float" office:value="77684" calcext:value-type="float">
            <text:p>77684</text:p>
          </table:table-cell>
          <table:table-cell office:value-type="float" office:value="6871728" calcext:value-type="float">
            <text:p>6871728</text:p>
          </table:table-cell>
          <table:table-cell office:value-type="float" office:value="6927546" calcext:value-type="float">
            <text:p>6927546</text:p>
          </table:table-cell>
          <table:table-cell office:value-type="float" office:value="110031" calcext:value-type="float">
            <text:p>11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6" calcext:value-type="float">
            <text:p>0.427156</text:p>
          </table:table-cell>
          <table:table-cell office:value-type="float" office:value="77684" calcext:value-type="float">
            <text:p>77684</text:p>
          </table:table-cell>
          <table:table-cell office:value-type="float" office:value="0.438913" calcext:value-type="float">
            <text:p>0.438913</text:p>
          </table:table-cell>
          <table:table-cell office:value-type="float" office:value="0.442478" calcext:value-type="float">
            <text:p>0.442478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99" calcext:value-type="float">
            <text:p>0.99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7149" calcext:value-type="float">
            <text:p>67149</text:p>
          </table:table-cell>
          <table:table-cell office:value-type="float" office:value="3923758704" calcext:value-type="float">
            <text:p>3923758704</text:p>
          </table:table-cell>
          <table:table-cell office:value-type="float" office:value="9187063841" calcext:value-type="float">
            <text:p>9187063841</text:p>
          </table:table-cell>
          <table:table-cell office:value-type="float" office:value="79173" calcext:value-type="float">
            <text:p>79173</text:p>
          </table:table-cell>
          <table:table-cell office:value-type="float" office:value="6863295" calcext:value-type="float">
            <text:p>6863295</text:p>
          </table:table-cell>
          <table:table-cell office:value-type="float" office:value="6924202" calcext:value-type="float">
            <text:p>6924202</text:p>
          </table:table-cell>
          <table:table-cell office:value-type="float" office:value="56638" calcext:value-type="float">
            <text:p>566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6" calcext:value-type="float">
            <text:p>0.427096</text:p>
          </table:table-cell>
          <table:table-cell office:value-type="float" office:value="79173" calcext:value-type="float">
            <text:p>79173</text:p>
          </table:table-cell>
          <table:table-cell office:value-type="float" office:value="0.437937" calcext:value-type="float">
            <text:p>0.437937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99" calcext:value-type="float">
            <text:p>0.99</text:p>
          </table:table-cell>
          <table:table-cell office:value-type="float" office:value="122.25" calcext:value-type="float">
            <text:p>122.2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7149" calcext:value-type="float">
            <text:p>67149</text:p>
          </table:table-cell>
          <table:table-cell office:value-type="float" office:value="3920326399" calcext:value-type="float">
            <text:p>3920326399</text:p>
          </table:table-cell>
          <table:table-cell office:value-type="float" office:value="9183117454" calcext:value-type="float">
            <text:p>9183117454</text:p>
          </table:table-cell>
          <table:table-cell office:value-type="float" office:value="75097" calcext:value-type="float">
            <text:p>75097</text:p>
          </table:table-cell>
          <table:table-cell office:value-type="float" office:value="6758661" calcext:value-type="float">
            <text:p>6758661</text:p>
          </table:table-cell>
          <table:table-cell office:value-type="float" office:value="6814802" calcext:value-type="float">
            <text:p>6814802</text:p>
          </table:table-cell>
          <table:table-cell office:value-type="float" office:value="20987" calcext:value-type="float">
            <text:p>2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06" calcext:value-type="float">
            <text:p>0.426906</text:p>
          </table:table-cell>
          <table:table-cell office:value-type="float" office:value="75097" calcext:value-type="float">
            <text:p>75097</text:p>
          </table:table-cell>
          <table:table-cell office:value-type="float" office:value="0.431261" calcext:value-type="float">
            <text:p>0.431261</text:p>
          </table:table-cell>
          <table:table-cell office:value-type="float" office:value="0.434843" calcext:value-type="float">
            <text:p>0.434843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99" calcext:value-type="float">
            <text:p>0.99</text:p>
          </table:table-cell>
          <table:table-cell office:value-type="float" office:value="324.72" calcext:value-type="float">
            <text:p>324.7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7143" calcext:value-type="float">
            <text:p>67143</text:p>
          </table:table-cell>
          <table:table-cell office:value-type="float" office:value="3920762867" calcext:value-type="float">
            <text:p>3920762867</text:p>
          </table:table-cell>
          <table:table-cell office:value-type="float" office:value="9184309628" calcext:value-type="float">
            <text:p>9184309628</text:p>
          </table:table-cell>
          <table:table-cell office:value-type="float" office:value="77003" calcext:value-type="float">
            <text:p>77003</text:p>
          </table:table-cell>
          <table:table-cell office:value-type="float" office:value="6809230" calcext:value-type="float">
            <text:p>6809230</text:p>
          </table:table-cell>
          <table:table-cell office:value-type="float" office:value="6863243" calcext:value-type="float">
            <text:p>6863243</text:p>
          </table:table-cell>
          <table:table-cell office:value-type="float" office:value="85340" calcext:value-type="float">
            <text:p>853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98" calcext:value-type="float">
            <text:p>0.426898</text:p>
          </table:table-cell>
          <table:table-cell office:value-type="float" office:value="77003" calcext:value-type="float">
            <text:p>77003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0.438371" calcext:value-type="float">
            <text:p>0.438371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99" calcext:value-type="float">
            <text:p>0.99</text:p>
          </table:table-cell>
          <table:table-cell office:value-type="float" office:value="80.42" calcext:value-type="float">
            <text:p>80.4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7145" calcext:value-type="float">
            <text:p>67145</text:p>
          </table:table-cell>
          <table:table-cell office:value-type="float" office:value="3920586644" calcext:value-type="float">
            <text:p>3920586644</text:p>
          </table:table-cell>
          <table:table-cell office:value-type="float" office:value="9183185817" calcext:value-type="float">
            <text:p>9183185817</text:p>
          </table:table-cell>
          <table:table-cell office:value-type="float" office:value="75714" calcext:value-type="float">
            <text:p>75714</text:p>
          </table:table-cell>
          <table:table-cell office:value-type="float" office:value="6821552" calcext:value-type="float">
            <text:p>6821552</text:p>
          </table:table-cell>
          <table:table-cell office:value-type="float" office:value="6879395" calcext:value-type="float">
            <text:p>6879395</text:p>
          </table:table-cell>
          <table:table-cell office:value-type="float" office:value="80151" calcext:value-type="float">
            <text:p>80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31" calcext:value-type="float">
            <text:p>0.426931</text:p>
          </table:table-cell>
          <table:table-cell office:value-type="float" office:value="75714" calcext:value-type="float">
            <text:p>75714</text:p>
          </table:table-cell>
          <table:table-cell office:value-type="float" office:value="0.435708" calcext:value-type="float">
            <text:p>0.435708</text:p>
          </table:table-cell>
          <table:table-cell office:value-type="float" office:value="0.439402" calcext:value-type="float">
            <text:p>0.439402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0.99" calcext:value-type="float">
            <text:p>0.99</text:p>
          </table:table-cell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8150" calcext:value-type="float">
            <text:p>68150</text:p>
          </table:table-cell>
          <table:table-cell office:value-type="float" office:value="3925408998" calcext:value-type="float">
            <text:p>3925408998</text:p>
          </table:table-cell>
          <table:table-cell office:value-type="float" office:value="9186683612" calcext:value-type="float">
            <text:p>9186683612</text:p>
          </table:table-cell>
          <table:table-cell office:value-type="float" office:value="79193" calcext:value-type="float">
            <text:p>79193</text:p>
          </table:table-cell>
          <table:table-cell office:value-type="float" office:value="6923806" calcext:value-type="float">
            <text:p>6923806</text:p>
          </table:table-cell>
          <table:table-cell office:value-type="float" office:value="6978040" calcext:value-type="float">
            <text:p>6978040</text:p>
          </table:table-cell>
          <table:table-cell office:value-type="float" office:value="64558" calcext:value-type="float">
            <text:p>645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3" calcext:value-type="float">
            <text:p>0.427293</text:p>
          </table:table-cell>
          <table:table-cell office:value-type="float" office:value="79193" calcext:value-type="float">
            <text:p>79193</text:p>
          </table:table-cell>
          <table:table-cell office:value-type="float" office:value="0.442239" calcext:value-type="float">
            <text:p>0.442239</text:p>
          </table:table-cell>
          <table:table-cell office:value-type="float" office:value="0.445703" calcext:value-type="float">
            <text:p>0.445703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99" calcext:value-type="float">
            <text:p>0.99</text:p>
          </table:table-cell>
          <table:table-cell office:value-type="float" office:value="108.09" calcext:value-type="float">
            <text:p>108.0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8147" calcext:value-type="float">
            <text:p>68147</text:p>
          </table:table-cell>
          <table:table-cell office:value-type="float" office:value="3921420798" calcext:value-type="float">
            <text:p>3921420798</text:p>
          </table:table-cell>
          <table:table-cell office:value-type="float" office:value="9181830014" calcext:value-type="float">
            <text:p>9181830014</text:p>
          </table:table-cell>
          <table:table-cell office:value-type="float" office:value="76842" calcext:value-type="float">
            <text:p>76842</text:p>
          </table:table-cell>
          <table:table-cell office:value-type="float" office:value="6849171" calcext:value-type="float">
            <text:p>6849171</text:p>
          </table:table-cell>
          <table:table-cell office:value-type="float" office:value="6903303" calcext:value-type="float">
            <text:p>6903303</text:p>
          </table:table-cell>
          <table:table-cell office:value-type="float" office:value="65994" calcext:value-type="float">
            <text:p>6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5" calcext:value-type="float">
            <text:p>0.427085</text:p>
          </table:table-cell>
          <table:table-cell office:value-type="float" office:value="76842" calcext:value-type="float">
            <text:p>76842</text:p>
          </table:table-cell>
          <table:table-cell office:value-type="float" office:value="0.437472" calcext:value-type="float">
            <text:p>0.437472</text:p>
          </table:table-cell>
          <table:table-cell office:value-type="float" office:value="0.44093" calcext:value-type="float">
            <text:p>0.44093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99" calcext:value-type="float">
            <text:p>0.99</text:p>
          </table:table-cell>
          <table:table-cell office:value-type="float" office:value="104.61" calcext:value-type="float">
            <text:p>104.6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8141" calcext:value-type="float">
            <text:p>68141</text:p>
          </table:table-cell>
          <table:table-cell office:value-type="float" office:value="3922857629" calcext:value-type="float">
            <text:p>3922857629</text:p>
          </table:table-cell>
          <table:table-cell office:value-type="float" office:value="9184207085" calcext:value-type="float">
            <text:p>9184207085</text:p>
          </table:table-cell>
          <table:table-cell office:value-type="float" office:value="76687" calcext:value-type="float">
            <text:p>76687</text:p>
          </table:table-cell>
          <table:table-cell office:value-type="float" office:value="6872769" calcext:value-type="float">
            <text:p>6872769</text:p>
          </table:table-cell>
          <table:table-cell office:value-type="float" office:value="6930090" calcext:value-type="float">
            <text:p>6930090</text:p>
          </table:table-cell>
          <table:table-cell office:value-type="float" office:value="116256" calcext:value-type="float">
            <text:p>1162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1" calcext:value-type="float">
            <text:p>0.427131</text:p>
          </table:table-cell>
          <table:table-cell office:value-type="float" office:value="76687" calcext:value-type="float">
            <text:p>76687</text:p>
          </table:table-cell>
          <table:table-cell office:value-type="float" office:value="0.438979" calcext:value-type="float">
            <text:p>0.438979</text:p>
          </table:table-cell>
          <table:table-cell office:value-type="float" office:value="0.44264" calcext:value-type="float">
            <text:p>0.4426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99" calcext:value-type="float">
            <text:p>0.99</text:p>
          </table:table-cell>
          <table:table-cell office:value-type="float" office:value="59.61" calcext:value-type="float">
            <text:p>59.6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8145" calcext:value-type="float">
            <text:p>68145</text:p>
          </table:table-cell>
          <table:table-cell office:value-type="float" office:value="3922851250" calcext:value-type="float">
            <text:p>3922851250</text:p>
          </table:table-cell>
          <table:table-cell office:value-type="float" office:value="9182627548" calcext:value-type="float">
            <text:p>9182627548</text:p>
          </table:table-cell>
          <table:table-cell office:value-type="float" office:value="77616" calcext:value-type="float">
            <text:p>77616</text:p>
          </table:table-cell>
          <table:table-cell office:value-type="float" office:value="6853764" calcext:value-type="float">
            <text:p>6853764</text:p>
          </table:table-cell>
          <table:table-cell office:value-type="float" office:value="6905279" calcext:value-type="float">
            <text:p>6905279</text:p>
          </table:table-cell>
          <table:table-cell office:value-type="float" office:value="62211" calcext:value-type="float">
            <text:p>6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4" calcext:value-type="float">
            <text:p>0.427204</text:p>
          </table:table-cell>
          <table:table-cell office:value-type="float" office:value="77616" calcext:value-type="float">
            <text:p>77616</text:p>
          </table:table-cell>
          <table:table-cell office:value-type="float" office:value="0.437765" calcext:value-type="float">
            <text:p>0.437765</text:p>
          </table:table-cell>
          <table:table-cell office:value-type="float" office:value="0.441056" calcext:value-type="float">
            <text:p>0.441056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.99" calcext:value-type="float">
            <text:p>0.9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8151" calcext:value-type="float">
            <text:p>68151</text:p>
          </table:table-cell>
          <table:table-cell office:value-type="float" office:value="3922695013" calcext:value-type="float">
            <text:p>3922695013</text:p>
          </table:table-cell>
          <table:table-cell office:value-type="float" office:value="9185165696" calcext:value-type="float">
            <text:p>9185165696</text:p>
          </table:table-cell>
          <table:table-cell office:value-type="float" office:value="78777" calcext:value-type="float">
            <text:p>78777</text:p>
          </table:table-cell>
          <table:table-cell office:value-type="float" office:value="6844016" calcext:value-type="float">
            <text:p>6844016</text:p>
          </table:table-cell>
          <table:table-cell office:value-type="float" office:value="6900223" calcext:value-type="float">
            <text:p>6900223</text:p>
          </table:table-cell>
          <table:table-cell office:value-type="float" office:value="71867" calcext:value-type="float">
            <text:p>718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9" calcext:value-type="float">
            <text:p>0.427069</text:p>
          </table:table-cell>
          <table:table-cell office:value-type="float" office:value="78777" calcext:value-type="float">
            <text:p>78777</text:p>
          </table:table-cell>
          <table:table-cell office:value-type="float" office:value="0.437143" calcext:value-type="float">
            <text:p>0.437143</text:p>
          </table:table-cell>
          <table:table-cell office:value-type="float" office:value="0.440733" calcext:value-type="float">
            <text:p>0.440733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99" calcext:value-type="float">
            <text:p>0.99</text:p>
          </table:table-cell>
          <table:table-cell office:value-type="float" office:value="96.01" calcext:value-type="float">
            <text:p>96.0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8151" calcext:value-type="float">
            <text:p>68151</text:p>
          </table:table-cell>
          <table:table-cell office:value-type="float" office:value="3923376770" calcext:value-type="float">
            <text:p>3923376770</text:p>
          </table:table-cell>
          <table:table-cell office:value-type="float" office:value="9183955907" calcext:value-type="float">
            <text:p>9183955907</text:p>
          </table:table-cell>
          <table:table-cell office:value-type="float" office:value="78620" calcext:value-type="float">
            <text:p>78620</text:p>
          </table:table-cell>
          <table:table-cell office:value-type="float" office:value="6873805" calcext:value-type="float">
            <text:p>6873805</text:p>
          </table:table-cell>
          <table:table-cell office:value-type="float" office:value="6927230" calcext:value-type="float">
            <text:p>6927230</text:p>
          </table:table-cell>
          <table:table-cell office:value-type="float" office:value="69503" calcext:value-type="float">
            <text:p>6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9" calcext:value-type="float">
            <text:p>0.427199</text:p>
          </table:table-cell>
          <table:table-cell office:value-type="float" office:value="78620" calcext:value-type="float">
            <text:p>78620</text:p>
          </table:table-cell>
          <table:table-cell office:value-type="float" office:value="0.439045" calcext:value-type="float">
            <text:p>0.439045</text:p>
          </table:table-cell>
          <table:table-cell office:value-type="float" office:value="0.442458" calcext:value-type="float">
            <text:p>0.442458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99" calcext:value-type="float">
            <text:p>0.99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8145" calcext:value-type="float">
            <text:p>68145</text:p>
          </table:table-cell>
          <table:table-cell office:value-type="float" office:value="3922446332" calcext:value-type="float">
            <text:p>3922446332</text:p>
          </table:table-cell>
          <table:table-cell office:value-type="float" office:value="9183131139" calcext:value-type="float">
            <text:p>9183131139</text:p>
          </table:table-cell>
          <table:table-cell office:value-type="float" office:value="78734" calcext:value-type="float">
            <text:p>78734</text:p>
          </table:table-cell>
          <table:table-cell office:value-type="float" office:value="6871781" calcext:value-type="float">
            <text:p>6871781</text:p>
          </table:table-cell>
          <table:table-cell office:value-type="float" office:value="6925689" calcext:value-type="float">
            <text:p>6925689</text:p>
          </table:table-cell>
          <table:table-cell office:value-type="float" office:value="88527" calcext:value-type="float">
            <text:p>885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6" calcext:value-type="float">
            <text:p>0.427136</text:p>
          </table:table-cell>
          <table:table-cell office:value-type="float" office:value="78734" calcext:value-type="float">
            <text:p>78734</text:p>
          </table:table-cell>
          <table:table-cell office:value-type="float" office:value="0.438916" calcext:value-type="float">
            <text:p>0.438916</text:p>
          </table:table-cell>
          <table:table-cell office:value-type="float" office:value="0.442359" calcext:value-type="float">
            <text:p>0.442359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99" calcext:value-type="float">
            <text:p>0.99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8147" calcext:value-type="float">
            <text:p>68147</text:p>
          </table:table-cell>
          <table:table-cell office:value-type="float" office:value="3921915728" calcext:value-type="float">
            <text:p>3921915728</text:p>
          </table:table-cell>
          <table:table-cell office:value-type="float" office:value="9182429594" calcext:value-type="float">
            <text:p>9182429594</text:p>
          </table:table-cell>
          <table:table-cell office:value-type="float" office:value="77379" calcext:value-type="float">
            <text:p>77379</text:p>
          </table:table-cell>
          <table:table-cell office:value-type="float" office:value="6856217" calcext:value-type="float">
            <text:p>6856217</text:p>
          </table:table-cell>
          <table:table-cell office:value-type="float" office:value="6913800" calcext:value-type="float">
            <text:p>6913800</text:p>
          </table:table-cell>
          <table:table-cell office:value-type="float" office:value="29668" calcext:value-type="float">
            <text:p>2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1" calcext:value-type="float">
            <text:p>0.427111</text:p>
          </table:table-cell>
          <table:table-cell office:value-type="float" office:value="77379" calcext:value-type="float">
            <text:p>77379</text:p>
          </table:table-cell>
          <table:table-cell office:value-type="float" office:value="0.437922" calcext:value-type="float">
            <text:p>0.437922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99" calcext:value-type="float">
            <text:p>0.99</text:p>
          </table:table-cell>
          <table:table-cell office:value-type="float" office:value="233.04" calcext:value-type="float">
            <text:p>233.04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69153" calcext:value-type="float">
            <text:p>69153</text:p>
          </table:table-cell>
          <table:table-cell office:value-type="float" office:value="3924878046" calcext:value-type="float">
            <text:p>3924878046</text:p>
          </table:table-cell>
          <table:table-cell office:value-type="float" office:value="9187947073" calcext:value-type="float">
            <text:p>9187947073</text:p>
          </table:table-cell>
          <table:table-cell office:value-type="float" office:value="78651" calcext:value-type="float">
            <text:p>78651</text:p>
          </table:table-cell>
          <table:table-cell office:value-type="float" office:value="6864321" calcext:value-type="float">
            <text:p>6864321</text:p>
          </table:table-cell>
          <table:table-cell office:value-type="float" office:value="6919238" calcext:value-type="float">
            <text:p>6919238</text:p>
          </table:table-cell>
          <table:table-cell office:value-type="float" office:value="74272" calcext:value-type="float">
            <text:p>742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7" calcext:value-type="float">
            <text:p>0.427177</text:p>
          </table:table-cell>
          <table:table-cell office:value-type="float" office:value="78651" calcext:value-type="float">
            <text:p>78651</text:p>
          </table:table-cell>
          <table:table-cell office:value-type="float" office:value="0.438003" calcext:value-type="float">
            <text:p>0.438003</text:p>
          </table:table-cell>
          <table:table-cell office:value-type="float" office:value="0.441507" calcext:value-type="float">
            <text:p>0.441507</text:p>
          </table:table-cell>
          <table:table-cell office:value-type="float" office:value="0.004739" calcext:value-type="float">
            <text:p>0.004739</text:p>
          </table:table-cell>
          <table:table-cell office:value-type="float" office:value="0.99" calcext:value-type="float">
            <text:p>0.99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69150" calcext:value-type="float">
            <text:p>69150</text:p>
          </table:table-cell>
          <table:table-cell office:value-type="float" office:value="3922828727" calcext:value-type="float">
            <text:p>3922828727</text:p>
          </table:table-cell>
          <table:table-cell office:value-type="float" office:value="9183055270" calcext:value-type="float">
            <text:p>9183055270</text:p>
          </table:table-cell>
          <table:table-cell office:value-type="float" office:value="78377" calcext:value-type="float">
            <text:p>78377</text:p>
          </table:table-cell>
          <table:table-cell office:value-type="float" office:value="6847149" calcext:value-type="float">
            <text:p>6847149</text:p>
          </table:table-cell>
          <table:table-cell office:value-type="float" office:value="6901574" calcext:value-type="float">
            <text:p>6901574</text:p>
          </table:table-cell>
          <table:table-cell office:value-type="float" office:value="78220" calcext:value-type="float">
            <text:p>78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1" calcext:value-type="float">
            <text:p>0.427181</text:p>
          </table:table-cell>
          <table:table-cell office:value-type="float" office:value="78377" calcext:value-type="float">
            <text:p>78377</text:p>
          </table:table-cell>
          <table:table-cell office:value-type="float" office:value="0.436907" calcext:value-type="float">
            <text:p>0.436907</text:p>
          </table:table-cell>
          <table:table-cell office:value-type="float" office:value="0.44038" calcext:value-type="float">
            <text:p>0.44038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.99" calcext:value-type="float">
            <text:p>0.99</text:p>
          </table:table-cell>
          <table:table-cell office:value-type="float" office:value="88.23" calcext:value-type="float">
            <text:p>88.23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69143" calcext:value-type="float">
            <text:p>69143</text:p>
          </table:table-cell>
          <table:table-cell office:value-type="float" office:value="3922014632" calcext:value-type="float">
            <text:p>3922014632</text:p>
          </table:table-cell>
          <table:table-cell office:value-type="float" office:value="9185085828" calcext:value-type="float">
            <text:p>9185085828</text:p>
          </table:table-cell>
          <table:table-cell office:value-type="float" office:value="76638" calcext:value-type="float">
            <text:p>76638</text:p>
          </table:table-cell>
          <table:table-cell office:value-type="float" office:value="6806073" calcext:value-type="float">
            <text:p>6806073</text:p>
          </table:table-cell>
          <table:table-cell office:value-type="float" office:value="6859419" calcext:value-type="float">
            <text:p>6859419</text:p>
          </table:table-cell>
          <table:table-cell office:value-type="float" office:value="115797" calcext:value-type="float">
            <text:p>11579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8" calcext:value-type="float">
            <text:p>0.426998</text:p>
          </table:table-cell>
          <table:table-cell office:value-type="float" office:value="76638" calcext:value-type="float">
            <text:p>76638</text:p>
          </table:table-cell>
          <table:table-cell office:value-type="float" office:value="0.434719" calcext:value-type="float">
            <text:p>0.434719</text:p>
          </table:table-cell>
          <table:table-cell office:value-type="float" office:value="0.438127" calcext:value-type="float">
            <text:p>0.438127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0.99" calcext:value-type="float">
            <text:p>0.99</text:p>
          </table:table-cell>
          <table:table-cell office:value-type="float" office:value="59.24" calcext:value-type="float">
            <text:p>59.2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9147" calcext:value-type="float">
            <text:p>69147</text:p>
          </table:table-cell>
          <table:table-cell office:value-type="float" office:value="3922125404" calcext:value-type="float">
            <text:p>3922125404</text:p>
          </table:table-cell>
          <table:table-cell office:value-type="float" office:value="9183611656" calcext:value-type="float">
            <text:p>9183611656</text:p>
          </table:table-cell>
          <table:table-cell office:value-type="float" office:value="77229" calcext:value-type="float">
            <text:p>77229</text:p>
          </table:table-cell>
          <table:table-cell office:value-type="float" office:value="6842005" calcext:value-type="float">
            <text:p>6842005</text:p>
          </table:table-cell>
          <table:table-cell office:value-type="float" office:value="6895831" calcext:value-type="float">
            <text:p>6895831</text:p>
          </table:table-cell>
          <table:table-cell office:value-type="float" office:value="112001" calcext:value-type="float">
            <text:p>1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9" calcext:value-type="float">
            <text:p>0.427079</text:p>
          </table:table-cell>
          <table:table-cell office:value-type="float" office:value="77229" calcext:value-type="float">
            <text:p>77229</text:p>
          </table:table-cell>
          <table:table-cell office:value-type="float" office:value="0.437014" calcext:value-type="float">
            <text:p>0.437014</text:p>
          </table:table-cell>
          <table:table-cell office:value-type="float" office:value="0.440452" calcext:value-type="float">
            <text:p>0.440452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0.99" calcext:value-type="float">
            <text:p>0.99</text:p>
          </table:table-cell>
          <table:table-cell office:value-type="float" office:value="61.57" calcext:value-type="float">
            <text:p>61.5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69153" calcext:value-type="float">
            <text:p>69153</text:p>
          </table:table-cell>
          <table:table-cell office:value-type="float" office:value="3925877816" calcext:value-type="float">
            <text:p>3925877816</text:p>
          </table:table-cell>
          <table:table-cell office:value-type="float" office:value="9184842056" calcext:value-type="float">
            <text:p>9184842056</text:p>
          </table:table-cell>
          <table:table-cell office:value-type="float" office:value="81921" calcext:value-type="float">
            <text:p>81921</text:p>
          </table:table-cell>
          <table:table-cell office:value-type="float" office:value="6968379" calcext:value-type="float">
            <text:p>6968379</text:p>
          </table:table-cell>
          <table:table-cell office:value-type="float" office:value="7022137" calcext:value-type="float">
            <text:p>7022137</text:p>
          </table:table-cell>
          <table:table-cell office:value-type="float" office:value="62695" calcext:value-type="float">
            <text:p>626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43" calcext:value-type="float">
            <text:p>0.42743</text:p>
          </table:table-cell>
          <table:table-cell office:value-type="float" office:value="81921" calcext:value-type="float">
            <text:p>81921</text:p>
          </table:table-cell>
          <table:table-cell office:value-type="float" office:value="0.445086" calcext:value-type="float">
            <text:p>0.445086</text:p>
          </table:table-cell>
          <table:table-cell office:value-type="float" office:value="0.44852" calcext:value-type="float">
            <text:p>0.44852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99" calcext:value-type="float">
            <text:p>0.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69153" calcext:value-type="float">
            <text:p>69153</text:p>
          </table:table-cell>
          <table:table-cell office:value-type="float" office:value="3922311350" calcext:value-type="float">
            <text:p>3922311350</text:p>
          </table:table-cell>
          <table:table-cell office:value-type="float" office:value="9183625791" calcext:value-type="float">
            <text:p>9183625791</text:p>
          </table:table-cell>
          <table:table-cell office:value-type="float" office:value="79317" calcext:value-type="float">
            <text:p>79317</text:p>
          </table:table-cell>
          <table:table-cell office:value-type="float" office:value="6850945" calcext:value-type="float">
            <text:p>6850945</text:p>
          </table:table-cell>
          <table:table-cell office:value-type="float" office:value="6905636" calcext:value-type="float">
            <text:p>6905636</text:p>
          </table:table-cell>
          <table:table-cell office:value-type="float" office:value="59370" calcext:value-type="float">
            <text:p>59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8" calcext:value-type="float">
            <text:p>0.427098</text:p>
          </table:table-cell>
          <table:table-cell office:value-type="float" office:value="79317" calcext:value-type="float">
            <text:p>79317</text:p>
          </table:table-cell>
          <table:table-cell office:value-type="float" office:value="0.437585" calcext:value-type="float">
            <text:p>0.437585</text:p>
          </table:table-cell>
          <table:table-cell office:value-type="float" office:value="0.441079" calcext:value-type="float">
            <text:p>0.441079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99" calcext:value-type="float">
            <text:p>0.99</text:p>
          </table:table-cell>
          <table:table-cell office:value-type="float" office:value="116.32" calcext:value-type="float">
            <text:p>116.32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69147" calcext:value-type="float">
            <text:p>69147</text:p>
          </table:table-cell>
          <table:table-cell office:value-type="float" office:value="3921548787" calcext:value-type="float">
            <text:p>3921548787</text:p>
          </table:table-cell>
          <table:table-cell office:value-type="float" office:value="9182448039" calcext:value-type="float">
            <text:p>9182448039</text:p>
          </table:table-cell>
          <table:table-cell office:value-type="float" office:value="78843" calcext:value-type="float">
            <text:p>78843</text:p>
          </table:table-cell>
          <table:table-cell office:value-type="float" office:value="6805371" calcext:value-type="float">
            <text:p>6805371</text:p>
          </table:table-cell>
          <table:table-cell office:value-type="float" office:value="6858650" calcext:value-type="float">
            <text:p>6858650</text:p>
          </table:table-cell>
          <table:table-cell office:value-type="float" office:value="54704" calcext:value-type="float">
            <text:p>547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" calcext:value-type="float">
            <text:p>0.42707</text:p>
          </table:table-cell>
          <table:table-cell office:value-type="float" office:value="78843" calcext:value-type="float">
            <text:p>78843</text:p>
          </table:table-cell>
          <table:table-cell office:value-type="float" office:value="0.434674" calcext:value-type="float">
            <text:p>0.434674</text:p>
          </table:table-cell>
          <table:table-cell office:value-type="float" office:value="0.438077" calcext:value-type="float">
            <text:p>0.438077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99" calcext:value-type="float">
            <text:p>0.99</text:p>
          </table:table-cell>
          <table:table-cell office:value-type="float" office:value="125.38" calcext:value-type="float">
            <text:p>125.3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69149" calcext:value-type="float">
            <text:p>69149</text:p>
          </table:table-cell>
          <table:table-cell office:value-type="float" office:value="3921258835" calcext:value-type="float">
            <text:p>3921258835</text:p>
          </table:table-cell>
          <table:table-cell office:value-type="float" office:value="9183218698" calcext:value-type="float">
            <text:p>9183218698</text:p>
          </table:table-cell>
          <table:table-cell office:value-type="float" office:value="76344" calcext:value-type="float">
            <text:p>76344</text:p>
          </table:table-cell>
          <table:table-cell office:value-type="float" office:value="6806695" calcext:value-type="float">
            <text:p>6806695</text:p>
          </table:table-cell>
          <table:table-cell office:value-type="float" office:value="6860581" calcext:value-type="float">
            <text:p>6860581</text:p>
          </table:table-cell>
          <table:table-cell office:value-type="float" office:value="68568" calcext:value-type="float">
            <text:p>6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3" calcext:value-type="float">
            <text:p>0.427003</text:p>
          </table:table-cell>
          <table:table-cell office:value-type="float" office:value="76344" calcext:value-type="float">
            <text:p>76344</text:p>
          </table:table-cell>
          <table:table-cell office:value-type="float" office:value="0.434759" calcext:value-type="float">
            <text:p>0.434759</text:p>
          </table:table-cell>
          <table:table-cell office:value-type="float" office:value="0.438201" calcext:value-type="float">
            <text:p>0.438201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99" calcext:value-type="float">
            <text:p>0.99</text:p>
          </table:table-cell>
          <table:table-cell office:value-type="float" office:value="100.06" calcext:value-type="float">
            <text:p>100.0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0155" calcext:value-type="float">
            <text:p>70155</text:p>
          </table:table-cell>
          <table:table-cell office:value-type="float" office:value="3922541177" calcext:value-type="float">
            <text:p>3922541177</text:p>
          </table:table-cell>
          <table:table-cell office:value-type="float" office:value="9180976005" calcext:value-type="float">
            <text:p>9180976005</text:p>
          </table:table-cell>
          <table:table-cell office:value-type="float" office:value="78594" calcext:value-type="float">
            <text:p>78594</text:p>
          </table:table-cell>
          <table:table-cell office:value-type="float" office:value="6884922" calcext:value-type="float">
            <text:p>6884922</text:p>
          </table:table-cell>
          <table:table-cell office:value-type="float" office:value="6942512" calcext:value-type="float">
            <text:p>6942512</text:p>
          </table:table-cell>
          <table:table-cell office:value-type="float" office:value="42038" calcext:value-type="float">
            <text:p>420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7" calcext:value-type="float">
            <text:p>0.427247</text:p>
          </table:table-cell>
          <table:table-cell office:value-type="float" office:value="78594" calcext:value-type="float">
            <text:p>78594</text:p>
          </table:table-cell>
          <table:table-cell office:value-type="float" office:value="0.439755" calcext:value-type="float">
            <text:p>0.439755</text:p>
          </table:table-cell>
          <table:table-cell office:value-type="float" office:value="0.443434" calcext:value-type="float">
            <text:p>0.443434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99" calcext:value-type="float">
            <text:p>0.99</text:p>
          </table:table-cell>
          <table:table-cell office:value-type="float" office:value="165.15" calcext:value-type="float">
            <text:p>165.1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0152" calcext:value-type="float">
            <text:p>70152</text:p>
          </table:table-cell>
          <table:table-cell office:value-type="float" office:value="3921316906" calcext:value-type="float">
            <text:p>3921316906</text:p>
          </table:table-cell>
          <table:table-cell office:value-type="float" office:value="9177592683" calcext:value-type="float">
            <text:p>9177592683</text:p>
          </table:table-cell>
          <table:table-cell office:value-type="float" office:value="78522" calcext:value-type="float">
            <text:p>78522</text:p>
          </table:table-cell>
          <table:table-cell office:value-type="float" office:value="6887433" calcext:value-type="float">
            <text:p>6887433</text:p>
          </table:table-cell>
          <table:table-cell office:value-type="float" office:value="6943179" calcext:value-type="float">
            <text:p>6943179</text:p>
          </table:table-cell>
          <table:table-cell office:value-type="float" office:value="28165" calcext:value-type="float">
            <text:p>28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1" calcext:value-type="float">
            <text:p>0.427271</text:p>
          </table:table-cell>
          <table:table-cell office:value-type="float" office:value="78522" calcext:value-type="float">
            <text:p>78522</text:p>
          </table:table-cell>
          <table:table-cell office:value-type="float" office:value="0.439916" calcext:value-type="float">
            <text:p>0.439916</text:p>
          </table:table-cell>
          <table:table-cell office:value-type="float" office:value="0.443476" calcext:value-type="float">
            <text:p>0.443476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99" calcext:value-type="float">
            <text:p>0.99</text:p>
          </table:table-cell>
          <table:table-cell office:value-type="float" office:value="246.52" calcext:value-type="float">
            <text:p>246.5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0145" calcext:value-type="float">
            <text:p>70145</text:p>
          </table:table-cell>
          <table:table-cell office:value-type="float" office:value="3923958323" calcext:value-type="float">
            <text:p>3923958323</text:p>
          </table:table-cell>
          <table:table-cell office:value-type="float" office:value="9185115362" calcext:value-type="float">
            <text:p>9185115362</text:p>
          </table:table-cell>
          <table:table-cell office:value-type="float" office:value="77807" calcext:value-type="float">
            <text:p>77807</text:p>
          </table:table-cell>
          <table:table-cell office:value-type="float" office:value="6816465" calcext:value-type="float">
            <text:p>6816465</text:p>
          </table:table-cell>
          <table:table-cell office:value-type="float" office:value="6871880" calcext:value-type="float">
            <text:p>6871880</text:p>
          </table:table-cell>
          <table:table-cell office:value-type="float" office:value="63630" calcext:value-type="float">
            <text:p>636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8" calcext:value-type="float">
            <text:p>0.427208</text:p>
          </table:table-cell>
          <table:table-cell office:value-type="float" office:value="77807" calcext:value-type="float">
            <text:p>77807</text:p>
          </table:table-cell>
          <table:table-cell office:value-type="float" office:value="0.435383" calcext:value-type="float">
            <text:p>0.435383</text:p>
          </table:table-cell>
          <table:table-cell office:value-type="float" office:value="0.438922" calcext:value-type="float">
            <text:p>0.438922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0.99" calcext:value-type="float">
            <text:p>0.9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0149" calcext:value-type="float">
            <text:p>70149</text:p>
          </table:table-cell>
          <table:table-cell office:value-type="float" office:value="3923254677" calcext:value-type="float">
            <text:p>3923254677</text:p>
          </table:table-cell>
          <table:table-cell office:value-type="float" office:value="9183627480" calcext:value-type="float">
            <text:p>9183627480</text:p>
          </table:table-cell>
          <table:table-cell office:value-type="float" office:value="77500" calcext:value-type="float">
            <text:p>77500</text:p>
          </table:table-cell>
          <table:table-cell office:value-type="float" office:value="6865605" calcext:value-type="float">
            <text:p>6865605</text:p>
          </table:table-cell>
          <table:table-cell office:value-type="float" office:value="6920124" calcext:value-type="float">
            <text:p>6920124</text:p>
          </table:table-cell>
          <table:table-cell office:value-type="float" office:value="121051" calcext:value-type="float">
            <text:p>12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1" calcext:value-type="float">
            <text:p>0.427201</text:p>
          </table:table-cell>
          <table:table-cell office:value-type="float" office:value="77500" calcext:value-type="float">
            <text:p>77500</text:p>
          </table:table-cell>
          <table:table-cell office:value-type="float" office:value="0.438522" calcext:value-type="float">
            <text:p>0.438522</text:p>
          </table:table-cell>
          <table:table-cell office:value-type="float" office:value="0.442004" calcext:value-type="float">
            <text:p>0.442004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99" calcext:value-type="float">
            <text:p>0.99</text:p>
          </table:table-cell>
          <table:table-cell office:value-type="float" office:value="57.17" calcext:value-type="float">
            <text:p>57.1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0155" calcext:value-type="float">
            <text:p>70155</text:p>
          </table:table-cell>
          <table:table-cell office:value-type="float" office:value="3924479895" calcext:value-type="float">
            <text:p>3924479895</text:p>
          </table:table-cell>
          <table:table-cell office:value-type="float" office:value="9188307817" calcext:value-type="float">
            <text:p>9188307817</text:p>
          </table:table-cell>
          <table:table-cell office:value-type="float" office:value="80012" calcext:value-type="float">
            <text:p>80012</text:p>
          </table:table-cell>
          <table:table-cell office:value-type="float" office:value="6850354" calcext:value-type="float">
            <text:p>6850354</text:p>
          </table:table-cell>
          <table:table-cell office:value-type="float" office:value="6902182" calcext:value-type="float">
            <text:p>6902182</text:p>
          </table:table-cell>
          <table:table-cell office:value-type="float" office:value="56901" calcext:value-type="float">
            <text:p>569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7" calcext:value-type="float">
            <text:p>0.427117</text:p>
          </table:table-cell>
          <table:table-cell office:value-type="float" office:value="80012" calcext:value-type="float">
            <text:p>80012</text:p>
          </table:table-cell>
          <table:table-cell office:value-type="float" office:value="0.437548" calcext:value-type="float">
            <text:p>0.437548</text:p>
          </table:table-cell>
          <table:table-cell office:value-type="float" office:value="0.440858" calcext:value-type="float">
            <text:p>0.440858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99" calcext:value-type="float">
            <text:p>0.99</text:p>
          </table:table-cell>
          <table:table-cell office:value-type="float" office:value="121.3" calcext:value-type="float">
            <text:p>121.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0155" calcext:value-type="float">
            <text:p>70155</text:p>
          </table:table-cell>
          <table:table-cell office:value-type="float" office:value="3924519741" calcext:value-type="float">
            <text:p>3924519741</text:p>
          </table:table-cell>
          <table:table-cell office:value-type="float" office:value="9184691400" calcext:value-type="float">
            <text:p>9184691400</text:p>
          </table:table-cell>
          <table:table-cell office:value-type="float" office:value="79370" calcext:value-type="float">
            <text:p>79370</text:p>
          </table:table-cell>
          <table:table-cell office:value-type="float" office:value="6864291" calcext:value-type="float">
            <text:p>6864291</text:p>
          </table:table-cell>
          <table:table-cell office:value-type="float" office:value="6916569" calcext:value-type="float">
            <text:p>6916569</text:p>
          </table:table-cell>
          <table:table-cell office:value-type="float" office:value="34031" calcext:value-type="float">
            <text:p>3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9" calcext:value-type="float">
            <text:p>0.427289</text:p>
          </table:table-cell>
          <table:table-cell office:value-type="float" office:value="79370" calcext:value-type="float">
            <text:p>79370</text:p>
          </table:table-cell>
          <table:table-cell office:value-type="float" office:value="0.438438" calcext:value-type="float">
            <text:p>0.438438</text:p>
          </table:table-cell>
          <table:table-cell office:value-type="float" office:value="0.441777" calcext:value-type="float">
            <text:p>0.441777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99" calcext:value-type="float">
            <text:p>0.99</text:p>
          </table:table-cell>
          <table:table-cell office:value-type="float" office:value="203.24" calcext:value-type="float">
            <text:p>203.2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0149" calcext:value-type="float">
            <text:p>70149</text:p>
          </table:table-cell>
          <table:table-cell office:value-type="float" office:value="3919423403" calcext:value-type="float">
            <text:p>3919423403</text:p>
          </table:table-cell>
          <table:table-cell office:value-type="float" office:value="9180197360" calcext:value-type="float">
            <text:p>9180197360</text:p>
          </table:table-cell>
          <table:table-cell office:value-type="float" office:value="77707" calcext:value-type="float">
            <text:p>77707</text:p>
          </table:table-cell>
          <table:table-cell office:value-type="float" office:value="6802235" calcext:value-type="float">
            <text:p>6802235</text:p>
          </table:table-cell>
          <table:table-cell office:value-type="float" office:value="6856765" calcext:value-type="float">
            <text:p>6856765</text:p>
          </table:table-cell>
          <table:table-cell office:value-type="float" office:value="74453" calcext:value-type="float">
            <text:p>744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43" calcext:value-type="float">
            <text:p>0.426943</text:p>
          </table:table-cell>
          <table:table-cell office:value-type="float" office:value="77707" calcext:value-type="float">
            <text:p>77707</text:p>
          </table:table-cell>
          <table:table-cell office:value-type="float" office:value="0.434474" calcext:value-type="float">
            <text:p>0.434474</text:p>
          </table:table-cell>
          <table:table-cell office:value-type="float" office:value="0.437957" calcext:value-type="float">
            <text:p>0.437957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99" calcext:value-type="float">
            <text:p>0.99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0151" calcext:value-type="float">
            <text:p>70151</text:p>
          </table:table-cell>
          <table:table-cell office:value-type="float" office:value="3919443403" calcext:value-type="float">
            <text:p>3919443403</text:p>
          </table:table-cell>
          <table:table-cell office:value-type="float" office:value="9179482177" calcext:value-type="float">
            <text:p>9179482177</text:p>
          </table:table-cell>
          <table:table-cell office:value-type="float" office:value="76758" calcext:value-type="float">
            <text:p>76758</text:p>
          </table:table-cell>
          <table:table-cell office:value-type="float" office:value="6811602" calcext:value-type="float">
            <text:p>6811602</text:p>
          </table:table-cell>
          <table:table-cell office:value-type="float" office:value="6868502" calcext:value-type="float">
            <text:p>6868502</text:p>
          </table:table-cell>
          <table:table-cell office:value-type="float" office:value="47068" calcext:value-type="float">
            <text:p>4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9" calcext:value-type="float">
            <text:p>0.426979</text:p>
          </table:table-cell>
          <table:table-cell office:value-type="float" office:value="76758" calcext:value-type="float">
            <text:p>76758</text:p>
          </table:table-cell>
          <table:table-cell office:value-type="float" office:value="0.435072" calcext:value-type="float">
            <text:p>0.435072</text:p>
          </table:table-cell>
          <table:table-cell office:value-type="float" office:value="0.438707" calcext:value-type="float">
            <text:p>0.438707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99" calcext:value-type="float">
            <text:p>0.99</text:p>
          </table:table-cell>
          <table:table-cell office:value-type="float" office:value="145.93" calcext:value-type="float">
            <text:p>145.93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1157" calcext:value-type="float">
            <text:p>71157</text:p>
          </table:table-cell>
          <table:table-cell office:value-type="float" office:value="3923018970" calcext:value-type="float">
            <text:p>3923018970</text:p>
          </table:table-cell>
          <table:table-cell office:value-type="float" office:value="9181824357" calcext:value-type="float">
            <text:p>9181824357</text:p>
          </table:table-cell>
          <table:table-cell office:value-type="float" office:value="79552" calcext:value-type="float">
            <text:p>79552</text:p>
          </table:table-cell>
          <table:table-cell office:value-type="float" office:value="6850495" calcext:value-type="float">
            <text:p>6850495</text:p>
          </table:table-cell>
          <table:table-cell office:value-type="float" office:value="6902242" calcext:value-type="float">
            <text:p>6902242</text:p>
          </table:table-cell>
          <table:table-cell office:value-type="float" office:value="52755" calcext:value-type="float">
            <text:p>527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9" calcext:value-type="float">
            <text:p>0.427259</text:p>
          </table:table-cell>
          <table:table-cell office:value-type="float" office:value="79552" calcext:value-type="float">
            <text:p>79552</text:p>
          </table:table-cell>
          <table:table-cell office:value-type="float" office:value="0.437557" calcext:value-type="float">
            <text:p>0.437557</text:p>
          </table:table-cell>
          <table:table-cell office:value-type="float" office:value="0.440862" calcext:value-type="float">
            <text:p>0.440862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99" calcext:value-type="float">
            <text:p>0.99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1154" calcext:value-type="float">
            <text:p>71154</text:p>
          </table:table-cell>
          <table:table-cell office:value-type="float" office:value="3921037513" calcext:value-type="float">
            <text:p>3921037513</text:p>
          </table:table-cell>
          <table:table-cell office:value-type="float" office:value="9177959006" calcext:value-type="float">
            <text:p>9177959006</text:p>
          </table:table-cell>
          <table:table-cell office:value-type="float" office:value="78288" calcext:value-type="float">
            <text:p>78288</text:p>
          </table:table-cell>
          <table:table-cell office:value-type="float" office:value="6858603" calcext:value-type="float">
            <text:p>6858603</text:p>
          </table:table-cell>
          <table:table-cell office:value-type="float" office:value="6913552" calcext:value-type="float">
            <text:p>6913552</text:p>
          </table:table-cell>
          <table:table-cell office:value-type="float" office:value="79181" calcext:value-type="float">
            <text:p>79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3" calcext:value-type="float">
            <text:p>0.427223</text:p>
          </table:table-cell>
          <table:table-cell office:value-type="float" office:value="78288" calcext:value-type="float">
            <text:p>78288</text:p>
          </table:table-cell>
          <table:table-cell office:value-type="float" office:value="0.438074" calcext:value-type="float">
            <text:p>0.438074</text:p>
          </table:table-cell>
          <table:table-cell office:value-type="float" office:value="0.441584" calcext:value-type="float">
            <text:p>0.441584</text:p>
          </table:table-cell>
          <table:table-cell office:value-type="float" office:value="0.005057" calcext:value-type="float">
            <text:p>0.005057</text:p>
          </table:table-cell>
          <table:table-cell office:value-type="float" office:value="0.99" calcext:value-type="float">
            <text:p>0.99</text:p>
          </table:table-cell>
          <table:table-cell office:value-type="float" office:value="87.31" calcext:value-type="float">
            <text:p>87.3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1148" calcext:value-type="float">
            <text:p>71148</text:p>
          </table:table-cell>
          <table:table-cell office:value-type="float" office:value="3920849176" calcext:value-type="float">
            <text:p>3920849176</text:p>
          </table:table-cell>
          <table:table-cell office:value-type="float" office:value="9180090805" calcext:value-type="float">
            <text:p>9180090805</text:p>
          </table:table-cell>
          <table:table-cell office:value-type="float" office:value="76916" calcext:value-type="float">
            <text:p>76916</text:p>
          </table:table-cell>
          <table:table-cell office:value-type="float" office:value="6855055" calcext:value-type="float">
            <text:p>6855055</text:p>
          </table:table-cell>
          <table:table-cell office:value-type="float" office:value="6913564" calcext:value-type="float">
            <text:p>6913564</text:p>
          </table:table-cell>
          <table:table-cell office:value-type="float" office:value="79147" calcext:value-type="float">
            <text:p>791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4" calcext:value-type="float">
            <text:p>0.427104</text:p>
          </table:table-cell>
          <table:table-cell office:value-type="float" office:value="76916" calcext:value-type="float">
            <text:p>76916</text:p>
          </table:table-cell>
          <table:table-cell office:value-type="float" office:value="0.437411" calcext:value-type="float">
            <text:p>0.437411</text:p>
          </table:table-cell>
          <table:table-cell office:value-type="float" office:value="0.441145" calcext:value-type="float">
            <text:p>0.44114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99" calcext:value-type="float">
            <text:p>0.99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1152" calcext:value-type="float">
            <text:p>71152</text:p>
          </table:table-cell>
          <table:table-cell office:value-type="float" office:value="3919774993" calcext:value-type="float">
            <text:p>3919774993</text:p>
          </table:table-cell>
          <table:table-cell office:value-type="float" office:value="9177339316" calcext:value-type="float">
            <text:p>9177339316</text:p>
          </table:table-cell>
          <table:table-cell office:value-type="float" office:value="75029" calcext:value-type="float">
            <text:p>75029</text:p>
          </table:table-cell>
          <table:table-cell office:value-type="float" office:value="6876315" calcext:value-type="float">
            <text:p>6876315</text:p>
          </table:table-cell>
          <table:table-cell office:value-type="float" office:value="6931225" calcext:value-type="float">
            <text:p>6931225</text:p>
          </table:table-cell>
          <table:table-cell office:value-type="float" office:value="111877" calcext:value-type="float">
            <text:p>11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5" calcext:value-type="float">
            <text:p>0.427115</text:p>
          </table:table-cell>
          <table:table-cell office:value-type="float" office:value="75029" calcext:value-type="float">
            <text:p>75029</text:p>
          </table:table-cell>
          <table:table-cell office:value-type="float" office:value="0.438768" calcext:value-type="float">
            <text:p>0.438768</text:p>
          </table:table-cell>
          <table:table-cell office:value-type="float" office:value="0.442272" calcext:value-type="float">
            <text:p>0.442272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99" calcext:value-type="float">
            <text:p>0.99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1157" calcext:value-type="float">
            <text:p>71157</text:p>
          </table:table-cell>
          <table:table-cell office:value-type="float" office:value="3921813606" calcext:value-type="float">
            <text:p>3921813606</text:p>
          </table:table-cell>
          <table:table-cell office:value-type="float" office:value="9180334540" calcext:value-type="float">
            <text:p>9180334540</text:p>
          </table:table-cell>
          <table:table-cell office:value-type="float" office:value="79760" calcext:value-type="float">
            <text:p>79760</text:p>
          </table:table-cell>
          <table:table-cell office:value-type="float" office:value="6884482" calcext:value-type="float">
            <text:p>6884482</text:p>
          </table:table-cell>
          <table:table-cell office:value-type="float" office:value="6940820" calcext:value-type="float">
            <text:p>6940820</text:p>
          </table:table-cell>
          <table:table-cell office:value-type="float" office:value="39191" calcext:value-type="float">
            <text:p>391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7" calcext:value-type="float">
            <text:p>0.427197</text:p>
          </table:table-cell>
          <table:table-cell office:value-type="float" office:value="79760" calcext:value-type="float">
            <text:p>79760</text:p>
          </table:table-cell>
          <table:table-cell office:value-type="float" office:value="0.439727" calcext:value-type="float">
            <text:p>0.439727</text:p>
          </table:table-cell>
          <table:table-cell office:value-type="float" office:value="0.443326" calcext:value-type="float">
            <text:p>0.443326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99" calcext:value-type="float">
            <text:p>0.99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1157" calcext:value-type="float">
            <text:p>71157</text:p>
          </table:table-cell>
          <table:table-cell office:value-type="float" office:value="3919997450" calcext:value-type="float">
            <text:p>3919997450</text:p>
          </table:table-cell>
          <table:table-cell office:value-type="float" office:value="9177833208" calcext:value-type="float">
            <text:p>9177833208</text:p>
          </table:table-cell>
          <table:table-cell office:value-type="float" office:value="78338" calcext:value-type="float">
            <text:p>78338</text:p>
          </table:table-cell>
          <table:table-cell office:value-type="float" office:value="6821670" calcext:value-type="float">
            <text:p>6821670</text:p>
          </table:table-cell>
          <table:table-cell office:value-type="float" office:value="6877822" calcext:value-type="float">
            <text:p>6877822</text:p>
          </table:table-cell>
          <table:table-cell office:value-type="float" office:value="70462" calcext:value-type="float">
            <text:p>7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6" calcext:value-type="float">
            <text:p>0.427116</text:p>
          </table:table-cell>
          <table:table-cell office:value-type="float" office:value="78338" calcext:value-type="float">
            <text:p>78338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439302" calcext:value-type="float">
            <text:p>0.439302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99" calcext:value-type="float">
            <text:p>0.99</text:p>
          </table:table-cell>
          <table:table-cell office:value-type="float" office:value="97.61" calcext:value-type="float">
            <text:p>97.6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1151" calcext:value-type="float">
            <text:p>71151</text:p>
          </table:table-cell>
          <table:table-cell office:value-type="float" office:value="3920416851" calcext:value-type="float">
            <text:p>3920416851</text:p>
          </table:table-cell>
          <table:table-cell office:value-type="float" office:value="9179220485" calcext:value-type="float">
            <text:p>9179220485</text:p>
          </table:table-cell>
          <table:table-cell office:value-type="float" office:value="79783" calcext:value-type="float">
            <text:p>79783</text:p>
          </table:table-cell>
          <table:table-cell office:value-type="float" office:value="6849295" calcext:value-type="float">
            <text:p>6849295</text:p>
          </table:table-cell>
          <table:table-cell office:value-type="float" office:value="6906602" calcext:value-type="float">
            <text:p>6906602</text:p>
          </table:table-cell>
          <table:table-cell office:value-type="float" office:value="83585" calcext:value-type="float">
            <text:p>835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7" calcext:value-type="float">
            <text:p>0.427097</text:p>
          </table:table-cell>
          <table:table-cell office:value-type="float" office:value="79783" calcext:value-type="float">
            <text:p>79783</text:p>
          </table:table-cell>
          <table:table-cell office:value-type="float" office:value="0.43748" calcext:value-type="float">
            <text:p>0.43748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0.99" calcext:value-type="float">
            <text:p>0.99</text:p>
          </table:table-cell>
          <table:table-cell office:value-type="float" office:value="82.63" calcext:value-type="float">
            <text:p>82.6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1153" calcext:value-type="float">
            <text:p>71153</text:p>
          </table:table-cell>
          <table:table-cell office:value-type="float" office:value="3921185627" calcext:value-type="float">
            <text:p>3921185627</text:p>
          </table:table-cell>
          <table:table-cell office:value-type="float" office:value="9177023531" calcext:value-type="float">
            <text:p>9177023531</text:p>
          </table:table-cell>
          <table:table-cell office:value-type="float" office:value="78359" calcext:value-type="float">
            <text:p>78359</text:p>
          </table:table-cell>
          <table:table-cell office:value-type="float" office:value="6931459" calcext:value-type="float">
            <text:p>6931459</text:p>
          </table:table-cell>
          <table:table-cell office:value-type="float" office:value="6989120" calcext:value-type="float">
            <text:p>6989120</text:p>
          </table:table-cell>
          <table:table-cell office:value-type="float" office:value="80014" calcext:value-type="float">
            <text:p>8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3" calcext:value-type="float">
            <text:p>0.427283</text:p>
          </table:table-cell>
          <table:table-cell office:value-type="float" office:value="78359" calcext:value-type="float">
            <text:p>78359</text:p>
          </table:table-cell>
          <table:table-cell office:value-type="float" office:value="0.442728" calcext:value-type="float">
            <text:p>0.442728</text:p>
          </table:table-cell>
          <table:table-cell office:value-type="float" office:value="0.446411" calcext:value-type="float">
            <text:p>0.446411</text:p>
          </table:table-cell>
          <table:table-cell office:value-type="float" office:value="0.005111" calcext:value-type="float">
            <text:p>0.005111</text:p>
          </table:table-cell>
          <table:table-cell office:value-type="float" office:value="0.99" calcext:value-type="float">
            <text:p>0.99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2159" calcext:value-type="float">
            <text:p>72159</text:p>
          </table:table-cell>
          <table:table-cell office:value-type="float" office:value="3921848510" calcext:value-type="float">
            <text:p>3921848510</text:p>
          </table:table-cell>
          <table:table-cell office:value-type="float" office:value="9180406014" calcext:value-type="float">
            <text:p>9180406014</text:p>
          </table:table-cell>
          <table:table-cell office:value-type="float" office:value="79065" calcext:value-type="float">
            <text:p>79065</text:p>
          </table:table-cell>
          <table:table-cell office:value-type="float" office:value="6854509" calcext:value-type="float">
            <text:p>6854509</text:p>
          </table:table-cell>
          <table:table-cell office:value-type="float" office:value="6913486" calcext:value-type="float">
            <text:p>6913486</text:p>
          </table:table-cell>
          <table:table-cell office:value-type="float" office:value="72802" calcext:value-type="float">
            <text:p>728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79065" calcext:value-type="float">
            <text:p>79065</text:p>
          </table:table-cell>
          <table:table-cell office:value-type="float" office:value="0.437813" calcext:value-type="float">
            <text:p>0.437813</text:p>
          </table:table-cell>
          <table:table-cell office:value-type="float" office:value="0.44158" calcext:value-type="float">
            <text:p>0.4415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99" calcext:value-type="float">
            <text:p>0.99</text:p>
          </table:table-cell>
          <table:table-cell office:value-type="float" office:value="94.96" calcext:value-type="float">
            <text:p>94.96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2156" calcext:value-type="float">
            <text:p>72156</text:p>
          </table:table-cell>
          <table:table-cell office:value-type="float" office:value="3920822953" calcext:value-type="float">
            <text:p>3920822953</text:p>
          </table:table-cell>
          <table:table-cell office:value-type="float" office:value="9177616182" calcext:value-type="float">
            <text:p>9177616182</text:p>
          </table:table-cell>
          <table:table-cell office:value-type="float" office:value="77787" calcext:value-type="float">
            <text:p>77787</text:p>
          </table:table-cell>
          <table:table-cell office:value-type="float" office:value="6878370" calcext:value-type="float">
            <text:p>6878370</text:p>
          </table:table-cell>
          <table:table-cell office:value-type="float" office:value="6937756" calcext:value-type="float">
            <text:p>6937756</text:p>
          </table:table-cell>
          <table:table-cell office:value-type="float" office:value="28405" calcext:value-type="float">
            <text:p>2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6" calcext:value-type="float">
            <text:p>0.427216</text:p>
          </table:table-cell>
          <table:table-cell office:value-type="float" office:value="77787" calcext:value-type="float">
            <text:p>77787</text:p>
          </table:table-cell>
          <table:table-cell office:value-type="float" office:value="0.439337" calcext:value-type="float">
            <text:p>0.439337</text:p>
          </table:table-cell>
          <table:table-cell office:value-type="float" office:value="0.44313" calcext:value-type="float">
            <text:p>0.44313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.99" calcext:value-type="float">
            <text:p>0.99</text:p>
          </table:table-cell>
          <table:table-cell office:value-type="float" office:value="244.24" calcext:value-type="float">
            <text:p>244.2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2150" calcext:value-type="float">
            <text:p>72150</text:p>
          </table:table-cell>
          <table:table-cell office:value-type="float" office:value="3922423804" calcext:value-type="float">
            <text:p>3922423804</text:p>
          </table:table-cell>
          <table:table-cell office:value-type="float" office:value="9180660076" calcext:value-type="float">
            <text:p>9180660076</text:p>
          </table:table-cell>
          <table:table-cell office:value-type="float" office:value="75785" calcext:value-type="float">
            <text:p>75785</text:p>
          </table:table-cell>
          <table:table-cell office:value-type="float" office:value="6925484" calcext:value-type="float">
            <text:p>6925484</text:p>
          </table:table-cell>
          <table:table-cell office:value-type="float" office:value="6980845" calcext:value-type="float">
            <text:p>6980845</text:p>
          </table:table-cell>
          <table:table-cell office:value-type="float" office:value="112425" calcext:value-type="float">
            <text:p>1124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9" calcext:value-type="float">
            <text:p>0.427249</text:p>
          </table:table-cell>
          <table:table-cell office:value-type="float" office:value="75785" calcext:value-type="float">
            <text:p>75785</text:p>
          </table:table-cell>
          <table:table-cell office:value-type="float" office:value="0.442346" calcext:value-type="float">
            <text:p>0.442346</text:p>
          </table:table-cell>
          <table:table-cell office:value-type="float" office:value="0.445882" calcext:value-type="float">
            <text:p>0.445882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0.99" calcext:value-type="float">
            <text:p>0.99</text:p>
          </table:table-cell>
          <table:table-cell office:value-type="float" office:value="62.09" calcext:value-type="float">
            <text:p>62.0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2154" calcext:value-type="float">
            <text:p>72154</text:p>
          </table:table-cell>
          <table:table-cell office:value-type="float" office:value="3920172497" calcext:value-type="float">
            <text:p>3920172497</text:p>
          </table:table-cell>
          <table:table-cell office:value-type="float" office:value="9178530499" calcext:value-type="float">
            <text:p>9178530499</text:p>
          </table:table-cell>
          <table:table-cell office:value-type="float" office:value="76478" calcext:value-type="float">
            <text:p>76478</text:p>
          </table:table-cell>
          <table:table-cell office:value-type="float" office:value="6820624" calcext:value-type="float">
            <text:p>6820624</text:p>
          </table:table-cell>
          <table:table-cell office:value-type="float" office:value="6875937" calcext:value-type="float">
            <text:p>6875937</text:p>
          </table:table-cell>
          <table:table-cell office:value-type="float" office:value="114118" calcext:value-type="float">
            <text:p>11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2" calcext:value-type="float">
            <text:p>0.427102</text:p>
          </table:table-cell>
          <table:table-cell office:value-type="float" office:value="76478" calcext:value-type="float">
            <text:p>76478</text:p>
          </table:table-cell>
          <table:table-cell office:value-type="float" office:value="0.435649" calcext:value-type="float">
            <text:p>0.435649</text:p>
          </table:table-cell>
          <table:table-cell office:value-type="float" office:value="0.439182" calcext:value-type="float">
            <text:p>0.439182</text:p>
          </table:table-cell>
          <table:table-cell office:value-type="float" office:value="0.007289" calcext:value-type="float">
            <text:p>0.007289</text:p>
          </table:table-cell>
          <table:table-cell office:value-type="float" office:value="0.99" calcext:value-type="float">
            <text:p>0.99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2160" calcext:value-type="float">
            <text:p>72160</text:p>
          </table:table-cell>
          <table:table-cell office:value-type="float" office:value="3922797915" calcext:value-type="float">
            <text:p>3922797915</text:p>
          </table:table-cell>
          <table:table-cell office:value-type="float" office:value="9180841166" calcext:value-type="float">
            <text:p>9180841166</text:p>
          </table:table-cell>
          <table:table-cell office:value-type="float" office:value="80229" calcext:value-type="float">
            <text:p>80229</text:p>
          </table:table-cell>
          <table:table-cell office:value-type="float" office:value="6851760" calcext:value-type="float">
            <text:p>6851760</text:p>
          </table:table-cell>
          <table:table-cell office:value-type="float" office:value="6902986" calcext:value-type="float">
            <text:p>6902986</text:p>
          </table:table-cell>
          <table:table-cell office:value-type="float" office:value="23577" calcext:value-type="float">
            <text:p>235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1" calcext:value-type="float">
            <text:p>0.427281</text:p>
          </table:table-cell>
          <table:table-cell office:value-type="float" office:value="80229" calcext:value-type="float">
            <text:p>80229</text:p>
          </table:table-cell>
          <table:table-cell office:value-type="float" office:value="0.437201" calcext:value-type="float">
            <text:p>0.437201</text:p>
          </table:table-cell>
          <table:table-cell office:value-type="float" office:value="0.44047" calcext:value-type="float">
            <text:p>0.44047</text:p>
          </table:table-cell>
          <table:table-cell office:value-type="float" office:value="0.001504" calcext:value-type="float">
            <text:p>0.001504</text:p>
          </table:table-cell>
          <table:table-cell office:value-type="float" office:value="0.99" calcext:value-type="float">
            <text:p>0.99</text:p>
          </table:table-cell>
          <table:table-cell office:value-type="float" office:value="292.78" calcext:value-type="float">
            <text:p>292.7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2159" calcext:value-type="float">
            <text:p>72159</text:p>
          </table:table-cell>
          <table:table-cell office:value-type="float" office:value="3916751808" calcext:value-type="float">
            <text:p>3916751808</text:p>
          </table:table-cell>
          <table:table-cell office:value-type="float" office:value="9170579800" calcext:value-type="float">
            <text:p>9170579800</text:p>
          </table:table-cell>
          <table:table-cell office:value-type="float" office:value="78711" calcext:value-type="float">
            <text:p>78711</text:p>
          </table:table-cell>
          <table:table-cell office:value-type="float" office:value="6807023" calcext:value-type="float">
            <text:p>6807023</text:p>
          </table:table-cell>
          <table:table-cell office:value-type="float" office:value="6862320" calcext:value-type="float">
            <text:p>6862320</text:p>
          </table:table-cell>
          <table:table-cell office:value-type="float" office:value="69487" calcext:value-type="float">
            <text:p>6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" calcext:value-type="float">
            <text:p>0.4271</text:p>
          </table:table-cell>
          <table:table-cell office:value-type="float" office:value="78711" calcext:value-type="float">
            <text:p>78711</text:p>
          </table:table-cell>
          <table:table-cell office:value-type="float" office:value="0.43478" calcext:value-type="float">
            <text:p>0.43478</text:p>
          </table:table-cell>
          <table:table-cell office:value-type="float" office:value="0.438312" calcext:value-type="float">
            <text:p>0.438312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.99" calcext:value-type="float">
            <text:p>0.99</text:p>
          </table:table-cell>
          <table:table-cell office:value-type="float" office:value="98.76" calcext:value-type="float">
            <text:p>98.7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2153" calcext:value-type="float">
            <text:p>72153</text:p>
          </table:table-cell>
          <table:table-cell office:value-type="float" office:value="3920913806" calcext:value-type="float">
            <text:p>3920913806</text:p>
          </table:table-cell>
          <table:table-cell office:value-type="float" office:value="9179055683" calcext:value-type="float">
            <text:p>9179055683</text:p>
          </table:table-cell>
          <table:table-cell office:value-type="float" office:value="79322" calcext:value-type="float">
            <text:p>79322</text:p>
          </table:table-cell>
          <table:table-cell office:value-type="float" office:value="6882016" calcext:value-type="float">
            <text:p>6882016</text:p>
          </table:table-cell>
          <table:table-cell office:value-type="float" office:value="6939237" calcext:value-type="float">
            <text:p>6939237</text:p>
          </table:table-cell>
          <table:table-cell office:value-type="float" office:value="80155" calcext:value-type="float">
            <text:p>801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9" calcext:value-type="float">
            <text:p>0.427159</text:p>
          </table:table-cell>
          <table:table-cell office:value-type="float" office:value="79322" calcext:value-type="float">
            <text:p>79322</text:p>
          </table:table-cell>
          <table:table-cell office:value-type="float" office:value="0.43957" calcext:value-type="float">
            <text:p>0.43957</text:p>
          </table:table-cell>
          <table:table-cell office:value-type="float" office:value="0.443225" calcext:value-type="float">
            <text:p>0.443225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99" calcext:value-type="float">
            <text:p>0.99</text:p>
          </table:table-cell>
          <table:table-cell office:value-type="float" office:value="86.57" calcext:value-type="float">
            <text:p>86.5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2155" calcext:value-type="float">
            <text:p>72155</text:p>
          </table:table-cell>
          <table:table-cell office:value-type="float" office:value="3917999843" calcext:value-type="float">
            <text:p>3917999843</text:p>
          </table:table-cell>
          <table:table-cell office:value-type="float" office:value="9175545515" calcext:value-type="float">
            <text:p>9175545515</text:p>
          </table:table-cell>
          <table:table-cell office:value-type="float" office:value="76300" calcext:value-type="float">
            <text:p>7630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6907595" calcext:value-type="float">
            <text:p>6907595</text:p>
          </table:table-cell>
          <table:table-cell office:value-type="float" office:value="69063" calcext:value-type="float">
            <text:p>6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5" calcext:value-type="float">
            <text:p>0.427005</text:p>
          </table:table-cell>
          <table:table-cell office:value-type="float" office:value="76300" calcext:value-type="float">
            <text:p>76300</text:p>
          </table:table-cell>
          <table:table-cell office:value-type="float" office:value="0.437768" calcext:value-type="float">
            <text:p>0.437768</text:p>
          </table:table-cell>
          <table:table-cell office:value-type="float" office:value="0.441204" calcext:value-type="float">
            <text:p>0.441204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99" calcext:value-type="float">
            <text:p>0.99</text:p>
          </table:table-cell>
          <table:table-cell office:value-type="float" office:value="100.02" calcext:value-type="float">
            <text:p>100.02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3161" calcext:value-type="float">
            <text:p>73161</text:p>
          </table:table-cell>
          <table:table-cell office:value-type="float" office:value="3922607364" calcext:value-type="float">
            <text:p>3922607364</text:p>
          </table:table-cell>
          <table:table-cell office:value-type="float" office:value="9181449536" calcext:value-type="float">
            <text:p>9181449536</text:p>
          </table:table-cell>
          <table:table-cell office:value-type="float" office:value="79692" calcext:value-type="float">
            <text:p>79692</text:p>
          </table:table-cell>
          <table:table-cell office:value-type="float" office:value="6929421" calcext:value-type="float">
            <text:p>6929421</text:p>
          </table:table-cell>
          <table:table-cell office:value-type="float" office:value="6987820" calcext:value-type="float">
            <text:p>6987820</text:p>
          </table:table-cell>
          <table:table-cell office:value-type="float" office:value="67070" calcext:value-type="float">
            <text:p>670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2" calcext:value-type="float">
            <text:p>0.427232</text:p>
          </table:table-cell>
          <table:table-cell office:value-type="float" office:value="79692" calcext:value-type="float">
            <text:p>79692</text:p>
          </table:table-cell>
          <table:table-cell office:value-type="float" office:value="0.442598" calcext:value-type="float">
            <text:p>0.442598</text:p>
          </table:table-cell>
          <table:table-cell office:value-type="float" office:value="0.446328" calcext:value-type="float">
            <text:p>0.446328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99" calcext:value-type="float">
            <text:p>0.99</text:p>
          </table:table-cell>
          <table:table-cell office:value-type="float" office:value="104.19" calcext:value-type="float">
            <text:p>104.1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3158" calcext:value-type="float">
            <text:p>73158</text:p>
          </table:table-cell>
          <table:table-cell office:value-type="float" office:value="3919564778" calcext:value-type="float">
            <text:p>3919564778</text:p>
          </table:table-cell>
          <table:table-cell office:value-type="float" office:value="9176682898" calcext:value-type="float">
            <text:p>9176682898</text:p>
          </table:table-cell>
          <table:table-cell office:value-type="float" office:value="76850" calcext:value-type="float">
            <text:p>76850</text:p>
          </table:table-cell>
          <table:table-cell office:value-type="float" office:value="6888897" calcext:value-type="float">
            <text:p>6888897</text:p>
          </table:table-cell>
          <table:table-cell office:value-type="float" office:value="6944968" calcext:value-type="float">
            <text:p>6944968</text:p>
          </table:table-cell>
          <table:table-cell office:value-type="float" office:value="66460" calcext:value-type="float">
            <text:p>66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2" calcext:value-type="float">
            <text:p>0.427122</text:p>
          </table:table-cell>
          <table:table-cell office:value-type="float" office:value="76850" calcext:value-type="float">
            <text:p>76850</text:p>
          </table:table-cell>
          <table:table-cell office:value-type="float" office:value="0.440009" calcext:value-type="float">
            <text:p>0.440009</text:p>
          </table:table-cell>
          <table:table-cell office:value-type="float" office:value="0.443591" calcext:value-type="float">
            <text:p>0.443591</text:p>
          </table:table-cell>
          <table:table-cell office:value-type="float" office:value="0.004245" calcext:value-type="float">
            <text:p>0.004245</text:p>
          </table:table-cell>
          <table:table-cell office:value-type="float" office:value="0.99" calcext:value-type="float">
            <text:p>0.99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3152" calcext:value-type="float">
            <text:p>73152</text:p>
          </table:table-cell>
          <table:table-cell office:value-type="float" office:value="3921362467" calcext:value-type="float">
            <text:p>3921362467</text:p>
          </table:table-cell>
          <table:table-cell office:value-type="float" office:value="9178574635" calcext:value-type="float">
            <text:p>9178574635</text:p>
          </table:table-cell>
          <table:table-cell office:value-type="float" office:value="78166" calcext:value-type="float">
            <text:p>78166</text:p>
          </table:table-cell>
          <table:table-cell office:value-type="float" office:value="6846829" calcext:value-type="float">
            <text:p>6846829</text:p>
          </table:table-cell>
          <table:table-cell office:value-type="float" office:value="6899323" calcext:value-type="float">
            <text:p>6899323</text:p>
          </table:table-cell>
          <table:table-cell office:value-type="float" office:value="100146" calcext:value-type="float">
            <text:p>1001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" calcext:value-type="float">
            <text:p>0.42723</text:p>
          </table:table-cell>
          <table:table-cell office:value-type="float" office:value="78166" calcext:value-type="float">
            <text:p>78166</text:p>
          </table:table-cell>
          <table:table-cell office:value-type="float" office:value="0.437322" calcext:value-type="float">
            <text:p>0.437322</text:p>
          </table:table-cell>
          <table:table-cell office:value-type="float" office:value="0.440675" calcext:value-type="float">
            <text:p>0.440675</text:p>
          </table:table-cell>
          <table:table-cell office:value-type="float" office:value="0.006397" calcext:value-type="float">
            <text:p>0.006397</text:p>
          </table:table-cell>
          <table:table-cell office:value-type="float" office:value="0.99" calcext:value-type="float">
            <text:p>0.99</text:p>
          </table:table-cell>
          <table:table-cell office:value-type="float" office:value="68.89" calcext:value-type="float">
            <text:p>68.89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3156" calcext:value-type="float">
            <text:p>73156</text:p>
          </table:table-cell>
          <table:table-cell office:value-type="float" office:value="3921428406" calcext:value-type="float">
            <text:p>3921428406</text:p>
          </table:table-cell>
          <table:table-cell office:value-type="float" office:value="9177965156" calcext:value-type="float">
            <text:p>9177965156</text:p>
          </table:table-cell>
          <table:table-cell office:value-type="float" office:value="77822" calcext:value-type="float">
            <text:p>77822</text:p>
          </table:table-cell>
          <table:table-cell office:value-type="float" office:value="6845831" calcext:value-type="float">
            <text:p>6845831</text:p>
          </table:table-cell>
          <table:table-cell office:value-type="float" office:value="6896480" calcext:value-type="float">
            <text:p>6896480</text:p>
          </table:table-cell>
          <table:table-cell office:value-type="float" office:value="85206" calcext:value-type="float">
            <text:p>85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6" calcext:value-type="float">
            <text:p>0.427266</text:p>
          </table:table-cell>
          <table:table-cell office:value-type="float" office:value="77822" calcext:value-type="float">
            <text:p>77822</text:p>
          </table:table-cell>
          <table:table-cell office:value-type="float" office:value="0.437259" calcext:value-type="float">
            <text:p>0.437259</text:p>
          </table:table-cell>
          <table:table-cell office:value-type="float" office:value="0.440494" calcext:value-type="float">
            <text:p>0.440494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99" calcext:value-type="float">
            <text:p>0.99</text:p>
          </table:table-cell>
          <table:table-cell office:value-type="float" office:value="80.94" calcext:value-type="float">
            <text:p>80.9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3162" calcext:value-type="float">
            <text:p>73162</text:p>
          </table:table-cell>
          <table:table-cell office:value-type="float" office:value="3920131287" calcext:value-type="float">
            <text:p>3920131287</text:p>
          </table:table-cell>
          <table:table-cell office:value-type="float" office:value="9178774566" calcext:value-type="float">
            <text:p>9178774566</text:p>
          </table:table-cell>
          <table:table-cell office:value-type="float" office:value="76440" calcext:value-type="float">
            <text:p>76440</text:p>
          </table:table-cell>
          <table:table-cell office:value-type="float" office:value="6855708" calcext:value-type="float">
            <text:p>6855708</text:p>
          </table:table-cell>
          <table:table-cell office:value-type="float" office:value="6911208" calcext:value-type="float">
            <text:p>6911208</text:p>
          </table:table-cell>
          <table:table-cell office:value-type="float" office:value="68849" calcext:value-type="float">
            <text:p>6884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87" calcext:value-type="float">
            <text:p>0.427087</text:p>
          </table:table-cell>
          <table:table-cell office:value-type="float" office:value="76440" calcext:value-type="float">
            <text:p>76440</text:p>
          </table:table-cell>
          <table:table-cell office:value-type="float" office:value="0.43789" calcext:value-type="float">
            <text:p>0.43789</text:p>
          </table:table-cell>
          <table:table-cell office:value-type="float" office:value="0.441434" calcext:value-type="float">
            <text:p>0.441434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.99" calcext:value-type="float">
            <text:p>0.99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3161" calcext:value-type="float">
            <text:p>73161</text:p>
          </table:table-cell>
          <table:table-cell office:value-type="float" office:value="3920921765" calcext:value-type="float">
            <text:p>3920921765</text:p>
          </table:table-cell>
          <table:table-cell office:value-type="float" office:value="9178827469" calcext:value-type="float">
            <text:p>9178827469</text:p>
          </table:table-cell>
          <table:table-cell office:value-type="float" office:value="77091" calcext:value-type="float">
            <text:p>77091</text:p>
          </table:table-cell>
          <table:table-cell office:value-type="float" office:value="6912907" calcext:value-type="float">
            <text:p>6912907</text:p>
          </table:table-cell>
          <table:table-cell office:value-type="float" office:value="6970750" calcext:value-type="float">
            <text:p>6970750</text:p>
          </table:table-cell>
          <table:table-cell office:value-type="float" office:value="71253" calcext:value-type="float">
            <text:p>71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" calcext:value-type="float">
            <text:p>0.42717</text:p>
          </table:table-cell>
          <table:table-cell office:value-type="float" office:value="77091" calcext:value-type="float">
            <text:p>77091</text:p>
          </table:table-cell>
          <table:table-cell office:value-type="float" office:value="0.441543" calcext:value-type="float">
            <text:p>0.441543</text:p>
          </table:table-cell>
          <table:table-cell office:value-type="float" office:value="0.445238" calcext:value-type="float">
            <text:p>0.445238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99" calcext:value-type="float">
            <text:p>0.99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3156" calcext:value-type="float">
            <text:p>73156</text:p>
          </table:table-cell>
          <table:table-cell office:value-type="float" office:value="3919824313" calcext:value-type="float">
            <text:p>3919824313</text:p>
          </table:table-cell>
          <table:table-cell office:value-type="float" office:value="9178356280" calcext:value-type="float">
            <text:p>9178356280</text:p>
          </table:table-cell>
          <table:table-cell office:value-type="float" office:value="77768" calcext:value-type="float">
            <text:p>77768</text:p>
          </table:table-cell>
          <table:table-cell office:value-type="float" office:value="6825184" calcext:value-type="float">
            <text:p>6825184</text:p>
          </table:table-cell>
          <table:table-cell office:value-type="float" office:value="6883110" calcext:value-type="float">
            <text:p>6883110</text:p>
          </table:table-cell>
          <table:table-cell office:value-type="float" office:value="38493" calcext:value-type="float">
            <text:p>3849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3" calcext:value-type="float">
            <text:p>0.427073</text:p>
          </table:table-cell>
          <table:table-cell office:value-type="float" office:value="77768" calcext:value-type="float">
            <text:p>77768</text:p>
          </table:table-cell>
          <table:table-cell office:value-type="float" office:value="0.435505" calcext:value-type="float">
            <text:p>0.435505</text:p>
          </table:table-cell>
          <table:table-cell office:value-type="float" office:value="0.439201" calcext:value-type="float">
            <text:p>0.439201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99" calcext:value-type="float">
            <text:p>0.99</text:p>
          </table:table-cell>
          <table:table-cell office:value-type="float" office:value="178.81" calcext:value-type="float">
            <text:p>178.8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3158" calcext:value-type="float">
            <text:p>73158</text:p>
          </table:table-cell>
          <table:table-cell office:value-type="float" office:value="3918730959" calcext:value-type="float">
            <text:p>3918730959</text:p>
          </table:table-cell>
          <table:table-cell office:value-type="float" office:value="9176828219" calcext:value-type="float">
            <text:p>9176828219</text:p>
          </table:table-cell>
          <table:table-cell office:value-type="float" office:value="75680" calcext:value-type="float">
            <text:p>75680</text:p>
          </table:table-cell>
          <table:table-cell office:value-type="float" office:value="6845704" calcext:value-type="float">
            <text:p>6845704</text:p>
          </table:table-cell>
          <table:table-cell office:value-type="float" office:value="6901932" calcext:value-type="float">
            <text:p>6901932</text:p>
          </table:table-cell>
          <table:table-cell office:value-type="float" office:value="76949" calcext:value-type="float">
            <text:p>76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5" calcext:value-type="float">
            <text:p>0.427025</text:p>
          </table:table-cell>
          <table:table-cell office:value-type="float" office:value="75680" calcext:value-type="float">
            <text:p>75680</text:p>
          </table:table-cell>
          <table:table-cell office:value-type="float" office:value="0.436815" calcext:value-type="float">
            <text:p>0.436815</text:p>
          </table:table-cell>
          <table:table-cell office:value-type="float" office:value="0.440402" calcext:value-type="float">
            <text:p>0.440402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99" calcext:value-type="float">
            <text:p>0.99</text:p>
          </table:table-cell>
          <table:table-cell office:value-type="float" office:value="89.69" calcext:value-type="float">
            <text:p>89.69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4164" calcext:value-type="float">
            <text:p>74164</text:p>
          </table:table-cell>
          <table:table-cell office:value-type="float" office:value="3920364356" calcext:value-type="float">
            <text:p>3920364356</text:p>
          </table:table-cell>
          <table:table-cell office:value-type="float" office:value="9177090070" calcext:value-type="float">
            <text:p>9177090070</text:p>
          </table:table-cell>
          <table:table-cell office:value-type="float" office:value="78550" calcext:value-type="float">
            <text:p>78550</text:p>
          </table:table-cell>
          <table:table-cell office:value-type="float" office:value="6812815" calcext:value-type="float">
            <text:p>6812815</text:p>
          </table:table-cell>
          <table:table-cell office:value-type="float" office:value="6863949" calcext:value-type="float">
            <text:p>6863949</text:p>
          </table:table-cell>
          <table:table-cell office:value-type="float" office:value="39710" calcext:value-type="float">
            <text:p>397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78550" calcext:value-type="float">
            <text:p>78550</text:p>
          </table:table-cell>
          <table:table-cell office:value-type="float" office:value="0.434716" calcext:value-type="float">
            <text:p>0.434716</text:p>
          </table:table-cell>
          <table:table-cell office:value-type="float" office:value="0.437979" calcext:value-type="float">
            <text:p>0.437979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99" calcext:value-type="float">
            <text:p>0.99</text:p>
          </table:table-cell>
          <table:table-cell office:value-type="float" office:value="172.85" calcext:value-type="float">
            <text:p>172.8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4161" calcext:value-type="float">
            <text:p>74161</text:p>
          </table:table-cell>
          <table:table-cell office:value-type="float" office:value="3918805250" calcext:value-type="float">
            <text:p>3918805250</text:p>
          </table:table-cell>
          <table:table-cell office:value-type="float" office:value="9171523837" calcext:value-type="float">
            <text:p>9171523837</text:p>
          </table:table-cell>
          <table:table-cell office:value-type="float" office:value="76889" calcext:value-type="float">
            <text:p>76889</text:p>
          </table:table-cell>
          <table:table-cell office:value-type="float" office:value="6872996" calcext:value-type="float">
            <text:p>6872996</text:p>
          </table:table-cell>
          <table:table-cell office:value-type="float" office:value="6928266" calcext:value-type="float">
            <text:p>6928266</text:p>
          </table:table-cell>
          <table:table-cell office:value-type="float" office:value="25119" calcext:value-type="float">
            <text:p>2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" calcext:value-type="float">
            <text:p>0.42728</text:p>
          </table:table-cell>
          <table:table-cell office:value-type="float" office:value="76889" calcext:value-type="float">
            <text:p>76889</text:p>
          </table:table-cell>
          <table:table-cell office:value-type="float" office:value="0.438556" calcext:value-type="float">
            <text:p>0.438556</text:p>
          </table:table-cell>
          <table:table-cell office:value-type="float" office:value="0.442083" calcext:value-type="float">
            <text:p>0.442083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.99" calcext:value-type="float">
            <text:p>0.99</text:p>
          </table:table-cell>
          <table:table-cell office:value-type="float" office:value="275.82" calcext:value-type="float">
            <text:p>275.8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4154" calcext:value-type="float">
            <text:p>74154</text:p>
          </table:table-cell>
          <table:table-cell office:value-type="float" office:value="3884056961" calcext:value-type="float">
            <text:p>3884056961</text:p>
          </table:table-cell>
          <table:table-cell office:value-type="float" office:value="9190289419" calcext:value-type="float">
            <text:p>9190289419</text:p>
          </table:table-cell>
          <table:table-cell office:value-type="float" office:value="58187" calcext:value-type="float">
            <text:p>58187</text:p>
          </table:table-cell>
          <table:table-cell office:value-type="float" office:value="4840364" calcext:value-type="float">
            <text:p>4840364</text:p>
          </table:table-cell>
          <table:table-cell office:value-type="float" office:value="4879536" calcext:value-type="float">
            <text:p>4879536</text:p>
          </table:table-cell>
          <table:table-cell office:value-type="float" office:value="72700" calcext:value-type="float">
            <text:p>727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626" calcext:value-type="float">
            <text:p>0.422626</text:p>
          </table:table-cell>
          <table:table-cell office:value-type="float" office:value="58187" calcext:value-type="float">
            <text:p>58187</text:p>
          </table:table-cell>
          <table:table-cell office:value-type="float" office:value="0.309165" calcext:value-type="float">
            <text:p>0.309165</text:p>
          </table:table-cell>
          <table:table-cell office:value-type="float" office:value="0.311667" calcext:value-type="float">
            <text:p>0.311667</text:p>
          </table:table-cell>
          <table:table-cell office:value-type="float" office:value="0.004644" calcext:value-type="float">
            <text:p>0.004644</text:p>
          </table:table-cell>
          <table:table-cell office:value-type="float" office:value="0.99" calcext:value-type="float">
            <text:p>0.99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4158" calcext:value-type="float">
            <text:p>74158</text:p>
          </table:table-cell>
          <table:table-cell office:value-type="float" office:value="3883052523" calcext:value-type="float">
            <text:p>3883052523</text:p>
          </table:table-cell>
          <table:table-cell office:value-type="float" office:value="9187410291" calcext:value-type="float">
            <text:p>9187410291</text:p>
          </table:table-cell>
          <table:table-cell office:value-type="float" office:value="57415" calcext:value-type="float">
            <text:p>57415</text:p>
          </table:table-cell>
          <table:table-cell office:value-type="float" office:value="4882086" calcext:value-type="float">
            <text:p>4882086</text:p>
          </table:table-cell>
          <table:table-cell office:value-type="float" office:value="4919326" calcext:value-type="float">
            <text:p>4919326</text:p>
          </table:table-cell>
          <table:table-cell office:value-type="float" office:value="96912" calcext:value-type="float">
            <text:p>96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649" calcext:value-type="float">
            <text:p>0.422649</text:p>
          </table:table-cell>
          <table:table-cell office:value-type="float" office:value="57415" calcext:value-type="float">
            <text:p>57415</text:p>
          </table:table-cell>
          <table:table-cell office:value-type="float" office:value="0.31183" calcext:value-type="float">
            <text:p>0.31183</text:p>
          </table:table-cell>
          <table:table-cell office:value-type="float" office:value="0.314208" calcext:value-type="float">
            <text:p>0.314208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99" calcext:value-type="float">
            <text:p>0.99</text:p>
          </table:table-cell>
          <table:table-cell office:value-type="float" office:value="50.76" calcext:value-type="float">
            <text:p>50.76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4164" calcext:value-type="float">
            <text:p>74164</text:p>
          </table:table-cell>
          <table:table-cell office:value-type="float" office:value="3836543798" calcext:value-type="float">
            <text:p>3836543798</text:p>
          </table:table-cell>
          <table:table-cell office:value-type="float" office:value="9202940901" calcext:value-type="float">
            <text:p>9202940901</text:p>
          </table:table-cell>
          <table:table-cell office:value-type="float" office:value="35273" calcext:value-type="float">
            <text:p>35273</text:p>
          </table:table-cell>
          <table:table-cell office:value-type="float" office:value="2321721" calcext:value-type="float">
            <text:p>2321721</text:p>
          </table:table-cell>
          <table:table-cell office:value-type="float" office:value="2340953" calcext:value-type="float">
            <text:p>2340953</text:p>
          </table:table-cell>
          <table:table-cell office:value-type="float" office:value="67675" calcext:value-type="float">
            <text:p>676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882" calcext:value-type="float">
            <text:p>0.416882</text:p>
          </table:table-cell>
          <table:table-cell office:value-type="float" office:value="35273" calcext:value-type="float">
            <text:p>35273</text:p>
          </table:table-cell>
          <table:table-cell office:value-type="float" office:value="0.148294" calcext:value-type="float">
            <text:p>0.148294</text:p>
          </table:table-cell>
          <table:table-cell office:value-type="float" office:value="0.149522" calcext:value-type="float">
            <text:p>0.149522</text:p>
          </table:table-cell>
          <table:table-cell office:value-type="float" office:value="0.004323" calcext:value-type="float">
            <text:p>0.004323</text:p>
          </table:table-cell>
          <table:table-cell office:value-type="float" office:value="0.99" calcext:value-type="float">
            <text:p>0.99</text:p>
          </table:table-cell>
          <table:table-cell office:value-type="float" office:value="34.59" calcext:value-type="float">
            <text:p>34.59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4163" calcext:value-type="float">
            <text:p>74163</text:p>
          </table:table-cell>
          <table:table-cell office:value-type="float" office:value="3835751267" calcext:value-type="float">
            <text:p>3835751267</text:p>
          </table:table-cell>
          <table:table-cell office:value-type="float" office:value="9201535876" calcext:value-type="float">
            <text:p>9201535876</text:p>
          </table:table-cell>
          <table:table-cell office:value-type="float" office:value="35137" calcext:value-type="float">
            <text:p>35137</text:p>
          </table:table-cell>
          <table:table-cell office:value-type="float" office:value="2291016" calcext:value-type="float">
            <text:p>2291016</text:p>
          </table:table-cell>
          <table:table-cell office:value-type="float" office:value="2308623" calcext:value-type="float">
            <text:p>2308623</text:p>
          </table:table-cell>
          <table:table-cell office:value-type="float" office:value="59922" calcext:value-type="float">
            <text:p>59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86" calcext:value-type="float">
            <text:p>0.41686</text:p>
          </table:table-cell>
          <table:table-cell office:value-type="float" office:value="35137" calcext:value-type="float">
            <text:p>35137</text:p>
          </table:table-cell>
          <table:table-cell office:value-type="float" office:value="0.146332" calcext:value-type="float">
            <text:p>0.146332</text:p>
          </table:table-cell>
          <table:table-cell office:value-type="float" office:value="0.147457" calcext:value-type="float">
            <text:p>0.147457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99" calcext:value-type="float">
            <text:p>0.99</text:p>
          </table:table-cell>
          <table:table-cell office:value-type="float" office:value="38.53" calcext:value-type="float">
            <text:p>38.5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4159" calcext:value-type="float">
            <text:p>74159</text:p>
          </table:table-cell>
          <table:table-cell office:value-type="float" office:value="3872124820" calcext:value-type="float">
            <text:p>3872124820</text:p>
          </table:table-cell>
          <table:table-cell office:value-type="float" office:value="9189103399" calcext:value-type="float">
            <text:p>9189103399</text:p>
          </table:table-cell>
          <table:table-cell office:value-type="float" office:value="54520" calcext:value-type="float">
            <text:p>54520</text:p>
          </table:table-cell>
          <table:table-cell office:value-type="float" office:value="4277100" calcext:value-type="float">
            <text:p>4277100</text:p>
          </table:table-cell>
          <table:table-cell office:value-type="float" office:value="4312030" calcext:value-type="float">
            <text:p>4312030</text:p>
          </table:table-cell>
          <table:table-cell office:value-type="float" office:value="47567" calcext:value-type="float">
            <text:p>475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382" calcext:value-type="float">
            <text:p>0.421382</text:p>
          </table:table-cell>
          <table:table-cell office:value-type="float" office:value="54520" calcext:value-type="float">
            <text:p>54520</text:p>
          </table:table-cell>
          <table:table-cell office:value-type="float" office:value="0.272916" calcext:value-type="float">
            <text:p>0.272916</text:p>
          </table:table-cell>
          <table:table-cell office:value-type="float" office:value="0.275144" calcext:value-type="float">
            <text:p>0.275144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99" calcext:value-type="float">
            <text:p>0.99</text:p>
          </table:table-cell>
          <table:table-cell office:value-type="float" office:value="90.65" calcext:value-type="float">
            <text:p>90.65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4161" calcext:value-type="float">
            <text:p>74161</text:p>
          </table:table-cell>
          <table:table-cell office:value-type="float" office:value="3869842480" calcext:value-type="float">
            <text:p>3869842480</text:p>
          </table:table-cell>
          <table:table-cell office:value-type="float" office:value="9187895620" calcext:value-type="float">
            <text:p>9187895620</text:p>
          </table:table-cell>
          <table:table-cell office:value-type="float" office:value="52618" calcext:value-type="float">
            <text:p>52618</text:p>
          </table:table-cell>
          <table:table-cell office:value-type="float" office:value="4246865" calcext:value-type="float">
            <text:p>4246865</text:p>
          </table:table-cell>
          <table:table-cell office:value-type="float" office:value="4286095" calcext:value-type="float">
            <text:p>4286095</text:p>
          </table:table-cell>
          <table:table-cell office:value-type="float" office:value="75178" calcext:value-type="float">
            <text:p>75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52618" calcext:value-type="float">
            <text:p>52618</text:p>
          </table:table-cell>
          <table:table-cell office:value-type="float" office:value="0.270986" calcext:value-type="float">
            <text:p>0.270986</text:p>
          </table:table-cell>
          <table:table-cell office:value-type="float" office:value="0.27349" calcext:value-type="float">
            <text:p>0.27349</text:p>
          </table:table-cell>
          <table:table-cell office:value-type="float" office:value="0.004797" calcext:value-type="float">
            <text:p>0.004797</text:p>
          </table:table-cell>
          <table:table-cell office:value-type="float" office:value="0.99" calcext:value-type="float">
            <text:p>0.99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5166" calcext:value-type="float">
            <text:p>75166</text:p>
          </table:table-cell>
          <table:table-cell office:value-type="float" office:value="3920523317" calcext:value-type="float">
            <text:p>3920523317</text:p>
          </table:table-cell>
          <table:table-cell office:value-type="float" office:value="9177328655" calcext:value-type="float">
            <text:p>9177328655</text:p>
          </table:table-cell>
          <table:table-cell office:value-type="float" office:value="78698" calcext:value-type="float">
            <text:p>78698</text:p>
          </table:table-cell>
          <table:table-cell office:value-type="float" office:value="6871674" calcext:value-type="float">
            <text:p>6871674</text:p>
          </table:table-cell>
          <table:table-cell office:value-type="float" office:value="6931923" calcext:value-type="float">
            <text:p>6931923</text:p>
          </table:table-cell>
          <table:table-cell office:value-type="float" office:value="38152" calcext:value-type="float">
            <text:p>3815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7" calcext:value-type="float">
            <text:p>0.427197</text:p>
          </table:table-cell>
          <table:table-cell office:value-type="float" office:value="78698" calcext:value-type="float">
            <text:p>78698</text:p>
          </table:table-cell>
          <table:table-cell office:value-type="float" office:value="0.438909" calcext:value-type="float">
            <text:p>0.438909</text:p>
          </table:table-cell>
          <table:table-cell office:value-type="float" office:value="0.442758" calcext:value-type="float">
            <text:p>0.442758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0.99" calcext:value-type="float">
            <text:p>0.99</text:p>
          </table:table-cell>
          <table:table-cell office:value-type="float" office:value="181.69" calcext:value-type="float">
            <text:p>181.6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5163" calcext:value-type="float">
            <text:p>75163</text:p>
          </table:table-cell>
          <table:table-cell office:value-type="float" office:value="3917854157" calcext:value-type="float">
            <text:p>3917854157</text:p>
          </table:table-cell>
          <table:table-cell office:value-type="float" office:value="9172857335" calcext:value-type="float">
            <text:p>9172857335</text:p>
          </table:table-cell>
          <table:table-cell office:value-type="float" office:value="76648" calcext:value-type="float">
            <text:p>76648</text:p>
          </table:table-cell>
          <table:table-cell office:value-type="float" office:value="6850128" calcext:value-type="float">
            <text:p>6850128</text:p>
          </table:table-cell>
          <table:table-cell office:value-type="float" office:value="6901042" calcext:value-type="float">
            <text:p>6901042</text:p>
          </table:table-cell>
          <table:table-cell office:value-type="float" office:value="63329" calcext:value-type="float">
            <text:p>6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4" calcext:value-type="float">
            <text:p>0.427114</text:p>
          </table:table-cell>
          <table:table-cell office:value-type="float" office:value="76648" calcext:value-type="float">
            <text:p>76648</text:p>
          </table:table-cell>
          <table:table-cell office:value-type="float" office:value="0.437533" calcext:value-type="float">
            <text:p>0.437533</text:p>
          </table:table-cell>
          <table:table-cell office:value-type="float" office:value="0.440785" calcext:value-type="float">
            <text:p>0.440785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0.99" calcext:value-type="float">
            <text:p>0.99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5156" calcext:value-type="float">
            <text:p>75156</text:p>
          </table:table-cell>
          <table:table-cell office:value-type="float" office:value="3919569412" calcext:value-type="float">
            <text:p>3919569412</text:p>
          </table:table-cell>
          <table:table-cell office:value-type="float" office:value="9178619142" calcext:value-type="float">
            <text:p>9178619142</text:p>
          </table:table-cell>
          <table:table-cell office:value-type="float" office:value="75909" calcext:value-type="float">
            <text:p>75909</text:p>
          </table:table-cell>
          <table:table-cell office:value-type="float" office:value="6875235" calcext:value-type="float">
            <text:p>6875235</text:p>
          </table:table-cell>
          <table:table-cell office:value-type="float" office:value="6932181" calcext:value-type="float">
            <text:p>6932181</text:p>
          </table:table-cell>
          <table:table-cell office:value-type="float" office:value="110660" calcext:value-type="float">
            <text:p>1106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3" calcext:value-type="float">
            <text:p>0.427033</text:p>
          </table:table-cell>
          <table:table-cell office:value-type="float" office:value="75909" calcext:value-type="float">
            <text:p>75909</text:p>
          </table:table-cell>
          <table:table-cell office:value-type="float" office:value="0.439137" calcext:value-type="float">
            <text:p>0.439137</text:p>
          </table:table-cell>
          <table:table-cell office:value-type="float" office:value="0.442774" calcext:value-type="float">
            <text:p>0.442774</text:p>
          </table:table-cell>
          <table:table-cell office:value-type="float" office:value="0.007068" calcext:value-type="float">
            <text:p>0.007068</text:p>
          </table:table-cell>
          <table:table-cell office:value-type="float" office:value="0.99" calcext:value-type="float">
            <text:p>0.99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5160" calcext:value-type="float">
            <text:p>75160</text:p>
          </table:table-cell>
          <table:table-cell office:value-type="float" office:value="3921247829" calcext:value-type="float">
            <text:p>3921247829</text:p>
          </table:table-cell>
          <table:table-cell office:value-type="float" office:value="9179150518" calcext:value-type="float">
            <text:p>9179150518</text:p>
          </table:table-cell>
          <table:table-cell office:value-type="float" office:value="77206" calcext:value-type="float">
            <text:p>77206</text:p>
          </table:table-cell>
          <table:table-cell office:value-type="float" office:value="6910543" calcext:value-type="float">
            <text:p>6910543</text:p>
          </table:table-cell>
          <table:table-cell office:value-type="float" office:value="6970559" calcext:value-type="float">
            <text:p>6970559</text:p>
          </table:table-cell>
          <table:table-cell office:value-type="float" office:value="104000" calcext:value-type="float">
            <text:p>1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1" calcext:value-type="float">
            <text:p>0.427191</text:p>
          </table:table-cell>
          <table:table-cell office:value-type="float" office:value="77206" calcext:value-type="float">
            <text:p>77206</text:p>
          </table:table-cell>
          <table:table-cell office:value-type="float" office:value="0.441392" calcext:value-type="float">
            <text:p>0.441392</text:p>
          </table:table-cell>
          <table:table-cell office:value-type="float" office:value="0.445225" calcext:value-type="float">
            <text:p>0.445225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.99" calcext:value-type="float">
            <text:p>0.99</text:p>
          </table:table-cell>
          <table:table-cell office:value-type="float" office:value="67.02" calcext:value-type="float">
            <text:p>67.02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5166" calcext:value-type="float">
            <text:p>75166</text:p>
          </table:table-cell>
          <table:table-cell office:value-type="float" office:value="3921699630" calcext:value-type="float">
            <text:p>3921699630</text:p>
          </table:table-cell>
          <table:table-cell office:value-type="float" office:value="9179959945" calcext:value-type="float">
            <text:p>9179959945</text:p>
          </table:table-cell>
          <table:table-cell office:value-type="float" office:value="80935" calcext:value-type="float">
            <text:p>80935</text:p>
          </table:table-cell>
          <table:table-cell office:value-type="float" office:value="6862288" calcext:value-type="float">
            <text:p>6862288</text:p>
          </table:table-cell>
          <table:table-cell office:value-type="float" office:value="6915532" calcext:value-type="float">
            <text:p>6915532</text:p>
          </table:table-cell>
          <table:table-cell office:value-type="float" office:value="70841" calcext:value-type="float">
            <text:p>708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2" calcext:value-type="float">
            <text:p>0.427202</text:p>
          </table:table-cell>
          <table:table-cell office:value-type="float" office:value="80935" calcext:value-type="float">
            <text:p>80935</text:p>
          </table:table-cell>
          <table:table-cell office:value-type="float" office:value="0.43831" calcext:value-type="float">
            <text:p>0.43831</text:p>
          </table:table-cell>
          <table:table-cell office:value-type="float" office:value="0.441711" calcext:value-type="float">
            <text:p>0.441711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0.99" calcext:value-type="float">
            <text:p>0.99</text:p>
          </table:table-cell>
          <table:table-cell office:value-type="float" office:value="97.62" calcext:value-type="float">
            <text:p>97.6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5165" calcext:value-type="float">
            <text:p>75165</text:p>
          </table:table-cell>
          <table:table-cell office:value-type="float" office:value="3921110296" calcext:value-type="float">
            <text:p>3921110296</text:p>
          </table:table-cell>
          <table:table-cell office:value-type="float" office:value="9176723028" calcext:value-type="float">
            <text:p>9176723028</text:p>
          </table:table-cell>
          <table:table-cell office:value-type="float" office:value="78728" calcext:value-type="float">
            <text:p>78728</text:p>
          </table:table-cell>
          <table:table-cell office:value-type="float" office:value="6886159" calcext:value-type="float">
            <text:p>6886159</text:p>
          </table:table-cell>
          <table:table-cell office:value-type="float" office:value="6945354" calcext:value-type="float">
            <text:p>6945354</text:p>
          </table:table-cell>
          <table:table-cell office:value-type="float" office:value="69983" calcext:value-type="float">
            <text:p>6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9" calcext:value-type="float">
            <text:p>0.427289</text:p>
          </table:table-cell>
          <table:table-cell office:value-type="float" office:value="78728" calcext:value-type="float">
            <text:p>78728</text:p>
          </table:table-cell>
          <table:table-cell office:value-type="float" office:value="0.439835" calcext:value-type="float">
            <text:p>0.439835</text:p>
          </table:table-cell>
          <table:table-cell office:value-type="float" office:value="0.443615" calcext:value-type="float">
            <text:p>0.443615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99" calcext:value-type="float">
            <text:p>0.99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5161" calcext:value-type="float">
            <text:p>75161</text:p>
          </table:table-cell>
          <table:table-cell office:value-type="float" office:value="3842651211" calcext:value-type="float">
            <text:p>3842651211</text:p>
          </table:table-cell>
          <table:table-cell office:value-type="float" office:value="9196187231" calcext:value-type="float">
            <text:p>9196187231</text:p>
          </table:table-cell>
          <table:table-cell office:value-type="float" office:value="40412" calcext:value-type="float">
            <text:p>40412</text:p>
          </table:table-cell>
          <table:table-cell office:value-type="float" office:value="2711514" calcext:value-type="float">
            <text:p>2711514</text:p>
          </table:table-cell>
          <table:table-cell office:value-type="float" office:value="2734080" calcext:value-type="float">
            <text:p>2734080</text:p>
          </table:table-cell>
          <table:table-cell office:value-type="float" office:value="72885" calcext:value-type="float">
            <text:p>728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853" calcext:value-type="float">
            <text:p>0.417853</text:p>
          </table:table-cell>
          <table:table-cell office:value-type="float" office:value="40412" calcext:value-type="float">
            <text:p>40412</text:p>
          </table:table-cell>
          <table:table-cell office:value-type="float" office:value="0.173191" calcext:value-type="float">
            <text:p>0.173191</text:p>
          </table:table-cell>
          <table:table-cell office:value-type="float" office:value="0.174632" calcext:value-type="float">
            <text:p>0.174632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99" calcext:value-type="float">
            <text:p>0.99</text:p>
          </table:table-cell>
          <table:table-cell office:value-type="float" office:value="37.51" calcext:value-type="float">
            <text:p>37.5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5163" calcext:value-type="float">
            <text:p>75163</text:p>
          </table:table-cell>
          <table:table-cell office:value-type="float" office:value="3840710406" calcext:value-type="float">
            <text:p>3840710406</text:p>
          </table:table-cell>
          <table:table-cell office:value-type="float" office:value="9194089112" calcext:value-type="float">
            <text:p>9194089112</text:p>
          </table:table-cell>
          <table:table-cell office:value-type="float" office:value="38461" calcext:value-type="float">
            <text:p>38461</text:p>
          </table:table-cell>
          <table:table-cell office:value-type="float" office:value="2647276" calcext:value-type="float">
            <text:p>2647276</text:p>
          </table:table-cell>
          <table:table-cell office:value-type="float" office:value="2670913" calcext:value-type="float">
            <text:p>2670913</text:p>
          </table:table-cell>
          <table:table-cell office:value-type="float" office:value="23640" calcext:value-type="float">
            <text:p>23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737" calcext:value-type="float">
            <text:p>0.417737</text:p>
          </table:table-cell>
          <table:table-cell office:value-type="float" office:value="38461" calcext:value-type="float">
            <text:p>38461</text:p>
          </table:table-cell>
          <table:table-cell office:value-type="float" office:value="0.169087" calcext:value-type="float">
            <text:p>0.169087</text:p>
          </table:table-cell>
          <table:table-cell office:value-type="float" office:value="0.170597" calcext:value-type="float">
            <text:p>0.170597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99" calcext:value-type="float">
            <text:p>0.99</text:p>
          </table:table-cell>
          <table:table-cell office:value-type="float" office:value="112.98" calcext:value-type="float">
            <text:p>112.9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6168" calcext:value-type="float">
            <text:p>76168</text:p>
          </table:table-cell>
          <table:table-cell office:value-type="float" office:value="3836062191" calcext:value-type="float">
            <text:p>3836062191</text:p>
          </table:table-cell>
          <table:table-cell office:value-type="float" office:value="9202462056" calcext:value-type="float">
            <text:p>9202462056</text:p>
          </table:table-cell>
          <table:table-cell office:value-type="float" office:value="35230" calcext:value-type="float">
            <text:p>35230</text:p>
          </table:table-cell>
          <table:table-cell office:value-type="float" office:value="2303765" calcext:value-type="float">
            <text:p>2303765</text:p>
          </table:table-cell>
          <table:table-cell office:value-type="float" office:value="2321974" calcext:value-type="float">
            <text:p>2321974</text:p>
          </table:table-cell>
          <table:table-cell office:value-type="float" office:value="54625" calcext:value-type="float">
            <text:p>546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852" calcext:value-type="float">
            <text:p>0.416852</text:p>
          </table:table-cell>
          <table:table-cell office:value-type="float" office:value="35230" calcext:value-type="float">
            <text:p>35230</text:p>
          </table:table-cell>
          <table:table-cell office:value-type="float" office:value="0.147147" calcext:value-type="float">
            <text:p>0.147147</text:p>
          </table:table-cell>
          <table:table-cell office:value-type="float" office:value="0.14831" calcext:value-type="float">
            <text:p>0.14831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99" calcext:value-type="float">
            <text:p>0.99</text:p>
          </table:table-cell>
          <table:table-cell office:value-type="float" office:value="42.51" calcext:value-type="float">
            <text:p>42.5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6165" calcext:value-type="float">
            <text:p>76165</text:p>
          </table:table-cell>
          <table:table-cell office:value-type="float" office:value="3836164930" calcext:value-type="float">
            <text:p>3836164930</text:p>
          </table:table-cell>
          <table:table-cell office:value-type="float" office:value="9200110453" calcext:value-type="float">
            <text:p>9200110453</text:p>
          </table:table-cell>
          <table:table-cell office:value-type="float" office:value="35606" calcext:value-type="float">
            <text:p>35606</text:p>
          </table:table-cell>
          <table:table-cell office:value-type="float" office:value="2321422" calcext:value-type="float">
            <text:p>2321422</text:p>
          </table:table-cell>
          <table:table-cell office:value-type="float" office:value="2342582" calcext:value-type="float">
            <text:p>2342582</text:p>
          </table:table-cell>
          <table:table-cell office:value-type="float" office:value="35097" calcext:value-type="float">
            <text:p>35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969" calcext:value-type="float">
            <text:p>0.416969</text:p>
          </table:table-cell>
          <table:table-cell office:value-type="float" office:value="35606" calcext:value-type="float">
            <text:p>35606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0.149626" calcext:value-type="float">
            <text:p>0.149626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99" calcext:value-type="float">
            <text:p>0.99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6158" calcext:value-type="float">
            <text:p>76158</text:p>
          </table:table-cell>
          <table:table-cell office:value-type="float" office:value="3836079116" calcext:value-type="float">
            <text:p>3836079116</text:p>
          </table:table-cell>
          <table:table-cell office:value-type="float" office:value="9202849498" calcext:value-type="float">
            <text:p>9202849498</text:p>
          </table:table-cell>
          <table:table-cell office:value-type="float" office:value="35028" calcext:value-type="float">
            <text:p>35028</text:p>
          </table:table-cell>
          <table:table-cell office:value-type="float" office:value="2281751" calcext:value-type="float">
            <text:p>2281751</text:p>
          </table:table-cell>
          <table:table-cell office:value-type="float" office:value="2299247" calcext:value-type="float">
            <text:p>2299247</text:p>
          </table:table-cell>
          <table:table-cell office:value-type="float" office:value="66557" calcext:value-type="float">
            <text:p>665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836" calcext:value-type="float">
            <text:p>0.416836</text:p>
          </table:table-cell>
          <table:table-cell office:value-type="float" office:value="35028" calcext:value-type="float">
            <text:p>35028</text:p>
          </table:table-cell>
          <table:table-cell office:value-type="float" office:value="0.145741" calcext:value-type="float">
            <text:p>0.145741</text:p>
          </table:table-cell>
          <table:table-cell office:value-type="float" office:value="0.146858" calcext:value-type="float">
            <text:p>0.146858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.99" calcext:value-type="float">
            <text:p>0.99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6162" calcext:value-type="float">
            <text:p>76162</text:p>
          </table:table-cell>
          <table:table-cell office:value-type="float" office:value="3836919072" calcext:value-type="float">
            <text:p>3836919072</text:p>
          </table:table-cell>
          <table:table-cell office:value-type="float" office:value="9201220311" calcext:value-type="float">
            <text:p>9201220311</text:p>
          </table:table-cell>
          <table:table-cell office:value-type="float" office:value="34678" calcext:value-type="float">
            <text:p>34678</text:p>
          </table:table-cell>
          <table:table-cell office:value-type="float" office:value="2321116" calcext:value-type="float">
            <text:p>2321116</text:p>
          </table:table-cell>
          <table:table-cell office:value-type="float" office:value="2339896" calcext:value-type="float">
            <text:p>2339896</text:p>
          </table:table-cell>
          <table:table-cell office:value-type="float" office:value="44008" calcext:value-type="float">
            <text:p>4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001" calcext:value-type="float">
            <text:p>0.417001</text:p>
          </table:table-cell>
          <table:table-cell office:value-type="float" office:value="34678" calcext:value-type="float">
            <text:p>34678</text:p>
          </table:table-cell>
          <table:table-cell office:value-type="float" office:value="0.148255" calcext:value-type="float">
            <text:p>0.148255</text:p>
          </table:table-cell>
          <table:table-cell office:value-type="float" office:value="0.149454" calcext:value-type="float">
            <text:p>0.149454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99" calcext:value-type="float">
            <text:p>0.99</text:p>
          </table:table-cell>
          <table:table-cell office:value-type="float" office:value="53.17" calcext:value-type="float">
            <text:p>53.1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6168" calcext:value-type="float">
            <text:p>76168</text:p>
          </table:table-cell>
          <table:table-cell office:value-type="float" office:value="3836206662" calcext:value-type="float">
            <text:p>3836206662</text:p>
          </table:table-cell>
          <table:table-cell office:value-type="float" office:value="9203064084" calcext:value-type="float">
            <text:p>9203064084</text:p>
          </table:table-cell>
          <table:table-cell office:value-type="float" office:value="35476" calcext:value-type="float">
            <text:p>35476</text:p>
          </table:table-cell>
          <table:table-cell office:value-type="float" office:value="2257329" calcext:value-type="float">
            <text:p>2257329</text:p>
          </table:table-cell>
          <table:table-cell office:value-type="float" office:value="2278444" calcext:value-type="float">
            <text:p>2278444</text:p>
          </table:table-cell>
          <table:table-cell office:value-type="float" office:value="33707" calcext:value-type="float">
            <text:p>337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35476" calcext:value-type="float">
            <text:p>35476</text:p>
          </table:table-cell>
          <table:table-cell office:value-type="float" office:value="0.144181" calcext:value-type="float">
            <text:p>0.144181</text:p>
          </table:table-cell>
          <table:table-cell office:value-type="float" office:value="0.145529" calcext:value-type="float">
            <text:p>0.145529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99" calcext:value-type="float">
            <text:p>0.99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6167" calcext:value-type="float">
            <text:p>76167</text:p>
          </table:table-cell>
          <table:table-cell office:value-type="float" office:value="3835298672" calcext:value-type="float">
            <text:p>3835298672</text:p>
          </table:table-cell>
          <table:table-cell office:value-type="float" office:value="9201452897" calcext:value-type="float">
            <text:p>9201452897</text:p>
          </table:table-cell>
          <table:table-cell office:value-type="float" office:value="35298" calcext:value-type="float">
            <text:p>35298</text:p>
          </table:table-cell>
          <table:table-cell office:value-type="float" office:value="2238223" calcext:value-type="float">
            <text:p>2238223</text:p>
          </table:table-cell>
          <table:table-cell office:value-type="float" office:value="2256415" calcext:value-type="float">
            <text:p>2256415</text:p>
          </table:table-cell>
          <table:table-cell office:value-type="float" office:value="33373" calcext:value-type="float">
            <text:p>33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814" calcext:value-type="float">
            <text:p>0.416814</text:p>
          </table:table-cell>
          <table:table-cell office:value-type="float" office:value="35298" calcext:value-type="float">
            <text:p>35298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144122" calcext:value-type="float">
            <text:p>0.144122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99" calcext:value-type="float">
            <text:p>0.99</text:p>
          </table:table-cell>
          <table:table-cell office:value-type="float" office:value="67.61" calcext:value-type="float">
            <text:p>67.61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6163" calcext:value-type="float">
            <text:p>76163</text:p>
          </table:table-cell>
          <table:table-cell office:value-type="float" office:value="3912863865" calcext:value-type="float">
            <text:p>3912863865</text:p>
          </table:table-cell>
          <table:table-cell office:value-type="float" office:value="9179843344" calcext:value-type="float">
            <text:p>9179843344</text:p>
          </table:table-cell>
          <table:table-cell office:value-type="float" office:value="75653" calcext:value-type="float">
            <text:p>75653</text:p>
          </table:table-cell>
          <table:table-cell office:value-type="float" office:value="6511328" calcext:value-type="float">
            <text:p>6511328</text:p>
          </table:table-cell>
          <table:table-cell office:value-type="float" office:value="6564515" calcext:value-type="float">
            <text:p>6564515</text:p>
          </table:table-cell>
          <table:table-cell office:value-type="float" office:value="85904" calcext:value-type="float">
            <text:p>859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245" calcext:value-type="float">
            <text:p>0.426245</text:p>
          </table:table-cell>
          <table:table-cell office:value-type="float" office:value="75653" calcext:value-type="float">
            <text:p>75653</text:p>
          </table:table-cell>
          <table:table-cell office:value-type="float" office:value="0.415893" calcext:value-type="float">
            <text:p>0.415893</text:p>
          </table:table-cell>
          <table:table-cell office:value-type="float" office:value="0.41929" calcext:value-type="float">
            <text:p>0.41929</text:p>
          </table:table-cell>
          <table:table-cell office:value-type="float" office:value="0.005487" calcext:value-type="float">
            <text:p>0.005487</text:p>
          </table:table-cell>
          <table:table-cell office:value-type="float" office:value="0.99" calcext:value-type="float">
            <text:p>0.99</text:p>
          </table:table-cell>
          <table:table-cell office:value-type="float" office:value="76.42" calcext:value-type="float">
            <text:p>76.42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6165" calcext:value-type="float">
            <text:p>76165</text:p>
          </table:table-cell>
          <table:table-cell office:value-type="float" office:value="3912083443" calcext:value-type="float">
            <text:p>3912083443</text:p>
          </table:table-cell>
          <table:table-cell office:value-type="float" office:value="9178103652" calcext:value-type="float">
            <text:p>9178103652</text:p>
          </table:table-cell>
          <table:table-cell office:value-type="float" office:value="72220" calcext:value-type="float">
            <text:p>72220</text:p>
          </table:table-cell>
          <table:table-cell office:value-type="float" office:value="6489956" calcext:value-type="float">
            <text:p>6489956</text:p>
          </table:table-cell>
          <table:table-cell office:value-type="float" office:value="6545260" calcext:value-type="float">
            <text:p>6545260</text:p>
          </table:table-cell>
          <table:table-cell office:value-type="float" office:value="45562" calcext:value-type="float">
            <text:p>45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72220" calcext:value-type="float">
            <text:p>72220</text:p>
          </table:table-cell>
          <table:table-cell office:value-type="float" office:value="0.414528" calcext:value-type="float">
            <text:p>0.414528</text:p>
          </table:table-cell>
          <table:table-cell office:value-type="float" office:value="0.418061" calcext:value-type="float">
            <text:p>0.418061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99" calcext:value-type="float">
            <text:p>0.99</text:p>
          </table:table-cell>
          <table:table-cell office:value-type="float" office:value="143.66" calcext:value-type="float">
            <text:p>143.66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7170" calcext:value-type="float">
            <text:p>77170</text:p>
          </table:table-cell>
          <table:table-cell office:value-type="float" office:value="3922303599" calcext:value-type="float">
            <text:p>3922303599</text:p>
          </table:table-cell>
          <table:table-cell office:value-type="float" office:value="9180657263" calcext:value-type="float">
            <text:p>9180657263</text:p>
          </table:table-cell>
          <table:table-cell office:value-type="float" office:value="80209" calcext:value-type="float">
            <text:p>80209</text:p>
          </table:table-cell>
          <table:table-cell office:value-type="float" office:value="6847847" calcext:value-type="float">
            <text:p>6847847</text:p>
          </table:table-cell>
          <table:table-cell office:value-type="float" office:value="6903494" calcext:value-type="float">
            <text:p>6903494</text:p>
          </table:table-cell>
          <table:table-cell office:value-type="float" office:value="70989" calcext:value-type="float">
            <text:p>709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6" calcext:value-type="float">
            <text:p>0.427236</text:p>
          </table:table-cell>
          <table:table-cell office:value-type="float" office:value="80209" calcext:value-type="float">
            <text:p>80209</text:p>
          </table:table-cell>
          <table:table-cell office:value-type="float" office:value="0.437387" calcext:value-type="float">
            <text:p>0.437387</text:p>
          </table:table-cell>
          <table:table-cell office:value-type="float" office:value="0.440942" calcext:value-type="float">
            <text:p>0.440942</text:p>
          </table:table-cell>
          <table:table-cell office:value-type="float" office:value="0.004534" calcext:value-type="float">
            <text:p>0.004534</text:p>
          </table:table-cell>
          <table:table-cell office:value-type="float" office:value="0.99" calcext:value-type="float">
            <text:p>0.99</text:p>
          </table:table-cell>
          <table:table-cell office:value-type="float" office:value="97.25" calcext:value-type="float">
            <text:p>97.2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7167" calcext:value-type="float">
            <text:p>77167</text:p>
          </table:table-cell>
          <table:table-cell office:value-type="float" office:value="3919706405" calcext:value-type="float">
            <text:p>3919706405</text:p>
          </table:table-cell>
          <table:table-cell office:value-type="float" office:value="9177632171" calcext:value-type="float">
            <text:p>9177632171</text:p>
          </table:table-cell>
          <table:table-cell office:value-type="float" office:value="78081" calcext:value-type="float">
            <text:p>78081</text:p>
          </table:table-cell>
          <table:table-cell office:value-type="float" office:value="6817905" calcext:value-type="float">
            <text:p>6817905</text:p>
          </table:table-cell>
          <table:table-cell office:value-type="float" office:value="6871237" calcext:value-type="float">
            <text:p>6871237</text:p>
          </table:table-cell>
          <table:table-cell office:value-type="float" office:value="74590" calcext:value-type="float">
            <text:p>74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93" calcext:value-type="float">
            <text:p>0.427093</text:p>
          </table:table-cell>
          <table:table-cell office:value-type="float" office:value="78081" calcext:value-type="float">
            <text:p>78081</text:p>
          </table:table-cell>
          <table:table-cell office:value-type="float" office:value="0.435475" calcext:value-type="float">
            <text:p>0.435475</text:p>
          </table:table-cell>
          <table:table-cell office:value-type="float" office:value="0.438881" calcext:value-type="float">
            <text:p>0.438881</text:p>
          </table:table-cell>
          <table:table-cell office:value-type="float" office:value="0.004764" calcext:value-type="float">
            <text:p>0.004764</text:p>
          </table:table-cell>
          <table:table-cell office:value-type="float" office:value="0.99" calcext:value-type="float">
            <text:p>0.99</text:p>
          </table:table-cell>
          <table:table-cell office:value-type="float" office:value="92.12" calcext:value-type="float">
            <text:p>92.12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7160" calcext:value-type="float">
            <text:p>77160</text:p>
          </table:table-cell>
          <table:table-cell office:value-type="float" office:value="3920608285" calcext:value-type="float">
            <text:p>3920608285</text:p>
          </table:table-cell>
          <table:table-cell office:value-type="float" office:value="9179188984" calcext:value-type="float">
            <text:p>9179188984</text:p>
          </table:table-cell>
          <table:table-cell office:value-type="float" office:value="78326" calcext:value-type="float">
            <text:p>78326</text:p>
          </table:table-cell>
          <table:table-cell office:value-type="float" office:value="6872798" calcext:value-type="float">
            <text:p>6872798</text:p>
          </table:table-cell>
          <table:table-cell office:value-type="float" office:value="6928318" calcext:value-type="float">
            <text:p>6928318</text:p>
          </table:table-cell>
          <table:table-cell office:value-type="float" office:value="113915" calcext:value-type="float">
            <text:p>1139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9" calcext:value-type="float">
            <text:p>0.427119</text:p>
          </table:table-cell>
          <table:table-cell office:value-type="float" office:value="78326" calcext:value-type="float">
            <text:p>78326</text:p>
          </table:table-cell>
          <table:table-cell office:value-type="float" office:value="0.438981" calcext:value-type="float">
            <text:p>0.438981</text:p>
          </table:table-cell>
          <table:table-cell office:value-type="float" office:value="0.442527" calcext:value-type="float">
            <text:p>0.442527</text:p>
          </table:table-cell>
          <table:table-cell office:value-type="float" office:value="0.007276" calcext:value-type="float">
            <text:p>0.007276</text:p>
          </table:table-cell>
          <table:table-cell office:value-type="float" office:value="0.99" calcext:value-type="float">
            <text:p>0.99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7164" calcext:value-type="float">
            <text:p>77164</text:p>
          </table:table-cell>
          <table:table-cell office:value-type="float" office:value="3919335576" calcext:value-type="float">
            <text:p>3919335576</text:p>
          </table:table-cell>
          <table:table-cell office:value-type="float" office:value="9177227876" calcext:value-type="float">
            <text:p>9177227876</text:p>
          </table:table-cell>
          <table:table-cell office:value-type="float" office:value="76097" calcext:value-type="float">
            <text:p>76097</text:p>
          </table:table-cell>
          <table:table-cell office:value-type="float" office:value="6858375" calcext:value-type="float">
            <text:p>6858375</text:p>
          </table:table-cell>
          <table:table-cell office:value-type="float" office:value="6919069" calcext:value-type="float">
            <text:p>6919069</text:p>
          </table:table-cell>
          <table:table-cell office:value-type="float" office:value="112536" calcext:value-type="float">
            <text:p>11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2" calcext:value-type="float">
            <text:p>0.427072</text:p>
          </table:table-cell>
          <table:table-cell office:value-type="float" office:value="76097" calcext:value-type="float">
            <text:p>76097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441937" calcext:value-type="float">
            <text:p>0.441937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0.99" calcext:value-type="float">
            <text:p>0.99</text:p>
          </table:table-cell>
          <table:table-cell office:value-type="float" office:value="61.48" calcext:value-type="float">
            <text:p>61.48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7170" calcext:value-type="float">
            <text:p>77170</text:p>
          </table:table-cell>
          <table:table-cell office:value-type="float" office:value="3922004131" calcext:value-type="float">
            <text:p>3922004131</text:p>
          </table:table-cell>
          <table:table-cell office:value-type="float" office:value="9180011868" calcext:value-type="float">
            <text:p>9180011868</text:p>
          </table:table-cell>
          <table:table-cell office:value-type="float" office:value="78445" calcext:value-type="float">
            <text:p>78445</text:p>
          </table:table-cell>
          <table:table-cell office:value-type="float" office:value="6887165" calcext:value-type="float">
            <text:p>6887165</text:p>
          </table:table-cell>
          <table:table-cell office:value-type="float" office:value="6944213" calcext:value-type="float">
            <text:p>6944213</text:p>
          </table:table-cell>
          <table:table-cell office:value-type="float" office:value="70768" calcext:value-type="float">
            <text:p>707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3" calcext:value-type="float">
            <text:p>0.427233</text:p>
          </table:table-cell>
          <table:table-cell office:value-type="float" office:value="78445" calcext:value-type="float">
            <text:p>78445</text:p>
          </table:table-cell>
          <table:table-cell office:value-type="float" office:value="0.439899" calcext:value-type="float">
            <text:p>0.439899</text:p>
          </table:table-cell>
          <table:table-cell office:value-type="float" office:value="0.443543" calcext:value-type="float">
            <text:p>0.443543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99" calcext:value-type="float">
            <text:p>0.99</text:p>
          </table:table-cell>
          <table:table-cell office:value-type="float" office:value="98.13" calcext:value-type="float">
            <text:p>98.13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7170" calcext:value-type="float">
            <text:p>77170</text:p>
          </table:table-cell>
          <table:table-cell office:value-type="float" office:value="3921037826" calcext:value-type="float">
            <text:p>3921037826</text:p>
          </table:table-cell>
          <table:table-cell office:value-type="float" office:value="9179350825" calcext:value-type="float">
            <text:p>9179350825</text:p>
          </table:table-cell>
          <table:table-cell office:value-type="float" office:value="78362" calcext:value-type="float">
            <text:p>78362</text:p>
          </table:table-cell>
          <table:table-cell office:value-type="float" office:value="6883196" calcext:value-type="float">
            <text:p>6883196</text:p>
          </table:table-cell>
          <table:table-cell office:value-type="float" office:value="6938590" calcext:value-type="float">
            <text:p>6938590</text:p>
          </table:table-cell>
          <table:table-cell office:value-type="float" office:value="72221" calcext:value-type="float">
            <text:p>7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9" calcext:value-type="float">
            <text:p>0.427159</text:p>
          </table:table-cell>
          <table:table-cell office:value-type="float" office:value="78362" calcext:value-type="float">
            <text:p>78362</text:p>
          </table:table-cell>
          <table:table-cell office:value-type="float" office:value="0.439207" calcext:value-type="float">
            <text:p>0.439207</text:p>
          </table:table-cell>
          <table:table-cell office:value-type="float" office:value="0.442742" calcext:value-type="float">
            <text:p>0.442742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0.99" calcext:value-type="float">
            <text:p>0.99</text:p>
          </table:table-cell>
          <table:table-cell office:value-type="float" office:value="96.07" calcext:value-type="float">
            <text:p>96.0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7165" calcext:value-type="float">
            <text:p>77165</text:p>
          </table:table-cell>
          <table:table-cell office:value-type="float" office:value="3922178801" calcext:value-type="float">
            <text:p>3922178801</text:p>
          </table:table-cell>
          <table:table-cell office:value-type="float" office:value="9180978571" calcext:value-type="float">
            <text:p>9180978571</text:p>
          </table:table-cell>
          <table:table-cell office:value-type="float" office:value="81194" calcext:value-type="float">
            <text:p>81194</text:p>
          </table:table-cell>
          <table:table-cell office:value-type="float" office:value="6908348" calcext:value-type="float">
            <text:p>6908348</text:p>
          </table:table-cell>
          <table:table-cell office:value-type="float" office:value="6966175" calcext:value-type="float">
            <text:p>6966175</text:p>
          </table:table-cell>
          <table:table-cell office:value-type="float" office:value="75225" calcext:value-type="float">
            <text:p>752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07" calcext:value-type="float">
            <text:p>0.427207</text:p>
          </table:table-cell>
          <table:table-cell office:value-type="float" office:value="81194" calcext:value-type="float">
            <text:p>81194</text:p>
          </table:table-cell>
          <table:table-cell office:value-type="float" office:value="0.441252" calcext:value-type="float">
            <text:p>0.441252</text:p>
          </table:table-cell>
          <table:table-cell office:value-type="float" office:value="0.444945" calcext:value-type="float">
            <text:p>0.444945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.99" calcext:value-type="float">
            <text:p>0.99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7167" calcext:value-type="float">
            <text:p>77167</text:p>
          </table:table-cell>
          <table:table-cell office:value-type="float" office:value="3919819987" calcext:value-type="float">
            <text:p>3919819987</text:p>
          </table:table-cell>
          <table:table-cell office:value-type="float" office:value="9178574466" calcext:value-type="float">
            <text:p>9178574466</text:p>
          </table:table-cell>
          <table:table-cell office:value-type="float" office:value="79143" calcext:value-type="float">
            <text:p>79143</text:p>
          </table:table-cell>
          <table:table-cell office:value-type="float" office:value="6857498" calcext:value-type="float">
            <text:p>6857498</text:p>
          </table:table-cell>
          <table:table-cell office:value-type="float" office:value="6910005" calcext:value-type="float">
            <text:p>6910005</text:p>
          </table:table-cell>
          <table:table-cell office:value-type="float" office:value="80177" calcext:value-type="float">
            <text:p>8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62" calcext:value-type="float">
            <text:p>0.427062</text:p>
          </table:table-cell>
          <table:table-cell office:value-type="float" office:value="79143" calcext:value-type="float">
            <text:p>79143</text:p>
          </table:table-cell>
          <table:table-cell office:value-type="float" office:value="0.438004" calcext:value-type="float">
            <text:p>0.438004</text:p>
          </table:table-cell>
          <table:table-cell office:value-type="float" office:value="0.441358" calcext:value-type="float">
            <text:p>0.441358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0.99" calcext:value-type="float">
            <text:p>0.99</text:p>
          </table:table-cell>
          <table:table-cell office:value-type="float" office:value="86.18" calcext:value-type="float">
            <text:p>86.1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8173" calcext:value-type="float">
            <text:p>78173</text:p>
          </table:table-cell>
          <table:table-cell office:value-type="float" office:value="3921371048" calcext:value-type="float">
            <text:p>3921371048</text:p>
          </table:table-cell>
          <table:table-cell office:value-type="float" office:value="9179284668" calcext:value-type="float">
            <text:p>9179284668</text:p>
          </table:table-cell>
          <table:table-cell office:value-type="float" office:value="80139" calcext:value-type="float">
            <text:p>80139</text:p>
          </table:table-cell>
          <table:table-cell office:value-type="float" office:value="6855716" calcext:value-type="float">
            <text:p>6855716</text:p>
          </table:table-cell>
          <table:table-cell office:value-type="float" office:value="6909283" calcext:value-type="float">
            <text:p>6909283</text:p>
          </table:table-cell>
          <table:table-cell office:value-type="float" office:value="71647" calcext:value-type="float">
            <text:p>716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8" calcext:value-type="float">
            <text:p>0.427198</text:p>
          </table:table-cell>
          <table:table-cell office:value-type="float" office:value="80139" calcext:value-type="float">
            <text:p>80139</text:p>
          </table:table-cell>
          <table:table-cell office:value-type="float" office:value="0.437453" calcext:value-type="float">
            <text:p>0.437453</text:p>
          </table:table-cell>
          <table:table-cell office:value-type="float" office:value="0.440872" calcext:value-type="float">
            <text:p>0.440872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0.99" calcext:value-type="float">
            <text:p>0.99</text:p>
          </table:table-cell>
          <table:table-cell office:value-type="float" office:value="96.44" calcext:value-type="float">
            <text:p>96.44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8170" calcext:value-type="float">
            <text:p>78170</text:p>
          </table:table-cell>
          <table:table-cell office:value-type="float" office:value="3919297484" calcext:value-type="float">
            <text:p>3919297484</text:p>
          </table:table-cell>
          <table:table-cell office:value-type="float" office:value="9175698501" calcext:value-type="float">
            <text:p>9175698501</text:p>
          </table:table-cell>
          <table:table-cell office:value-type="float" office:value="78326" calcext:value-type="float">
            <text:p>78326</text:p>
          </table:table-cell>
          <table:table-cell office:value-type="float" office:value="6813066" calcext:value-type="float">
            <text:p>6813066</text:p>
          </table:table-cell>
          <table:table-cell office:value-type="float" office:value="6863033" calcext:value-type="float">
            <text:p>6863033</text:p>
          </table:table-cell>
          <table:table-cell office:value-type="float" office:value="42415" calcext:value-type="float">
            <text:p>4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9" calcext:value-type="float">
            <text:p>0.427139</text:p>
          </table:table-cell>
          <table:table-cell office:value-type="float" office:value="78326" calcext:value-type="float">
            <text:p>78326</text:p>
          </table:table-cell>
          <table:table-cell office:value-type="float" office:value="0.434732" calcext:value-type="float">
            <text:p>0.434732</text:p>
          </table:table-cell>
          <table:table-cell office:value-type="float" office:value="0.43792" calcext:value-type="float">
            <text:p>0.43792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99" calcext:value-type="float">
            <text:p>0.99</text:p>
          </table:table-cell>
          <table:table-cell office:value-type="float" office:value="161.81" calcext:value-type="float">
            <text:p>161.8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8162" calcext:value-type="float">
            <text:p>78162</text:p>
          </table:table-cell>
          <table:table-cell office:value-type="float" office:value="3920449933" calcext:value-type="float">
            <text:p>3920449933</text:p>
          </table:table-cell>
          <table:table-cell office:value-type="float" office:value="9181540567" calcext:value-type="float">
            <text:p>9181540567</text:p>
          </table:table-cell>
          <table:table-cell office:value-type="float" office:value="75405" calcext:value-type="float">
            <text:p>75405</text:p>
          </table:table-cell>
          <table:table-cell office:value-type="float" office:value="6800599" calcext:value-type="float">
            <text:p>6800599</text:p>
          </table:table-cell>
          <table:table-cell office:value-type="float" office:value="6856702" calcext:value-type="float">
            <text:p>6856702</text:p>
          </table:table-cell>
          <table:table-cell office:value-type="float" office:value="65577" calcext:value-type="float">
            <text:p>655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93" calcext:value-type="float">
            <text:p>0.426993</text:p>
          </table:table-cell>
          <table:table-cell office:value-type="float" office:value="75405" calcext:value-type="float">
            <text:p>75405</text:p>
          </table:table-cell>
          <table:table-cell office:value-type="float" office:value="0.43437" calcext:value-type="float">
            <text:p>0.43437</text:p>
          </table:table-cell>
          <table:table-cell office:value-type="float" office:value="0.437953" calcext:value-type="float">
            <text:p>0.437953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99" calcext:value-type="float">
            <text:p>0.99</text:p>
          </table:table-cell>
          <table:table-cell office:value-type="float" office:value="104.56" calcext:value-type="float">
            <text:p>104.56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8166" calcext:value-type="float">
            <text:p>78166</text:p>
          </table:table-cell>
          <table:table-cell office:value-type="float" office:value="3921277686" calcext:value-type="float">
            <text:p>3921277686</text:p>
          </table:table-cell>
          <table:table-cell office:value-type="float" office:value="9181809858" calcext:value-type="float">
            <text:p>9181809858</text:p>
          </table:table-cell>
          <table:table-cell office:value-type="float" office:value="76197" calcext:value-type="float">
            <text:p>76197</text:p>
          </table:table-cell>
          <table:table-cell office:value-type="float" office:value="6851778" calcext:value-type="float">
            <text:p>6851778</text:p>
          </table:table-cell>
          <table:table-cell office:value-type="float" office:value="6908871" calcext:value-type="float">
            <text:p>6908871</text:p>
          </table:table-cell>
          <table:table-cell office:value-type="float" office:value="110309" calcext:value-type="float">
            <text:p>11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" calcext:value-type="float">
            <text:p>0.42707</text:p>
          </table:table-cell>
          <table:table-cell office:value-type="float" office:value="76197" calcext:value-type="float">
            <text:p>76197</text:p>
          </table:table-cell>
          <table:table-cell office:value-type="float" office:value="0.437639" calcext:value-type="float">
            <text:p>0.437639</text:p>
          </table:table-cell>
          <table:table-cell office:value-type="float" office:value="0.441285" calcext:value-type="float">
            <text:p>0.441285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99" calcext:value-type="float">
            <text:p>0.99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8172" calcext:value-type="float">
            <text:p>78172</text:p>
          </table:table-cell>
          <table:table-cell office:value-type="float" office:value="3923518774" calcext:value-type="float">
            <text:p>3923518774</text:p>
          </table:table-cell>
          <table:table-cell office:value-type="float" office:value="9183286525" calcext:value-type="float">
            <text:p>9183286525</text:p>
          </table:table-cell>
          <table:table-cell office:value-type="float" office:value="81090" calcext:value-type="float">
            <text:p>81090</text:p>
          </table:table-cell>
          <table:table-cell office:value-type="float" office:value="6850799" calcext:value-type="float">
            <text:p>6850799</text:p>
          </table:table-cell>
          <table:table-cell office:value-type="float" office:value="6907646" calcext:value-type="float">
            <text:p>6907646</text:p>
          </table:table-cell>
          <table:table-cell office:value-type="float" office:value="40700" calcext:value-type="float">
            <text:p>407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6" calcext:value-type="float">
            <text:p>0.427246</text:p>
          </table:table-cell>
          <table:table-cell office:value-type="float" office:value="81090" calcext:value-type="float">
            <text:p>81090</text:p>
          </table:table-cell>
          <table:table-cell office:value-type="float" office:value="0.437576" calcext:value-type="float">
            <text:p>0.437576</text:p>
          </table:table-cell>
          <table:table-cell office:value-type="float" office:value="0.441207" calcext:value-type="float">
            <text:p>0.4412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9" calcext:value-type="float">
            <text:p>0.99</text:p>
          </table:table-cell>
          <table:table-cell office:value-type="float" office:value="169.72" calcext:value-type="float">
            <text:p>169.72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8172" calcext:value-type="float">
            <text:p>78172</text:p>
          </table:table-cell>
          <table:table-cell office:value-type="float" office:value="3921281858" calcext:value-type="float">
            <text:p>3921281858</text:p>
          </table:table-cell>
          <table:table-cell office:value-type="float" office:value="9179408196" calcext:value-type="float">
            <text:p>9179408196</text:p>
          </table:table-cell>
          <table:table-cell office:value-type="float" office:value="78522" calcext:value-type="float">
            <text:p>78522</text:p>
          </table:table-cell>
          <table:table-cell office:value-type="float" office:value="6853231" calcext:value-type="float">
            <text:p>6853231</text:p>
          </table:table-cell>
          <table:table-cell office:value-type="float" office:value="6909568" calcext:value-type="float">
            <text:p>6909568</text:p>
          </table:table-cell>
          <table:table-cell office:value-type="float" office:value="26367" calcext:value-type="float">
            <text:p>2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2" calcext:value-type="float">
            <text:p>0.427182</text:p>
          </table:table-cell>
          <table:table-cell office:value-type="float" office:value="78522" calcext:value-type="float">
            <text:p>78522</text:p>
          </table:table-cell>
          <table:table-cell office:value-type="float" office:value="0.437731" calcext:value-type="float">
            <text:p>0.437731</text:p>
          </table:table-cell>
          <table:table-cell office:value-type="float" office:value="0.44133" calcext:value-type="float">
            <text:p>0.44133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.99" calcext:value-type="float">
            <text:p>0.99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8168" calcext:value-type="float">
            <text:p>78168</text:p>
          </table:table-cell>
          <table:table-cell office:value-type="float" office:value="3920770350" calcext:value-type="float">
            <text:p>3920770350</text:p>
          </table:table-cell>
          <table:table-cell office:value-type="float" office:value="9181215638" calcext:value-type="float">
            <text:p>9181215638</text:p>
          </table:table-cell>
          <table:table-cell office:value-type="float" office:value="80504" calcext:value-type="float">
            <text:p>80504</text:p>
          </table:table-cell>
          <table:table-cell office:value-type="float" office:value="6815577" calcext:value-type="float">
            <text:p>6815577</text:p>
          </table:table-cell>
          <table:table-cell office:value-type="float" office:value="6872750" calcext:value-type="float">
            <text:p>6872750</text:p>
          </table:table-cell>
          <table:table-cell office:value-type="float" office:value="83581" calcext:value-type="float">
            <text:p>835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3" calcext:value-type="float">
            <text:p>0.427043</text:p>
          </table:table-cell>
          <table:table-cell office:value-type="float" office:value="80504" calcext:value-type="float">
            <text:p>80504</text:p>
          </table:table-cell>
          <table:table-cell office:value-type="float" office:value="0.434892" calcext:value-type="float">
            <text:p>0.434892</text:p>
          </table:table-cell>
          <table:table-cell office:value-type="float" office:value="0.43854" calcext:value-type="float">
            <text:p>0.43854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0.99" calcext:value-type="float">
            <text:p>0.99</text:p>
          </table:table-cell>
          <table:table-cell office:value-type="float" office:value="82.23" calcext:value-type="float">
            <text:p>82.23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8169" calcext:value-type="float">
            <text:p>78169</text:p>
          </table:table-cell>
          <table:table-cell office:value-type="float" office:value="3920174315" calcext:value-type="float">
            <text:p>3920174315</text:p>
          </table:table-cell>
          <table:table-cell office:value-type="float" office:value="9179720049" calcext:value-type="float">
            <text:p>9179720049</text:p>
          </table:table-cell>
          <table:table-cell office:value-type="float" office:value="78837" calcext:value-type="float">
            <text:p>78837</text:p>
          </table:table-cell>
          <table:table-cell office:value-type="float" office:value="6819176" calcext:value-type="float">
            <text:p>6819176</text:p>
          </table:table-cell>
          <table:table-cell office:value-type="float" office:value="6871504" calcext:value-type="float">
            <text:p>6871504</text:p>
          </table:table-cell>
          <table:table-cell office:value-type="float" office:value="77064" calcext:value-type="float">
            <text:p>7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47" calcext:value-type="float">
            <text:p>0.427047</text:p>
          </table:table-cell>
          <table:table-cell office:value-type="float" office:value="78837" calcext:value-type="float">
            <text:p>78837</text:p>
          </table:table-cell>
          <table:table-cell office:value-type="float" office:value="0.435556" calcext:value-type="float">
            <text:p>0.435556</text:p>
          </table:table-cell>
          <table:table-cell office:value-type="float" office:value="0.438898" calcext:value-type="float">
            <text:p>0.438898</text:p>
          </table:table-cell>
          <table:table-cell office:value-type="float" office:value="0.004922" calcext:value-type="float">
            <text:p>0.004922</text:p>
          </table:table-cell>
          <table:table-cell office:value-type="float" office:value="0.99" calcext:value-type="float">
            <text:p>0.99</text:p>
          </table:table-cell>
          <table:table-cell office:value-type="float" office:value="89.17" calcext:value-type="float">
            <text:p>89.17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79175" calcext:value-type="float">
            <text:p>79175</text:p>
          </table:table-cell>
          <table:table-cell office:value-type="float" office:value="3921537487" calcext:value-type="float">
            <text:p>3921537487</text:p>
          </table:table-cell>
          <table:table-cell office:value-type="float" office:value="9177909001" calcext:value-type="float">
            <text:p>9177909001</text:p>
          </table:table-cell>
          <table:table-cell office:value-type="float" office:value="79105" calcext:value-type="float">
            <text:p>79105</text:p>
          </table:table-cell>
          <table:table-cell office:value-type="float" office:value="6923265" calcext:value-type="float">
            <text:p>6923265</text:p>
          </table:table-cell>
          <table:table-cell office:value-type="float" office:value="6978989" calcext:value-type="float">
            <text:p>6978989</text:p>
          </table:table-cell>
          <table:table-cell office:value-type="float" office:value="73614" calcext:value-type="float">
            <text:p>736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8" calcext:value-type="float">
            <text:p>0.42728</text:p>
          </table:table-cell>
          <table:table-cell office:value-type="float" office:value="79105" calcext:value-type="float">
            <text:p>79105</text:p>
          </table:table-cell>
          <table:table-cell office:value-type="float" office:value="0.442205" calcext:value-type="float">
            <text:p>0.442205</text:p>
          </table:table-cell>
          <table:table-cell office:value-type="float" office:value="0.445764" calcext:value-type="float">
            <text:p>0.445764</text:p>
          </table:table-cell>
          <table:table-cell office:value-type="float" office:value="0.004702" calcext:value-type="float">
            <text:p>0.004702</text:p>
          </table:table-cell>
          <table:table-cell office:value-type="float" office:value="0.99" calcext:value-type="float">
            <text:p>0.99</text:p>
          </table:table-cell>
          <table:table-cell office:value-type="float" office:value="94.81" calcext:value-type="float">
            <text:p>94.81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79172" calcext:value-type="float">
            <text:p>79172</text:p>
          </table:table-cell>
          <table:table-cell office:value-type="float" office:value="3920414695" calcext:value-type="float">
            <text:p>3920414695</text:p>
          </table:table-cell>
          <table:table-cell office:value-type="float" office:value="9175323818" calcext:value-type="float">
            <text:p>9175323818</text:p>
          </table:table-cell>
          <table:table-cell office:value-type="float" office:value="78456" calcext:value-type="float">
            <text:p>78456</text:p>
          </table:table-cell>
          <table:table-cell office:value-type="float" office:value="6937697" calcext:value-type="float">
            <text:p>6937697</text:p>
          </table:table-cell>
          <table:table-cell office:value-type="float" office:value="6993564" calcext:value-type="float">
            <text:p>6993564</text:p>
          </table:table-cell>
          <table:table-cell office:value-type="float" office:value="41742" calcext:value-type="float">
            <text:p>4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8" calcext:value-type="float">
            <text:p>0.427278</text:p>
          </table:table-cell>
          <table:table-cell office:value-type="float" office:value="78456" calcext:value-type="float">
            <text:p>78456</text:p>
          </table:table-cell>
          <table:table-cell office:value-type="float" office:value="0.443126" calcext:value-type="float">
            <text:p>0.443126</text:p>
          </table:table-cell>
          <table:table-cell office:value-type="float" office:value="0.446695" calcext:value-type="float">
            <text:p>0.446695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99" calcext:value-type="float">
            <text:p>0.99</text:p>
          </table:table-cell>
          <table:table-cell office:value-type="float" office:value="167.54" calcext:value-type="float">
            <text:p>167.54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79164" calcext:value-type="float">
            <text:p>79164</text:p>
          </table:table-cell>
          <table:table-cell office:value-type="float" office:value="3922450221" calcext:value-type="float">
            <text:p>3922450221</text:p>
          </table:table-cell>
          <table:table-cell office:value-type="float" office:value="9182761336" calcext:value-type="float">
            <text:p>9182761336</text:p>
          </table:table-cell>
          <table:table-cell office:value-type="float" office:value="77026" calcext:value-type="float">
            <text:p>77026</text:p>
          </table:table-cell>
          <table:table-cell office:value-type="float" office:value="6837298" calcext:value-type="float">
            <text:p>6837298</text:p>
          </table:table-cell>
          <table:table-cell office:value-type="float" office:value="6891267" calcext:value-type="float">
            <text:p>6891267</text:p>
          </table:table-cell>
          <table:table-cell office:value-type="float" office:value="96990" calcext:value-type="float">
            <text:p>9699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4" calcext:value-type="float">
            <text:p>0.427154</text:p>
          </table:table-cell>
          <table:table-cell office:value-type="float" office:value="77026" calcext:value-type="float">
            <text:p>77026</text:p>
          </table:table-cell>
          <table:table-cell office:value-type="float" office:value="0.436714" calcext:value-type="float">
            <text:p>0.436714</text:p>
          </table:table-cell>
          <table:table-cell office:value-type="float" office:value="0.440161" calcext:value-type="float">
            <text:p>0.440161</text:p>
          </table:table-cell>
          <table:table-cell office:value-type="float" office:value="0.006195" calcext:value-type="float">
            <text:p>0.006195</text:p>
          </table:table-cell>
          <table:table-cell office:value-type="float" office:value="0.99" calcext:value-type="float">
            <text:p>0.99</text:p>
          </table:table-cell>
          <table:table-cell office:value-type="float" office:value="71.05" calcext:value-type="float">
            <text:p>71.05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79168" calcext:value-type="float">
            <text:p>79168</text:p>
          </table:table-cell>
          <table:table-cell office:value-type="float" office:value="3922121417" calcext:value-type="float">
            <text:p>3922121417</text:p>
          </table:table-cell>
          <table:table-cell office:value-type="float" office:value="9181399421" calcext:value-type="float">
            <text:p>9181399421</text:p>
          </table:table-cell>
          <table:table-cell office:value-type="float" office:value="78273" calcext:value-type="float">
            <text:p>78273</text:p>
          </table:table-cell>
          <table:table-cell office:value-type="float" office:value="6815990" calcext:value-type="float">
            <text:p>6815990</text:p>
          </table:table-cell>
          <table:table-cell office:value-type="float" office:value="6868018" calcext:value-type="float">
            <text:p>6868018</text:p>
          </table:table-cell>
          <table:table-cell office:value-type="float" office:value="70632" calcext:value-type="float">
            <text:p>7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1" calcext:value-type="float">
            <text:p>0.427181</text:p>
          </table:table-cell>
          <table:table-cell office:value-type="float" office:value="78273" calcext:value-type="float">
            <text:p>78273</text:p>
          </table:table-cell>
          <table:table-cell office:value-type="float" office:value="0.435353" calcext:value-type="float">
            <text:p>0.435353</text:p>
          </table:table-cell>
          <table:table-cell office:value-type="float" office:value="0.438676" calcext:value-type="float">
            <text:p>0.438676</text:p>
          </table:table-cell>
          <table:table-cell office:value-type="float" office:value="0.004511" calcext:value-type="float">
            <text:p>0.004511</text:p>
          </table:table-cell>
          <table:table-cell office:value-type="float" office:value="0.99" calcext:value-type="float">
            <text:p>0.99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79174" calcext:value-type="float">
            <text:p>79174</text:p>
          </table:table-cell>
          <table:table-cell office:value-type="float" office:value="3922493385" calcext:value-type="float">
            <text:p>3922493385</text:p>
          </table:table-cell>
          <table:table-cell office:value-type="float" office:value="9183260371" calcext:value-type="float">
            <text:p>9183260371</text:p>
          </table:table-cell>
          <table:table-cell office:value-type="float" office:value="82509" calcext:value-type="float">
            <text:p>82509</text:p>
          </table:table-cell>
          <table:table-cell office:value-type="float" office:value="6869214" calcext:value-type="float">
            <text:p>6869214</text:p>
          </table:table-cell>
          <table:table-cell office:value-type="float" office:value="6927624" calcext:value-type="float">
            <text:p>6927624</text:p>
          </table:table-cell>
          <table:table-cell office:value-type="float" office:value="71301" calcext:value-type="float">
            <text:p>713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5" calcext:value-type="float">
            <text:p>0.427135</text:p>
          </table:table-cell>
          <table:table-cell office:value-type="float" office:value="82509" calcext:value-type="float">
            <text:p>82509</text:p>
          </table:table-cell>
          <table:table-cell office:value-type="float" office:value="0.438752" calcext:value-type="float">
            <text:p>0.438752</text:p>
          </table:table-cell>
          <table:table-cell office:value-type="float" office:value="0.442483" calcext:value-type="float">
            <text:p>0.442483</text:p>
          </table:table-cell>
          <table:table-cell office:value-type="float" office:value="0.004554" calcext:value-type="float">
            <text:p>0.004554</text:p>
          </table:table-cell>
          <table:table-cell office:value-type="float" office:value="0.99" calcext:value-type="float">
            <text:p>0.99</text:p>
          </table:table-cell>
          <table:table-cell office:value-type="float" office:value="97.16" calcext:value-type="float">
            <text:p>97.16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79174" calcext:value-type="float">
            <text:p>79174</text:p>
          </table:table-cell>
          <table:table-cell office:value-type="float" office:value="3921178373" calcext:value-type="float">
            <text:p>3921178373</text:p>
          </table:table-cell>
          <table:table-cell office:value-type="float" office:value="9180249384" calcext:value-type="float">
            <text:p>9180249384</text:p>
          </table:table-cell>
          <table:table-cell office:value-type="float" office:value="78629" calcext:value-type="float">
            <text:p>78629</text:p>
          </table:table-cell>
          <table:table-cell office:value-type="float" office:value="6860670" calcext:value-type="float">
            <text:p>6860670</text:p>
          </table:table-cell>
          <table:table-cell office:value-type="float" office:value="6917271" calcext:value-type="float">
            <text:p>6917271</text:p>
          </table:table-cell>
          <table:table-cell office:value-type="float" office:value="71047" calcext:value-type="float">
            <text:p>7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2" calcext:value-type="float">
            <text:p>0.427132</text:p>
          </table:table-cell>
          <table:table-cell office:value-type="float" office:value="78629" calcext:value-type="float">
            <text:p>78629</text:p>
          </table:table-cell>
          <table:table-cell office:value-type="float" office:value="0.438206" calcext:value-type="float">
            <text:p>0.438206</text:p>
          </table:table-cell>
          <table:table-cell office:value-type="float" office:value="0.441822" calcext:value-type="float">
            <text:p>0.441822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99" calcext:value-type="float">
            <text:p>0.99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79170" calcext:value-type="float">
            <text:p>79170</text:p>
          </table:table-cell>
          <table:table-cell office:value-type="float" office:value="3919496239" calcext:value-type="float">
            <text:p>3919496239</text:p>
          </table:table-cell>
          <table:table-cell office:value-type="float" office:value="9180801713" calcext:value-type="float">
            <text:p>9180801713</text:p>
          </table:table-cell>
          <table:table-cell office:value-type="float" office:value="78274" calcext:value-type="float">
            <text:p>78274</text:p>
          </table:table-cell>
          <table:table-cell office:value-type="float" office:value="6775039" calcext:value-type="float">
            <text:p>6775039</text:p>
          </table:table-cell>
          <table:table-cell office:value-type="float" office:value="6828627" calcext:value-type="float">
            <text:p>6828627</text:p>
          </table:table-cell>
          <table:table-cell office:value-type="float" office:value="47527" calcext:value-type="float">
            <text:p>475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23" calcext:value-type="float">
            <text:p>0.426923</text:p>
          </table:table-cell>
          <table:table-cell office:value-type="float" office:value="78274" calcext:value-type="float">
            <text:p>78274</text:p>
          </table:table-cell>
          <table:table-cell office:value-type="float" office:value="0.432737" calcext:value-type="float">
            <text:p>0.432737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99" calcext:value-type="float">
            <text:p>0.99</text:p>
          </table:table-cell>
          <table:table-cell office:value-type="float" office:value="143.68" calcext:value-type="float">
            <text:p>143.6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79171" calcext:value-type="float">
            <text:p>79171</text:p>
          </table:table-cell>
          <table:table-cell office:value-type="float" office:value="3919184849" calcext:value-type="float">
            <text:p>3919184849</text:p>
          </table:table-cell>
          <table:table-cell office:value-type="float" office:value="9179039797" calcext:value-type="float">
            <text:p>9179039797</text:p>
          </table:table-cell>
          <table:table-cell office:value-type="float" office:value="75871" calcext:value-type="float">
            <text:p>75871</text:p>
          </table:table-cell>
          <table:table-cell office:value-type="float" office:value="6848066" calcext:value-type="float">
            <text:p>6848066</text:p>
          </table:table-cell>
          <table:table-cell office:value-type="float" office:value="6905839" calcext:value-type="float">
            <text:p>6905839</text:p>
          </table:table-cell>
          <table:table-cell office:value-type="float" office:value="79427" calcext:value-type="float">
            <text:p>79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1" calcext:value-type="float">
            <text:p>0.426971</text:p>
          </table:table-cell>
          <table:table-cell office:value-type="float" office:value="75871" calcext:value-type="float">
            <text:p>75871</text:p>
          </table:table-cell>
          <table:table-cell office:value-type="float" office:value="0.437401" calcext:value-type="float">
            <text:p>0.437401</text:p>
          </table:table-cell>
          <table:table-cell office:value-type="float" office:value="0.441092" calcext:value-type="float">
            <text:p>0.441092</text:p>
          </table:table-cell>
          <table:table-cell office:value-type="float" office:value="0.005073" calcext:value-type="float">
            <text:p>0.005073</text:p>
          </table:table-cell>
          <table:table-cell office:value-type="float" office:value="0.99" calcext:value-type="float">
            <text:p>0.99</text:p>
          </table:table-cell>
          <table:table-cell office:value-type="float" office:value="86.95" calcext:value-type="float">
            <text:p>86.95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80177" calcext:value-type="float">
            <text:p>80177</text:p>
          </table:table-cell>
          <table:table-cell office:value-type="float" office:value="3925068161" calcext:value-type="float">
            <text:p>3925068161</text:p>
          </table:table-cell>
          <table:table-cell office:value-type="float" office:value="9185686332" calcext:value-type="float">
            <text:p>9185686332</text:p>
          </table:table-cell>
          <table:table-cell office:value-type="float" office:value="79726" calcext:value-type="float">
            <text:p>79726</text:p>
          </table:table-cell>
          <table:table-cell office:value-type="float" office:value="6903145" calcext:value-type="float">
            <text:p>6903145</text:p>
          </table:table-cell>
          <table:table-cell office:value-type="float" office:value="6958359" calcext:value-type="float">
            <text:p>6958359</text:p>
          </table:table-cell>
          <table:table-cell office:value-type="float" office:value="65256" calcext:value-type="float">
            <text:p>652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3" calcext:value-type="float">
            <text:p>0.427303</text:p>
          </table:table-cell>
          <table:table-cell office:value-type="float" office:value="79726" calcext:value-type="float">
            <text:p>79726</text:p>
          </table:table-cell>
          <table:table-cell office:value-type="float" office:value="0.440919" calcext:value-type="float">
            <text:p>0.440919</text:p>
          </table:table-cell>
          <table:table-cell office:value-type="float" office:value="0.444446" calcext:value-type="float">
            <text:p>0.444446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99" calcext:value-type="float">
            <text:p>0.99</text:p>
          </table:table-cell>
          <table:table-cell office:value-type="float" office:value="106.63" calcext:value-type="float">
            <text:p>106.63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80174" calcext:value-type="float">
            <text:p>80174</text:p>
          </table:table-cell>
          <table:table-cell office:value-type="float" office:value="3920162460" calcext:value-type="float">
            <text:p>3920162460</text:p>
          </table:table-cell>
          <table:table-cell office:value-type="float" office:value="9179868649" calcext:value-type="float">
            <text:p>9179868649</text:p>
          </table:table-cell>
          <table:table-cell office:value-type="float" office:value="75555" calcext:value-type="float">
            <text:p>75555</text:p>
          </table:table-cell>
          <table:table-cell office:value-type="float" office:value="6823038" calcext:value-type="float">
            <text:p>6823038</text:p>
          </table:table-cell>
          <table:table-cell office:value-type="float" office:value="6883911" calcext:value-type="float">
            <text:p>6883911</text:p>
          </table:table-cell>
          <table:table-cell office:value-type="float" office:value="76396" calcext:value-type="float">
            <text:p>7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9" calcext:value-type="float">
            <text:p>0.427039</text:p>
          </table:table-cell>
          <table:table-cell office:value-type="float" office:value="75555" calcext:value-type="float">
            <text:p>75555</text:p>
          </table:table-cell>
          <table:table-cell office:value-type="float" office:value="0.435803" calcext:value-type="float">
            <text:p>0.435803</text:p>
          </table:table-cell>
          <table:table-cell office:value-type="float" office:value="0.439691" calcext:value-type="float">
            <text:p>0.439691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99" calcext:value-type="float">
            <text:p>0.99</text:p>
          </table:table-cell>
          <table:table-cell office:value-type="float" office:value="90.11" calcext:value-type="float">
            <text:p>90.11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0167" calcext:value-type="float">
            <text:p>80167</text:p>
          </table:table-cell>
          <table:table-cell office:value-type="float" office:value="3923753371" calcext:value-type="float">
            <text:p>3923753371</text:p>
          </table:table-cell>
          <table:table-cell office:value-type="float" office:value="9184600659" calcext:value-type="float">
            <text:p>9184600659</text:p>
          </table:table-cell>
          <table:table-cell office:value-type="float" office:value="78016" calcext:value-type="float">
            <text:p>78016</text:p>
          </table:table-cell>
          <table:table-cell office:value-type="float" office:value="6836764" calcext:value-type="float">
            <text:p>6836764</text:p>
          </table:table-cell>
          <table:table-cell office:value-type="float" office:value="6884528" calcext:value-type="float">
            <text:p>6884528</text:p>
          </table:table-cell>
          <table:table-cell office:value-type="float" office:value="94159" calcext:value-type="float">
            <text:p>941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78016" calcext:value-type="float">
            <text:p>78016</text:p>
          </table:table-cell>
          <table:table-cell office:value-type="float" office:value="0.436244" calcext:value-type="float">
            <text:p>0.436244</text:p>
          </table:table-cell>
          <table:table-cell office:value-type="float" office:value="0.439292" calcext:value-type="float">
            <text:p>0.439292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0.99" calcext:value-type="float">
            <text:p>0.99</text:p>
          </table:table-cell>
          <table:table-cell office:value-type="float" office:value="73.12" calcext:value-type="float">
            <text:p>73.12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80171" calcext:value-type="float">
            <text:p>80171</text:p>
          </table:table-cell>
          <table:table-cell office:value-type="float" office:value="3922171605" calcext:value-type="float">
            <text:p>3922171605</text:p>
          </table:table-cell>
          <table:table-cell office:value-type="float" office:value="9181339827" calcext:value-type="float">
            <text:p>9181339827</text:p>
          </table:table-cell>
          <table:table-cell office:value-type="float" office:value="77065" calcext:value-type="float">
            <text:p>77065</text:p>
          </table:table-cell>
          <table:table-cell office:value-type="float" office:value="6815605" calcext:value-type="float">
            <text:p>6815605</text:p>
          </table:table-cell>
          <table:table-cell office:value-type="float" office:value="6865989" calcext:value-type="float">
            <text:p>6865989</text:p>
          </table:table-cell>
          <table:table-cell office:value-type="float" office:value="74707" calcext:value-type="float">
            <text:p>74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9" calcext:value-type="float">
            <text:p>0.427189</text:p>
          </table:table-cell>
          <table:table-cell office:value-type="float" office:value="77065" calcext:value-type="float">
            <text:p>77065</text:p>
          </table:table-cell>
          <table:table-cell office:value-type="float" office:value="0.434894" calcext:value-type="float">
            <text:p>0.434894</text:p>
          </table:table-cell>
          <table:table-cell office:value-type="float" office:value="0.438109" calcext:value-type="float">
            <text:p>0.438109</text:p>
          </table:table-cell>
          <table:table-cell office:value-type="float" office:value="0.004767" calcext:value-type="float">
            <text:p>0.004767</text:p>
          </table:table-cell>
          <table:table-cell office:value-type="float" office:value="0.99" calcext:value-type="float">
            <text:p>0.99</text:p>
          </table:table-cell>
          <table:table-cell office:value-type="float" office:value="91.91" calcext:value-type="float">
            <text:p>91.91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0176" calcext:value-type="float">
            <text:p>80176</text:p>
          </table:table-cell>
          <table:table-cell office:value-type="float" office:value="3921848946" calcext:value-type="float">
            <text:p>3921848946</text:p>
          </table:table-cell>
          <table:table-cell office:value-type="float" office:value="9181541946" calcext:value-type="float">
            <text:p>9181541946</text:p>
          </table:table-cell>
          <table:table-cell office:value-type="float" office:value="79819" calcext:value-type="float">
            <text:p>79819</text:p>
          </table:table-cell>
          <table:table-cell office:value-type="float" office:value="6875630" calcext:value-type="float">
            <text:p>6875630</text:p>
          </table:table-cell>
          <table:table-cell office:value-type="float" office:value="6933881" calcext:value-type="float">
            <text:p>6933881</text:p>
          </table:table-cell>
          <table:table-cell office:value-type="float" office:value="60409" calcext:value-type="float">
            <text:p>604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5" calcext:value-type="float">
            <text:p>0.427145</text:p>
          </table:table-cell>
          <table:table-cell office:value-type="float" office:value="79819" calcext:value-type="float">
            <text:p>79819</text:p>
          </table:table-cell>
          <table:table-cell office:value-type="float" office:value="0.439162" calcext:value-type="float">
            <text:p>0.439162</text:p>
          </table:table-cell>
          <table:table-cell office:value-type="float" office:value="0.442883" calcext:value-type="float">
            <text:p>0.442883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99" calcext:value-type="float">
            <text:p>0.99</text:p>
          </table:table-cell>
          <table:table-cell office:value-type="float" office:value="114.78" calcext:value-type="float">
            <text:p>114.7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0176" calcext:value-type="float">
            <text:p>80176</text:p>
          </table:table-cell>
          <table:table-cell office:value-type="float" office:value="3920098953" calcext:value-type="float">
            <text:p>3920098953</text:p>
          </table:table-cell>
          <table:table-cell office:value-type="float" office:value="9180430753" calcext:value-type="float">
            <text:p>9180430753</text:p>
          </table:table-cell>
          <table:table-cell office:value-type="float" office:value="77693" calcext:value-type="float">
            <text:p>77693</text:p>
          </table:table-cell>
          <table:table-cell office:value-type="float" office:value="6875952" calcext:value-type="float">
            <text:p>6875952</text:p>
          </table:table-cell>
          <table:table-cell office:value-type="float" office:value="6931536" calcext:value-type="float">
            <text:p>6931536</text:p>
          </table:table-cell>
          <table:table-cell office:value-type="float" office:value="70467" calcext:value-type="float">
            <text:p>70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6" calcext:value-type="float">
            <text:p>0.427006</text:p>
          </table:table-cell>
          <table:table-cell office:value-type="float" office:value="77693" calcext:value-type="float">
            <text:p>77693</text:p>
          </table:table-cell>
          <table:table-cell office:value-type="float" office:value="0.439183" calcext:value-type="float">
            <text:p>0.439183</text:p>
          </table:table-cell>
          <table:table-cell office:value-type="float" office:value="0.442733" calcext:value-type="float">
            <text:p>0.442733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99" calcext:value-type="float">
            <text:p>0.99</text:p>
          </table:table-cell>
          <table:table-cell office:value-type="float" office:value="98.37" calcext:value-type="float">
            <text:p>98.37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80172" calcext:value-type="float">
            <text:p>80172</text:p>
          </table:table-cell>
          <table:table-cell office:value-type="float" office:value="3921849017" calcext:value-type="float">
            <text:p>3921849017</text:p>
          </table:table-cell>
          <table:table-cell office:value-type="float" office:value="9181260017" calcext:value-type="float">
            <text:p>9181260017</text:p>
          </table:table-cell>
          <table:table-cell office:value-type="float" office:value="80017" calcext:value-type="float">
            <text:p>80017</text:p>
          </table:table-cell>
          <table:table-cell office:value-type="float" office:value="6867496" calcext:value-type="float">
            <text:p>6867496</text:p>
          </table:table-cell>
          <table:table-cell office:value-type="float" office:value="6919516" calcext:value-type="float">
            <text:p>6919516</text:p>
          </table:table-cell>
          <table:table-cell office:value-type="float" office:value="50927" calcext:value-type="float">
            <text:p>5092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8" calcext:value-type="float">
            <text:p>0.427158</text:p>
          </table:table-cell>
          <table:table-cell office:value-type="float" office:value="80017" calcext:value-type="float">
            <text:p>80017</text:p>
          </table:table-cell>
          <table:table-cell office:value-type="float" office:value="0.438642" calcext:value-type="float">
            <text:p>0.438642</text:p>
          </table:table-cell>
          <table:table-cell office:value-type="float" office:value="0.441965" calcext:value-type="float">
            <text:p>0.44196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99" calcext:value-type="float">
            <text:p>0.99</text:p>
          </table:table-cell>
          <table:table-cell office:value-type="float" office:value="135.87" calcext:value-type="float">
            <text:p>135.87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80173" calcext:value-type="float">
            <text:p>80173</text:p>
          </table:table-cell>
          <table:table-cell office:value-type="float" office:value="3921834532" calcext:value-type="float">
            <text:p>3921834532</text:p>
          </table:table-cell>
          <table:table-cell office:value-type="float" office:value="9180100886" calcext:value-type="float">
            <text:p>9180100886</text:p>
          </table:table-cell>
          <table:table-cell office:value-type="float" office:value="78434" calcext:value-type="float">
            <text:p>78434</text:p>
          </table:table-cell>
          <table:table-cell office:value-type="float" office:value="6903470" calcext:value-type="float">
            <text:p>6903470</text:p>
          </table:table-cell>
          <table:table-cell office:value-type="float" office:value="6959390" calcext:value-type="float">
            <text:p>6959390</text:p>
          </table:table-cell>
          <table:table-cell office:value-type="float" office:value="73572" calcext:value-type="float">
            <text:p>73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78434" calcext:value-type="float">
            <text:p>78434</text:p>
          </table:table-cell>
          <table:table-cell office:value-type="float" office:value="0.44094" calcext:value-type="float">
            <text:p>0.44094</text:p>
          </table:table-cell>
          <table:table-cell office:value-type="float" office:value="0.444512" calcext:value-type="float">
            <text:p>0.444512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.99" calcext:value-type="float">
            <text:p>0.99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80690" calcext:value-type="float">
            <text:p>80690</text:p>
          </table:table-cell>
          <table:table-cell office:value-type="float" office:value="2040383248" calcext:value-type="float">
            <text:p>2040383248</text:p>
          </table:table-cell>
          <table:table-cell office:value-type="float" office:value="4782915186" calcext:value-type="float">
            <text:p>4782915186</text:p>
          </table:table-cell>
          <table:table-cell office:value-type="float" office:value="39379" calcext:value-type="float">
            <text:p>39379</text:p>
          </table:table-cell>
          <table:table-cell office:value-type="float" office:value="3465886" calcext:value-type="float">
            <text:p>3465886</text:p>
          </table:table-cell>
          <table:table-cell office:value-type="float" office:value="3495396" calcext:value-type="float">
            <text:p>3495396</text:p>
          </table:table-cell>
          <table:table-cell office:value-type="float" office:value="37431" calcext:value-type="float">
            <text:p>3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598" calcext:value-type="float">
            <text:p>0.426598</text:p>
          </table:table-cell>
          <table:table-cell office:value-type="float" office:value="39379" calcext:value-type="float">
            <text:p>39379</text:p>
          </table:table-cell>
          <table:table-cell office:value-type="float" office:value="0.429877" calcext:value-type="float">
            <text:p>0.429877</text:p>
          </table:table-cell>
          <table:table-cell office:value-type="float" office:value="0.433537" calcext:value-type="float">
            <text:p>0.433537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.99" calcext:value-type="float">
            <text:p>0.99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office:value-type="float" office:value="59139" calcext:value-type="float">
            <text:p>59139</text:p>
          </table:table-cell>
          <table:table-cell office:value-type="float" office:value="80693" calcext:value-type="float">
            <text:p>80693</text:p>
          </table:table-cell>
          <table:table-cell office:value-type="float" office:value="1688335084" calcext:value-type="float">
            <text:p>1688335084</text:p>
          </table:table-cell>
          <table:table-cell office:value-type="float" office:value="3935618299" calcext:value-type="float">
            <text:p>3935618299</text:p>
          </table:table-cell>
          <table:table-cell office:value-type="float" office:value="114323" calcext:value-type="float">
            <text:p>114323</text:p>
          </table:table-cell>
          <table:table-cell office:value-type="float" office:value="2988982" calcext:value-type="float">
            <text:p>2988982</text:p>
          </table:table-cell>
          <table:table-cell office:value-type="float" office:value="3014721" calcext:value-type="float">
            <text:p>3014721</text:p>
          </table:table-cell>
          <table:table-cell office:value-type="float" office:value="57045" calcext:value-type="float">
            <text:p>570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989" calcext:value-type="float">
            <text:p>0.428989</text:p>
          </table:table-cell>
          <table:table-cell office:value-type="float" office:value="114323" calcext:value-type="float">
            <text:p>114323</text:p>
          </table:table-cell>
          <table:table-cell office:value-type="float" office:value="0.370726" calcext:value-type="float">
            <text:p>0.370726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0.99" calcext:value-type="float">
            <text:p>0.99</text:p>
          </table:table-cell>
          <table:table-cell office:value-type="float" office:value="52.85" calcext:value-type="float">
            <text:p>52.85</text:p>
          </table:table-cell>
        </table:table-row>
        <table:table-row table:style-name="ro1">
          <table:table-cell office:value-type="float" office:value="59137" calcext:value-type="float">
            <text:p>59137</text:p>
          </table:table-cell>
          <table:table-cell office:value-type="float" office:value="80947" calcext:value-type="float">
            <text:p>80947</text:p>
          </table:table-cell>
          <table:table-cell office:value-type="float" office:value="923410585" calcext:value-type="float">
            <text:p>923410585</text:p>
          </table:table-cell>
          <table:table-cell office:value-type="float" office:value="2146677313" calcext:value-type="float">
            <text:p>2146677313</text:p>
          </table:table-cell>
          <table:table-cell office:value-type="float" office:value="42952" calcext:value-type="float">
            <text:p>42952</text:p>
          </table:table-cell>
          <table:table-cell office:value-type="float" office:value="1605724" calcext:value-type="float">
            <text:p>1605724</text:p>
          </table:table-cell>
          <table:table-cell office:value-type="float" office:value="1620729" calcext:value-type="float">
            <text:p>1620729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158" calcext:value-type="float">
            <text:p>0.430158</text:p>
          </table:table-cell>
          <table:table-cell office:value-type="float" office:value="42952" calcext:value-type="float">
            <text:p>42952</text:p>
          </table:table-cell>
          <table:table-cell office:value-type="float" office:value="0.399869" calcext:value-type="float">
            <text:p>0.399869</text:p>
          </table:table-cell>
          <table:table-cell office:value-type="float" office:value="0.403606" calcext:value-type="float">
            <text:p>0.403606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99" calcext:value-type="float">
            <text:p>0.99</text:p>
          </table:table-cell>
          <table:table-cell office:value-type="float" office:value="1284.25" calcext:value-type="float">
            <text:p>1284.25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0169" calcext:value-type="float">
            <text:p>80169</text:p>
          </table:table-cell>
          <table:table-cell office:value-type="float" office:value="1500863" calcext:value-type="float">
            <text:p>1500863</text:p>
          </table:table-cell>
          <table:table-cell office:value-type="float" office:value="3652115" calcext:value-type="float">
            <text:p>36521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957" calcext:value-type="float">
            <text:p>0.410957</text:p>
          </table:table-cell>
          <table:table-cell office:value-type="float" office:value="1" calcext:value-type="float">
            <text:p>1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80172" calcext:value-type="float">
            <text:p>80172</text:p>
          </table:table-cell>
          <table:table-cell office:value-type="float" office:value="919584" calcext:value-type="float">
            <text:p>919584</text:p>
          </table:table-cell>
          <table:table-cell office:value-type="float" office:value="2240769" calcext:value-type="float">
            <text:p>22407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388" calcext:value-type="float">
            <text:p>0.410388</text:p>
          </table:table-cell>
          <table:table-cell office:value-type="float" office:value="1" calcext:value-type="float">
            <text:p>1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0170" calcext:value-type="float">
            <text:p>80170</text:p>
          </table:table-cell>
          <table:table-cell office:value-type="float" office:value="1374033" calcext:value-type="float">
            <text:p>1374033</text:p>
          </table:table-cell>
          <table:table-cell office:value-type="float" office:value="3344696" calcext:value-type="float">
            <text:p>33446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81" calcext:value-type="float">
            <text:p>0.41081</text:p>
          </table:table-cell>
          <table:table-cell office:value-type="float" office:value="1" calcext:value-type="float">
            <text:p>1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80173" calcext:value-type="float">
            <text:p>80173</text:p>
          </table:table-cell>
          <table:table-cell office:value-type="float" office:value="782192" calcext:value-type="float">
            <text:p>782192</text:p>
          </table:table-cell>
          <table:table-cell office:value-type="float" office:value="1907203" calcext:value-type="float">
            <text:p>19072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125" calcext:value-type="float">
            <text:p>0.410125</text:p>
          </table:table-cell>
          <table:table-cell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1172" calcext:value-type="float">
            <text:p>81172</text:p>
          </table:table-cell>
          <table:table-cell office:value-type="float" office:value="3914584686" calcext:value-type="float">
            <text:p>3914584686</text:p>
          </table:table-cell>
          <table:table-cell office:value-type="float" office:value="9159720173" calcext:value-type="float">
            <text:p>9159720173</text:p>
          </table:table-cell>
          <table:table-cell office:value-type="float" office:value="77214" calcext:value-type="float">
            <text:p>77214</text:p>
          </table:table-cell>
          <table:table-cell office:value-type="float" office:value="6926719" calcext:value-type="float">
            <text:p>6926719</text:p>
          </table:table-cell>
          <table:table-cell office:value-type="float" office:value="6985093" calcext:value-type="float">
            <text:p>6985093</text:p>
          </table:table-cell>
          <table:table-cell office:value-type="float" office:value="57112" calcext:value-type="float">
            <text:p>571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69" calcext:value-type="float">
            <text:p>0.427369</text:p>
          </table:table-cell>
          <table:table-cell office:value-type="float" office:value="77214" calcext:value-type="float">
            <text:p>77214</text:p>
          </table:table-cell>
          <table:table-cell office:value-type="float" office:value="0.442425" calcext:value-type="float">
            <text:p>0.442425</text:p>
          </table:table-cell>
          <table:table-cell office:value-type="float" office:value="0.446154" calcext:value-type="float">
            <text:p>0.446154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99" calcext:value-type="float">
            <text:p>0.99</text:p>
          </table:table-cell>
          <table:table-cell office:value-type="float" office:value="122.31" calcext:value-type="float">
            <text:p>122.31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81175" calcext:value-type="float">
            <text:p>81175</text:p>
          </table:table-cell>
          <table:table-cell office:value-type="float" office:value="3912685246" calcext:value-type="float">
            <text:p>3912685246</text:p>
          </table:table-cell>
          <table:table-cell office:value-type="float" office:value="9157327724" calcext:value-type="float">
            <text:p>9157327724</text:p>
          </table:table-cell>
          <table:table-cell office:value-type="float" office:value="76265" calcext:value-type="float">
            <text:p>76265</text:p>
          </table:table-cell>
          <table:table-cell office:value-type="float" office:value="6850765" calcext:value-type="float">
            <text:p>6850765</text:p>
          </table:table-cell>
          <table:table-cell office:value-type="float" office:value="6905863" calcext:value-type="float">
            <text:p>6905863</text:p>
          </table:table-cell>
          <table:table-cell office:value-type="float" office:value="72776" calcext:value-type="float">
            <text:p>7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4" calcext:value-type="float">
            <text:p>0.427274</text:p>
          </table:table-cell>
          <table:table-cell office:value-type="float" office:value="76265" calcext:value-type="float">
            <text:p>76265</text:p>
          </table:table-cell>
          <table:table-cell office:value-type="float" office:value="0.437574" calcext:value-type="float">
            <text:p>0.437574</text:p>
          </table:table-cell>
          <table:table-cell office:value-type="float" office:value="0.441093" calcext:value-type="float">
            <text:p>0.441093</text:p>
          </table:table-cell>
          <table:table-cell office:value-type="float" office:value="0.004648" calcext:value-type="float">
            <text:p>0.004648</text:p>
          </table:table-cell>
          <table:table-cell office:value-type="float" office:value="0.99" calcext:value-type="float">
            <text:p>0.99</text:p>
          </table:table-cell>
          <table:table-cell office:value-type="float" office:value="94.89" calcext:value-type="float">
            <text:p>94.89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1179" calcext:value-type="float">
            <text:p>81179</text:p>
          </table:table-cell>
          <table:table-cell office:value-type="float" office:value="3923416331" calcext:value-type="float">
            <text:p>3923416331</text:p>
          </table:table-cell>
          <table:table-cell office:value-type="float" office:value="9182987821" calcext:value-type="float">
            <text:p>9182987821</text:p>
          </table:table-cell>
          <table:table-cell office:value-type="float" office:value="81048" calcext:value-type="float">
            <text:p>81048</text:p>
          </table:table-cell>
          <table:table-cell office:value-type="float" office:value="6848476" calcext:value-type="float">
            <text:p>6848476</text:p>
          </table:table-cell>
          <table:table-cell office:value-type="float" office:value="6906026" calcext:value-type="float">
            <text:p>6906026</text:p>
          </table:table-cell>
          <table:table-cell office:value-type="float" office:value="61141" calcext:value-type="float">
            <text:p>611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8" calcext:value-type="float">
            <text:p>0.427248</text:p>
          </table:table-cell>
          <table:table-cell office:value-type="float" office:value="81048" calcext:value-type="float">
            <text:p>81048</text:p>
          </table:table-cell>
          <table:table-cell office:value-type="float" office:value="0.436991" calcext:value-type="float">
            <text:p>0.436991</text:p>
          </table:table-cell>
          <table:table-cell office:value-type="float" office:value="0.440664" calcext:value-type="float">
            <text:p>0.440664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99" calcext:value-type="float">
            <text:p>0.99</text:p>
          </table:table-cell>
          <table:table-cell office:value-type="float" office:value="112.95" calcext:value-type="float">
            <text:p>112.95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1179" calcext:value-type="float">
            <text:p>81179</text:p>
          </table:table-cell>
          <table:table-cell office:value-type="float" office:value="3920749865" calcext:value-type="float">
            <text:p>3920749865</text:p>
          </table:table-cell>
          <table:table-cell office:value-type="float" office:value="9180425221" calcext:value-type="float">
            <text:p>9180425221</text:p>
          </table:table-cell>
          <table:table-cell office:value-type="float" office:value="77577" calcext:value-type="float">
            <text:p>77577</text:p>
          </table:table-cell>
          <table:table-cell office:value-type="float" office:value="6805068" calcext:value-type="float">
            <text:p>6805068</text:p>
          </table:table-cell>
          <table:table-cell office:value-type="float" office:value="6859434" calcext:value-type="float">
            <text:p>6859434</text:p>
          </table:table-cell>
          <table:table-cell office:value-type="float" office:value="69385" calcext:value-type="float">
            <text:p>69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77" calcext:value-type="float">
            <text:p>0.427077</text:p>
          </table:table-cell>
          <table:table-cell office:value-type="float" office:value="77577" calcext:value-type="float">
            <text:p>77577</text:p>
          </table:table-cell>
          <table:table-cell office:value-type="float" office:value="0.434222" calcext:value-type="float">
            <text:p>0.434222</text:p>
          </table:table-cell>
          <table:table-cell office:value-type="float" office:value="0.437691" calcext:value-type="float">
            <text:p>0.437691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99" calcext:value-type="float">
            <text:p>0.99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81174" calcext:value-type="float">
            <text:p>81174</text:p>
          </table:table-cell>
          <table:table-cell office:value-type="float" office:value="3922610571" calcext:value-type="float">
            <text:p>3922610571</text:p>
          </table:table-cell>
          <table:table-cell office:value-type="float" office:value="9180477071" calcext:value-type="float">
            <text:p>9180477071</text:p>
          </table:table-cell>
          <table:table-cell office:value-type="float" office:value="80058" calcext:value-type="float">
            <text:p>80058</text:p>
          </table:table-cell>
          <table:table-cell office:value-type="float" office:value="6884392" calcext:value-type="float">
            <text:p>6884392</text:p>
          </table:table-cell>
          <table:table-cell office:value-type="float" office:value="6945215" calcext:value-type="float">
            <text:p>6945215</text:p>
          </table:table-cell>
          <table:table-cell office:value-type="float" office:value="81988" calcext:value-type="float">
            <text:p>819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7" calcext:value-type="float">
            <text:p>0.427277</text:p>
          </table:table-cell>
          <table:table-cell office:value-type="float" office:value="80058" calcext:value-type="float">
            <text:p>80058</text:p>
          </table:table-cell>
          <table:table-cell office:value-type="float" office:value="0.439722" calcext:value-type="float">
            <text:p>0.439722</text:p>
          </table:table-cell>
          <table:table-cell office:value-type="float" office:value="0.443607" calcext:value-type="float">
            <text:p>0.443607</text:p>
          </table:table-cell>
          <table:table-cell office:value-type="float" office:value="0.005237" calcext:value-type="float">
            <text:p>0.005237</text:p>
          </table:table-cell>
          <table:table-cell office:value-type="float" office:value="0.99" calcext:value-type="float">
            <text:p>0.99</text:p>
          </table:table-cell>
          <table:table-cell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81175" calcext:value-type="float">
            <text:p>81175</text:p>
          </table:table-cell>
          <table:table-cell office:value-type="float" office:value="3920765353" calcext:value-type="float">
            <text:p>3920765353</text:p>
          </table:table-cell>
          <table:table-cell office:value-type="float" office:value="9179126484" calcext:value-type="float">
            <text:p>9179126484</text:p>
          </table:table-cell>
          <table:table-cell office:value-type="float" office:value="78449" calcext:value-type="float">
            <text:p>78449</text:p>
          </table:table-cell>
          <table:table-cell office:value-type="float" office:value="6872916" calcext:value-type="float">
            <text:p>6872916</text:p>
          </table:table-cell>
          <table:table-cell office:value-type="float" office:value="6932673" calcext:value-type="float">
            <text:p>6932673</text:p>
          </table:table-cell>
          <table:table-cell office:value-type="float" office:value="70371" calcext:value-type="float">
            <text:p>70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9" calcext:value-type="float">
            <text:p>0.427139</text:p>
          </table:table-cell>
          <table:table-cell office:value-type="float" office:value="78449" calcext:value-type="float">
            <text:p>78449</text:p>
          </table:table-cell>
          <table:table-cell office:value-type="float" office:value="0.438989" calcext:value-type="float">
            <text:p>0.438989</text:p>
          </table:table-cell>
          <table:table-cell office:value-type="float" office:value="0.442805" calcext:value-type="float">
            <text:p>0.442805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99" calcext:value-type="float">
            <text:p>0.99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float" office:value="1003" calcext:value-type="float">
            <text:p>1003</text:p>
          </table:table-cell>
          <table:table-cell office:value-type="float" office:value="11051502424" calcext:value-type="float">
            <text:p>11051502424</text:p>
          </table:table-cell>
          <table:table-cell office:value-type="float" office:value="9177151610" calcext:value-type="float">
            <text:p>9177151610</text:p>
          </table:table-cell>
          <table:table-cell office:value-type="float" office:value="1955538" calcext:value-type="float">
            <text:p>1955538</text:p>
          </table:table-cell>
          <table:table-cell office:value-type="float" office:value="344953380" calcext:value-type="float">
            <text:p>344953380</text:p>
          </table:table-cell>
          <table:table-cell office:value-type="float" office:value="347059927" calcext:value-type="float">
            <text:p>347059927</text:p>
          </table:table-cell>
          <table:table-cell office:value-type="float" office:value="1708984" calcext:value-type="float">
            <text:p>170898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4241" calcext:value-type="float">
            <text:p>1.204241</text:p>
          </table:table-cell>
          <table:table-cell office:value-type="float" office:value="1955538" calcext:value-type="float">
            <text:p>1955538</text:p>
          </table:table-cell>
          <table:table-cell office:value-type="float" office:value="22.010983" calcext:value-type="float">
            <text:p>22.010983</text:p>
          </table:table-cell>
          <table:table-cell office:value-type="float" office:value="22.145399" calcext:value-type="float">
            <text:p>22.145399</text:p>
          </table:table-cell>
          <table:table-cell office:value-type="float" office:value="0.109048" calcext:value-type="float">
            <text:p>0.109048</text:p>
          </table:table-cell>
          <table:table-cell office:value-type="float" office:value="0.99" calcext:value-type="float">
            <text:p>0.99</text:p>
          </table:table-cell>
          <table:table-cell office:value-type="float" office:value="203.08" calcext:value-type="float">
            <text:p>203.08</text:p>
          </table:table-cell>
        </table:table-row>
        <table:table-row table:style-name="ro1">
          <table:table-cell office:value-type="float" office:value="59218" calcext:value-type="float">
            <text:p>59218</text:p>
          </table:table-cell>
          <table:table-cell office:value-type="float" office:value="1003" calcext:value-type="float">
            <text:p>1003</text:p>
          </table:table-cell>
          <table:table-cell office:value-type="float" office:value="11066467722" calcext:value-type="float">
            <text:p>11066467722</text:p>
          </table:table-cell>
          <table:table-cell office:value-type="float" office:value="9176124915" calcext:value-type="float">
            <text:p>9176124915</text:p>
          </table:table-cell>
          <table:table-cell office:value-type="float" office:value="1908104" calcext:value-type="float">
            <text:p>1908104</text:p>
          </table:table-cell>
          <table:table-cell office:value-type="float" office:value="345465295" calcext:value-type="float">
            <text:p>345465295</text:p>
          </table:table-cell>
          <table:table-cell office:value-type="float" office:value="347579725" calcext:value-type="float">
            <text:p>347579725</text:p>
          </table:table-cell>
          <table:table-cell office:value-type="float" office:value="549202" calcext:value-type="float">
            <text:p>549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6007" calcext:value-type="float">
            <text:p>1.206007</text:p>
          </table:table-cell>
          <table:table-cell office:value-type="float" office:value="1908104" calcext:value-type="float">
            <text:p>1908104</text:p>
          </table:table-cell>
          <table:table-cell office:value-type="float" office:value="22.043648" calcext:value-type="float">
            <text:p>22.043648</text:p>
          </table:table-cell>
          <table:table-cell office:value-type="float" office:value="22.178566" calcext:value-type="float">
            <text:p>22.178566</text:p>
          </table:table-cell>
          <table:table-cell office:value-type="float" office:value="0.035044" calcext:value-type="float">
            <text:p>0.035044</text:p>
          </table:table-cell>
          <table:table-cell office:value-type="float" office:value="0.99" calcext:value-type="float">
            <text:p>0.99</text:p>
          </table:table-cell>
          <table:table-cell office:value-type="float" office:value="632.88" calcext:value-type="float">
            <text:p>632.88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1702" calcext:value-type="float">
            <text:p>81702</text:p>
          </table:table-cell>
          <table:table-cell office:value-type="float" office:value="2072273209" calcext:value-type="float">
            <text:p>2072273209</text:p>
          </table:table-cell>
          <table:table-cell office:value-type="float" office:value="4872706504" calcext:value-type="float">
            <text:p>4872706504</text:p>
          </table:table-cell>
          <table:table-cell office:value-type="float" office:value="40966" calcext:value-type="float">
            <text:p>40966</text:p>
          </table:table-cell>
          <table:table-cell office:value-type="float" office:value="2885476" calcext:value-type="float">
            <text:p>2885476</text:p>
          </table:table-cell>
          <table:table-cell office:value-type="float" office:value="2908699" calcext:value-type="float">
            <text:p>2908699</text:p>
          </table:table-cell>
          <table:table-cell office:value-type="float" office:value="86723" calcext:value-type="float">
            <text:p>867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282" calcext:value-type="float">
            <text:p>0.425282</text:p>
          </table:table-cell>
          <table:table-cell office:value-type="float" office:value="40966" calcext:value-type="float">
            <text:p>40966</text:p>
          </table:table-cell>
          <table:table-cell office:value-type="float" office:value="0.348435" calcext:value-type="float">
            <text:p>0.348435</text:p>
          </table:table-cell>
          <table:table-cell office:value-type="float" office:value="0.351239" calcext:value-type="float">
            <text:p>0.351239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99" calcext:value-type="float">
            <text:p>0.99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81705" calcext:value-type="float">
            <text:p>81705</text:p>
          </table:table-cell>
          <table:table-cell office:value-type="float" office:value="1890371755" calcext:value-type="float">
            <text:p>1890371755</text:p>
          </table:table-cell>
          <table:table-cell office:value-type="float" office:value="4435552939" calcext:value-type="float">
            <text:p>4435552939</text:p>
          </table:table-cell>
          <table:table-cell office:value-type="float" office:value="63805" calcext:value-type="float">
            <text:p>63805</text:p>
          </table:table-cell>
          <table:table-cell office:value-type="float" office:value="2833775" calcext:value-type="float">
            <text:p>2833775</text:p>
          </table:table-cell>
          <table:table-cell office:value-type="float" office:value="2857205" calcext:value-type="float">
            <text:p>2857205</text:p>
          </table:table-cell>
          <table:table-cell office:value-type="float" office:value="87384" calcext:value-type="float">
            <text:p>8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186" calcext:value-type="float">
            <text:p>0.426186</text:p>
          </table:table-cell>
          <table:table-cell office:value-type="float" office:value="63805" calcext:value-type="float">
            <text:p>63805</text:p>
          </table:table-cell>
          <table:table-cell office:value-type="float" office:value="0.342192" calcext:value-type="float">
            <text:p>0.342192</text:p>
          </table:table-cell>
          <table:table-cell office:value-type="float" office:value="0.345021" calcext:value-type="float">
            <text:p>0.345021</text:p>
          </table:table-cell>
          <table:table-cell office:value-type="float" office:value="0.010552" calcext:value-type="float">
            <text:p>0.010552</text:p>
          </table:table-cell>
          <table:table-cell office:value-type="float" office:value="0.99" calcext:value-type="float">
            <text:p>0.9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59135" calcext:value-type="float">
            <text:p>59135</text:p>
          </table:table-cell>
          <table:table-cell office:value-type="float" office:value="81712" calcext:value-type="float">
            <text:p>8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5" calcext:value-type="float">
            <text:p>1115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1155" calcext:value-type="float">
            <text:p>11155</text:p>
          </table:table-cell>
          <table:table-cell table:number-columns-repeated="2" office:value-type="float" office:value="0.000307" calcext:value-type="float">
            <text:p>0.00030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1181" calcext:value-type="float">
            <text:p>81181</text:p>
          </table:table-cell>
          <table:table-cell office:value-type="float" office:value="1548362" calcext:value-type="float">
            <text:p>1548362</text:p>
          </table:table-cell>
          <table:table-cell office:value-type="float" office:value="3770567" calcext:value-type="float">
            <text:p>37705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644" calcext:value-type="float">
            <text:p>0.410644</text:p>
          </table:table-cell>
          <table:table-cell office:value-type="float" office:value="2" calcext:value-type="float">
            <text:p>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1181" calcext:value-type="float">
            <text:p>81181</text:p>
          </table:table-cell>
          <table:table-cell office:value-type="float" office:value="921908" calcext:value-type="float">
            <text:p>921908</text:p>
          </table:table-cell>
          <table:table-cell office:value-type="float" office:value="2247488" calcext:value-type="float">
            <text:p>22474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195" calcext:value-type="float">
            <text:p>0.410195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1182" calcext:value-type="float">
            <text:p>81182</text:p>
          </table:table-cell>
          <table:table-cell office:value-type="float" office:value="1431528" calcext:value-type="float">
            <text:p>1431528</text:p>
          </table:table-cell>
          <table:table-cell office:value-type="float" office:value="3789440" calcext:value-type="float">
            <text:p>3789440</text:p>
          </table:table-cell>
          <table:table-cell office:value-type="float" office:value="15" calcext:value-type="float">
            <text:p>15</text:p>
          </table:table-cell>
          <table:table-cell office:value-type="float" office:value="10551" calcext:value-type="float">
            <text:p>10551</text:p>
          </table:table-cell>
          <table:table-cell office:value-type="float" office:value="10585" calcext:value-type="float">
            <text:p>10585</text:p>
          </table:table-cell>
          <table:table-cell office:value-type="float" office:value="10224" calcext:value-type="float">
            <text:p>1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768" calcext:value-type="float">
            <text:p>0.377768</text:p>
          </table:table-cell>
          <table:table-cell office:value-type="float" office:value="15" calcext:value-type="float">
            <text:p>15</text:p>
          </table:table-cell>
          <table:table-cell office:value-type="float" office:value="0.675264" calcext:value-type="float">
            <text:p>0.675264</text:p>
          </table:table-cell>
          <table:table-cell office:value-type="float" office:value="0.67744" calcext:value-type="float">
            <text:p>0.67744</text:p>
          </table:table-cell>
          <table:table-cell office:value-type="float" office:value="0.654336" calcext:value-type="float">
            <text:p>0.654336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1182" calcext:value-type="float">
            <text:p>81182</text:p>
          </table:table-cell>
          <table:table-cell office:value-type="float" office:value="807472" calcext:value-type="float">
            <text:p>807472</text:p>
          </table:table-cell>
          <table:table-cell office:value-type="float" office:value="1969361" calcext:value-type="float">
            <text:p>19693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017" calcext:value-type="float">
            <text:p>0.410017</text:p>
          </table:table-cell>
          <table:table-cell office:value-type="float" office:value="2" calcext:value-type="float">
            <text:p>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2184" calcext:value-type="float">
            <text:p>82184</text:p>
          </table:table-cell>
          <table:table-cell office:value-type="float" office:value="3922942892" calcext:value-type="float">
            <text:p>3922942892</text:p>
          </table:table-cell>
          <table:table-cell office:value-type="float" office:value="9181816788" calcext:value-type="float">
            <text:p>9181816788</text:p>
          </table:table-cell>
          <table:table-cell office:value-type="float" office:value="80981" calcext:value-type="float">
            <text:p>80981</text:p>
          </table:table-cell>
          <table:table-cell office:value-type="float" office:value="6861138" calcext:value-type="float">
            <text:p>6861138</text:p>
          </table:table-cell>
          <table:table-cell office:value-type="float" office:value="6918170" calcext:value-type="float">
            <text:p>6918170</text:p>
          </table:table-cell>
          <table:table-cell office:value-type="float" office:value="5799" calcext:value-type="float">
            <text:p>57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1" calcext:value-type="float">
            <text:p>0.427251</text:p>
          </table:table-cell>
          <table:table-cell office:value-type="float" office:value="80981" calcext:value-type="float">
            <text:p>80981</text:p>
          </table:table-cell>
          <table:table-cell office:value-type="float" office:value="0.438236" calcext:value-type="float">
            <text:p>0.438236</text:p>
          </table:table-cell>
          <table:table-cell office:value-type="float" office:value="0.441879" calcext:value-type="float">
            <text:p>0.44187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99" calcext:value-type="float">
            <text:p>0.99</text:p>
          </table:table-cell>
          <table:table-cell office:value-type="float" office:value="1192.99" calcext:value-type="float">
            <text:p>1192.99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2184" calcext:value-type="float">
            <text:p>82184</text:p>
          </table:table-cell>
          <table:table-cell office:value-type="float" office:value="3922125403" calcext:value-type="float">
            <text:p>3922125403</text:p>
          </table:table-cell>
          <table:table-cell office:value-type="float" office:value="9179982013" calcext:value-type="float">
            <text:p>9179982013</text:p>
          </table:table-cell>
          <table:table-cell office:value-type="float" office:value="78549" calcext:value-type="float">
            <text:p>78549</text:p>
          </table:table-cell>
          <table:table-cell office:value-type="float" office:value="6851705" calcext:value-type="float">
            <text:p>6851705</text:p>
          </table:table-cell>
          <table:table-cell office:value-type="float" office:value="6908686" calcext:value-type="float">
            <text:p>6908686</text:p>
          </table:table-cell>
          <table:table-cell office:value-type="float" office:value="22540" calcext:value-type="float">
            <text:p>22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8" calcext:value-type="float">
            <text:p>0.427248</text:p>
          </table:table-cell>
          <table:table-cell office:value-type="float" office:value="78549" calcext:value-type="float">
            <text:p>78549</text:p>
          </table:table-cell>
          <table:table-cell office:value-type="float" office:value="0.437634" calcext:value-type="float">
            <text:p>0.437634</text:p>
          </table:table-cell>
          <table:table-cell office:value-type="float" office:value="0.441273" calcext:value-type="float">
            <text:p>0.4412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99" calcext:value-type="float">
            <text:p>0.99</text:p>
          </table:table-cell>
          <table:table-cell office:value-type="float" office:value="306.51" calcext:value-type="float">
            <text:p>306.51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81603" calcext:value-type="float">
            <text:p>81603</text:p>
          </table:table-cell>
          <table:table-cell office:value-type="float" office:value="1688616123" calcext:value-type="float">
            <text:p>1688616123</text:p>
          </table:table-cell>
          <table:table-cell office:value-type="float" office:value="3963884886" calcext:value-type="float">
            <text:p>3963884886</text:p>
          </table:table-cell>
          <table:table-cell office:value-type="float" office:value="31758" calcext:value-type="float">
            <text:p>31758</text:p>
          </table:table-cell>
          <table:table-cell office:value-type="float" office:value="2789166" calcext:value-type="float">
            <text:p>2789166</text:p>
          </table:table-cell>
          <table:table-cell office:value-type="float" office:value="2814095" calcext:value-type="float">
            <text:p>2814095</text:p>
          </table:table-cell>
          <table:table-cell office:value-type="float" office:value="71884" calcext:value-type="float">
            <text:p>71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" calcext:value-type="float">
            <text:p>0.426</text:p>
          </table:table-cell>
          <table:table-cell office:value-type="float" office:value="31758" calcext:value-type="float">
            <text:p>31758</text:p>
          </table:table-cell>
          <table:table-cell office:value-type="float" office:value="0.417072" calcext:value-type="float">
            <text:p>0.417072</text:p>
          </table:table-cell>
          <table:table-cell office:value-type="float" office:value="0.420799" calcext:value-type="float">
            <text:p>0.420799</text:p>
          </table:table-cell>
          <table:table-cell office:value-type="float" office:value="0.010749" calcext:value-type="float">
            <text:p>0.010749</text:p>
          </table:table-cell>
          <table:table-cell office:value-type="float" office:value="0.99" calcext:value-type="float">
            <text:p>0.99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81602" calcext:value-type="float">
            <text:p>81602</text:p>
          </table:table-cell>
          <table:table-cell office:value-type="float" office:value="1387173060" calcext:value-type="float">
            <text:p>1387173060</text:p>
          </table:table-cell>
          <table:table-cell office:value-type="float" office:value="3231145456" calcext:value-type="float">
            <text:p>3231145456</text:p>
          </table:table-cell>
          <table:table-cell office:value-type="float" office:value="106123" calcext:value-type="float">
            <text:p>106123</text:p>
          </table:table-cell>
          <table:table-cell office:value-type="float" office:value="2449088" calcext:value-type="float">
            <text:p>2449088</text:p>
          </table:table-cell>
          <table:table-cell office:value-type="float" office:value="2470648" calcext:value-type="float">
            <text:p>2470648</text:p>
          </table:table-cell>
          <table:table-cell office:value-type="float" office:value="42034" calcext:value-type="float">
            <text:p>420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313" calcext:value-type="float">
            <text:p>0.429313</text:p>
          </table:table-cell>
          <table:table-cell office:value-type="float" office:value="106123" calcext:value-type="float">
            <text:p>106123</text:p>
          </table:table-cell>
          <table:table-cell office:value-type="float" office:value="0.366219" calcext:value-type="float">
            <text:p>0.366219</text:p>
          </table:table-cell>
          <table:table-cell office:value-type="float" office:value="0.369443" calcext:value-type="float">
            <text:p>0.369443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99" calcext:value-type="float">
            <text:p>0.99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59125" calcext:value-type="float">
            <text:p>59125</text:p>
          </table:table-cell>
          <table:table-cell office:value-type="float" office:value="81668" calcext:value-type="float">
            <text:p>81668</text:p>
          </table:table-cell>
          <table:table-cell office:value-type="float" office:value="153898781" calcext:value-type="float">
            <text:p>153898781</text:p>
          </table:table-cell>
          <table:table-cell office:value-type="float" office:value="342913161" calcext:value-type="float">
            <text:p>342913161</text:p>
          </table:table-cell>
          <table:table-cell office:value-type="float" office:value="14716" calcext:value-type="float">
            <text:p>14716</text:p>
          </table:table-cell>
          <table:table-cell office:value-type="float" office:value="300458" calcext:value-type="float">
            <text:p>300458</text:p>
          </table:table-cell>
          <table:table-cell office:value-type="float" office:value="303996" calcext:value-type="float">
            <text:p>303996</text:p>
          </table:table-cell>
          <table:table-cell office:value-type="float" office:value="1457" calcext:value-type="float">
            <text:p>1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798" calcext:value-type="float">
            <text:p>0.448798</text:p>
          </table:table-cell>
          <table:table-cell office:value-type="float" office:value="14716" calcext:value-type="float">
            <text:p>14716</text:p>
          </table:table-cell>
          <table:table-cell office:value-type="float" office:value="0.295836" calcext:value-type="float">
            <text:p>0.295836</text:p>
          </table:table-cell>
          <table:table-cell office:value-type="float" office:value="0.299319" calcext:value-type="float">
            <text:p>0.299319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99" calcext:value-type="float">
            <text:p>0.99</text:p>
          </table:table-cell>
          <table:table-cell office:value-type="float" office:value="208.65" calcext:value-type="float">
            <text:p>208.65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float" office:value="1004" calcext:value-type="float">
            <text:p>1004</text:p>
          </table:table-cell>
          <table:table-cell office:value-type="float" office:value="1543226" calcext:value-type="float">
            <text:p>1543226</text:p>
          </table:table-cell>
          <table:table-cell office:value-type="float" office:value="2404582" calcext:value-type="float">
            <text:p>2404582</text:p>
          </table:table-cell>
          <table:table-cell office:value-type="float" office:value="173" calcext:value-type="float">
            <text:p>173</text:p>
          </table:table-cell>
          <table:table-cell office:value-type="float" office:value="49634" calcext:value-type="float">
            <text:p>49634</text:p>
          </table:table-cell>
          <table:table-cell office:value-type="float" office:value="50481" calcext:value-type="float">
            <text:p>50481</text:p>
          </table:table-cell>
          <table:table-cell office:value-type="float" office:value="24641" calcext:value-type="float">
            <text:p>24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41786" calcext:value-type="float">
            <text:p>0.641786</text:p>
          </table:table-cell>
          <table:table-cell office:value-type="float" office:value="173" calcext:value-type="float">
            <text:p>173</text:p>
          </table:table-cell>
          <table:table-cell office:value-type="float" office:value="3.176576" calcext:value-type="float">
            <text:p>3.176576</text:p>
          </table:table-cell>
          <table:table-cell office:value-type="float" office:value="3.230784" calcext:value-type="float">
            <text:p>3.230784</text:p>
          </table:table-cell>
          <table:table-cell office:value-type="float" office:value="1.577024" calcext:value-type="float">
            <text:p>1.577024</text:p>
          </table:table-cell>
          <table:table-cell office:value-type="float" office:value="0.98" calcext:value-type="float">
            <text:p>0.9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59218" calcext:value-type="float">
            <text:p>59218</text:p>
          </table:table-cell>
          <table:table-cell office:value-type="float" office:value="1004" calcext:value-type="float">
            <text:p>1004</text:p>
          </table:table-cell>
          <table:table-cell office:value-type="float" office:value="1229236" calcext:value-type="float">
            <text:p>1229236</text:p>
          </table:table-cell>
          <table:table-cell office:value-type="float" office:value="1211406" calcext:value-type="float">
            <text:p>1211406</text:p>
          </table:table-cell>
          <table:table-cell office:value-type="float" office:value="173" calcext:value-type="float">
            <text:p>173</text:p>
          </table:table-cell>
          <table:table-cell office:value-type="float" office:value="42494" calcext:value-type="float">
            <text:p>42494</text:p>
          </table:table-cell>
          <table:table-cell office:value-type="float" office:value="43063" calcext:value-type="float">
            <text:p>43063</text:p>
          </table:table-cell>
          <table:table-cell office:value-type="float" office:value="15928" calcext:value-type="float">
            <text:p>1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14718" calcext:value-type="float">
            <text:p>1.014718</text:p>
          </table:table-cell>
          <table:table-cell office:value-type="float" office:value="173" calcext:value-type="float">
            <text:p>173</text:p>
          </table:table-cell>
          <table:table-cell office:value-type="float" office:value="2.719616" calcext:value-type="float">
            <text:p>2.719616</text:p>
          </table:table-cell>
          <table:table-cell office:value-type="float" office:value="2.756032" calcext:value-type="float">
            <text:p>2.756032</text:p>
          </table:table-cell>
          <table:table-cell office:value-type="float" office:value="1.019392" calcext:value-type="float">
            <text:p>1.019392</text:p>
          </table:table-cell>
          <table:table-cell office:value-type="float" office:value="0.99" calcext:value-type="float">
            <text:p>0.9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float" office:value="1006" calcext:value-type="float">
            <text:p>1006</text:p>
          </table:table-cell>
          <table:table-cell office:value-type="float" office:value="2234322" calcext:value-type="float">
            <text:p>2234322</text:p>
          </table:table-cell>
          <table:table-cell office:value-type="float" office:value="2099353" calcext:value-type="float">
            <text:p>2099353</text:p>
          </table:table-cell>
          <table:table-cell office:value-type="float" office:value="383" calcext:value-type="float">
            <text:p>383</text:p>
          </table:table-cell>
          <table:table-cell office:value-type="float" office:value="72365" calcext:value-type="float">
            <text:p>72365</text:p>
          </table:table-cell>
          <table:table-cell office:value-type="float" office:value="73046" calcext:value-type="float">
            <text:p>73046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64291" calcext:value-type="float">
            <text:p>1.064291</text:p>
          </table:table-cell>
          <table:table-cell office:value-type="float" office:value="383" calcext:value-type="float">
            <text:p>383</text:p>
          </table:table-cell>
          <table:table-cell office:value-type="float" office:value="2.31568" calcext:value-type="float">
            <text:p>2.31568</text:p>
          </table:table-cell>
          <table:table-cell office:value-type="float" office:value="2.337472" calcext:value-type="float">
            <text:p>2.337472</text:p>
          </table:table-cell>
          <table:table-cell office:value-type="float" office:value="0.022112" calcext:value-type="float">
            <text:p>0.022112</text:p>
          </table:table-cell>
          <table:table-cell office:value-type="float" office:value="0.99" calcext:value-type="float">
            <text:p>0.99</text:p>
          </table:table-cell>
          <table:table-cell office:value-type="float" office:value="105.71" calcext:value-type="float">
            <text:p>105.71</text:p>
          </table:table-cell>
        </table:table-row>
        <table:table-row table:style-name="ro1">
          <table:table-cell office:value-type="float" office:value="59218" calcext:value-type="float">
            <text:p>59218</text:p>
          </table:table-cell>
          <table:table-cell office:value-type="float" office:value="1006" calcext:value-type="float">
            <text:p>1006</text:p>
          </table:table-cell>
          <table:table-cell office:value-type="float" office:value="1491246" calcext:value-type="float">
            <text:p>1491246</text:p>
          </table:table-cell>
          <table:table-cell office:value-type="float" office:value="1184164" calcext:value-type="float">
            <text:p>1184164</text:p>
          </table:table-cell>
          <table:table-cell office:value-type="float" office:value="350" calcext:value-type="float">
            <text:p>350</text:p>
          </table:table-cell>
          <table:table-cell office:value-type="float" office:value="55251" calcext:value-type="float">
            <text:p>55251</text:p>
          </table:table-cell>
          <table:table-cell office:value-type="float" office:value="55477" calcext:value-type="float">
            <text:p>5547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59324" calcext:value-type="float">
            <text:p>1.259324</text:p>
          </table:table-cell>
          <table:table-cell office:value-type="float" office:value="350" calcext:value-type="float">
            <text:p>350</text:p>
          </table:table-cell>
          <table:table-cell office:value-type="float" office:value="1.768032" calcext:value-type="float">
            <text:p>1.768032</text:p>
          </table:table-cell>
          <table:table-cell office:value-type="float" office:value="1.775264" calcext:value-type="float">
            <text:p>1.775264</text:p>
          </table:table-cell>
          <table:table-cell office:value-type="float" office:value="0.004992" calcext:value-type="float">
            <text:p>0.004992</text:p>
          </table:table-cell>
          <table:table-cell office:value-type="float" office:value="1" calcext:value-type="float">
            <text:p>1</text:p>
          </table:table-cell>
          <table:table-cell office:value-type="float" office:value="355.62" calcext:value-type="float">
            <text:p>355.62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float" office:value="1626" calcext:value-type="float">
            <text:p>1626</text:p>
          </table:table-cell>
          <table:table-cell office:value-type="float" office:value="6496048247" calcext:value-type="float">
            <text:p>6496048247</text:p>
          </table:table-cell>
          <table:table-cell office:value-type="float" office:value="5407707769" calcext:value-type="float">
            <text:p>5407707769</text:p>
          </table:table-cell>
          <table:table-cell office:value-type="float" office:value="1160347" calcext:value-type="float">
            <text:p>1160347</text:p>
          </table:table-cell>
          <table:table-cell office:value-type="float" office:value="202329301" calcext:value-type="float">
            <text:p>202329301</text:p>
          </table:table-cell>
          <table:table-cell office:value-type="float" office:value="203563572" calcext:value-type="float">
            <text:p>203563572</text:p>
          </table:table-cell>
          <table:table-cell office:value-type="float" office:value="1028504" calcext:value-type="float">
            <text:p>10285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1257" calcext:value-type="float">
            <text:p>1.201257</text:p>
          </table:table-cell>
          <table:table-cell office:value-type="float" office:value="1160347" calcext:value-type="float">
            <text:p>1160347</text:p>
          </table:table-cell>
          <table:table-cell office:value-type="float" office:value="20.885605" calcext:value-type="float">
            <text:p>20.885605</text:p>
          </table:table-cell>
          <table:table-cell office:value-type="float" office:value="21.013014" calcext:value-type="float">
            <text:p>21.013014</text:p>
          </table:table-cell>
          <table:table-cell office:value-type="float" office:value="0.106168" calcext:value-type="float">
            <text:p>0.106168</text:p>
          </table:table-cell>
          <table:table-cell office:value-type="float" office:value="0.99" calcext:value-type="float">
            <text:p>0.99</text:p>
          </table:table-cell>
          <table:table-cell office:value-type="float" office:value="197.92" calcext:value-type="float">
            <text:p>197.92</text:p>
          </table:table-cell>
        </table:table-row>
        <table:table-row table:style-name="ro1">
          <table:table-cell office:value-type="float" office:value="59218" calcext:value-type="float">
            <text:p>59218</text:p>
          </table:table-cell>
          <table:table-cell office:value-type="float" office:value="1626" calcext:value-type="float">
            <text:p>1626</text:p>
          </table:table-cell>
          <table:table-cell office:value-type="float" office:value="6475211710" calcext:value-type="float">
            <text:p>6475211710</text:p>
          </table:table-cell>
          <table:table-cell office:value-type="float" office:value="5375361977" calcext:value-type="float">
            <text:p>5375361977</text:p>
          </table:table-cell>
          <table:table-cell office:value-type="float" office:value="1139121" calcext:value-type="float">
            <text:p>1139121</text:p>
          </table:table-cell>
          <table:table-cell office:value-type="float" office:value="201755509" calcext:value-type="float">
            <text:p>201755509</text:p>
          </table:table-cell>
          <table:table-cell office:value-type="float" office:value="202986170" calcext:value-type="float">
            <text:p>202986170</text:p>
          </table:table-cell>
          <table:table-cell office:value-type="float" office:value="315277" calcext:value-type="float">
            <text:p>315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4609" calcext:value-type="float">
            <text:p>1.204609</text:p>
          </table:table-cell>
          <table:table-cell office:value-type="float" office:value="1139121" calcext:value-type="float">
            <text:p>1139121</text:p>
          </table:table-cell>
          <table:table-cell office:value-type="float" office:value="20.826374" calcext:value-type="float">
            <text:p>20.826374</text:p>
          </table:table-cell>
          <table:table-cell office:value-type="float" office:value="20.953411" calcext:value-type="float">
            <text:p>20.953411</text:p>
          </table:table-cell>
          <table:table-cell office:value-type="float" office:value="0.032545" calcext:value-type="float">
            <text:p>0.032545</text:p>
          </table:table-cell>
          <table:table-cell office:value-type="float" office:value="0.99" calcext:value-type="float">
            <text:p>0.99</text:p>
          </table:table-cell>
          <table:table-cell office:value-type="float" office:value="643.83" calcext:value-type="float">
            <text:p>643.83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2" calcext:value-type="float">
            <text:p>47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4792" calcext:value-type="float">
            <text:p>4792</text:p>
          </table:table-cell>
          <table:table-cell table:number-columns-repeated="2" office:value-type="float" office:value="0.000137" calcext:value-type="float">
            <text:p>0.00013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9239" calcext:value-type="float">
            <text:p>59239</text:p>
          </table:table-cell>
          <table:table-cell office:value-type="float" office:value="1" calcext:value-type="float">
            <text:p>1</text:p>
          </table:table-cell>
          <table:table-cell office:value-type="float" office:value="831737" calcext:value-type="float">
            <text:p>831737</text:p>
          </table:table-cell>
          <table:table-cell office:value-type="float" office:value="1064684" calcext:value-type="float">
            <text:p>1064684</text:p>
          </table:table-cell>
          <table:table-cell office:value-type="float" office:value="254" calcext:value-type="float">
            <text:p>254</text:p>
          </table:table-cell>
          <table:table-cell office:value-type="float" office:value="7631" calcext:value-type="float">
            <text:p>7631</text:p>
          </table:table-cell>
          <table:table-cell office:value-type="float" office:value="9275" calcext:value-type="float">
            <text:p>927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81205" calcext:value-type="float">
            <text:p>0.781205</text:p>
          </table:table-cell>
          <table:table-cell office:value-type="float" office:value="254" calcext:value-type="float">
            <text:p>254</text:p>
          </table:table-cell>
          <table:table-cell office:value-type="float" office:value="0.488384" calcext:value-type="float">
            <text:p>0.488384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82" calcext:value-type="float">
            <text:p>0.82</text:p>
          </table:table-cell>
          <table:table-cell office:value-type="float" office:value="343.52" calcext:value-type="float">
            <text:p>343.52</text:p>
          </table:table-cell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1" calcext:value-type="float">
            <text:p>1</text:p>
          </table:table-cell>
          <table:table-cell office:value-type="float" office:value="448940" calcext:value-type="float">
            <text:p>448940</text:p>
          </table:table-cell>
          <table:table-cell office:value-type="float" office:value="566273" calcext:value-type="float">
            <text:p>566273</text:p>
          </table:table-cell>
          <table:table-cell office:value-type="float" office:value="60" calcext:value-type="float">
            <text:p>60</text:p>
          </table:table-cell>
          <table:table-cell office:value-type="float" office:value="4119" calcext:value-type="float">
            <text:p>4119</text:p>
          </table:table-cell>
          <table:table-cell office:value-type="float" office:value="4988" calcext:value-type="float">
            <text:p>4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92798" calcext:value-type="float">
            <text:p>0.792798</text:p>
          </table:table-cell>
          <table:table-cell office:value-type="float" office:value="60" calcext:value-type="float">
            <text:p>60</text:p>
          </table:table-cell>
          <table:table-cell office:value-type="float" office:value="0.263616" calcext:value-type="float">
            <text:p>0.263616</text:p>
          </table:table-cell>
          <table:table-cell office:value-type="float" office:value="0.319232" calcext:value-type="float">
            <text:p>0.31923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83" calcext:value-type="float">
            <text:p>0.83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9239" calcext:value-type="float">
            <text:p>59239</text:p>
          </table:table-cell>
          <table:table-cell office:value-type="float" office:value="3" calcext:value-type="float">
            <text:p>3</text:p>
          </table:table-cell>
          <table:table-cell office:value-type="float" office:value="1982099" calcext:value-type="float">
            <text:p>1982099</text:p>
          </table:table-cell>
          <table:table-cell office:value-type="float" office:value="2078227" calcext:value-type="float">
            <text:p>2078227</text:p>
          </table:table-cell>
          <table:table-cell office:value-type="float" office:value="319" calcext:value-type="float">
            <text:p>319</text:p>
          </table:table-cell>
          <table:table-cell office:value-type="float" office:value="58996" calcext:value-type="float">
            <text:p>58996</text:p>
          </table:table-cell>
          <table:table-cell office:value-type="float" office:value="59081" calcext:value-type="float">
            <text:p>59081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953745" calcext:value-type="float">
            <text:p>0.953745</text:p>
          </table:table-cell>
          <table:table-cell office:value-type="float" office:value="319" calcext:value-type="float">
            <text:p>319</text:p>
          </table:table-cell>
          <table:table-cell office:value-type="float" office:value="1.887872" calcext:value-type="float">
            <text:p>1.887872</text:p>
          </table:table-cell>
          <table:table-cell office:value-type="float" office:value="1.890592" calcext:value-type="float">
            <text:p>1.890592</text:p>
          </table:table-cell>
          <table:table-cell office:value-type="float" office:value="0.027776" calcext:value-type="float">
            <text:p>0.027776</text:p>
          </table:table-cell>
          <table:table-cell office:value-type="float" office:value="1" calcext:value-type="float">
            <text:p>1</text:p>
          </table:table-cell>
          <table:table-cell office:value-type="float" office:value="68.07" calcext:value-type="float">
            <text:p>68.07</text:p>
          </table:table-cell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3" calcext:value-type="float">
            <text:p>3</text:p>
          </table:table-cell>
          <table:table-cell office:value-type="float" office:value="1306736" calcext:value-type="float">
            <text:p>1306736</text:p>
          </table:table-cell>
          <table:table-cell office:value-type="float" office:value="1160324" calcext:value-type="float">
            <text:p>1160324</text:p>
          </table:table-cell>
          <table:table-cell office:value-type="float" office:value="210" calcext:value-type="float">
            <text:p>210</text:p>
          </table:table-cell>
          <table:table-cell office:value-type="float" office:value="35350" calcext:value-type="float">
            <text:p>35350</text:p>
          </table:table-cell>
          <table:table-cell office:value-type="float" office:value="35748" calcext:value-type="float">
            <text:p>35748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26182" calcext:value-type="float">
            <text:p>1.126182</text:p>
          </table:table-cell>
          <table:table-cell office:value-type="float" office:value="210" calcext:value-type="float">
            <text:p>210</text:p>
          </table:table-cell>
          <table:table-cell office:value-type="float" office:value="1.1312" calcext:value-type="float">
            <text:p>1.1312</text:p>
          </table:table-cell>
          <table:table-cell office:value-type="float" office:value="1.143936" calcext:value-type="float">
            <text:p>1.143936</text:p>
          </table:table-cell>
          <table:table-cell office:value-type="float" office:value="0.019616" calcext:value-type="float">
            <text:p>0.019616</text:p>
          </table:table-cell>
          <table:table-cell office:value-type="float" office:value="0.99" calcext:value-type="float">
            <text:p>0.99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59239" calcext:value-type="float">
            <text:p>59239</text:p>
          </table:table-cell>
          <table:table-cell office:value-type="float" office:value="1005" calcext:value-type="float">
            <text:p>1005</text:p>
          </table:table-cell>
          <table:table-cell office:value-type="float" office:value="11031584293" calcext:value-type="float">
            <text:p>11031584293</text:p>
          </table:table-cell>
          <table:table-cell office:value-type="float" office:value="9146849861" calcext:value-type="float">
            <text:p>9146849861</text:p>
          </table:table-cell>
          <table:table-cell office:value-type="float" office:value="1931550" calcext:value-type="float">
            <text:p>1931550</text:p>
          </table:table-cell>
          <table:table-cell office:value-type="float" office:value="344456489" calcext:value-type="float">
            <text:p>344456489</text:p>
          </table:table-cell>
          <table:table-cell office:value-type="float" office:value="346553938" calcext:value-type="float">
            <text:p>346553938</text:p>
          </table:table-cell>
          <table:table-cell office:value-type="float" office:value="208164" calcext:value-type="float">
            <text:p>20816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6053" calcext:value-type="float">
            <text:p>1.206053</text:p>
          </table:table-cell>
          <table:table-cell office:value-type="float" office:value="1931550" calcext:value-type="float">
            <text:p>1931550</text:p>
          </table:table-cell>
          <table:table-cell office:value-type="float" office:value="22.001213" calcext:value-type="float">
            <text:p>22.001213</text:p>
          </table:table-cell>
          <table:table-cell office:value-type="float" office:value="22.135183" calcext:value-type="float">
            <text:p>22.135183</text:p>
          </table:table-cell>
          <table:table-cell office:value-type="float" office:value="0.013296" calcext:value-type="float">
            <text:p>0.013296</text:p>
          </table:table-cell>
          <table:table-cell office:value-type="float" office:value="0.99" calcext:value-type="float">
            <text:p>0.99</text:p>
          </table:table-cell>
          <table:table-cell office:value-type="float" office:value="1664.81" calcext:value-type="float">
            <text:p>1664.81</text:p>
          </table:table-cell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1005" calcext:value-type="float">
            <text:p>1005</text:p>
          </table:table-cell>
          <table:table-cell office:value-type="float" office:value="11033332769" calcext:value-type="float">
            <text:p>11033332769</text:p>
          </table:table-cell>
          <table:table-cell office:value-type="float" office:value="9145330754" calcext:value-type="float">
            <text:p>9145330754</text:p>
          </table:table-cell>
          <table:table-cell office:value-type="float" office:value="1966928" calcext:value-type="float">
            <text:p>1966928</text:p>
          </table:table-cell>
          <table:table-cell office:value-type="float" office:value="344370827" calcext:value-type="float">
            <text:p>344370827</text:p>
          </table:table-cell>
          <table:table-cell office:value-type="float" office:value="346439080" calcext:value-type="float">
            <text:p>346439080</text:p>
          </table:table-cell>
          <table:table-cell office:value-type="float" office:value="182568" calcext:value-type="float">
            <text:p>18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6444" calcext:value-type="float">
            <text:p>1.206444</text:p>
          </table:table-cell>
          <table:table-cell office:value-type="float" office:value="1966928" calcext:value-type="float">
            <text:p>1966928</text:p>
          </table:table-cell>
          <table:table-cell office:value-type="float" office:value="21.995741" calcext:value-type="float">
            <text:p>21.995741</text:p>
          </table:table-cell>
          <table:table-cell office:value-type="float" office:value="22.127846" calcext:value-type="float">
            <text:p>22.127846</text:p>
          </table:table-cell>
          <table:table-cell office:value-type="float" office:value="0.011661" calcext:value-type="float">
            <text:p>0.011661</text:p>
          </table:table-cell>
          <table:table-cell office:value-type="float" office:value="0.99" calcext:value-type="float">
            <text:p>0.99</text:p>
          </table:table-cell>
          <table:table-cell office:value-type="float" office:value="1897.59" calcext:value-type="float">
            <text:p>1897.59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3186" calcext:value-type="float">
            <text:p>83186</text:p>
          </table:table-cell>
          <table:table-cell office:value-type="float" office:value="3922394859" calcext:value-type="float">
            <text:p>3922394859</text:p>
          </table:table-cell>
          <table:table-cell office:value-type="float" office:value="9183507755" calcext:value-type="float">
            <text:p>9183507755</text:p>
          </table:table-cell>
          <table:table-cell office:value-type="float" office:value="79817" calcext:value-type="float">
            <text:p>79817</text:p>
          </table:table-cell>
          <table:table-cell office:value-type="float" office:value="6840914" calcext:value-type="float">
            <text:p>6840914</text:p>
          </table:table-cell>
          <table:table-cell office:value-type="float" office:value="6895056" calcext:value-type="float">
            <text:p>6895056</text:p>
          </table:table-cell>
          <table:table-cell office:value-type="float" office:value="57838" calcext:value-type="float">
            <text:p>578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3" calcext:value-type="float">
            <text:p>0.427113</text:p>
          </table:table-cell>
          <table:table-cell office:value-type="float" office:value="79817" calcext:value-type="float">
            <text:p>79817</text:p>
          </table:table-cell>
          <table:table-cell office:value-type="float" office:value="0.436945" calcext:value-type="float">
            <text:p>0.436945</text:p>
          </table:table-cell>
          <table:table-cell office:value-type="float" office:value="0.440403" calcext:value-type="float">
            <text:p>0.440403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99" calcext:value-type="float">
            <text:p>0.99</text:p>
          </table:table-cell>
          <table:table-cell office:value-type="float" office:value="119.21" calcext:value-type="float">
            <text:p>119.21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3186" calcext:value-type="float">
            <text:p>83186</text:p>
          </table:table-cell>
          <table:table-cell office:value-type="float" office:value="3922831557" calcext:value-type="float">
            <text:p>3922831557</text:p>
          </table:table-cell>
          <table:table-cell office:value-type="float" office:value="9180634171" calcext:value-type="float">
            <text:p>9180634171</text:p>
          </table:table-cell>
          <table:table-cell office:value-type="float" office:value="78477" calcext:value-type="float">
            <text:p>78477</text:p>
          </table:table-cell>
          <table:table-cell office:value-type="float" office:value="6937283" calcext:value-type="float">
            <text:p>6937283</text:p>
          </table:table-cell>
          <table:table-cell office:value-type="float" office:value="6991421" calcext:value-type="float">
            <text:p>6991421</text:p>
          </table:table-cell>
          <table:table-cell office:value-type="float" office:value="68181" calcext:value-type="float">
            <text:p>6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94" calcext:value-type="float">
            <text:p>0.427294</text:p>
          </table:table-cell>
          <table:table-cell office:value-type="float" office:value="78477" calcext:value-type="float">
            <text:p>78477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446558" calcext:value-type="float">
            <text:p>0.446558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99" calcext:value-type="float">
            <text:p>0.99</text:p>
          </table:table-cell>
          <table:table-cell office:value-type="float" office:value="102.54" calcext:value-type="float">
            <text:p>102.54</text:p>
          </table:table-cell>
        </table:table-row>
        <table:table-row table:style-name="ro1">
          <table:table-cell office:value-type="float" office:value="59247" calcext:value-type="float">
            <text:p>59247</text:p>
          </table:table-cell>
          <table:table-cell office:value-type="float" office:value="1002" calcext:value-type="float">
            <text:p>1002</text:p>
          </table:table-cell>
          <table:table-cell office:value-type="float" office:value="11064424323" calcext:value-type="float">
            <text:p>11064424323</text:p>
          </table:table-cell>
          <table:table-cell office:value-type="float" office:value="9177011877" calcext:value-type="float">
            <text:p>9177011877</text:p>
          </table:table-cell>
          <table:table-cell office:value-type="float" office:value="1949330" calcext:value-type="float">
            <text:p>1949330</text:p>
          </table:table-cell>
          <table:table-cell office:value-type="float" office:value="345367102" calcext:value-type="float">
            <text:p>345367102</text:p>
          </table:table-cell>
          <table:table-cell office:value-type="float" office:value="347450844" calcext:value-type="float">
            <text:p>347450844</text:p>
          </table:table-cell>
          <table:table-cell office:value-type="float" office:value="4682" calcext:value-type="float">
            <text:p>46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5667" calcext:value-type="float">
            <text:p>1.205667</text:p>
          </table:table-cell>
          <table:table-cell office:value-type="float" office:value="1949330" calcext:value-type="float">
            <text:p>1949330</text:p>
          </table:table-cell>
          <table:table-cell office:value-type="float" office:value="22.059376" calcext:value-type="float">
            <text:p>22.059376</text:p>
          </table:table-cell>
          <table:table-cell office:value-type="float" office:value="22.192469" calcext:value-type="float">
            <text:p>22.192469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99" calcext:value-type="float">
            <text:p>0.99</text:p>
          </table:table-cell>
          <table:table-cell office:value-type="float" office:value="74209.92" calcext:value-type="float">
            <text:p>74209.92</text:p>
          </table:table-cell>
        </table:table-row>
        <table:table-row table:style-name="ro1">
          <table:table-cell office:value-type="float" office:value="59245" calcext:value-type="float">
            <text:p>59245</text:p>
          </table:table-cell>
          <table:table-cell office:value-type="float" office:value="1003" calcext:value-type="float">
            <text:p>1003</text:p>
          </table:table-cell>
          <table:table-cell office:value-type="float" office:value="11056169220" calcext:value-type="float">
            <text:p>11056169220</text:p>
          </table:table-cell>
          <table:table-cell office:value-type="float" office:value="9175572132" calcext:value-type="float">
            <text:p>9175572132</text:p>
          </table:table-cell>
          <table:table-cell office:value-type="float" office:value="1931173" calcext:value-type="float">
            <text:p>1931173</text:p>
          </table:table-cell>
          <table:table-cell office:value-type="float" office:value="344884080" calcext:value-type="float">
            <text:p>344884080</text:p>
          </table:table-cell>
          <table:table-cell office:value-type="float" office:value="346953691" calcext:value-type="float">
            <text:p>346953691</text:p>
          </table:table-cell>
          <table:table-cell office:value-type="float" office:value="4729" calcext:value-type="float">
            <text:p>4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4957" calcext:value-type="float">
            <text:p>1.204957</text:p>
          </table:table-cell>
          <table:table-cell office:value-type="float" office:value="1931173" calcext:value-type="float">
            <text:p>1931173</text:p>
          </table:table-cell>
          <table:table-cell office:value-type="float" office:value="22.006563" calcext:value-type="float">
            <text:p>22.006563</text:p>
          </table:table-cell>
          <table:table-cell office:value-type="float" office:value="22.13862" calcext:value-type="float">
            <text:p>22.13862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99" calcext:value-type="float">
            <text:p>0.99</text:p>
          </table:table-cell>
          <table:table-cell office:value-type="float" office:value="73367.24" calcext:value-type="float">
            <text:p>73367.24</text:p>
          </table:table-cell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1607" calcext:value-type="float">
            <text:p>1607</text:p>
          </table:table-cell>
          <table:table-cell office:value-type="float" office:value="6516636989" calcext:value-type="float">
            <text:p>6516636989</text:p>
          </table:table-cell>
          <table:table-cell office:value-type="float" office:value="5407892055" calcext:value-type="float">
            <text:p>5407892055</text:p>
          </table:table-cell>
          <table:table-cell office:value-type="float" office:value="1163753" calcext:value-type="float">
            <text:p>1163753</text:p>
          </table:table-cell>
          <table:table-cell office:value-type="float" office:value="202984211" calcext:value-type="float">
            <text:p>202984211</text:p>
          </table:table-cell>
          <table:table-cell office:value-type="float" office:value="204206540" calcext:value-type="float">
            <text:p>204206540</text:p>
          </table:table-cell>
          <table:table-cell office:value-type="float" office:value="107365" calcext:value-type="float">
            <text:p>107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5024" calcext:value-type="float">
            <text:p>1.205024</text:p>
          </table:table-cell>
          <table:table-cell office:value-type="float" office:value="1163753" calcext:value-type="float">
            <text:p>1163753</text:p>
          </table:table-cell>
          <table:table-cell office:value-type="float" office:value="21.579716" calcext:value-type="float">
            <text:p>21.579716</text:p>
          </table:table-cell>
          <table:table-cell office:value-type="float" office:value="21.709665" calcext:value-type="float">
            <text:p>21.709665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99" calcext:value-type="float">
            <text:p>0.99</text:p>
          </table:table-cell>
          <table:table-cell office:value-type="float" office:value="1901.98" calcext:value-type="float">
            <text:p>1901.98</text:p>
          </table:table-cell>
        </table:table-row>
        <table:table-row table:style-name="ro1">
          <table:table-cell office:value-type="float" office:value="59239" calcext:value-type="float">
            <text:p>59239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7" calcext:value-type="float">
            <text:p>66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6657" calcext:value-type="float">
            <text:p>6657</text:p>
          </table:table-cell>
          <table:table-cell table:number-columns-repeated="3" office:value-type="float" office:value="0.000003" calcext:value-type="float">
            <text:p>0.00000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3187" calcext:value-type="float">
            <text:p>83187</text:p>
          </table:table-cell>
          <table:table-cell office:value-type="float" office:value="1774720" calcext:value-type="float">
            <text:p>1774720</text:p>
          </table:table-cell>
          <table:table-cell office:value-type="float" office:value="4013067" calcext:value-type="float">
            <text:p>4013067</text:p>
          </table:table-cell>
          <table:table-cell office:value-type="float" office:value="301" calcext:value-type="float">
            <text:p>301</text:p>
          </table:table-cell>
          <table:table-cell office:value-type="float" office:value="8978" calcext:value-type="float">
            <text:p>8978</text:p>
          </table:table-cell>
          <table:table-cell office:value-type="float" office:value="9086" calcext:value-type="float">
            <text:p>9086</text:p>
          </table:table-cell>
          <table:table-cell office:value-type="float" office:value="7124" calcext:value-type="float">
            <text:p>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2235" calcext:value-type="float">
            <text:p>0.442235</text:p>
          </table:table-cell>
          <table:table-cell office:value-type="float" office:value="301" calcext:value-type="float">
            <text:p>301</text:p>
          </table:table-cell>
          <table:table-cell office:value-type="float" office:value="0.574592" calcext:value-type="float">
            <text:p>0.574592</text:p>
          </table:table-cell>
          <table:table-cell office:value-type="float" office:value="0.581504" calcext:value-type="float">
            <text:p>0.581504</text:p>
          </table:table-cell>
          <table:table-cell office:value-type="float" office:value="0.455936" calcext:value-type="float">
            <text:p>0.455936</text:p>
          </table:table-cell>
          <table:table-cell office:value-type="float" office:value="0.99" calcext:value-type="float">
            <text:p>0.9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3187" calcext:value-type="float">
            <text:p>83187</text:p>
          </table:table-cell>
          <table:table-cell office:value-type="float" office:value="1027667" calcext:value-type="float">
            <text:p>1027667</text:p>
          </table:table-cell>
          <table:table-cell office:value-type="float" office:value="2505951" calcext:value-type="float">
            <text:p>2505951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091" calcext:value-type="float">
            <text:p>0.410091</text:p>
          </table:table-cell>
          <table:table-cell office:value-type="float" office:value="252" calcext:value-type="float">
            <text:p>25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3188" calcext:value-type="float">
            <text:p>83188</text:p>
          </table:table-cell>
          <table:table-cell office:value-type="float" office:value="835017" calcext:value-type="float">
            <text:p>835017</text:p>
          </table:table-cell>
          <table:table-cell office:value-type="float" office:value="2033071" calcext:value-type="float">
            <text:p>20330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717" calcext:value-type="float">
            <text:p>0.410717</text:p>
          </table:table-cell>
          <table:table-cell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3188" calcext:value-type="float">
            <text:p>83188</text:p>
          </table:table-cell>
          <table:table-cell office:value-type="float" office:value="453922" calcext:value-type="float">
            <text:p>453922</text:p>
          </table:table-cell>
          <table:table-cell office:value-type="float" office:value="1107707" calcext:value-type="float">
            <text:p>11077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9785" calcext:value-type="float">
            <text:p>0.409785</text:p>
          </table:table-cell>
          <table:table-cell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4271" calcext:value-type="float">
            <text:p>84271</text:p>
          </table:table-cell>
          <table:table-cell office:value-type="float" office:value="4251436895" calcext:value-type="float">
            <text:p>4251436895</text:p>
          </table:table-cell>
          <table:table-cell office:value-type="float" office:value="9965087763" calcext:value-type="float">
            <text:p>9965087763</text:p>
          </table:table-cell>
          <table:table-cell office:value-type="float" office:value="82736" calcext:value-type="float">
            <text:p>82736</text:p>
          </table:table-cell>
          <table:table-cell office:value-type="float" office:value="7155069" calcext:value-type="float">
            <text:p>7155069</text:p>
          </table:table-cell>
          <table:table-cell office:value-type="float" office:value="7216852" calcext:value-type="float">
            <text:p>7216852</text:p>
          </table:table-cell>
          <table:table-cell office:value-type="float" office:value="12104" calcext:value-type="float">
            <text:p>12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633" calcext:value-type="float">
            <text:p>0.426633</text:p>
          </table:table-cell>
          <table:table-cell office:value-type="float" office:value="82736" calcext:value-type="float">
            <text:p>82736</text:p>
          </table:table-cell>
          <table:table-cell office:value-type="float" office:value="0.42283" calcext:value-type="float">
            <text:p>0.42283</text:p>
          </table:table-cell>
          <table:table-cell office:value-type="float" office:value="0.426481" calcext:value-type="float">
            <text:p>0.426481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99" calcext:value-type="float">
            <text:p>0.99</text:p>
          </table:table-cell>
          <table:table-cell office:value-type="float" office:value="596.24" calcext:value-type="float">
            <text:p>596.24</text:p>
          </table:table-cell>
        </table:table-row>
        <table:table-row table:style-name="ro1">
          <table:table-cell office:value-type="float" office:value="59131" calcext:value-type="float">
            <text:p>59131</text:p>
          </table:table-cell>
          <table:table-cell office:value-type="float" office:value="84271" calcext:value-type="float">
            <text:p>84271</text:p>
          </table:table-cell>
          <table:table-cell office:value-type="float" office:value="3850052041" calcext:value-type="float">
            <text:p>3850052041</text:p>
          </table:table-cell>
          <table:table-cell office:value-type="float" office:value="8992602954" calcext:value-type="float">
            <text:p>8992602954</text:p>
          </table:table-cell>
          <table:table-cell office:value-type="float" office:value="146477" calcext:value-type="float">
            <text:p>146477</text:p>
          </table:table-cell>
          <table:table-cell office:value-type="float" office:value="6786178" calcext:value-type="float">
            <text:p>6786178</text:p>
          </table:table-cell>
          <table:table-cell office:value-type="float" office:value="6838170" calcext:value-type="float">
            <text:p>6838170</text:p>
          </table:table-cell>
          <table:table-cell office:value-type="float" office:value="24799" calcext:value-type="float">
            <text:p>2479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135" calcext:value-type="float">
            <text:p>0.428135</text:p>
          </table:table-cell>
          <table:table-cell office:value-type="float" office:value="146477" calcext:value-type="float">
            <text:p>146477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0.404102" calcext:value-type="float">
            <text:p>0.404102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99" calcext:value-type="float">
            <text:p>0.99</text:p>
          </table:table-cell>
          <table:table-cell office:value-type="float" office:value="275.74" calcext:value-type="float">
            <text:p>275.74</text:p>
          </table:table-cell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84278" calcext:value-type="float">
            <text:p>84278</text:p>
          </table:table-cell>
          <table:table-cell office:value-type="float" office:value="22088037" calcext:value-type="float">
            <text:p>22088037</text:p>
          </table:table-cell>
          <table:table-cell office:value-type="float" office:value="34595058" calcext:value-type="float">
            <text:p>34595058</text:p>
          </table:table-cell>
          <table:table-cell office:value-type="float" office:value="6684" calcext:value-type="float">
            <text:p>6684</text:p>
          </table:table-cell>
          <table:table-cell office:value-type="float" office:value="67899" calcext:value-type="float">
            <text:p>67899</text:p>
          </table:table-cell>
          <table:table-cell office:value-type="float" office:value="69527" calcext:value-type="float">
            <text:p>69527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38474" calcext:value-type="float">
            <text:p>0.638474</text:p>
          </table:table-cell>
          <table:table-cell office:value-type="float" office:value="6684" calcext:value-type="float">
            <text:p>6684</text:p>
          </table:table-cell>
          <table:table-cell office:value-type="float" office:value="0.620791" calcext:value-type="float">
            <text:p>0.620791</text:p>
          </table:table-cell>
          <table:table-cell office:value-type="float" office:value="0.635675" calcext:value-type="float">
            <text:p>0.635675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0.98" calcext:value-type="float">
            <text:p>0.98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float" office:value="59241" calcext:value-type="float">
            <text:p>59241</text:p>
          </table:table-cell>
          <table:table-cell office:value-type="float" office:value="3288677625" calcext:value-type="float">
            <text:p>328867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84467440693917E+019" calcext:value-type="float">
            <text:p>184467440693917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153" calcext:value-type="float">
            <text:p>11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43" calcext:value-type="float">
            <text:p>59243</text:p>
          </table:table-cell>
          <table:table-cell office:value-type="float" office:value="3288677626" calcext:value-type="float">
            <text:p>32886776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45" calcext:value-type="float">
            <text:p>59245</text:p>
          </table:table-cell>
          <table:table-cell office:value-type="float" office:value="4128" calcext:value-type="float">
            <text:p>41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47" calcext:value-type="float">
            <text:p>59247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1" calcext:value-type="float">
            <text:p>59261</text:p>
          </table:table-cell>
          <table:table-cell office:value-type="float" office:value="3288677631" calcext:value-type="float">
            <text:p>3288677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7440693917E+019" calcext:value-type="float">
            <text:p>184467440693917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3" calcext:value-type="float">
            <text:p>59263</text:p>
          </table:table-cell>
          <table:table-cell office:value-type="float" office:value="3288677632" calcext:value-type="float">
            <text:p>32886776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5" calcext:value-type="float">
            <text:p>59265</text:p>
          </table:table-cell>
          <table:table-cell office:value-type="float" office:value="1002" calcext:value-type="float">
            <text:p>1002</text:p>
          </table:table-cell>
          <table:table-cell office:value-type="float" office:value="11752509067" calcext:value-type="float">
            <text:p>11752509067</text:p>
          </table:table-cell>
          <table:table-cell office:value-type="float" office:value="9743718140" calcext:value-type="float">
            <text:p>9743718140</text:p>
          </table:table-cell>
          <table:table-cell office:value-type="float" office:value="1887212" calcext:value-type="float">
            <text:p>1887212</text:p>
          </table:table-cell>
          <table:table-cell office:value-type="float" office:value="366919411" calcext:value-type="float">
            <text:p>366919411</text:p>
          </table:table-cell>
          <table:table-cell office:value-type="float" office:value="369148512" calcext:value-type="float">
            <text:p>369148512</text:p>
          </table:table-cell>
          <table:table-cell office:value-type="float" office:value="326" calcext:value-type="float">
            <text:p>3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6163" calcext:value-type="float">
            <text:p>1.206163</text:p>
          </table:table-cell>
          <table:table-cell office:value-type="float" office:value="1887212" calcext:value-type="float">
            <text:p>1887212</text:p>
          </table:table-cell>
          <table:table-cell office:value-type="float" office:value="23.43597" calcext:value-type="float">
            <text:p>23.43597</text:p>
          </table:table-cell>
          <table:table-cell office:value-type="float" office:value="23.578348" calcext:value-type="float">
            <text:p>23.57834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99" calcext:value-type="float">
            <text:p>0.99</text:p>
          </table:table-cell>
          <table:table-cell office:value-type="float" office:value="1132357.38" calcext:value-type="float">
            <text:p>1132357.38</text:p>
          </table:table-cell>
        </table:table-row>
        <table:table-row table:style-name="ro1">
          <table:table-cell office:value-type="float" office:value="59265" calcext:value-type="float">
            <text:p>59265</text:p>
          </table:table-cell>
          <table:table-cell office:value-type="float" office:value="2008" calcext:value-type="float">
            <text:p>2008</text:p>
          </table:table-cell>
          <table:table-cell office:value-type="float" office:value="11752509067" calcext:value-type="float">
            <text:p>11752509067</text:p>
          </table:table-cell>
          <table:table-cell office:value-type="float" office:value="9743718140" calcext:value-type="float">
            <text:p>9743718140</text:p>
          </table:table-cell>
          <table:table-cell office:value-type="float" office:value="1887212" calcext:value-type="float">
            <text:p>1887212</text:p>
          </table:table-cell>
          <table:table-cell office:value-type="float" office:value="366919411" calcext:value-type="float">
            <text:p>366919411</text:p>
          </table:table-cell>
          <table:table-cell office:value-type="float" office:value="369148512" calcext:value-type="float">
            <text:p>369148512</text:p>
          </table:table-cell>
          <table:table-cell office:value-type="float" office:value="326" calcext:value-type="float">
            <text:p>3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06163" calcext:value-type="float">
            <text:p>1.206163</text:p>
          </table:table-cell>
          <table:table-cell office:value-type="float" office:value="1887212" calcext:value-type="float">
            <text:p>1887212</text:p>
          </table:table-cell>
          <table:table-cell office:value-type="float" office:value="23.342787" calcext:value-type="float">
            <text:p>23.342787</text:p>
          </table:table-cell>
          <table:table-cell office:value-type="float" office:value="23.484596" calcext:value-type="float">
            <text:p>23.48459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99" calcext:value-type="float">
            <text:p>0.99</text:p>
          </table:table-cell>
          <table:table-cell office:value-type="float" office:value="1132357.38" calcext:value-type="float">
            <text:p>1132357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9:02:40.695216822</meta:creation-date>
    <dc:date>2015-11-01T19:21:00.814238342</dc:date>
    <meta:editing-duration>P0D</meta:editing-duration>
    <meta:editing-cycles>1</meta:editing-cycles>
    <meta:document-statistic meta:table-count="1" meta:cell-count="14040" meta:object-count="0"/>
    <meta:generator>LibreOffice/4.2.8.2$Linux_X86_64 LibreOffice_project/420m0$Build-2</meta:generator>
  </office:meta>
</office:document-meta>
</file>